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4.7815in" svg:y="0.0394in">
            <draw:object draw:notify-on-update-of-ranges="data.A1:data.A1467 data.D1:data.D14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00916820998099865" calcext:value-type="float">
            <text:p>0.000916820998099865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396065000154" calcext:value-type="float">
            <text:p>0.201396065000154</text:p>
          </table:table-cell>
          <table:table-cell office:value-type="float" office:value="75000" calcext:value-type="float">
            <text:p>75000</text:p>
          </table:table-cell>
          <table:table-cell office:value-type="float" office:value="251.5" calcext:value-type="float">
            <text:p>251.5</text:p>
          </table:table-cell>
          <table:table-cell office:value-type="float" office:value="0.1154140059989" calcext:value-type="float">
            <text:p>0.1154140059989</text:p>
          </table:table-cell>
          <table:table-cell office:value-type="float" office:value="60000" calcext:value-type="float">
            <text:p>60000</text:p>
          </table:table-cell>
          <table:table-cell office:value-type="float" office:value="37751.5" calcext:value-type="float">
            <text:p>37751.5</text:p>
          </table:table-cell>
        </table:table-row>
        <table:table-row table:style-name="ro1">
          <table:table-cell office:value-type="float" office:value="0.401815468998393" calcext:value-type="float">
            <text:p>0.401815468998393</text:p>
          </table:table-cell>
          <table:table-cell office:value-type="float" office:value="75000" calcext:value-type="float">
            <text:p>75000</text:p>
          </table:table-cell>
          <table:table-cell office:value-type="float" office:value="73611.5" calcext:value-type="float">
            <text:p>73611.5</text:p>
          </table:table-cell>
          <table:table-cell office:value-type="float" office:value="0.102655580998544" calcext:value-type="float">
            <text:p>0.102655580998544</text:p>
          </table:table-cell>
          <table:table-cell office:value-type="float" office:value="60000" calcext:value-type="float">
            <text:p>60000</text:p>
          </table:table-cell>
          <table:table-cell office:value-type="float" office:value="73064" calcext:value-type="float">
            <text:p>73064</text:p>
          </table:table-cell>
        </table:table-row>
        <table:table-row table:style-name="ro1">
          <table:table-cell office:value-type="float" office:value="0.603073053000117" calcext:value-type="float">
            <text:p>0.603073053000117</text:p>
          </table:table-cell>
          <table:table-cell office:value-type="float" office:value="45000" calcext:value-type="float">
            <text:p>45000</text:p>
          </table:table-cell>
          <table:table-cell office:value-type="float" office:value="72000" calcext:value-type="float">
            <text:p>72000</text:p>
          </table:table-cell>
          <table:table-cell office:value-type="float" office:value="0.101838532002148" calcext:value-type="float">
            <text:p>0.101838532002148</text:p>
          </table:table-cell>
          <table:table-cell office:value-type="float" office:value="60000" calcext:value-type="float">
            <text:p>6000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float" office:value="0.80335947599815" calcext:value-type="float">
            <text:p>0.80335947599815</text:p>
          </table:table-cell>
          <table:table-cell office:value-type="float" office:value="45000" calcext:value-type="float">
            <text:p>45000</text:p>
          </table:table-cell>
          <table:table-cell office:value-type="float" office:value="39600" calcext:value-type="float">
            <text:p>39600</text:p>
          </table:table-cell>
          <table:table-cell office:value-type="float" office:value="0.102895895000984" calcext:value-type="float">
            <text:p>0.102895895000984</text:p>
          </table:table-cell>
          <table:table-cell office:value-type="float" office:value="60000" calcext:value-type="float">
            <text:p>60000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1.0037762389984" calcext:value-type="float">
            <text:p>1.003776238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42600" calcext:value-type="float">
            <text:p>42600</text:p>
          </table:table-cell>
          <table:table-cell office:value-type="float" office:value="0.102595160999044" calcext:value-type="float">
            <text:p>0.102595160999044</text:p>
          </table:table-cell>
          <table:table-cell office:value-type="float" office:value="60000" calcext:value-type="float">
            <text:p>60000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1.20468749900101" calcext:value-type="float">
            <text:p>1.20468749900101</text:p>
          </table:table-cell>
          <table:table-cell office:value-type="float" office:value="75000" calcext:value-type="float">
            <text:p>75000</text:p>
          </table:table-cell>
          <table:table-cell office:value-type="float" office:value="57600" calcext:value-type="float">
            <text:p>57600</text:p>
          </table:table-cell>
          <table:table-cell office:value-type="float" office:value="0.102932105000946" calcext:value-type="float">
            <text:p>0.102932105000946</text:p>
          </table:table-cell>
          <table:table-cell office:value-type="float" office:value="60000" calcext:value-type="float">
            <text:p>60000</text:p>
          </table:table-cell>
          <table:table-cell office:value-type="float" office:value="72600" calcext:value-type="float">
            <text:p>72600</text:p>
          </table:table-cell>
        </table:table-row>
        <table:table-row table:style-name="ro1">
          <table:table-cell office:value-type="float" office:value="1.40622083700146" calcext:value-type="float">
            <text:p>1.40622083700146</text:p>
          </table:table-cell>
          <table:table-cell office:value-type="float" office:value="75000" calcext:value-type="float">
            <text:p>75000</text:p>
          </table:table-cell>
          <table:table-cell office:value-type="float" office:value="72600" calcext:value-type="float">
            <text:p>72600</text:p>
          </table:table-cell>
          <table:table-cell office:value-type="float" office:value="0.105710128002102" calcext:value-type="float">
            <text:p>0.105710128002102</text:p>
          </table:table-cell>
          <table:table-cell office:value-type="float" office:value="60000" calcext:value-type="float">
            <text:p>60000</text:p>
          </table:table-cell>
          <table:table-cell office:value-type="float" office:value="72600" calcext:value-type="float">
            <text:p>72600</text:p>
          </table:table-cell>
        </table:table-row>
        <table:table-row table:style-name="ro1">
          <table:table-cell office:value-type="float" office:value="1.60648371899879" calcext:value-type="float">
            <text:p>1.60648371899879</text:p>
          </table:table-cell>
          <table:table-cell office:value-type="float" office:value="45000" calcext:value-type="float">
            <text:p>45000</text:p>
          </table:table-cell>
          <table:table-cell office:value-type="float" office:value="71400" calcext:value-type="float">
            <text:p>71400</text:p>
          </table:table-cell>
          <table:table-cell office:value-type="float" office:value="0.103335258998413" calcext:value-type="float">
            <text:p>0.103335258998413</text:p>
          </table:table-cell>
          <table:table-cell office:value-type="float" office:value="60000" calcext:value-type="float">
            <text:p>60000</text:p>
          </table:table-cell>
          <table:table-cell office:value-type="float" office:value="56400" calcext:value-type="float">
            <text:p>56400</text:p>
          </table:table-cell>
        </table:table-row>
        <table:table-row table:style-name="ro1">
          <table:table-cell office:value-type="float" office:value="1.80682808200072" calcext:value-type="float">
            <text:p>1.80682808200072</text:p>
          </table:table-cell>
          <table:table-cell office:value-type="float" office:value="45000" calcext:value-type="float">
            <text:p>45000</text:p>
          </table:table-cell>
          <table:table-cell office:value-type="float" office:value="41400" calcext:value-type="float">
            <text:p>41400</text:p>
          </table:table-cell>
          <table:table-cell office:value-type="float" office:value="0.102360477998445" calcext:value-type="float">
            <text:p>0.102360477998445</text:p>
          </table:table-cell>
          <table:table-cell office:value-type="float" office:value="60000" calcext:value-type="float">
            <text:p>60000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2.00799859499966" calcext:value-type="float">
            <text:p>2.00799859499966</text:p>
          </table:table-cell>
          <table:table-cell table:number-columns-repeated="2" office:value-type="float" office:value="45000" calcext:value-type="float">
            <text:p>45000</text:p>
          </table:table-cell>
          <table:table-cell office:value-type="float" office:value="0.102527639999607" calcext:value-type="float">
            <text:p>0.102527639999607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2.20842417899985" calcext:value-type="float">
            <text:p>2.20842417899985</text:p>
          </table:table-cell>
          <table:table-cell office:value-type="float" office:value="75000" calcext:value-type="float">
            <text:p>75000</text:p>
          </table:table-cell>
          <table:table-cell office:value-type="float" office:value="59700" calcext:value-type="float">
            <text:p>59700</text:p>
          </table:table-cell>
          <table:table-cell office:value-type="float" office:value="0.105871300002036" calcext:value-type="float">
            <text:p>0.105871300002036</text:p>
          </table:table-cell>
          <table:table-cell office:value-type="float" office:value="60000" calcext:value-type="float">
            <text:p>60000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1">
          <table:table-cell office:value-type="float" office:value="2.40922553700148" calcext:value-type="float">
            <text:p>2.40922553700148</text:p>
          </table:table-cell>
          <table:table-cell table:number-columns-repeated="2" office:value-type="float" office:value="75000" calcext:value-type="float">
            <text:p>75000</text:p>
          </table:table-cell>
          <table:table-cell office:value-type="float" office:value="0.103188868000871" calcext:value-type="float">
            <text:p>0.103188868000871</text:p>
          </table:table-cell>
          <table:table-cell office:value-type="float" office:value="60000" calcext:value-type="float">
            <text:p>600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2.60967314200025" calcext:value-type="float">
            <text:p>2.60967314200025</text:p>
          </table:table-cell>
          <table:table-cell office:value-type="float" office:value="45000" calcext:value-type="float">
            <text:p>45000</text:p>
          </table:table-cell>
          <table:table-cell office:value-type="float" office:value="73200" calcext:value-type="float">
            <text:p>73200</text:p>
          </table:table-cell>
          <table:table-cell office:value-type="float" office:value="0.102846543999476" calcext:value-type="float">
            <text:p>0.102846543999476</text:p>
          </table:table-cell>
          <table:table-cell office:value-type="float" office:value="60000" calcext:value-type="float">
            <text:p>6000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float" office:value="2.81027170800007" calcext:value-type="float">
            <text:p>2.8102717080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39600" calcext:value-type="float">
            <text:p>39600</text:p>
          </table:table-cell>
          <table:table-cell office:value-type="float" office:value="0.10324012899946" calcext:value-type="float">
            <text:p>0.10324012899946</text:p>
          </table:table-cell>
          <table:table-cell office:value-type="float" office:value="60000" calcext:value-type="float">
            <text:p>600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3.01086305399804" calcext:value-type="float">
            <text:p>3.01086305399804</text:p>
          </table:table-cell>
          <table:table-cell office:value-type="float" office:value="45000" calcext:value-type="float">
            <text:p>45000</text:p>
          </table:table-cell>
          <table:table-cell office:value-type="float" office:value="42600" calcext:value-type="float">
            <text:p>42600</text:p>
          </table:table-cell>
          <table:table-cell office:value-type="float" office:value="0.101699120001285" calcext:value-type="float">
            <text:p>0.101699120001285</text:p>
          </table:table-cell>
          <table:table-cell office:value-type="float" office:value="60000" calcext:value-type="float">
            <text:p>6000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3.21167256199988" calcext:value-type="float">
            <text:p>3.2116725619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56635.9670406324" calcext:value-type="float">
            <text:p>56635.9670406324</text:p>
          </table:table-cell>
          <table:table-cell office:value-type="float" office:value="0.103087606003101" calcext:value-type="float">
            <text:p>0.103087606003101</text:p>
          </table:table-cell>
          <table:table-cell office:value-type="float" office:value="60000" calcext:value-type="float">
            <text:p>60000</text:p>
          </table:table-cell>
          <table:table-cell office:value-type="float" office:value="72490.8350408252" calcext:value-type="float">
            <text:p>72490.8350408252</text:p>
          </table:table-cell>
        </table:table-row>
        <table:table-row table:style-name="ro1">
          <table:table-cell office:value-type="float" office:value="3.41225903799932" calcext:value-type="float">
            <text:p>3.41225903799932</text:p>
          </table:table-cell>
          <table:table-cell office:value-type="float" office:value="75000" calcext:value-type="float">
            <text:p>75000</text:p>
          </table:table-cell>
          <table:table-cell office:value-type="float" office:value="75053.9505609486" calcext:value-type="float">
            <text:p>75053.9505609486</text:p>
          </table:table-cell>
          <table:table-cell office:value-type="float" office:value="0.103283538999676" calcext:value-type="float">
            <text:p>0.103283538999676</text:p>
          </table:table-cell>
          <table:table-cell office:value-type="float" office:value="60000" calcext:value-type="float">
            <text:p>60000</text:p>
          </table:table-cell>
          <table:table-cell office:value-type="float" office:value="75053.9505609486" calcext:value-type="float">
            <text:p>75053.9505609486</text:p>
          </table:table-cell>
        </table:table-row>
        <table:table-row table:style-name="ro1">
          <table:table-cell office:value-type="float" office:value="3.61308942699907" calcext:value-type="float">
            <text:p>3.61308942699907</text:p>
          </table:table-cell>
          <table:table-cell office:value-type="float" office:value="45000" calcext:value-type="float">
            <text:p>45000</text:p>
          </table:table-cell>
          <table:table-cell office:value-type="float" office:value="72613.1716809177" calcext:value-type="float">
            <text:p>72613.1716809177</text:p>
          </table:table-cell>
          <table:table-cell office:value-type="float" office:value="0.102903234001133" calcext:value-type="float">
            <text:p>0.102903234001133</text:p>
          </table:table-cell>
          <table:table-cell office:value-type="float" office:value="60000" calcext:value-type="float">
            <text:p>60000</text:p>
          </table:table-cell>
          <table:table-cell office:value-type="float" office:value="57358.3036807249" calcext:value-type="float">
            <text:p>57358.3036807249</text:p>
          </table:table-cell>
        </table:table-row>
        <table:table-row table:style-name="ro1">
          <table:table-cell office:value-type="float" office:value="3.81373420399905" calcext:value-type="float">
            <text:p>3.81373420399905</text:p>
          </table:table-cell>
          <table:table-cell office:value-type="float" office:value="45000" calcext:value-type="float">
            <text:p>45000</text:p>
          </table:table-cell>
          <table:table-cell office:value-type="float" office:value="43323.8251205476" calcext:value-type="float">
            <text:p>43323.8251205476</text:p>
          </table:table-cell>
          <table:table-cell office:value-type="float" office:value="0.102870033999352" calcext:value-type="float">
            <text:p>0.102870033999352</text:p>
          </table:table-cell>
          <table:table-cell office:value-type="float" office:value="60000" calcext:value-type="float">
            <text:p>60000</text:p>
          </table:table-cell>
          <table:table-cell office:value-type="float" office:value="43323.8251205476" calcext:value-type="float">
            <text:p>43323.8251205476</text:p>
          </table:table-cell>
        </table:table-row>
        <table:table-row table:style-name="ro1">
          <table:table-cell office:value-type="float" office:value="4.01436702000137" calcext:value-type="float">
            <text:p>4.01436702000137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4.6040005784" calcext:value-type="float">
            <text:p>45764.6040005784</text:p>
          </table:table-cell>
          <table:table-cell office:value-type="float" office:value="0.102672601999075" calcext:value-type="float">
            <text:p>0.102672601999075</text:p>
          </table:table-cell>
          <table:table-cell office:value-type="float" office:value="60000" calcext:value-type="float">
            <text:p>60000</text:p>
          </table:table-cell>
          <table:table-cell office:value-type="float" office:value="45764.6040005784" calcext:value-type="float">
            <text:p>45764.6040005784</text:p>
          </table:table-cell>
        </table:table-row>
        <table:table-row table:style-name="ro1">
          <table:table-cell office:value-type="float" office:value="4.21507726799973" calcext:value-type="float">
            <text:p>4.21507726799973</text:p>
          </table:table-cell>
          <table:table-cell office:value-type="float" office:value="75000" calcext:value-type="float">
            <text:p>75000</text:p>
          </table:table-cell>
          <table:table-cell office:value-type="float" office:value="59799.0825607558" calcext:value-type="float">
            <text:p>59799.0825607558</text:p>
          </table:table-cell>
          <table:table-cell office:value-type="float" office:value="0.103663884001435" calcext:value-type="float">
            <text:p>0.10366388400143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53.9505609486" calcext:value-type="float">
            <text:p>75053.9505609486</text:p>
          </table:table-cell>
        </table:table-row>
        <table:table-row table:style-name="ro1">
          <table:table-cell office:value-type="float" office:value="4.41609088900077" calcext:value-type="float">
            <text:p>4.41609088900077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9.0479209524" calcext:value-type="float">
            <text:p>75359.0479209524</text:p>
          </table:table-cell>
          <table:table-cell office:value-type="float" office:value="0.102587869998388" calcext:value-type="float">
            <text:p>0.1025878699983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359.0479209524" calcext:value-type="float">
            <text:p>75359.0479209524</text:p>
          </table:table-cell>
        </table:table-row>
        <table:table-row table:style-name="ro1">
          <table:table-cell office:value-type="float" office:value="4.61668565500077" calcext:value-type="float">
            <text:p>4.61668565500077</text:p>
          </table:table-cell>
          <table:table-cell office:value-type="float" office:value="45000" calcext:value-type="float">
            <text:p>45000</text:p>
          </table:table-cell>
          <table:table-cell office:value-type="float" office:value="73833.5611209332" calcext:value-type="float">
            <text:p>73833.5611209332</text:p>
          </table:table-cell>
          <table:table-cell office:value-type="float" office:value="0.10322201800227" calcext:value-type="float">
            <text:p>0.10322201800227</text:p>
          </table:table-cell>
          <table:table-cell office:value-type="float" office:value="60000" calcext:value-type="float">
            <text:p>60000</text:p>
          </table:table-cell>
          <table:table-cell office:value-type="float" office:value="57358.3036807249" calcext:value-type="float">
            <text:p>57358.3036807249</text:p>
          </table:table-cell>
        </table:table-row>
        <table:table-row table:style-name="ro1">
          <table:table-cell office:value-type="float" office:value="4.817087858999" calcext:value-type="float">
            <text:p>4.81708785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103.4356805321" calcext:value-type="float">
            <text:p>42103.4356805321</text:p>
          </table:table-cell>
          <table:table-cell office:value-type="float" office:value="0.102972995002347" calcext:value-type="float">
            <text:p>0.102972995002347</text:p>
          </table:table-cell>
          <table:table-cell office:value-type="float" office:value="60000" calcext:value-type="float">
            <text:p>60000</text:p>
          </table:table-cell>
          <table:table-cell office:value-type="float" office:value="43323.8251205476" calcext:value-type="float">
            <text:p>43323.8251205476</text:p>
          </table:table-cell>
        </table:table-row>
        <table:table-row table:style-name="ro1">
          <table:table-cell office:value-type="float" office:value="5.01766662500086" calcext:value-type="float">
            <text:p>5.01766662500086</text:p>
          </table:table-cell>
          <table:table-cell office:value-type="float" office:value="45000" calcext:value-type="float">
            <text:p>45000</text:p>
          </table:table-cell>
          <table:table-cell office:value-type="float" office:value="44544.214560563" calcext:value-type="float">
            <text:p>44544.214560563</text:p>
          </table:table-cell>
          <table:table-cell office:value-type="float" office:value="0.103025336000428" calcext:value-type="float">
            <text:p>0.103025336000428</text:p>
          </table:table-cell>
          <table:table-cell office:value-type="float" office:value="60000" calcext:value-type="float">
            <text:p>60000</text:p>
          </table:table-cell>
          <table:table-cell office:value-type="float" office:value="44544.214560563" calcext:value-type="float">
            <text:p>44544.214560563</text:p>
          </table:table-cell>
        </table:table-row>
        <table:table-row table:style-name="ro1">
          <table:table-cell office:value-type="float" office:value="5.21850138399896" calcext:value-type="float">
            <text:p>5.21850138399896</text:p>
          </table:table-cell>
          <table:table-cell office:value-type="float" office:value="75000" calcext:value-type="float">
            <text:p>75000</text:p>
          </table:table-cell>
          <table:table-cell office:value-type="float" office:value="57358.3036807249" calcext:value-type="float">
            <text:p>57358.3036807249</text:p>
          </table:table-cell>
          <table:table-cell office:value-type="float" office:value="0.103186058000574" calcext:value-type="float">
            <text:p>0.103186058000574</text:p>
          </table:table-cell>
          <table:table-cell office:value-type="float" office:value="60000" calcext:value-type="float">
            <text:p>60000</text:p>
          </table:table-cell>
          <table:table-cell office:value-type="float" office:value="72613.1716809177" calcext:value-type="float">
            <text:p>72613.1716809177</text:p>
          </table:table-cell>
        </table:table-row>
        <table:table-row table:style-name="ro1">
          <table:table-cell office:value-type="float" office:value="5.41988898899945" calcext:value-type="float">
            <text:p>5.41988898899945</text:p>
          </table:table-cell>
          <table:table-cell office:value-type="float" office:value="75000" calcext:value-type="float">
            <text:p>75000</text:p>
          </table:table-cell>
          <table:table-cell office:value-type="float" office:value="73833.5611209332" calcext:value-type="float">
            <text:p>73833.5611209332</text:p>
          </table:table-cell>
          <table:table-cell office:value-type="float" office:value="0.10335792999831" calcext:value-type="float">
            <text:p>0.10335792999831</text:p>
          </table:table-cell>
          <table:table-cell office:value-type="float" office:value="60000" calcext:value-type="float">
            <text:p>60000</text:p>
          </table:table-cell>
          <table:table-cell office:value-type="float" office:value="73833.5611209332" calcext:value-type="float">
            <text:p>73833.5611209332</text:p>
          </table:table-cell>
        </table:table-row>
        <table:table-row table:style-name="ro1">
          <table:table-cell office:value-type="float" office:value="5.62094545099899" calcext:value-type="float">
            <text:p>5.62094545099899</text:p>
          </table:table-cell>
          <table:table-cell office:value-type="float" office:value="45000" calcext:value-type="float">
            <text:p>45000</text:p>
          </table:table-cell>
          <table:table-cell office:value-type="float" office:value="69562.1980808792" calcext:value-type="float">
            <text:p>69562.1980808792</text:p>
          </table:table-cell>
          <table:table-cell office:value-type="float" office:value="0.113274789997377" calcext:value-type="float">
            <text:p>0.113274789997377</text:p>
          </table:table-cell>
          <table:table-cell office:value-type="float" office:value="60000" calcext:value-type="float">
            <text:p>60000</text:p>
          </table:table-cell>
          <table:table-cell office:value-type="float" office:value="54307.3300806864" calcext:value-type="float">
            <text:p>54307.3300806864</text:p>
          </table:table-cell>
        </table:table-row>
        <table:table-row table:style-name="ro1">
          <table:table-cell office:value-type="float" office:value="5.82156140699954" calcext:value-type="float">
            <text:p>5.82156140699954</text:p>
          </table:table-cell>
          <table:table-cell office:value-type="float" office:value="45000" calcext:value-type="float">
            <text:p>45000</text:p>
          </table:table-cell>
          <table:table-cell office:value-type="float" office:value="43934.0198405553" calcext:value-type="float">
            <text:p>43934.0198405553</text:p>
          </table:table-cell>
          <table:table-cell office:value-type="float" office:value="0.103370930999517" calcext:value-type="float">
            <text:p>0.103370930999517</text:p>
          </table:table-cell>
          <table:table-cell office:value-type="float" office:value="60000" calcext:value-type="float">
            <text:p>60000</text:p>
          </table:table-cell>
          <table:table-cell office:value-type="float" office:value="43934.0198405553" calcext:value-type="float">
            <text:p>43934.0198405553</text:p>
          </table:table-cell>
        </table:table-row>
        <table:table-row table:style-name="ro1">
          <table:table-cell office:value-type="float" office:value="6.02190807100124" calcext:value-type="float">
            <text:p>6.02190807100124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4.6040005784" calcext:value-type="float">
            <text:p>45764.6040005784</text:p>
          </table:table-cell>
          <table:table-cell office:value-type="float" office:value="0.102865704000578" calcext:value-type="float">
            <text:p>0.102865704000578</text:p>
          </table:table-cell>
          <table:table-cell office:value-type="float" office:value="60000" calcext:value-type="float">
            <text:p>60000</text:p>
          </table:table-cell>
          <table:table-cell office:value-type="float" office:value="45764.6040005784" calcext:value-type="float">
            <text:p>45764.6040005784</text:p>
          </table:table-cell>
        </table:table-row>
        <table:table-row table:style-name="ro1">
          <table:table-cell office:value-type="float" office:value="6.22229316399898" calcext:value-type="float">
            <text:p>6.22229316399898</text:p>
          </table:table-cell>
          <table:table-cell office:value-type="float" office:value="75000" calcext:value-type="float">
            <text:p>75000</text:p>
          </table:table-cell>
          <table:table-cell office:value-type="float" office:value="61392.7469995542" calcext:value-type="float">
            <text:p>61392.7469995542</text:p>
          </table:table-cell>
          <table:table-cell office:value-type="float" office:value="0.102046084000904" calcext:value-type="float">
            <text:p>0.102046084000904</text:p>
          </table:table-cell>
          <table:table-cell office:value-type="float" office:value="60000" calcext:value-type="float">
            <text:p>60000</text:p>
          </table:table-cell>
          <table:table-cell office:value-type="float" office:value="76786.259999295" calcext:value-type="float">
            <text:p>76786.259999295</text:p>
          </table:table-cell>
        </table:table-row>
        <table:table-row table:style-name="ro1">
          <table:table-cell office:value-type="float" office:value="6.42253155599974" calcext:value-type="float">
            <text:p>6.42253155599974</text:p>
          </table:table-cell>
          <table:table-cell office:value-type="float" office:value="75000" calcext:value-type="float">
            <text:p>75000</text:p>
          </table:table-cell>
          <table:table-cell office:value-type="float" office:value="75081.8889243019" calcext:value-type="float">
            <text:p>75081.8889243019</text:p>
          </table:table-cell>
          <table:table-cell office:value-type="float" office:value="0.102949235002598" calcext:value-type="float">
            <text:p>0.102949235002598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1.8889243019" calcext:value-type="float">
            <text:p>75081.8889243019</text:p>
          </table:table-cell>
        </table:table-row>
        <table:table-row table:style-name="ro1">
          <table:table-cell office:value-type="float" office:value="6.62289433900151" calcext:value-type="float">
            <text:p>6.62289433900151</text:p>
          </table:table-cell>
          <table:table-cell office:value-type="float" office:value="45000" calcext:value-type="float">
            <text:p>45000</text:p>
          </table:table-cell>
          <table:table-cell office:value-type="float" office:value="72860.9039766452" calcext:value-type="float">
            <text:p>72860.9039766452</text:p>
          </table:table-cell>
          <table:table-cell office:value-type="float" office:value="0.102628600998287" calcext:value-type="float">
            <text:p>0.102628600998287</text:p>
          </table:table-cell>
          <table:table-cell office:value-type="float" office:value="60000" calcext:value-type="float">
            <text:p>60000</text:p>
          </table:table-cell>
          <table:table-cell office:value-type="float" office:value="57553.9913765097" calcext:value-type="float">
            <text:p>57553.9913765097</text:p>
          </table:table-cell>
        </table:table-row>
        <table:table-row table:style-name="ro1">
          <table:table-cell office:value-type="float" office:value="6.82318533199941" calcext:value-type="float">
            <text:p>6.82318533199941</text:p>
          </table:table-cell>
          <table:table-cell office:value-type="float" office:value="45000" calcext:value-type="float">
            <text:p>45000</text:p>
          </table:table-cell>
          <table:table-cell office:value-type="float" office:value="42859.3552803795" calcext:value-type="float">
            <text:p>42859.3552803795</text:p>
          </table:table-cell>
          <table:table-cell office:value-type="float" office:value="0.102906464002444" calcext:value-type="float">
            <text:p>0.102906464002444</text:p>
          </table:table-cell>
          <table:table-cell office:value-type="float" office:value="60000" calcext:value-type="float">
            <text:p>60000</text:p>
          </table:table-cell>
          <table:table-cell office:value-type="float" office:value="42859.3552803795" calcext:value-type="float">
            <text:p>42859.3552803795</text:p>
          </table:table-cell>
        </table:table-row>
        <table:table-row table:style-name="ro1">
          <table:table-cell office:value-type="float" office:value="7.02345602399873" calcext:value-type="float">
            <text:p>7.02345602399873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6.1847923958" calcext:value-type="float">
            <text:p>44696.1847923958</text:p>
          </table:table-cell>
          <table:table-cell office:value-type="float" office:value="0.102769853001519" calcext:value-type="float">
            <text:p>0.102769853001519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6.1847923958" calcext:value-type="float">
            <text:p>44696.1847923958</text:p>
          </table:table-cell>
        </table:table-row>
        <table:table-row table:style-name="ro1">
          <table:table-cell office:value-type="float" office:value="7.23221001899947" calcext:value-type="float">
            <text:p>7.23221001899947</text:p>
          </table:table-cell>
          <table:table-cell office:value-type="float" office:value="75000" calcext:value-type="float">
            <text:p>75000</text:p>
          </table:table-cell>
          <table:table-cell office:value-type="float" office:value="58166.2678805151" calcext:value-type="float">
            <text:p>58166.2678805151</text:p>
          </table:table-cell>
          <table:table-cell office:value-type="float" office:value="0.117665452999063" calcext:value-type="float">
            <text:p>0.117665452999063</text:p>
          </table:table-cell>
          <table:table-cell office:value-type="float" office:value="60000" calcext:value-type="float">
            <text:p>60000</text:p>
          </table:table-cell>
          <table:table-cell office:value-type="float" office:value="73473.1804806506" calcext:value-type="float">
            <text:p>73473.1804806506</text:p>
          </table:table-cell>
        </table:table-row>
        <table:table-row table:style-name="ro1">
          <table:table-cell office:value-type="float" office:value="7.43259783200119" calcext:value-type="float">
            <text:p>7.43259783200119</text:p>
          </table:table-cell>
          <table:table-cell office:value-type="float" office:value="75000" calcext:value-type="float">
            <text:p>75000</text:p>
          </table:table-cell>
          <table:table-cell office:value-type="float" office:value="75922.2864966723" calcext:value-type="float">
            <text:p>75922.2864966723</text:p>
          </table:table-cell>
          <table:table-cell office:value-type="float" office:value="0.102655942002457" calcext:value-type="float">
            <text:p>0.102655942002457</text:p>
          </table:table-cell>
          <table:table-cell office:value-type="float" office:value="60000" calcext:value-type="float">
            <text:p>60000</text:p>
          </table:table-cell>
          <table:table-cell office:value-type="float" office:value="75922.2864966723" calcext:value-type="float">
            <text:p>75922.2864966723</text:p>
          </table:table-cell>
        </table:table-row>
        <table:table-row table:style-name="ro1">
          <table:table-cell office:value-type="float" office:value="7.63307914699908" calcext:value-type="float">
            <text:p>7.63307914699908</text:p>
          </table:table-cell>
          <table:table-cell office:value-type="float" office:value="45000" calcext:value-type="float">
            <text:p>45000</text:p>
          </table:table-cell>
          <table:table-cell office:value-type="float" office:value="76534.5630006777" calcext:value-type="float">
            <text:p>76534.5630006777</text:p>
          </table:table-cell>
          <table:table-cell office:value-type="float" office:value="0.102944794998621" calcext:value-type="float">
            <text:p>0.102944794998621</text:p>
          </table:table-cell>
          <table:table-cell office:value-type="float" office:value="60000" calcext:value-type="float">
            <text:p>60000</text:p>
          </table:table-cell>
          <table:table-cell office:value-type="float" office:value="61227.6504005422" calcext:value-type="float">
            <text:p>61227.6504005422</text:p>
          </table:table-cell>
        </table:table-row>
        <table:table-row table:style-name="ro1">
          <table:table-cell office:value-type="float" office:value="7.83390389600027" calcext:value-type="float">
            <text:p>7.83390389600027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6.1847923958" calcext:value-type="float">
            <text:p>44696.1847923958</text:p>
          </table:table-cell>
          <table:table-cell office:value-type="float" office:value="0.102828133000003" calcext:value-type="float">
            <text:p>0.102828133000003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6.1847923958" calcext:value-type="float">
            <text:p>44696.1847923958</text:p>
          </table:table-cell>
        </table:table-row>
        <table:table-row table:style-name="ro1">
          <table:table-cell office:value-type="float" office:value="8.03464896399964" calcext:value-type="float">
            <text:p>8.03464896399964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6.1847923958" calcext:value-type="float">
            <text:p>44696.1847923958</text:p>
          </table:table-cell>
          <table:table-cell office:value-type="float" office:value="0.102855124001508" calcext:value-type="float">
            <text:p>0.10285512400150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6.1847923958" calcext:value-type="float">
            <text:p>44696.1847923958</text:p>
          </table:table-cell>
        </table:table-row>
        <table:table-row table:style-name="ro1">
          <table:table-cell office:value-type="float" office:value="8.23624302199823" calcext:value-type="float">
            <text:p>8.23624302199823</text:p>
          </table:table-cell>
          <table:table-cell office:value-type="float" office:value="75000" calcext:value-type="float">
            <text:p>75000</text:p>
          </table:table-cell>
          <table:table-cell office:value-type="float" office:value="60309.2356445341" calcext:value-type="float">
            <text:p>60309.2356445341</text:p>
          </table:table-cell>
          <table:table-cell office:value-type="float" office:value="0.102878063997196" calcext:value-type="float">
            <text:p>0.102878063997196</text:p>
          </table:table-cell>
          <table:table-cell office:value-type="float" office:value="60000" calcext:value-type="float">
            <text:p>60000</text:p>
          </table:table-cell>
          <table:table-cell office:value-type="float" office:value="75616.1482446696" calcext:value-type="float">
            <text:p>75616.1482446696</text:p>
          </table:table-cell>
        </table:table-row>
        <table:table-row table:style-name="ro1">
          <table:table-cell office:value-type="float" office:value="8.43708591099858" calcext:value-type="float">
            <text:p>8.43708591099858</text:p>
          </table:table-cell>
          <table:table-cell office:value-type="float" office:value="75000" calcext:value-type="float">
            <text:p>75000</text:p>
          </table:table-cell>
          <table:table-cell office:value-type="float" office:value="72860.9039766452" calcext:value-type="float">
            <text:p>72860.9039766452</text:p>
          </table:table-cell>
          <table:table-cell office:value-type="float" office:value="0.102853603999392" calcext:value-type="float">
            <text:p>0.102853603999392</text:p>
          </table:table-cell>
          <table:table-cell office:value-type="float" office:value="60000" calcext:value-type="float">
            <text:p>60000</text:p>
          </table:table-cell>
          <table:table-cell office:value-type="float" office:value="72860.9039766452" calcext:value-type="float">
            <text:p>72860.9039766452</text:p>
          </table:table-cell>
        </table:table-row>
        <table:table-row table:style-name="ro1">
          <table:table-cell office:value-type="float" office:value="8.63736994400097" calcext:value-type="float">
            <text:p>8.63736994400097</text:p>
          </table:table-cell>
          <table:table-cell office:value-type="float" office:value="45000" calcext:value-type="float">
            <text:p>45000</text:p>
          </table:table-cell>
          <table:table-cell office:value-type="float" office:value="58166.2678805151" calcext:value-type="float">
            <text:p>58166.2678805151</text:p>
          </table:table-cell>
          <table:table-cell office:value-type="float" office:value="0.102925054998195" calcext:value-type="float">
            <text:p>0.102925054998195</text:p>
          </table:table-cell>
          <table:table-cell office:value-type="float" office:value="60000" calcext:value-type="float">
            <text:p>60000</text:p>
          </table:table-cell>
          <table:table-cell office:value-type="float" office:value="42859.3552803795" calcext:value-type="float">
            <text:p>42859.3552803795</text:p>
          </table:table-cell>
        </table:table-row>
        <table:table-row table:style-name="ro1">
          <table:table-cell office:value-type="float" office:value="8.83838264500082" calcext:value-type="float">
            <text:p>8.83838264500082</text:p>
          </table:table-cell>
          <table:table-cell office:value-type="float" office:value="45000" calcext:value-type="float">
            <text:p>45000</text:p>
          </table:table-cell>
          <table:table-cell office:value-type="float" office:value="45920.7378004066" calcext:value-type="float">
            <text:p>45920.7378004066</text:p>
          </table:table-cell>
          <table:table-cell office:value-type="float" office:value="0.105846409998776" calcext:value-type="float">
            <text:p>0.105846409998776</text:p>
          </table:table-cell>
          <table:table-cell office:value-type="float" office:value="60000" calcext:value-type="float">
            <text:p>60000</text:p>
          </table:table-cell>
          <table:table-cell office:value-type="float" office:value="45920.7378004066" calcext:value-type="float">
            <text:p>45920.7378004066</text:p>
          </table:table-cell>
        </table:table-row>
        <table:table-row table:style-name="ro1">
          <table:table-cell office:value-type="float" office:value="9.03945048699825" calcext:value-type="float">
            <text:p>9.03945048699825</text:p>
          </table:table-cell>
          <table:table-cell office:value-type="float" office:value="75000" calcext:value-type="float">
            <text:p>75000</text:p>
          </table:table-cell>
          <table:table-cell office:value-type="float" office:value="45920.7378004066" calcext:value-type="float">
            <text:p>45920.7378004066</text:p>
          </table:table-cell>
          <table:table-cell office:value-type="float" office:value="0.102977744998498" calcext:value-type="float">
            <text:p>0.102977744998498</text:p>
          </table:table-cell>
          <table:table-cell office:value-type="float" office:value="60000" calcext:value-type="float">
            <text:p>60000</text:p>
          </table:table-cell>
          <table:table-cell office:value-type="float" office:value="55717.1618644934" calcext:value-type="float">
            <text:p>55717.1618644934</text:p>
          </table:table-cell>
        </table:table-row>
        <table:table-row table:style-name="ro1">
          <table:table-cell office:value-type="float" office:value="9.24036710699875" calcext:value-type="float">
            <text:p>9.24036710699875</text:p>
          </table:table-cell>
          <table:table-cell office:value-type="float" office:value="75000" calcext:value-type="float">
            <text:p>75000</text:p>
          </table:table-cell>
          <table:table-cell office:value-type="float" office:value="58166.2678805151" calcext:value-type="float">
            <text:p>58166.2678805151</text:p>
          </table:table-cell>
          <table:table-cell office:value-type="float" office:value="0.102844314002141" calcext:value-type="float">
            <text:p>0.102844314002141</text:p>
          </table:table-cell>
          <table:table-cell office:value-type="float" office:value="60000" calcext:value-type="float">
            <text:p>60000</text:p>
          </table:table-cell>
          <table:table-cell office:value-type="float" office:value="63676.7564165639" calcext:value-type="float">
            <text:p>63676.7564165639</text:p>
          </table:table-cell>
        </table:table-row>
        <table:table-row table:style-name="ro1">
          <table:table-cell office:value-type="float" office:value="9.44077437099986" calcext:value-type="float">
            <text:p>9.4407743709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4303.9008586748" calcext:value-type="float">
            <text:p>74303.9008586748</text:p>
          </table:table-cell>
          <table:table-cell office:value-type="float" office:value="0.103028436002205" calcext:value-type="float">
            <text:p>0.103028436002205</text:p>
          </table:table-cell>
          <table:table-cell office:value-type="float" office:value="60000" calcext:value-type="float">
            <text:p>60000</text:p>
          </table:table-cell>
          <table:table-cell office:value-type="float" office:value="74303.9008586748" calcext:value-type="float">
            <text:p>74303.9008586748</text:p>
          </table:table-cell>
        </table:table-row>
        <table:table-row table:style-name="ro1">
          <table:table-cell office:value-type="float" office:value="9.64216559600027" calcext:value-type="float">
            <text:p>9.64216559600027</text:p>
          </table:table-cell>
          <table:table-cell office:value-type="float" office:value="45000" calcext:value-type="float">
            <text:p>45000</text:p>
          </table:table-cell>
          <table:table-cell office:value-type="float" office:value="76971.4507487151" calcext:value-type="float">
            <text:p>76971.4507487151</text:p>
          </table:table-cell>
          <table:table-cell office:value-type="float" office:value="0.103116487000079" calcext:value-type="float">
            <text:p>0.103116487000079</text:p>
          </table:table-cell>
          <table:table-cell office:value-type="float" office:value="60000" calcext:value-type="float">
            <text:p>60000</text:p>
          </table:table-cell>
          <table:table-cell office:value-type="float" office:value="61577.1605989721" calcext:value-type="float">
            <text:p>61577.1605989721</text:p>
          </table:table-cell>
        </table:table-row>
        <table:table-row table:style-name="ro1">
          <table:table-cell office:value-type="float" office:value="9.84285540400015" calcext:value-type="float">
            <text:p>9.8428554040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46189.0221751673" calcext:value-type="float">
            <text:p>46189.0221751673</text:p>
          </table:table-cell>
          <table:table-cell office:value-type="float" office:value="0.103247317998466" calcext:value-type="float">
            <text:p>0.103247317998466</text:p>
          </table:table-cell>
          <table:table-cell office:value-type="float" office:value="60000" calcext:value-type="float">
            <text:p>60000</text:p>
          </table:table-cell>
          <table:table-cell office:value-type="float" office:value="46189.2682442049" calcext:value-type="float">
            <text:p>46189.2682442049</text:p>
          </table:table-cell>
        </table:table-row>
        <table:table-row table:style-name="ro1">
          <table:table-cell office:value-type="float" office:value="10.0432464269979" calcext:value-type="float">
            <text:p>10.043246426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45887.2060750982" calcext:value-type="float">
            <text:p>45887.2060750982</text:p>
          </table:table-cell>
          <table:table-cell office:value-type="float" office:value="0.103512132001924" calcext:value-type="float">
            <text:p>0.103512132001924</text:p>
          </table:table-cell>
          <table:table-cell office:value-type="float" office:value="60000" calcext:value-type="float">
            <text:p>60000</text:p>
          </table:table-cell>
          <table:table-cell office:value-type="float" office:value="47735.0130311424" calcext:value-type="float">
            <text:p>47735.0130311424</text:p>
          </table:table-cell>
        </table:table-row>
        <table:table-row table:style-name="ro1">
          <table:table-cell office:value-type="float" office:value="10.2438459939985" calcext:value-type="float">
            <text:p>10.2438459939985</text:p>
          </table:table-cell>
          <table:table-cell office:value-type="float" office:value="75000" calcext:value-type="float">
            <text:p>75000</text:p>
          </table:table-cell>
          <table:table-cell office:value-type="float" office:value="59745.7582454299" calcext:value-type="float">
            <text:p>59745.7582454299</text:p>
          </table:table-cell>
          <table:table-cell office:value-type="float" office:value="0.101984173998062" calcext:value-type="float">
            <text:p>0.101984173998062</text:p>
          </table:table-cell>
          <table:table-cell office:value-type="float" office:value="60000" calcext:value-type="float">
            <text:p>60000</text:p>
          </table:table-cell>
          <table:table-cell office:value-type="float" office:value="73296.3425897542" calcext:value-type="float">
            <text:p>73296.3425897542</text:p>
          </table:table-cell>
        </table:table-row>
        <table:table-row table:style-name="ro1">
          <table:table-cell office:value-type="float" office:value="10.4445439010015" calcext:value-type="float">
            <text:p>10.444543901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74268.2396760829" calcext:value-type="float">
            <text:p>74268.2396760829</text:p>
          </table:table-cell>
          <table:table-cell office:value-type="float" office:value="0.102044085000671" calcext:value-type="float">
            <text:p>0.102044085000671</text:p>
          </table:table-cell>
          <table:table-cell office:value-type="float" office:value="60000" calcext:value-type="float">
            <text:p>60000</text:p>
          </table:table-cell>
          <table:table-cell office:value-type="float" office:value="74268.2396760829" calcext:value-type="float">
            <text:p>74268.2396760829</text:p>
          </table:table-cell>
        </table:table-row>
        <table:table-row table:style-name="ro1">
          <table:table-cell office:value-type="float" office:value="10.6450666359997" calcext:value-type="float">
            <text:p>10.6450666359997</text:p>
          </table:table-cell>
          <table:table-cell office:value-type="float" office:value="45000" calcext:value-type="float">
            <text:p>45000</text:p>
          </table:table-cell>
          <table:table-cell office:value-type="float" office:value="74040.510322593" calcext:value-type="float">
            <text:p>74040.510322593</text:p>
          </table:table-cell>
          <table:table-cell office:value-type="float" office:value="0.103115627000079" calcext:value-type="float">
            <text:p>0.103115627000079</text:p>
          </table:table-cell>
          <table:table-cell office:value-type="float" office:value="60000" calcext:value-type="float">
            <text:p>60000</text:p>
          </table:table-cell>
          <table:table-cell office:value-type="float" office:value="53235.7388269884" calcext:value-type="float">
            <text:p>53235.7388269884</text:p>
          </table:table-cell>
        </table:table-row>
        <table:table-row table:style-name="ro1">
          <table:table-cell office:value-type="float" office:value="10.8454703399984" calcext:value-type="float">
            <text:p>10.845470339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38550.0177712675" calcext:value-type="float">
            <text:p>38550.0177712675</text:p>
          </table:table-cell>
          <table:table-cell office:value-type="float" office:value="0.102227317001962" calcext:value-type="float">
            <text:p>0.102227317001962</text:p>
          </table:table-cell>
          <table:table-cell office:value-type="float" office:value="60000" calcext:value-type="float">
            <text:p>60000</text:p>
          </table:table-cell>
          <table:table-cell office:value-type="float" office:value="43445.2581231744" calcext:value-type="float">
            <text:p>43445.2581231744</text:p>
          </table:table-cell>
        </table:table-row>
        <table:table-row table:style-name="ro1">
          <table:table-cell office:value-type="float" office:value="11.0459090840013" calcext:value-type="float">
            <text:p>11.0459090840013</text:p>
          </table:table-cell>
          <table:table-cell office:value-type="float" office:value="75000" calcext:value-type="float">
            <text:p>75000</text:p>
          </table:table-cell>
          <table:table-cell office:value-type="float" office:value="42221.4480351977" calcext:value-type="float">
            <text:p>42221.4480351977</text:p>
          </table:table-cell>
          <table:table-cell office:value-type="float" office:value="0.103046475996962" calcext:value-type="float">
            <text:p>0.103046475996962</text:p>
          </table:table-cell>
          <table:table-cell office:value-type="float" office:value="60000" calcext:value-type="float">
            <text:p>60000</text:p>
          </table:table-cell>
          <table:table-cell office:value-type="float" office:value="43445.2581231744" calcext:value-type="float">
            <text:p>43445.2581231744</text:p>
          </table:table-cell>
        </table:table-row>
        <table:table-row table:style-name="ro1">
          <table:table-cell office:value-type="float" office:value="11.2467814439988" calcext:value-type="float">
            <text:p>11.246781443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60272.6468328547" calcext:value-type="float">
            <text:p>60272.6468328547</text:p>
          </table:table-cell>
          <table:table-cell office:value-type="float" office:value="0.102771322999615" calcext:value-type="float">
            <text:p>0.102771322999615</text:p>
          </table:table-cell>
          <table:table-cell office:value-type="float" office:value="60000" calcext:value-type="float">
            <text:p>60000</text:p>
          </table:table-cell>
          <table:table-cell office:value-type="float" office:value="74958.3678885756" calcext:value-type="float">
            <text:p>74958.3678885756</text:p>
          </table:table-cell>
        </table:table-row>
        <table:table-row table:style-name="ro1">
          <table:table-cell office:value-type="float" office:value="11.4474051809993" calcext:value-type="float">
            <text:p>11.447405180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4040.510322593" calcext:value-type="float">
            <text:p>74040.510322593</text:p>
          </table:table-cell>
          <table:table-cell office:value-type="float" office:value="0.102981246000127" calcext:value-type="float">
            <text:p>0.102981246000127</text:p>
          </table:table-cell>
          <table:table-cell office:value-type="float" office:value="60000" calcext:value-type="float">
            <text:p>60000</text:p>
          </table:table-cell>
          <table:table-cell office:value-type="float" office:value="74040.510322593" calcext:value-type="float">
            <text:p>74040.510322593</text:p>
          </table:table-cell>
        </table:table-row>
        <table:table-row table:style-name="ro1">
          <table:table-cell office:value-type="float" office:value="11.6478392050012" calcext:value-type="float">
            <text:p>11.647839205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74040.510322593" calcext:value-type="float">
            <text:p>74040.510322593</text:p>
          </table:table-cell>
          <table:table-cell office:value-type="float" office:value="0.103181858001335" calcext:value-type="float">
            <text:p>0.103181858001335</text:p>
          </table:table-cell>
          <table:table-cell office:value-type="float" office:value="60000" calcext:value-type="float">
            <text:p>60000</text:p>
          </table:table-cell>
          <table:table-cell office:value-type="float" office:value="56907.1690909186" calcext:value-type="float">
            <text:p>56907.1690909186</text:p>
          </table:table-cell>
        </table:table-row>
        <table:table-row table:style-name="ro1">
          <table:table-cell office:value-type="float" office:value="11.8488530260001" calcext:value-type="float">
            <text:p>11.848853026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39773.8278592442" calcext:value-type="float">
            <text:p>39773.8278592442</text:p>
          </table:table-cell>
          <table:table-cell office:value-type="float" office:value="0.105855909998354" calcext:value-type="float">
            <text:p>0.105855909998354</text:p>
          </table:table-cell>
          <table:table-cell office:value-type="float" office:value="60000" calcext:value-type="float">
            <text:p>60000</text:p>
          </table:table-cell>
          <table:table-cell office:value-type="float" office:value="40997.6379472209" calcext:value-type="float">
            <text:p>40997.6379472209</text:p>
          </table:table-cell>
        </table:table-row>
        <table:table-row table:style-name="ro1">
          <table:table-cell office:value-type="float" office:value="12.0495336130007" calcext:value-type="float">
            <text:p>12.049533613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41609.5429912093" calcext:value-type="float">
            <text:p>41609.5429912093</text:p>
          </table:table-cell>
          <table:table-cell office:value-type="float" office:value="0.103179757999897" calcext:value-type="float">
            <text:p>0.103179757999897</text:p>
          </table:table-cell>
          <table:table-cell office:value-type="float" office:value="60000" calcext:value-type="float">
            <text:p>60000</text:p>
          </table:table-cell>
          <table:table-cell office:value-type="float" office:value="42221.4480351977" calcext:value-type="float">
            <text:p>42221.4480351977</text:p>
          </table:table-cell>
        </table:table-row>
        <table:table-row table:style-name="ro1">
          <table:table-cell office:value-type="float" office:value="12.2499794079995" calcext:value-type="float">
            <text:p>12.249979407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57519.074134907" calcext:value-type="float">
            <text:p>57519.074134907</text:p>
          </table:table-cell>
          <table:table-cell office:value-type="float" office:value="0.103071405999799" calcext:value-type="float">
            <text:p>0.103071405999799</text:p>
          </table:table-cell>
          <table:table-cell office:value-type="float" office:value="60000" calcext:value-type="float">
            <text:p>60000</text:p>
          </table:table-cell>
          <table:table-cell office:value-type="float" office:value="72816.7002346163" calcext:value-type="float">
            <text:p>72816.7002346163</text:p>
          </table:table-cell>
        </table:table-row>
        <table:table-row table:style-name="ro1">
          <table:table-cell office:value-type="float" office:value="12.4507988469995" calcext:value-type="float">
            <text:p>12.450798846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2816.7002346163" calcext:value-type="float">
            <text:p>72816.7002346163</text:p>
          </table:table-cell>
          <table:table-cell office:value-type="float" office:value="0.103006585999537" calcext:value-type="float">
            <text:p>0.103006585999537</text:p>
          </table:table-cell>
          <table:table-cell office:value-type="float" office:value="60000" calcext:value-type="float">
            <text:p>60000</text:p>
          </table:table-cell>
          <table:table-cell office:value-type="float" office:value="72816.7002346163" calcext:value-type="float">
            <text:p>72816.7002346163</text:p>
          </table:table-cell>
        </table:table-row>
        <table:table-row table:style-name="ro1">
          <table:table-cell office:value-type="float" office:value="12.6513654219998" calcext:value-type="float">
            <text:p>12.651365421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488.1304985465" calcext:value-type="float">
            <text:p>76488.1304985465</text:p>
          </table:table-cell>
          <table:table-cell office:value-type="float" office:value="0.1027765430008" calcext:value-type="float">
            <text:p>0.1027765430008</text:p>
          </table:table-cell>
          <table:table-cell office:value-type="float" office:value="60000" calcext:value-type="float">
            <text:p>60000</text:p>
          </table:table-cell>
          <table:table-cell office:value-type="float" office:value="59048.8367448779" calcext:value-type="float">
            <text:p>59048.8367448779</text:p>
          </table:table-cell>
        </table:table-row>
        <table:table-row table:style-name="ro1">
          <table:table-cell office:value-type="float" office:value="12.8531132919998" calcext:value-type="float">
            <text:p>12.853113291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35796.4450733198" calcext:value-type="float">
            <text:p>35796.4450733198</text:p>
          </table:table-cell>
          <table:table-cell office:value-type="float" office:value="0.104006877998472" calcext:value-type="float">
            <text:p>0.104006877998472</text:p>
          </table:table-cell>
          <table:table-cell office:value-type="float" office:value="60000" calcext:value-type="float">
            <text:p>60000</text:p>
          </table:table-cell>
          <table:table-cell office:value-type="float" office:value="37938.1127272791" calcext:value-type="float">
            <text:p>37938.1127272791</text:p>
          </table:table-cell>
        </table:table-row>
        <table:table-row table:style-name="ro1">
          <table:table-cell office:value-type="float" office:value="13.0542626850001" calcext:value-type="float">
            <text:p>13.054262685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833.3530791861" calcext:value-type="float">
            <text:p>42833.3530791861</text:p>
          </table:table-cell>
          <table:table-cell office:value-type="float" office:value="0.103167508001206" calcext:value-type="float">
            <text:p>0.103167508001206</text:p>
          </table:table-cell>
          <table:table-cell office:value-type="float" office:value="60000" calcext:value-type="float">
            <text:p>60000</text:p>
          </table:table-cell>
          <table:table-cell office:value-type="float" office:value="42833.3530791861" calcext:value-type="float">
            <text:p>42833.3530791861</text:p>
          </table:table-cell>
        </table:table-row>
        <table:table-row table:style-name="ro1">
          <table:table-cell office:value-type="float" office:value="13.2548425509995" calcext:value-type="float">
            <text:p>13.25484255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57519.074134907" calcext:value-type="float">
            <text:p>57519.074134907</text:p>
          </table:table-cell>
          <table:table-cell office:value-type="float" office:value="0.103186707998248" calcext:value-type="float">
            <text:p>0.103186707998248</text:p>
          </table:table-cell>
          <table:table-cell office:value-type="float" office:value="60000" calcext:value-type="float">
            <text:p>60000</text:p>
          </table:table-cell>
          <table:table-cell office:value-type="float" office:value="72816.7002346163" calcext:value-type="float">
            <text:p>72816.7002346163</text:p>
          </table:table-cell>
        </table:table-row>
        <table:table-row table:style-name="ro1">
          <table:table-cell office:value-type="float" office:value="13.4554976479994" calcext:value-type="float">
            <text:p>13.455497647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058.6633563835" calcext:value-type="float">
            <text:p>74058.6633563835</text:p>
          </table:table-cell>
          <table:table-cell office:value-type="float" office:value="0.104213591002917" calcext:value-type="float">
            <text:p>0.104213591002917</text:p>
          </table:table-cell>
          <table:table-cell office:value-type="float" office:value="60000" calcext:value-type="float">
            <text:p>60000</text:p>
          </table:table-cell>
          <table:table-cell office:value-type="float" office:value="74058.6633563835" calcext:value-type="float">
            <text:p>74058.6633563835</text:p>
          </table:table-cell>
        </table:table-row>
        <table:table-row table:style-name="ro1">
          <table:table-cell office:value-type="float" office:value="13.6559367730006" calcext:value-type="float">
            <text:p>13.6559367730006</text:p>
          </table:table-cell>
          <table:table-cell office:value-type="float" office:value="45000" calcext:value-type="float">
            <text:p>45000</text:p>
          </table:table-cell>
          <table:table-cell office:value-type="float" office:value="76592.9806149252" calcext:value-type="float">
            <text:p>76592.9806149252</text:p>
          </table:table-cell>
          <table:table-cell office:value-type="float" office:value="0.103137116999278" calcext:value-type="float">
            <text:p>0.103137116999278</text:p>
          </table:table-cell>
          <table:table-cell office:value-type="float" office:value="60000" calcext:value-type="float">
            <text:p>60000</text:p>
          </table:table-cell>
          <table:table-cell office:value-type="float" office:value="61258.8830646309" calcext:value-type="float">
            <text:p>61258.8830646309</text:p>
          </table:table-cell>
        </table:table-row>
        <table:table-row table:style-name="ro1">
          <table:table-cell office:value-type="float" office:value="13.8562966460013" calcext:value-type="float">
            <text:p>13.856296646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2.2926508827" calcext:value-type="float">
            <text:p>46002.2926508827</text:p>
          </table:table-cell>
          <table:table-cell office:value-type="float" office:value="0.112562062000507" calcext:value-type="float">
            <text:p>0.112562062000507</text:p>
          </table:table-cell>
          <table:table-cell office:value-type="float" office:value="60000" calcext:value-type="float">
            <text:p>60000</text:p>
          </table:table-cell>
          <table:table-cell office:value-type="float" office:value="43855.5189938415" calcext:value-type="float">
            <text:p>43855.5189938415</text:p>
          </table:table-cell>
        </table:table-row>
        <table:table-row table:style-name="ro1">
          <table:table-cell office:value-type="float" office:value="14.0571835459996" calcext:value-type="float">
            <text:p>14.057183545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30418.6337793362" calcext:value-type="float">
            <text:p>30418.6337793362</text:p>
          </table:table-cell>
          <table:table-cell office:value-type="float" office:value="0.104412322998542" calcext:value-type="float">
            <text:p>0.104412322998542</text:p>
          </table:table-cell>
          <table:table-cell office:value-type="float" office:value="60000" calcext:value-type="float">
            <text:p>60000</text:p>
          </table:table-cell>
          <table:table-cell office:value-type="float" office:value="32578.4635803211" calcext:value-type="float">
            <text:p>32578.4635803211</text:p>
          </table:table-cell>
        </table:table-row>
        <table:table-row table:style-name="ro1">
          <table:table-cell office:value-type="float" office:value="14.258038734999" calcext:value-type="float">
            <text:p>14.2580387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662.7937997691" calcext:value-type="float">
            <text:p>61662.7937997691</text:p>
          </table:table-cell>
          <table:table-cell office:value-type="float" office:value="0.102910814002826" calcext:value-type="float">
            <text:p>0.102910814002826</text:p>
          </table:table-cell>
          <table:table-cell office:value-type="float" office:value="60000" calcext:value-type="float">
            <text:p>60000</text:p>
          </table:table-cell>
          <table:table-cell office:value-type="float" office:value="77078.4922497114" calcext:value-type="float">
            <text:p>77078.4922497114</text:p>
          </table:table-cell>
        </table:table-row>
        <table:table-row table:style-name="ro1">
          <table:table-cell office:value-type="float" office:value="14.4591062670006" calcext:value-type="float">
            <text:p>14.459106267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77080.1991900989" calcext:value-type="float">
            <text:p>77080.1991900989</text:p>
          </table:table-cell>
          <table:table-cell office:value-type="float" office:value="0.103698445000191" calcext:value-type="float">
            <text:p>0.103698445000191</text:p>
          </table:table-cell>
          <table:table-cell office:value-type="float" office:value="60000" calcext:value-type="float">
            <text:p>60000</text:p>
          </table:table-cell>
          <table:table-cell office:value-type="float" office:value="77080.1991900989" calcext:value-type="float">
            <text:p>77080.1991900989</text:p>
          </table:table-cell>
        </table:table-row>
        <table:table-row table:style-name="ro1">
          <table:table-cell office:value-type="float" office:value="14.6594888209984" calcext:value-type="float">
            <text:p>14.659488820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77082.4072506002" calcext:value-type="float">
            <text:p>77082.4072506002</text:p>
          </table:table-cell>
          <table:table-cell office:value-type="float" office:value="0.103814555997815" calcext:value-type="float">
            <text:p>0.103814555997815</text:p>
          </table:table-cell>
          <table:table-cell office:value-type="float" office:value="60000" calcext:value-type="float">
            <text:p>60000</text:p>
          </table:table-cell>
          <table:table-cell office:value-type="float" office:value="61357.5961714778" calcext:value-type="float">
            <text:p>61357.5961714778</text:p>
          </table:table-cell>
        </table:table-row>
        <table:table-row table:style-name="ro1">
          <table:table-cell office:value-type="float" office:value="14.8600478769986" calcext:value-type="float">
            <text:p>14.8600478769986</text:p>
          </table:table-cell>
          <table:table-cell office:value-type="float" office:value="45000" calcext:value-type="float">
            <text:p>45000</text:p>
          </table:table-cell>
          <table:table-cell office:value-type="float" office:value="43474.4776893385" calcext:value-type="float">
            <text:p>43474.4776893385</text:p>
          </table:table-cell>
          <table:table-cell office:value-type="float" office:value="0.103133917000378" calcext:value-type="float">
            <text:p>0.103133917000378</text:p>
          </table:table-cell>
          <table:table-cell office:value-type="float" office:value="60000" calcext:value-type="float">
            <text:p>60000</text:p>
          </table:table-cell>
          <table:table-cell office:value-type="float" office:value="43782.8073183409" calcext:value-type="float">
            <text:p>43782.8073183409</text:p>
          </table:table-cell>
        </table:table-row>
        <table:table-row table:style-name="ro1">
          <table:table-cell office:value-type="float" office:value="15.0611791090014" calcext:value-type="float">
            <text:p>15.061179109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45016.1258343505" calcext:value-type="float">
            <text:p>45016.1258343505</text:p>
          </table:table-cell>
          <table:table-cell office:value-type="float" office:value="0.103046025997173" calcext:value-type="float">
            <text:p>0.103046025997173</text:p>
          </table:table-cell>
          <table:table-cell office:value-type="float" office:value="60000" calcext:value-type="float">
            <text:p>60000</text:p>
          </table:table-cell>
          <table:table-cell office:value-type="float" office:value="45016.1258343505" calcext:value-type="float">
            <text:p>45016.1258343505</text:p>
          </table:table-cell>
        </table:table-row>
        <table:table-row table:style-name="ro1">
          <table:table-cell office:value-type="float" office:value="15.2619518979991" calcext:value-type="float">
            <text:p>15.261951897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56732.6517364418" calcext:value-type="float">
            <text:p>56732.6517364418</text:p>
          </table:table-cell>
          <table:table-cell office:value-type="float" office:value="0.1032245589995" calcext:value-type="float">
            <text:p>0.1032245589995</text:p>
          </table:table-cell>
          <table:table-cell office:value-type="float" office:value="60000" calcext:value-type="float">
            <text:p>60000</text:p>
          </table:table-cell>
          <table:table-cell office:value-type="float" office:value="72149.1331865618" calcext:value-type="float">
            <text:p>72149.1331865618</text:p>
          </table:table-cell>
        </table:table-row>
        <table:table-row table:style-name="ro1">
          <table:table-cell office:value-type="float" office:value="15.4628019470001" calcext:value-type="float">
            <text:p>15.462801947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2149.1331865618" calcext:value-type="float">
            <text:p>72149.1331865618</text:p>
          </table:table-cell>
          <table:table-cell office:value-type="float" office:value="0.103013915999327" calcext:value-type="float">
            <text:p>0.103013915999327</text:p>
          </table:table-cell>
          <table:table-cell office:value-type="float" office:value="60000" calcext:value-type="float">
            <text:p>60000</text:p>
          </table:table-cell>
          <table:table-cell office:value-type="float" office:value="71532.473928557" calcext:value-type="float">
            <text:p>71532.473928557</text:p>
          </table:table-cell>
        </table:table-row>
        <table:table-row table:style-name="ro1">
          <table:table-cell office:value-type="float" office:value="15.6640277510014" calcext:value-type="float">
            <text:p>15.664027751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55499.3332204322" calcext:value-type="float">
            <text:p>55499.3332204322</text:p>
          </table:table-cell>
          <table:table-cell office:value-type="float" office:value="0.102140855000471" calcext:value-type="float">
            <text:p>0.102140855000471</text:p>
          </table:table-cell>
          <table:table-cell office:value-type="float" office:value="60000" calcext:value-type="float">
            <text:p>60000</text:p>
          </table:table-cell>
          <table:table-cell office:value-type="float" office:value="40082.8517703121" calcext:value-type="float">
            <text:p>40082.8517703121</text:p>
          </table:table-cell>
        </table:table-row>
        <table:table-row table:style-name="ro1">
          <table:table-cell office:value-type="float" office:value="15.8643290340005" calcext:value-type="float">
            <text:p>15.864329034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42497.9980743046" calcext:value-type="float">
            <text:p>42497.9980743046</text:p>
          </table:table-cell>
          <table:table-cell office:value-type="float" office:value="0.103226148999966" calcext:value-type="float">
            <text:p>0.103226148999966</text:p>
          </table:table-cell>
          <table:table-cell office:value-type="float" office:value="60000" calcext:value-type="float">
            <text:p>60000</text:p>
          </table:table-cell>
          <table:table-cell office:value-type="float" office:value="43114.6573323094" calcext:value-type="float">
            <text:p>43114.6573323094</text:p>
          </table:table-cell>
        </table:table-row>
        <table:table-row table:style-name="ro1">
          <table:table-cell office:value-type="float" office:value="16.0660987339979" calcext:value-type="float">
            <text:p>16.066098733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42286.3139701949" calcext:value-type="float">
            <text:p>42286.3139701949</text:p>
          </table:table-cell>
          <table:table-cell office:value-type="float" office:value="0.103858485999808" calcext:value-type="float">
            <text:p>0.103858485999808</text:p>
          </table:table-cell>
          <table:table-cell office:value-type="float" office:value="60000" calcext:value-type="float">
            <text:p>60000</text:p>
          </table:table-cell>
          <table:table-cell office:value-type="float" office:value="57607.4422202655" calcext:value-type="float">
            <text:p>57607.4422202655</text:p>
          </table:table-cell>
        </table:table-row>
        <table:table-row table:style-name="ro1">
          <table:table-cell office:value-type="float" office:value="16.26670362" calcext:value-type="float">
            <text:p>16.26670362</text:p>
          </table:table-cell>
          <table:table-cell office:value-type="float" office:value="75000" calcext:value-type="float">
            <text:p>75000</text:p>
          </table:table-cell>
          <table:table-cell office:value-type="float" office:value="72009.3027753319" calcext:value-type="float">
            <text:p>72009.3027753319</text:p>
          </table:table-cell>
          <table:table-cell office:value-type="float" office:value="0.103459291000036" calcext:value-type="float">
            <text:p>0.103459291000036</text:p>
          </table:table-cell>
          <table:table-cell office:value-type="float" office:value="60000" calcext:value-type="float">
            <text:p>60000</text:p>
          </table:table-cell>
          <table:table-cell office:value-type="float" office:value="72009.3027753319" calcext:value-type="float">
            <text:p>72009.3027753319</text:p>
          </table:table-cell>
        </table:table-row>
        <table:table-row table:style-name="ro1">
          <table:table-cell office:value-type="float" office:value="16.4678756840003" calcext:value-type="float">
            <text:p>16.467875684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79.9509903474" calcext:value-type="float">
            <text:p>75379.9509903474</text:p>
          </table:table-cell>
          <table:table-cell office:value-type="float" office:value="0.102959215000737" calcext:value-type="float">
            <text:p>0.102959215000737</text:p>
          </table:table-cell>
          <table:table-cell office:value-type="float" office:value="60000" calcext:value-type="float">
            <text:p>60000</text:p>
          </table:table-cell>
          <table:table-cell office:value-type="float" office:value="75379.9509903474" calcext:value-type="float">
            <text:p>75379.9509903474</text:p>
          </table:table-cell>
        </table:table-row>
        <table:table-row table:style-name="ro1">
          <table:table-cell office:value-type="float" office:value="16.6693640410012" calcext:value-type="float">
            <text:p>16.669364041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58833.1324802712" calcext:value-type="float">
            <text:p>58833.1324802712</text:p>
          </table:table-cell>
          <table:table-cell office:value-type="float" office:value="0.104923709001014" calcext:value-type="float">
            <text:p>0.104923709001014</text:p>
          </table:table-cell>
          <table:table-cell office:value-type="float" office:value="60000" calcext:value-type="float">
            <text:p>60000</text:p>
          </table:table-cell>
          <table:table-cell office:value-type="float" office:value="43512.0042302005" calcext:value-type="float">
            <text:p>43512.0042302005</text:p>
          </table:table-cell>
        </table:table-row>
        <table:table-row table:style-name="ro1">
          <table:table-cell office:value-type="float" office:value="16.8708257069993" calcext:value-type="float">
            <text:p>16.8708257069993</text:p>
          </table:table-cell>
          <table:table-cell office:value-type="float" office:value="45000" calcext:value-type="float">
            <text:p>45000</text:p>
          </table:table-cell>
          <table:table-cell office:value-type="float" office:value="45350.539620209" calcext:value-type="float">
            <text:p>45350.539620209</text:p>
          </table:table-cell>
          <table:table-cell office:value-type="float" office:value="0.103470221001771" calcext:value-type="float">
            <text:p>0.103470221001771</text:p>
          </table:table-cell>
          <table:table-cell office:value-type="float" office:value="60000" calcext:value-type="float">
            <text:p>60000</text:p>
          </table:table-cell>
          <table:table-cell office:value-type="float" office:value="45350.539620209" calcext:value-type="float">
            <text:p>45350.539620209</text:p>
          </table:table-cell>
        </table:table-row>
        <table:table-row table:style-name="ro1">
          <table:table-cell office:value-type="float" office:value="17.0711710610012" calcext:value-type="float">
            <text:p>17.071171061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45963.3847502118" calcext:value-type="float">
            <text:p>45963.3847502118</text:p>
          </table:table-cell>
          <table:table-cell office:value-type="float" office:value="0.103238489002251" calcext:value-type="float">
            <text:p>0.103238489002251</text:p>
          </table:table-cell>
          <table:table-cell office:value-type="float" office:value="60000" calcext:value-type="float">
            <text:p>60000</text:p>
          </table:table-cell>
          <table:table-cell office:value-type="float" office:value="61284.5130002825" calcext:value-type="float">
            <text:p>61284.5130002825</text:p>
          </table:table-cell>
        </table:table-row>
        <table:table-row table:style-name="ro1">
          <table:table-cell office:value-type="float" office:value="17.2722163319995" calcext:value-type="float">
            <text:p>17.272216331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605.6412503531" calcext:value-type="float">
            <text:p>76605.6412503531</text:p>
          </table:table-cell>
          <table:table-cell office:value-type="float" office:value="0.102701112002251" calcext:value-type="float">
            <text:p>0.102701112002251</text:p>
          </table:table-cell>
          <table:table-cell office:value-type="float" office:value="60000" calcext:value-type="float">
            <text:p>60000</text:p>
          </table:table-cell>
          <table:table-cell office:value-type="float" office:value="76605.6412503531" calcext:value-type="float">
            <text:p>76605.6412503531</text:p>
          </table:table-cell>
        </table:table-row>
        <table:table-row table:style-name="ro1">
          <table:table-cell office:value-type="float" office:value="17.4725668760002" calcext:value-type="float">
            <text:p>17.4725668760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79.9509903474" calcext:value-type="float">
            <text:p>75379.9509903474</text:p>
          </table:table-cell>
          <table:table-cell office:value-type="float" office:value="0.103050076999352" calcext:value-type="float">
            <text:p>0.103050076999352</text:p>
          </table:table-cell>
          <table:table-cell office:value-type="float" office:value="60000" calcext:value-type="float">
            <text:p>60000</text:p>
          </table:table-cell>
          <table:table-cell office:value-type="float" office:value="75379.9509903474" calcext:value-type="float">
            <text:p>75379.9509903474</text:p>
          </table:table-cell>
        </table:table-row>
        <table:table-row table:style-name="ro1">
          <table:table-cell office:value-type="float" office:value="17.6743934570004" calcext:value-type="float">
            <text:p>17.6743934570004</text:p>
          </table:table-cell>
          <table:table-cell office:value-type="float" office:value="45000" calcext:value-type="float">
            <text:p>45000</text:p>
          </table:table-cell>
          <table:table-cell office:value-type="float" office:value="58833.1324802712" calcext:value-type="float">
            <text:p>58833.1324802712</text:p>
          </table:table-cell>
          <table:table-cell office:value-type="float" office:value="0.103147728001204" calcext:value-type="float">
            <text:p>0.103147728001204</text:p>
          </table:table-cell>
          <table:table-cell office:value-type="float" office:value="60000" calcext:value-type="float">
            <text:p>60000</text:p>
          </table:table-cell>
          <table:table-cell office:value-type="float" office:value="43512.0042302005" calcext:value-type="float">
            <text:p>43512.0042302005</text:p>
          </table:table-cell>
        </table:table-row>
        <table:table-row table:style-name="ro1">
          <table:table-cell office:value-type="float" office:value="17.875248985998" calcext:value-type="float">
            <text:p>17.87524898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2899.1591001977" calcext:value-type="float">
            <text:p>42899.1591001977</text:p>
          </table:table-cell>
          <table:table-cell office:value-type="float" office:value="0.102984634999302" calcext:value-type="float">
            <text:p>0.102984634999302</text:p>
          </table:table-cell>
          <table:table-cell office:value-type="float" office:value="60000" calcext:value-type="float">
            <text:p>60000</text:p>
          </table:table-cell>
          <table:table-cell office:value-type="float" office:value="42899.1591001977" calcext:value-type="float">
            <text:p>42899.1591001977</text:p>
          </table:table-cell>
        </table:table-row>
        <table:table-row table:style-name="ro1">
          <table:table-cell office:value-type="float" office:value="18.0784583639979" calcext:value-type="float">
            <text:p>18.078458363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44124.8493602034" calcext:value-type="float">
            <text:p>44124.8493602034</text:p>
          </table:table-cell>
          <table:table-cell office:value-type="float" office:value="0.104318442001386" calcext:value-type="float">
            <text:p>0.104318442001386</text:p>
          </table:table-cell>
          <table:table-cell office:value-type="float" office:value="60000" calcext:value-type="float">
            <text:p>60000</text:p>
          </table:table-cell>
          <table:table-cell office:value-type="float" office:value="59445.977610274" calcext:value-type="float">
            <text:p>59445.977610274</text:p>
          </table:table-cell>
        </table:table-row>
        <table:table-row table:style-name="ro1">
          <table:table-cell office:value-type="float" office:value="18.2792398429992" calcext:value-type="float">
            <text:p>18.279239842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53623.9488752472" calcext:value-type="float">
            <text:p>53623.9488752472</text:p>
          </table:table-cell>
          <table:table-cell office:value-type="float" office:value="0.146386309999798" calcext:value-type="float">
            <text:p>0.146386309999798</text:p>
          </table:table-cell>
          <table:table-cell office:value-type="float" office:value="60000" calcext:value-type="float">
            <text:p>60000</text:p>
          </table:table-cell>
          <table:table-cell office:value-type="float" office:value="53623.9488752472" calcext:value-type="float">
            <text:p>53623.9488752472</text:p>
          </table:table-cell>
        </table:table-row>
        <table:table-row table:style-name="ro1">
          <table:table-cell office:value-type="float" office:value="18.4812262259984" calcext:value-type="float">
            <text:p>18.481226225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2315.7253403333" calcext:value-type="float">
            <text:p>72315.7253403333</text:p>
          </table:table-cell>
          <table:table-cell office:value-type="float" office:value="0.11393661799957" calcext:value-type="float">
            <text:p>0.11393661799957</text:p>
          </table:table-cell>
          <table:table-cell office:value-type="float" office:value="60000" calcext:value-type="float">
            <text:p>60000</text:p>
          </table:table-cell>
          <table:table-cell office:value-type="float" office:value="72315.7253403333" calcext:value-type="float">
            <text:p>72315.7253403333</text:p>
          </table:table-cell>
        </table:table-row>
        <table:table-row table:style-name="ro1">
          <table:table-cell office:value-type="float" office:value="18.6826032909994" calcext:value-type="float">
            <text:p>18.682603290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76605.6412503531" calcext:value-type="float">
            <text:p>76605.6412503531</text:p>
          </table:table-cell>
          <table:table-cell office:value-type="float" office:value="0.103518711999641" calcext:value-type="float">
            <text:p>0.103518711999641</text:p>
          </table:table-cell>
          <table:table-cell office:value-type="float" office:value="60000" calcext:value-type="float">
            <text:p>60000</text:p>
          </table:table-cell>
          <table:table-cell office:value-type="float" office:value="61284.5130002825" calcext:value-type="float">
            <text:p>61284.5130002825</text:p>
          </table:table-cell>
        </table:table-row>
        <table:table-row table:style-name="ro1">
          <table:table-cell office:value-type="float" office:value="18.885773318998" calcext:value-type="float">
            <text:p>18.88577331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963.3847502118" calcext:value-type="float">
            <text:p>45963.3847502118</text:p>
          </table:table-cell>
          <table:table-cell office:value-type="float" office:value="0.102626661999238" calcext:value-type="float">
            <text:p>0.102626661999238</text:p>
          </table:table-cell>
          <table:table-cell office:value-type="float" office:value="60000" calcext:value-type="float">
            <text:p>60000</text:p>
          </table:table-cell>
          <table:table-cell office:value-type="float" office:value="45963.3847502118" calcext:value-type="float">
            <text:p>45963.3847502118</text:p>
          </table:table-cell>
        </table:table-row>
        <table:table-row table:style-name="ro1">
          <table:table-cell office:value-type="float" office:value="19.0883253989996" calcext:value-type="float">
            <text:p>19.088325398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46215.5004010128" calcext:value-type="float">
            <text:p>46215.5004010128</text:p>
          </table:table-cell>
          <table:table-cell office:value-type="float" office:value="0.102751643000374" calcext:value-type="float">
            <text:p>0.102751643000374</text:p>
          </table:table-cell>
          <table:table-cell office:value-type="float" office:value="60000" calcext:value-type="float">
            <text:p>60000</text:p>
          </table:table-cell>
          <table:table-cell office:value-type="float" office:value="46215.5004010128" calcext:value-type="float">
            <text:p>46215.5004010128</text:p>
          </table:table-cell>
        </table:table-row>
        <table:table-row table:style-name="ro1">
          <table:table-cell office:value-type="float" office:value="19.2907136270005" calcext:value-type="float">
            <text:p>19.290713627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61268.1172135453" calcext:value-type="float">
            <text:p>61268.1172135453</text:p>
          </table:table-cell>
          <table:table-cell office:value-type="float" office:value="0.103050916000939" calcext:value-type="float">
            <text:p>0.103050916000939</text:p>
          </table:table-cell>
          <table:table-cell office:value-type="float" office:value="60000" calcext:value-type="float">
            <text:p>60000</text:p>
          </table:table-cell>
          <table:table-cell office:value-type="float" office:value="76662.1165134311" calcext:value-type="float">
            <text:p>76662.1165134311</text:p>
          </table:table-cell>
        </table:table-row>
        <table:table-row table:style-name="ro1">
          <table:table-cell office:value-type="float" office:value="19.4933279969991" calcext:value-type="float">
            <text:p>19.493327996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38.476555438" calcext:value-type="float">
            <text:p>75738.476555438</text:p>
          </table:table-cell>
          <table:table-cell office:value-type="float" office:value="0.103274569002679" calcext:value-type="float">
            <text:p>0.103274569002679</text:p>
          </table:table-cell>
          <table:table-cell office:value-type="float" office:value="60000" calcext:value-type="float">
            <text:p>60000</text:p>
          </table:table-cell>
          <table:table-cell office:value-type="float" office:value="75738.476555438" calcext:value-type="float">
            <text:p>75738.476555438</text:p>
          </table:table-cell>
        </table:table-row>
        <table:table-row table:style-name="ro1">
          <table:table-cell office:value-type="float" office:value="19.695489013" calcext:value-type="float">
            <text:p>19.695489013</text:p>
          </table:table-cell>
          <table:table-cell office:value-type="float" office:value="45000" calcext:value-type="float">
            <text:p>45000</text:p>
          </table:table-cell>
          <table:table-cell office:value-type="float" office:value="76354.2365274334" calcext:value-type="float">
            <text:p>76354.2365274334</text:p>
          </table:table-cell>
          <table:table-cell office:value-type="float" office:value="0.102814132998901" calcext:value-type="float">
            <text:p>0.102814132998901</text:p>
          </table:table-cell>
          <table:table-cell office:value-type="float" office:value="60000" calcext:value-type="float">
            <text:p>60000</text:p>
          </table:table-cell>
          <table:table-cell office:value-type="float" office:value="60960.2372275476" calcext:value-type="float">
            <text:p>60960.2372275476</text:p>
          </table:table-cell>
        </table:table-row>
        <table:table-row table:style-name="ro1">
          <table:table-cell office:value-type="float" office:value="19.8978987209994" calcext:value-type="float">
            <text:p>19.897898720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3718.9580116756" calcext:value-type="float">
            <text:p>43718.9580116756</text:p>
          </table:table-cell>
          <table:table-cell office:value-type="float" office:value="0.103170117003174" calcext:value-type="float">
            <text:p>0.103170117003174</text:p>
          </table:table-cell>
          <table:table-cell office:value-type="float" office:value="60000" calcext:value-type="float">
            <text:p>60000</text:p>
          </table:table-cell>
          <table:table-cell office:value-type="float" office:value="43718.9580116756" calcext:value-type="float">
            <text:p>43718.9580116756</text:p>
          </table:table-cell>
        </table:table-row>
        <table:table-row table:style-name="ro1">
          <table:table-cell office:value-type="float" office:value="20.099332116999" calcext:value-type="float">
            <text:p>20.09933211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38177.1182637167" calcext:value-type="float">
            <text:p>38177.1182637167</text:p>
          </table:table-cell>
          <table:table-cell office:value-type="float" office:value="0.1039811979972" calcext:value-type="float">
            <text:p>0.1039811979972</text:p>
          </table:table-cell>
          <table:table-cell office:value-type="float" office:value="60000" calcext:value-type="float">
            <text:p>60000</text:p>
          </table:table-cell>
          <table:table-cell office:value-type="float" office:value="53571.1175636025" calcext:value-type="float">
            <text:p>53571.1175636025</text:p>
          </table:table-cell>
        </table:table-row>
        <table:table-row table:style-name="ro1">
          <table:table-cell office:value-type="float" office:value="20.3015575229983" calcext:value-type="float">
            <text:p>20.3015575229983</text:p>
          </table:table-cell>
          <table:table-cell office:value-type="float" office:value="75000" calcext:value-type="float">
            <text:p>75000</text:p>
          </table:table-cell>
          <table:table-cell office:value-type="float" office:value="71736.0367374677" calcext:value-type="float">
            <text:p>71736.0367374677</text:p>
          </table:table-cell>
          <table:table-cell office:value-type="float" office:value="0.103888546000235" calcext:value-type="float">
            <text:p>0.103888546000235</text:p>
          </table:table-cell>
          <table:table-cell office:value-type="float" office:value="60000" calcext:value-type="float">
            <text:p>60000</text:p>
          </table:table-cell>
          <table:table-cell office:value-type="float" office:value="71736.0367374677" calcext:value-type="float">
            <text:p>71736.0367374677</text:p>
          </table:table-cell>
        </table:table-row>
        <table:table-row table:style-name="ro1">
          <table:table-cell office:value-type="float" office:value="20.5045740690002" calcext:value-type="float">
            <text:p>20.5045740690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4506.9566114471" calcext:value-type="float">
            <text:p>74506.9566114471</text:p>
          </table:table-cell>
          <table:table-cell office:value-type="float" office:value="0.101583439001843" calcext:value-type="float">
            <text:p>0.101583439001843</text:p>
          </table:table-cell>
          <table:table-cell office:value-type="float" office:value="60000" calcext:value-type="float">
            <text:p>60000</text:p>
          </table:table-cell>
          <table:table-cell office:value-type="float" office:value="74506.9566114471" calcext:value-type="float">
            <text:p>74506.9566114471</text:p>
          </table:table-cell>
        </table:table-row>
        <table:table-row table:style-name="ro1">
          <table:table-cell office:value-type="float" office:value="20.706993967" calcext:value-type="float">
            <text:p>20.706993967</text:p>
          </table:table-cell>
          <table:table-cell office:value-type="float" office:value="45000" calcext:value-type="float">
            <text:p>45000</text:p>
          </table:table-cell>
          <table:table-cell office:value-type="float" office:value="57881.4373675705" calcext:value-type="float">
            <text:p>57881.4373675705</text:p>
          </table:table-cell>
          <table:table-cell office:value-type="float" office:value="0.103406710000854" calcext:value-type="float">
            <text:p>0.103406710000854</text:p>
          </table:table-cell>
          <table:table-cell office:value-type="float" office:value="60000" calcext:value-type="float">
            <text:p>60000</text:p>
          </table:table-cell>
          <table:table-cell office:value-type="float" office:value="42487.4380676847" calcext:value-type="float">
            <text:p>42487.4380676847</text:p>
          </table:table-cell>
        </table:table-row>
        <table:table-row table:style-name="ro1">
          <table:table-cell office:value-type="float" office:value="20.909058680998" calcext:value-type="float">
            <text:p>20.90905868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493.5462828071" calcext:value-type="float">
            <text:p>44493.5462828071</text:p>
          </table:table-cell>
          <table:table-cell office:value-type="float" office:value="0.10203750400251" calcext:value-type="float">
            <text:p>0.102037504002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493.5462828071" calcext:value-type="float">
            <text:p>44493.5462828071</text:p>
          </table:table-cell>
        </table:table-row>
        <table:table-row table:style-name="ro1">
          <table:table-cell office:value-type="float" office:value="21.1110782350006" calcext:value-type="float">
            <text:p>21.111078235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43274.545014785" calcext:value-type="float">
            <text:p>43274.545014785</text:p>
          </table:table-cell>
          <table:table-cell office:value-type="float" office:value="0.103148128000612" calcext:value-type="float">
            <text:p>0.103148128000612</text:p>
          </table:table-cell>
          <table:table-cell office:value-type="float" office:value="60000" calcext:value-type="float">
            <text:p>60000</text:p>
          </table:table-cell>
          <table:table-cell office:value-type="float" office:value="58512.0608650614" calcext:value-type="float">
            <text:p>58512.0608650614</text:p>
          </table:table-cell>
        </table:table-row>
        <table:table-row table:style-name="ro1">
          <table:table-cell office:value-type="float" office:value="21.3128437859996" calcext:value-type="float">
            <text:p>21.312843785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3749.5767153378" calcext:value-type="float">
            <text:p>73749.5767153378</text:p>
          </table:table-cell>
          <table:table-cell office:value-type="float" office:value="0.103836935999425" calcext:value-type="float">
            <text:p>0.103836935999425</text:p>
          </table:table-cell>
          <table:table-cell office:value-type="float" office:value="60000" calcext:value-type="float">
            <text:p>60000</text:p>
          </table:table-cell>
          <table:table-cell office:value-type="float" office:value="73749.5767153378" calcext:value-type="float">
            <text:p>73749.5767153378</text:p>
          </table:table-cell>
        </table:table-row>
        <table:table-row table:style-name="ro1">
          <table:table-cell office:value-type="float" office:value="21.5153135539986" calcext:value-type="float">
            <text:p>21.515313553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3140.0760813267" calcext:value-type="float">
            <text:p>73140.0760813267</text:p>
          </table:table-cell>
          <table:table-cell office:value-type="float" office:value="0.103683623998222" calcext:value-type="float">
            <text:p>0.103683623998222</text:p>
          </table:table-cell>
          <table:table-cell office:value-type="float" office:value="60000" calcext:value-type="float">
            <text:p>60000</text:p>
          </table:table-cell>
          <table:table-cell office:value-type="float" office:value="73140.0760813267" calcext:value-type="float">
            <text:p>73140.0760813267</text:p>
          </table:table-cell>
        </table:table-row>
        <table:table-row table:style-name="ro1">
          <table:table-cell office:value-type="float" office:value="21.71746222" calcext:value-type="float">
            <text:p>21.71746222</text:p>
          </table:table-cell>
          <table:table-cell office:value-type="float" office:value="45000" calcext:value-type="float">
            <text:p>45000</text:p>
          </table:table-cell>
          <table:table-cell office:value-type="float" office:value="59731.0621330835" calcext:value-type="float">
            <text:p>59731.0621330835</text:p>
          </table:table-cell>
          <table:table-cell office:value-type="float" office:value="0.102872674000537" calcext:value-type="float">
            <text:p>0.1028726740005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493.5462828071" calcext:value-type="float">
            <text:p>44493.5462828071</text:p>
          </table:table-cell>
        </table:table-row>
        <table:table-row table:style-name="ro1">
          <table:table-cell office:value-type="float" office:value="21.9732059429989" calcext:value-type="float">
            <text:p>21.9732059429989</text:p>
          </table:table-cell>
          <table:table-cell office:value-type="float" office:value="45000" calcext:value-type="float">
            <text:p>45000</text:p>
          </table:table-cell>
          <table:table-cell office:value-type="float" office:value="45712.5475508292" calcext:value-type="float">
            <text:p>45712.5475508292</text:p>
          </table:table-cell>
          <table:table-cell office:value-type="float" office:value="0.152590776000579" calcext:value-type="float">
            <text:p>0.152590776000579</text:p>
          </table:table-cell>
          <table:table-cell office:value-type="float" office:value="60000" calcext:value-type="float">
            <text:p>60000</text:p>
          </table:table-cell>
          <table:table-cell office:value-type="float" office:value="45712.5475508292" calcext:value-type="float">
            <text:p>45712.5475508292</text:p>
          </table:table-cell>
        </table:table-row>
        <table:table-row table:style-name="ro1">
          <table:table-cell office:value-type="float" office:value="22.1749656030006" calcext:value-type="float">
            <text:p>22.174965603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44493.5462828071" calcext:value-type="float">
            <text:p>44493.5462828071</text:p>
          </table:table-cell>
          <table:table-cell office:value-type="float" office:value="0.103515612001502" calcext:value-type="float">
            <text:p>0.103515612001502</text:p>
          </table:table-cell>
          <table:table-cell office:value-type="float" office:value="60000" calcext:value-type="float">
            <text:p>60000</text:p>
          </table:table-cell>
          <table:table-cell office:value-type="float" office:value="59731.0621330835" calcext:value-type="float">
            <text:p>59731.0621330835</text:p>
          </table:table-cell>
        </table:table-row>
        <table:table-row table:style-name="ro1">
          <table:table-cell office:value-type="float" office:value="22.3764299899995" calcext:value-type="float">
            <text:p>22.37642998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187.579251382" calcext:value-type="float">
            <text:p>76187.579251382</text:p>
          </table:table-cell>
          <table:table-cell office:value-type="float" office:value="0.102707853002357" calcext:value-type="float">
            <text:p>0.102707853002357</text:p>
          </table:table-cell>
          <table:table-cell office:value-type="float" office:value="60000" calcext:value-type="float">
            <text:p>60000</text:p>
          </table:table-cell>
          <table:table-cell office:value-type="float" office:value="76187.579251382" calcext:value-type="float">
            <text:p>76187.579251382</text:p>
          </table:table-cell>
        </table:table-row>
        <table:table-row table:style-name="ro1">
          <table:table-cell office:value-type="float" office:value="22.5779490280002" calcext:value-type="float">
            <text:p>22.5779490280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6187.579251382" calcext:value-type="float">
            <text:p>76187.579251382</text:p>
          </table:table-cell>
          <table:table-cell office:value-type="float" office:value="0.102947665000102" calcext:value-type="float">
            <text:p>0.102947665000102</text:p>
          </table:table-cell>
          <table:table-cell office:value-type="float" office:value="60000" calcext:value-type="float">
            <text:p>60000</text:p>
          </table:table-cell>
          <table:table-cell office:value-type="float" office:value="76187.579251382" calcext:value-type="float">
            <text:p>76187.579251382</text:p>
          </table:table-cell>
        </table:table-row>
        <table:table-row table:style-name="ro1">
          <table:table-cell office:value-type="float" office:value="22.7799305709996" calcext:value-type="float">
            <text:p>22.779930570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60950.0634011056" calcext:value-type="float">
            <text:p>60950.0634011056</text:p>
          </table:table-cell>
          <table:table-cell office:value-type="float" office:value="0.101348396001413" calcext:value-type="float">
            <text:p>0.101348396001413</text:p>
          </table:table-cell>
          <table:table-cell office:value-type="float" office:value="60000" calcext:value-type="float">
            <text:p>60000</text:p>
          </table:table-cell>
          <table:table-cell office:value-type="float" office:value="45712.5475508292" calcext:value-type="float">
            <text:p>45712.5475508292</text:p>
          </table:table-cell>
        </table:table-row>
        <table:table-row table:style-name="ro1">
          <table:table-cell office:value-type="float" office:value="22.9817175719982" calcext:value-type="float">
            <text:p>22.981717571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44798.2965998126" calcext:value-type="float">
            <text:p>44798.2965998126</text:p>
          </table:table-cell>
          <table:table-cell office:value-type="float" office:value="0.103098006999062" calcext:value-type="float">
            <text:p>0.103098006999062</text:p>
          </table:table-cell>
          <table:table-cell office:value-type="float" office:value="60000" calcext:value-type="float">
            <text:p>60000</text:p>
          </table:table-cell>
          <table:table-cell office:value-type="float" office:value="44798.2965998126" calcext:value-type="float">
            <text:p>44798.2965998126</text:p>
          </table:table-cell>
        </table:table-row>
        <table:table-row table:style-name="ro1">
          <table:table-cell office:value-type="float" office:value="23.1838466959998" calcext:value-type="float">
            <text:p>23.183846695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2566.3263205934" calcext:value-type="float">
            <text:p>42566.3263205934</text:p>
          </table:table-cell>
          <table:table-cell office:value-type="float" office:value="0.103039625999372" calcext:value-type="float">
            <text:p>0.103039625999372</text:p>
          </table:table-cell>
          <table:table-cell office:value-type="float" office:value="60000" calcext:value-type="float">
            <text:p>60000</text:p>
          </table:table-cell>
          <table:table-cell office:value-type="float" office:value="57768.5857208053" calcext:value-type="float">
            <text:p>57768.5857208053</text:p>
          </table:table-cell>
        </table:table-row>
        <table:table-row table:style-name="ro1">
          <table:table-cell office:value-type="float" office:value="23.3856543580005" calcext:value-type="float">
            <text:p>23.385654358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74795.1162490426" calcext:value-type="float">
            <text:p>74795.1162490426</text:p>
          </table:table-cell>
          <table:table-cell office:value-type="float" office:value="0.102989715996955" calcext:value-type="float">
            <text:p>0.102989715996955</text:p>
          </table:table-cell>
          <table:table-cell office:value-type="float" office:value="60000" calcext:value-type="float">
            <text:p>60000</text:p>
          </table:table-cell>
          <table:table-cell office:value-type="float" office:value="74795.1162490426" calcext:value-type="float">
            <text:p>74795.1162490426</text:p>
          </table:table-cell>
        </table:table-row>
        <table:table-row table:style-name="ro1">
          <table:table-cell office:value-type="float" office:value="23.5875239490015" calcext:value-type="float">
            <text:p>23.587523949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7.0258730341" calcext:value-type="float">
            <text:p>74187.0258730341</text:p>
          </table:table-cell>
          <table:table-cell office:value-type="float" office:value="0.103994007997244" calcext:value-type="float">
            <text:p>0.103994007997244</text:p>
          </table:table-cell>
          <table:table-cell office:value-type="float" office:value="60000" calcext:value-type="float">
            <text:p>60000</text:p>
          </table:table-cell>
          <table:table-cell office:value-type="float" office:value="74187.0258730341" calcext:value-type="float">
            <text:p>74187.0258730341</text:p>
          </table:table-cell>
        </table:table-row>
        <table:table-row table:style-name="ro1">
          <table:table-cell office:value-type="float" office:value="23.7888515740015" calcext:value-type="float">
            <text:p>23.788851574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59592.8568488307" calcext:value-type="float">
            <text:p>59592.8568488307</text:p>
          </table:table-cell>
          <table:table-cell office:value-type="float" office:value="0.103062816997408" calcext:value-type="float">
            <text:p>0.103062816997408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0.5974486188" calcext:value-type="float">
            <text:p>44390.5974486188</text:p>
          </table:table-cell>
        </table:table-row>
        <table:table-row table:style-name="ro1">
          <table:table-cell office:value-type="float" office:value="23.9908623480005" calcext:value-type="float">
            <text:p>23.990862348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44390.5974486188" calcext:value-type="float">
            <text:p>44390.5974486188</text:p>
          </table:table-cell>
          <table:table-cell office:value-type="float" office:value="0.103214699000091" calcext:value-type="float">
            <text:p>0.103214699000091</text:p>
          </table:table-cell>
          <table:table-cell office:value-type="float" office:value="60000" calcext:value-type="float">
            <text:p>60000</text:p>
          </table:table-cell>
          <table:table-cell office:value-type="float" office:value="43782.5070726103" calcext:value-type="float">
            <text:p>43782.5070726103</text:p>
          </table:table-cell>
        </table:table-row>
        <table:table-row table:style-name="ro1">
          <table:table-cell office:value-type="float" office:value="24.1925336470013" calcext:value-type="float">
            <text:p>24.1925336470013</text:p>
          </table:table-cell>
          <table:table-cell office:value-type="float" office:value="75000" calcext:value-type="float">
            <text:p>75000</text:p>
          </table:table-cell>
          <table:table-cell office:value-type="float" office:value="42566.3263205934" calcext:value-type="float">
            <text:p>42566.3263205934</text:p>
          </table:table-cell>
          <table:table-cell office:value-type="float" office:value="0.102816832997632" calcext:value-type="float">
            <text:p>0.102816832997632</text:p>
          </table:table-cell>
          <table:table-cell office:value-type="float" office:value="60000" calcext:value-type="float">
            <text:p>60000</text:p>
          </table:table-cell>
          <table:table-cell office:value-type="float" office:value="58376.6760968138" calcext:value-type="float">
            <text:p>58376.6760968138</text:p>
          </table:table-cell>
        </table:table-row>
        <table:table-row table:style-name="ro1">
          <table:table-cell office:value-type="float" office:value="24.3954398319984" calcext:value-type="float">
            <text:p>24.395439831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5403.2066250511" calcext:value-type="float">
            <text:p>75403.2066250511</text:p>
          </table:table-cell>
          <table:table-cell office:value-type="float" office:value="0.103950937002082" calcext:value-type="float">
            <text:p>0.103950937002082</text:p>
          </table:table-cell>
          <table:table-cell office:value-type="float" office:value="60000" calcext:value-type="float">
            <text:p>60000</text:p>
          </table:table-cell>
          <table:table-cell office:value-type="float" office:value="75403.2066250511" calcext:value-type="float">
            <text:p>75403.2066250511</text:p>
          </table:table-cell>
        </table:table-row>
        <table:table-row table:style-name="ro1">
          <table:table-cell office:value-type="float" office:value="24.5973497140003" calcext:value-type="float">
            <text:p>24.597349714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2970.8451210172" calcext:value-type="float">
            <text:p>72970.8451210172</text:p>
          </table:table-cell>
          <table:table-cell office:value-type="float" office:value="0.105853981000109" calcext:value-type="float">
            <text:p>0.105853981000109</text:p>
          </table:table-cell>
          <table:table-cell office:value-type="float" office:value="60000" calcext:value-type="float">
            <text:p>60000</text:p>
          </table:table-cell>
          <table:table-cell office:value-type="float" office:value="72970.8451210172" calcext:value-type="float">
            <text:p>72970.8451210172</text:p>
          </table:table-cell>
        </table:table-row>
        <table:table-row table:style-name="ro1">
          <table:table-cell office:value-type="float" office:value="24.7990568140012" calcext:value-type="float">
            <text:p>24.799056814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57464.540532801" calcext:value-type="float">
            <text:p>57464.540532801</text:p>
          </table:table-cell>
          <table:table-cell office:value-type="float" office:value="0.103023845997086" calcext:value-type="float">
            <text:p>0.103023845997086</text:p>
          </table:table-cell>
          <table:table-cell office:value-type="float" office:value="60000" calcext:value-type="float">
            <text:p>60000</text:p>
          </table:table-cell>
          <table:table-cell office:value-type="float" office:value="42262.2811325891" calcext:value-type="float">
            <text:p>42262.2811325891</text:p>
          </table:table-cell>
        </table:table-row>
        <table:table-row table:style-name="ro1">
          <table:table-cell office:value-type="float" office:value="25.0017245150011" calcext:value-type="float">
            <text:p>25.001724515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43174.4166966018" calcext:value-type="float">
            <text:p>43174.4166966018</text:p>
          </table:table-cell>
          <table:table-cell office:value-type="float" office:value="0.102892474998953" calcext:value-type="float">
            <text:p>0.102892474998953</text:p>
          </table:table-cell>
          <table:table-cell office:value-type="float" office:value="60000" calcext:value-type="float">
            <text:p>60000</text:p>
          </table:table-cell>
          <table:table-cell office:value-type="float" office:value="43174.4166966018" calcext:value-type="float">
            <text:p>43174.4166966018</text:p>
          </table:table-cell>
        </table:table-row>
        <table:table-row table:style-name="ro1">
          <table:table-cell office:value-type="float" office:value="25.2032583330001" calcext:value-type="float">
            <text:p>25.203258333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8984.7664728222" calcext:value-type="float">
            <text:p>58984.7664728222</text:p>
          </table:table-cell>
          <table:table-cell office:value-type="float" office:value="0.102898545002972" calcext:value-type="float">
            <text:p>0.102898545002972</text:p>
          </table:table-cell>
          <table:table-cell office:value-type="float" office:value="60000" calcext:value-type="float">
            <text:p>60000</text:p>
          </table:table-cell>
          <table:table-cell office:value-type="float" office:value="74187.0258730341" calcext:value-type="float">
            <text:p>74187.0258730341</text:p>
          </table:table-cell>
        </table:table-row>
        <table:table-row table:style-name="ro1">
          <table:table-cell office:value-type="float" office:value="25.404454006999" calcext:value-type="float">
            <text:p>25.4044540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011.2970010596" calcext:value-type="float">
            <text:p>76011.2970010596</text:p>
          </table:table-cell>
          <table:table-cell office:value-type="float" office:value="0.102884504998656" calcext:value-type="float">
            <text:p>0.102884504998656</text:p>
          </table:table-cell>
          <table:table-cell office:value-type="float" office:value="60000" calcext:value-type="float">
            <text:p>60000</text:p>
          </table:table-cell>
          <table:table-cell office:value-type="float" office:value="76011.2970010596" calcext:value-type="float">
            <text:p>76011.2970010596</text:p>
          </table:table-cell>
        </table:table-row>
        <table:table-row table:style-name="ro1">
          <table:table-cell office:value-type="float" office:value="25.605714770998" calcext:value-type="float">
            <text:p>25.60571477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2362.7547450087" calcext:value-type="float">
            <text:p>72362.7547450087</text:p>
          </table:table-cell>
          <table:table-cell office:value-type="float" office:value="0.103000695999071" calcext:value-type="float">
            <text:p>0.103000695999071</text:p>
          </table:table-cell>
          <table:table-cell office:value-type="float" office:value="60000" calcext:value-type="float">
            <text:p>60000</text:p>
          </table:table-cell>
          <table:table-cell office:value-type="float" office:value="57160.4953447968" calcext:value-type="float">
            <text:p>57160.4953447968</text:p>
          </table:table-cell>
        </table:table-row>
        <table:table-row table:style-name="ro1">
          <table:table-cell office:value-type="float" office:value="25.8077509750001" calcext:value-type="float">
            <text:p>25.807750975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390.5974486188" calcext:value-type="float">
            <text:p>44390.5974486188</text:p>
          </table:table-cell>
          <table:table-cell office:value-type="float" office:value="0.102709582002717" calcext:value-type="float">
            <text:p>0.102709582002717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0.5974486188" calcext:value-type="float">
            <text:p>44390.5974486188</text:p>
          </table:table-cell>
        </table:table-row>
        <table:table-row table:style-name="ro1">
          <table:table-cell office:value-type="float" office:value="26.0094787950002" calcext:value-type="float">
            <text:p>26.009478795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4390.5974486188" calcext:value-type="float">
            <text:p>44390.5974486188</text:p>
          </table:table-cell>
          <table:table-cell office:value-type="float" office:value="0.102848914000788" calcext:value-type="float">
            <text:p>0.102848914000788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0.5974486188" calcext:value-type="float">
            <text:p>44390.5974486188</text:p>
          </table:table-cell>
        </table:table-row>
        <table:table-row table:style-name="ro1">
          <table:table-cell office:value-type="float" office:value="26.2116289699989" calcext:value-type="float">
            <text:p>26.211628969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61625.7492016302" calcext:value-type="float">
            <text:p>61625.7492016302</text:p>
          </table:table-cell>
          <table:table-cell office:value-type="float" office:value="0.103158517998963" calcext:value-type="float">
            <text:p>0.103158517998963</text:p>
          </table:table-cell>
          <table:table-cell office:value-type="float" office:value="60000" calcext:value-type="float">
            <text:p>60000</text:p>
          </table:table-cell>
          <table:table-cell office:value-type="float" office:value="77032.1865020378" calcext:value-type="float">
            <text:p>77032.1865020378</text:p>
          </table:table-cell>
        </table:table-row>
        <table:table-row table:style-name="ro1">
          <table:table-cell office:value-type="float" office:value="26.4136250730007" calcext:value-type="float">
            <text:p>26.413625073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68712.7103598177" calcext:value-type="float">
            <text:p>68712.7103598177</text:p>
          </table:table-cell>
          <table:table-cell office:value-type="float" office:value="0.102593580999383" calcext:value-type="float">
            <text:p>0.102593580999383</text:p>
          </table:table-cell>
          <table:table-cell office:value-type="float" office:value="60000" calcext:value-type="float">
            <text:p>60000</text:p>
          </table:table-cell>
          <table:table-cell office:value-type="float" office:value="68712.7103598177" calcext:value-type="float">
            <text:p>68712.7103598177</text:p>
          </table:table-cell>
        </table:table-row>
        <table:table-row table:style-name="ro1">
          <table:table-cell office:value-type="float" office:value="26.6154194439987" calcext:value-type="float">
            <text:p>26.615419443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77032.1865020378" calcext:value-type="float">
            <text:p>77032.1865020378</text:p>
          </table:table-cell>
          <table:table-cell office:value-type="float" office:value="0.103304619002301" calcext:value-type="float">
            <text:p>0.103304619002301</text:p>
          </table:table-cell>
          <table:table-cell office:value-type="float" office:value="60000" calcext:value-type="float">
            <text:p>60000</text:p>
          </table:table-cell>
          <table:table-cell office:value-type="float" office:value="57311.9467575161" calcext:value-type="float">
            <text:p>57311.9467575161</text:p>
          </table:table-cell>
        </table:table-row>
        <table:table-row table:style-name="ro1">
          <table:table-cell office:value-type="float" office:value="26.8178937929988" calcext:value-type="float">
            <text:p>26.817893792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39395.9351037629" calcext:value-type="float">
            <text:p>39395.9351037629</text:p>
          </table:table-cell>
          <table:table-cell office:value-type="float" office:value="0.103381740002078" calcext:value-type="float">
            <text:p>0.103381740002078</text:p>
          </table:table-cell>
          <table:table-cell office:value-type="float" office:value="60000" calcext:value-type="float">
            <text:p>60000</text:p>
          </table:table-cell>
          <table:table-cell office:value-type="float" office:value="43089.3040197407" calcext:value-type="float">
            <text:p>43089.3040197407</text:p>
          </table:table-cell>
        </table:table-row>
        <table:table-row table:style-name="ro1">
          <table:table-cell office:value-type="float" office:value="27.0199079669983" calcext:value-type="float">
            <text:p>27.0199079669983</text:p>
          </table:table-cell>
          <table:table-cell office:value-type="float" office:value="45000" calcext:value-type="float">
            <text:p>45000</text:p>
          </table:table-cell>
          <table:table-cell office:value-type="float" office:value="44320.4269917333" calcext:value-type="float">
            <text:p>44320.4269917333</text:p>
          </table:table-cell>
          <table:table-cell office:value-type="float" office:value="0.102424898999743" calcext:value-type="float">
            <text:p>0.102424898999743</text:p>
          </table:table-cell>
          <table:table-cell office:value-type="float" office:value="60000" calcext:value-type="float">
            <text:p>60000</text:p>
          </table:table-cell>
          <table:table-cell office:value-type="float" office:value="44320.4269917333" calcext:value-type="float">
            <text:p>44320.4269917333</text:p>
          </table:table-cell>
        </table:table-row>
        <table:table-row table:style-name="ro1">
          <table:table-cell office:value-type="float" office:value="27.2214033239979" calcext:value-type="float">
            <text:p>27.221403323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59093.9026556443" calcext:value-type="float">
            <text:p>59093.9026556443</text:p>
          </table:table-cell>
          <table:table-cell office:value-type="float" office:value="0.102697242000431" calcext:value-type="float">
            <text:p>0.102697242000431</text:p>
          </table:table-cell>
          <table:table-cell office:value-type="float" office:value="60000" calcext:value-type="float">
            <text:p>60000</text:p>
          </table:table-cell>
          <table:table-cell office:value-type="float" office:value="75098.501291548" calcext:value-type="float">
            <text:p>75098.501291548</text:p>
          </table:table-cell>
        </table:table-row>
        <table:table-row table:style-name="ro1">
          <table:table-cell office:value-type="float" office:value="27.4232268849992" calcext:value-type="float">
            <text:p>27.423226884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6204.1248558089" calcext:value-type="float">
            <text:p>76204.1248558089</text:p>
          </table:table-cell>
          <table:table-cell office:value-type="float" office:value="0.102925694998703" calcext:value-type="float">
            <text:p>0.102925694998703</text:p>
          </table:table-cell>
          <table:table-cell office:value-type="float" office:value="60000" calcext:value-type="float">
            <text:p>60000</text:p>
          </table:table-cell>
          <table:table-cell office:value-type="float" office:value="76204.1248558089" calcext:value-type="float">
            <text:p>76204.1248558089</text:p>
          </table:table-cell>
        </table:table-row>
        <table:table-row table:style-name="ro1">
          <table:table-cell office:value-type="float" office:value="27.624926864999" calcext:value-type="float">
            <text:p>27.62492686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975.026067812" calcext:value-type="float">
            <text:p>74975.026067812</text:p>
          </table:table-cell>
          <table:table-cell office:value-type="float" office:value="0.103628044002107" calcext:value-type="float">
            <text:p>0.103628044002107</text:p>
          </table:table-cell>
          <table:table-cell office:value-type="float" office:value="60000" calcext:value-type="float">
            <text:p>60000</text:p>
          </table:table-cell>
          <table:table-cell office:value-type="float" office:value="59611.2912178505" calcext:value-type="float">
            <text:p>59611.2912178505</text:p>
          </table:table-cell>
        </table:table-row>
        <table:table-row table:style-name="ro1">
          <table:table-cell office:value-type="float" office:value="27.8269501690011" calcext:value-type="float">
            <text:p>27.826950169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43018.4575798921" calcext:value-type="float">
            <text:p>43018.4575798921</text:p>
          </table:table-cell>
          <table:table-cell office:value-type="float" office:value="0.10198818400022" calcext:value-type="float">
            <text:p>0.10198818400022</text:p>
          </table:table-cell>
          <table:table-cell office:value-type="float" office:value="60000" calcext:value-type="float">
            <text:p>60000</text:p>
          </table:table-cell>
          <table:table-cell office:value-type="float" office:value="43018.4575798921" calcext:value-type="float">
            <text:p>43018.4575798921</text:p>
          </table:table-cell>
        </table:table-row>
        <table:table-row table:style-name="ro1">
          <table:table-cell office:value-type="float" office:value="28.02877687" calcext:value-type="float">
            <text:p>28.02877687</text:p>
          </table:table-cell>
          <table:table-cell office:value-type="float" office:value="45000" calcext:value-type="float">
            <text:p>45000</text:p>
          </table:table-cell>
          <table:table-cell office:value-type="float" office:value="44862.1057618875" calcext:value-type="float">
            <text:p>44862.1057618875</text:p>
          </table:table-cell>
          <table:table-cell office:value-type="float" office:value="0.103604982999968" calcext:value-type="float">
            <text:p>0.103604982999968</text:p>
          </table:table-cell>
          <table:table-cell office:value-type="float" office:value="60000" calcext:value-type="float">
            <text:p>60000</text:p>
          </table:table-cell>
          <table:table-cell office:value-type="float" office:value="44862.1057618875" calcext:value-type="float">
            <text:p>44862.1057618875</text:p>
          </table:table-cell>
        </table:table-row>
        <table:table-row table:style-name="ro1">
          <table:table-cell office:value-type="float" office:value="28.2316915049996" calcext:value-type="float">
            <text:p>28.231691504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58745.1939841267" calcext:value-type="float">
            <text:p>58745.1939841267</text:p>
          </table:table-cell>
          <table:table-cell office:value-type="float" office:value="0.103069136999693" calcext:value-type="float">
            <text:p>0.103069136999693</text:p>
          </table:table-cell>
          <table:table-cell office:value-type="float" office:value="60000" calcext:value-type="float">
            <text:p>60000</text:p>
          </table:table-cell>
          <table:table-cell office:value-type="float" office:value="74043.4215841597" calcext:value-type="float">
            <text:p>74043.4215841597</text:p>
          </table:table-cell>
        </table:table-row>
        <table:table-row table:style-name="ro1">
          <table:table-cell office:value-type="float" office:value="28.4346676899986" calcext:value-type="float">
            <text:p>28.434667689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67.2797921623" calcext:value-type="float">
            <text:p>75267.2797921623</text:p>
          </table:table-cell>
          <table:table-cell office:value-type="float" office:value="0.102767573000165" calcext:value-type="float">
            <text:p>0.102767573000165</text:p>
          </table:table-cell>
          <table:table-cell office:value-type="float" office:value="60000" calcext:value-type="float">
            <text:p>60000</text:p>
          </table:table-cell>
          <table:table-cell office:value-type="float" office:value="75267.2797921623" calcext:value-type="float">
            <text:p>75267.2797921623</text:p>
          </table:table-cell>
        </table:table-row>
        <table:table-row table:style-name="ro1">
          <table:table-cell office:value-type="float" office:value="28.6372198499994" calcext:value-type="float">
            <text:p>28.637219849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74961.3152401616" calcext:value-type="float">
            <text:p>74961.3152401616</text:p>
          </table:table-cell>
          <table:table-cell office:value-type="float" office:value="0.103698504000931" calcext:value-type="float">
            <text:p>0.103698504000931</text:p>
          </table:table-cell>
          <table:table-cell office:value-type="float" office:value="60000" calcext:value-type="float">
            <text:p>60000</text:p>
          </table:table-cell>
          <table:table-cell office:value-type="float" office:value="59663.0876401287" calcext:value-type="float">
            <text:p>59663.0876401287</text:p>
          </table:table-cell>
        </table:table-row>
        <table:table-row table:style-name="ro1">
          <table:table-cell office:value-type="float" office:value="28.8790567750002" calcext:value-type="float">
            <text:p>28.879056775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36103.8171360779" calcext:value-type="float">
            <text:p>36103.8171360779</text:p>
          </table:table-cell>
          <table:table-cell office:value-type="float" office:value="0.166485263998766" calcext:value-type="float">
            <text:p>0.166485263998766</text:p>
          </table:table-cell>
          <table:table-cell office:value-type="float" office:value="60000" calcext:value-type="float">
            <text:p>60000</text:p>
          </table:table-cell>
          <table:table-cell office:value-type="float" office:value="36103.8171360779" calcext:value-type="float">
            <text:p>36103.8171360779</text:p>
          </table:table-cell>
        </table:table-row>
        <table:table-row table:style-name="ro1">
          <table:table-cell office:value-type="float" office:value="29.0827018890013" calcext:value-type="float">
            <text:p>29.082701889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0.8245920963" calcext:value-type="float">
            <text:p>44670.8245920963</text:p>
          </table:table-cell>
          <table:table-cell office:value-type="float" office:value="0.103262869000901" calcext:value-type="float">
            <text:p>0.103262869000901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0.8245920963" calcext:value-type="float">
            <text:p>44670.8245920963</text:p>
          </table:table-cell>
        </table:table-row>
        <table:table-row table:style-name="ro1">
          <table:table-cell office:value-type="float" office:value="29.2845716699994" calcext:value-type="float">
            <text:p>29.284571669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61192.910400132" calcext:value-type="float">
            <text:p>61192.910400132</text:p>
          </table:table-cell>
          <table:table-cell office:value-type="float" office:value="0.112060765000933" calcext:value-type="float">
            <text:p>0.112060765000933</text:p>
          </table:table-cell>
          <table:table-cell office:value-type="float" office:value="60000" calcext:value-type="float">
            <text:p>60000</text:p>
          </table:table-cell>
          <table:table-cell office:value-type="float" office:value="76491.1380001649" calcext:value-type="float">
            <text:p>76491.1380001649</text:p>
          </table:table-cell>
        </table:table-row>
        <table:table-row table:style-name="ro1">
          <table:table-cell office:value-type="float" office:value="29.4868287270001" calcext:value-type="float">
            <text:p>29.486828727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491.1380001649" calcext:value-type="float">
            <text:p>76491.1380001649</text:p>
          </table:table-cell>
          <table:table-cell office:value-type="float" office:value="0.103711404000933" calcext:value-type="float">
            <text:p>0.103711404000933</text:p>
          </table:table-cell>
          <table:table-cell office:value-type="float" office:value="60000" calcext:value-type="float">
            <text:p>60000</text:p>
          </table:table-cell>
          <table:table-cell office:value-type="float" office:value="76491.1380001649" calcext:value-type="float">
            <text:p>76491.1380001649</text:p>
          </table:table-cell>
        </table:table-row>
        <table:table-row table:style-name="ro1">
          <table:table-cell office:value-type="float" office:value="29.6898062020009" calcext:value-type="float">
            <text:p>29.689806202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76491.1380001649" calcext:value-type="float">
            <text:p>76491.1380001649</text:p>
          </table:table-cell>
          <table:table-cell office:value-type="float" office:value="0.103503892001754" calcext:value-type="float">
            <text:p>0.103503892001754</text:p>
          </table:table-cell>
          <table:table-cell office:value-type="float" office:value="60000" calcext:value-type="float">
            <text:p>60000</text:p>
          </table:table-cell>
          <table:table-cell office:value-type="float" office:value="61192.910400132" calcext:value-type="float">
            <text:p>61192.910400132</text:p>
          </table:table-cell>
        </table:table-row>
        <table:table-row table:style-name="ro1">
          <table:table-cell office:value-type="float" office:value="29.8912675690008" calcext:value-type="float">
            <text:p>29.891267569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94.682800099" calcext:value-type="float">
            <text:p>45894.682800099</text:p>
          </table:table-cell>
          <table:table-cell office:value-type="float" office:value="0.101284005002526" calcext:value-type="float">
            <text:p>0.101284005002526</text:p>
          </table:table-cell>
          <table:table-cell office:value-type="float" office:value="60000" calcext:value-type="float">
            <text:p>60000</text:p>
          </table:table-cell>
          <table:table-cell office:value-type="float" office:value="45894.682800099" calcext:value-type="float">
            <text:p>45894.682800099</text:p>
          </table:table-cell>
        </table:table-row>
        <table:table-row table:style-name="ro1">
          <table:table-cell office:value-type="float" office:value="30.0938223789999" calcext:value-type="float">
            <text:p>30.093822378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976.789144097" calcext:value-type="float">
            <text:p>44976.789144097</text:p>
          </table:table-cell>
          <table:table-cell office:value-type="float" office:value="0.102779294000356" calcext:value-type="float">
            <text:p>0.102779294000356</text:p>
          </table:table-cell>
          <table:table-cell office:value-type="float" office:value="60000" calcext:value-type="float">
            <text:p>60000</text:p>
          </table:table-cell>
          <table:table-cell office:value-type="float" office:value="44364.8600400957" calcext:value-type="float">
            <text:p>44364.8600400957</text:p>
          </table:table-cell>
        </table:table-row>
        <table:table-row table:style-name="ro1">
          <table:table-cell office:value-type="float" office:value="30.295143274001" calcext:value-type="float">
            <text:p>30.29514327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8947.2909114702" calcext:value-type="float">
            <text:p>58947.2909114702</text:p>
          </table:table-cell>
          <table:table-cell office:value-type="float" office:value="0.103375169997889" calcext:value-type="float">
            <text:p>0.103375169997889</text:p>
          </table:table-cell>
          <table:table-cell office:value-type="float" office:value="60000" calcext:value-type="float">
            <text:p>60000</text:p>
          </table:table-cell>
          <table:table-cell office:value-type="float" office:value="74747.5956918643" calcext:value-type="float">
            <text:p>74747.5956918643</text:p>
          </table:table-cell>
        </table:table-row>
        <table:table-row table:style-name="ro1">
          <table:table-cell office:value-type="float" office:value="30.4970000159992" calcext:value-type="float">
            <text:p>30.49700001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4747.5956918643" calcext:value-type="float">
            <text:p>74747.5956918643</text:p>
          </table:table-cell>
          <table:table-cell office:value-type="float" office:value="0.102831394000532" calcext:value-type="float">
            <text:p>0.102831394000532</text:p>
          </table:table-cell>
          <table:table-cell office:value-type="float" office:value="60000" calcext:value-type="float">
            <text:p>60000</text:p>
          </table:table-cell>
          <table:table-cell office:value-type="float" office:value="74747.5956918643" calcext:value-type="float">
            <text:p>74747.5956918643</text:p>
          </table:table-cell>
        </table:table-row>
        <table:table-row table:style-name="ro1">
          <table:table-cell office:value-type="float" office:value="30.6996155369998" calcext:value-type="float">
            <text:p>30.699615536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2316.7795718036" calcext:value-type="float">
            <text:p>72316.7795718036</text:p>
          </table:table-cell>
          <table:table-cell office:value-type="float" office:value="0.104743367002811" calcext:value-type="float">
            <text:p>0.104743367002811</text:p>
          </table:table-cell>
          <table:table-cell office:value-type="float" office:value="60000" calcext:value-type="float">
            <text:p>60000</text:p>
          </table:table-cell>
          <table:table-cell office:value-type="float" office:value="56516.4747914096" calcext:value-type="float">
            <text:p>56516.4747914096</text:p>
          </table:table-cell>
        </table:table-row>
        <table:table-row table:style-name="ro1">
          <table:table-cell office:value-type="float" office:value="30.902204607999" calcext:value-type="float">
            <text:p>30.90220460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539.282101061" calcext:value-type="float">
            <text:p>42539.282101061</text:p>
          </table:table-cell>
          <table:table-cell office:value-type="float" office:value="0.102596361000906" calcext:value-type="float">
            <text:p>0.1025963610009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146.9861310761" calcext:value-type="float">
            <text:p>43146.9861310761</text:p>
          </table:table-cell>
        </table:table-row>
        <table:table-row table:style-name="ro1">
          <table:table-cell office:value-type="float" office:value="31.1048930789984" calcext:value-type="float">
            <text:p>31.104893078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45577.8022511367" calcext:value-type="float">
            <text:p>45577.8022511367</text:p>
          </table:table-cell>
          <table:table-cell office:value-type="float" office:value="0.103210978002608" calcext:value-type="float">
            <text:p>0.103210978002608</text:p>
          </table:table-cell>
          <table:table-cell office:value-type="float" office:value="60000" calcext:value-type="float">
            <text:p>60000</text:p>
          </table:table-cell>
          <table:table-cell office:value-type="float" office:value="60770.4030015157" calcext:value-type="float">
            <text:p>60770.4030015157</text:p>
          </table:table-cell>
        </table:table-row>
        <table:table-row table:style-name="ro1">
          <table:table-cell office:value-type="float" office:value="31.306200523999" calcext:value-type="float">
            <text:p>31.30620052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9.8916618491" calcext:value-type="float">
            <text:p>74139.8916618491</text:p>
          </table:table-cell>
          <table:table-cell office:value-type="float" office:value="0.10358693300077" calcext:value-type="float">
            <text:p>0.10358693300077</text:p>
          </table:table-cell>
          <table:table-cell office:value-type="float" office:value="60000" calcext:value-type="float">
            <text:p>60000</text:p>
          </table:table-cell>
          <table:table-cell office:value-type="float" office:value="74139.8916618491" calcext:value-type="float">
            <text:p>74139.8916618491</text:p>
          </table:table-cell>
        </table:table-row>
        <table:table-row table:style-name="ro1">
          <table:table-cell office:value-type="float" office:value="31.5089337370009" calcext:value-type="float">
            <text:p>31.508933737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73532.187631834" calcext:value-type="float">
            <text:p>73532.187631834</text:p>
          </table:table-cell>
          <table:table-cell office:value-type="float" office:value="0.102869704001932" calcext:value-type="float">
            <text:p>0.102869704001932</text:p>
          </table:table-cell>
          <table:table-cell office:value-type="float" office:value="60000" calcext:value-type="float">
            <text:p>60000</text:p>
          </table:table-cell>
          <table:table-cell office:value-type="float" office:value="73532.187631834" calcext:value-type="float">
            <text:p>73532.187631834</text:p>
          </table:table-cell>
        </table:table-row>
        <table:table-row table:style-name="ro1">
          <table:table-cell office:value-type="float" office:value="31.7126595010013" calcext:value-type="float">
            <text:p>31.712659501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50135.5824762504" calcext:value-type="float">
            <text:p>50135.5824762504</text:p>
          </table:table-cell>
          <table:table-cell office:value-type="float" office:value="0.102824904002773" calcext:value-type="float">
            <text:p>0.102824904002773</text:p>
          </table:table-cell>
          <table:table-cell office:value-type="float" office:value="60000" calcext:value-type="float">
            <text:p>60000</text:p>
          </table:table-cell>
          <table:table-cell office:value-type="float" office:value="34942.9817258715" calcext:value-type="float">
            <text:p>34942.9817258715</text:p>
          </table:table-cell>
        </table:table-row>
        <table:table-row table:style-name="ro1">
          <table:table-cell office:value-type="float" office:value="31.9159972310008" calcext:value-type="float">
            <text:p>31.915997231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45577.8022511367" calcext:value-type="float">
            <text:p>45577.8022511367</text:p>
          </table:table-cell>
          <table:table-cell office:value-type="float" office:value="0.103126836998854" calcext:value-type="float">
            <text:p>0.103126836998854</text:p>
          </table:table-cell>
          <table:table-cell office:value-type="float" office:value="60000" calcext:value-type="float">
            <text:p>60000</text:p>
          </table:table-cell>
          <table:table-cell office:value-type="float" office:value="45577.8022511367" calcext:value-type="float">
            <text:p>45577.8022511367</text:p>
          </table:table-cell>
        </table:table-row>
        <table:table-row table:style-name="ro1">
          <table:table-cell office:value-type="float" office:value="32.1185681210009" calcext:value-type="float">
            <text:p>32.118568121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44970.0982211216" calcext:value-type="float">
            <text:p>44970.0982211216</text:p>
          </table:table-cell>
          <table:table-cell office:value-type="float" office:value="0.103762465001637" calcext:value-type="float">
            <text:p>0.103762465001637</text:p>
          </table:table-cell>
          <table:table-cell office:value-type="float" office:value="60000" calcext:value-type="float">
            <text:p>60000</text:p>
          </table:table-cell>
          <table:table-cell office:value-type="float" office:value="60162.6989715005" calcext:value-type="float">
            <text:p>60162.6989715005</text:p>
          </table:table-cell>
        </table:table-row>
        <table:table-row table:style-name="ro1">
          <table:table-cell office:value-type="float" office:value="32.3213683440008" calcext:value-type="float">
            <text:p>32.321368344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73228.3356168264" calcext:value-type="float">
            <text:p>73228.3356168264</text:p>
          </table:table-cell>
          <table:table-cell office:value-type="float" office:value="0.102914384002361" calcext:value-type="float">
            <text:p>0.102914384002361</text:p>
          </table:table-cell>
          <table:table-cell office:value-type="float" office:value="60000" calcext:value-type="float">
            <text:p>60000</text:p>
          </table:table-cell>
          <table:table-cell office:value-type="float" office:value="73228.3356168264" calcext:value-type="float">
            <text:p>73228.3356168264</text:p>
          </table:table-cell>
        </table:table-row>
        <table:table-row table:style-name="ro1">
          <table:table-cell office:value-type="float" office:value="32.5231595149999" calcext:value-type="float">
            <text:p>32.52315951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9.8916618491" calcext:value-type="float">
            <text:p>74139.8916618491</text:p>
          </table:table-cell>
          <table:table-cell office:value-type="float" office:value="0.102930355002172" calcext:value-type="float">
            <text:p>0.102930355002172</text:p>
          </table:table-cell>
          <table:table-cell office:value-type="float" office:value="60000" calcext:value-type="float">
            <text:p>60000</text:p>
          </table:table-cell>
          <table:table-cell office:value-type="float" office:value="74139.8916618491" calcext:value-type="float">
            <text:p>74139.8916618491</text:p>
          </table:table-cell>
        </table:table-row>
        <table:table-row table:style-name="ro1">
          <table:table-cell office:value-type="float" office:value="32.7251105479991" calcext:value-type="float">
            <text:p>32.7251105479991</text:p>
          </table:table-cell>
          <table:table-cell office:value-type="float" office:value="45000" calcext:value-type="float">
            <text:p>45000</text:p>
          </table:table-cell>
          <table:table-cell office:value-type="float" office:value="53477.9546413338" calcext:value-type="float">
            <text:p>53477.9546413338</text:p>
          </table:table-cell>
          <table:table-cell office:value-type="float" office:value="0.103544951998629" calcext:value-type="float">
            <text:p>0.103544951998629</text:p>
          </table:table-cell>
          <table:table-cell office:value-type="float" office:value="60000" calcext:value-type="float">
            <text:p>60000</text:p>
          </table:table-cell>
          <table:table-cell office:value-type="float" office:value="38285.3538909549" calcext:value-type="float">
            <text:p>38285.3538909549</text:p>
          </table:table-cell>
        </table:table-row>
        <table:table-row table:style-name="ro1">
          <table:table-cell office:value-type="float" office:value="32.9283963870003" calcext:value-type="float">
            <text:p>32.9283963870003</text:p>
          </table:table-cell>
          <table:table-cell office:value-type="float" office:value="45000" calcext:value-type="float">
            <text:p>45000</text:p>
          </table:table-cell>
          <table:table-cell office:value-type="float" office:value="45577.8022511367" calcext:value-type="float">
            <text:p>45577.8022511367</text:p>
          </table:table-cell>
          <table:table-cell office:value-type="float" office:value="0.10416228000031" calcext:value-type="float">
            <text:p>0.10416228000031</text:p>
          </table:table-cell>
          <table:table-cell office:value-type="float" office:value="60000" calcext:value-type="float">
            <text:p>60000</text:p>
          </table:table-cell>
          <table:table-cell office:value-type="float" office:value="45577.8022511367" calcext:value-type="float">
            <text:p>45577.8022511367</text:p>
          </table:table-cell>
        </table:table-row>
        <table:table-row table:style-name="ro1">
          <table:table-cell office:value-type="float" office:value="33.1319233789982" calcext:value-type="float">
            <text:p>33.131923378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43770.4384330718" calcext:value-type="float">
            <text:p>43770.4384330718</text:p>
          </table:table-cell>
          <table:table-cell office:value-type="float" office:value="0.105118681000022" calcext:value-type="float">
            <text:p>0.105118681000022</text:p>
          </table:table-cell>
          <table:table-cell office:value-type="float" office:value="60000" calcext:value-type="float">
            <text:p>60000</text:p>
          </table:table-cell>
          <table:table-cell office:value-type="float" office:value="58963.0391834507" calcext:value-type="float">
            <text:p>58963.0391834507</text:p>
          </table:table-cell>
        </table:table-row>
        <table:table-row table:style-name="ro1">
          <table:table-cell office:value-type="float" office:value="33.3345117200006" calcext:value-type="float">
            <text:p>33.334511720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74484.9580866576" calcext:value-type="float">
            <text:p>74484.9580866576</text:p>
          </table:table-cell>
          <table:table-cell office:value-type="float" office:value="0.105428715000016" calcext:value-type="float">
            <text:p>0.105428715000016</text:p>
          </table:table-cell>
          <table:table-cell office:value-type="float" office:value="60000" calcext:value-type="float">
            <text:p>60000</text:p>
          </table:table-cell>
          <table:table-cell office:value-type="float" office:value="74484.9580866576" calcext:value-type="float">
            <text:p>74484.9580866576</text:p>
          </table:table-cell>
        </table:table-row>
        <table:table-row table:style-name="ro1">
          <table:table-cell office:value-type="float" office:value="33.537254521998" calcext:value-type="float">
            <text:p>33.53725452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484.9580866576" calcext:value-type="float">
            <text:p>74484.9580866576</text:p>
          </table:table-cell>
          <table:table-cell office:value-type="float" office:value="0.102998346003005" calcext:value-type="float">
            <text:p>0.102998346003005</text:p>
          </table:table-cell>
          <table:table-cell office:value-type="float" office:value="60000" calcext:value-type="float">
            <text:p>60000</text:p>
          </table:table-cell>
          <table:table-cell office:value-type="float" office:value="74484.9580866576" calcext:value-type="float">
            <text:p>74484.9580866576</text:p>
          </table:table-cell>
        </table:table-row>
        <table:table-row table:style-name="ro1">
          <table:table-cell office:value-type="float" office:value="33.7388767109987" calcext:value-type="float">
            <text:p>33.738876710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60326.6602685326" calcext:value-type="float">
            <text:p>60326.6602685326</text:p>
          </table:table-cell>
          <table:table-cell office:value-type="float" office:value="0.102843723998376" calcext:value-type="float">
            <text:p>0.10284372399837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37.2061183967" calcext:value-type="float">
            <text:p>44937.2061183967</text:p>
          </table:table-cell>
        </table:table-row>
        <table:table-row table:style-name="ro1">
          <table:table-cell office:value-type="float" office:value="33.940643512" calcext:value-type="float">
            <text:p>33.940643512</text:p>
          </table:table-cell>
          <table:table-cell office:value-type="float" office:value="45000" calcext:value-type="float">
            <text:p>45000</text:p>
          </table:table-cell>
          <table:table-cell office:value-type="float" office:value="43706.0497863859" calcext:value-type="float">
            <text:p>43706.0497863859</text:p>
          </table:table-cell>
          <table:table-cell office:value-type="float" office:value="0.102803723999386" calcext:value-type="float">
            <text:p>0.1028037239993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06.0497863859" calcext:value-type="float">
            <text:p>43706.0497863859</text:p>
          </table:table-cell>
        </table:table-row>
        <table:table-row table:style-name="ro1">
          <table:table-cell office:value-type="float" office:value="34.1418512249984" calcext:value-type="float">
            <text:p>34.141851224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46168.3624504076" calcext:value-type="float">
            <text:p>46168.3624504076</text:p>
          </table:table-cell>
          <table:table-cell office:value-type="float" office:value="0.102637230997061" calcext:value-type="float">
            <text:p>0.102637230997061</text:p>
          </table:table-cell>
          <table:table-cell office:value-type="float" office:value="60000" calcext:value-type="float">
            <text:p>60000</text:p>
          </table:table-cell>
          <table:table-cell office:value-type="float" office:value="61557.8166005435" calcext:value-type="float">
            <text:p>61557.8166005435</text:p>
          </table:table-cell>
        </table:table-row>
        <table:table-row table:style-name="ro1">
          <table:table-cell office:value-type="float" office:value="34.3444526560015" calcext:value-type="float">
            <text:p>34.344452656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77102.7929995398" calcext:value-type="float">
            <text:p>77102.7929995398</text:p>
          </table:table-cell>
          <table:table-cell office:value-type="float" office:value="0.102626130999852" calcext:value-type="float">
            <text:p>0.102626130999852</text:p>
          </table:table-cell>
          <table:table-cell office:value-type="float" office:value="60000" calcext:value-type="float">
            <text:p>60000</text:p>
          </table:table-cell>
          <table:table-cell office:value-type="float" office:value="77102.7929995398" calcext:value-type="float">
            <text:p>77102.7929995398</text:p>
          </table:table-cell>
        </table:table-row>
        <table:table-row table:style-name="ro1">
          <table:table-cell office:value-type="float" office:value="34.5471525879984" calcext:value-type="float">
            <text:p>34.547152587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6977.9232477958" calcext:value-type="float">
            <text:p>76977.9232477958</text:p>
          </table:table-cell>
          <table:table-cell office:value-type="float" office:value="0.102458798999578" calcext:value-type="float">
            <text:p>0.102458798999578</text:p>
          </table:table-cell>
          <table:table-cell office:value-type="float" office:value="60000" calcext:value-type="float">
            <text:p>60000</text:p>
          </table:table-cell>
          <table:table-cell office:value-type="float" office:value="76977.9232477958" calcext:value-type="float">
            <text:p>76977.9232477958</text:p>
          </table:table-cell>
        </table:table-row>
        <table:table-row table:style-name="ro1">
          <table:table-cell office:value-type="float" office:value="34.7524457709988" calcext:value-type="float">
            <text:p>34.752445770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42179.3398409391" calcext:value-type="float">
            <text:p>42179.3398409391</text:p>
          </table:table-cell>
          <table:table-cell office:value-type="float" office:value="0.112747674000275" calcext:value-type="float">
            <text:p>0.112747674000275</text:p>
          </table:table-cell>
          <table:table-cell office:value-type="float" office:value="60000" calcext:value-type="float">
            <text:p>60000</text:p>
          </table:table-cell>
          <table:table-cell office:value-type="float" office:value="26785.4201909613" calcext:value-type="float">
            <text:p>26785.4201909613</text:p>
          </table:table-cell>
        </table:table-row>
        <table:table-row table:style-name="ro1">
          <table:table-cell office:value-type="float" office:value="34.9535361939998" calcext:value-type="float">
            <text:p>34.953536193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6106.4595498101" calcext:value-type="float">
            <text:p>46106.4595498101</text:p>
          </table:table-cell>
          <table:table-cell office:value-type="float" office:value="0.102792123001564" calcext:value-type="float">
            <text:p>0.102792123001564</text:p>
          </table:table-cell>
          <table:table-cell office:value-type="float" office:value="60000" calcext:value-type="float">
            <text:p>60000</text:p>
          </table:table-cell>
          <table:table-cell office:value-type="float" office:value="46106.4595498101" calcext:value-type="float">
            <text:p>46106.4595498101</text:p>
          </table:table-cell>
        </table:table-row>
        <table:table-row table:style-name="ro1">
          <table:table-cell office:value-type="float" office:value="35.1556412290011" calcext:value-type="float">
            <text:p>35.155641229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46106.4595498101" calcext:value-type="float">
            <text:p>46106.4595498101</text:p>
          </table:table-cell>
          <table:table-cell office:value-type="float" office:value="0.10350106199985" calcext:value-type="float">
            <text:p>0.10350106199985</text:p>
          </table:table-cell>
          <table:table-cell office:value-type="float" office:value="60000" calcext:value-type="float">
            <text:p>60000</text:p>
          </table:table-cell>
          <table:table-cell office:value-type="float" office:value="61475.2793997468" calcext:value-type="float">
            <text:p>61475.2793997468</text:p>
          </table:table-cell>
        </table:table-row>
        <table:table-row table:style-name="ro1">
          <table:table-cell office:value-type="float" office:value="35.3574790300008" calcext:value-type="float">
            <text:p>35.357479030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76844.0992496835" calcext:value-type="float">
            <text:p>76844.0992496835</text:p>
          </table:table-cell>
          <table:table-cell office:value-type="float" office:value="0.103731824998249" calcext:value-type="float">
            <text:p>0.103731824998249</text:p>
          </table:table-cell>
          <table:table-cell office:value-type="float" office:value="60000" calcext:value-type="float">
            <text:p>60000</text:p>
          </table:table-cell>
          <table:table-cell office:value-type="float" office:value="76844.0992496835" calcext:value-type="float">
            <text:p>76844.0992496835</text:p>
          </table:table-cell>
        </table:table-row>
        <table:table-row table:style-name="ro1">
          <table:table-cell office:value-type="float" office:value="35.5596664160003" calcext:value-type="float">
            <text:p>35.559666416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921.9700586873" calcext:value-type="float">
            <text:p>75921.9700586873</text:p>
          </table:table-cell>
          <table:table-cell office:value-type="float" office:value="0.103194007999264" calcext:value-type="float">
            <text:p>0.103194007999264</text:p>
          </table:table-cell>
          <table:table-cell office:value-type="float" office:value="60000" calcext:value-type="float">
            <text:p>60000</text:p>
          </table:table-cell>
          <table:table-cell office:value-type="float" office:value="75921.9700586873" calcext:value-type="float">
            <text:p>75921.9700586873</text:p>
          </table:table-cell>
        </table:table-row>
        <table:table-row table:style-name="ro1">
          <table:table-cell office:value-type="float" office:value="35.761334275001" calcext:value-type="float">
            <text:p>35.76133427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5327.7514597721" calcext:value-type="float">
            <text:p>55327.7514597721</text:p>
          </table:table-cell>
          <table:table-cell office:value-type="float" office:value="0.101949023999623" calcext:value-type="float">
            <text:p>0.101949023999623</text:p>
          </table:table-cell>
          <table:table-cell office:value-type="float" office:value="60000" calcext:value-type="float">
            <text:p>60000</text:p>
          </table:table-cell>
          <table:table-cell office:value-type="float" office:value="39344.178815838" calcext:value-type="float">
            <text:p>39344.178815838</text:p>
          </table:table-cell>
        </table:table-row>
        <table:table-row table:style-name="ro1">
          <table:table-cell office:value-type="float" office:value="35.9633835999994" calcext:value-type="float">
            <text:p>35.963383599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3647.4483738202" calcext:value-type="float">
            <text:p>43647.4483738202</text:p>
          </table:table-cell>
          <table:table-cell office:value-type="float" office:value="0.103256439000688" calcext:value-type="float">
            <text:p>0.103256439000688</text:p>
          </table:table-cell>
          <table:table-cell office:value-type="float" office:value="60000" calcext:value-type="float">
            <text:p>60000</text:p>
          </table:table-cell>
          <table:table-cell office:value-type="float" office:value="44262.2011678177" calcext:value-type="float">
            <text:p>44262.2011678177</text:p>
          </table:table-cell>
        </table:table-row>
        <table:table-row table:style-name="ro1">
          <table:table-cell office:value-type="float" office:value="36.1654900639987" calcext:value-type="float">
            <text:p>36.1654900639987</text:p>
          </table:table-cell>
          <table:table-cell office:value-type="float" office:value="75000" calcext:value-type="float">
            <text:p>75000</text:p>
          </table:table-cell>
          <table:table-cell office:value-type="float" office:value="44653.6725118349" calcext:value-type="float">
            <text:p>44653.6725118349</text:p>
          </table:table-cell>
          <table:table-cell office:value-type="float" office:value="0.102914884999336" calcext:value-type="float">
            <text:p>0.102914884999336</text:p>
          </table:table-cell>
          <table:table-cell office:value-type="float" office:value="60000" calcext:value-type="float">
            <text:p>60000</text:p>
          </table:table-cell>
          <table:table-cell office:value-type="float" office:value="59946.0261117783" calcext:value-type="float">
            <text:p>59946.0261117783</text:p>
          </table:table-cell>
        </table:table-row>
        <table:table-row table:style-name="ro1">
          <table:table-cell office:value-type="float" office:value="36.3673987469992" calcext:value-type="float">
            <text:p>36.367398746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8.3797117218" calcext:value-type="float">
            <text:p>75238.3797117218</text:p>
          </table:table-cell>
          <table:table-cell office:value-type="float" office:value="0.102816963000805" calcext:value-type="float">
            <text:p>0.102816963000805</text:p>
          </table:table-cell>
          <table:table-cell office:value-type="float" office:value="60000" calcext:value-type="float">
            <text:p>60000</text:p>
          </table:table-cell>
          <table:table-cell office:value-type="float" office:value="75238.3797117218" calcext:value-type="float">
            <text:p>75238.3797117218</text:p>
          </table:table-cell>
        </table:table-row>
        <table:table-row table:style-name="ro1">
          <table:table-cell office:value-type="float" office:value="36.5694067699988" calcext:value-type="float">
            <text:p>36.569406769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74626.6855677241" calcext:value-type="float">
            <text:p>74626.6855677241</text:p>
          </table:table-cell>
          <table:table-cell office:value-type="float" office:value="0.102899354002147" calcext:value-type="float">
            <text:p>0.10289935400214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26.6855677241" calcext:value-type="float">
            <text:p>74626.6855677241</text:p>
          </table:table-cell>
        </table:table-row>
        <table:table-row table:style-name="ro1">
          <table:table-cell office:value-type="float" office:value="36.7711714409998" calcext:value-type="float">
            <text:p>36.771171440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8722.6378237829" calcext:value-type="float">
            <text:p>58722.6378237829</text:p>
          </table:table-cell>
          <table:table-cell office:value-type="float" office:value="0.103075617000286" calcext:value-type="float">
            <text:p>0.1030756170002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430.2842238394" calcext:value-type="float">
            <text:p>43430.2842238394</text:p>
          </table:table-cell>
        </table:table-row>
        <table:table-row table:style-name="ro1">
          <table:table-cell office:value-type="float" office:value="36.9743928589996" calcext:value-type="float">
            <text:p>36.974392858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42206.8959358439" calcext:value-type="float">
            <text:p>42206.8959358439</text:p>
          </table:table-cell>
          <table:table-cell office:value-type="float" office:value="0.104321222002909" calcext:value-type="float">
            <text:p>0.104321222002909</text:p>
          </table:table-cell>
          <table:table-cell office:value-type="float" office:value="60000" calcext:value-type="float">
            <text:p>60000</text:p>
          </table:table-cell>
          <table:table-cell office:value-type="float" office:value="42206.8959358439" calcext:value-type="float">
            <text:p>42206.8959358439</text:p>
          </table:table-cell>
        </table:table-row>
        <table:table-row table:style-name="ro1">
          <table:table-cell office:value-type="float" office:value="37.177082061" calcext:value-type="float">
            <text:p>37.177082061</text:p>
          </table:table-cell>
          <table:table-cell office:value-type="float" office:value="75000" calcext:value-type="float">
            <text:p>75000</text:p>
          </table:table-cell>
          <table:table-cell office:value-type="float" office:value="42818.5900798417" calcext:value-type="float">
            <text:p>42818.5900798417</text:p>
          </table:table-cell>
          <table:table-cell office:value-type="float" office:value="0.103813606001495" calcext:value-type="float">
            <text:p>0.103813606001495</text:p>
          </table:table-cell>
          <table:table-cell office:value-type="float" office:value="60000" calcext:value-type="float">
            <text:p>60000</text:p>
          </table:table-cell>
          <table:table-cell office:value-type="float" office:value="58110.9436797851" calcext:value-type="float">
            <text:p>58110.9436797851</text:p>
          </table:table-cell>
        </table:table-row>
        <table:table-row table:style-name="ro1">
          <table:table-cell office:value-type="float" office:value="37.3797302029998" calcext:value-type="float">
            <text:p>37.37973020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461.7679997173" calcext:value-type="float">
            <text:p>76461.7679997173</text:p>
          </table:table-cell>
          <table:table-cell office:value-type="float" office:value="0.104008188001899" calcext:value-type="float">
            <text:p>0.104008188001899</text:p>
          </table:table-cell>
          <table:table-cell office:value-type="float" office:value="60000" calcext:value-type="float">
            <text:p>60000</text:p>
          </table:table-cell>
          <table:table-cell office:value-type="float" office:value="76461.7679997173" calcext:value-type="float">
            <text:p>76461.7679997173</text:p>
          </table:table-cell>
        </table:table-row>
        <table:table-row table:style-name="ro1">
          <table:table-cell office:value-type="float" office:value="37.5813588319979" calcext:value-type="float">
            <text:p>37.581358831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44.2267837207" calcext:value-type="float">
            <text:p>75544.2267837207</text:p>
          </table:table-cell>
          <table:table-cell office:value-type="float" office:value="0.102883774001384" calcext:value-type="float">
            <text:p>0.102883774001384</text:p>
          </table:table-cell>
          <table:table-cell office:value-type="float" office:value="60000" calcext:value-type="float">
            <text:p>60000</text:p>
          </table:table-cell>
          <table:table-cell office:value-type="float" office:value="75544.2267837207" calcext:value-type="float">
            <text:p>75544.2267837207</text:p>
          </table:table-cell>
        </table:table-row>
        <table:table-row table:style-name="ro1">
          <table:table-cell office:value-type="float" office:value="37.7832104429981" calcext:value-type="float">
            <text:p>37.7832104429981</text:p>
          </table:table-cell>
          <table:table-cell office:value-type="float" office:value="45000" calcext:value-type="float">
            <text:p>45000</text:p>
          </table:table-cell>
          <table:table-cell office:value-type="float" office:value="61169.4143997738" calcext:value-type="float">
            <text:p>61169.4143997738</text:p>
          </table:table-cell>
          <table:table-cell office:value-type="float" office:value="0.103291359999275" calcext:value-type="float">
            <text:p>0.103291359999275</text:p>
          </table:table-cell>
          <table:table-cell office:value-type="float" office:value="60000" calcext:value-type="float">
            <text:p>60000</text:p>
          </table:table-cell>
          <table:table-cell office:value-type="float" office:value="45877.0607998304" calcext:value-type="float">
            <text:p>45877.0607998304</text:p>
          </table:table-cell>
        </table:table-row>
        <table:table-row table:style-name="ro1">
          <table:table-cell office:value-type="float" office:value="37.9843622869994" calcext:value-type="float">
            <text:p>37.984362286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5877.0607998304" calcext:value-type="float">
            <text:p>45877.0607998304</text:p>
          </table:table-cell>
          <table:table-cell office:value-type="float" office:value="0.105609817001096" calcext:value-type="float">
            <text:p>0.105609817001096</text:p>
          </table:table-cell>
          <table:table-cell office:value-type="float" office:value="60000" calcext:value-type="float">
            <text:p>60000</text:p>
          </table:table-cell>
          <table:table-cell office:value-type="float" office:value="38536.7310718575" calcext:value-type="float">
            <text:p>38536.7310718575</text:p>
          </table:table-cell>
        </table:table-row>
        <table:table-row table:style-name="ro1">
          <table:table-cell office:value-type="float" office:value="38.1875232540006" calcext:value-type="float">
            <text:p>38.187523254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22938.5303999152" calcext:value-type="float">
            <text:p>22938.5303999152</text:p>
          </table:table-cell>
          <table:table-cell office:value-type="float" office:value="0.113325761001761" calcext:value-type="float">
            <text:p>0.113325761001761</text:p>
          </table:table-cell>
          <table:table-cell office:value-type="float" office:value="60000" calcext:value-type="float">
            <text:p>60000</text:p>
          </table:table-cell>
          <table:table-cell office:value-type="float" office:value="45571.2137278315" calcext:value-type="float">
            <text:p>45571.2137278315</text:p>
          </table:table-cell>
        </table:table-row>
        <table:table-row table:style-name="ro1">
          <table:table-cell office:value-type="float" office:value="38.3894322769993" calcext:value-type="float">
            <text:p>38.389432276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461.7679997173" calcext:value-type="float">
            <text:p>76461.7679997173</text:p>
          </table:table-cell>
          <table:table-cell office:value-type="float" office:value="0.103735395001422" calcext:value-type="float">
            <text:p>0.103735395001422</text:p>
          </table:table-cell>
          <table:table-cell office:value-type="float" office:value="60000" calcext:value-type="float">
            <text:p>60000</text:p>
          </table:table-cell>
          <table:table-cell office:value-type="float" office:value="76461.7679997173" calcext:value-type="float">
            <text:p>76461.7679997173</text:p>
          </table:table-cell>
        </table:table-row>
        <table:table-row table:style-name="ro1">
          <table:table-cell office:value-type="float" office:value="38.5908827540006" calcext:value-type="float">
            <text:p>38.5908827540006</text:p>
          </table:table-cell>
          <table:table-cell office:value-type="float" office:value="45000" calcext:value-type="float">
            <text:p>45000</text:p>
          </table:table-cell>
          <table:table-cell office:value-type="float" office:value="76461.7679997173" calcext:value-type="float">
            <text:p>76461.7679997173</text:p>
          </table:table-cell>
          <table:table-cell office:value-type="float" office:value="0.10347272099898" calcext:value-type="float">
            <text:p>0.10347272099898</text:p>
          </table:table-cell>
          <table:table-cell office:value-type="float" office:value="60000" calcext:value-type="float">
            <text:p>60000</text:p>
          </table:table-cell>
          <table:table-cell office:value-type="float" office:value="76461.7679997173" calcext:value-type="float">
            <text:p>76461.7679997173</text:p>
          </table:table-cell>
        </table:table-row>
        <table:table-row table:style-name="ro1">
          <table:table-cell office:value-type="float" office:value="38.7928422469995" calcext:value-type="float">
            <text:p>38.7928422469995</text:p>
          </table:table-cell>
          <table:table-cell office:value-type="float" office:value="45000" calcext:value-type="float">
            <text:p>45000</text:p>
          </table:table-cell>
          <table:table-cell office:value-type="float" office:value="61169.4143997738" calcext:value-type="float">
            <text:p>61169.4143997738</text:p>
          </table:table-cell>
          <table:table-cell office:value-type="float" office:value="0.104219001001184" calcext:value-type="float">
            <text:p>0.104219001001184</text:p>
          </table:table-cell>
          <table:table-cell office:value-type="float" office:value="60000" calcext:value-type="float">
            <text:p>60000</text:p>
          </table:table-cell>
          <table:table-cell office:value-type="float" office:value="45877.0607998304" calcext:value-type="float">
            <text:p>45877.0607998304</text:p>
          </table:table-cell>
        </table:table-row>
        <table:table-row table:style-name="ro1">
          <table:table-cell office:value-type="float" office:value="38.994664848" calcext:value-type="float">
            <text:p>38.99466484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77.0607998304" calcext:value-type="float">
            <text:p>45877.0607998304</text:p>
          </table:table-cell>
          <table:table-cell office:value-type="float" office:value="0.102837694001209" calcext:value-type="float">
            <text:p>0.102837694001209</text:p>
          </table:table-cell>
          <table:table-cell office:value-type="float" office:value="60000" calcext:value-type="float">
            <text:p>60000</text:p>
          </table:table-cell>
          <table:table-cell office:value-type="float" office:value="45877.0607998304" calcext:value-type="float">
            <text:p>45877.0607998304</text:p>
          </table:table-cell>
        </table:table-row>
        <table:table-row table:style-name="ro1">
          <table:table-cell office:value-type="float" office:value="39.1963908479993" calcext:value-type="float">
            <text:p>39.196390847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44725.3789053502" calcext:value-type="float">
            <text:p>44725.3789053502</text:p>
          </table:table-cell>
          <table:table-cell office:value-type="float" office:value="0.102734043000964" calcext:value-type="float">
            <text:p>0.102734043000964</text:p>
          </table:table-cell>
          <table:table-cell office:value-type="float" office:value="60000" calcext:value-type="float">
            <text:p>60000</text:p>
          </table:table-cell>
          <table:table-cell office:value-type="float" office:value="60147.923355471" calcext:value-type="float">
            <text:p>60147.923355471</text:p>
          </table:table-cell>
        </table:table-row>
        <table:table-row table:style-name="ro1">
          <table:table-cell office:value-type="float" office:value="39.397885385999" calcext:value-type="float">
            <text:p>39.39788538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62.0169165894" calcext:value-type="float">
            <text:p>75262.0169165894</text:p>
          </table:table-cell>
          <table:table-cell office:value-type="float" office:value="0.102849954000703" calcext:value-type="float">
            <text:p>0.102849954000703</text:p>
          </table:table-cell>
          <table:table-cell office:value-type="float" office:value="60000" calcext:value-type="float">
            <text:p>60000</text:p>
          </table:table-cell>
          <table:table-cell office:value-type="float" office:value="75262.0169165894" calcext:value-type="float">
            <text:p>75262.0169165894</text:p>
          </table:table-cell>
        </table:table-row>
        <table:table-row table:style-name="ro1">
          <table:table-cell office:value-type="float" office:value="39.5993290020015" calcext:value-type="float">
            <text:p>39.599329002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75817.7237347118" calcext:value-type="float">
            <text:p>75817.7237347118</text:p>
          </table:table-cell>
          <table:table-cell office:value-type="float" office:value="0.102962165001372" calcext:value-type="float">
            <text:p>0.102962165001372</text:p>
          </table:table-cell>
          <table:table-cell office:value-type="float" office:value="60000" calcext:value-type="float">
            <text:p>60000</text:p>
          </table:table-cell>
          <table:table-cell office:value-type="float" office:value="72735.7024446828" calcext:value-type="float">
            <text:p>72735.7024446828</text:p>
          </table:table-cell>
        </table:table-row>
        <table:table-row table:style-name="ro1">
          <table:table-cell office:value-type="float" office:value="39.8019532639992" calcext:value-type="float">
            <text:p>39.8019532639992</text:p>
          </table:table-cell>
          <table:table-cell office:value-type="float" office:value="45000" calcext:value-type="float">
            <text:p>45000</text:p>
          </table:table-cell>
          <table:table-cell office:value-type="float" office:value="58558.4045105497" calcext:value-type="float">
            <text:p>58558.4045105497</text:p>
          </table:table-cell>
          <table:table-cell office:value-type="float" office:value="0.102718682002887" calcext:value-type="float">
            <text:p>0.102718682002887</text:p>
          </table:table-cell>
          <table:table-cell office:value-type="float" office:value="60000" calcext:value-type="float">
            <text:p>60000</text:p>
          </table:table-cell>
          <table:table-cell office:value-type="float" office:value="46230.319350434" calcext:value-type="float">
            <text:p>46230.319350434</text:p>
          </table:table-cell>
        </table:table-row>
        <table:table-row table:style-name="ro1">
          <table:table-cell office:value-type="float" office:value="40.004293801001" calcext:value-type="float">
            <text:p>40.00429380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97.5108344224" calcext:value-type="float">
            <text:p>44997.5108344224</text:p>
          </table:table-cell>
          <table:table-cell office:value-type="float" office:value="0.102882533999946" calcext:value-type="float">
            <text:p>0.10288253399994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7.5108344224" calcext:value-type="float">
            <text:p>44997.5108344224</text:p>
          </table:table-cell>
        </table:table-row>
        <table:table-row table:style-name="ro1">
          <table:table-cell office:value-type="float" office:value="40.2068795619998" calcext:value-type="float">
            <text:p>40.206879561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6839.7189933166" calcext:value-type="float">
            <text:p>46839.7189933166</text:p>
          </table:table-cell>
          <table:table-cell office:value-type="float" office:value="0.104397653001797" calcext:value-type="float">
            <text:p>0.104397653001797</text:p>
          </table:table-cell>
          <table:table-cell office:value-type="float" office:value="60000" calcext:value-type="float">
            <text:p>60000</text:p>
          </table:table-cell>
          <table:table-cell office:value-type="float" office:value="62247.5212937497" calcext:value-type="float">
            <text:p>62247.5212937497</text:p>
          </table:table-cell>
        </table:table-row>
        <table:table-row table:style-name="ro1">
          <table:table-cell office:value-type="float" office:value="40.4087110629989" calcext:value-type="float">
            <text:p>40.408711062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90.0752261136" calcext:value-type="float">
            <text:p>75190.0752261136</text:p>
          </table:table-cell>
          <table:table-cell office:value-type="float" office:value="0.103135346998897" calcext:value-type="float">
            <text:p>0.10313534699889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0.0752261136" calcext:value-type="float">
            <text:p>75190.0752261136</text:p>
          </table:table-cell>
        </table:table-row>
        <table:table-row table:style-name="ro1">
          <table:table-cell office:value-type="float" office:value="40.6107056569999" calcext:value-type="float">
            <text:p>40.610705656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190.0752261136" calcext:value-type="float">
            <text:p>75190.0752261136</text:p>
          </table:table-cell>
          <table:table-cell office:value-type="float" office:value="0.102781233999849" calcext:value-type="float">
            <text:p>0.102781233999849</text:p>
          </table:table-cell>
          <table:table-cell office:value-type="float" office:value="60000" calcext:value-type="float">
            <text:p>60000</text:p>
          </table:table-cell>
          <table:table-cell office:value-type="float" office:value="67794.3301219057" calcext:value-type="float">
            <text:p>67794.3301219057</text:p>
          </table:table-cell>
        </table:table-row>
        <table:table-row table:style-name="ro1">
          <table:table-cell office:value-type="float" office:value="40.812544518998" calcext:value-type="float">
            <text:p>40.81254451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4235.4640975245" calcext:value-type="float">
            <text:p>54235.4640975245</text:p>
          </table:table-cell>
          <table:table-cell office:value-type="float" office:value="0.102963266002917" calcext:value-type="float">
            <text:p>0.102963266002917</text:p>
          </table:table-cell>
          <table:table-cell office:value-type="float" office:value="60000" calcext:value-type="float">
            <text:p>60000</text:p>
          </table:table-cell>
          <table:table-cell office:value-type="float" office:value="46223.4069012993" calcext:value-type="float">
            <text:p>46223.4069012993</text:p>
          </table:table-cell>
        </table:table-row>
        <table:table-row table:style-name="ro1">
          <table:table-cell office:value-type="float" office:value="41.0152001899987" calcext:value-type="float">
            <text:p>41.015200189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44990.7827172647" calcext:value-type="float">
            <text:p>44990.7827172647</text:p>
          </table:table-cell>
          <table:table-cell office:value-type="float" office:value="0.102782363002916" calcext:value-type="float">
            <text:p>0.10278236300291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0.7827172647" calcext:value-type="float">
            <text:p>44990.7827172647</text:p>
          </table:table-cell>
        </table:table-row>
        <table:table-row table:style-name="ro1">
          <table:table-cell office:value-type="float" office:value="41.2173170850001" calcext:value-type="float">
            <text:p>41.21731708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1153.9036374379" calcext:value-type="float">
            <text:p>51153.9036374379</text:p>
          </table:table-cell>
          <table:table-cell office:value-type="float" office:value="0.103733914998884" calcext:value-type="float">
            <text:p>0.103733914998884</text:p>
          </table:table-cell>
          <table:table-cell office:value-type="float" office:value="60000" calcext:value-type="float">
            <text:p>60000</text:p>
          </table:table-cell>
          <table:table-cell office:value-type="float" office:value="66561.705937871" calcext:value-type="float">
            <text:p>66561.705937871</text:p>
          </table:table-cell>
        </table:table-row>
        <table:table-row table:style-name="ro1">
          <table:table-cell office:value-type="float" office:value="41.4203582509981" calcext:value-type="float">
            <text:p>41.420358250998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3.7631340962" calcext:value-type="float">
            <text:p>74573.7631340962</text:p>
          </table:table-cell>
          <table:table-cell office:value-type="float" office:value="0.103013585998269" calcext:value-type="float">
            <text:p>0.103013585998269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3.7631340962" calcext:value-type="float">
            <text:p>74573.7631340962</text:p>
          </table:table-cell>
        </table:table-row>
        <table:table-row table:style-name="ro1">
          <table:table-cell office:value-type="float" office:value="41.6218450989982" calcext:value-type="float">
            <text:p>41.621845098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71184.0466280009" calcext:value-type="float">
            <text:p>71184.0466280009</text:p>
          </table:table-cell>
          <table:table-cell office:value-type="float" office:value="0.103032226001233" calcext:value-type="float">
            <text:p>0.103032226001233</text:p>
          </table:table-cell>
          <table:table-cell office:value-type="float" office:value="60000" calcext:value-type="float">
            <text:p>60000</text:p>
          </table:table-cell>
          <table:table-cell office:value-type="float" office:value="55776.2443275678" calcext:value-type="float">
            <text:p>55776.2443275678</text:p>
          </table:table-cell>
        </table:table-row>
        <table:table-row table:style-name="ro1">
          <table:table-cell office:value-type="float" office:value="41.8235982789993" calcext:value-type="float">
            <text:p>41.8235982789993</text:p>
          </table:table-cell>
          <table:table-cell office:value-type="float" office:value="45000" calcext:value-type="float">
            <text:p>45000</text:p>
          </table:table-cell>
          <table:table-cell office:value-type="float" office:value="37595.0376130568" calcext:value-type="float">
            <text:p>37595.0376130568</text:p>
          </table:table-cell>
          <table:table-cell office:value-type="float" office:value="0.102995545003068" calcext:value-type="float">
            <text:p>0.102995545003068</text:p>
          </table:table-cell>
          <table:table-cell office:value-type="float" office:value="60000" calcext:value-type="float">
            <text:p>60000</text:p>
          </table:table-cell>
          <table:table-cell office:value-type="float" office:value="37595.0376130568" calcext:value-type="float">
            <text:p>37595.0376130568</text:p>
          </table:table-cell>
        </table:table-row>
        <table:table-row table:style-name="ro1">
          <table:table-cell office:value-type="float" office:value="42.0254108410009" calcext:value-type="float">
            <text:p>42.025410841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44374.4706252473" calcext:value-type="float">
            <text:p>44374.4706252473</text:p>
          </table:table-cell>
          <table:table-cell office:value-type="float" office:value="0.103036906999478" calcext:value-type="float">
            <text:p>0.103036906999478</text:p>
          </table:table-cell>
          <table:table-cell office:value-type="float" office:value="60000" calcext:value-type="float">
            <text:p>60000</text:p>
          </table:table-cell>
          <table:table-cell office:value-type="float" office:value="49921.2794534033" calcext:value-type="float">
            <text:p>49921.2794534033</text:p>
          </table:table-cell>
        </table:table-row>
        <table:table-row table:style-name="ro1">
          <table:table-cell office:value-type="float" office:value="42.2273539829985" calcext:value-type="float">
            <text:p>42.2273539829985</text:p>
          </table:table-cell>
          <table:table-cell office:value-type="float" office:value="75000" calcext:value-type="float">
            <text:p>75000</text:p>
          </table:table-cell>
          <table:table-cell office:value-type="float" office:value="61014.8971097151" calcext:value-type="float">
            <text:p>61014.8971097151</text:p>
          </table:table-cell>
          <table:table-cell office:value-type="float" office:value="0.102438279001944" calcext:value-type="float">
            <text:p>0.102438279001944</text:p>
          </table:table-cell>
          <table:table-cell office:value-type="float" office:value="60000" calcext:value-type="float">
            <text:p>60000</text:p>
          </table:table-cell>
          <table:table-cell office:value-type="float" office:value="70875.8905819923" calcext:value-type="float">
            <text:p>70875.8905819923</text:p>
          </table:table-cell>
        </table:table-row>
        <table:table-row table:style-name="ro1">
          <table:table-cell office:value-type="float" office:value="42.4294315980005" calcext:value-type="float">
            <text:p>42.429431598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3.7631340962" calcext:value-type="float">
            <text:p>74573.7631340962</text:p>
          </table:table-cell>
          <table:table-cell office:value-type="float" office:value="0.102741252998385" calcext:value-type="float">
            <text:p>0.102741252998385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3.7631340962" calcext:value-type="float">
            <text:p>74573.7631340962</text:p>
          </table:table-cell>
        </table:table-row>
        <table:table-row table:style-name="ro1">
          <table:table-cell office:value-type="float" office:value="42.6320933700008" calcext:value-type="float">
            <text:p>42.632093370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67301.9493042775" calcext:value-type="float">
            <text:p>67301.9493042775</text:p>
          </table:table-cell>
          <table:table-cell office:value-type="float" office:value="0.103440372000478" calcext:value-type="float">
            <text:p>0.103440372000478</text:p>
          </table:table-cell>
          <table:table-cell office:value-type="float" office:value="60000" calcext:value-type="float">
            <text:p>60000</text:p>
          </table:table-cell>
          <table:table-cell office:value-type="float" office:value="51936.2074539858" calcext:value-type="float">
            <text:p>51936.2074539858</text:p>
          </table:table-cell>
        </table:table-row>
        <table:table-row table:style-name="ro1">
          <table:table-cell office:value-type="float" office:value="42.8333940049997" calcext:value-type="float">
            <text:p>42.8333940049997</text:p>
          </table:table-cell>
          <table:table-cell office:value-type="float" office:value="45000" calcext:value-type="float">
            <text:p>45000</text:p>
          </table:table-cell>
          <table:table-cell office:value-type="float" office:value="46097.225550875" calcext:value-type="float">
            <text:p>46097.225550875</text:p>
          </table:table-cell>
          <table:table-cell office:value-type="float" office:value="0.102814924000995" calcext:value-type="float">
            <text:p>0.102814924000995</text:p>
          </table:table-cell>
          <table:table-cell office:value-type="float" office:value="60000" calcext:value-type="float">
            <text:p>60000</text:p>
          </table:table-cell>
          <table:table-cell office:value-type="float" office:value="46097.225550875" calcext:value-type="float">
            <text:p>46097.225550875</text:p>
          </table:table-cell>
        </table:table-row>
        <table:table-row table:style-name="ro1">
          <table:table-cell office:value-type="float" office:value="43.0355164499997" calcext:value-type="float">
            <text:p>43.035516449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28887.5946785483" calcext:value-type="float">
            <text:p>28887.5946785483</text:p>
          </table:table-cell>
          <table:table-cell office:value-type="float" office:value="0.105472275998181" calcext:value-type="float">
            <text:p>0.105472275998181</text:p>
          </table:table-cell>
          <table:table-cell office:value-type="float" office:value="60000" calcext:value-type="float">
            <text:p>60000</text:p>
          </table:table-cell>
          <table:table-cell office:value-type="float" office:value="41180.1881587817" calcext:value-type="float">
            <text:p>41180.1881587817</text:p>
          </table:table-cell>
        </table:table-row>
        <table:table-row table:style-name="ro1">
          <table:table-cell office:value-type="float" office:value="43.2362737680014" calcext:value-type="float">
            <text:p>43.2362737680014</text:p>
          </table:table-cell>
          <table:table-cell office:value-type="float" office:value="75000" calcext:value-type="float">
            <text:p>75000</text:p>
          </table:table-cell>
          <table:table-cell office:value-type="float" office:value="68838.5234893067" calcext:value-type="float">
            <text:p>68838.5234893067</text:p>
          </table:table-cell>
          <table:table-cell office:value-type="float" office:value="0.102998136000679" calcext:value-type="float">
            <text:p>0.102998136000679</text:p>
          </table:table-cell>
          <table:table-cell office:value-type="float" office:value="60000" calcext:value-type="float">
            <text:p>60000</text:p>
          </table:table-cell>
          <table:table-cell office:value-type="float" office:value="71911.671859365" calcext:value-type="float">
            <text:p>71911.671859365</text:p>
          </table:table-cell>
        </table:table-row>
        <table:table-row table:style-name="ro1">
          <table:table-cell office:value-type="float" office:value="43.4379101080012" calcext:value-type="float">
            <text:p>43.437910108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73140.9312073884" calcext:value-type="float">
            <text:p>73140.9312073884</text:p>
          </table:table-cell>
          <table:table-cell office:value-type="float" office:value="0.102819383002497" calcext:value-type="float">
            <text:p>0.102819383002497</text:p>
          </table:table-cell>
          <table:table-cell office:value-type="float" office:value="60000" calcext:value-type="float">
            <text:p>60000</text:p>
          </table:table-cell>
          <table:table-cell office:value-type="float" office:value="73140.9312073884" calcext:value-type="float">
            <text:p>73140.9312073884</text:p>
          </table:table-cell>
        </table:table-row>
        <table:table-row table:style-name="ro1">
          <table:table-cell office:value-type="float" office:value="43.6403592269999" calcext:value-type="float">
            <text:p>43.640359226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3140.9312073884" calcext:value-type="float">
            <text:p>73140.9312073884</text:p>
          </table:table-cell>
          <table:table-cell office:value-type="float" office:value="0.103325330001098" calcext:value-type="float">
            <text:p>0.103325330001098</text:p>
          </table:table-cell>
          <table:table-cell office:value-type="float" office:value="60000" calcext:value-type="float">
            <text:p>60000</text:p>
          </table:table-cell>
          <table:table-cell office:value-type="float" office:value="57775.1893570967" calcext:value-type="float">
            <text:p>57775.1893570967</text:p>
          </table:table-cell>
        </table:table-row>
        <table:table-row table:style-name="ro1">
          <table:table-cell office:value-type="float" office:value="43.8430765089979" calcext:value-type="float">
            <text:p>43.8430765089979</text:p>
          </table:table-cell>
          <table:table-cell office:value-type="float" office:value="45000" calcext:value-type="float">
            <text:p>45000</text:p>
          </table:table-cell>
          <table:table-cell office:value-type="float" office:value="46097.225550875" calcext:value-type="float">
            <text:p>46097.225550875</text:p>
          </table:table-cell>
          <table:table-cell office:value-type="float" office:value="0.1027713830008" calcext:value-type="float">
            <text:p>0.1027713830008</text:p>
          </table:table-cell>
          <table:table-cell office:value-type="float" office:value="60000" calcext:value-type="float">
            <text:p>60000</text:p>
          </table:table-cell>
          <table:table-cell office:value-type="float" office:value="46097.225550875" calcext:value-type="float">
            <text:p>46097.225550875</text:p>
          </table:table-cell>
        </table:table-row>
        <table:table-row table:style-name="ro1">
          <table:table-cell office:value-type="float" office:value="44.0466312309982" calcext:value-type="float">
            <text:p>44.046631230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46097.225550875" calcext:value-type="float">
            <text:p>46097.225550875</text:p>
          </table:table-cell>
          <table:table-cell office:value-type="float" office:value="0.101261974999943" calcext:value-type="float">
            <text:p>0.101261974999943</text:p>
          </table:table-cell>
          <table:table-cell office:value-type="float" office:value="60000" calcext:value-type="float">
            <text:p>60000</text:p>
          </table:table-cell>
          <table:table-cell office:value-type="float" office:value="55623.9854980558" calcext:value-type="float">
            <text:p>55623.9854980558</text:p>
          </table:table-cell>
        </table:table-row>
        <table:table-row table:style-name="ro1">
          <table:table-cell office:value-type="float" office:value="44.2487211759981" calcext:value-type="float">
            <text:p>44.2487211759981</text:p>
          </table:table-cell>
          <table:table-cell office:value-type="float" office:value="75000" calcext:value-type="float">
            <text:p>75000</text:p>
          </table:table-cell>
          <table:table-cell office:value-type="float" office:value="69145.8383263125" calcext:value-type="float">
            <text:p>69145.8383263125</text:p>
          </table:table-cell>
          <table:table-cell office:value-type="float" office:value="0.102021543996671" calcext:value-type="float">
            <text:p>0.102021543996671</text:p>
          </table:table-cell>
          <table:table-cell office:value-type="float" office:value="60000" calcext:value-type="float">
            <text:p>60000</text:p>
          </table:table-cell>
          <table:table-cell office:value-type="float" office:value="74984.8202294234" calcext:value-type="float">
            <text:p>74984.8202294234</text:p>
          </table:table-cell>
        </table:table-row>
        <table:table-row table:style-name="ro1">
          <table:table-cell office:value-type="float" office:value="44.4501929329999" calcext:value-type="float">
            <text:p>44.450192932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516.1938499587" calcext:value-type="float">
            <text:p>73516.1938499587</text:p>
          </table:table-cell>
          <table:table-cell office:value-type="float" office:value="0.1031423179993" calcext:value-type="float">
            <text:p>0.1031423179993</text:p>
          </table:table-cell>
          <table:table-cell office:value-type="float" office:value="60000" calcext:value-type="float">
            <text:p>60000</text:p>
          </table:table-cell>
          <table:table-cell office:value-type="float" office:value="73516.1938499587" calcext:value-type="float">
            <text:p>73516.1938499587</text:p>
          </table:table-cell>
        </table:table-row>
        <table:table-row table:style-name="ro1">
          <table:table-cell office:value-type="float" office:value="44.6520293850008" calcext:value-type="float">
            <text:p>44.652029385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63795.0442499641" calcext:value-type="float">
            <text:p>63795.0442499641</text:p>
          </table:table-cell>
          <table:table-cell office:value-type="float" office:value="0.102906674997939" calcext:value-type="float">
            <text:p>0.102906674997939</text:p>
          </table:table-cell>
          <table:table-cell office:value-type="float" office:value="60000" calcext:value-type="float">
            <text:p>60000</text:p>
          </table:table-cell>
          <table:table-cell office:value-type="float" office:value="48605.7479999727" calcext:value-type="float">
            <text:p>48605.7479999727</text:p>
          </table:table-cell>
        </table:table-row>
        <table:table-row table:style-name="ro1">
          <table:table-cell office:value-type="float" office:value="44.8541588799999" calcext:value-type="float">
            <text:p>44.85415887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567.8887499744" calcext:value-type="float">
            <text:p>45567.8887499744</text:p>
          </table:table-cell>
          <table:table-cell office:value-type="float" office:value="0.102226617000269" calcext:value-type="float">
            <text:p>0.102226617000269</text:p>
          </table:table-cell>
          <table:table-cell office:value-type="float" office:value="60000" calcext:value-type="float">
            <text:p>60000</text:p>
          </table:table-cell>
          <table:table-cell office:value-type="float" office:value="45567.8887499744" calcext:value-type="float">
            <text:p>45567.8887499744</text:p>
          </table:table-cell>
        </table:table-row>
        <table:table-row table:style-name="ro1">
          <table:table-cell office:value-type="float" office:value="45.0559549909995" calcext:value-type="float">
            <text:p>45.05595499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45567.8887499744" calcext:value-type="float">
            <text:p>45567.8887499744</text:p>
          </table:table-cell>
          <table:table-cell office:value-type="float" office:value="0.104396183000063" calcext:value-type="float">
            <text:p>0.104396183000063</text:p>
          </table:table-cell>
          <table:table-cell office:value-type="float" office:value="60000" calcext:value-type="float">
            <text:p>60000</text:p>
          </table:table-cell>
          <table:table-cell office:value-type="float" office:value="55289.0383499689" calcext:value-type="float">
            <text:p>55289.0383499689</text:p>
          </table:table-cell>
        </table:table-row>
        <table:table-row table:style-name="ro1">
          <table:table-cell office:value-type="float" office:value="45.2581432869993" calcext:value-type="float">
            <text:p>45.258143286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68655.6190499614" calcext:value-type="float">
            <text:p>68655.6190499614</text:p>
          </table:table-cell>
          <table:table-cell office:value-type="float" office:value="0.102827844002604" calcext:value-type="float">
            <text:p>0.102827844002604</text:p>
          </table:table-cell>
          <table:table-cell office:value-type="float" office:value="60000" calcext:value-type="float">
            <text:p>60000</text:p>
          </table:table-cell>
          <table:table-cell office:value-type="float" office:value="74123.7656999583" calcext:value-type="float">
            <text:p>74123.7656999583</text:p>
          </table:table-cell>
        </table:table-row>
        <table:table-row table:style-name="ro1">
          <table:table-cell office:value-type="float" office:value="45.5290853849983" calcext:value-type="float">
            <text:p>45.5290853849983</text:p>
          </table:table-cell>
          <table:table-cell office:value-type="float" office:value="75000" calcext:value-type="float">
            <text:p>75000</text:p>
          </table:table-cell>
          <table:table-cell office:value-type="float" office:value="61972.3286999652" calcext:value-type="float">
            <text:p>61972.3286999652</text:p>
          </table:table-cell>
          <table:table-cell office:value-type="float" office:value="0.192107853999914" calcext:value-type="float">
            <text:p>0.192107853999914</text:p>
          </table:table-cell>
          <table:table-cell office:value-type="float" office:value="60000" calcext:value-type="float">
            <text:p>60000</text:p>
          </table:table-cell>
          <table:table-cell office:value-type="float" office:value="61972.3286999652" calcext:value-type="float">
            <text:p>61972.3286999652</text:p>
          </table:table-cell>
        </table:table-row>
        <table:table-row table:style-name="ro1">
          <table:table-cell office:value-type="float" office:value="45.7307951049988" calcext:value-type="float">
            <text:p>45.730795104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59542.0412999665" calcext:value-type="float">
            <text:p>59542.0412999665</text:p>
          </table:table-cell>
          <table:table-cell office:value-type="float" office:value="0.107648101999075" calcext:value-type="float">
            <text:p>0.107648101999075</text:p>
          </table:table-cell>
          <table:table-cell office:value-type="float" office:value="60000" calcext:value-type="float">
            <text:p>60000</text:p>
          </table:table-cell>
          <table:table-cell office:value-type="float" office:value="44352.7450499751" calcext:value-type="float">
            <text:p>44352.7450499751</text:p>
          </table:table-cell>
        </table:table-row>
        <table:table-row table:style-name="ro1">
          <table:table-cell office:value-type="float" office:value="45.9326433370006" calcext:value-type="float">
            <text:p>45.9326433370006</text:p>
          </table:table-cell>
          <table:table-cell office:value-type="float" office:value="45000" calcext:value-type="float">
            <text:p>45000</text:p>
          </table:table-cell>
          <table:table-cell office:value-type="float" office:value="45567.8887499744" calcext:value-type="float">
            <text:p>45567.8887499744</text:p>
          </table:table-cell>
          <table:table-cell office:value-type="float" office:value="0.102468149001652" calcext:value-type="float">
            <text:p>0.1024681490016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567.8887499744" calcext:value-type="float">
            <text:p>45567.8887499744</text:p>
          </table:table-cell>
        </table:table-row>
        <table:table-row table:style-name="ro1">
          <table:table-cell office:value-type="float" office:value="46.1358953749987" calcext:value-type="float">
            <text:p>46.1358953749987</text:p>
          </table:table-cell>
          <table:table-cell office:value-type="float" office:value="75000" calcext:value-type="float">
            <text:p>75000</text:p>
          </table:table-cell>
          <table:table-cell office:value-type="float" office:value="45567.8887499744" calcext:value-type="float">
            <text:p>45567.8887499744</text:p>
          </table:table-cell>
          <table:table-cell office:value-type="float" office:value="0.102662411998608" calcext:value-type="float">
            <text:p>0.102662411998608</text:p>
          </table:table-cell>
          <table:table-cell office:value-type="float" office:value="60000" calcext:value-type="float">
            <text:p>60000</text:p>
          </table:table-cell>
          <table:table-cell office:value-type="float" office:value="60757.1849999658" calcext:value-type="float">
            <text:p>60757.1849999658</text:p>
          </table:table-cell>
        </table:table-row>
        <table:table-row table:style-name="ro1">
          <table:table-cell office:value-type="float" office:value="46.3394771079984" calcext:value-type="float">
            <text:p>46.339477107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5946.4812499573" calcext:value-type="float">
            <text:p>75946.4812499573</text:p>
          </table:table-cell>
          <table:table-cell office:value-type="float" office:value="0.10261299099875" calcext:value-type="float">
            <text:p>0.10261299099875</text:p>
          </table:table-cell>
          <table:table-cell office:value-type="float" office:value="60000" calcext:value-type="float">
            <text:p>60000</text:p>
          </table:table-cell>
          <table:table-cell office:value-type="float" office:value="75946.4812499573" calcext:value-type="float">
            <text:p>75946.4812499573</text:p>
          </table:table-cell>
        </table:table-row>
        <table:table-row table:style-name="ro1">
          <table:table-cell office:value-type="float" office:value="46.5407991040011" calcext:value-type="float">
            <text:p>46.540799104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75946.4812499573" calcext:value-type="float">
            <text:p>75946.4812499573</text:p>
          </table:table-cell>
          <table:table-cell office:value-type="float" office:value="0.103359519998776" calcext:value-type="float">
            <text:p>0.103359519998776</text:p>
          </table:table-cell>
          <table:table-cell office:value-type="float" office:value="60000" calcext:value-type="float">
            <text:p>60000</text:p>
          </table:table-cell>
          <table:table-cell office:value-type="float" office:value="75946.4812499573" calcext:value-type="float">
            <text:p>75946.4812499573</text:p>
          </table:table-cell>
        </table:table-row>
        <table:table-row table:style-name="ro1">
          <table:table-cell office:value-type="float" office:value="46.7425510339999" calcext:value-type="float">
            <text:p>46.742551033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757.1849999658" calcext:value-type="float">
            <text:p>60757.1849999658</text:p>
          </table:table-cell>
          <table:table-cell office:value-type="float" office:value="0.10468090699942" calcext:value-type="float">
            <text:p>0.10468090699942</text:p>
          </table:table-cell>
          <table:table-cell office:value-type="float" office:value="60000" calcext:value-type="float">
            <text:p>60000</text:p>
          </table:table-cell>
          <table:table-cell office:value-type="float" office:value="45567.8887499744" calcext:value-type="float">
            <text:p>45567.8887499744</text:p>
          </table:table-cell>
        </table:table-row>
        <table:table-row table:style-name="ro1">
          <table:table-cell office:value-type="float" office:value="46.9450982650014" calcext:value-type="float">
            <text:p>46.945098265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45567.8887499744" calcext:value-type="float">
            <text:p>45567.8887499744</text:p>
          </table:table-cell>
          <table:table-cell office:value-type="float" office:value="0.102517280000029" calcext:value-type="float">
            <text:p>0.102517280000029</text:p>
          </table:table-cell>
          <table:table-cell office:value-type="float" office:value="60000" calcext:value-type="float">
            <text:p>60000</text:p>
          </table:table-cell>
          <table:table-cell office:value-type="float" office:value="45567.8887499744" calcext:value-type="float">
            <text:p>45567.8887499744</text:p>
          </table:table-cell>
        </table:table-row>
        <table:table-row table:style-name="ro1">
          <table:table-cell office:value-type="float" office:value="47.146221078001" calcext:value-type="float">
            <text:p>47.14622107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2833.8154249759" calcext:value-type="float">
            <text:p>42833.8154249759</text:p>
          </table:table-cell>
          <table:table-cell office:value-type="float" office:value="0.104572625998117" calcext:value-type="float">
            <text:p>0.104572625998117</text:p>
          </table:table-cell>
          <table:table-cell office:value-type="float" office:value="60000" calcext:value-type="float">
            <text:p>60000</text:p>
          </table:table-cell>
          <table:table-cell office:value-type="float" office:value="58023.1116749674" calcext:value-type="float">
            <text:p>58023.1116749674</text:p>
          </table:table-cell>
        </table:table-row>
        <table:table-row table:style-name="ro1">
          <table:table-cell office:value-type="float" office:value="47.3481058699981" calcext:value-type="float">
            <text:p>47.3481058699981</text:p>
          </table:table-cell>
          <table:table-cell office:value-type="float" office:value="75000" calcext:value-type="float">
            <text:p>75000</text:p>
          </table:table-cell>
          <table:table-cell office:value-type="float" office:value="74731.337549958" calcext:value-type="float">
            <text:p>74731.337549958</text:p>
          </table:table-cell>
          <table:table-cell office:value-type="float" office:value="0.102902655002254" calcext:value-type="float">
            <text:p>0.102902655002254</text:p>
          </table:table-cell>
          <table:table-cell office:value-type="float" office:value="60000" calcext:value-type="float">
            <text:p>60000</text:p>
          </table:table-cell>
          <table:table-cell office:value-type="float" office:value="74731.337549958" calcext:value-type="float">
            <text:p>74731.337549958</text:p>
          </table:table-cell>
        </table:table-row>
        <table:table-row table:style-name="ro1">
          <table:table-cell office:value-type="float" office:value="47.5508134219999" calcext:value-type="float">
            <text:p>47.550813421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6409415828" calcext:value-type="float">
            <text:p>74067.6409415828</text:p>
          </table:table-cell>
          <table:table-cell office:value-type="float" office:value="0.102809894000529" calcext:value-type="float">
            <text:p>0.102809894000529</text:p>
          </table:table-cell>
          <table:table-cell office:value-type="float" office:value="60000" calcext:value-type="float">
            <text:p>60000</text:p>
          </table:table-cell>
          <table:table-cell office:value-type="float" office:value="74067.6409415828" calcext:value-type="float">
            <text:p>74067.6409415828</text:p>
          </table:table-cell>
        </table:table-row>
        <table:table-row table:style-name="ro1">
          <table:table-cell office:value-type="float" office:value="47.7534008930015" calcext:value-type="float">
            <text:p>47.753400893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58882.5313921552" calcext:value-type="float">
            <text:p>58882.5313921552</text:p>
          </table:table-cell>
          <table:table-cell office:value-type="float" office:value="0.102822934000869" calcext:value-type="float">
            <text:p>0.102822934000869</text:p>
          </table:table-cell>
          <table:table-cell office:value-type="float" office:value="60000" calcext:value-type="float">
            <text:p>60000</text:p>
          </table:table-cell>
          <table:table-cell office:value-type="float" office:value="43548.5388421148" calcext:value-type="float">
            <text:p>43548.5388421148</text:p>
          </table:table-cell>
        </table:table-row>
        <table:table-row table:style-name="ro1">
          <table:table-cell office:value-type="float" office:value="47.9558347120001" calcext:value-type="float">
            <text:p>47.955834712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548.5388421148" calcext:value-type="float">
            <text:p>43548.5388421148</text:p>
          </table:table-cell>
          <table:table-cell office:value-type="float" office:value="0.102653202000511" calcext:value-type="float">
            <text:p>0.102653202000511</text:p>
          </table:table-cell>
          <table:table-cell office:value-type="float" office:value="60000" calcext:value-type="float">
            <text:p>60000</text:p>
          </table:table-cell>
          <table:table-cell office:value-type="float" office:value="43548.5388421148" calcext:value-type="float">
            <text:p>43548.5388421148</text:p>
          </table:table-cell>
        </table:table-row>
        <table:table-row table:style-name="ro1">
          <table:table-cell office:value-type="float" office:value="48.1583397020004" calcext:value-type="float">
            <text:p>48.1583397020004</text:p>
          </table:table-cell>
          <table:table-cell office:value-type="float" office:value="75000" calcext:value-type="float">
            <text:p>75000</text:p>
          </table:table-cell>
          <table:table-cell office:value-type="float" office:value="44775.258246118" calcext:value-type="float">
            <text:p>44775.258246118</text:p>
          </table:table-cell>
          <table:table-cell office:value-type="float" office:value="0.103451781000331" calcext:value-type="float">
            <text:p>0.103451781000331</text:p>
          </table:table-cell>
          <table:table-cell office:value-type="float" office:value="60000" calcext:value-type="float">
            <text:p>60000</text:p>
          </table:table-cell>
          <table:table-cell office:value-type="float" office:value="60109.2507961585" calcext:value-type="float">
            <text:p>60109.2507961585</text:p>
          </table:table-cell>
        </table:table-row>
        <table:table-row table:style-name="ro1">
          <table:table-cell office:value-type="float" office:value="48.3602947549989" calcext:value-type="float">
            <text:p>48.360294754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76236.302857229" calcext:value-type="float">
            <text:p>76236.302857229</text:p>
          </table:table-cell>
          <table:table-cell office:value-type="float" office:value="0.102847883998038" calcext:value-type="float">
            <text:p>0.10284788399803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36.302857229" calcext:value-type="float">
            <text:p>76236.302857229</text:p>
          </table:table-cell>
        </table:table-row>
        <table:table-row table:style-name="ro1">
          <table:table-cell office:value-type="float" office:value="48.5620575450012" calcext:value-type="float">
            <text:p>48.562057545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75621.4939632191" calcext:value-type="float">
            <text:p>75621.4939632191</text:p>
          </table:table-cell>
          <table:table-cell office:value-type="float" office:value="0.102559290997306" calcext:value-type="float">
            <text:p>0.102559290997306</text:p>
          </table:table-cell>
          <table:table-cell office:value-type="float" office:value="60000" calcext:value-type="float">
            <text:p>60000</text:p>
          </table:table-cell>
          <table:table-cell office:value-type="float" office:value="75621.4939632191" calcext:value-type="float">
            <text:p>75621.4939632191</text:p>
          </table:table-cell>
        </table:table-row>
        <table:table-row table:style-name="ro1">
          <table:table-cell office:value-type="float" office:value="48.7641870010011" calcext:value-type="float">
            <text:p>48.764187001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58406.8449309416" calcext:value-type="float">
            <text:p>58406.8449309416</text:p>
          </table:table-cell>
          <table:table-cell office:value-type="float" office:value="0.103124917997775" calcext:value-type="float">
            <text:p>0.103124917997775</text:p>
          </table:table-cell>
          <table:table-cell office:value-type="float" office:value="60000" calcext:value-type="float">
            <text:p>60000</text:p>
          </table:table-cell>
          <table:table-cell office:value-type="float" office:value="43036.6225806938" calcext:value-type="float">
            <text:p>43036.6225806938</text:p>
          </table:table-cell>
        </table:table-row>
        <table:table-row table:style-name="ro1">
          <table:table-cell office:value-type="float" office:value="48.9659873819983" calcext:value-type="float">
            <text:p>48.9659873819983</text:p>
          </table:table-cell>
          <table:table-cell office:value-type="float" office:value="45000" calcext:value-type="float">
            <text:p>45000</text:p>
          </table:table-cell>
          <table:table-cell office:value-type="float" office:value="45495.8581567335" calcext:value-type="float">
            <text:p>45495.8581567335</text:p>
          </table:table-cell>
          <table:table-cell office:value-type="float" office:value="0.103560083000048" calcext:value-type="float">
            <text:p>0.103560083000048</text:p>
          </table:table-cell>
          <table:table-cell office:value-type="float" office:value="60000" calcext:value-type="float">
            <text:p>60000</text:p>
          </table:table-cell>
          <table:table-cell office:value-type="float" office:value="45495.8581567335" calcext:value-type="float">
            <text:p>45495.8581567335</text:p>
          </table:table-cell>
        </table:table-row>
        <table:table-row table:style-name="ro1">
          <table:table-cell office:value-type="float" office:value="49.168580622998" calcext:value-type="float">
            <text:p>49.16858062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2729.2181336888" calcext:value-type="float">
            <text:p>42729.2181336888</text:p>
          </table:table-cell>
          <table:table-cell office:value-type="float" office:value="0.104335852000077" calcext:value-type="float">
            <text:p>0.104335852000077</text:p>
          </table:table-cell>
          <table:table-cell office:value-type="float" office:value="60000" calcext:value-type="float">
            <text:p>60000</text:p>
          </table:table-cell>
          <table:table-cell office:value-type="float" office:value="58099.4404839366" calcext:value-type="float">
            <text:p>58099.4404839366</text:p>
          </table:table-cell>
        </table:table-row>
        <table:table-row table:style-name="ro1">
          <table:table-cell office:value-type="float" office:value="49.3709110109994" calcext:value-type="float">
            <text:p>49.370911010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272.8563200217" calcext:value-type="float">
            <text:p>76272.8563200217</text:p>
          </table:table-cell>
          <table:table-cell office:value-type="float" office:value="0.103126346999488" calcext:value-type="float">
            <text:p>0.10312634699948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72.8563200217" calcext:value-type="float">
            <text:p>76272.8563200217</text:p>
          </table:table-cell>
        </table:table-row>
        <table:table-row table:style-name="ro1">
          <table:table-cell office:value-type="float" office:value="49.5726479609984" calcext:value-type="float">
            <text:p>49.572647960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4427.5452800212" calcext:value-type="float">
            <text:p>74427.5452800212</text:p>
          </table:table-cell>
          <table:table-cell office:value-type="float" office:value="0.103021227001591" calcext:value-type="float">
            <text:p>0.103021227001591</text:p>
          </table:table-cell>
          <table:table-cell office:value-type="float" office:value="60000" calcext:value-type="float">
            <text:p>60000</text:p>
          </table:table-cell>
          <table:table-cell office:value-type="float" office:value="74427.5452800212" calcext:value-type="float">
            <text:p>74427.5452800212</text:p>
          </table:table-cell>
        </table:table-row>
        <table:table-row table:style-name="ro1">
          <table:table-cell office:value-type="float" office:value="49.867616528998" calcext:value-type="float">
            <text:p>49.86761652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049.9532800168" calcext:value-type="float">
            <text:p>59049.9532800168</text:p>
          </table:table-cell>
          <table:table-cell office:value-type="float" office:value="0.197602469997946" calcext:value-type="float">
            <text:p>0.197602469997946</text:p>
          </table:table-cell>
          <table:table-cell office:value-type="float" office:value="60000" calcext:value-type="float">
            <text:p>60000</text:p>
          </table:table-cell>
          <table:table-cell office:value-type="float" office:value="43672.3612800124" calcext:value-type="float">
            <text:p>43672.3612800124</text:p>
          </table:table-cell>
        </table:table-row>
        <table:table-row table:style-name="ro1">
          <table:table-cell office:value-type="float" office:value="50.071477286001" calcext:value-type="float">
            <text:p>50.07147728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02.5686400128" calcext:value-type="float">
            <text:p>44902.5686400128</text:p>
          </table:table-cell>
          <table:table-cell office:value-type="float" office:value="0.102618480999809" calcext:value-type="float">
            <text:p>0.102618480999809</text:p>
          </table:table-cell>
          <table:table-cell office:value-type="float" office:value="60000" calcext:value-type="float">
            <text:p>60000</text:p>
          </table:table-cell>
          <table:table-cell office:value-type="float" office:value="44902.5686400128" calcext:value-type="float">
            <text:p>44902.5686400128</text:p>
          </table:table-cell>
        </table:table-row>
        <table:table-row table:style-name="ro1">
          <table:table-cell office:value-type="float" office:value="50.2734273390015" calcext:value-type="float">
            <text:p>50.273427339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61510.3680000175" calcext:value-type="float">
            <text:p>61510.3680000175</text:p>
          </table:table-cell>
          <table:table-cell office:value-type="float" office:value="0.110412856000039" calcext:value-type="float">
            <text:p>0.110412856000039</text:p>
          </table:table-cell>
          <table:table-cell office:value-type="float" office:value="60000" calcext:value-type="float">
            <text:p>60000</text:p>
          </table:table-cell>
          <table:table-cell office:value-type="float" office:value="76887.9600000219" calcext:value-type="float">
            <text:p>76887.9600000219</text:p>
          </table:table-cell>
        </table:table-row>
        <table:table-row table:style-name="ro1">
          <table:table-cell office:value-type="float" office:value="50.4752895210004" calcext:value-type="float">
            <text:p>50.4752895210004</text:p>
          </table:table-cell>
          <table:table-cell office:value-type="float" office:value="75000" calcext:value-type="float">
            <text:p>75000</text:p>
          </table:table-cell>
          <table:table-cell office:value-type="float" office:value="76919.4682479792" calcext:value-type="float">
            <text:p>76919.4682479792</text:p>
          </table:table-cell>
          <table:table-cell office:value-type="float" office:value="0.103092426998046" calcext:value-type="float">
            <text:p>0.103092426998046</text:p>
          </table:table-cell>
          <table:table-cell office:value-type="float" office:value="60000" calcext:value-type="float">
            <text:p>60000</text:p>
          </table:table-cell>
          <table:table-cell office:value-type="float" office:value="76919.4682479792" calcext:value-type="float">
            <text:p>76919.4682479792</text:p>
          </table:table-cell>
        </table:table-row>
        <table:table-row table:style-name="ro1">
          <table:table-cell office:value-type="float" office:value="50.6765815459985" calcext:value-type="float">
            <text:p>50.6765815459985</text:p>
          </table:table-cell>
          <table:table-cell office:value-type="float" office:value="45000" calcext:value-type="float">
            <text:p>45000</text:p>
          </table:table-cell>
          <table:table-cell office:value-type="float" office:value="76919.4682479792" calcext:value-type="float">
            <text:p>76919.4682479792</text:p>
          </table:table-cell>
          <table:table-cell office:value-type="float" office:value="0.10285850499713" calcext:value-type="float">
            <text:p>0.10285850499713</text:p>
          </table:table-cell>
          <table:table-cell office:value-type="float" office:value="60000" calcext:value-type="float">
            <text:p>60000</text:p>
          </table:table-cell>
          <table:table-cell office:value-type="float" office:value="61535.5745983834" calcext:value-type="float">
            <text:p>61535.5745983834</text:p>
          </table:table-cell>
        </table:table-row>
        <table:table-row table:style-name="ro1">
          <table:table-cell office:value-type="float" office:value="50.8798992650009" calcext:value-type="float">
            <text:p>50.879899265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46151.6809487875" calcext:value-type="float">
            <text:p>46151.6809487875</text:p>
          </table:table-cell>
          <table:table-cell office:value-type="float" office:value="0.103584363001573" calcext:value-type="float">
            <text:p>0.103584363001573</text:p>
          </table:table-cell>
          <table:table-cell office:value-type="float" office:value="60000" calcext:value-type="float">
            <text:p>60000</text:p>
          </table:table-cell>
          <table:table-cell office:value-type="float" office:value="46151.6809487875" calcext:value-type="float">
            <text:p>46151.6809487875</text:p>
          </table:table-cell>
        </table:table-row>
        <table:table-row table:style-name="ro1">
          <table:table-cell office:value-type="float" office:value="51.0826591779987" calcext:value-type="float">
            <text:p>51.082659177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45228.6473298118" calcext:value-type="float">
            <text:p>45228.6473298118</text:p>
          </table:table-cell>
          <table:table-cell office:value-type="float" office:value="0.102932195000903" calcext:value-type="float">
            <text:p>0.102932195000903</text:p>
          </table:table-cell>
          <table:table-cell office:value-type="float" office:value="60000" calcext:value-type="float">
            <text:p>60000</text:p>
          </table:table-cell>
          <table:table-cell office:value-type="float" office:value="45228.6473298118" calcext:value-type="float">
            <text:p>45228.6473298118</text:p>
          </table:table-cell>
        </table:table-row>
        <table:table-row table:style-name="ro1">
          <table:table-cell office:value-type="float" office:value="51.287177962" calcext:value-type="float">
            <text:p>51.287177962</text:p>
          </table:table-cell>
          <table:table-cell office:value-type="float" office:value="75000" calcext:value-type="float">
            <text:p>75000</text:p>
          </table:table-cell>
          <table:table-cell office:value-type="float" office:value="59689.5073604319" calcext:value-type="float">
            <text:p>59689.5073604319</text:p>
          </table:table-cell>
          <table:table-cell office:value-type="float" office:value="0.106303805998323" calcext:value-type="float">
            <text:p>0.106303805998323</text:p>
          </table:table-cell>
          <table:table-cell office:value-type="float" office:value="60000" calcext:value-type="float">
            <text:p>60000</text:p>
          </table:table-cell>
          <table:table-cell office:value-type="float" office:value="75073.4010100277" calcext:value-type="float">
            <text:p>75073.4010100277</text:p>
          </table:table-cell>
        </table:table-row>
        <table:table-row table:style-name="ro1">
          <table:table-cell office:value-type="float" office:value="51.4896501619987" calcext:value-type="float">
            <text:p>51.4896501619987</text:p>
          </table:table-cell>
          <table:table-cell office:value-type="float" office:value="75000" calcext:value-type="float">
            <text:p>75000</text:p>
          </table:table-cell>
          <table:table-cell office:value-type="float" office:value="74458.0452640439" calcext:value-type="float">
            <text:p>74458.0452640439</text:p>
          </table:table-cell>
          <table:table-cell office:value-type="float" office:value="0.102907705000689" calcext:value-type="float">
            <text:p>0.102907705000689</text:p>
          </table:table-cell>
          <table:table-cell office:value-type="float" office:value="60000" calcext:value-type="float">
            <text:p>60000</text:p>
          </table:table-cell>
          <table:table-cell office:value-type="float" office:value="74458.0452640439" calcext:value-type="float">
            <text:p>74458.0452640439</text:p>
          </table:table-cell>
        </table:table-row>
        <table:table-row table:style-name="ro1">
          <table:table-cell office:value-type="float" office:value="51.6912754810001" calcext:value-type="float">
            <text:p>51.691275481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688.7567560116" calcext:value-type="float">
            <text:p>75688.7567560116</text:p>
          </table:table-cell>
          <table:table-cell office:value-type="float" office:value="0.10298378600055" calcext:value-type="float">
            <text:p>0.10298378600055</text:p>
          </table:table-cell>
          <table:table-cell office:value-type="float" office:value="60000" calcext:value-type="float">
            <text:p>60000</text:p>
          </table:table-cell>
          <table:table-cell office:value-type="float" office:value="60304.8631064157" calcext:value-type="float">
            <text:p>60304.8631064157</text:p>
          </table:table-cell>
        </table:table-row>
        <table:table-row table:style-name="ro1">
          <table:table-cell office:value-type="float" office:value="51.8937194200007" calcext:value-type="float">
            <text:p>51.893719420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43690.2579648522" calcext:value-type="float">
            <text:p>43690.2579648522</text:p>
          </table:table-cell>
          <table:table-cell office:value-type="float" office:value="0.102929904998746" calcext:value-type="float">
            <text:p>0.102929904998746</text:p>
          </table:table-cell>
          <table:table-cell office:value-type="float" office:value="60000" calcext:value-type="float">
            <text:p>60000</text:p>
          </table:table-cell>
          <table:table-cell office:value-type="float" office:value="43690.2579648522" calcext:value-type="float">
            <text:p>43690.2579648522</text:p>
          </table:table-cell>
        </table:table-row>
        <table:table-row table:style-name="ro1">
          <table:table-cell office:value-type="float" office:value="52.0963561419994" calcext:value-type="float">
            <text:p>52.096356141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4331.1837919173" calcext:value-type="float">
            <text:p>44331.1837919173</text:p>
          </table:table-cell>
          <table:table-cell office:value-type="float" office:value="0.102848634000111" calcext:value-type="float">
            <text:p>0.10284863400011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31.1837919173" calcext:value-type="float">
            <text:p>44331.1837919173</text:p>
          </table:table-cell>
        </table:table-row>
        <table:table-row table:style-name="ro1">
          <table:table-cell office:value-type="float" office:value="52.297828548999" calcext:value-type="float">
            <text:p>52.29782854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339.6668278874" calcext:value-type="float">
            <text:p>60339.6668278874</text:p>
          </table:table-cell>
          <table:table-cell office:value-type="float" office:value="0.102989725997759" calcext:value-type="float">
            <text:p>0.102989725997759</text:p>
          </table:table-cell>
          <table:table-cell office:value-type="float" office:value="60000" calcext:value-type="float">
            <text:p>60000</text:p>
          </table:table-cell>
          <table:table-cell office:value-type="float" office:value="75732.4389778587" calcext:value-type="float">
            <text:p>75732.4389778587</text:p>
          </table:table-cell>
        </table:table-row>
        <table:table-row table:style-name="ro1">
          <table:table-cell office:value-type="float" office:value="52.4998841829984" calcext:value-type="float">
            <text:p>52.499884182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5732.4389778587" calcext:value-type="float">
            <text:p>75732.4389778587</text:p>
          </table:table-cell>
          <table:table-cell office:value-type="float" office:value="0.103049846999056" calcext:value-type="float">
            <text:p>0.10304984699905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32.4389778587" calcext:value-type="float">
            <text:p>75732.4389778587</text:p>
          </table:table-cell>
        </table:table-row>
        <table:table-row table:style-name="ro1">
          <table:table-cell office:value-type="float" office:value="52.7021593499994" calcext:value-type="float">
            <text:p>52.702159349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74501.017205861" calcext:value-type="float">
            <text:p>74501.017205861</text:p>
          </table:table-cell>
          <table:table-cell office:value-type="float" office:value="0.103001856001356" calcext:value-type="float">
            <text:p>0.103001856001356</text:p>
          </table:table-cell>
          <table:table-cell office:value-type="float" office:value="60000" calcext:value-type="float">
            <text:p>60000</text:p>
          </table:table-cell>
          <table:table-cell office:value-type="float" office:value="59108.2450558897" calcext:value-type="float">
            <text:p>59108.2450558897</text:p>
          </table:table-cell>
        </table:table-row>
        <table:table-row table:style-name="ro1">
          <table:table-cell office:value-type="float" office:value="52.9047071310015" calcext:value-type="float">
            <text:p>52.904707131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43715.4729059184" calcext:value-type="float">
            <text:p>43715.4729059184</text:p>
          </table:table-cell>
          <table:table-cell office:value-type="float" office:value="0.10292024500086" calcext:value-type="float">
            <text:p>0.102920245000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15.4729059184" calcext:value-type="float">
            <text:p>43715.4729059184</text:p>
          </table:table-cell>
        </table:table-row>
        <table:table-row table:style-name="ro1">
          <table:table-cell office:value-type="float" office:value="53.1071945000003" calcext:value-type="float">
            <text:p>53.107194500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44946.8946779161" calcext:value-type="float">
            <text:p>44946.8946779161</text:p>
          </table:table-cell>
          <table:table-cell office:value-type="float" office:value="0.102896323998721" calcext:value-type="float">
            <text:p>0.102896323998721</text:p>
          </table:table-cell>
          <table:table-cell office:value-type="float" office:value="60000" calcext:value-type="float">
            <text:p>60000</text:p>
          </table:table-cell>
          <table:table-cell office:value-type="float" office:value="60339.6668278874" calcext:value-type="float">
            <text:p>60339.6668278874</text:p>
          </table:table-cell>
        </table:table-row>
        <table:table-row table:style-name="ro1">
          <table:table-cell office:value-type="float" office:value="53.309196623999" calcext:value-type="float">
            <text:p>53.30919662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01.017205861" calcext:value-type="float">
            <text:p>74501.017205861</text:p>
          </table:table-cell>
          <table:table-cell office:value-type="float" office:value="0.10287921499912" calcext:value-type="float">
            <text:p>0.10287921499912</text:p>
          </table:table-cell>
          <table:table-cell office:value-type="float" office:value="60000" calcext:value-type="float">
            <text:p>60000</text:p>
          </table:table-cell>
          <table:table-cell office:value-type="float" office:value="74501.017205861" calcext:value-type="float">
            <text:p>74501.017205861</text:p>
          </table:table-cell>
        </table:table-row>
        <table:table-row table:style-name="ro1">
          <table:table-cell office:value-type="float" office:value="53.5121715899986" calcext:value-type="float">
            <text:p>53.512171589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7136.4755000832" calcext:value-type="float">
            <text:p>77136.4755000832</text:p>
          </table:table-cell>
          <table:table-cell office:value-type="float" office:value="0.102700382001785" calcext:value-type="float">
            <text:p>0.102700382001785</text:p>
          </table:table-cell>
          <table:table-cell office:value-type="float" office:value="60000" calcext:value-type="float">
            <text:p>60000</text:p>
          </table:table-cell>
          <table:table-cell office:value-type="float" office:value="77136.4755000832" calcext:value-type="float">
            <text:p>77136.4755000832</text:p>
          </table:table-cell>
        </table:table-row>
        <table:table-row table:style-name="ro1">
          <table:table-cell office:value-type="float" office:value="53.7147754610014" calcext:value-type="float">
            <text:p>53.714775461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61709.1804000665" calcext:value-type="float">
            <text:p>61709.1804000665</text:p>
          </table:table-cell>
          <table:table-cell office:value-type="float" office:value="0.102691262000008" calcext:value-type="float">
            <text:p>0.102691262000008</text:p>
          </table:table-cell>
          <table:table-cell office:value-type="float" office:value="60000" calcext:value-type="float">
            <text:p>60000</text:p>
          </table:table-cell>
          <table:table-cell office:value-type="float" office:value="46281.8853000499" calcext:value-type="float">
            <text:p>46281.8853000499</text:p>
          </table:table-cell>
        </table:table-row>
        <table:table-row table:style-name="ro1">
          <table:table-cell office:value-type="float" office:value="53.9167675839999" calcext:value-type="float">
            <text:p>53.916767583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598.9696087927" calcext:value-type="float">
            <text:p>45598.9696087927</text:p>
          </table:table-cell>
          <table:table-cell office:value-type="float" office:value="0.103248129002168" calcext:value-type="float">
            <text:p>0.103248129002168</text:p>
          </table:table-cell>
          <table:table-cell office:value-type="float" office:value="60000" calcext:value-type="float">
            <text:p>60000</text:p>
          </table:table-cell>
          <table:table-cell office:value-type="float" office:value="45598.9696087927" calcext:value-type="float">
            <text:p>45598.9696087927</text:p>
          </table:table-cell>
        </table:table-row>
        <table:table-row table:style-name="ro1">
          <table:table-cell office:value-type="float" office:value="54.1183666629986" calcext:value-type="float">
            <text:p>54.118366662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44670.6989700033" calcext:value-type="float">
            <text:p>44670.6989700033</text:p>
          </table:table-cell>
          <table:table-cell office:value-type="float" office:value="0.102926186002151" calcext:value-type="float">
            <text:p>0.102926186002151</text:p>
          </table:table-cell>
          <table:table-cell office:value-type="float" office:value="60000" calcext:value-type="float">
            <text:p>60000</text:p>
          </table:table-cell>
          <table:table-cell office:value-type="float" office:value="60074.3882700044" calcext:value-type="float">
            <text:p>60074.3882700044</text:p>
          </table:table-cell>
        </table:table-row>
        <table:table-row table:style-name="ro1">
          <table:table-cell office:value-type="float" office:value="54.3208020819984" calcext:value-type="float">
            <text:p>54.320802081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0.0037840055" calcext:value-type="float">
            <text:p>75170.0037840055</text:p>
          </table:table-cell>
          <table:table-cell office:value-type="float" office:value="0.103069816999778" calcext:value-type="float">
            <text:p>0.10306981699977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70.0037840055" calcext:value-type="float">
            <text:p>75170.0037840055</text:p>
          </table:table-cell>
        </table:table-row>
        <table:table-row table:style-name="ro1">
          <table:table-cell office:value-type="float" office:value="54.5923820179996" calcext:value-type="float">
            <text:p>54.592382017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67160.0853480049" calcext:value-type="float">
            <text:p>67160.0853480049</text:p>
          </table:table-cell>
          <table:table-cell office:value-type="float" office:value="0.200383774001239" calcext:value-type="float">
            <text:p>0.200383774001239</text:p>
          </table:table-cell>
          <table:table-cell office:value-type="float" office:value="60000" calcext:value-type="float">
            <text:p>60000</text:p>
          </table:table-cell>
          <table:table-cell office:value-type="float" office:value="67160.0853480049" calcext:value-type="float">
            <text:p>67160.0853480049</text:p>
          </table:table-cell>
        </table:table-row>
        <table:table-row table:style-name="ro1">
          <table:table-cell office:value-type="float" office:value="54.7950201790009" calcext:value-type="float">
            <text:p>54.795020179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60998.6096280045" calcext:value-type="float">
            <text:p>60998.6096280045</text:p>
          </table:table-cell>
          <table:table-cell office:value-type="float" office:value="0.104165190001368" calcext:value-type="float">
            <text:p>0.104165190001368</text:p>
          </table:table-cell>
          <table:table-cell office:value-type="float" office:value="60000" calcext:value-type="float">
            <text:p>60000</text:p>
          </table:table-cell>
          <table:table-cell office:value-type="float" office:value="45594.9203280034" calcext:value-type="float">
            <text:p>45594.9203280034</text:p>
          </table:table-cell>
        </table:table-row>
        <table:table-row table:style-name="ro1">
          <table:table-cell office:value-type="float" office:value="54.9981034459997" calcext:value-type="float">
            <text:p>54.9981034459997</text:p>
          </table:table-cell>
          <table:table-cell office:value-type="float" office:value="45000" calcext:value-type="float">
            <text:p>45000</text:p>
          </table:table-cell>
          <table:table-cell office:value-type="float" office:value="46211.0679000034" calcext:value-type="float">
            <text:p>46211.0679000034</text:p>
          </table:table-cell>
          <table:table-cell office:value-type="float" office:value="0.104102020002756" calcext:value-type="float">
            <text:p>0.104102020002756</text:p>
          </table:table-cell>
          <table:table-cell office:value-type="float" office:value="60000" calcext:value-type="float">
            <text:p>60000</text:p>
          </table:table-cell>
          <table:table-cell office:value-type="float" office:value="46211.0679000034" calcext:value-type="float">
            <text:p>46211.0679000034</text:p>
          </table:table-cell>
        </table:table-row>
        <table:table-row table:style-name="ro1">
          <table:table-cell office:value-type="float" office:value="55.2004484739991" calcext:value-type="float">
            <text:p>55.200448473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46211.0679000034" calcext:value-type="float">
            <text:p>46211.0679000034</text:p>
          </table:table-cell>
          <table:table-cell office:value-type="float" office:value="0.103770254998381" calcext:value-type="float">
            <text:p>0.103770254998381</text:p>
          </table:table-cell>
          <table:table-cell office:value-type="float" office:value="60000" calcext:value-type="float">
            <text:p>60000</text:p>
          </table:table-cell>
          <table:table-cell office:value-type="float" office:value="61614.7572000045" calcext:value-type="float">
            <text:p>61614.7572000045</text:p>
          </table:table-cell>
        </table:table-row>
        <table:table-row table:style-name="ro1">
          <table:table-cell office:value-type="float" office:value="55.4020520429986" calcext:value-type="float">
            <text:p>55.402052042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7018.4465000057" calcext:value-type="float">
            <text:p>77018.4465000057</text:p>
          </table:table-cell>
          <table:table-cell office:value-type="float" office:value="0.104439034003008" calcext:value-type="float">
            <text:p>0.104439034003008</text:p>
          </table:table-cell>
          <table:table-cell office:value-type="float" office:value="60000" calcext:value-type="float">
            <text:p>60000</text:p>
          </table:table-cell>
          <table:table-cell office:value-type="float" office:value="77018.4465000057" calcext:value-type="float">
            <text:p>77018.4465000057</text:p>
          </table:table-cell>
        </table:table-row>
        <table:table-row table:style-name="ro1">
          <table:table-cell office:value-type="float" office:value="55.6045613829992" calcext:value-type="float">
            <text:p>55.6045613829992</text:p>
          </table:table-cell>
          <table:table-cell office:value-type="float" office:value="45000" calcext:value-type="float">
            <text:p>45000</text:p>
          </table:table-cell>
          <table:table-cell office:value-type="float" office:value="77018.4465000057" calcext:value-type="float">
            <text:p>77018.4465000057</text:p>
          </table:table-cell>
          <table:table-cell office:value-type="float" office:value="0.103870146998815" calcext:value-type="float">
            <text:p>0.103870146998815</text:p>
          </table:table-cell>
          <table:table-cell office:value-type="float" office:value="60000" calcext:value-type="float">
            <text:p>60000</text:p>
          </table:table-cell>
          <table:table-cell office:value-type="float" office:value="61614.7572000045" calcext:value-type="float">
            <text:p>61614.7572000045</text:p>
          </table:table-cell>
        </table:table-row>
        <table:table-row table:style-name="ro1">
          <table:table-cell office:value-type="float" office:value="55.8069742420012" calcext:value-type="float">
            <text:p>55.806974242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0.6989700033" calcext:value-type="float">
            <text:p>44670.6989700033</text:p>
          </table:table-cell>
          <table:table-cell office:value-type="float" office:value="0.103141057999892" calcext:value-type="float">
            <text:p>0.103141057999892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0.6989700033" calcext:value-type="float">
            <text:p>44670.6989700033</text:p>
          </table:table-cell>
        </table:table-row>
        <table:table-row table:style-name="ro1">
          <table:table-cell office:value-type="float" office:value="56.0093998609991" calcext:value-type="float">
            <text:p>56.009399860999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46.4776120032" calcext:value-type="float">
            <text:p>43746.4776120032</text:p>
          </table:table-cell>
          <table:table-cell office:value-type="float" office:value="0.103274118999252" calcext:value-type="float">
            <text:p>0.103274118999252</text:p>
          </table:table-cell>
          <table:table-cell office:value-type="float" office:value="60000" calcext:value-type="float">
            <text:p>60000</text:p>
          </table:table-cell>
          <table:table-cell office:value-type="float" office:value="43130.3300400032" calcext:value-type="float">
            <text:p>43130.3300400032</text:p>
          </table:table-cell>
        </table:table-row>
        <table:table-row table:style-name="ro1">
          <table:table-cell office:value-type="float" office:value="56.2110453099995" calcext:value-type="float">
            <text:p>56.21104530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60382.4620560044" calcext:value-type="float">
            <text:p>60382.4620560044</text:p>
          </table:table-cell>
          <table:table-cell office:value-type="float" office:value="0.102348468997661" calcext:value-type="float">
            <text:p>0.102348468997661</text:p>
          </table:table-cell>
          <table:table-cell office:value-type="float" office:value="60000" calcext:value-type="float">
            <text:p>60000</text:p>
          </table:table-cell>
          <table:table-cell office:value-type="float" office:value="76402.2989280056" calcext:value-type="float">
            <text:p>76402.2989280056</text:p>
          </table:table-cell>
        </table:table-row>
        <table:table-row table:style-name="ro1">
          <table:table-cell office:value-type="float" office:value="56.4132929269981" calcext:value-type="float">
            <text:p>56.413292926998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67.9470259915" calcext:value-type="float">
            <text:p>75167.9470259915</text:p>
          </table:table-cell>
          <table:table-cell office:value-type="float" office:value="0.104481324000517" calcext:value-type="float">
            <text:p>0.10448132400051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7.9470259915" calcext:value-type="float">
            <text:p>75167.9470259915</text:p>
          </table:table-cell>
        </table:table-row>
        <table:table-row table:style-name="ro1">
          <table:table-cell office:value-type="float" office:value="56.6152856810004" calcext:value-type="float">
            <text:p>56.6152856810004</text:p>
          </table:table-cell>
          <table:table-cell office:value-type="float" office:value="45000" calcext:value-type="float">
            <text:p>45000</text:p>
          </table:table-cell>
          <table:table-cell office:value-type="float" office:value="76147.26093426" calcext:value-type="float">
            <text:p>76147.26093426</text:p>
          </table:table-cell>
          <table:table-cell office:value-type="float" office:value="0.103119786999741" calcext:value-type="float">
            <text:p>0.103119786999741</text:p>
          </table:table-cell>
          <table:table-cell office:value-type="float" office:value="60000" calcext:value-type="float">
            <text:p>60000</text:p>
          </table:table-cell>
          <table:table-cell office:value-type="float" office:value="60180.8997706248" calcext:value-type="float">
            <text:p>60180.8997706248</text:p>
          </table:table-cell>
        </table:table-row>
        <table:table-row table:style-name="ro1">
          <table:table-cell office:value-type="float" office:value="56.8172111530002" calcext:value-type="float">
            <text:p>56.817211153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3600.4477930037" calcext:value-type="float">
            <text:p>43600.4477930037</text:p>
          </table:table-cell>
          <table:table-cell office:value-type="float" office:value="0.102831093998248" calcext:value-type="float">
            <text:p>0.1028310939982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214.5386069897" calcext:value-type="float">
            <text:p>44214.5386069897</text:p>
          </table:table-cell>
        </table:table-row>
        <table:table-row table:style-name="ro1">
          <table:table-cell office:value-type="float" office:value="57.0189376140006" calcext:value-type="float">
            <text:p>57.0189376140006</text:p>
          </table:table-cell>
          <table:table-cell office:value-type="float" office:value="45000" calcext:value-type="float">
            <text:p>45000</text:p>
          </table:table-cell>
          <table:table-cell office:value-type="float" office:value="44828.6294209756" calcext:value-type="float">
            <text:p>44828.6294209756</text:p>
          </table:table-cell>
          <table:table-cell office:value-type="float" office:value="0.10169988999769" calcext:value-type="float">
            <text:p>0.10169988999769</text:p>
          </table:table-cell>
          <table:table-cell office:value-type="float" office:value="60000" calcext:value-type="float">
            <text:p>60000</text:p>
          </table:table-cell>
          <table:table-cell office:value-type="float" office:value="44214.5386069897" calcext:value-type="float">
            <text:p>44214.5386069897</text:p>
          </table:table-cell>
        </table:table-row>
        <table:table-row table:style-name="ro1">
          <table:table-cell office:value-type="float" office:value="57.2252815700012" calcext:value-type="float">
            <text:p>57.225281570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60794.9905846108" calcext:value-type="float">
            <text:p>60794.9905846108</text:p>
          </table:table-cell>
          <table:table-cell office:value-type="float" office:value="0.10403869899892" calcext:value-type="float">
            <text:p>0.10403869899892</text:p>
          </table:table-cell>
          <table:table-cell office:value-type="float" office:value="60000" calcext:value-type="float">
            <text:p>60000</text:p>
          </table:table-cell>
          <table:table-cell office:value-type="float" office:value="76761.3517482459" calcext:value-type="float">
            <text:p>76761.3517482459</text:p>
          </table:table-cell>
        </table:table-row>
        <table:table-row table:style-name="ro1">
          <table:table-cell office:value-type="float" office:value="57.4266145359979" calcext:value-type="float">
            <text:p>57.426614535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70172.9240984059" calcext:value-type="float">
            <text:p>70172.9240984059</text:p>
          </table:table-cell>
          <table:table-cell office:value-type="float" office:value="0.103933577000134" calcext:value-type="float">
            <text:p>0.103933577000134</text:p>
          </table:table-cell>
          <table:table-cell office:value-type="float" office:value="60000" calcext:value-type="float">
            <text:p>60000</text:p>
          </table:table-cell>
          <table:table-cell office:value-type="float" office:value="70172.9240984059" calcext:value-type="float">
            <text:p>70172.9240984059</text:p>
          </table:table-cell>
        </table:table-row>
        <table:table-row table:style-name="ro1">
          <table:table-cell office:value-type="float" office:value="57.6287362809999" calcext:value-type="float">
            <text:p>57.628736280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3834.1201383228" calcext:value-type="float">
            <text:p>73834.1201383228</text:p>
          </table:table-cell>
          <table:table-cell office:value-type="float" office:value="0.103033766998124" calcext:value-type="float">
            <text:p>0.103033766998124</text:p>
          </table:table-cell>
          <table:table-cell office:value-type="float" office:value="60000" calcext:value-type="float">
            <text:p>60000</text:p>
          </table:table-cell>
          <table:table-cell office:value-type="float" office:value="58579.1366386693" calcext:value-type="float">
            <text:p>58579.1366386693</text:p>
          </table:table-cell>
        </table:table-row>
        <table:table-row table:style-name="ro1">
          <table:table-cell office:value-type="float" office:value="57.8304948320001" calcext:value-type="float">
            <text:p>57.830494832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4.9504989604" calcext:value-type="float">
            <text:p>45764.9504989604</text:p>
          </table:table-cell>
          <table:table-cell office:value-type="float" office:value="0.10283115400307" calcext:value-type="float">
            <text:p>0.10283115400307</text:p>
          </table:table-cell>
          <table:table-cell office:value-type="float" office:value="60000" calcext:value-type="float">
            <text:p>60000</text:p>
          </table:table-cell>
          <table:table-cell office:value-type="float" office:value="45764.9504989604" calcext:value-type="float">
            <text:p>45764.9504989604</text:p>
          </table:table-cell>
        </table:table-row>
        <table:table-row table:style-name="ro1">
          <table:table-cell office:value-type="float" office:value="58.0322368929992" calcext:value-type="float">
            <text:p>58.0322368929992</text:p>
          </table:table-cell>
          <table:table-cell office:value-type="float" office:value="45000" calcext:value-type="float">
            <text:p>45000</text:p>
          </table:table-cell>
          <table:table-cell office:value-type="float" office:value="45154.7511589743" calcext:value-type="float">
            <text:p>45154.7511589743</text:p>
          </table:table-cell>
          <table:table-cell office:value-type="float" office:value="0.10310656799993" calcext:value-type="float">
            <text:p>0.10310656799993</text:p>
          </table:table-cell>
          <table:table-cell office:value-type="float" office:value="60000" calcext:value-type="float">
            <text:p>60000</text:p>
          </table:table-cell>
          <table:table-cell office:value-type="float" office:value="45154.7511589743" calcext:value-type="float">
            <text:p>45154.7511589743</text:p>
          </table:table-cell>
        </table:table-row>
        <table:table-row table:style-name="ro1">
          <table:table-cell office:value-type="float" office:value="58.2347876429994" calcext:value-type="float">
            <text:p>58.234787642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59189.3359786554" calcext:value-type="float">
            <text:p>59189.3359786554</text:p>
          </table:table-cell>
          <table:table-cell office:value-type="float" office:value="0.104030418999173" calcext:value-type="float">
            <text:p>0.104030418999173</text:p>
          </table:table-cell>
          <table:table-cell office:value-type="float" office:value="60000" calcext:value-type="float">
            <text:p>60000</text:p>
          </table:table-cell>
          <table:table-cell office:value-type="float" office:value="74444.3194783089" calcext:value-type="float">
            <text:p>74444.3194783089</text:p>
          </table:table-cell>
        </table:table-row>
        <table:table-row table:style-name="ro1">
          <table:table-cell office:value-type="float" office:value="58.4365973749991" calcext:value-type="float">
            <text:p>58.436597374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9.6184882881" calcext:value-type="float">
            <text:p>75359.6184882881</text:p>
          </table:table-cell>
          <table:table-cell office:value-type="float" office:value="0.103018247002183" calcext:value-type="float">
            <text:p>0.103018247002183</text:p>
          </table:table-cell>
          <table:table-cell office:value-type="float" office:value="60000" calcext:value-type="float">
            <text:p>60000</text:p>
          </table:table-cell>
          <table:table-cell office:value-type="float" office:value="75359.6184882881" calcext:value-type="float">
            <text:p>75359.6184882881</text:p>
          </table:table-cell>
        </table:table-row>
        <table:table-row table:style-name="ro1">
          <table:table-cell office:value-type="float" office:value="58.6396361109983" calcext:value-type="float">
            <text:p>58.6396361109983</text:p>
          </table:table-cell>
          <table:table-cell office:value-type="float" office:value="45000" calcext:value-type="float">
            <text:p>45000</text:p>
          </table:table-cell>
          <table:table-cell office:value-type="float" office:value="75664.7181582812" calcext:value-type="float">
            <text:p>75664.7181582812</text:p>
          </table:table-cell>
          <table:table-cell office:value-type="float" office:value="0.103011695999157" calcext:value-type="float">
            <text:p>0.103011695999157</text:p>
          </table:table-cell>
          <table:table-cell office:value-type="float" office:value="60000" calcext:value-type="float">
            <text:p>60000</text:p>
          </table:table-cell>
          <table:table-cell office:value-type="float" office:value="60409.7346586277" calcext:value-type="float">
            <text:p>60409.7346586277</text:p>
          </table:table-cell>
        </table:table-row>
        <table:table-row table:style-name="ro1">
          <table:table-cell office:value-type="float" office:value="58.8421073210011" calcext:value-type="float">
            <text:p>58.842107321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4.9504989604" calcext:value-type="float">
            <text:p>45764.9504989604</text:p>
          </table:table-cell>
          <table:table-cell office:value-type="float" office:value="0.102974635999999" calcext:value-type="float">
            <text:p>0.102974635999999</text:p>
          </table:table-cell>
          <table:table-cell office:value-type="float" office:value="60000" calcext:value-type="float">
            <text:p>60000</text:p>
          </table:table-cell>
          <table:table-cell office:value-type="float" office:value="45154.7511589743" calcext:value-type="float">
            <text:p>45154.7511589743</text:p>
          </table:table-cell>
        </table:table-row>
        <table:table-row table:style-name="ro1">
          <table:table-cell office:value-type="float" office:value="59.0442477260003" calcext:value-type="float">
            <text:p>59.0442477260003</text:p>
          </table:table-cell>
          <table:table-cell office:value-type="float" office:value="45000" calcext:value-type="float">
            <text:p>45000</text:p>
          </table:table-cell>
          <table:table-cell office:value-type="float" office:value="43324.1531390158" calcext:value-type="float">
            <text:p>43324.1531390158</text:p>
          </table:table-cell>
          <table:table-cell office:value-type="float" office:value="0.102929275999486" calcext:value-type="float">
            <text:p>0.1029292759994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934.352479002" calcext:value-type="float">
            <text:p>43934.352479002</text:p>
          </table:table-cell>
        </table:table-row>
        <table:table-row table:style-name="ro1">
          <table:table-cell office:value-type="float" office:value="59.246199999001" calcext:value-type="float">
            <text:p>59.24619999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189.3359786554" calcext:value-type="float">
            <text:p>59189.3359786554</text:p>
          </table:table-cell>
          <table:table-cell office:value-type="float" office:value="0.106845862999762" calcext:value-type="float">
            <text:p>0.106845862999762</text:p>
          </table:table-cell>
          <table:table-cell office:value-type="float" office:value="60000" calcext:value-type="float">
            <text:p>60000</text:p>
          </table:table-cell>
          <table:table-cell office:value-type="float" office:value="74444.3194783089" calcext:value-type="float">
            <text:p>74444.3194783089</text:p>
          </table:table-cell>
        </table:table-row>
        <table:table-row table:style-name="ro1">
          <table:table-cell office:value-type="float" office:value="59.4493917670006" calcext:value-type="float">
            <text:p>59.449391767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75664.7181582812" calcext:value-type="float">
            <text:p>75664.7181582812</text:p>
          </table:table-cell>
          <table:table-cell office:value-type="float" office:value="0.102701252999395" calcext:value-type="float">
            <text:p>0.102701252999395</text:p>
          </table:table-cell>
          <table:table-cell office:value-type="float" office:value="60000" calcext:value-type="float">
            <text:p>60000</text:p>
          </table:table-cell>
          <table:table-cell office:value-type="float" office:value="75664.7181582812" calcext:value-type="float">
            <text:p>75664.7181582812</text:p>
          </table:table-cell>
        </table:table-row>
        <table:table-row table:style-name="ro1">
          <table:table-cell office:value-type="float" office:value="59.6521794110013" calcext:value-type="float">
            <text:p>59.652179411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75054.518818295" calcext:value-type="float">
            <text:p>75054.518818295</text:p>
          </table:table-cell>
          <table:table-cell office:value-type="float" office:value="0.103232828998443" calcext:value-type="float">
            <text:p>0.103232828998443</text:p>
          </table:table-cell>
          <table:table-cell office:value-type="float" office:value="60000" calcext:value-type="float">
            <text:p>60000</text:p>
          </table:table-cell>
          <table:table-cell office:value-type="float" office:value="59799.5353186416" calcext:value-type="float">
            <text:p>59799.5353186416</text:p>
          </table:table-cell>
        </table:table-row>
        <table:table-row table:style-name="ro1">
          <table:table-cell office:value-type="float" office:value="59.8546199900011" calcext:value-type="float">
            <text:p>59.854619990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24102.8739294525" calcext:value-type="float">
            <text:p>24102.8739294525</text:p>
          </table:table-cell>
          <table:table-cell office:value-type="float" office:value="0.142943488997844" calcext:value-type="float">
            <text:p>0.142943488997844</text:p>
          </table:table-cell>
          <table:table-cell office:value-type="float" office:value="60000" calcext:value-type="float">
            <text:p>60000</text:p>
          </table:table-cell>
          <table:table-cell office:value-type="float" office:value="24102.8739294525" calcext:value-type="float">
            <text:p>24102.8739294525</text:p>
          </table:table-cell>
        </table:table-row>
        <table:table-row table:style-name="ro1">
          <table:table-cell office:value-type="float" office:value="60.0569403879999" calcext:value-type="float">
            <text:p>60.056940387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4.9504989604" calcext:value-type="float">
            <text:p>45764.9504989604</text:p>
          </table:table-cell>
          <table:table-cell office:value-type="float" office:value="0.103071907000412" calcext:value-type="float">
            <text:p>0.103071907000412</text:p>
          </table:table-cell>
          <table:table-cell office:value-type="float" office:value="60000" calcext:value-type="float">
            <text:p>60000</text:p>
          </table:table-cell>
          <table:table-cell office:value-type="float" office:value="45154.7511589743" calcext:value-type="float">
            <text:p>45154.7511589743</text:p>
          </table:table-cell>
        </table:table-row>
        <table:table-row table:style-name="ro1">
          <table:table-cell office:value-type="float" office:value="60.259405277" calcext:value-type="float">
            <text:p>60.259405277</text:p>
          </table:table-cell>
          <table:table-cell office:value-type="float" office:value="75000" calcext:value-type="float">
            <text:p>75000</text:p>
          </table:table-cell>
          <table:table-cell office:value-type="float" office:value="57053.638288704" calcext:value-type="float">
            <text:p>57053.638288704</text:p>
          </table:table-cell>
          <table:table-cell office:value-type="float" office:value="0.105942662001326" calcext:value-type="float">
            <text:p>0.105942662001326</text:p>
          </table:table-cell>
          <table:table-cell office:value-type="float" office:value="60000" calcext:value-type="float">
            <text:p>60000</text:p>
          </table:table-cell>
          <table:table-cell office:value-type="float" office:value="72918.8211283436" calcext:value-type="float">
            <text:p>72918.8211283436</text:p>
          </table:table-cell>
        </table:table-row>
        <table:table-row table:style-name="ro1">
          <table:table-cell office:value-type="float" office:value="60.4621087689993" calcext:value-type="float">
            <text:p>60.462108768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3944.9021595647" calcext:value-type="float">
            <text:p>73944.9021595647</text:p>
          </table:table-cell>
          <table:table-cell office:value-type="float" office:value="0.102217846997519" calcext:value-type="float">
            <text:p>0.102217846997519</text:p>
          </table:table-cell>
          <table:table-cell office:value-type="float" office:value="60000" calcext:value-type="float">
            <text:p>60000</text:p>
          </table:table-cell>
          <table:table-cell office:value-type="float" office:value="73328.6946415683" calcext:value-type="float">
            <text:p>73328.6946415683</text:p>
          </table:table-cell>
        </table:table-row>
        <table:table-row table:style-name="ro1">
          <table:table-cell office:value-type="float" office:value="60.6651871559989" calcext:value-type="float">
            <text:p>60.6651871559989</text:p>
          </table:table-cell>
          <table:table-cell office:value-type="float" office:value="45000" calcext:value-type="float">
            <text:p>45000</text:p>
          </table:table-cell>
          <table:table-cell office:value-type="float" office:value="75177.3171955574" calcext:value-type="float">
            <text:p>75177.3171955574</text:p>
          </table:table-cell>
          <table:table-cell office:value-type="float" office:value="0.102944646001561" calcext:value-type="float">
            <text:p>0.102944646001561</text:p>
          </table:table-cell>
          <table:table-cell office:value-type="float" office:value="60000" calcext:value-type="float">
            <text:p>60000</text:p>
          </table:table-cell>
          <table:table-cell office:value-type="float" office:value="58539.7142096554" calcext:value-type="float">
            <text:p>58539.7142096554</text:p>
          </table:table-cell>
        </table:table-row>
        <table:table-row table:style-name="ro1">
          <table:table-cell office:value-type="float" office:value="60.8675721250002" calcext:value-type="float">
            <text:p>60.867572125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1704.8815749877" calcext:value-type="float">
            <text:p>41704.8815749877</text:p>
          </table:table-cell>
          <table:table-cell office:value-type="float" office:value="0.103652914000122" calcext:value-type="float">
            <text:p>0.103652914000122</text:p>
          </table:table-cell>
          <table:table-cell office:value-type="float" office:value="60000" calcext:value-type="float">
            <text:p>60000</text:p>
          </table:table-cell>
          <table:table-cell office:value-type="float" office:value="42931.4957389579" calcext:value-type="float">
            <text:p>42931.4957389579</text:p>
          </table:table-cell>
        </table:table-row>
        <table:table-row table:style-name="ro1">
          <table:table-cell office:value-type="float" office:value="61.0689779720015" calcext:value-type="float">
            <text:p>61.068977972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2931.4957389579" calcext:value-type="float">
            <text:p>42931.4957389579</text:p>
          </table:table-cell>
          <table:table-cell office:value-type="float" office:value="0.103129937000631" calcext:value-type="float">
            <text:p>0.103129937000631</text:p>
          </table:table-cell>
          <table:table-cell office:value-type="float" office:value="60000" calcext:value-type="float">
            <text:p>60000</text:p>
          </table:table-cell>
          <table:table-cell office:value-type="float" office:value="58877.4798705708" calcext:value-type="float">
            <text:p>58877.4798705708</text:p>
          </table:table-cell>
        </table:table-row>
        <table:table-row table:style-name="ro1">
          <table:table-cell office:value-type="float" office:value="61.2708913140014" calcext:value-type="float">
            <text:p>61.2708913140014</text:p>
          </table:table-cell>
          <table:table-cell office:value-type="float" office:value="75000" calcext:value-type="float">
            <text:p>75000</text:p>
          </table:table-cell>
          <table:table-cell office:value-type="float" office:value="75436.7710841689" calcext:value-type="float">
            <text:p>75436.7710841689</text:p>
          </table:table-cell>
          <table:table-cell office:value-type="float" office:value="0.102840063998883" calcext:value-type="float">
            <text:p>0.102840063998883</text:p>
          </table:table-cell>
          <table:table-cell office:value-type="float" office:value="60000" calcext:value-type="float">
            <text:p>60000</text:p>
          </table:table-cell>
          <table:table-cell office:value-type="float" office:value="75436.7710841689" calcext:value-type="float">
            <text:p>75436.7710841689</text:p>
          </table:table-cell>
        </table:table-row>
        <table:table-row table:style-name="ro1">
          <table:table-cell office:value-type="float" office:value="61.4726147750007" calcext:value-type="float">
            <text:p>61.472614775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74823.4640021838" calcext:value-type="float">
            <text:p>74823.4640021838</text:p>
          </table:table-cell>
          <table:table-cell office:value-type="float" office:value="0.101697699999932" calcext:value-type="float">
            <text:p>0.101697699999932</text:p>
          </table:table-cell>
          <table:table-cell office:value-type="float" office:value="60000" calcext:value-type="float">
            <text:p>60000</text:p>
          </table:table-cell>
          <table:table-cell office:value-type="float" office:value="74823.4640021838" calcext:value-type="float">
            <text:p>74823.4640021838</text:p>
          </table:table-cell>
        </table:table-row>
        <table:table-row table:style-name="ro1">
          <table:table-cell office:value-type="float" office:value="61.6749145120011" calcext:value-type="float">
            <text:p>61.674914512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57344.212165608" calcext:value-type="float">
            <text:p>57344.212165608</text:p>
          </table:table-cell>
          <table:table-cell office:value-type="float" office:value="0.102915935000055" calcext:value-type="float">
            <text:p>0.102915935000055</text:p>
          </table:table-cell>
          <table:table-cell office:value-type="float" office:value="60000" calcext:value-type="float">
            <text:p>60000</text:p>
          </table:table-cell>
          <table:table-cell office:value-type="float" office:value="40784.92095201" calcext:value-type="float">
            <text:p>40784.92095201</text:p>
          </table:table-cell>
        </table:table-row>
        <table:table-row table:style-name="ro1">
          <table:table-cell office:value-type="float" office:value="61.876944585998" calcext:value-type="float">
            <text:p>61.87694458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2713.0339999712" calcext:value-type="float">
            <text:p>42713.0339999712</text:p>
          </table:table-cell>
          <table:table-cell office:value-type="float" office:value="0.102987695998308" calcext:value-type="float">
            <text:p>0.10298769599830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33.4063999704" calcext:value-type="float">
            <text:p>43933.4063999704</text:p>
          </table:table-cell>
        </table:table-row>
        <table:table-row table:style-name="ro1">
          <table:table-cell office:value-type="float" office:value="62.0804151880002" calcext:value-type="float">
            <text:p>62.0804151880002</text:p>
          </table:table-cell>
          <table:table-cell office:value-type="float" office:value="75000" calcext:value-type="float">
            <text:p>75000</text:p>
          </table:table-cell>
          <table:table-cell office:value-type="float" office:value="44543.59259997" calcext:value-type="float">
            <text:p>44543.59259997</text:p>
          </table:table-cell>
          <table:table-cell office:value-type="float" office:value="0.103049727000325" calcext:value-type="float">
            <text:p>0.103049727000325</text:p>
          </table:table-cell>
          <table:table-cell office:value-type="float" office:value="60000" calcext:value-type="float">
            <text:p>60000</text:p>
          </table:table-cell>
          <table:table-cell office:value-type="float" office:value="59798.2475999597" calcext:value-type="float">
            <text:p>59798.2475999597</text:p>
          </table:table-cell>
        </table:table-row>
        <table:table-row table:style-name="ro1">
          <table:table-cell office:value-type="float" office:value="62.2822878199986" calcext:value-type="float">
            <text:p>62.282287819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4442.7163999499" calcext:value-type="float">
            <text:p>74442.7163999499</text:p>
          </table:table-cell>
          <table:table-cell office:value-type="float" office:value="0.105340723999689" calcext:value-type="float">
            <text:p>0.105340723999689</text:p>
          </table:table-cell>
          <table:table-cell office:value-type="float" office:value="60000" calcext:value-type="float">
            <text:p>60000</text:p>
          </table:table-cell>
          <table:table-cell office:value-type="float" office:value="74442.7163999499" calcext:value-type="float">
            <text:p>74442.7163999499</text:p>
          </table:table-cell>
        </table:table-row>
        <table:table-row table:style-name="ro1">
          <table:table-cell office:value-type="float" office:value="62.4836050660015" calcext:value-type="float">
            <text:p>62.483605066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72612.1577999511" calcext:value-type="float">
            <text:p>72612.1577999511</text:p>
          </table:table-cell>
          <table:table-cell office:value-type="float" office:value="0.102005964003183" calcext:value-type="float">
            <text:p>0.102005964003183</text:p>
          </table:table-cell>
          <table:table-cell office:value-type="float" office:value="60000" calcext:value-type="float">
            <text:p>60000</text:p>
          </table:table-cell>
          <table:table-cell office:value-type="float" office:value="72612.1577999511" calcext:value-type="float">
            <text:p>72612.1577999511</text:p>
          </table:table-cell>
        </table:table-row>
        <table:table-row table:style-name="ro1">
          <table:table-cell office:value-type="float" office:value="62.6854588880015" calcext:value-type="float">
            <text:p>62.685458888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58577.8751999605" calcext:value-type="float">
            <text:p>58577.8751999605</text:p>
          </table:table-cell>
          <table:table-cell office:value-type="float" office:value="0.102683622000768" calcext:value-type="float">
            <text:p>0.102683622000768</text:p>
          </table:table-cell>
          <table:table-cell office:value-type="float" office:value="60000" calcext:value-type="float">
            <text:p>60000</text:p>
          </table:table-cell>
          <table:table-cell office:value-type="float" office:value="43323.2201999708" calcext:value-type="float">
            <text:p>43323.2201999708</text:p>
          </table:table-cell>
        </table:table-row>
        <table:table-row table:style-name="ro1">
          <table:table-cell office:value-type="float" office:value="62.8877330249998" calcext:value-type="float">
            <text:p>62.887733024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628.3132999706" calcext:value-type="float">
            <text:p>43628.3132999706</text:p>
          </table:table-cell>
          <table:table-cell office:value-type="float" office:value="0.102802374000021" calcext:value-type="float">
            <text:p>0.102802374000021</text:p>
          </table:table-cell>
          <table:table-cell office:value-type="float" office:value="60000" calcext:value-type="float">
            <text:p>60000</text:p>
          </table:table-cell>
          <table:table-cell office:value-type="float" office:value="43628.3132999706" calcext:value-type="float">
            <text:p>43628.3132999706</text:p>
          </table:table-cell>
        </table:table-row>
        <table:table-row table:style-name="ro1">
          <table:table-cell office:value-type="float" office:value="63.0892855040001" calcext:value-type="float">
            <text:p>63.089285504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543.59259997" calcext:value-type="float">
            <text:p>44543.59259997</text:p>
          </table:table-cell>
          <table:table-cell office:value-type="float" office:value="0.103241769000306" calcext:value-type="float">
            <text:p>0.103241769000306</text:p>
          </table:table-cell>
          <table:table-cell office:value-type="float" office:value="60000" calcext:value-type="float">
            <text:p>60000</text:p>
          </table:table-cell>
          <table:table-cell office:value-type="float" office:value="59798.2475999597" calcext:value-type="float">
            <text:p>59798.2475999597</text:p>
          </table:table-cell>
        </table:table-row>
        <table:table-row table:style-name="ro1">
          <table:table-cell office:value-type="float" office:value="63.2901723440009" calcext:value-type="float">
            <text:p>63.290172344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73832.5301999503" calcext:value-type="float">
            <text:p>73832.5301999503</text:p>
          </table:table-cell>
          <table:table-cell office:value-type="float" office:value="0.102831773998332" calcext:value-type="float">
            <text:p>0.102831773998332</text:p>
          </table:table-cell>
          <table:table-cell office:value-type="float" office:value="60000" calcext:value-type="float">
            <text:p>60000</text:p>
          </table:table-cell>
          <table:table-cell office:value-type="float" office:value="73832.5301999503" calcext:value-type="float">
            <text:p>73832.5301999503</text:p>
          </table:table-cell>
        </table:table-row>
        <table:table-row table:style-name="ro1">
          <table:table-cell office:value-type="float" office:value="63.4927996650004" calcext:value-type="float">
            <text:p>63.4927996650004</text:p>
          </table:table-cell>
          <table:table-cell office:value-type="float" office:value="75000" calcext:value-type="float">
            <text:p>75000</text:p>
          </table:table-cell>
          <table:table-cell office:value-type="float" office:value="75052.9025999495" calcext:value-type="float">
            <text:p>75052.9025999495</text:p>
          </table:table-cell>
          <table:table-cell office:value-type="float" office:value="0.102938926000206" calcext:value-type="float">
            <text:p>0.102938926000206</text:p>
          </table:table-cell>
          <table:table-cell office:value-type="float" office:value="60000" calcext:value-type="float">
            <text:p>60000</text:p>
          </table:table-cell>
          <table:table-cell office:value-type="float" office:value="75052.9025999495" calcext:value-type="float">
            <text:p>75052.9025999495</text:p>
          </table:table-cell>
        </table:table-row>
        <table:table-row table:style-name="ro1">
          <table:table-cell office:value-type="float" office:value="63.6954142670002" calcext:value-type="float">
            <text:p>63.695414267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59798.2475999597" calcext:value-type="float">
            <text:p>59798.2475999597</text:p>
          </table:table-cell>
          <table:table-cell office:value-type="float" office:value="0.103440922001028" calcext:value-type="float">
            <text:p>0.103440922001028</text:p>
          </table:table-cell>
          <table:table-cell office:value-type="float" office:value="60000" calcext:value-type="float">
            <text:p>60000</text:p>
          </table:table-cell>
          <table:table-cell office:value-type="float" office:value="44543.59259997" calcext:value-type="float">
            <text:p>44543.59259997</text:p>
          </table:table-cell>
        </table:table-row>
        <table:table-row table:style-name="ro1">
          <table:table-cell office:value-type="float" office:value="63.8977530949996" calcext:value-type="float">
            <text:p>63.897753094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45763.9649999692" calcext:value-type="float">
            <text:p>45763.9649999692</text:p>
          </table:table-cell>
          <table:table-cell office:value-type="float" office:value="0.10301669600085" calcext:value-type="float">
            <text:p>0.10301669600085</text:p>
          </table:table-cell>
          <table:table-cell office:value-type="float" office:value="60000" calcext:value-type="float">
            <text:p>60000</text:p>
          </table:table-cell>
          <table:table-cell office:value-type="float" office:value="45763.9649999692" calcext:value-type="float">
            <text:p>45763.9649999692</text:p>
          </table:table-cell>
        </table:table-row>
        <table:table-row table:style-name="ro1">
          <table:table-cell office:value-type="float" office:value="64.0995395259997" calcext:value-type="float">
            <text:p>64.099539525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45763.9649999692" calcext:value-type="float">
            <text:p>45763.9649999692</text:p>
          </table:table-cell>
          <table:table-cell office:value-type="float" office:value="0.104596674998902" calcext:value-type="float">
            <text:p>0.104596674998902</text:p>
          </table:table-cell>
          <table:table-cell office:value-type="float" office:value="60000" calcext:value-type="float">
            <text:p>60000</text:p>
          </table:table-cell>
          <table:table-cell office:value-type="float" office:value="61018.6199999589" calcext:value-type="float">
            <text:p>61018.6199999589</text:p>
          </table:table-cell>
        </table:table-row>
        <table:table-row table:style-name="ro1">
          <table:table-cell office:value-type="float" office:value="64.3010916140011" calcext:value-type="float">
            <text:p>64.301091614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76273.2749999486" calcext:value-type="float">
            <text:p>76273.2749999486</text:p>
          </table:table-cell>
          <table:table-cell office:value-type="float" office:value="0.102838774000702" calcext:value-type="float">
            <text:p>0.102838774000702</text:p>
          </table:table-cell>
          <table:table-cell office:value-type="float" office:value="60000" calcext:value-type="float">
            <text:p>60000</text:p>
          </table:table-cell>
          <table:table-cell office:value-type="float" office:value="76273.2749999486" calcext:value-type="float">
            <text:p>76273.2749999486</text:p>
          </table:table-cell>
        </table:table-row>
        <table:table-row table:style-name="ro1">
          <table:table-cell office:value-type="float" office:value="64.5028557250007" calcext:value-type="float">
            <text:p>64.502855725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75663.088799949" calcext:value-type="float">
            <text:p>75663.088799949</text:p>
          </table:table-cell>
          <table:table-cell office:value-type="float" office:value="0.10288984500221" calcext:value-type="float">
            <text:p>0.10288984500221</text:p>
          </table:table-cell>
          <table:table-cell office:value-type="float" office:value="60000" calcext:value-type="float">
            <text:p>60000</text:p>
          </table:table-cell>
          <table:table-cell office:value-type="float" office:value="75663.088799949" calcext:value-type="float">
            <text:p>75663.088799949</text:p>
          </table:table-cell>
        </table:table-row>
        <table:table-row table:style-name="ro1">
          <table:table-cell office:value-type="float" office:value="64.7057240200011" calcext:value-type="float">
            <text:p>64.7057240200011</text:p>
          </table:table-cell>
          <table:table-cell office:value-type="float" office:value="45000" calcext:value-type="float">
            <text:p>45000</text:p>
          </table:table-cell>
          <table:table-cell office:value-type="float" office:value="56442.223499962" calcext:value-type="float">
            <text:p>56442.223499962</text:p>
          </table:table-cell>
          <table:table-cell office:value-type="float" office:value="0.102879274996667" calcext:value-type="float">
            <text:p>0.102879274996667</text:p>
          </table:table-cell>
          <table:table-cell office:value-type="float" office:value="60000" calcext:value-type="float">
            <text:p>60000</text:p>
          </table:table-cell>
          <table:table-cell office:value-type="float" office:value="41187.5684999723" calcext:value-type="float">
            <text:p>41187.5684999723</text:p>
          </table:table-cell>
        </table:table-row>
        <table:table-row table:style-name="ro1">
          <table:table-cell office:value-type="float" office:value="64.9080612280013" calcext:value-type="float">
            <text:p>64.908061228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44066.5764493751" calcext:value-type="float">
            <text:p>44066.5764493751</text:p>
          </table:table-cell>
          <table:table-cell office:value-type="float" office:value="0.102172035996773" calcext:value-type="float">
            <text:p>0.102172035996773</text:p>
          </table:table-cell>
          <table:table-cell office:value-type="float" office:value="60000" calcext:value-type="float">
            <text:p>60000</text:p>
          </table:table-cell>
          <table:table-cell office:value-type="float" office:value="44066.5764493751" calcext:value-type="float">
            <text:p>44066.5764493751</text:p>
          </table:table-cell>
        </table:table-row>
        <table:table-row table:style-name="ro1">
          <table:table-cell office:value-type="float" office:value="65.1107610500003" calcext:value-type="float">
            <text:p>65.110761050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44066.5764493751" calcext:value-type="float">
            <text:p>44066.5764493751</text:p>
          </table:table-cell>
          <table:table-cell office:value-type="float" office:value="0.103397441002016" calcext:value-type="float">
            <text:p>0.10339744100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59367.4710498526" calcext:value-type="float">
            <text:p>59367.4710498526</text:p>
          </table:table-cell>
        </table:table-row>
        <table:table-row table:style-name="ro1">
          <table:table-cell office:value-type="float" office:value="65.3119828050003" calcext:value-type="float">
            <text:p>65.311982805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892.4372183683" calcext:value-type="float">
            <text:p>75892.4372183683</text:p>
          </table:table-cell>
          <table:table-cell office:value-type="float" office:value="0.102928775002511" calcext:value-type="float">
            <text:p>0.102928775002511</text:p>
          </table:table-cell>
          <table:table-cell office:value-type="float" office:value="60000" calcext:value-type="float">
            <text:p>60000</text:p>
          </table:table-cell>
          <table:table-cell office:value-type="float" office:value="75892.4372183683" calcext:value-type="float">
            <text:p>75892.4372183683</text:p>
          </table:table-cell>
        </table:table-row>
        <table:table-row table:style-name="ro1">
          <table:table-cell office:value-type="float" office:value="65.5138669670014" calcext:value-type="float">
            <text:p>65.5138669670014</text:p>
          </table:table-cell>
          <table:table-cell office:value-type="float" office:value="75000" calcext:value-type="float">
            <text:p>75000</text:p>
          </table:table-cell>
          <table:table-cell office:value-type="float" office:value="46820.7374774611" calcext:value-type="float">
            <text:p>46820.7374774611</text:p>
          </table:table-cell>
          <table:table-cell office:value-type="float" office:value="0.137616684998648" calcext:value-type="float">
            <text:p>0.137616684998648</text:p>
          </table:table-cell>
          <table:table-cell office:value-type="float" office:value="60000" calcext:value-type="float">
            <text:p>60000</text:p>
          </table:table-cell>
          <table:table-cell office:value-type="float" office:value="46820.7374774611" calcext:value-type="float">
            <text:p>46820.7374774611</text:p>
          </table:table-cell>
        </table:table-row>
        <table:table-row table:style-name="ro1">
          <table:table-cell office:value-type="float" office:value="65.7161898449995" calcext:value-type="float">
            <text:p>65.7161898449995</text:p>
          </table:table-cell>
          <table:table-cell office:value-type="float" office:value="45000" calcext:value-type="float">
            <text:p>45000</text:p>
          </table:table-cell>
          <table:table-cell office:value-type="float" office:value="47738.7911534897" calcext:value-type="float">
            <text:p>47738.7911534897</text:p>
          </table:table-cell>
          <table:table-cell office:value-type="float" office:value="0.101851421997708" calcext:value-type="float">
            <text:p>0.101851421997708</text:p>
          </table:table-cell>
          <table:table-cell office:value-type="float" office:value="60000" calcext:value-type="float">
            <text:p>60000</text:p>
          </table:table-cell>
          <table:table-cell office:value-type="float" office:value="31825.8607689932" calcext:value-type="float">
            <text:p>31825.8607689932</text:p>
          </table:table-cell>
        </table:table-row>
        <table:table-row table:style-name="ro1">
          <table:table-cell office:value-type="float" office:value="65.9190452199982" calcext:value-type="float">
            <text:p>65.919045219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43525.2873346253" calcext:value-type="float">
            <text:p>43525.2873346253</text:p>
          </table:table-cell>
          <table:table-cell office:value-type="float" office:value="0.102913585000351" calcext:value-type="float">
            <text:p>0.1029135850003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138.319550606" calcext:value-type="float">
            <text:p>44138.319550606</text:p>
          </table:table-cell>
        </table:table-row>
        <table:table-row table:style-name="ro1">
          <table:table-cell office:value-type="float" office:value="66.1215705600007" calcext:value-type="float">
            <text:p>66.121570560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41249.8259090717" calcext:value-type="float">
            <text:p>41249.8259090717</text:p>
          </table:table-cell>
          <table:table-cell office:value-type="float" office:value="0.105626748001669" calcext:value-type="float">
            <text:p>0.105626748001669</text:p>
          </table:table-cell>
          <table:table-cell office:value-type="float" office:value="60000" calcext:value-type="float">
            <text:p>60000</text:p>
          </table:table-cell>
          <table:table-cell office:value-type="float" office:value="56527.5392087278" calcext:value-type="float">
            <text:p>56527.5392087278</text:p>
          </table:table-cell>
        </table:table-row>
        <table:table-row table:style-name="ro1">
          <table:table-cell office:value-type="float" office:value="66.3234775230012" calcext:value-type="float">
            <text:p>66.323477523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75166.3494343084" calcext:value-type="float">
            <text:p>75166.3494343084</text:p>
          </table:table-cell>
          <table:table-cell office:value-type="float" office:value="0.10321230900081" calcext:value-type="float">
            <text:p>0.10321230900081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6.3494343084" calcext:value-type="float">
            <text:p>75166.3494343084</text:p>
          </table:table-cell>
        </table:table-row>
        <table:table-row table:style-name="ro1">
          <table:table-cell office:value-type="float" office:value="66.5249332899984" calcext:value-type="float">
            <text:p>66.524933289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74555.2409023221" calcext:value-type="float">
            <text:p>74555.2409023221</text:p>
          </table:table-cell>
          <table:table-cell office:value-type="float" office:value="0.103440941002191" calcext:value-type="float">
            <text:p>0.103440941002191</text:p>
          </table:table-cell>
          <table:table-cell office:value-type="float" office:value="60000" calcext:value-type="float">
            <text:p>60000</text:p>
          </table:table-cell>
          <table:table-cell office:value-type="float" office:value="74555.2409023221" calcext:value-type="float">
            <text:p>74555.2409023221</text:p>
          </table:table-cell>
        </table:table-row>
        <table:table-row table:style-name="ro1">
          <table:table-cell office:value-type="float" office:value="66.7270527859982" calcext:value-type="float">
            <text:p>66.727052785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59888.6361346522" calcext:value-type="float">
            <text:p>59888.6361346522</text:p>
          </table:table-cell>
          <table:table-cell office:value-type="float" office:value="0.102687573002186" calcext:value-type="float">
            <text:p>0.10268757300218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10.922834996" calcext:value-type="float">
            <text:p>44610.922834996</text:p>
          </table:table-cell>
        </table:table-row>
        <table:table-row table:style-name="ro1">
          <table:table-cell office:value-type="float" office:value="66.9287872759996" calcext:value-type="float">
            <text:p>66.928787275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45833.1398989685" calcext:value-type="float">
            <text:p>45833.1398989685</text:p>
          </table:table-cell>
          <table:table-cell office:value-type="float" office:value="0.10286525400079" calcext:value-type="float">
            <text:p>0.10286525400079</text:p>
          </table:table-cell>
          <table:table-cell office:value-type="float" office:value="60000" calcext:value-type="float">
            <text:p>60000</text:p>
          </table:table-cell>
          <table:table-cell office:value-type="float" office:value="45833.1398989685" calcext:value-type="float">
            <text:p>45833.1398989685</text:p>
          </table:table-cell>
        </table:table-row>
        <table:table-row table:style-name="ro1">
          <table:table-cell office:value-type="float" office:value="67.1306437290004" calcext:value-type="float">
            <text:p>67.1306437290004</text:p>
          </table:table-cell>
          <table:table-cell office:value-type="float" office:value="75000" calcext:value-type="float">
            <text:p>75000</text:p>
          </table:table-cell>
          <table:table-cell office:value-type="float" office:value="45833.1398989685" calcext:value-type="float">
            <text:p>45833.1398989685</text:p>
          </table:table-cell>
          <table:table-cell office:value-type="float" office:value="0.102795484002854" calcext:value-type="float">
            <text:p>0.102795484002854</text:p>
          </table:table-cell>
          <table:table-cell office:value-type="float" office:value="60000" calcext:value-type="float">
            <text:p>60000</text:p>
          </table:table-cell>
          <table:table-cell office:value-type="float" office:value="61110.8531986247" calcext:value-type="float">
            <text:p>61110.8531986247</text:p>
          </table:table-cell>
        </table:table-row>
        <table:table-row table:style-name="ro1">
          <table:table-cell office:value-type="float" office:value="67.3326763229998" calcext:value-type="float">
            <text:p>67.33267632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388.5664982809" calcext:value-type="float">
            <text:p>76388.5664982809</text:p>
          </table:table-cell>
          <table:table-cell office:value-type="float" office:value="0.103213659000176" calcext:value-type="float">
            <text:p>0.103213659000176</text:p>
          </table:table-cell>
          <table:table-cell office:value-type="float" office:value="60000" calcext:value-type="float">
            <text:p>60000</text:p>
          </table:table-cell>
          <table:table-cell office:value-type="float" office:value="76388.5664982809" calcext:value-type="float">
            <text:p>76388.5664982809</text:p>
          </table:table-cell>
        </table:table-row>
        <table:table-row table:style-name="ro1">
          <table:table-cell office:value-type="float" office:value="67.5348397890011" calcext:value-type="float">
            <text:p>67.534839789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66.3494343084" calcext:value-type="float">
            <text:p>75166.3494343084</text:p>
          </table:table-cell>
          <table:table-cell office:value-type="float" office:value="0.101817401999142" calcext:value-type="float">
            <text:p>0.10181740199914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6.3494343084" calcext:value-type="float">
            <text:p>75166.3494343084</text:p>
          </table:table-cell>
        </table:table-row>
        <table:table-row table:style-name="ro1">
          <table:table-cell office:value-type="float" office:value="67.7364209080006" calcext:value-type="float">
            <text:p>67.7364209080006</text:p>
          </table:table-cell>
          <table:table-cell office:value-type="float" office:value="45000" calcext:value-type="float">
            <text:p>45000</text:p>
          </table:table-cell>
          <table:table-cell office:value-type="float" office:value="58055.3105386935" calcext:value-type="float">
            <text:p>58055.3105386935</text:p>
          </table:table-cell>
          <table:table-cell office:value-type="float" office:value="0.103419340997789" calcext:value-type="float">
            <text:p>0.103419340997789</text:p>
          </table:table-cell>
          <table:table-cell office:value-type="float" office:value="60000" calcext:value-type="float">
            <text:p>60000</text:p>
          </table:table-cell>
          <table:table-cell office:value-type="float" office:value="42777.5972390373" calcext:value-type="float">
            <text:p>42777.5972390373</text:p>
          </table:table-cell>
        </table:table-row>
        <table:table-row table:style-name="ro1">
          <table:table-cell office:value-type="float" office:value="67.9388038760008" calcext:value-type="float">
            <text:p>67.938803876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43985.1176636294" calcext:value-type="float">
            <text:p>43985.1176636294</text:p>
          </table:table-cell>
          <table:table-cell office:value-type="float" office:value="0.103369901000406" calcext:value-type="float">
            <text:p>0.1033699010004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985.1176636294" calcext:value-type="float">
            <text:p>43985.1176636294</text:p>
          </table:table-cell>
        </table:table-row>
        <table:table-row table:style-name="ro1">
          <table:table-cell office:value-type="float" office:value="68.1411221739982" calcext:value-type="float">
            <text:p>68.141122173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43374.2132516345" calcext:value-type="float">
            <text:p>43374.2132516345</text:p>
          </table:table-cell>
          <table:table-cell office:value-type="float" office:value="0.10347720199934" calcext:value-type="float">
            <text:p>0.10347720199934</text:p>
          </table:table-cell>
          <table:table-cell office:value-type="float" office:value="60000" calcext:value-type="float">
            <text:p>60000</text:p>
          </table:table-cell>
          <table:table-cell office:value-type="float" office:value="58646.8235515058" calcext:value-type="float">
            <text:p>58646.8235515058</text:p>
          </table:table-cell>
        </table:table-row>
        <table:table-row table:style-name="ro1">
          <table:table-cell office:value-type="float" office:value="68.3434668219998" calcext:value-type="float">
            <text:p>68.343466821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3919.4338513771" calcext:value-type="float">
            <text:p>73919.4338513771</text:p>
          </table:table-cell>
          <table:table-cell office:value-type="float" office:value="0.108828086998983" calcext:value-type="float">
            <text:p>0.108828086998983</text:p>
          </table:table-cell>
          <table:table-cell office:value-type="float" office:value="60000" calcext:value-type="float">
            <text:p>60000</text:p>
          </table:table-cell>
          <table:table-cell office:value-type="float" office:value="73919.4338513771" calcext:value-type="float">
            <text:p>73919.4338513771</text:p>
          </table:table-cell>
        </table:table-row>
        <table:table-row table:style-name="ro1">
          <table:table-cell office:value-type="float" office:value="68.5450758709994" calcext:value-type="float">
            <text:p>68.545075870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5446.6948813642" calcext:value-type="float">
            <text:p>75446.6948813642</text:p>
          </table:table-cell>
          <table:table-cell office:value-type="float" office:value="0.103010586000892" calcext:value-type="float">
            <text:p>0.103010586000892</text:p>
          </table:table-cell>
          <table:table-cell office:value-type="float" office:value="60000" calcext:value-type="float">
            <text:p>60000</text:p>
          </table:table-cell>
          <table:table-cell office:value-type="float" office:value="75446.6948813642" calcext:value-type="float">
            <text:p>75446.6948813642</text:p>
          </table:table-cell>
        </table:table-row>
        <table:table-row table:style-name="ro1">
          <table:table-cell office:value-type="float" office:value="68.7478539750009" calcext:value-type="float">
            <text:p>68.747853975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58646.8235515058" calcext:value-type="float">
            <text:p>58646.8235515058</text:p>
          </table:table-cell>
          <table:table-cell office:value-type="float" office:value="0.10290383499887" calcext:value-type="float">
            <text:p>0.10290383499887</text:p>
          </table:table-cell>
          <table:table-cell office:value-type="float" office:value="60000" calcext:value-type="float">
            <text:p>60000</text:p>
          </table:table-cell>
          <table:table-cell office:value-type="float" office:value="43374.2132516345" calcext:value-type="float">
            <text:p>43374.2132516345</text:p>
          </table:table-cell>
        </table:table-row>
        <table:table-row table:style-name="ro1">
          <table:table-cell office:value-type="float" office:value="68.9500030300005" calcext:value-type="float">
            <text:p>68.950003030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43374.2132516345" calcext:value-type="float">
            <text:p>43374.2132516345</text:p>
          </table:table-cell>
          <table:table-cell office:value-type="float" office:value="0.103141078001499" calcext:value-type="float">
            <text:p>0.103141078001499</text:p>
          </table:table-cell>
          <table:table-cell office:value-type="float" office:value="60000" calcext:value-type="float">
            <text:p>60000</text:p>
          </table:table-cell>
          <table:table-cell office:value-type="float" office:value="43374.2132516345" calcext:value-type="float">
            <text:p>43374.2132516345</text:p>
          </table:table-cell>
        </table:table-row>
        <table:table-row table:style-name="ro1">
          <table:table-cell office:value-type="float" office:value="69.1524105489989" calcext:value-type="float">
            <text:p>69.152410548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43374.2132516345" calcext:value-type="float">
            <text:p>43374.2132516345</text:p>
          </table:table-cell>
          <table:table-cell office:value-type="float" office:value="0.103207617998123" calcext:value-type="float">
            <text:p>0.103207617998123</text:p>
          </table:table-cell>
          <table:table-cell office:value-type="float" office:value="60000" calcext:value-type="float">
            <text:p>60000</text:p>
          </table:table-cell>
          <table:table-cell office:value-type="float" office:value="58646.8235515058" calcext:value-type="float">
            <text:p>58646.8235515058</text:p>
          </table:table-cell>
        </table:table-row>
        <table:table-row table:style-name="ro1">
          <table:table-cell office:value-type="float" office:value="69.355089091001" calcext:value-type="float">
            <text:p>69.35508909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41.2426753668" calcext:value-type="float">
            <text:p>75141.2426753668</text:p>
          </table:table-cell>
          <table:table-cell office:value-type="float" office:value="0.102815514001122" calcext:value-type="float">
            <text:p>0.10281551400112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41.2426753668" calcext:value-type="float">
            <text:p>75141.2426753668</text:p>
          </table:table-cell>
        </table:table-row>
        <table:table-row table:style-name="ro1">
          <table:table-cell office:value-type="float" office:value="69.5568712029999" calcext:value-type="float">
            <text:p>69.556871202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363.0514993565" calcext:value-type="float">
            <text:p>76363.0514993565</text:p>
          </table:table-cell>
          <table:table-cell office:value-type="float" office:value="0.103854656001204" calcext:value-type="float">
            <text:p>0.103854656001204</text:p>
          </table:table-cell>
          <table:table-cell office:value-type="float" office:value="60000" calcext:value-type="float">
            <text:p>60000</text:p>
          </table:table-cell>
          <table:table-cell office:value-type="float" office:value="76363.0514993565" calcext:value-type="float">
            <text:p>76363.0514993565</text:p>
          </table:table-cell>
        </table:table-row>
        <table:table-row table:style-name="ro1">
          <table:table-cell office:value-type="float" office:value="69.7592182609988" calcext:value-type="float">
            <text:p>69.759218260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61090.4411994852" calcext:value-type="float">
            <text:p>61090.4411994852</text:p>
          </table:table-cell>
          <table:table-cell office:value-type="float" office:value="0.103056356998422" calcext:value-type="float">
            <text:p>0.103056356998422</text:p>
          </table:table-cell>
          <table:table-cell office:value-type="float" office:value="60000" calcext:value-type="float">
            <text:p>60000</text:p>
          </table:table-cell>
          <table:table-cell office:value-type="float" office:value="45817.8308996139" calcext:value-type="float">
            <text:p>45817.8308996139</text:p>
          </table:table-cell>
        </table:table-row>
        <table:table-row table:style-name="ro1">
          <table:table-cell office:value-type="float" office:value="69.9617648310014" calcext:value-type="float">
            <text:p>69.961764831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45817.8308996139" calcext:value-type="float">
            <text:p>45817.8308996139</text:p>
          </table:table-cell>
          <table:table-cell office:value-type="float" office:value="0.104046357999323" calcext:value-type="float">
            <text:p>0.104046357999323</text:p>
          </table:table-cell>
          <table:table-cell office:value-type="float" office:value="60000" calcext:value-type="float">
            <text:p>60000</text:p>
          </table:table-cell>
          <table:table-cell office:value-type="float" office:value="45817.8308996139" calcext:value-type="float">
            <text:p>45817.8308996139</text:p>
          </table:table-cell>
        </table:table-row>
        <table:table-row table:style-name="ro1">
          <table:table-cell office:value-type="float" office:value="70.1640290789983" calcext:value-type="float">
            <text:p>70.1640290789983</text:p>
          </table:table-cell>
          <table:table-cell office:value-type="float" office:value="75000" calcext:value-type="float">
            <text:p>75000</text:p>
          </table:table-cell>
          <table:table-cell office:value-type="float" office:value="45206.9264876191" calcext:value-type="float">
            <text:p>45206.9264876191</text:p>
          </table:table-cell>
          <table:table-cell office:value-type="float" office:value="0.102795243998116" calcext:value-type="float">
            <text:p>0.102795243998116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9.5367874904" calcext:value-type="float">
            <text:p>60479.5367874904</text:p>
          </table:table-cell>
        </table:table-row>
        <table:table-row table:style-name="ro1">
          <table:table-cell office:value-type="float" office:value="70.365634998001" calcext:value-type="float">
            <text:p>70.36563499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919.4338513771" calcext:value-type="float">
            <text:p>73919.4338513771</text:p>
          </table:table-cell>
          <table:table-cell office:value-type="float" office:value="0.10384473600061" calcext:value-type="float">
            <text:p>0.10384473600061</text:p>
          </table:table-cell>
          <table:table-cell office:value-type="float" office:value="60000" calcext:value-type="float">
            <text:p>60000</text:p>
          </table:table-cell>
          <table:table-cell office:value-type="float" office:value="73919.4338513771" calcext:value-type="float">
            <text:p>73919.4338513771</text:p>
          </table:table-cell>
        </table:table-row>
        <table:table-row table:style-name="ro1">
          <table:table-cell office:value-type="float" office:value="70.5679151949989" calcext:value-type="float">
            <text:p>70.5679151949989</text:p>
          </table:table-cell>
          <table:table-cell office:value-type="float" office:value="45000" calcext:value-type="float">
            <text:p>45000</text:p>
          </table:table-cell>
          <table:table-cell office:value-type="float" office:value="72697.6250273874" calcext:value-type="float">
            <text:p>72697.6250273874</text:p>
          </table:table-cell>
          <table:table-cell office:value-type="float" office:value="0.103152738000063" calcext:value-type="float">
            <text:p>0.103152738000063</text:p>
          </table:table-cell>
          <table:table-cell office:value-type="float" office:value="60000" calcext:value-type="float">
            <text:p>60000</text:p>
          </table:table-cell>
          <table:table-cell office:value-type="float" office:value="57425.0147275161" calcext:value-type="float">
            <text:p>57425.0147275161</text:p>
          </table:table-cell>
        </table:table-row>
        <table:table-row table:style-name="ro1">
          <table:table-cell office:value-type="float" office:value="70.7700567409993" calcext:value-type="float">
            <text:p>70.7700567409993</text:p>
          </table:table-cell>
          <table:table-cell office:value-type="float" office:value="45000" calcext:value-type="float">
            <text:p>45000</text:p>
          </table:table-cell>
          <table:table-cell office:value-type="float" office:value="44596.0220756242" calcext:value-type="float">
            <text:p>44596.0220756242</text:p>
          </table:table-cell>
          <table:table-cell office:value-type="float" office:value="0.103168038000149" calcext:value-type="float">
            <text:p>0.103168038000149</text:p>
          </table:table-cell>
          <table:table-cell office:value-type="float" office:value="60000" calcext:value-type="float">
            <text:p>60000</text:p>
          </table:table-cell>
          <table:table-cell office:value-type="float" office:value="44596.0220756242" calcext:value-type="float">
            <text:p>44596.0220756242</text:p>
          </table:table-cell>
        </table:table-row>
        <table:table-row table:style-name="ro1">
          <table:table-cell office:value-type="float" office:value="70.9723589280002" calcext:value-type="float">
            <text:p>70.972358928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5024.316871175" calcext:value-type="float">
            <text:p>45024.316871175</text:p>
          </table:table-cell>
          <table:table-cell office:value-type="float" office:value="0.103076997002063" calcext:value-type="float">
            <text:p>0.103076997002063</text:p>
          </table:table-cell>
          <table:table-cell office:value-type="float" office:value="60000" calcext:value-type="float">
            <text:p>60000</text:p>
          </table:table-cell>
          <table:table-cell office:value-type="float" office:value="45024.316871175" calcext:value-type="float">
            <text:p>45024.316871175</text:p>
          </table:table-cell>
        </table:table-row>
        <table:table-row table:style-name="ro1">
          <table:table-cell office:value-type="float" office:value="71.1752325730013" calcext:value-type="float">
            <text:p>71.1752325730013</text:p>
          </table:table-cell>
          <table:table-cell office:value-type="float" office:value="75000" calcext:value-type="float">
            <text:p>75000</text:p>
          </table:table-cell>
          <table:table-cell office:value-type="float" office:value="61677.1463988698" calcext:value-type="float">
            <text:p>61677.1463988698</text:p>
          </table:table-cell>
          <table:table-cell office:value-type="float" office:value="0.102665891998186" calcext:value-type="float">
            <text:p>0.102665891998186</text:p>
          </table:table-cell>
          <table:table-cell office:value-type="float" office:value="60000" calcext:value-type="float">
            <text:p>60000</text:p>
          </table:table-cell>
          <table:table-cell office:value-type="float" office:value="77096.4329985873" calcext:value-type="float">
            <text:p>77096.4329985873</text:p>
          </table:table-cell>
        </table:table-row>
        <table:table-row table:style-name="ro1">
          <table:table-cell office:value-type="float" office:value="71.3780503870003" calcext:value-type="float">
            <text:p>71.378050387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554.5043386155" calcext:value-type="float">
            <text:p>75554.5043386155</text:p>
          </table:table-cell>
          <table:table-cell office:value-type="float" office:value="0.102735292999569" calcext:value-type="float">
            <text:p>0.102735292999569</text:p>
          </table:table-cell>
          <table:table-cell office:value-type="float" office:value="60000" calcext:value-type="float">
            <text:p>60000</text:p>
          </table:table-cell>
          <table:table-cell office:value-type="float" office:value="75554.5043386155" calcext:value-type="float">
            <text:p>75554.5043386155</text:p>
          </table:table-cell>
        </table:table-row>
        <table:table-row table:style-name="ro1">
          <table:table-cell office:value-type="float" office:value="71.658066385" calcext:value-type="float">
            <text:p>71.658066385</text:p>
          </table:table-cell>
          <table:table-cell office:value-type="float" office:value="45000" calcext:value-type="float">
            <text:p>45000</text:p>
          </table:table-cell>
          <table:table-cell office:value-type="float" office:value="62215.5305509004" calcext:value-type="float">
            <text:p>62215.5305509004</text:p>
          </table:table-cell>
          <table:table-cell office:value-type="float" office:value="0.217255077997834" calcext:value-type="float">
            <text:p>0.217255077997834</text:p>
          </table:table-cell>
          <table:table-cell office:value-type="float" office:value="60000" calcext:value-type="float">
            <text:p>60000</text:p>
          </table:table-cell>
          <table:table-cell office:value-type="float" office:value="46815.6467511726" calcext:value-type="float">
            <text:p>46815.6467511726</text:p>
          </table:table-cell>
        </table:table-row>
        <table:table-row table:style-name="ro1">
          <table:table-cell office:value-type="float" office:value="71.861575136998" calcext:value-type="float">
            <text:p>71.86157513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9.6513991835" calcext:value-type="float">
            <text:p>46199.6513991835</text:p>
          </table:table-cell>
          <table:table-cell office:value-type="float" office:value="0.107402939000167" calcext:value-type="float">
            <text:p>0.107402939000167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9.6513991835" calcext:value-type="float">
            <text:p>46199.6513991835</text:p>
          </table:table-cell>
        </table:table-row>
        <table:table-row table:style-name="ro1">
          <table:table-cell office:value-type="float" office:value="72.0656635960004" calcext:value-type="float">
            <text:p>72.0656635960004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9.6513991835" calcext:value-type="float">
            <text:p>46199.6513991835</text:p>
          </table:table-cell>
          <table:table-cell office:value-type="float" office:value="0.102469799003302" calcext:value-type="float">
            <text:p>0.102469799003302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9.6513991835" calcext:value-type="float">
            <text:p>46199.6513991835</text:p>
          </table:table-cell>
        </table:table-row>
        <table:table-row table:style-name="ro1">
          <table:table-cell office:value-type="float" office:value="72.2697702660007" calcext:value-type="float">
            <text:p>72.269770266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61599.5351989113" calcext:value-type="float">
            <text:p>61599.5351989113</text:p>
          </table:table-cell>
          <table:table-cell office:value-type="float" office:value="0.105116342001566" calcext:value-type="float">
            <text:p>0.105116342001566</text:p>
          </table:table-cell>
          <table:table-cell office:value-type="float" office:value="60000" calcext:value-type="float">
            <text:p>60000</text:p>
          </table:table-cell>
          <table:table-cell office:value-type="float" office:value="76999.4189986392" calcext:value-type="float">
            <text:p>76999.4189986392</text:p>
          </table:table-cell>
        </table:table-row>
        <table:table-row table:style-name="ro1">
          <table:table-cell office:value-type="float" office:value="72.4715683370014" calcext:value-type="float">
            <text:p>72.4715683370014</text:p>
          </table:table-cell>
          <table:table-cell office:value-type="float" office:value="75000" calcext:value-type="float">
            <text:p>75000</text:p>
          </table:table-cell>
          <table:table-cell office:value-type="float" office:value="76852.3492524764" calcext:value-type="float">
            <text:p>76852.3492524764</text:p>
          </table:table-cell>
          <table:table-cell office:value-type="float" office:value="0.103354819999367" calcext:value-type="float">
            <text:p>0.103354819999367</text:p>
          </table:table-cell>
          <table:table-cell office:value-type="float" office:value="60000" calcext:value-type="float">
            <text:p>60000</text:p>
          </table:table-cell>
          <table:table-cell office:value-type="float" office:value="76852.3492524764" calcext:value-type="float">
            <text:p>76852.3492524764</text:p>
          </table:table-cell>
        </table:table-row>
        <table:table-row table:style-name="ro1">
          <table:table-cell office:value-type="float" office:value="72.6745804230013" calcext:value-type="float">
            <text:p>72.674580423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76852.3492524764" calcext:value-type="float">
            <text:p>76852.3492524764</text:p>
          </table:table-cell>
          <table:table-cell office:value-type="float" office:value="0.101087253002333" calcext:value-type="float">
            <text:p>0.101087253002333</text:p>
          </table:table-cell>
          <table:table-cell office:value-type="float" office:value="60000" calcext:value-type="float">
            <text:p>60000</text:p>
          </table:table-cell>
          <table:table-cell office:value-type="float" office:value="61481.8794019811" calcext:value-type="float">
            <text:p>61481.8794019811</text:p>
          </table:table-cell>
        </table:table-row>
        <table:table-row table:style-name="ro1">
          <table:table-cell office:value-type="float" office:value="72.8768654609994" calcext:value-type="float">
            <text:p>72.876865460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5804.0001544759" calcext:value-type="float">
            <text:p>45804.0001544759</text:p>
          </table:table-cell>
          <table:table-cell office:value-type="float" office:value="0.103425191002316" calcext:value-type="float">
            <text:p>0.103425191002316</text:p>
          </table:table-cell>
          <table:table-cell office:value-type="float" office:value="60000" calcext:value-type="float">
            <text:p>60000</text:p>
          </table:table-cell>
          <table:table-cell office:value-type="float" office:value="45189.1813604561" calcext:value-type="float">
            <text:p>45189.1813604561</text:p>
          </table:table-cell>
        </table:table-row>
        <table:table-row table:style-name="ro1">
          <table:table-cell office:value-type="float" office:value="73.0794169110013" calcext:value-type="float">
            <text:p>73.079416911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43669.6932970081" calcext:value-type="float">
            <text:p>43669.6932970081</text:p>
          </table:table-cell>
          <table:table-cell office:value-type="float" office:value="0.103923507002037" calcext:value-type="float">
            <text:p>0.1039235070020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276.2168150221" calcext:value-type="float">
            <text:p>44276.2168150221</text:p>
          </table:table-cell>
        </table:table-row>
        <table:table-row table:style-name="ro1">
          <table:table-cell office:value-type="float" office:value="73.281739408998" calcext:value-type="float">
            <text:p>73.28173940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8832.7812473581" calcext:value-type="float">
            <text:p>58832.7812473581</text:p>
          </table:table-cell>
          <table:table-cell office:value-type="float" office:value="0.103346061001503" calcext:value-type="float">
            <text:p>0.103346061001503</text:p>
          </table:table-cell>
          <table:table-cell office:value-type="float" office:value="60000" calcext:value-type="float">
            <text:p>60000</text:p>
          </table:table-cell>
          <table:table-cell office:value-type="float" office:value="73995.8691977081" calcext:value-type="float">
            <text:p>73995.8691977081</text:p>
          </table:table-cell>
        </table:table-row>
        <table:table-row table:style-name="ro1">
          <table:table-cell office:value-type="float" office:value="73.4834960299995" calcext:value-type="float">
            <text:p>73.48349602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5208.9162337361" calcext:value-type="float">
            <text:p>75208.9162337361</text:p>
          </table:table-cell>
          <table:table-cell office:value-type="float" office:value="0.102779813998495" calcext:value-type="float">
            <text:p>0.102779813998495</text:p>
          </table:table-cell>
          <table:table-cell office:value-type="float" office:value="60000" calcext:value-type="float">
            <text:p>60000</text:p>
          </table:table-cell>
          <table:table-cell office:value-type="float" office:value="75208.9162337361" calcext:value-type="float">
            <text:p>75208.9162337361</text:p>
          </table:table-cell>
        </table:table-row>
        <table:table-row table:style-name="ro1">
          <table:table-cell office:value-type="float" office:value="73.685470993998" calcext:value-type="float">
            <text:p>73.68547099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3995.8691977081" calcext:value-type="float">
            <text:p>73995.8691977081</text:p>
          </table:table-cell>
          <table:table-cell office:value-type="float" office:value="0.102850473998842" calcext:value-type="float">
            <text:p>0.102850473998842</text:p>
          </table:table-cell>
          <table:table-cell office:value-type="float" office:value="60000" calcext:value-type="float">
            <text:p>60000</text:p>
          </table:table-cell>
          <table:table-cell office:value-type="float" office:value="58226.2577293441" calcext:value-type="float">
            <text:p>58226.2577293441</text:p>
          </table:table-cell>
        </table:table-row>
        <table:table-row table:style-name="ro1">
          <table:table-cell office:value-type="float" office:value="73.8870522629986" calcext:value-type="float">
            <text:p>73.8870522629986</text:p>
          </table:table-cell>
          <table:table-cell office:value-type="float" office:value="45000" calcext:value-type="float">
            <text:p>45000</text:p>
          </table:table-cell>
          <table:table-cell office:value-type="float" office:value="43669.6932970081" calcext:value-type="float">
            <text:p>43669.6932970081</text:p>
          </table:table-cell>
          <table:table-cell office:value-type="float" office:value="0.101734880998265" calcext:value-type="float">
            <text:p>0.101734880998265</text:p>
          </table:table-cell>
          <table:table-cell office:value-type="float" office:value="60000" calcext:value-type="float">
            <text:p>60000</text:p>
          </table:table-cell>
          <table:table-cell office:value-type="float" office:value="44276.2168150221" calcext:value-type="float">
            <text:p>44276.2168150221</text:p>
          </table:table-cell>
        </table:table-row>
        <table:table-row table:style-name="ro1">
          <table:table-cell office:value-type="float" office:value="74.0889624560004" calcext:value-type="float">
            <text:p>74.0889624560004</text:p>
          </table:table-cell>
          <table:table-cell office:value-type="float" office:value="45000" calcext:value-type="float">
            <text:p>45000</text:p>
          </table:table-cell>
          <table:table-cell office:value-type="float" office:value="43669.6932970081" calcext:value-type="float">
            <text:p>43669.6932970081</text:p>
          </table:table-cell>
          <table:table-cell office:value-type="float" office:value="0.103050486999564" calcext:value-type="float">
            <text:p>0.103050486999564</text:p>
          </table:table-cell>
          <table:table-cell office:value-type="float" office:value="60000" calcext:value-type="float">
            <text:p>60000</text:p>
          </table:table-cell>
          <table:table-cell office:value-type="float" office:value="43669.6932970081" calcext:value-type="float">
            <text:p>43669.6932970081</text:p>
          </table:table-cell>
        </table:table-row>
        <table:table-row table:style-name="ro1">
          <table:table-cell office:value-type="float" office:value="74.2912587030005" calcext:value-type="float">
            <text:p>74.291258703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59439.3047653721" calcext:value-type="float">
            <text:p>59439.3047653721</text:p>
          </table:table-cell>
          <table:table-cell office:value-type="float" office:value="0.104079199001717" calcext:value-type="float">
            <text:p>0.10407919900171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02.3927157221" calcext:value-type="float">
            <text:p>74602.3927157221</text:p>
          </table:table-cell>
        </table:table-row>
        <table:table-row table:style-name="ro1">
          <table:table-cell office:value-type="float" office:value="74.4926748899998" calcext:value-type="float">
            <text:p>74.492674889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2782.8221616801" calcext:value-type="float">
            <text:p>72782.8221616801</text:p>
          </table:table-cell>
          <table:table-cell office:value-type="float" office:value="0.102902945000096" calcext:value-type="float">
            <text:p>0.102902945000096</text:p>
          </table:table-cell>
          <table:table-cell office:value-type="float" office:value="60000" calcext:value-type="float">
            <text:p>60000</text:p>
          </table:table-cell>
          <table:table-cell office:value-type="float" office:value="72782.8221616801" calcext:value-type="float">
            <text:p>72782.8221616801</text:p>
          </table:table-cell>
        </table:table-row>
        <table:table-row table:style-name="ro1">
          <table:table-cell office:value-type="float" office:value="74.6944244709994" calcext:value-type="float">
            <text:p>74.694424470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75208.9162337361" calcext:value-type="float">
            <text:p>75208.9162337361</text:p>
          </table:table-cell>
          <table:table-cell office:value-type="float" office:value="0.102979986000719" calcext:value-type="float">
            <text:p>0.102979986000719</text:p>
          </table:table-cell>
          <table:table-cell office:value-type="float" office:value="60000" calcext:value-type="float">
            <text:p>60000</text:p>
          </table:table-cell>
          <table:table-cell office:value-type="float" office:value="58832.7812473581" calcext:value-type="float">
            <text:p>58832.7812473581</text:p>
          </table:table-cell>
        </table:table-row>
        <table:table-row table:style-name="ro1">
          <table:table-cell office:value-type="float" office:value="74.8966957890007" calcext:value-type="float">
            <text:p>74.896695789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42456.6462609801" calcext:value-type="float">
            <text:p>42456.6462609801</text:p>
          </table:table-cell>
          <table:table-cell office:value-type="float" office:value="0.103070126999228" calcext:value-type="float">
            <text:p>0.103070126999228</text:p>
          </table:table-cell>
          <table:table-cell office:value-type="float" office:value="60000" calcext:value-type="float">
            <text:p>60000</text:p>
          </table:table-cell>
          <table:table-cell office:value-type="float" office:value="43669.6932970081" calcext:value-type="float">
            <text:p>43669.6932970081</text:p>
          </table:table-cell>
        </table:table-row>
        <table:table-row table:style-name="ro1">
          <table:table-cell office:value-type="float" office:value="75.0984079490008" calcext:value-type="float">
            <text:p>75.098407949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43669.6932970081" calcext:value-type="float">
            <text:p>43669.6932970081</text:p>
          </table:table-cell>
          <table:table-cell office:value-type="float" office:value="0.102803964000486" calcext:value-type="float">
            <text:p>0.102803964000486</text:p>
          </table:table-cell>
          <table:table-cell office:value-type="float" office:value="60000" calcext:value-type="float">
            <text:p>60000</text:p>
          </table:table-cell>
          <table:table-cell office:value-type="float" office:value="58832.7812473581" calcext:value-type="float">
            <text:p>58832.7812473581</text:p>
          </table:table-cell>
        </table:table-row>
        <table:table-row table:style-name="ro1">
          <table:table-cell office:value-type="float" office:value="75.2996413440014" calcext:value-type="float">
            <text:p>75.2996413440014</text:p>
          </table:table-cell>
          <table:table-cell office:value-type="float" office:value="75000" calcext:value-type="float">
            <text:p>75000</text:p>
          </table:table-cell>
          <table:table-cell office:value-type="float" office:value="73995.8691977081" calcext:value-type="float">
            <text:p>73995.8691977081</text:p>
          </table:table-cell>
          <table:table-cell office:value-type="float" office:value="0.102833253997233" calcext:value-type="float">
            <text:p>0.102833253997233</text:p>
          </table:table-cell>
          <table:table-cell office:value-type="float" office:value="60000" calcext:value-type="float">
            <text:p>60000</text:p>
          </table:table-cell>
          <table:table-cell office:value-type="float" office:value="73995.8691977081" calcext:value-type="float">
            <text:p>73995.8691977081</text:p>
          </table:table-cell>
        </table:table-row>
        <table:table-row table:style-name="ro1">
          <table:table-cell office:value-type="float" office:value="75.501748628998" calcext:value-type="float">
            <text:p>75.50174862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602.3927157221" calcext:value-type="float">
            <text:p>74602.3927157221</text:p>
          </table:table-cell>
          <table:table-cell office:value-type="float" office:value="0.103387980998377" calcext:value-type="float">
            <text:p>0.10338798099837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02.3927157221" calcext:value-type="float">
            <text:p>74602.3927157221</text:p>
          </table:table-cell>
        </table:table-row>
        <table:table-row table:style-name="ro1">
          <table:table-cell office:value-type="float" office:value="75.7045418630005" calcext:value-type="float">
            <text:p>75.704541863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59742.5665243791" calcext:value-type="float">
            <text:p>59742.5665243791</text:p>
          </table:table-cell>
          <table:table-cell office:value-type="float" office:value="0.102941805998853" calcext:value-type="float">
            <text:p>0.1029418059988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579.4785740291" calcext:value-type="float">
            <text:p>44579.4785740291</text:p>
          </table:table-cell>
        </table:table-row>
        <table:table-row table:style-name="ro1">
          <table:table-cell office:value-type="float" office:value="75.9066429480008" calcext:value-type="float">
            <text:p>75.906642948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45489.2638510501" calcext:value-type="float">
            <text:p>45489.2638510501</text:p>
          </table:table-cell>
          <table:table-cell office:value-type="float" office:value="0.103227888997935" calcext:value-type="float">
            <text:p>0.103227888997935</text:p>
          </table:table-cell>
          <table:table-cell office:value-type="float" office:value="60000" calcext:value-type="float">
            <text:p>60000</text:p>
          </table:table-cell>
          <table:table-cell office:value-type="float" office:value="45489.2638510501" calcext:value-type="float">
            <text:p>45489.2638510501</text:p>
          </table:table-cell>
        </table:table-row>
        <table:table-row table:style-name="ro1">
          <table:table-cell office:value-type="float" office:value="76.1090875669979" calcext:value-type="float">
            <text:p>76.109087566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44559.8778772401" calcext:value-type="float">
            <text:p>44559.8778772401</text:p>
          </table:table-cell>
          <table:table-cell office:value-type="float" office:value="0.103159178001079" calcext:value-type="float">
            <text:p>0.103159178001079</text:p>
          </table:table-cell>
          <table:table-cell office:value-type="float" office:value="60000" calcext:value-type="float">
            <text:p>60000</text:p>
          </table:table-cell>
          <table:table-cell office:value-type="float" office:value="59820.1100269798" calcext:value-type="float">
            <text:p>59820.1100269798</text:p>
          </table:table-cell>
        </table:table-row>
        <table:table-row table:style-name="ro1">
          <table:table-cell office:value-type="float" office:value="76.3139163160013" calcext:value-type="float">
            <text:p>76.3139163160013</text:p>
          </table:table-cell>
          <table:table-cell office:value-type="float" office:value="75000" calcext:value-type="float">
            <text:p>75000</text:p>
          </table:table-cell>
          <table:table-cell office:value-type="float" office:value="75690.7514627092" calcext:value-type="float">
            <text:p>75690.7514627092</text:p>
          </table:table-cell>
          <table:table-cell office:value-type="float" office:value="0.104638325999986" calcext:value-type="float">
            <text:p>0.104638325999986</text:p>
          </table:table-cell>
          <table:table-cell office:value-type="float" office:value="60000" calcext:value-type="float">
            <text:p>60000</text:p>
          </table:table-cell>
          <table:table-cell office:value-type="float" office:value="75690.7514627092" calcext:value-type="float">
            <text:p>75690.7514627092</text:p>
          </table:table-cell>
        </table:table-row>
        <table:table-row table:style-name="ro1">
          <table:table-cell office:value-type="float" office:value="76.5155718450005" calcext:value-type="float">
            <text:p>76.515571845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74469.93289073" calcext:value-type="float">
            <text:p>74469.93289073</text:p>
          </table:table-cell>
          <table:table-cell office:value-type="float" office:value="0.10265064199848" calcext:value-type="float">
            <text:p>0.10265064199848</text:p>
          </table:table-cell>
          <table:table-cell office:value-type="float" office:value="60000" calcext:value-type="float">
            <text:p>60000</text:p>
          </table:table-cell>
          <table:table-cell office:value-type="float" office:value="74469.93289073" calcext:value-type="float">
            <text:p>74469.93289073</text:p>
          </table:table-cell>
        </table:table-row>
        <table:table-row table:style-name="ro1">
          <table:table-cell office:value-type="float" office:value="76.7173683869987" calcext:value-type="float">
            <text:p>76.717368386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59820.1100269798" calcext:value-type="float">
            <text:p>59820.1100269798</text:p>
          </table:table-cell>
          <table:table-cell office:value-type="float" office:value="0.102223927002342" calcext:value-type="float">
            <text:p>0.102223927002342</text:p>
          </table:table-cell>
          <table:table-cell office:value-type="float" office:value="60000" calcext:value-type="float">
            <text:p>60000</text:p>
          </table:table-cell>
          <table:table-cell office:value-type="float" office:value="43949.4685912505" calcext:value-type="float">
            <text:p>43949.4685912505</text:p>
          </table:table-cell>
        </table:table-row>
        <table:table-row table:style-name="ro1">
          <table:table-cell office:value-type="float" office:value="76.9192343789982" calcext:value-type="float">
            <text:p>76.919234378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43949.4685912505" calcext:value-type="float">
            <text:p>43949.4685912505</text:p>
          </table:table-cell>
          <table:table-cell office:value-type="float" office:value="0.10189618199729" calcext:value-type="float">
            <text:p>0.10189618199729</text:p>
          </table:table-cell>
          <table:table-cell office:value-type="float" office:value="60000" calcext:value-type="float">
            <text:p>60000</text:p>
          </table:table-cell>
          <table:table-cell office:value-type="float" office:value="43339.0593052609" calcext:value-type="float">
            <text:p>43339.0593052609</text:p>
          </table:table-cell>
        </table:table-row>
        <table:table-row table:style-name="ro1">
          <table:table-cell office:value-type="float" office:value="77.1220789440013" calcext:value-type="float">
            <text:p>77.1220789440013</text:p>
          </table:table-cell>
          <table:table-cell office:value-type="float" office:value="75000" calcext:value-type="float">
            <text:p>75000</text:p>
          </table:table-cell>
          <table:table-cell office:value-type="float" office:value="43339.0593052609" calcext:value-type="float">
            <text:p>43339.0593052609</text:p>
          </table:table-cell>
          <table:table-cell office:value-type="float" office:value="0.103325719999702" calcext:value-type="float">
            <text:p>0.103325719999702</text:p>
          </table:table-cell>
          <table:table-cell office:value-type="float" office:value="60000" calcext:value-type="float">
            <text:p>60000</text:p>
          </table:table-cell>
          <table:table-cell office:value-type="float" office:value="59820.1100269798" calcext:value-type="float">
            <text:p>59820.1100269798</text:p>
          </table:table-cell>
        </table:table-row>
        <table:table-row table:style-name="ro1">
          <table:table-cell office:value-type="float" office:value="77.3238124039999" calcext:value-type="float">
            <text:p>77.32381240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0.7594059838" calcext:value-type="float">
            <text:p>75810.7594059838</text:p>
          </table:table-cell>
          <table:table-cell office:value-type="float" office:value="0.102770132998558" calcext:value-type="float">
            <text:p>0.102770132998558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0.7594059838" calcext:value-type="float">
            <text:p>75810.7594059838</text:p>
          </table:table-cell>
        </table:table-row>
        <table:table-row table:style-name="ro1">
          <table:table-cell office:value-type="float" office:value="77.525614375998" calcext:value-type="float">
            <text:p>77.52561437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88.0052220164" calcext:value-type="float">
            <text:p>74588.0052220164</text:p>
          </table:table-cell>
          <table:table-cell office:value-type="float" office:value="0.102906675001577" calcext:value-type="float">
            <text:p>0.102906675001577</text:p>
          </table:table-cell>
          <table:table-cell office:value-type="float" office:value="60000" calcext:value-type="float">
            <text:p>60000</text:p>
          </table:table-cell>
          <table:table-cell office:value-type="float" office:value="74588.0052220164" calcext:value-type="float">
            <text:p>74588.0052220164</text:p>
          </table:table-cell>
        </table:table-row>
        <table:table-row table:style-name="ro1">
          <table:table-cell office:value-type="float" office:value="77.7275230689993" calcext:value-type="float">
            <text:p>77.7275230689993</text:p>
          </table:table-cell>
          <table:table-cell office:value-type="float" office:value="45000" calcext:value-type="float">
            <text:p>45000</text:p>
          </table:table-cell>
          <table:table-cell office:value-type="float" office:value="59914.9550144066" calcext:value-type="float">
            <text:p>59914.9550144066</text:p>
          </table:table-cell>
          <table:table-cell office:value-type="float" office:value="0.102880353999353" calcext:value-type="float">
            <text:p>0.1028803539993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019.1506228293" calcext:value-type="float">
            <text:p>44019.1506228293</text:p>
          </table:table-cell>
        </table:table-row>
        <table:table-row table:style-name="ro1">
          <table:table-cell office:value-type="float" office:value="77.9293977419984" calcext:value-type="float">
            <text:p>77.929397741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43407.7735308456" calcext:value-type="float">
            <text:p>43407.7735308456</text:p>
          </table:table-cell>
          <table:table-cell office:value-type="float" office:value="0.102841703999729" calcext:value-type="float">
            <text:p>0.102841703999729</text:p>
          </table:table-cell>
          <table:table-cell office:value-type="float" office:value="60000" calcext:value-type="float">
            <text:p>60000</text:p>
          </table:table-cell>
          <table:table-cell office:value-type="float" office:value="44019.1506228293" calcext:value-type="float">
            <text:p>44019.1506228293</text:p>
          </table:table-cell>
        </table:table-row>
        <table:table-row table:style-name="ro1">
          <table:table-cell office:value-type="float" office:value="78.1333607989982" calcext:value-type="float">
            <text:p>78.133360798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44630.5277148131" calcext:value-type="float">
            <text:p>44630.5277148131</text:p>
          </table:table-cell>
          <table:table-cell office:value-type="float" office:value="0.10300359699977" calcext:value-type="float">
            <text:p>0.10300359699977</text:p>
          </table:table-cell>
          <table:table-cell office:value-type="float" office:value="60000" calcext:value-type="float">
            <text:p>60000</text:p>
          </table:table-cell>
          <table:table-cell office:value-type="float" office:value="59914.9550144066" calcext:value-type="float">
            <text:p>59914.9550144066</text:p>
          </table:table-cell>
        </table:table-row>
        <table:table-row table:style-name="ro1">
          <table:table-cell office:value-type="float" office:value="78.4706376200011" calcext:value-type="float">
            <text:p>78.470637620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70614.0541241221" calcext:value-type="float">
            <text:p>70614.0541241221</text:p>
          </table:table-cell>
          <table:table-cell office:value-type="float" office:value="0.253120671997749" calcext:value-type="float">
            <text:p>0.253120671997749</text:p>
          </table:table-cell>
          <table:table-cell office:value-type="float" office:value="60000" calcext:value-type="float">
            <text:p>60000</text:p>
          </table:table-cell>
          <table:table-cell office:value-type="float" office:value="70614.0541241221" calcext:value-type="float">
            <text:p>70614.0541241221</text:p>
          </table:table-cell>
        </table:table-row>
        <table:table-row table:style-name="ro1">
          <table:table-cell office:value-type="float" office:value="78.6719641659984" calcext:value-type="float">
            <text:p>78.671964165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74588.0052220164" calcext:value-type="float">
            <text:p>74588.0052220164</text:p>
          </table:table-cell>
          <table:table-cell office:value-type="float" office:value="0.114990881000267" calcext:value-type="float">
            <text:p>0.114990881000267</text:p>
          </table:table-cell>
          <table:table-cell office:value-type="float" office:value="60000" calcext:value-type="float">
            <text:p>60000</text:p>
          </table:table-cell>
          <table:table-cell office:value-type="float" office:value="59303.5779224228" calcext:value-type="float">
            <text:p>59303.5779224228</text:p>
          </table:table-cell>
        </table:table-row>
        <table:table-row table:style-name="ro1">
          <table:table-cell office:value-type="float" office:value="78.874103432001" calcext:value-type="float">
            <text:p>78.87410343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853.2818987806" calcext:value-type="float">
            <text:p>45853.2818987806</text:p>
          </table:table-cell>
          <table:table-cell office:value-type="float" office:value="0.103420692001237" calcext:value-type="float">
            <text:p>0.103420692001237</text:p>
          </table:table-cell>
          <table:table-cell office:value-type="float" office:value="60000" calcext:value-type="float">
            <text:p>60000</text:p>
          </table:table-cell>
          <table:table-cell office:value-type="float" office:value="45853.2818987806" calcext:value-type="float">
            <text:p>45853.2818987806</text:p>
          </table:table-cell>
        </table:table-row>
        <table:table-row table:style-name="ro1">
          <table:table-cell office:value-type="float" office:value="79.0755603789985" calcext:value-type="float">
            <text:p>79.0755603789985</text:p>
          </table:table-cell>
          <table:table-cell office:value-type="float" office:value="45000" calcext:value-type="float">
            <text:p>45000</text:p>
          </table:table-cell>
          <table:table-cell office:value-type="float" office:value="45853.2818987806" calcext:value-type="float">
            <text:p>45853.2818987806</text:p>
          </table:table-cell>
          <table:table-cell office:value-type="float" office:value="0.102671893000661" calcext:value-type="float">
            <text:p>0.102671893000661</text:p>
          </table:table-cell>
          <table:table-cell office:value-type="float" office:value="60000" calcext:value-type="float">
            <text:p>60000</text:p>
          </table:table-cell>
          <table:table-cell office:value-type="float" office:value="45853.2818987806" calcext:value-type="float">
            <text:p>45853.2818987806</text:p>
          </table:table-cell>
        </table:table-row>
        <table:table-row table:style-name="ro1">
          <table:table-cell office:value-type="float" office:value="79.277286550001" calcext:value-type="float">
            <text:p>79.2772865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137.7091983741" calcext:value-type="float">
            <text:p>61137.7091983741</text:p>
          </table:table-cell>
          <table:table-cell office:value-type="float" office:value="0.10132391499792" calcext:value-type="float">
            <text:p>0.10132391499792</text:p>
          </table:table-cell>
          <table:table-cell office:value-type="float" office:value="60000" calcext:value-type="float">
            <text:p>60000</text:p>
          </table:table-cell>
          <table:table-cell office:value-type="float" office:value="76422.1364979676" calcext:value-type="float">
            <text:p>76422.1364979676</text:p>
          </table:table-cell>
        </table:table-row>
        <table:table-row table:style-name="ro1">
          <table:table-cell office:value-type="float" office:value="79.478909079" calcext:value-type="float">
            <text:p>79.47890907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05.070859992" calcext:value-type="float">
            <text:p>75505.070859992</text:p>
          </table:table-cell>
          <table:table-cell office:value-type="float" office:value="0.102917954998702" calcext:value-type="float">
            <text:p>0.102917954998702</text:p>
          </table:table-cell>
          <table:table-cell office:value-type="float" office:value="60000" calcext:value-type="float">
            <text:p>60000</text:p>
          </table:table-cell>
          <table:table-cell office:value-type="float" office:value="75505.070859992" calcext:value-type="float">
            <text:p>75505.070859992</text:p>
          </table:table-cell>
        </table:table-row>
        <table:table-row table:style-name="ro1">
          <table:table-cell office:value-type="float" office:value="79.6814026989996" calcext:value-type="float">
            <text:p>79.681402698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74777.0492684649" calcext:value-type="float">
            <text:p>74777.0492684649</text:p>
          </table:table-cell>
          <table:table-cell office:value-type="float" office:value="0.102691503001552" calcext:value-type="float">
            <text:p>0.102691503001552</text:p>
          </table:table-cell>
          <table:table-cell office:value-type="float" office:value="60000" calcext:value-type="float">
            <text:p>60000</text:p>
          </table:table-cell>
          <table:table-cell office:value-type="float" office:value="58970.5185287894" calcext:value-type="float">
            <text:p>58970.5185287894</text:p>
          </table:table-cell>
        </table:table-row>
        <table:table-row table:style-name="ro1">
          <table:table-cell office:value-type="float" office:value="79.8836495370015" calcext:value-type="float">
            <text:p>79.883649537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43163.9877891139" calcext:value-type="float">
            <text:p>43163.9877891139</text:p>
          </table:table-cell>
          <table:table-cell office:value-type="float" office:value="0.103307019999193" calcext:value-type="float">
            <text:p>0.103307019999193</text:p>
          </table:table-cell>
          <table:table-cell office:value-type="float" office:value="60000" calcext:value-type="float">
            <text:p>60000</text:p>
          </table:table-cell>
          <table:table-cell office:value-type="float" office:value="43771.9312791014" calcext:value-type="float">
            <text:p>43771.9312791014</text:p>
          </table:table-cell>
        </table:table-row>
        <table:table-row table:style-name="ro1">
          <table:table-cell office:value-type="float" office:value="80.0855479790007" calcext:value-type="float">
            <text:p>80.085547979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44379.8747690889" calcext:value-type="float">
            <text:p>44379.8747690889</text:p>
          </table:table-cell>
          <table:table-cell office:value-type="float" office:value="0.103053116999945" calcext:value-type="float">
            <text:p>0.103053116999945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9.8747690889" calcext:value-type="float">
            <text:p>44379.8747690889</text:p>
          </table:table-cell>
        </table:table-row>
        <table:table-row table:style-name="ro1">
          <table:table-cell office:value-type="float" office:value="80.2878003769984" calcext:value-type="float">
            <text:p>80.2878003769984</text:p>
          </table:table-cell>
          <table:table-cell office:value-type="float" office:value="75000" calcext:value-type="float">
            <text:p>75000</text:p>
          </table:table-cell>
          <table:table-cell office:value-type="float" office:value="58970.5185287894" calcext:value-type="float">
            <text:p>58970.5185287894</text:p>
          </table:table-cell>
          <table:table-cell office:value-type="float" office:value="0.103175098000065" calcext:value-type="float">
            <text:p>0.103175098000065</text:p>
          </table:table-cell>
          <table:table-cell office:value-type="float" office:value="60000" calcext:value-type="float">
            <text:p>60000</text:p>
          </table:table-cell>
          <table:table-cell office:value-type="float" office:value="74169.1057784774" calcext:value-type="float">
            <text:p>74169.1057784774</text:p>
          </table:table-cell>
        </table:table-row>
        <table:table-row table:style-name="ro1">
          <table:table-cell office:value-type="float" office:value="80.4893141850007" calcext:value-type="float">
            <text:p>80.489314185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9.1057784774" calcext:value-type="float">
            <text:p>74169.1057784774</text:p>
          </table:table-cell>
          <table:table-cell office:value-type="float" office:value="0.104348992997984" calcext:value-type="float">
            <text:p>0.104348992997984</text:p>
          </table:table-cell>
          <table:table-cell office:value-type="float" office:value="60000" calcext:value-type="float">
            <text:p>60000</text:p>
          </table:table-cell>
          <table:table-cell office:value-type="float" office:value="74169.1057784774" calcext:value-type="float">
            <text:p>74169.1057784774</text:p>
          </table:table-cell>
        </table:table-row>
        <table:table-row table:style-name="ro1">
          <table:table-cell office:value-type="float" office:value="80.6918408950005" calcext:value-type="float">
            <text:p>80.691840895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74777.0492684649" calcext:value-type="float">
            <text:p>74777.0492684649</text:p>
          </table:table-cell>
          <table:table-cell office:value-type="float" office:value="0.103835745998367" calcext:value-type="float">
            <text:p>0.103835745998367</text:p>
          </table:table-cell>
          <table:table-cell office:value-type="float" office:value="60000" calcext:value-type="float">
            <text:p>60000</text:p>
          </table:table-cell>
          <table:table-cell office:value-type="float" office:value="59578.4620187769" calcext:value-type="float">
            <text:p>59578.4620187769</text:p>
          </table:table-cell>
        </table:table-row>
        <table:table-row table:style-name="ro1">
          <table:table-cell office:value-type="float" office:value="80.8951028439988" calcext:value-type="float">
            <text:p>80.895102843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43771.9312791014" calcext:value-type="float">
            <text:p>43771.9312791014</text:p>
          </table:table-cell>
          <table:table-cell office:value-type="float" office:value="0.104413533001207" calcext:value-type="float">
            <text:p>0.104413533001207</text:p>
          </table:table-cell>
          <table:table-cell office:value-type="float" office:value="60000" calcext:value-type="float">
            <text:p>60000</text:p>
          </table:table-cell>
          <table:table-cell office:value-type="float" office:value="43771.9312791014" calcext:value-type="float">
            <text:p>43771.9312791014</text:p>
          </table:table-cell>
        </table:table-row>
        <table:table-row table:style-name="ro1">
          <table:table-cell office:value-type="float" office:value="81.0968590259981" calcext:value-type="float">
            <text:p>81.0968590259981</text:p>
          </table:table-cell>
          <table:table-cell office:value-type="float" office:value="45000" calcext:value-type="float">
            <text:p>45000</text:p>
          </table:table-cell>
          <table:table-cell office:value-type="float" office:value="44379.8747690889" calcext:value-type="float">
            <text:p>44379.8747690889</text:p>
          </table:table-cell>
          <table:table-cell office:value-type="float" office:value="0.104579915998329" calcext:value-type="float">
            <text:p>0.104579915998329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9.8747690889" calcext:value-type="float">
            <text:p>44379.8747690889</text:p>
          </table:table-cell>
        </table:table-row>
        <table:table-row table:style-name="ro1">
          <table:table-cell office:value-type="float" office:value="81.2980970899989" calcext:value-type="float">
            <text:p>81.298097089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58362.5750388019" calcext:value-type="float">
            <text:p>58362.5750388019</text:p>
          </table:table-cell>
          <table:table-cell office:value-type="float" office:value="0.103446601999167" calcext:value-type="float">
            <text:p>0.103446601999167</text:p>
          </table:table-cell>
          <table:table-cell office:value-type="float" office:value="60000" calcext:value-type="float">
            <text:p>60000</text:p>
          </table:table-cell>
          <table:table-cell office:value-type="float" office:value="73561.1622884899" calcext:value-type="float">
            <text:p>73561.1622884899</text:p>
          </table:table-cell>
        </table:table-row>
        <table:table-row table:style-name="ro1">
          <table:table-cell office:value-type="float" office:value="81.5001194949982" calcext:value-type="float">
            <text:p>81.500119494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73561.1622884899" calcext:value-type="float">
            <text:p>73561.1622884899</text:p>
          </table:table-cell>
          <table:table-cell office:value-type="float" office:value="0.102901705002296" calcext:value-type="float">
            <text:p>0.102901705002296</text:p>
          </table:table-cell>
          <table:table-cell office:value-type="float" office:value="60000" calcext:value-type="float">
            <text:p>60000</text:p>
          </table:table-cell>
          <table:table-cell office:value-type="float" office:value="73561.1622884899" calcext:value-type="float">
            <text:p>73561.1622884899</text:p>
          </table:table-cell>
        </table:table-row>
        <table:table-row table:style-name="ro1">
          <table:table-cell office:value-type="float" office:value="81.7022002199992" calcext:value-type="float">
            <text:p>81.7022002199992</text:p>
          </table:table-cell>
          <table:table-cell office:value-type="float" office:value="45000" calcext:value-type="float">
            <text:p>45000</text:p>
          </table:table-cell>
          <table:table-cell office:value-type="float" office:value="58362.5750388019" calcext:value-type="float">
            <text:p>58362.5750388019</text:p>
          </table:table-cell>
          <table:table-cell office:value-type="float" office:value="0.103078037001978" calcext:value-type="float">
            <text:p>0.103078037001978</text:p>
          </table:table-cell>
          <table:table-cell office:value-type="float" office:value="60000" calcext:value-type="float">
            <text:p>60000</text:p>
          </table:table-cell>
          <table:table-cell office:value-type="float" office:value="43163.9877891139" calcext:value-type="float">
            <text:p>43163.9877891139</text:p>
          </table:table-cell>
        </table:table-row>
        <table:table-row table:style-name="ro1">
          <table:table-cell office:value-type="float" office:value="81.9045130080012" calcext:value-type="float">
            <text:p>81.904513008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44379.8747690889" calcext:value-type="float">
            <text:p>44379.8747690889</text:p>
          </table:table-cell>
          <table:table-cell office:value-type="float" office:value="0.102980046001903" calcext:value-type="float">
            <text:p>0.102980046001903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9.8747690889" calcext:value-type="float">
            <text:p>44379.8747690889</text:p>
          </table:table-cell>
        </table:table-row>
        <table:table-row table:style-name="ro1">
          <table:table-cell office:value-type="float" office:value="82.1076294849991" calcext:value-type="float">
            <text:p>82.107629484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44379.8747690889" calcext:value-type="float">
            <text:p>44379.8747690889</text:p>
          </table:table-cell>
          <table:table-cell office:value-type="float" office:value="0.102810432999831" calcext:value-type="float">
            <text:p>0.102810432999831</text:p>
          </table:table-cell>
          <table:table-cell office:value-type="float" office:value="60000" calcext:value-type="float">
            <text:p>60000</text:p>
          </table:table-cell>
          <table:table-cell office:value-type="float" office:value="59578.4620187769" calcext:value-type="float">
            <text:p>59578.4620187769</text:p>
          </table:table-cell>
        </table:table-row>
        <table:table-row table:style-name="ro1">
          <table:table-cell office:value-type="float" office:value="82.312257540998" calcext:value-type="float">
            <text:p>82.31225754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992.93624844" calcext:value-type="float">
            <text:p>75992.93624844</text:p>
          </table:table-cell>
          <table:table-cell office:value-type="float" office:value="0.103144378001161" calcext:value-type="float">
            <text:p>0.103144378001161</text:p>
          </table:table-cell>
          <table:table-cell office:value-type="float" office:value="60000" calcext:value-type="float">
            <text:p>60000</text:p>
          </table:table-cell>
          <table:table-cell office:value-type="float" office:value="75992.93624844" calcext:value-type="float">
            <text:p>75992.93624844</text:p>
          </table:table-cell>
        </table:table-row>
        <table:table-row table:style-name="ro1">
          <table:table-cell office:value-type="float" office:value="82.5142171949992" calcext:value-type="float">
            <text:p>82.514217194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992.93624844" calcext:value-type="float">
            <text:p>75992.93624844</text:p>
          </table:table-cell>
          <table:table-cell office:value-type="float" office:value="0.102576641002088" calcext:value-type="float">
            <text:p>0.1025766410020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992.93624844" calcext:value-type="float">
            <text:p>75992.93624844</text:p>
          </table:table-cell>
        </table:table-row>
        <table:table-row table:style-name="ro1">
          <table:table-cell office:value-type="float" office:value="82.7163189899984" calcext:value-type="float">
            <text:p>82.7163189899984</text:p>
          </table:table-cell>
          <table:table-cell office:value-type="float" office:value="45000" calcext:value-type="float">
            <text:p>45000</text:p>
          </table:table-cell>
          <table:table-cell office:value-type="float" office:value="60690.678273917" calcext:value-type="float">
            <text:p>60690.678273917</text:p>
          </table:table-cell>
          <table:table-cell office:value-type="float" office:value="0.103193909002584" calcext:value-type="float">
            <text:p>0.10319390900258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86.9528236843" calcext:value-type="float">
            <text:p>45286.9528236843</text:p>
          </table:table-cell>
        </table:table-row>
        <table:table-row table:style-name="ro1">
          <table:table-cell office:value-type="float" office:value="82.9186912289988" calcext:value-type="float">
            <text:p>82.9186912289988</text:p>
          </table:table-cell>
          <table:table-cell office:value-type="float" office:value="45000" calcext:value-type="float">
            <text:p>45000</text:p>
          </table:table-cell>
          <table:table-cell office:value-type="float" office:value="44313.108912902" calcext:value-type="float">
            <text:p>44313.108912902</text:p>
          </table:table-cell>
          <table:table-cell office:value-type="float" office:value="0.102678561997891" calcext:value-type="float">
            <text:p>0.10267856199789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13.108912902" calcext:value-type="float">
            <text:p>44313.108912902</text:p>
          </table:table-cell>
        </table:table-row>
        <table:table-row table:style-name="ro1">
          <table:table-cell office:value-type="float" office:value="83.121043496998" calcext:value-type="float">
            <text:p>83.12104349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28.5687589145" calcext:value-type="float">
            <text:p>44928.5687589145</text:p>
          </table:table-cell>
          <table:table-cell office:value-type="float" office:value="0.102332067999669" calcext:value-type="float">
            <text:p>0.102332067999669</text:p>
          </table:table-cell>
          <table:table-cell office:value-type="float" office:value="60000" calcext:value-type="float">
            <text:p>60000</text:p>
          </table:table-cell>
          <table:table-cell office:value-type="float" office:value="60315.0649092277" calcext:value-type="float">
            <text:p>60315.0649092277</text:p>
          </table:table-cell>
        </table:table-row>
        <table:table-row table:style-name="ro1">
          <table:table-cell office:value-type="float" office:value="83.3239880129986" calcext:value-type="float">
            <text:p>83.323988012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5086.1012135283" calcext:value-type="float">
            <text:p>75086.1012135283</text:p>
          </table:table-cell>
          <table:table-cell office:value-type="float" office:value="0.102838364997297" calcext:value-type="float">
            <text:p>0.102838364997297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6.1012135283" calcext:value-type="float">
            <text:p>75086.1012135283</text:p>
          </table:table-cell>
        </table:table-row>
        <table:table-row table:style-name="ro1">
          <table:table-cell office:value-type="float" office:value="83.5258151749986" calcext:value-type="float">
            <text:p>83.525815174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6135.0585917535" calcext:value-type="float">
            <text:p>76135.0585917535</text:p>
          </table:table-cell>
          <table:table-cell office:value-type="float" office:value="0.102975326000887" calcext:value-type="float">
            <text:p>0.102975326000887</text:p>
          </table:table-cell>
          <table:table-cell office:value-type="float" office:value="60000" calcext:value-type="float">
            <text:p>60000</text:p>
          </table:table-cell>
          <table:table-cell office:value-type="float" office:value="76135.0585917535" calcext:value-type="float">
            <text:p>76135.0585917535</text:p>
          </table:table-cell>
        </table:table-row>
        <table:table-row table:style-name="ro1">
          <table:table-cell office:value-type="float" office:value="83.7283346149998" calcext:value-type="float">
            <text:p>83.728334614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557.2635758072" calcext:value-type="float">
            <text:p>59557.2635758072</text:p>
          </table:table-cell>
          <table:table-cell office:value-type="float" office:value="0.103227128998697" calcext:value-type="float">
            <text:p>0.103227128998697</text:p>
          </table:table-cell>
          <table:table-cell office:value-type="float" office:value="60000" calcext:value-type="float">
            <text:p>60000</text:p>
          </table:table-cell>
          <table:table-cell office:value-type="float" office:value="44207.4533758569" calcext:value-type="float">
            <text:p>44207.4533758569</text:p>
          </table:table-cell>
        </table:table-row>
        <table:table-row table:style-name="ro1">
          <table:table-cell office:value-type="float" office:value="83.9311642190005" calcext:value-type="float">
            <text:p>83.931164219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45435.4381918529" calcext:value-type="float">
            <text:p>45435.4381918529</text:p>
          </table:table-cell>
          <table:table-cell office:value-type="float" office:value="0.103085786999145" calcext:value-type="float">
            <text:p>0.103085786999145</text:p>
          </table:table-cell>
          <table:table-cell office:value-type="float" office:value="60000" calcext:value-type="float">
            <text:p>60000</text:p>
          </table:table-cell>
          <table:table-cell office:value-type="float" office:value="45435.4381918529" calcext:value-type="float">
            <text:p>45435.4381918529</text:p>
          </table:table-cell>
        </table:table-row>
        <table:table-row table:style-name="ro1">
          <table:table-cell office:value-type="float" office:value="84.1332562940006" calcext:value-type="float">
            <text:p>84.1332562940006</text:p>
          </table:table-cell>
          <table:table-cell office:value-type="float" office:value="75000" calcext:value-type="float">
            <text:p>75000</text:p>
          </table:table-cell>
          <table:table-cell office:value-type="float" office:value="44207.4533758569" calcext:value-type="float">
            <text:p>44207.4533758569</text:p>
          </table:table-cell>
          <table:table-cell office:value-type="float" office:value="0.102956605001964" calcext:value-type="float">
            <text:p>0.102956605001964</text:p>
          </table:table-cell>
          <table:table-cell office:value-type="float" office:value="60000" calcext:value-type="float">
            <text:p>60000</text:p>
          </table:table-cell>
          <table:table-cell office:value-type="float" office:value="59557.2635758072" calcext:value-type="float">
            <text:p>59557.2635758072</text:p>
          </table:table-cell>
        </table:table-row>
        <table:table-row table:style-name="ro1">
          <table:table-cell office:value-type="float" office:value="84.3369401790005" calcext:value-type="float">
            <text:p>84.336940179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74907.0737757575" calcext:value-type="float">
            <text:p>74907.0737757575</text:p>
          </table:table-cell>
          <table:table-cell office:value-type="float" office:value="0.106046102999244" calcext:value-type="float">
            <text:p>0.106046102999244</text:p>
          </table:table-cell>
          <table:table-cell office:value-type="float" office:value="60000" calcext:value-type="float">
            <text:p>60000</text:p>
          </table:table-cell>
          <table:table-cell office:value-type="float" office:value="74907.0737757575" calcext:value-type="float">
            <text:p>74907.0737757575</text:p>
          </table:table-cell>
        </table:table-row>
        <table:table-row table:style-name="ro1">
          <table:table-cell office:value-type="float" office:value="84.5382697050009" calcext:value-type="float">
            <text:p>84.538269705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74907.0737757575" calcext:value-type="float">
            <text:p>74907.0737757575</text:p>
          </table:table-cell>
          <table:table-cell office:value-type="float" office:value="0.102754302999529" calcext:value-type="float">
            <text:p>0.102754302999529</text:p>
          </table:table-cell>
          <table:table-cell office:value-type="float" office:value="60000" calcext:value-type="float">
            <text:p>60000</text:p>
          </table:table-cell>
          <table:table-cell office:value-type="float" office:value="74907.0737757575" calcext:value-type="float">
            <text:p>74907.0737757575</text:p>
          </table:table-cell>
        </table:table-row>
        <table:table-row table:style-name="ro1">
          <table:table-cell office:value-type="float" office:value="84.7412123009999" calcext:value-type="float">
            <text:p>84.741212300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943.2711678091" calcext:value-type="float">
            <text:p>58943.2711678091</text:p>
          </table:table-cell>
          <table:table-cell office:value-type="float" office:value="0.103003506003006" calcext:value-type="float">
            <text:p>0.1030035060030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593.4609678588" calcext:value-type="float">
            <text:p>43593.4609678588</text:p>
          </table:table-cell>
        </table:table-row>
        <table:table-row table:style-name="ro1">
          <table:table-cell office:value-type="float" office:value="84.9433929469997" calcext:value-type="float">
            <text:p>84.9433929469997</text:p>
          </table:table-cell>
          <table:table-cell office:value-type="float" office:value="45000" calcext:value-type="float">
            <text:p>45000</text:p>
          </table:table-cell>
          <table:table-cell office:value-type="float" office:value="43593.4609678588" calcext:value-type="float">
            <text:p>43593.4609678588</text:p>
          </table:table-cell>
          <table:table-cell office:value-type="float" office:value="0.103067586998804" calcext:value-type="float">
            <text:p>0.103067586998804</text:p>
          </table:table-cell>
          <table:table-cell office:value-type="float" office:value="60000" calcext:value-type="float">
            <text:p>60000</text:p>
          </table:table-cell>
          <table:table-cell office:value-type="float" office:value="43593.4609678588" calcext:value-type="float">
            <text:p>43593.4609678588</text:p>
          </table:table-cell>
        </table:table-row>
        <table:table-row table:style-name="ro1">
          <table:table-cell office:value-type="float" office:value="85.1464872040015" calcext:value-type="float">
            <text:p>85.146487204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4821.4457838549" calcext:value-type="float">
            <text:p>44821.4457838549</text:p>
          </table:table-cell>
          <table:table-cell office:value-type="float" office:value="0.102861414998188" calcext:value-type="float">
            <text:p>0.102861414998188</text:p>
          </table:table-cell>
          <table:table-cell office:value-type="float" office:value="60000" calcext:value-type="float">
            <text:p>60000</text:p>
          </table:table-cell>
          <table:table-cell office:value-type="float" office:value="60171.2559838052" calcext:value-type="float">
            <text:p>60171.2559838052</text:p>
          </table:table-cell>
        </table:table-row>
        <table:table-row table:style-name="ro1">
          <table:table-cell office:value-type="float" office:value="85.3481592239987" calcext:value-type="float">
            <text:p>85.3481592239987</text:p>
          </table:table-cell>
          <table:table-cell office:value-type="float" office:value="75000" calcext:value-type="float">
            <text:p>75000</text:p>
          </table:table-cell>
          <table:table-cell office:value-type="float" office:value="75521.0661837555" calcext:value-type="float">
            <text:p>75521.0661837555</text:p>
          </table:table-cell>
          <table:table-cell office:value-type="float" office:value="0.10276376299953" calcext:value-type="float">
            <text:p>0.10276376299953</text:p>
          </table:table-cell>
          <table:table-cell office:value-type="float" office:value="60000" calcext:value-type="float">
            <text:p>60000</text:p>
          </table:table-cell>
          <table:table-cell office:value-type="float" office:value="75521.0661837555" calcext:value-type="float">
            <text:p>75521.0661837555</text:p>
          </table:table-cell>
        </table:table-row>
        <table:table-row table:style-name="ro1">
          <table:table-cell office:value-type="float" office:value="85.5504714419985" calcext:value-type="float">
            <text:p>85.5504714419985</text:p>
          </table:table-cell>
          <table:table-cell office:value-type="float" office:value="75000" calcext:value-type="float">
            <text:p>75000</text:p>
          </table:table-cell>
          <table:table-cell office:value-type="float" office:value="75521.0661837555" calcext:value-type="float">
            <text:p>75521.0661837555</text:p>
          </table:table-cell>
          <table:table-cell office:value-type="float" office:value="0.103485272000398" calcext:value-type="float">
            <text:p>0.103485272000398</text:p>
          </table:table-cell>
          <table:table-cell office:value-type="float" office:value="60000" calcext:value-type="float">
            <text:p>60000</text:p>
          </table:table-cell>
          <table:table-cell office:value-type="float" office:value="75521.0661837555" calcext:value-type="float">
            <text:p>75521.0661837555</text:p>
          </table:table-cell>
        </table:table-row>
        <table:table-row table:style-name="ro1">
          <table:table-cell office:value-type="float" office:value="85.7525979720012" calcext:value-type="float">
            <text:p>85.7525979720012</text:p>
          </table:table-cell>
          <table:table-cell office:value-type="float" office:value="45000" calcext:value-type="float">
            <text:p>45000</text:p>
          </table:table-cell>
          <table:table-cell office:value-type="float" office:value="60478.2521878042" calcext:value-type="float">
            <text:p>60478.2521878042</text:p>
          </table:table-cell>
          <table:table-cell office:value-type="float" office:value="0.103211871002713" calcext:value-type="float">
            <text:p>0.103211871002713</text:p>
          </table:table-cell>
          <table:table-cell office:value-type="float" office:value="60000" calcext:value-type="float">
            <text:p>60000</text:p>
          </table:table-cell>
          <table:table-cell office:value-type="float" office:value="45128.4419878539" calcext:value-type="float">
            <text:p>45128.4419878539</text:p>
          </table:table-cell>
        </table:table-row>
        <table:table-row table:style-name="ro1">
          <table:table-cell office:value-type="float" office:value="85.9540573129998" calcext:value-type="float">
            <text:p>85.954057312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23945.7039119225" calcext:value-type="float">
            <text:p>23945.7039119225</text:p>
          </table:table-cell>
          <table:table-cell office:value-type="float" office:value="0.15354022700194" calcext:value-type="float">
            <text:p>0.15354022700194</text:p>
          </table:table-cell>
          <table:table-cell office:value-type="float" office:value="60000" calcext:value-type="float">
            <text:p>60000</text:p>
          </table:table-cell>
          <table:table-cell office:value-type="float" office:value="23945.7039119225" calcext:value-type="float">
            <text:p>23945.7039119225</text:p>
          </table:table-cell>
        </table:table-row>
        <table:table-row table:style-name="ro1">
          <table:table-cell office:value-type="float" office:value="86.1566834559999" calcext:value-type="float">
            <text:p>86.15668345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8812.396435842" calcext:value-type="float">
            <text:p>48812.396435842</text:p>
          </table:table-cell>
          <table:table-cell office:value-type="float" office:value="0.104721169002005" calcext:value-type="float">
            <text:p>0.104721169002005</text:p>
          </table:table-cell>
          <table:table-cell office:value-type="float" office:value="60000" calcext:value-type="float">
            <text:p>60000</text:p>
          </table:table-cell>
          <table:table-cell office:value-type="float" office:value="64162.2066357922" calcext:value-type="float">
            <text:p>64162.2066357922</text:p>
          </table:table-cell>
        </table:table-row>
        <table:table-row table:style-name="ro1">
          <table:table-cell office:value-type="float" office:value="86.3591137539988" calcext:value-type="float">
            <text:p>86.359113753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74293.0813677594" calcext:value-type="float">
            <text:p>74293.0813677594</text:p>
          </table:table-cell>
          <table:table-cell office:value-type="float" office:value="0.102847837999434" calcext:value-type="float">
            <text:p>0.102847837999434</text:p>
          </table:table-cell>
          <table:table-cell office:value-type="float" office:value="60000" calcext:value-type="float">
            <text:p>60000</text:p>
          </table:table-cell>
          <table:table-cell office:value-type="float" office:value="74293.0813677594" calcext:value-type="float">
            <text:p>74293.0813677594</text:p>
          </table:table-cell>
        </table:table-row>
        <table:table-row table:style-name="ro1">
          <table:table-cell office:value-type="float" office:value="86.5608032210002" calcext:value-type="float">
            <text:p>86.560803221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69667.4174336804" calcext:value-type="float">
            <text:p>69667.4174336804</text:p>
          </table:table-cell>
          <table:table-cell office:value-type="float" office:value="0.10812635199909" calcext:value-type="float">
            <text:p>0.10812635199909</text:p>
          </table:table-cell>
          <table:table-cell office:value-type="float" office:value="60000" calcext:value-type="float">
            <text:p>60000</text:p>
          </table:table-cell>
          <table:table-cell office:value-type="float" office:value="54254.2719837511" calcext:value-type="float">
            <text:p>54254.2719837511</text:p>
          </table:table-cell>
        </table:table-row>
        <table:table-row table:style-name="ro1">
          <table:table-cell office:value-type="float" office:value="86.762569999999" calcext:value-type="float">
            <text:p>86.7625699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622.9105317907" calcext:value-type="float">
            <text:p>45622.9105317907</text:p>
          </table:table-cell>
          <table:table-cell office:value-type="float" office:value="0.103705910998542" calcext:value-type="float">
            <text:p>0.103705910998542</text:p>
          </table:table-cell>
          <table:table-cell office:value-type="float" office:value="60000" calcext:value-type="float">
            <text:p>60000</text:p>
          </table:table-cell>
          <table:table-cell office:value-type="float" office:value="45622.9105317907" calcext:value-type="float">
            <text:p>45622.9105317907</text:p>
          </table:table-cell>
        </table:table-row>
        <table:table-row table:style-name="ro1">
          <table:table-cell office:value-type="float" office:value="86.965675241001" calcext:value-type="float">
            <text:p>86.9656752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239.4363497879" calcext:value-type="float">
            <text:p>46239.4363497879</text:p>
          </table:table-cell>
          <table:table-cell office:value-type="float" office:value="0.103579055998125" calcext:value-type="float">
            <text:p>0.103579055998125</text:p>
          </table:table-cell>
          <table:table-cell office:value-type="float" office:value="60000" calcext:value-type="float">
            <text:p>60000</text:p>
          </table:table-cell>
          <table:table-cell office:value-type="float" office:value="46239.4363497879" calcext:value-type="float">
            <text:p>46239.4363497879</text:p>
          </table:table-cell>
        </table:table-row>
        <table:table-row table:style-name="ro1">
          <table:table-cell office:value-type="float" office:value="87.1677189820002" calcext:value-type="float">
            <text:p>87.1677189820002</text:p>
          </table:table-cell>
          <table:table-cell office:value-type="float" office:value="75000" calcext:value-type="float">
            <text:p>75000</text:p>
          </table:table-cell>
          <table:table-cell office:value-type="float" office:value="61652.5817997172" calcext:value-type="float">
            <text:p>61652.5817997172</text:p>
          </table:table-cell>
          <table:table-cell office:value-type="float" office:value="0.101450827001827" calcext:value-type="float">
            <text:p>0.101450827001827</text:p>
          </table:table-cell>
          <table:table-cell office:value-type="float" office:value="60000" calcext:value-type="float">
            <text:p>60000</text:p>
          </table:table-cell>
          <table:table-cell office:value-type="float" office:value="77065.7272496464" calcext:value-type="float">
            <text:p>77065.7272496464</text:p>
          </table:table-cell>
        </table:table-row>
        <table:table-row table:style-name="ro1">
          <table:table-cell office:value-type="float" office:value="87.3691675279988" calcext:value-type="float">
            <text:p>87.369167527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77065.7272496464" calcext:value-type="float">
            <text:p>77065.7272496464</text:p>
          </table:table-cell>
          <table:table-cell office:value-type="float" office:value="0.10345903200141" calcext:value-type="float">
            <text:p>0.10345903200141</text:p>
          </table:table-cell>
          <table:table-cell office:value-type="float" office:value="60000" calcext:value-type="float">
            <text:p>60000</text:p>
          </table:table-cell>
          <table:table-cell office:value-type="float" office:value="77065.7272496464" calcext:value-type="float">
            <text:p>77065.7272496464</text:p>
          </table:table-cell>
        </table:table-row>
        <table:table-row table:style-name="ro1">
          <table:table-cell office:value-type="float" office:value="87.5713313230008" calcext:value-type="float">
            <text:p>87.571331323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75175.0628083537" calcext:value-type="float">
            <text:p>75175.0628083537</text:p>
          </table:table-cell>
          <table:table-cell office:value-type="float" office:value="0.104321816001175" calcext:value-type="float">
            <text:p>0.104321816001175</text:p>
          </table:table-cell>
          <table:table-cell office:value-type="float" office:value="60000" calcext:value-type="float">
            <text:p>60000</text:p>
          </table:table-cell>
          <table:table-cell office:value-type="float" office:value="59957.4387580797" calcext:value-type="float">
            <text:p>59957.4387580797</text:p>
          </table:table-cell>
        </table:table-row>
        <table:table-row table:style-name="ro1">
          <table:table-cell office:value-type="float" office:value="87.7739827500009" calcext:value-type="float">
            <text:p>87.773982750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44435.4622268002" calcext:value-type="float">
            <text:p>44435.4622268002</text:p>
          </table:table-cell>
          <table:table-cell office:value-type="float" office:value="0.103715878001822" calcext:value-type="float">
            <text:p>0.103715878001822</text:p>
          </table:table-cell>
          <table:table-cell office:value-type="float" office:value="60000" calcext:value-type="float">
            <text:p>60000</text:p>
          </table:table-cell>
          <table:table-cell office:value-type="float" office:value="44435.4622268002" calcext:value-type="float">
            <text:p>44435.4622268002</text:p>
          </table:table-cell>
        </table:table-row>
        <table:table-row table:style-name="ro1">
          <table:table-cell office:value-type="float" office:value="87.9760112760014" calcext:value-type="float">
            <text:p>87.976011276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43826.7572647892" calcext:value-type="float">
            <text:p>43826.7572647892</text:p>
          </table:table-cell>
          <table:table-cell office:value-type="float" office:value="0.104067396001483" calcext:value-type="float">
            <text:p>0.104067396001483</text:p>
          </table:table-cell>
          <table:table-cell office:value-type="float" office:value="60000" calcext:value-type="float">
            <text:p>60000</text:p>
          </table:table-cell>
          <table:table-cell office:value-type="float" office:value="43826.7572647892" calcext:value-type="float">
            <text:p>43826.7572647892</text:p>
          </table:table-cell>
        </table:table-row>
        <table:table-row table:style-name="ro1">
          <table:table-cell office:value-type="float" office:value="88.1782157070011" calcext:value-type="float">
            <text:p>88.178215707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58435.6763530523" calcext:value-type="float">
            <text:p>58435.6763530523</text:p>
          </table:table-cell>
          <table:table-cell office:value-type="float" office:value="0.102838852999412" calcext:value-type="float">
            <text:p>0.102838852999412</text:p>
          </table:table-cell>
          <table:table-cell office:value-type="float" office:value="60000" calcext:value-type="float">
            <text:p>60000</text:p>
          </table:table-cell>
          <table:table-cell office:value-type="float" office:value="73653.3004033263" calcext:value-type="float">
            <text:p>73653.3004033263</text:p>
          </table:table-cell>
        </table:table-row>
        <table:table-row table:style-name="ro1">
          <table:table-cell office:value-type="float" office:value="88.3804703800015" calcext:value-type="float">
            <text:p>88.3804703800015</text:p>
          </table:table-cell>
          <table:table-cell office:value-type="float" office:value="75000" calcext:value-type="float">
            <text:p>75000</text:p>
          </table:table-cell>
          <table:table-cell office:value-type="float" office:value="74870.7103273482" calcext:value-type="float">
            <text:p>74870.7103273482</text:p>
          </table:table-cell>
          <table:table-cell office:value-type="float" office:value="0.103129781000462" calcext:value-type="float">
            <text:p>0.103129781000462</text:p>
          </table:table-cell>
          <table:table-cell office:value-type="float" office:value="60000" calcext:value-type="float">
            <text:p>60000</text:p>
          </table:table-cell>
          <table:table-cell office:value-type="float" office:value="74870.7103273482" calcext:value-type="float">
            <text:p>74870.7103273482</text:p>
          </table:table-cell>
        </table:table-row>
        <table:table-row table:style-name="ro1">
          <table:table-cell office:value-type="float" office:value="88.5819963719987" calcext:value-type="float">
            <text:p>88.581996371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73044.5954413153" calcext:value-type="float">
            <text:p>73044.5954413153</text:p>
          </table:table-cell>
          <table:table-cell office:value-type="float" office:value="0.107361005000712" calcext:value-type="float">
            <text:p>0.107361005000712</text:p>
          </table:table-cell>
          <table:table-cell office:value-type="float" office:value="60000" calcext:value-type="float">
            <text:p>60000</text:p>
          </table:table-cell>
          <table:table-cell office:value-type="float" office:value="57826.9713910413" calcext:value-type="float">
            <text:p>57826.9713910413</text:p>
          </table:table-cell>
        </table:table-row>
        <table:table-row table:style-name="ro1">
          <table:table-cell office:value-type="float" office:value="88.7839958359982" calcext:value-type="float">
            <text:p>88.7839958359982</text:p>
          </table:table-cell>
          <table:table-cell office:value-type="float" office:value="45000" calcext:value-type="float">
            <text:p>45000</text:p>
          </table:table-cell>
          <table:table-cell office:value-type="float" office:value="44435.4622268002" calcext:value-type="float">
            <text:p>44435.4622268002</text:p>
          </table:table-cell>
          <table:table-cell office:value-type="float" office:value="0.103076587998657" calcext:value-type="float">
            <text:p>0.103076587998657</text:p>
          </table:table-cell>
          <table:table-cell office:value-type="float" office:value="60000" calcext:value-type="float">
            <text:p>60000</text:p>
          </table:table-cell>
          <table:table-cell office:value-type="float" office:value="44435.4622268002" calcext:value-type="float">
            <text:p>44435.4622268002</text:p>
          </table:table-cell>
        </table:table-row>
        <table:table-row table:style-name="ro1">
          <table:table-cell office:value-type="float" office:value="88.985679696998" calcext:value-type="float">
            <text:p>88.98567969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826.7572647892" calcext:value-type="float">
            <text:p>43826.7572647892</text:p>
          </table:table-cell>
          <table:table-cell office:value-type="float" office:value="0.103118458002427" calcext:value-type="float">
            <text:p>0.103118458002427</text:p>
          </table:table-cell>
          <table:table-cell office:value-type="float" office:value="60000" calcext:value-type="float">
            <text:p>60000</text:p>
          </table:table-cell>
          <table:table-cell office:value-type="float" office:value="43826.7572647892" calcext:value-type="float">
            <text:p>43826.7572647892</text:p>
          </table:table-cell>
        </table:table-row>
        <table:table-row table:style-name="ro1">
          <table:table-cell office:value-type="float" office:value="89.1873381580008" calcext:value-type="float">
            <text:p>89.187338158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57218.2664290303" calcext:value-type="float">
            <text:p>57218.2664290303</text:p>
          </table:table-cell>
          <table:table-cell office:value-type="float" office:value="0.103206339997996" calcext:value-type="float">
            <text:p>0.103206339997996</text:p>
          </table:table-cell>
          <table:table-cell office:value-type="float" office:value="60000" calcext:value-type="float">
            <text:p>60000</text:p>
          </table:table-cell>
          <table:table-cell office:value-type="float" office:value="72435.8904793044" calcext:value-type="float">
            <text:p>72435.8904793044</text:p>
          </table:table-cell>
        </table:table-row>
        <table:table-row table:style-name="ro1">
          <table:table-cell office:value-type="float" office:value="89.3891656640008" calcext:value-type="float">
            <text:p>89.389165664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74870.7103273482" calcext:value-type="float">
            <text:p>74870.7103273482</text:p>
          </table:table-cell>
          <table:table-cell office:value-type="float" office:value="0.103525828999409" calcext:value-type="float">
            <text:p>0.103525828999409</text:p>
          </table:table-cell>
          <table:table-cell office:value-type="float" office:value="60000" calcext:value-type="float">
            <text:p>60000</text:p>
          </table:table-cell>
          <table:table-cell office:value-type="float" office:value="74870.7103273482" calcext:value-type="float">
            <text:p>74870.7103273482</text:p>
          </table:table-cell>
        </table:table-row>
        <table:table-row table:style-name="ro1">
          <table:table-cell office:value-type="float" office:value="89.5917345390008" calcext:value-type="float">
            <text:p>89.591734539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76088.1202513701" calcext:value-type="float">
            <text:p>76088.1202513701</text:p>
          </table:table-cell>
          <table:table-cell office:value-type="float" office:value="0.102971093998349" calcext:value-type="float">
            <text:p>0.102971093998349</text:p>
          </table:table-cell>
          <table:table-cell office:value-type="float" office:value="60000" calcext:value-type="float">
            <text:p>60000</text:p>
          </table:table-cell>
          <table:table-cell office:value-type="float" office:value="60870.4962010961" calcext:value-type="float">
            <text:p>60870.4962010961</text:p>
          </table:table-cell>
        </table:table-row>
        <table:table-row table:style-name="ro1">
          <table:table-cell office:value-type="float" office:value="89.7944924779986" calcext:value-type="float">
            <text:p>89.7944924779986</text:p>
          </table:table-cell>
          <table:table-cell office:value-type="float" office:value="45000" calcext:value-type="float">
            <text:p>45000</text:p>
          </table:table-cell>
          <table:table-cell office:value-type="float" office:value="45652.8721508221" calcext:value-type="float">
            <text:p>45652.8721508221</text:p>
          </table:table-cell>
          <table:table-cell office:value-type="float" office:value="0.103017923000152" calcext:value-type="float">
            <text:p>0.1030179230001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652.8721508221" calcext:value-type="float">
            <text:p>45652.8721508221</text:p>
          </table:table-cell>
        </table:table-row>
        <table:table-row table:style-name="ro1">
          <table:table-cell office:value-type="float" office:value="89.9968615629987" calcext:value-type="float">
            <text:p>89.9968615629987</text:p>
          </table:table-cell>
          <table:table-cell office:value-type="float" office:value="45000" calcext:value-type="float">
            <text:p>45000</text:p>
          </table:table-cell>
          <table:table-cell office:value-type="float" office:value="44435.4622268002" calcext:value-type="float">
            <text:p>44435.4622268002</text:p>
          </table:table-cell>
          <table:table-cell office:value-type="float" office:value="0.102981430998625" calcext:value-type="float">
            <text:p>0.102981430998625</text:p>
          </table:table-cell>
          <table:table-cell office:value-type="float" office:value="60000" calcext:value-type="float">
            <text:p>60000</text:p>
          </table:table-cell>
          <table:table-cell office:value-type="float" office:value="44435.4622268002" calcext:value-type="float">
            <text:p>44435.4622268002</text:p>
          </table:table-cell>
        </table:table-row>
        <table:table-row table:style-name="ro1">
          <table:table-cell office:value-type="float" office:value="90.1982093599982" calcext:value-type="float">
            <text:p>90.1982093599982</text:p>
          </table:table-cell>
          <table:table-cell office:value-type="float" office:value="75000" calcext:value-type="float">
            <text:p>75000</text:p>
          </table:table-cell>
          <table:table-cell office:value-type="float" office:value="58435.6763530523" calcext:value-type="float">
            <text:p>58435.6763530523</text:p>
          </table:table-cell>
          <table:table-cell office:value-type="float" office:value="0.102840567000385" calcext:value-type="float">
            <text:p>0.102840567000385</text:p>
          </table:table-cell>
          <table:table-cell office:value-type="float" office:value="60000" calcext:value-type="float">
            <text:p>60000</text:p>
          </table:table-cell>
          <table:table-cell office:value-type="float" office:value="73653.3004033263" calcext:value-type="float">
            <text:p>73653.3004033263</text:p>
          </table:table-cell>
        </table:table-row>
        <table:table-row table:style-name="ro1">
          <table:table-cell office:value-type="float" office:value="90.3998990270011" calcext:value-type="float">
            <text:p>90.399899027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73653.3004033263" calcext:value-type="float">
            <text:p>73653.3004033263</text:p>
          </table:table-cell>
          <table:table-cell office:value-type="float" office:value="0.102975371002685" calcext:value-type="float">
            <text:p>0.102975371002685</text:p>
          </table:table-cell>
          <table:table-cell office:value-type="float" office:value="60000" calcext:value-type="float">
            <text:p>60000</text:p>
          </table:table-cell>
          <table:table-cell office:value-type="float" office:value="73653.3004033263" calcext:value-type="float">
            <text:p>73653.3004033263</text:p>
          </table:table-cell>
        </table:table-row>
        <table:table-row table:style-name="ro1">
          <table:table-cell office:value-type="float" office:value="90.6021517980007" calcext:value-type="float">
            <text:p>90.6021517980007</text:p>
          </table:table-cell>
          <table:table-cell office:value-type="float" office:value="45000" calcext:value-type="float">
            <text:p>45000</text:p>
          </table:table-cell>
          <table:table-cell office:value-type="float" office:value="76820.6231905606" calcext:value-type="float">
            <text:p>76820.6231905606</text:p>
          </table:table-cell>
          <table:table-cell office:value-type="float" office:value="0.104559953000717" calcext:value-type="float">
            <text:p>0.104559953000717</text:p>
          </table:table-cell>
          <table:table-cell office:value-type="float" office:value="60000" calcext:value-type="float">
            <text:p>60000</text:p>
          </table:table-cell>
          <table:table-cell office:value-type="float" office:value="61394.7952406488" calcext:value-type="float">
            <text:p>61394.7952406488</text:p>
          </table:table-cell>
        </table:table-row>
        <table:table-row table:style-name="ro1">
          <table:table-cell office:value-type="float" office:value="90.8038820639995" calcext:value-type="float">
            <text:p>90.8038820639995</text:p>
          </table:table-cell>
          <table:table-cell office:value-type="float" office:value="45000" calcext:value-type="float">
            <text:p>45000</text:p>
          </table:table-cell>
          <table:table-cell office:value-type="float" office:value="46277.4838497353" calcext:value-type="float">
            <text:p>46277.4838497353</text:p>
          </table:table-cell>
          <table:table-cell office:value-type="float" office:value="0.103032800001529" calcext:value-type="float">
            <text:p>0.103032800001529</text:p>
          </table:table-cell>
          <table:table-cell office:value-type="float" office:value="60000" calcext:value-type="float">
            <text:p>60000</text:p>
          </table:table-cell>
          <table:table-cell office:value-type="float" office:value="46277.4838497353" calcext:value-type="float">
            <text:p>46277.4838497353</text:p>
          </table:table-cell>
        </table:table-row>
        <table:table-row table:style-name="ro1">
          <table:table-cell office:value-type="float" office:value="91.006707665998" calcext:value-type="float">
            <text:p>91.00670766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043.4176137424" calcext:value-type="float">
            <text:p>45043.4176137424</text:p>
          </table:table-cell>
          <table:table-cell office:value-type="float" office:value="0.103035050000472" calcext:value-type="float">
            <text:p>0.103035050000472</text:p>
          </table:table-cell>
          <table:table-cell office:value-type="float" office:value="60000" calcext:value-type="float">
            <text:p>60000</text:p>
          </table:table-cell>
          <table:table-cell office:value-type="float" office:value="45043.4176137424" calcext:value-type="float">
            <text:p>45043.4176137424</text:p>
          </table:table-cell>
        </table:table-row>
        <table:table-row table:style-name="ro1">
          <table:table-cell office:value-type="float" office:value="91.2100729220001" calcext:value-type="float">
            <text:p>91.210072922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469.2455636541" calcext:value-type="float">
            <text:p>60469.2455636541</text:p>
          </table:table-cell>
          <table:table-cell office:value-type="float" office:value="0.10270288099855" calcext:value-type="float">
            <text:p>0.10270288099855</text:p>
          </table:table-cell>
          <table:table-cell office:value-type="float" office:value="60000" calcext:value-type="float">
            <text:p>60000</text:p>
          </table:table-cell>
          <table:table-cell office:value-type="float" office:value="75895.0735135659" calcext:value-type="float">
            <text:p>75895.0735135659</text:p>
          </table:table-cell>
        </table:table-row>
        <table:table-row table:style-name="ro1">
          <table:table-cell office:value-type="float" office:value="91.4117410030012" calcext:value-type="float">
            <text:p>91.411741003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75895.0735135659" calcext:value-type="float">
            <text:p>75895.0735135659</text:p>
          </table:table-cell>
          <table:table-cell office:value-type="float" office:value="0.103211674999329" calcext:value-type="float">
            <text:p>0.103211674999329</text:p>
          </table:table-cell>
          <table:table-cell office:value-type="float" office:value="60000" calcext:value-type="float">
            <text:p>60000</text:p>
          </table:table-cell>
          <table:table-cell office:value-type="float" office:value="75895.0735135659" calcext:value-type="float">
            <text:p>75895.0735135659</text:p>
          </table:table-cell>
        </table:table-row>
        <table:table-row table:style-name="ro1">
          <table:table-cell office:value-type="float" office:value="91.6135661180015" calcext:value-type="float">
            <text:p>91.613566118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74562.291604947" calcext:value-type="float">
            <text:p>74562.291604947</text:p>
          </table:table-cell>
          <table:table-cell office:value-type="float" office:value="0.102866145000007" calcext:value-type="float">
            <text:p>0.102866145000007</text:p>
          </table:table-cell>
          <table:table-cell office:value-type="float" office:value="60000" calcext:value-type="float">
            <text:p>60000</text:p>
          </table:table-cell>
          <table:table-cell office:value-type="float" office:value="59156.8594551645" calcext:value-type="float">
            <text:p>59156.8594551645</text:p>
          </table:table-cell>
        </table:table-row>
        <table:table-row table:style-name="ro1">
          <table:table-cell office:value-type="float" office:value="91.8150480709992" calcext:value-type="float">
            <text:p>91.8150480709992</text:p>
          </table:table-cell>
          <table:table-cell office:value-type="float" office:value="45000" calcext:value-type="float">
            <text:p>45000</text:p>
          </table:table-cell>
          <table:table-cell office:value-type="float" office:value="44983.8618773647" calcext:value-type="float">
            <text:p>44983.8618773647</text:p>
          </table:table-cell>
          <table:table-cell office:value-type="float" office:value="0.103885000997252" calcext:value-type="float">
            <text:p>0.1038850009972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983.8618773647" calcext:value-type="float">
            <text:p>44983.8618773647</text:p>
          </table:table-cell>
        </table:table-row>
        <table:table-row table:style-name="ro1">
          <table:table-cell office:value-type="float" office:value="92.0170193140002" calcext:value-type="float">
            <text:p>92.0170193140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6216.2964493473" calcext:value-type="float">
            <text:p>46216.2964493473</text:p>
          </table:table-cell>
          <table:table-cell office:value-type="float" office:value="0.102938494997943" calcext:value-type="float">
            <text:p>0.102938494997943</text:p>
          </table:table-cell>
          <table:table-cell office:value-type="float" office:value="60000" calcext:value-type="float">
            <text:p>60000</text:p>
          </table:table-cell>
          <table:table-cell office:value-type="float" office:value="46216.2964493473" calcext:value-type="float">
            <text:p>46216.2964493473</text:p>
          </table:table-cell>
        </table:table-row>
        <table:table-row table:style-name="ro1">
          <table:table-cell office:value-type="float" office:value="92.2196742669985" calcext:value-type="float">
            <text:p>92.2196742669985</text:p>
          </table:table-cell>
          <table:table-cell office:value-type="float" office:value="75000" calcext:value-type="float">
            <text:p>75000</text:p>
          </table:table-cell>
          <table:table-cell office:value-type="float" office:value="59156.8594551645" calcext:value-type="float">
            <text:p>59156.8594551645</text:p>
          </table:table-cell>
          <table:table-cell office:value-type="float" office:value="0.103174731000763" calcext:value-type="float">
            <text:p>0.103174731000763</text:p>
          </table:table-cell>
          <table:table-cell office:value-type="float" office:value="60000" calcext:value-type="float">
            <text:p>60000</text:p>
          </table:table-cell>
          <table:table-cell office:value-type="float" office:value="74562.291604947" calcext:value-type="float">
            <text:p>74562.291604947</text:p>
          </table:table-cell>
        </table:table-row>
        <table:table-row table:style-name="ro1">
          <table:table-cell office:value-type="float" office:value="92.4239224720004" calcext:value-type="float">
            <text:p>92.4239224720004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8.5088909383" calcext:value-type="float">
            <text:p>75178.5088909383</text:p>
          </table:table-cell>
          <table:table-cell office:value-type="float" office:value="0.102734859003249" calcext:value-type="float">
            <text:p>0.102734859003249</text:p>
          </table:table-cell>
          <table:table-cell office:value-type="float" office:value="60000" calcext:value-type="float">
            <text:p>60000</text:p>
          </table:table-cell>
          <table:table-cell office:value-type="float" office:value="75178.5088909383" calcext:value-type="float">
            <text:p>75178.5088909383</text:p>
          </table:table-cell>
        </table:table-row>
        <table:table-row table:style-name="ro1">
          <table:table-cell office:value-type="float" office:value="92.6257024799998" calcext:value-type="float">
            <text:p>92.625702479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3329.8570329644" calcext:value-type="float">
            <text:p>73329.8570329644</text:p>
          </table:table-cell>
          <table:table-cell office:value-type="float" office:value="0.103142410000146" calcext:value-type="float">
            <text:p>0.103142410000146</text:p>
          </table:table-cell>
          <table:table-cell office:value-type="float" office:value="60000" calcext:value-type="float">
            <text:p>60000</text:p>
          </table:table-cell>
          <table:table-cell office:value-type="float" office:value="57924.4248831819" calcext:value-type="float">
            <text:p>57924.4248831819</text:p>
          </table:table-cell>
        </table:table-row>
        <table:table-row table:style-name="ro1">
          <table:table-cell office:value-type="float" office:value="92.827917147999" calcext:value-type="float">
            <text:p>92.82791714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983.8618773647" calcext:value-type="float">
            <text:p>44983.8618773647</text:p>
          </table:table-cell>
          <table:table-cell office:value-type="float" office:value="0.101746281001397" calcext:value-type="float">
            <text:p>0.101746281001397</text:p>
          </table:table-cell>
          <table:table-cell office:value-type="float" office:value="60000" calcext:value-type="float">
            <text:p>60000</text:p>
          </table:table-cell>
          <table:table-cell office:value-type="float" office:value="44983.8618773647" calcext:value-type="float">
            <text:p>44983.8618773647</text:p>
          </table:table-cell>
        </table:table-row>
        <table:table-row table:style-name="ro1">
          <table:table-cell office:value-type="float" office:value="93.0305723050005" calcext:value-type="float">
            <text:p>93.0305723050005</text:p>
          </table:table-cell>
          <table:table-cell office:value-type="float" office:value="45000" calcext:value-type="float">
            <text:p>45000</text:p>
          </table:table-cell>
          <table:table-cell office:value-type="float" office:value="46216.2964493473" calcext:value-type="float">
            <text:p>46216.2964493473</text:p>
          </table:table-cell>
          <table:table-cell office:value-type="float" office:value="0.102633393998985" calcext:value-type="float">
            <text:p>0.102633393998985</text:p>
          </table:table-cell>
          <table:table-cell office:value-type="float" office:value="60000" calcext:value-type="float">
            <text:p>60000</text:p>
          </table:table-cell>
          <table:table-cell office:value-type="float" office:value="46216.2964493473" calcext:value-type="float">
            <text:p>46216.2964493473</text:p>
          </table:table-cell>
        </table:table-row>
        <table:table-row table:style-name="ro1">
          <table:table-cell office:value-type="float" office:value="93.2331023580009" calcext:value-type="float">
            <text:p>93.2331023580009</text:p>
          </table:table-cell>
          <table:table-cell office:value-type="float" office:value="75000" calcext:value-type="float">
            <text:p>75000</text:p>
          </table:table-cell>
          <table:table-cell office:value-type="float" office:value="61047.768600838" calcext:value-type="float">
            <text:p>61047.768600838</text:p>
          </table:table-cell>
          <table:table-cell office:value-type="float" office:value="0.101869393001834" calcext:value-type="float">
            <text:p>0.101869393001834</text:p>
          </table:table-cell>
          <table:table-cell office:value-type="float" office:value="60000" calcext:value-type="float">
            <text:p>60000</text:p>
          </table:table-cell>
          <table:table-cell office:value-type="float" office:value="76309.7107510475" calcext:value-type="float">
            <text:p>76309.7107510475</text:p>
          </table:table-cell>
        </table:table-row>
        <table:table-row table:style-name="ro1">
          <table:table-cell office:value-type="float" office:value="93.4361639460003" calcext:value-type="float">
            <text:p>93.436163946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088.7553790308" calcext:value-type="float">
            <text:p>75088.7553790308</text:p>
          </table:table-cell>
          <table:table-cell office:value-type="float" office:value="0.102367835999758" calcext:value-type="float">
            <text:p>0.102367835999758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8.7553790308" calcext:value-type="float">
            <text:p>75088.7553790308</text:p>
          </table:table-cell>
        </table:table-row>
        <table:table-row table:style-name="ro1">
          <table:table-cell office:value-type="float" office:value="93.6384909740009" calcext:value-type="float">
            <text:p>93.6384909740009</text:p>
          </table:table-cell>
          <table:table-cell office:value-type="float" office:value="45000" calcext:value-type="float">
            <text:p>45000</text:p>
          </table:table-cell>
          <table:table-cell office:value-type="float" office:value="74173.0388500182" calcext:value-type="float">
            <text:p>74173.0388500182</text:p>
          </table:table-cell>
          <table:table-cell office:value-type="float" office:value="0.10291651100124" calcext:value-type="float">
            <text:p>0.10291651100124</text:p>
          </table:table-cell>
          <table:table-cell office:value-type="float" office:value="60000" calcext:value-type="float">
            <text:p>60000</text:p>
          </table:table-cell>
          <table:table-cell office:value-type="float" office:value="58911.0966998087" calcext:value-type="float">
            <text:p>58911.0966998087</text:p>
          </table:table-cell>
        </table:table-row>
        <table:table-row table:style-name="ro1">
          <table:table-cell office:value-type="float" office:value="93.8408178089994" calcext:value-type="float">
            <text:p>93.8408178089994</text:p>
          </table:table-cell>
          <table:table-cell office:value-type="float" office:value="45000" calcext:value-type="float">
            <text:p>45000</text:p>
          </table:table-cell>
          <table:table-cell office:value-type="float" office:value="43343.915706595" calcext:value-type="float">
            <text:p>43343.915706595</text:p>
          </table:table-cell>
          <table:table-cell office:value-type="float" office:value="0.102938529998937" calcext:value-type="float">
            <text:p>0.102938529998937</text:p>
          </table:table-cell>
          <table:table-cell office:value-type="float" office:value="60000" calcext:value-type="float">
            <text:p>60000</text:p>
          </table:table-cell>
          <table:table-cell office:value-type="float" office:value="43343.915706595" calcext:value-type="float">
            <text:p>43343.915706595</text:p>
          </table:table-cell>
        </table:table-row>
        <table:table-row table:style-name="ro1">
          <table:table-cell office:value-type="float" office:value="94.0808003880011" calcext:value-type="float">
            <text:p>94.0808003880011</text:p>
          </table:table-cell>
          <table:table-cell office:value-type="float" office:value="75000" calcext:value-type="float">
            <text:p>75000</text:p>
          </table:table-cell>
          <table:table-cell office:value-type="float" office:value="13735.7479351886" calcext:value-type="float">
            <text:p>13735.7479351886</text:p>
          </table:table-cell>
          <table:table-cell office:value-type="float" office:value="0.272056804999011" calcext:value-type="float">
            <text:p>0.272056804999011</text:p>
          </table:table-cell>
          <table:table-cell office:value-type="float" office:value="60000" calcext:value-type="float">
            <text:p>60000</text:p>
          </table:table-cell>
          <table:table-cell office:value-type="float" office:value="13735.7479351886" calcext:value-type="float">
            <text:p>13735.7479351886</text:p>
          </table:table-cell>
        </table:table-row>
        <table:table-row table:style-name="ro1">
          <table:table-cell office:value-type="float" office:value="94.2839902339983" calcext:value-type="float">
            <text:p>94.2839902339983</text:p>
          </table:table-cell>
          <table:table-cell office:value-type="float" office:value="75000" calcext:value-type="float">
            <text:p>75000</text:p>
          </table:table-cell>
          <table:table-cell office:value-type="float" office:value="59826.8132288213" calcext:value-type="float">
            <text:p>59826.8132288213</text:p>
          </table:table-cell>
          <table:table-cell office:value-type="float" office:value="0.103328619999957" calcext:value-type="float">
            <text:p>0.103328619999957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8.7553790308" calcext:value-type="float">
            <text:p>75088.7553790308</text:p>
          </table:table-cell>
        </table:table-row>
        <table:table-row table:style-name="ro1">
          <table:table-cell office:value-type="float" office:value="94.4856488289988" calcext:value-type="float">
            <text:p>94.485648828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76309.7107510475" calcext:value-type="float">
            <text:p>76309.7107510475</text:p>
          </table:table-cell>
          <table:table-cell office:value-type="float" office:value="0.103677990002325" calcext:value-type="float">
            <text:p>0.103677990002325</text:p>
          </table:table-cell>
          <table:table-cell office:value-type="float" office:value="60000" calcext:value-type="float">
            <text:p>60000</text:p>
          </table:table-cell>
          <table:table-cell office:value-type="float" office:value="76309.7107510475" calcext:value-type="float">
            <text:p>76309.7107510475</text:p>
          </table:table-cell>
        </table:table-row>
        <table:table-row table:style-name="ro1">
          <table:table-cell office:value-type="float" office:value="94.6878329380015" calcext:value-type="float">
            <text:p>94.6878329380015</text:p>
          </table:table-cell>
          <table:table-cell office:value-type="float" office:value="45000" calcext:value-type="float">
            <text:p>45000</text:p>
          </table:table-cell>
          <table:table-cell office:value-type="float" office:value="76309.7107510475" calcext:value-type="float">
            <text:p>76309.7107510475</text:p>
          </table:table-cell>
          <table:table-cell office:value-type="float" office:value="0.105401314998744" calcext:value-type="float">
            <text:p>0.105401314998744</text:p>
          </table:table-cell>
          <table:table-cell office:value-type="float" office:value="60000" calcext:value-type="float">
            <text:p>60000</text:p>
          </table:table-cell>
          <table:table-cell office:value-type="float" office:value="61047.768600838" calcext:value-type="float">
            <text:p>61047.768600838</text:p>
          </table:table-cell>
        </table:table-row>
        <table:table-row table:style-name="ro1">
          <table:table-cell office:value-type="float" office:value="94.8902050079996" calcext:value-type="float">
            <text:p>94.890205007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44870.109921616" calcext:value-type="float">
            <text:p>44870.109921616</text:p>
          </table:table-cell>
          <table:table-cell office:value-type="float" office:value="0.102985468001862" calcext:value-type="float">
            <text:p>0.102985468001862</text:p>
          </table:table-cell>
          <table:table-cell office:value-type="float" office:value="60000" calcext:value-type="float">
            <text:p>60000</text:p>
          </table:table-cell>
          <table:table-cell office:value-type="float" office:value="44870.109921616" calcext:value-type="float">
            <text:p>44870.109921616</text:p>
          </table:table-cell>
        </table:table-row>
        <table:table-row table:style-name="ro1">
          <table:table-cell office:value-type="float" office:value="95.092205175999" calcext:value-type="float">
            <text:p>95.09220517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175.3487646201" calcext:value-type="float">
            <text:p>45175.3487646201</text:p>
          </table:table-cell>
          <table:table-cell office:value-type="float" office:value="0.102334751001763" calcext:value-type="float">
            <text:p>0.102334751001763</text:p>
          </table:table-cell>
          <table:table-cell office:value-type="float" office:value="60000" calcext:value-type="float">
            <text:p>60000</text:p>
          </table:table-cell>
          <table:table-cell office:value-type="float" office:value="44564.8710786118" calcext:value-type="float">
            <text:p>44564.8710786118</text:p>
          </table:table-cell>
        </table:table-row>
        <table:table-row table:style-name="ro1">
          <table:table-cell office:value-type="float" office:value="95.2940286800003" calcext:value-type="float">
            <text:p>95.2940286800003</text:p>
          </table:table-cell>
          <table:table-cell office:value-type="float" office:value="75000" calcext:value-type="float">
            <text:p>75000</text:p>
          </table:table-cell>
          <table:table-cell office:value-type="float" office:value="59216.3355428129" calcext:value-type="float">
            <text:p>59216.3355428129</text:p>
          </table:table-cell>
          <table:table-cell office:value-type="float" office:value="0.103045599000325" calcext:value-type="float">
            <text:p>0.10304559900032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8.7553790308" calcext:value-type="float">
            <text:p>75088.7553790308</text:p>
          </table:table-cell>
        </table:table-row>
        <table:table-row table:style-name="ro1">
          <table:table-cell office:value-type="float" office:value="95.495990028001" calcext:value-type="float">
            <text:p>95.49599002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088.7553790308" calcext:value-type="float">
            <text:p>75088.7553790308</text:p>
          </table:table-cell>
          <table:table-cell office:value-type="float" office:value="0.102728240999568" calcext:value-type="float">
            <text:p>0.102728240999568</text:p>
          </table:table-cell>
          <table:table-cell office:value-type="float" office:value="60000" calcext:value-type="float">
            <text:p>60000</text:p>
          </table:table-cell>
          <table:table-cell office:value-type="float" office:value="75088.7553790308" calcext:value-type="float">
            <text:p>75088.7553790308</text:p>
          </table:table-cell>
        </table:table-row>
        <table:table-row table:style-name="ro1">
          <table:table-cell office:value-type="float" office:value="95.6978641130008" calcext:value-type="float">
            <text:p>95.6978641130008</text:p>
          </table:table-cell>
          <table:table-cell office:value-type="float" office:value="45000" calcext:value-type="float">
            <text:p>45000</text:p>
          </table:table-cell>
          <table:table-cell office:value-type="float" office:value="74478.2776930224" calcext:value-type="float">
            <text:p>74478.2776930224</text:p>
          </table:table-cell>
          <table:table-cell office:value-type="float" office:value="0.101906058996974" calcext:value-type="float">
            <text:p>0.101906058996974</text:p>
          </table:table-cell>
          <table:table-cell office:value-type="float" office:value="60000" calcext:value-type="float">
            <text:p>60000</text:p>
          </table:table-cell>
          <table:table-cell office:value-type="float" office:value="58605.8578568045" calcext:value-type="float">
            <text:p>58605.8578568045</text:p>
          </table:table-cell>
        </table:table-row>
        <table:table-row table:style-name="ro1">
          <table:table-cell office:value-type="float" office:value="95.900625197999" calcext:value-type="float">
            <text:p>95.90062519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564.8710786118" calcext:value-type="float">
            <text:p>44564.8710786118</text:p>
          </table:table-cell>
          <table:table-cell office:value-type="float" office:value="0.103071487999841" calcext:value-type="float">
            <text:p>0.103071487999841</text:p>
          </table:table-cell>
          <table:table-cell office:value-type="float" office:value="60000" calcext:value-type="float">
            <text:p>60000</text:p>
          </table:table-cell>
          <table:table-cell office:value-type="float" office:value="45175.3487646201" calcext:value-type="float">
            <text:p>45175.3487646201</text:p>
          </table:table-cell>
        </table:table-row>
        <table:table-row table:style-name="ro1">
          <table:table-cell office:value-type="float" office:value="96.1025122280007" calcext:value-type="float">
            <text:p>96.1025122280007</text:p>
          </table:table-cell>
          <table:table-cell office:value-type="float" office:value="75000" calcext:value-type="float">
            <text:p>75000</text:p>
          </table:table-cell>
          <table:table-cell office:value-type="float" office:value="43954.3933926034" calcext:value-type="float">
            <text:p>43954.3933926034</text:p>
          </table:table-cell>
          <table:table-cell office:value-type="float" office:value="0.10315078900021" calcext:value-type="float">
            <text:p>0.10315078900021</text:p>
          </table:table-cell>
          <table:table-cell office:value-type="float" office:value="60000" calcext:value-type="float">
            <text:p>60000</text:p>
          </table:table-cell>
          <table:table-cell office:value-type="float" office:value="59216.3355428129" calcext:value-type="float">
            <text:p>59216.3355428129</text:p>
          </table:table-cell>
        </table:table-row>
        <table:table-row table:style-name="ro1">
          <table:table-cell office:value-type="float" office:value="96.304969664001" calcext:value-type="float">
            <text:p>96.30496966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9.6120353538" calcext:value-type="float">
            <text:p>75179.6120353538</text:p>
          </table:table-cell>
          <table:table-cell office:value-type="float" office:value="0.103274093002256" calcext:value-type="float">
            <text:p>0.103274093002256</text:p>
          </table:table-cell>
          <table:table-cell office:value-type="float" office:value="60000" calcext:value-type="float">
            <text:p>60000</text:p>
          </table:table-cell>
          <table:table-cell office:value-type="float" office:value="75179.6120353538" calcext:value-type="float">
            <text:p>75179.6120353538</text:p>
          </table:table-cell>
        </table:table-row>
        <table:table-row table:style-name="ro1">
          <table:table-cell office:value-type="float" office:value="96.507708967998" calcext:value-type="float">
            <text:p>96.507708967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790.8283933648" calcext:value-type="float">
            <text:p>75790.8283933648</text:p>
          </table:table-cell>
          <table:table-cell office:value-type="float" office:value="0.104002261999995" calcext:value-type="float">
            <text:p>0.10400226199999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90.8283933648" calcext:value-type="float">
            <text:p>75790.8283933648</text:p>
          </table:table-cell>
        </table:table-row>
        <table:table-row table:style-name="ro1">
          <table:table-cell office:value-type="float" office:value="96.7103928899996" calcext:value-type="float">
            <text:p>96.7103928899996</text:p>
          </table:table-cell>
          <table:table-cell office:value-type="float" office:value="45000" calcext:value-type="float">
            <text:p>45000</text:p>
          </table:table-cell>
          <table:table-cell office:value-type="float" office:value="56863.5809203115" calcext:value-type="float">
            <text:p>56863.5809203115</text:p>
          </table:table-cell>
          <table:table-cell office:value-type="float" office:value="0.106354285999259" calcext:value-type="float">
            <text:p>0.106354285999259</text:p>
          </table:table-cell>
          <table:table-cell office:value-type="float" office:value="60000" calcext:value-type="float">
            <text:p>60000</text:p>
          </table:table-cell>
          <table:table-cell office:value-type="float" office:value="41577.6720707654" calcext:value-type="float">
            <text:p>41577.6720707654</text:p>
          </table:table-cell>
        </table:table-row>
        <table:table-row table:style-name="ro1">
          <table:table-cell office:value-type="float" office:value="96.9129886139999" calcext:value-type="float">
            <text:p>96.912988613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34.8538406746" calcext:value-type="float">
            <text:p>44634.8538406746</text:p>
          </table:table-cell>
          <table:table-cell office:value-type="float" office:value="0.102964392001013" calcext:value-type="float">
            <text:p>0.102964392001013</text:p>
          </table:table-cell>
          <table:table-cell office:value-type="float" office:value="60000" calcext:value-type="float">
            <text:p>60000</text:p>
          </table:table-cell>
          <table:table-cell office:value-type="float" office:value="44634.8538406746" calcext:value-type="float">
            <text:p>44634.8538406746</text:p>
          </table:table-cell>
        </table:table-row>
        <table:table-row table:style-name="ro1">
          <table:table-cell office:value-type="float" office:value="97.1152140289996" calcext:value-type="float">
            <text:p>97.115214028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45246.2901946565" calcext:value-type="float">
            <text:p>45246.2901946565</text:p>
          </table:table-cell>
          <table:table-cell office:value-type="float" office:value="0.103082164998341" calcext:value-type="float">
            <text:p>0.103082164998341</text:p>
          </table:table-cell>
          <table:table-cell office:value-type="float" office:value="60000" calcext:value-type="float">
            <text:p>60000</text:p>
          </table:table-cell>
          <table:table-cell office:value-type="float" office:value="60532.1990442026" calcext:value-type="float">
            <text:p>60532.1990442026</text:p>
          </table:table-cell>
        </table:table-row>
        <table:table-row table:style-name="ro1">
          <table:table-cell office:value-type="float" office:value="97.3171945969989" calcext:value-type="float">
            <text:p>97.317194596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73983.7988318031" calcext:value-type="float">
            <text:p>73983.7988318031</text:p>
          </table:table-cell>
          <table:table-cell office:value-type="float" office:value="0.103119496001455" calcext:value-type="float">
            <text:p>0.103119496001455</text:p>
          </table:table-cell>
          <table:table-cell office:value-type="float" office:value="60000" calcext:value-type="float">
            <text:p>60000</text:p>
          </table:table-cell>
          <table:table-cell office:value-type="float" office:value="73983.7988318031" calcext:value-type="float">
            <text:p>73983.7988318031</text:p>
          </table:table-cell>
        </table:table-row>
        <table:table-row table:style-name="ro1">
          <table:table-cell office:value-type="float" office:value="97.5198123519986" calcext:value-type="float">
            <text:p>97.5198123519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4595.235185785" calcext:value-type="float">
            <text:p>74595.235185785</text:p>
          </table:table-cell>
          <table:table-cell office:value-type="float" office:value="0.103907937998883" calcext:value-type="float">
            <text:p>0.103907937998883</text:p>
          </table:table-cell>
          <table:table-cell office:value-type="float" office:value="60000" calcext:value-type="float">
            <text:p>60000</text:p>
          </table:table-cell>
          <table:table-cell office:value-type="float" office:value="74595.235185785" calcext:value-type="float">
            <text:p>74595.235185785</text:p>
          </table:table-cell>
        </table:table-row>
        <table:table-row table:style-name="ro1">
          <table:table-cell office:value-type="float" office:value="97.721648666" calcext:value-type="float">
            <text:p>97.721648666</text:p>
          </table:table-cell>
          <table:table-cell office:value-type="float" office:value="45000" calcext:value-type="float">
            <text:p>45000</text:p>
          </table:table-cell>
          <table:table-cell office:value-type="float" office:value="60226.4808672117" calcext:value-type="float">
            <text:p>60226.4808672117</text:p>
          </table:table-cell>
          <table:table-cell office:value-type="float" office:value="0.102875019998464" calcext:value-type="float">
            <text:p>0.102875019998464</text:p>
          </table:table-cell>
          <table:table-cell office:value-type="float" office:value="60000" calcext:value-type="float">
            <text:p>60000</text:p>
          </table:table-cell>
          <table:table-cell office:value-type="float" office:value="44940.5720176655" calcext:value-type="float">
            <text:p>44940.5720176655</text:p>
          </table:table-cell>
        </table:table-row>
        <table:table-row table:style-name="ro1">
          <table:table-cell office:value-type="float" office:value="97.924497082" calcext:value-type="float">
            <text:p>97.924497082</text:p>
          </table:table-cell>
          <table:table-cell office:value-type="float" office:value="45000" calcext:value-type="float">
            <text:p>45000</text:p>
          </table:table-cell>
          <table:table-cell office:value-type="float" office:value="44634.8538406746" calcext:value-type="float">
            <text:p>44634.8538406746</text:p>
          </table:table-cell>
          <table:table-cell office:value-type="float" office:value="0.103371060999052" calcext:value-type="float">
            <text:p>0.1033710609990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634.8538406746" calcext:value-type="float">
            <text:p>44634.8538406746</text:p>
          </table:table-cell>
        </table:table-row>
        <table:table-row table:style-name="ro1">
          <table:table-cell office:value-type="float" office:value="98.1265581059997" calcext:value-type="float">
            <text:p>98.126558105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45857.7265486383" calcext:value-type="float">
            <text:p>45857.7265486383</text:p>
          </table:table-cell>
          <table:table-cell office:value-type="float" office:value="0.102982358999725" calcext:value-type="float">
            <text:p>0.102982358999725</text:p>
          </table:table-cell>
          <table:table-cell office:value-type="float" office:value="60000" calcext:value-type="float">
            <text:p>60000</text:p>
          </table:table-cell>
          <table:table-cell office:value-type="float" office:value="61143.6353981844" calcext:value-type="float">
            <text:p>61143.6353981844</text:p>
          </table:table-cell>
        </table:table-row>
        <table:table-row table:style-name="ro1">
          <table:table-cell office:value-type="float" office:value="98.3286068310008" calcext:value-type="float">
            <text:p>98.328606831000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8.1078937487" calcext:value-type="float">
            <text:p>75818.1078937487</text:p>
          </table:table-cell>
          <table:table-cell office:value-type="float" office:value="0.103086261999124" calcext:value-type="float">
            <text:p>0.103086261999124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8.1078937487" calcext:value-type="float">
            <text:p>75818.1078937487</text:p>
          </table:table-cell>
        </table:table-row>
        <table:table-row table:style-name="ro1">
          <table:table-cell office:value-type="float" office:value="98.5306334950001" calcext:value-type="float">
            <text:p>98.53063349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95.235185785" calcext:value-type="float">
            <text:p>74595.235185785</text:p>
          </table:table-cell>
          <table:table-cell office:value-type="float" office:value="0.102993709999282" calcext:value-type="float">
            <text:p>0.102993709999282</text:p>
          </table:table-cell>
          <table:table-cell office:value-type="float" office:value="60000" calcext:value-type="float">
            <text:p>60000</text:p>
          </table:table-cell>
          <table:table-cell office:value-type="float" office:value="74595.235185785" calcext:value-type="float">
            <text:p>74595.235185785</text:p>
          </table:table-cell>
        </table:table-row>
        <table:table-row table:style-name="ro1">
          <table:table-cell office:value-type="float" office:value="98.7348051359986" calcext:value-type="float">
            <text:p>98.7348051359986</text:p>
          </table:table-cell>
          <table:table-cell office:value-type="float" office:value="45000" calcext:value-type="float">
            <text:p>45000</text:p>
          </table:table-cell>
          <table:table-cell office:value-type="float" office:value="59920.7626902207" calcext:value-type="float">
            <text:p>59920.7626902207</text:p>
          </table:table-cell>
          <table:table-cell office:value-type="float" office:value="0.103186114996788" calcext:value-type="float">
            <text:p>0.10318611499678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34.8538406746" calcext:value-type="float">
            <text:p>44634.8538406746</text:p>
          </table:table-cell>
        </table:table-row>
        <table:table-row table:style-name="ro1">
          <table:table-cell office:value-type="float" office:value="98.9374040399998" calcext:value-type="float">
            <text:p>98.937404039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634.8538406746" calcext:value-type="float">
            <text:p>44634.8538406746</text:p>
          </table:table-cell>
          <table:table-cell office:value-type="float" office:value="0.103490140998474" calcext:value-type="float">
            <text:p>0.103490140998474</text:p>
          </table:table-cell>
          <table:table-cell office:value-type="float" office:value="60000" calcext:value-type="float">
            <text:p>60000</text:p>
          </table:table-cell>
          <table:table-cell office:value-type="float" office:value="44634.8538406746" calcext:value-type="float">
            <text:p>44634.8538406746</text:p>
          </table:table-cell>
        </table:table-row>
        <table:table-row table:style-name="ro1">
          <table:table-cell office:value-type="float" office:value="99.1395723630012" calcext:value-type="float">
            <text:p>99.1395723630012</text:p>
          </table:table-cell>
          <table:table-cell office:value-type="float" office:value="75000" calcext:value-type="float">
            <text:p>75000</text:p>
          </table:table-cell>
          <table:table-cell office:value-type="float" office:value="45059.2587593274" calcext:value-type="float">
            <text:p>45059.2587593274</text:p>
          </table:table-cell>
          <table:table-cell office:value-type="float" office:value="0.103063479000411" calcext:value-type="float">
            <text:p>0.103063479000411</text:p>
          </table:table-cell>
          <table:table-cell office:value-type="float" office:value="60000" calcext:value-type="float">
            <text:p>60000</text:p>
          </table:table-cell>
          <table:table-cell office:value-type="float" office:value="60490.511759097" calcext:value-type="float">
            <text:p>60490.511759097</text:p>
          </table:table-cell>
        </table:table-row>
        <table:table-row table:style-name="ro1">
          <table:table-cell office:value-type="float" office:value="99.3418174670005" calcext:value-type="float">
            <text:p>99.341817467000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4.5146388758" calcext:value-type="float">
            <text:p>75304.5146388758</text:p>
          </table:table-cell>
          <table:table-cell office:value-type="float" office:value="0.102877654000622" calcext:value-type="float">
            <text:p>0.102877654000622</text:p>
          </table:table-cell>
          <table:table-cell office:value-type="float" office:value="60000" calcext:value-type="float">
            <text:p>60000</text:p>
          </table:table-cell>
          <table:table-cell office:value-type="float" office:value="75304.5146388758" calcext:value-type="float">
            <text:p>75304.5146388758</text:p>
          </table:table-cell>
        </table:table-row>
        <table:table-row table:style-name="ro1">
          <table:table-cell office:value-type="float" office:value="99.5434622959983" calcext:value-type="float">
            <text:p>99.5434622959983</text:p>
          </table:table-cell>
          <table:table-cell office:value-type="float" office:value="75000" calcext:value-type="float">
            <text:p>75000</text:p>
          </table:table-cell>
          <table:table-cell office:value-type="float" office:value="75921.7647588666" calcext:value-type="float">
            <text:p>75921.7647588666</text:p>
          </table:table-cell>
          <table:table-cell office:value-type="float" office:value="0.103196612999454" calcext:value-type="float">
            <text:p>0.103196612999454</text:p>
          </table:table-cell>
          <table:table-cell office:value-type="float" office:value="60000" calcext:value-type="float">
            <text:p>60000</text:p>
          </table:table-cell>
          <table:table-cell office:value-type="float" office:value="75921.7647588666" calcext:value-type="float">
            <text:p>75921.7647588666</text:p>
          </table:table-cell>
        </table:table-row>
        <table:table-row table:style-name="ro1">
          <table:table-cell office:value-type="float" office:value="99.7464304390014" calcext:value-type="float">
            <text:p>99.7464304390014</text:p>
          </table:table-cell>
          <table:table-cell office:value-type="float" office:value="45000" calcext:value-type="float">
            <text:p>45000</text:p>
          </table:table-cell>
          <table:table-cell office:value-type="float" office:value="59256.0115191154" calcext:value-type="float">
            <text:p>59256.0115191154</text:p>
          </table:table-cell>
          <table:table-cell office:value-type="float" office:value="0.103277244998026" calcext:value-type="float">
            <text:p>0.103277244998026</text:p>
          </table:table-cell>
          <table:table-cell office:value-type="float" office:value="60000" calcext:value-type="float">
            <text:p>60000</text:p>
          </table:table-cell>
          <table:table-cell office:value-type="float" office:value="43824.7585193458" calcext:value-type="float">
            <text:p>43824.7585193458</text:p>
          </table:table-cell>
        </table:table-row>
        <table:table-row table:style-name="ro1">
          <table:table-cell office:value-type="float" office:value="99.9495136510013" calcext:value-type="float">
            <text:p>99.9495136510013</text:p>
          </table:table-cell>
          <table:table-cell office:value-type="float" office:value="45000" calcext:value-type="float">
            <text:p>45000</text:p>
          </table:table-cell>
          <table:table-cell office:value-type="float" office:value="45676.5088793181" calcext:value-type="float">
            <text:p>45676.5088793181</text:p>
          </table:table-cell>
          <table:table-cell office:value-type="float" office:value="0.103341294001439" calcext:value-type="float">
            <text:p>0.103341294001439</text:p>
          </table:table-cell>
          <table:table-cell office:value-type="float" office:value="60000" calcext:value-type="float">
            <text:p>60000</text:p>
          </table:table-cell>
          <table:table-cell office:value-type="float" office:value="45676.5088793181" calcext:value-type="float">
            <text:p>45676.5088793181</text:p>
          </table:table-cell>
        </table:table-row>
        <table:table-row table:style-name="ro1">
          <table:table-cell office:value-type="float" office:value="100.150816174999" calcext:value-type="float">
            <text:p>100.15081617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059.2587593274" calcext:value-type="float">
            <text:p>45059.2587593274</text:p>
          </table:table-cell>
          <table:table-cell office:value-type="float" office:value="0.102997664998838" calcext:value-type="float">
            <text:p>0.102997664998838</text:p>
          </table:table-cell>
          <table:table-cell office:value-type="float" office:value="60000" calcext:value-type="float">
            <text:p>60000</text:p>
          </table:table-cell>
          <table:table-cell office:value-type="float" office:value="60490.511759097" calcext:value-type="float">
            <text:p>60490.511759097</text:p>
          </table:table-cell>
        </table:table-row>
        <table:table-row table:style-name="ro1">
          <table:table-cell office:value-type="float" office:value="100.352807447998" calcext:value-type="float">
            <text:p>100.352807447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4.5146388758" calcext:value-type="float">
            <text:p>75304.5146388758</text:p>
          </table:table-cell>
          <table:table-cell office:value-type="float" office:value="0.101871095001115" calcext:value-type="float">
            <text:p>0.101871095001115</text:p>
          </table:table-cell>
          <table:table-cell office:value-type="float" office:value="60000" calcext:value-type="float">
            <text:p>60000</text:p>
          </table:table-cell>
          <table:table-cell office:value-type="float" office:value="75304.5146388758" calcext:value-type="float">
            <text:p>75304.5146388758</text:p>
          </table:table-cell>
        </table:table-row>
        <table:table-row table:style-name="ro1">
          <table:table-cell office:value-type="float" office:value="100.555854889" calcext:value-type="float">
            <text:p>100.555854889</text:p>
          </table:table-cell>
          <table:table-cell office:value-type="float" office:value="75000" calcext:value-type="float">
            <text:p>75000</text:p>
          </table:table-cell>
          <table:table-cell office:value-type="float" office:value="74366.5923589215" calcext:value-type="float">
            <text:p>74366.5923589215</text:p>
          </table:table-cell>
          <table:table-cell office:value-type="float" office:value="0.106466728000669" calcext:value-type="float">
            <text:p>0.106466728000669</text:p>
          </table:table-cell>
          <table:table-cell office:value-type="float" office:value="60000" calcext:value-type="float">
            <text:p>60000</text:p>
          </table:table-cell>
          <table:table-cell office:value-type="float" office:value="74366.5923589215" calcext:value-type="float">
            <text:p>74366.5923589215</text:p>
          </table:table-cell>
        </table:table-row>
        <table:table-row table:style-name="ro1">
          <table:table-cell office:value-type="float" office:value="100.75818266" calcext:value-type="float">
            <text:p>100.75818266</text:p>
          </table:table-cell>
          <table:table-cell office:value-type="float" office:value="45000" calcext:value-type="float">
            <text:p>45000</text:p>
          </table:table-cell>
          <table:table-cell office:value-type="float" office:value="58677.7507206425" calcext:value-type="float">
            <text:p>58677.7507206425</text:p>
          </table:table-cell>
          <table:table-cell office:value-type="float" office:value="0.10308983700088" calcext:value-type="float">
            <text:p>0.10308983700088</text:p>
          </table:table-cell>
          <table:table-cell office:value-type="float" office:value="60000" calcext:value-type="float">
            <text:p>60000</text:p>
          </table:table-cell>
          <table:table-cell office:value-type="float" office:value="43397.0864704752" calcext:value-type="float">
            <text:p>43397.0864704752</text:p>
          </table:table-cell>
        </table:table-row>
        <table:table-row table:style-name="ro1">
          <table:table-cell office:value-type="float" office:value="100.96066062" calcext:value-type="float">
            <text:p>100.96066062</text:p>
          </table:table-cell>
          <table:table-cell office:value-type="float" office:value="45000" calcext:value-type="float">
            <text:p>45000</text:p>
          </table:table-cell>
          <table:table-cell office:value-type="float" office:value="44619.5396104886" calcext:value-type="float">
            <text:p>44619.5396104886</text:p>
          </table:table-cell>
          <table:table-cell office:value-type="float" office:value="0.102819758001715" calcext:value-type="float">
            <text:p>0.102819758001715</text:p>
          </table:table-cell>
          <table:table-cell office:value-type="float" office:value="60000" calcext:value-type="float">
            <text:p>60000</text:p>
          </table:table-cell>
          <table:table-cell office:value-type="float" office:value="44619.5396104886" calcext:value-type="float">
            <text:p>44619.5396104886</text:p>
          </table:table-cell>
        </table:table-row>
        <table:table-row table:style-name="ro1">
          <table:table-cell office:value-type="float" office:value="101.162662718001" calcext:value-type="float">
            <text:p>101.16266271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841.992750502" calcext:value-type="float">
            <text:p>45841.992750502</text:p>
          </table:table-cell>
          <table:table-cell office:value-type="float" office:value="0.103065803999925" calcext:value-type="float">
            <text:p>0.103065803999925</text:p>
          </table:table-cell>
          <table:table-cell office:value-type="float" office:value="60000" calcext:value-type="float">
            <text:p>60000</text:p>
          </table:table-cell>
          <table:table-cell office:value-type="float" office:value="61122.6570006693" calcext:value-type="float">
            <text:p>61122.6570006693</text:p>
          </table:table-cell>
        </table:table-row>
        <table:table-row table:style-name="ro1">
          <table:table-cell office:value-type="float" office:value="101.363800791998" calcext:value-type="float">
            <text:p>101.36380079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69.6415408165" calcext:value-type="float">
            <text:p>74569.6415408165</text:p>
          </table:table-cell>
          <table:table-cell office:value-type="float" office:value="0.102962681001372" calcext:value-type="float">
            <text:p>0.102962681001372</text:p>
          </table:table-cell>
          <table:table-cell office:value-type="float" office:value="60000" calcext:value-type="float">
            <text:p>60000</text:p>
          </table:table-cell>
          <table:table-cell office:value-type="float" office:value="74569.6415408165" calcext:value-type="float">
            <text:p>74569.6415408165</text:p>
          </table:table-cell>
        </table:table-row>
        <table:table-row table:style-name="ro1">
          <table:table-cell office:value-type="float" office:value="101.565693557" calcext:value-type="float">
            <text:p>101.565693557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0.8681108232" calcext:value-type="float">
            <text:p>75180.8681108232</text:p>
          </table:table-cell>
          <table:table-cell office:value-type="float" office:value="0.102673024000978" calcext:value-type="float">
            <text:p>0.10267302400097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0.8681108232" calcext:value-type="float">
            <text:p>75180.8681108232</text:p>
          </table:table-cell>
        </table:table-row>
        <table:table-row table:style-name="ro1">
          <table:table-cell office:value-type="float" office:value="101.768161505999" calcext:value-type="float">
            <text:p>101.76816150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288.9772906492" calcext:value-type="float">
            <text:p>59288.9772906492</text:p>
          </table:table-cell>
          <table:table-cell office:value-type="float" office:value="0.101684256002045" calcext:value-type="float">
            <text:p>0.101684256002045</text:p>
          </table:table-cell>
          <table:table-cell office:value-type="float" office:value="60000" calcext:value-type="float">
            <text:p>60000</text:p>
          </table:table-cell>
          <table:table-cell office:value-type="float" office:value="44008.3130404819" calcext:value-type="float">
            <text:p>44008.3130404819</text:p>
          </table:table-cell>
        </table:table-row>
        <table:table-row table:style-name="ro1">
          <table:table-cell office:value-type="float" office:value="101.969944952998" calcext:value-type="float">
            <text:p>101.96994495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230.7661804953" calcext:value-type="float">
            <text:p>45230.7661804953</text:p>
          </table:table-cell>
          <table:table-cell office:value-type="float" office:value="0.102838315000554" calcext:value-type="float">
            <text:p>0.10283831500055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30.7661804953" calcext:value-type="float">
            <text:p>45230.7661804953</text:p>
          </table:table-cell>
        </table:table-row>
        <table:table-row table:style-name="ro1">
          <table:table-cell office:value-type="float" office:value="102.172062548998" calcext:value-type="float">
            <text:p>102.17206254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36301.2793927301" calcext:value-type="float">
            <text:p>36301.2793927301</text:p>
          </table:table-cell>
          <table:table-cell office:value-type="float" office:value="0.103715629000362" calcext:value-type="float">
            <text:p>0.103715629000362</text:p>
          </table:table-cell>
          <table:table-cell office:value-type="float" office:value="60000" calcext:value-type="float">
            <text:p>60000</text:p>
          </table:table-cell>
          <table:table-cell office:value-type="float" office:value="51553.9177930368" calcext:value-type="float">
            <text:p>51553.9177930368</text:p>
          </table:table-cell>
        </table:table-row>
        <table:table-row table:style-name="ro1">
          <table:table-cell office:value-type="float" office:value="102.375417978001" calcext:value-type="float">
            <text:p>102.37541797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822.7698574847" calcext:value-type="float">
            <text:p>73822.7698574847</text:p>
          </table:table-cell>
          <table:table-cell office:value-type="float" office:value="0.105125166999642" calcext:value-type="float">
            <text:p>0.105125166999642</text:p>
          </table:table-cell>
          <table:table-cell office:value-type="float" office:value="60000" calcext:value-type="float">
            <text:p>60000</text:p>
          </table:table-cell>
          <table:table-cell office:value-type="float" office:value="73822.7698574847" calcext:value-type="float">
            <text:p>73822.7698574847</text:p>
          </table:table-cell>
        </table:table-row>
        <table:table-row table:style-name="ro1">
          <table:table-cell office:value-type="float" office:value="102.578572341001" calcext:value-type="float">
            <text:p>102.57857234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2602.5587854601" calcext:value-type="float">
            <text:p>72602.5587854601</text:p>
          </table:table-cell>
          <table:table-cell office:value-type="float" office:value="0.106106652998278" calcext:value-type="float">
            <text:p>0.106106652998278</text:p>
          </table:table-cell>
          <table:table-cell office:value-type="float" office:value="60000" calcext:value-type="float">
            <text:p>60000</text:p>
          </table:table-cell>
          <table:table-cell office:value-type="float" office:value="72602.5587854601" calcext:value-type="float">
            <text:p>72602.5587854601</text:p>
          </table:table-cell>
        </table:table-row>
        <table:table-row table:style-name="ro1">
          <table:table-cell office:value-type="float" office:value="102.781013714" calcext:value-type="float">
            <text:p>102.781013714</text:p>
          </table:table-cell>
          <table:table-cell office:value-type="float" office:value="45000" calcext:value-type="float">
            <text:p>45000</text:p>
          </table:table-cell>
          <table:table-cell office:value-type="float" office:value="56129.7093131288" calcext:value-type="float">
            <text:p>56129.7093131288</text:p>
          </table:table-cell>
          <table:table-cell office:value-type="float" office:value="0.103031988997827" calcext:value-type="float">
            <text:p>0.103031988997827</text:p>
          </table:table-cell>
          <table:table-cell office:value-type="float" office:value="60000" calcext:value-type="float">
            <text:p>60000</text:p>
          </table:table-cell>
          <table:table-cell office:value-type="float" office:value="40877.0709128221" calcext:value-type="float">
            <text:p>40877.0709128221</text:p>
          </table:table-cell>
        </table:table-row>
        <table:table-row table:style-name="ro1">
          <table:table-cell office:value-type="float" office:value="103.041065056001" calcext:value-type="float">
            <text:p>103.04106505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15862.743936319" calcext:value-type="float">
            <text:p>15862.743936319</text:p>
          </table:table-cell>
          <table:table-cell office:value-type="float" office:value="0.306808072997228" calcext:value-type="float">
            <text:p>0.306808072997228</text:p>
          </table:table-cell>
          <table:table-cell office:value-type="float" office:value="60000" calcext:value-type="float">
            <text:p>60000</text:p>
          </table:table-cell>
          <table:table-cell office:value-type="float" office:value="15862.743936319" calcext:value-type="float">
            <text:p>15862.743936319</text:p>
          </table:table-cell>
        </table:table-row>
        <table:table-row table:style-name="ro1">
          <table:table-cell office:value-type="float" office:value="103.243440222999" calcext:value-type="float">
            <text:p>103.24344022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790.3425292025" calcext:value-type="float">
            <text:p>59790.3425292025</text:p>
          </table:table-cell>
          <table:table-cell office:value-type="float" office:value="0.10380768899995" calcext:value-type="float">
            <text:p>0.1038076889999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42.9809295092" calcext:value-type="float">
            <text:p>75042.9809295092</text:p>
          </table:table-cell>
        </table:table-row>
        <table:table-row table:style-name="ro1">
          <table:table-cell office:value-type="float" office:value="103.445224734998" calcext:value-type="float">
            <text:p>103.44522473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263.1920015338" calcext:value-type="float">
            <text:p>76263.1920015338</text:p>
          </table:table-cell>
          <table:table-cell office:value-type="float" office:value="0.103725406999729" calcext:value-type="float">
            <text:p>0.103725406999729</text:p>
          </table:table-cell>
          <table:table-cell office:value-type="float" office:value="60000" calcext:value-type="float">
            <text:p>60000</text:p>
          </table:table-cell>
          <table:table-cell office:value-type="float" office:value="76263.1920015338" calcext:value-type="float">
            <text:p>76263.1920015338</text:p>
          </table:table-cell>
        </table:table-row>
        <table:table-row table:style-name="ro1">
          <table:table-cell office:value-type="float" office:value="103.647314754999" calcext:value-type="float">
            <text:p>103.64731475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6263.1920015338" calcext:value-type="float">
            <text:p>76263.1920015338</text:p>
          </table:table-cell>
          <table:table-cell office:value-type="float" office:value="0.103427787998953" calcext:value-type="float">
            <text:p>0.103427787998953</text:p>
          </table:table-cell>
          <table:table-cell office:value-type="float" office:value="60000" calcext:value-type="float">
            <text:p>60000</text:p>
          </table:table-cell>
          <table:table-cell office:value-type="float" office:value="61010.553601227" calcext:value-type="float">
            <text:p>61010.553601227</text:p>
          </table:table-cell>
        </table:table-row>
        <table:table-row table:style-name="ro1">
          <table:table-cell office:value-type="float" office:value="103.850532191998" calcext:value-type="float">
            <text:p>103.85053219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452.8624329141" calcext:value-type="float">
            <text:p>45452.8624329141</text:p>
          </table:table-cell>
          <table:table-cell office:value-type="float" office:value="0.104428423001082" calcext:value-type="float">
            <text:p>0.104428423001082</text:p>
          </table:table-cell>
          <table:table-cell office:value-type="float" office:value="60000" calcext:value-type="float">
            <text:p>60000</text:p>
          </table:table-cell>
          <table:table-cell office:value-type="float" office:value="44842.7568969019" calcext:value-type="float">
            <text:p>44842.7568969019</text:p>
          </table:table-cell>
        </table:table-row>
        <table:table-row table:style-name="ro1">
          <table:table-cell office:value-type="float" office:value="104.053292723998" calcext:value-type="float">
            <text:p>104.05329272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7.7041288957" calcext:value-type="float">
            <text:p>44537.7041288957</text:p>
          </table:table-cell>
          <table:table-cell office:value-type="float" office:value="0.10408861399992" calcext:value-type="float">
            <text:p>0.10408861399992</text:p>
          </table:table-cell>
          <table:table-cell office:value-type="float" office:value="60000" calcext:value-type="float">
            <text:p>60000</text:p>
          </table:table-cell>
          <table:table-cell office:value-type="float" office:value="45147.809664908" calcext:value-type="float">
            <text:p>45147.809664908</text:p>
          </table:table-cell>
        </table:table-row>
        <table:table-row table:style-name="ro1">
          <table:table-cell office:value-type="float" office:value="104.254462474" calcext:value-type="float">
            <text:p>104.254462474</text:p>
          </table:table-cell>
          <table:table-cell office:value-type="float" office:value="75000" calcext:value-type="float">
            <text:p>75000</text:p>
          </table:table-cell>
          <table:table-cell office:value-type="float" office:value="59180.2369931902" calcext:value-type="float">
            <text:p>59180.2369931902</text:p>
          </table:table-cell>
          <table:table-cell office:value-type="float" office:value="0.10284048000176" calcext:value-type="float">
            <text:p>0.10284048000176</text:p>
          </table:table-cell>
          <table:table-cell office:value-type="float" office:value="60000" calcext:value-type="float">
            <text:p>60000</text:p>
          </table:table-cell>
          <table:table-cell office:value-type="float" office:value="74432.8753934969" calcext:value-type="float">
            <text:p>74432.8753934969</text:p>
          </table:table-cell>
        </table:table-row>
        <table:table-row table:style-name="ro1">
          <table:table-cell office:value-type="float" office:value="104.457059002998" calcext:value-type="float">
            <text:p>104.45705900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42.9809295092" calcext:value-type="float">
            <text:p>75042.9809295092</text:p>
          </table:table-cell>
          <table:table-cell office:value-type="float" office:value="0.102927851999993" calcext:value-type="float">
            <text:p>0.102927851999993</text:p>
          </table:table-cell>
          <table:table-cell office:value-type="float" office:value="60000" calcext:value-type="float">
            <text:p>60000</text:p>
          </table:table-cell>
          <table:table-cell office:value-type="float" office:value="75042.9809295092" calcext:value-type="float">
            <text:p>75042.9809295092</text:p>
          </table:table-cell>
        </table:table-row>
        <table:table-row table:style-name="ro1">
          <table:table-cell office:value-type="float" office:value="104.662214019001" calcext:value-type="float">
            <text:p>104.66221401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042.9809295092" calcext:value-type="float">
            <text:p>75042.9809295092</text:p>
          </table:table-cell>
          <table:table-cell office:value-type="float" office:value="0.104965047001315" calcext:value-type="float">
            <text:p>0.104965047001315</text:p>
          </table:table-cell>
          <table:table-cell office:value-type="float" office:value="60000" calcext:value-type="float">
            <text:p>60000</text:p>
          </table:table-cell>
          <table:table-cell office:value-type="float" office:value="59790.3425292025" calcext:value-type="float">
            <text:p>59790.3425292025</text:p>
          </table:table-cell>
        </table:table-row>
        <table:table-row table:style-name="ro1">
          <table:table-cell office:value-type="float" office:value="104.865100732" calcext:value-type="float">
            <text:p>104.865100732</text:p>
          </table:table-cell>
          <table:table-cell office:value-type="float" office:value="45000" calcext:value-type="float">
            <text:p>45000</text:p>
          </table:table-cell>
          <table:table-cell office:value-type="float" office:value="43927.5985928834" calcext:value-type="float">
            <text:p>43927.5985928834</text:p>
          </table:table-cell>
          <table:table-cell office:value-type="float" office:value="0.10180432999914" calcext:value-type="float">
            <text:p>0.10180432999914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7.4930568712" calcext:value-type="float">
            <text:p>43317.4930568712</text:p>
          </table:table-cell>
        </table:table-row>
        <table:table-row table:style-name="ro1">
          <table:table-cell office:value-type="float" office:value="105.068340892001" calcext:value-type="float">
            <text:p>105.06834089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148.5301088906" calcext:value-type="float">
            <text:p>45148.5301088906</text:p>
          </table:table-cell>
          <table:table-cell office:value-type="float" office:value="0.103486184998474" calcext:value-type="float">
            <text:p>0.103486184998474</text:p>
          </table:table-cell>
          <table:table-cell office:value-type="float" office:value="60000" calcext:value-type="float">
            <text:p>60000</text:p>
          </table:table-cell>
          <table:table-cell office:value-type="float" office:value="45758.6356449028" calcext:value-type="float">
            <text:p>45758.6356449028</text:p>
          </table:table-cell>
        </table:table-row>
        <table:table-row table:style-name="ro1">
          <table:table-cell office:value-type="float" office:value="105.270803801999" calcext:value-type="float">
            <text:p>105.27080380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250.1200594998" calcext:value-type="float">
            <text:p>59250.1200594998</text:p>
          </table:table-cell>
          <table:table-cell office:value-type="float" office:value="0.105313923999347" calcext:value-type="float">
            <text:p>0.105313923999347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0.7695593708" calcext:value-type="float">
            <text:p>74520.7695593708</text:p>
          </table:table-cell>
        </table:table-row>
        <table:table-row table:style-name="ro1">
          <table:table-cell office:value-type="float" office:value="105.471157495002" calcext:value-type="float">
            <text:p>105.471157495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4520.7695593708" calcext:value-type="float">
            <text:p>74520.7695593708</text:p>
          </table:table-cell>
          <table:table-cell office:value-type="float" office:value="0.102972791999491" calcext:value-type="float">
            <text:p>0.102972791999491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0.7695593708" calcext:value-type="float">
            <text:p>74520.7695593708</text:p>
          </table:table-cell>
        </table:table-row>
        <table:table-row table:style-name="ro1">
          <table:table-cell office:value-type="float" office:value="105.673676456001" calcext:value-type="float">
            <text:p>105.67367645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3909.943579376" calcext:value-type="float">
            <text:p>73909.943579376</text:p>
          </table:table-cell>
          <table:table-cell office:value-type="float" office:value="0.103398121998907" calcext:value-type="float">
            <text:p>0.103398121998907</text:p>
          </table:table-cell>
          <table:table-cell office:value-type="float" office:value="60000" calcext:value-type="float">
            <text:p>60000</text:p>
          </table:table-cell>
          <table:table-cell office:value-type="float" office:value="58639.2940795049" calcext:value-type="float">
            <text:p>58639.2940795049</text:p>
          </table:table-cell>
        </table:table-row>
        <table:table-row table:style-name="ro1">
          <table:table-cell office:value-type="float" office:value="105.876324557001" calcext:value-type="float">
            <text:p>105.87632455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590.2965396235" calcext:value-type="float">
            <text:p>44590.2965396235</text:p>
          </table:table-cell>
          <table:table-cell office:value-type="float" office:value="0.102834404999157" calcext:value-type="float">
            <text:p>0.102834404999157</text:p>
          </table:table-cell>
          <table:table-cell office:value-type="float" office:value="60000" calcext:value-type="float">
            <text:p>60000</text:p>
          </table:table-cell>
          <table:table-cell office:value-type="float" office:value="44590.2965396235" calcext:value-type="float">
            <text:p>44590.2965396235</text:p>
          </table:table-cell>
        </table:table-row>
        <table:table-row table:style-name="ro1">
          <table:table-cell office:value-type="float" office:value="106.078599895998" calcext:value-type="float">
            <text:p>106.07859989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979.4705596287" calcext:value-type="float">
            <text:p>43979.4705596287</text:p>
          </table:table-cell>
          <table:table-cell office:value-type="float" office:value="0.103121202999318" calcext:value-type="float">
            <text:p>0.10312120299931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79.4705596287" calcext:value-type="float">
            <text:p>43979.4705596287</text:p>
          </table:table-cell>
        </table:table-row>
        <table:table-row table:style-name="ro1">
          <table:table-cell office:value-type="float" office:value="106.280938077001" calcext:value-type="float">
            <text:p>106.28093807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250.1200594998" calcext:value-type="float">
            <text:p>59250.1200594998</text:p>
          </table:table-cell>
          <table:table-cell office:value-type="float" office:value="0.102746112999739" calcext:value-type="float">
            <text:p>0.102746112999739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0.7695593708" calcext:value-type="float">
            <text:p>74520.7695593708</text:p>
          </table:table-cell>
        </table:table-row>
        <table:table-row table:style-name="ro1">
          <table:table-cell office:value-type="float" office:value="106.484100521" calcext:value-type="float">
            <text:p>106.48410052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31.5955393657" calcext:value-type="float">
            <text:p>75131.5955393657</text:p>
          </table:table-cell>
          <table:table-cell office:value-type="float" office:value="0.103244155998254" calcext:value-type="float">
            <text:p>0.103244155998254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1.5955393657" calcext:value-type="float">
            <text:p>75131.5955393657</text:p>
          </table:table-cell>
        </table:table-row>
        <table:table-row table:style-name="ro1">
          <table:table-cell office:value-type="float" office:value="106.685951908999" calcext:value-type="float">
            <text:p>106.68595190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131.5955393657" calcext:value-type="float">
            <text:p>75131.5955393657</text:p>
          </table:table-cell>
          <table:table-cell office:value-type="float" office:value="0.103705657998944" calcext:value-type="float">
            <text:p>0.103705657998944</text:p>
          </table:table-cell>
          <table:table-cell office:value-type="float" office:value="60000" calcext:value-type="float">
            <text:p>60000</text:p>
          </table:table-cell>
          <table:table-cell office:value-type="float" office:value="59860.9460394946" calcext:value-type="float">
            <text:p>59860.9460394946</text:p>
          </table:table-cell>
        </table:table-row>
        <table:table-row table:style-name="ro1">
          <table:table-cell office:value-type="float" office:value="106.888591224" calcext:value-type="float">
            <text:p>106.888591224</text:p>
          </table:table-cell>
          <table:table-cell office:value-type="float" office:value="45000" calcext:value-type="float">
            <text:p>45000</text:p>
          </table:table-cell>
          <table:table-cell office:value-type="float" office:value="43674.0575696313" calcext:value-type="float">
            <text:p>43674.0575696313</text:p>
          </table:table-cell>
          <table:table-cell office:value-type="float" office:value="0.102691567997681" calcext:value-type="float">
            <text:p>0.102691567997681</text:p>
          </table:table-cell>
          <table:table-cell office:value-type="float" office:value="60000" calcext:value-type="float">
            <text:p>60000</text:p>
          </table:table-cell>
          <table:table-cell office:value-type="float" office:value="43674.0575696313" calcext:value-type="float">
            <text:p>43674.0575696313</text:p>
          </table:table-cell>
        </table:table-row>
        <table:table-row table:style-name="ro1">
          <table:table-cell office:value-type="float" office:value="107.091065934001" calcext:value-type="float">
            <text:p>107.09106593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811.9484996132" calcext:value-type="float">
            <text:p>45811.9484996132</text:p>
          </table:table-cell>
          <table:table-cell office:value-type="float" office:value="0.103270563999104" calcext:value-type="float">
            <text:p>0.103270563999104</text:p>
          </table:table-cell>
          <table:table-cell office:value-type="float" office:value="60000" calcext:value-type="float">
            <text:p>60000</text:p>
          </table:table-cell>
          <table:table-cell office:value-type="float" office:value="45811.9484996132" calcext:value-type="float">
            <text:p>45811.9484996132</text:p>
          </table:table-cell>
        </table:table-row>
        <table:table-row table:style-name="ro1">
          <table:table-cell office:value-type="float" office:value="107.292534646" calcext:value-type="float">
            <text:p>107.292534646</text:p>
          </table:table-cell>
          <table:table-cell office:value-type="float" office:value="75000" calcext:value-type="float">
            <text:p>75000</text:p>
          </table:table-cell>
          <table:table-cell office:value-type="float" office:value="60471.7720194894" calcext:value-type="float">
            <text:p>60471.7720194894</text:p>
          </table:table-cell>
          <table:table-cell office:value-type="float" office:value="0.102792790999956" calcext:value-type="float">
            <text:p>0.10279279099995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42.4215193605" calcext:value-type="float">
            <text:p>75742.4215193605</text:p>
          </table:table-cell>
        </table:table-row>
        <table:table-row table:style-name="ro1">
          <table:table-cell office:value-type="float" office:value="107.495550561001" calcext:value-type="float">
            <text:p>107.49555056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31.5955393657" calcext:value-type="float">
            <text:p>75131.5955393657</text:p>
          </table:table-cell>
          <table:table-cell office:value-type="float" office:value="0.103120800002216" calcext:value-type="float">
            <text:p>0.103120800002216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1.5955393657" calcext:value-type="float">
            <text:p>75131.5955393657</text:p>
          </table:table-cell>
        </table:table-row>
        <table:table-row table:style-name="ro1">
          <table:table-cell office:value-type="float" office:value="107.698368148998" calcext:value-type="float">
            <text:p>107.69836814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131.5955393657" calcext:value-type="float">
            <text:p>75131.5955393657</text:p>
          </table:table-cell>
          <table:table-cell office:value-type="float" office:value="0.103045807998569" calcext:value-type="float">
            <text:p>0.103045807998569</text:p>
          </table:table-cell>
          <table:table-cell office:value-type="float" office:value="60000" calcext:value-type="float">
            <text:p>60000</text:p>
          </table:table-cell>
          <table:table-cell office:value-type="float" office:value="59860.9460394946" calcext:value-type="float">
            <text:p>59860.9460394946</text:p>
          </table:table-cell>
        </table:table-row>
        <table:table-row table:style-name="ro1">
          <table:table-cell office:value-type="float" office:value="107.900828374" calcext:value-type="float">
            <text:p>107.900828374</text:p>
          </table:table-cell>
          <table:table-cell office:value-type="float" office:value="45000" calcext:value-type="float">
            <text:p>45000</text:p>
          </table:table-cell>
          <table:table-cell office:value-type="float" office:value="45201.1225196184" calcext:value-type="float">
            <text:p>45201.1225196184</text:p>
          </table:table-cell>
          <table:table-cell office:value-type="float" office:value="0.103109487998154" calcext:value-type="float">
            <text:p>0.10310948799815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01.1225196184" calcext:value-type="float">
            <text:p>45201.1225196184</text:p>
          </table:table-cell>
        </table:table-row>
        <table:table-row table:style-name="ro1">
          <table:table-cell office:value-type="float" office:value="108.102823546" calcext:value-type="float">
            <text:p>108.102823546</text:p>
          </table:table-cell>
          <table:table-cell office:value-type="float" office:value="75000" calcext:value-type="float">
            <text:p>75000</text:p>
          </table:table-cell>
          <table:table-cell office:value-type="float" office:value="43979.4705596287" calcext:value-type="float">
            <text:p>43979.4705596287</text:p>
          </table:table-cell>
          <table:table-cell office:value-type="float" office:value="0.101956456001062" calcext:value-type="float">
            <text:p>0.101956456001062</text:p>
          </table:table-cell>
          <table:table-cell office:value-type="float" office:value="60000" calcext:value-type="float">
            <text:p>60000</text:p>
          </table:table-cell>
          <table:table-cell office:value-type="float" office:value="59250.1200594998" calcext:value-type="float">
            <text:p>59250.1200594998</text:p>
          </table:table-cell>
        </table:table-row>
        <table:table-row table:style-name="ro1">
          <table:table-cell office:value-type="float" office:value="108.304585972001" calcext:value-type="float">
            <text:p>108.30458597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86.3771822886" calcext:value-type="float">
            <text:p>75786.3771822886</text:p>
          </table:table-cell>
          <table:table-cell office:value-type="float" office:value="0.10269693599912" calcext:value-type="float">
            <text:p>0.10269693599912</text:p>
          </table:table-cell>
          <table:table-cell office:value-type="float" office:value="60000" calcext:value-type="float">
            <text:p>60000</text:p>
          </table:table-cell>
          <table:table-cell office:value-type="float" office:value="75786.3771822886" calcext:value-type="float">
            <text:p>75786.3771822886</text:p>
          </table:table-cell>
        </table:table-row>
        <table:table-row table:style-name="ro1">
          <table:table-cell office:value-type="float" office:value="108.506448150001" calcext:value-type="float">
            <text:p>108.5064481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632.1257927775" calcext:value-type="float">
            <text:p>74632.1257927775</text:p>
          </table:table-cell>
          <table:table-cell office:value-type="float" office:value="0.105023438001808" calcext:value-type="float">
            <text:p>0.105023438001808</text:p>
          </table:table-cell>
          <table:table-cell office:value-type="float" office:value="60000" calcext:value-type="float">
            <text:p>60000</text:p>
          </table:table-cell>
          <table:table-cell office:value-type="float" office:value="74632.1257927775" calcext:value-type="float">
            <text:p>74632.1257927775</text:p>
          </table:table-cell>
        </table:table-row>
        <table:table-row table:style-name="ro1">
          <table:table-cell office:value-type="float" office:value="108.708110943" calcext:value-type="float">
            <text:p>108.708110943</text:p>
          </table:table-cell>
          <table:table-cell office:value-type="float" office:value="45000" calcext:value-type="float">
            <text:p>45000</text:p>
          </table:table-cell>
          <table:table-cell office:value-type="float" office:value="58726.9186566118" calcext:value-type="float">
            <text:p>58726.9186566118</text:p>
          </table:table-cell>
          <table:table-cell office:value-type="float" office:value="0.102642694000679" calcext:value-type="float">
            <text:p>0.102642694000679</text:p>
          </table:table-cell>
          <table:table-cell office:value-type="float" office:value="60000" calcext:value-type="float">
            <text:p>60000</text:p>
          </table:table-cell>
          <table:table-cell office:value-type="float" office:value="42821.7115204461" calcext:value-type="float">
            <text:p>42821.7115204461</text:p>
          </table:table-cell>
        </table:table-row>
        <table:table-row table:style-name="ro1">
          <table:table-cell office:value-type="float" office:value="108.909679978999" calcext:value-type="float">
            <text:p>108.90967997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33.4502564525" calcext:value-type="float">
            <text:p>43433.4502564525</text:p>
          </table:table-cell>
          <table:table-cell office:value-type="float" office:value="0.102255931997206" calcext:value-type="float">
            <text:p>0.1022559319972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5.1889924589" calcext:value-type="float">
            <text:p>44045.1889924589</text:p>
          </table:table-cell>
        </table:table-row>
        <table:table-row table:style-name="ro1">
          <table:table-cell office:value-type="float" office:value="109.111522782001" calcext:value-type="float">
            <text:p>109.11152278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045.1889924589" calcext:value-type="float">
            <text:p>44045.1889924589</text:p>
          </table:table-cell>
          <table:table-cell office:value-type="float" office:value="0.105298301998118" calcext:value-type="float">
            <text:p>0.105298301998118</text:p>
          </table:table-cell>
          <table:table-cell office:value-type="float" office:value="60000" calcext:value-type="float">
            <text:p>60000</text:p>
          </table:table-cell>
          <table:table-cell office:value-type="float" office:value="59338.6573926182" calcext:value-type="float">
            <text:p>59338.6573926182</text:p>
          </table:table-cell>
        </table:table-row>
        <table:table-row table:style-name="ro1">
          <table:table-cell office:value-type="float" office:value="109.314567186" calcext:value-type="float">
            <text:p>109.31456718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43.8645287839" calcext:value-type="float">
            <text:p>75243.8645287839</text:p>
          </table:table-cell>
          <table:table-cell office:value-type="float" office:value="0.103061912999692" calcext:value-type="float">
            <text:p>0.103061912999692</text:p>
          </table:table-cell>
          <table:table-cell office:value-type="float" office:value="60000" calcext:value-type="float">
            <text:p>60000</text:p>
          </table:table-cell>
          <table:table-cell office:value-type="float" office:value="75243.8645287839" calcext:value-type="float">
            <text:p>75243.8645287839</text:p>
          </table:table-cell>
        </table:table-row>
        <table:table-row table:style-name="ro1">
          <table:table-cell office:value-type="float" office:value="109.516363968" calcext:value-type="float">
            <text:p>109.51636396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43.8645287839" calcext:value-type="float">
            <text:p>75243.8645287839</text:p>
          </table:table-cell>
          <table:table-cell office:value-type="float" office:value="0.102977460999682" calcext:value-type="float">
            <text:p>0.102977460999682</text:p>
          </table:table-cell>
          <table:table-cell office:value-type="float" office:value="60000" calcext:value-type="float">
            <text:p>60000</text:p>
          </table:table-cell>
          <table:table-cell office:value-type="float" office:value="75243.8645287839" calcext:value-type="float">
            <text:p>75243.8645287839</text:p>
          </table:table-cell>
        </table:table-row>
        <table:table-row table:style-name="ro1">
          <table:table-cell office:value-type="float" office:value="109.720051109998" calcext:value-type="float">
            <text:p>109.72005110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0868.0042326341" calcext:value-type="float">
            <text:p>60868.0042326341</text:p>
          </table:table-cell>
          <table:table-cell office:value-type="float" office:value="0.104308267000306" calcext:value-type="float">
            <text:p>0.104308267000306</text:p>
          </table:table-cell>
          <table:table-cell office:value-type="float" office:value="60000" calcext:value-type="float">
            <text:p>60000</text:p>
          </table:table-cell>
          <table:table-cell office:value-type="float" office:value="45574.5358324748" calcext:value-type="float">
            <text:p>45574.5358324748</text:p>
          </table:table-cell>
        </table:table-row>
        <table:table-row table:style-name="ro1">
          <table:table-cell office:value-type="float" office:value="109.920454059" calcext:value-type="float">
            <text:p>109.92045405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33.4502564525" calcext:value-type="float">
            <text:p>43433.4502564525</text:p>
          </table:table-cell>
          <table:table-cell office:value-type="float" office:value="0.102860355000303" calcext:value-type="float">
            <text:p>0.102860355000303</text:p>
          </table:table-cell>
          <table:table-cell office:value-type="float" office:value="60000" calcext:value-type="float">
            <text:p>60000</text:p>
          </table:table-cell>
          <table:table-cell office:value-type="float" office:value="43433.4502564525" calcext:value-type="float">
            <text:p>43433.4502564525</text:p>
          </table:table-cell>
        </table:table-row>
        <table:table-row table:style-name="ro1">
          <table:table-cell office:value-type="float" office:value="110.122711478001" calcext:value-type="float">
            <text:p>110.12271147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045.1889924589" calcext:value-type="float">
            <text:p>44045.1889924589</text:p>
          </table:table-cell>
          <table:table-cell office:value-type="float" office:value="0.103010678998544" calcext:value-type="float">
            <text:p>0.103010678998544</text:p>
          </table:table-cell>
          <table:table-cell office:value-type="float" office:value="60000" calcext:value-type="float">
            <text:p>60000</text:p>
          </table:table-cell>
          <table:table-cell office:value-type="float" office:value="59338.6573926182" calcext:value-type="float">
            <text:p>59338.6573926182</text:p>
          </table:table-cell>
        </table:table-row>
        <table:table-row table:style-name="ro1">
          <table:table-cell office:value-type="float" office:value="110.326232619998" calcext:value-type="float">
            <text:p>110.32623261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467.3420007966" calcext:value-type="float">
            <text:p>76467.3420007966</text:p>
          </table:table-cell>
          <table:table-cell office:value-type="float" office:value="0.102809814001375" calcext:value-type="float">
            <text:p>0.10280981400137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67.3420007966" calcext:value-type="float">
            <text:p>76467.3420007966</text:p>
          </table:table-cell>
        </table:table-row>
        <table:table-row table:style-name="ro1">
          <table:table-cell office:value-type="float" office:value="110.526886095999" calcext:value-type="float">
            <text:p>110.52688609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20.3870567711" calcext:value-type="float">
            <text:p>74020.3870567711</text:p>
          </table:table-cell>
          <table:table-cell office:value-type="float" office:value="0.103575885001192" calcext:value-type="float">
            <text:p>0.103575885001192</text:p>
          </table:table-cell>
          <table:table-cell office:value-type="float" office:value="60000" calcext:value-type="float">
            <text:p>60000</text:p>
          </table:table-cell>
          <table:table-cell office:value-type="float" office:value="74020.3870567711" calcext:value-type="float">
            <text:p>74020.3870567711</text:p>
          </table:table-cell>
        </table:table-row>
        <table:table-row table:style-name="ro1">
          <table:table-cell office:value-type="float" office:value="110.729481724" calcext:value-type="float">
            <text:p>110.729481724</text:p>
          </table:table-cell>
          <table:table-cell office:value-type="float" office:value="45000" calcext:value-type="float">
            <text:p>45000</text:p>
          </table:table-cell>
          <table:table-cell office:value-type="float" office:value="58726.9186566118" calcext:value-type="float">
            <text:p>58726.9186566118</text:p>
          </table:table-cell>
          <table:table-cell office:value-type="float" office:value="0.103682197001035" calcext:value-type="float">
            <text:p>0.103682197001035</text:p>
          </table:table-cell>
          <table:table-cell office:value-type="float" office:value="60000" calcext:value-type="float">
            <text:p>60000</text:p>
          </table:table-cell>
          <table:table-cell office:value-type="float" office:value="43433.4502564525" calcext:value-type="float">
            <text:p>43433.4502564525</text:p>
          </table:table-cell>
        </table:table-row>
        <table:table-row table:style-name="ro1">
          <table:table-cell office:value-type="float" office:value="110.931816779001" calcext:value-type="float">
            <text:p>110.93181677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045.1889924589" calcext:value-type="float">
            <text:p>44045.1889924589</text:p>
          </table:table-cell>
          <table:table-cell office:value-type="float" office:value="0.102982665997843" calcext:value-type="float">
            <text:p>0.102982665997843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5.1889924589" calcext:value-type="float">
            <text:p>44045.1889924589</text:p>
          </table:table-cell>
        </table:table-row>
        <table:table-row table:style-name="ro1">
          <table:table-cell office:value-type="float" office:value="111.133365334001" calcext:value-type="float">
            <text:p>111.13336533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656.9277284652" calcext:value-type="float">
            <text:p>44656.9277284652</text:p>
          </table:table-cell>
          <table:table-cell office:value-type="float" office:value="0.102730738999526" calcext:value-type="float">
            <text:p>0.102730738999526</text:p>
          </table:table-cell>
          <table:table-cell office:value-type="float" office:value="60000" calcext:value-type="float">
            <text:p>60000</text:p>
          </table:table-cell>
          <table:table-cell office:value-type="float" office:value="59950.3961286246" calcext:value-type="float">
            <text:p>59950.3961286246</text:p>
          </table:table-cell>
        </table:table-row>
        <table:table-row table:style-name="ro1">
          <table:table-cell office:value-type="float" office:value="111.334791556001" calcext:value-type="float">
            <text:p>111.33479155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43.8645287839" calcext:value-type="float">
            <text:p>75243.8645287839</text:p>
          </table:table-cell>
          <table:table-cell office:value-type="float" office:value="0.102913663999061" calcext:value-type="float">
            <text:p>0.10291366399906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43.8645287839" calcext:value-type="float">
            <text:p>75243.8645287839</text:p>
          </table:table-cell>
        </table:table-row>
        <table:table-row table:style-name="ro1">
          <table:table-cell office:value-type="float" office:value="111.536252007998" calcext:value-type="float">
            <text:p>111.536252007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078.4134059213" calcext:value-type="float">
            <text:p>76078.4134059213</text:p>
          </table:table-cell>
          <table:table-cell office:value-type="float" office:value="0.103048057997512" calcext:value-type="float">
            <text:p>0.103048057997512</text:p>
          </table:table-cell>
          <table:table-cell office:value-type="float" office:value="60000" calcext:value-type="float">
            <text:p>60000</text:p>
          </table:table-cell>
          <table:table-cell office:value-type="float" office:value="76078.4134059213" calcext:value-type="float">
            <text:p>76078.4134059213</text:p>
          </table:table-cell>
        </table:table-row>
        <table:table-row table:style-name="ro1">
          <table:table-cell office:value-type="float" office:value="111.738108301" calcext:value-type="float">
            <text:p>111.738108301</text:p>
          </table:table-cell>
          <table:table-cell office:value-type="float" office:value="45000" calcext:value-type="float">
            <text:p>45000</text:p>
          </table:table-cell>
          <table:table-cell office:value-type="float" office:value="58899.4168303907" calcext:value-type="float">
            <text:p>58899.4168303907</text:p>
          </table:table-cell>
          <table:table-cell office:value-type="float" office:value="0.102978576000169" calcext:value-type="float">
            <text:p>0.102978576000169</text:p>
          </table:table-cell>
          <table:table-cell office:value-type="float" office:value="60000" calcext:value-type="float">
            <text:p>60000</text:p>
          </table:table-cell>
          <table:table-cell office:value-type="float" office:value="43561.0270308098" calcext:value-type="float">
            <text:p>43561.0270308098</text:p>
          </table:table-cell>
        </table:table-row>
        <table:table-row table:style-name="ro1">
          <table:table-cell office:value-type="float" office:value="111.940325918" calcext:value-type="float">
            <text:p>111.940325918</text:p>
          </table:table-cell>
          <table:table-cell office:value-type="float" office:value="45000" calcext:value-type="float">
            <text:p>45000</text:p>
          </table:table-cell>
          <table:table-cell office:value-type="float" office:value="44174.562622793" calcext:value-type="float">
            <text:p>44174.562622793</text:p>
          </table:table-cell>
          <table:table-cell office:value-type="float" office:value="0.103291931998683" calcext:value-type="float">
            <text:p>0.103291931998683</text:p>
          </table:table-cell>
          <table:table-cell office:value-type="float" office:value="60000" calcext:value-type="float">
            <text:p>60000</text:p>
          </table:table-cell>
          <table:table-cell office:value-type="float" office:value="44174.562622793" calcext:value-type="float">
            <text:p>44174.562622793</text:p>
          </table:table-cell>
        </table:table-row>
        <table:table-row table:style-name="ro1">
          <table:table-cell office:value-type="float" office:value="112.142383242001" calcext:value-type="float">
            <text:p>112.14238324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174.562622793" calcext:value-type="float">
            <text:p>44174.562622793</text:p>
          </table:table-cell>
          <table:table-cell office:value-type="float" office:value="0.102997023997887" calcext:value-type="float">
            <text:p>0.102997023997887</text:p>
          </table:table-cell>
          <table:table-cell office:value-type="float" office:value="60000" calcext:value-type="float">
            <text:p>60000</text:p>
          </table:table-cell>
          <table:table-cell office:value-type="float" office:value="59512.9524223739" calcext:value-type="float">
            <text:p>59512.9524223739</text:p>
          </table:table-cell>
        </table:table-row>
        <table:table-row table:style-name="ro1">
          <table:table-cell office:value-type="float" office:value="112.343469209001" calcext:value-type="float">
            <text:p>112.34346920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5.28538165" calcext:value-type="float">
            <text:p>75815.28538165</text:p>
          </table:table-cell>
          <table:table-cell office:value-type="float" office:value="0.103095166999992" calcext:value-type="float">
            <text:p>0.103095166999992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5.28538165" calcext:value-type="float">
            <text:p>75815.28538165</text:p>
          </table:table-cell>
        </table:table-row>
        <table:table-row table:style-name="ro1">
          <table:table-cell office:value-type="float" office:value="112.545745838001" calcext:value-type="float">
            <text:p>112.54574583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890.7087306543" calcext:value-type="float">
            <text:p>74890.7087306543</text:p>
          </table:table-cell>
          <table:table-cell office:value-type="float" office:value="0.105929312001535" calcext:value-type="float">
            <text:p>0.105929312001535</text:p>
          </table:table-cell>
          <table:table-cell office:value-type="float" office:value="60000" calcext:value-type="float">
            <text:p>60000</text:p>
          </table:table-cell>
          <table:table-cell office:value-type="float" office:value="74890.7087306543" calcext:value-type="float">
            <text:p>74890.7087306543</text:p>
          </table:table-cell>
        </table:table-row>
        <table:table-row table:style-name="ro1">
          <table:table-cell office:value-type="float" office:value="112.836391699999" calcext:value-type="float">
            <text:p>112.8363916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36674.8738228307" calcext:value-type="float">
            <text:p>36674.8738228307</text:p>
          </table:table-cell>
          <table:table-cell office:value-type="float" office:value="0.30179042799864" calcext:value-type="float">
            <text:p>0.30179042799864</text:p>
          </table:table-cell>
          <table:table-cell office:value-type="float" office:value="60000" calcext:value-type="float">
            <text:p>60000</text:p>
          </table:table-cell>
          <table:table-cell office:value-type="float" office:value="21265.2629729018" calcext:value-type="float">
            <text:p>21265.2629729018</text:p>
          </table:table-cell>
        </table:table-row>
        <table:table-row table:style-name="ro1">
          <table:table-cell office:value-type="float" office:value="113.040161683999" calcext:value-type="float">
            <text:p>113.04016168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763.294813798" calcext:value-type="float">
            <text:p>43763.294813798</text:p>
          </table:table-cell>
          <table:table-cell office:value-type="float" office:value="0.102645692000806" calcext:value-type="float">
            <text:p>0.1026456920008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63.294813798" calcext:value-type="float">
            <text:p>43763.294813798</text:p>
          </table:table-cell>
        </table:table-row>
        <table:table-row table:style-name="ro1">
          <table:table-cell office:value-type="float" office:value="113.243080764998" calcext:value-type="float">
            <text:p>113.24308076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61638.4433997155" calcext:value-type="float">
            <text:p>61638.4433997155</text:p>
          </table:table-cell>
          <table:table-cell office:value-type="float" office:value="0.108589060000668" calcext:value-type="float">
            <text:p>0.108589060000668</text:p>
          </table:table-cell>
          <table:table-cell office:value-type="float" office:value="60000" calcext:value-type="float">
            <text:p>60000</text:p>
          </table:table-cell>
          <table:table-cell office:value-type="float" office:value="77048.0542496443" calcext:value-type="float">
            <text:p>77048.0542496443</text:p>
          </table:table-cell>
        </table:table-row>
        <table:table-row table:style-name="ro1">
          <table:table-cell office:value-type="float" office:value="113.444502096001" calcext:value-type="float">
            <text:p>113.44450209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984.2690006044" calcext:value-type="float">
            <text:p>76984.2690006044</text:p>
          </table:table-cell>
          <table:table-cell office:value-type="float" office:value="0.102532229000644" calcext:value-type="float">
            <text:p>0.102532229000644</text:p>
          </table:table-cell>
          <table:table-cell office:value-type="float" office:value="60000" calcext:value-type="float">
            <text:p>60000</text:p>
          </table:table-cell>
          <table:table-cell office:value-type="float" office:value="76984.2690006044" calcext:value-type="float">
            <text:p>76984.2690006044</text:p>
          </table:table-cell>
        </table:table-row>
        <table:table-row table:style-name="ro1">
          <table:table-cell office:value-type="float" office:value="113.64676942" calcext:value-type="float">
            <text:p>113.64676942</text:p>
          </table:table-cell>
          <table:table-cell office:value-type="float" office:value="45000" calcext:value-type="float">
            <text:p>45000</text:p>
          </table:table-cell>
          <table:table-cell office:value-type="float" office:value="76984.2690006044" calcext:value-type="float">
            <text:p>76984.2690006044</text:p>
          </table:table-cell>
          <table:table-cell office:value-type="float" office:value="0.103368591000617" calcext:value-type="float">
            <text:p>0.103368591000617</text:p>
          </table:table-cell>
          <table:table-cell office:value-type="float" office:value="60000" calcext:value-type="float">
            <text:p>60000</text:p>
          </table:table-cell>
          <table:table-cell office:value-type="float" office:value="61587.4152004835" calcext:value-type="float">
            <text:p>61587.4152004835</text:p>
          </table:table-cell>
        </table:table-row>
        <table:table-row table:style-name="ro1">
          <table:table-cell office:value-type="float" office:value="113.849718769001" calcext:value-type="float">
            <text:p>113.84971876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139.5030502899" calcext:value-type="float">
            <text:p>46139.5030502899</text:p>
          </table:table-cell>
          <table:table-cell office:value-type="float" office:value="0.102740641999844" calcext:value-type="float">
            <text:p>0.102740641999844</text:p>
          </table:table-cell>
          <table:table-cell office:value-type="float" office:value="60000" calcext:value-type="float">
            <text:p>60000</text:p>
          </table:table-cell>
          <table:table-cell office:value-type="float" office:value="46139.5030502899" calcext:value-type="float">
            <text:p>46139.5030502899</text:p>
          </table:table-cell>
        </table:table-row>
        <table:table-row table:style-name="ro1">
          <table:table-cell office:value-type="float" office:value="114.051742591" calcext:value-type="float">
            <text:p>114.051742591</text:p>
          </table:table-cell>
          <table:table-cell office:value-type="float" office:value="45000" calcext:value-type="float">
            <text:p>45000</text:p>
          </table:table-cell>
          <table:table-cell office:value-type="float" office:value="45216.7129892841" calcext:value-type="float">
            <text:p>45216.7129892841</text:p>
          </table:table-cell>
          <table:table-cell office:value-type="float" office:value="0.102863346000959" calcext:value-type="float">
            <text:p>0.102863346000959</text:p>
          </table:table-cell>
          <table:table-cell office:value-type="float" office:value="60000" calcext:value-type="float">
            <text:p>60000</text:p>
          </table:table-cell>
          <table:table-cell office:value-type="float" office:value="45216.7129892841" calcext:value-type="float">
            <text:p>45216.7129892841</text:p>
          </table:table-cell>
        </table:table-row>
        <table:table-row table:style-name="ro1">
          <table:table-cell office:value-type="float" office:value="114.253260469999" calcext:value-type="float">
            <text:p>114.25326046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904.1440263827" calcext:value-type="float">
            <text:p>60904.1440263827</text:p>
          </table:table-cell>
          <table:table-cell office:value-type="float" office:value="0.103217474999838" calcext:value-type="float">
            <text:p>0.10321747499983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83.9783764794" calcext:value-type="float">
            <text:p>76283.9783764794</text:p>
          </table:table-cell>
        </table:table-row>
        <table:table-row table:style-name="ro1">
          <table:table-cell office:value-type="float" office:value="114.454320197001" calcext:value-type="float">
            <text:p>114.45432019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053.5916284716" calcext:value-type="float">
            <text:p>75053.5916284716</text:p>
          </table:table-cell>
          <table:table-cell office:value-type="float" office:value="0.102878344998317" calcext:value-type="float">
            <text:p>0.102878344998317</text:p>
          </table:table-cell>
          <table:table-cell office:value-type="float" office:value="60000" calcext:value-type="float">
            <text:p>60000</text:p>
          </table:table-cell>
          <table:table-cell office:value-type="float" office:value="75053.5916284716" calcext:value-type="float">
            <text:p>75053.5916284716</text:p>
          </table:table-cell>
        </table:table-row>
        <table:table-row table:style-name="ro1">
          <table:table-cell office:value-type="float" office:value="114.656474233001" calcext:value-type="float">
            <text:p>114.65647423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1977.6247584523" calcext:value-type="float">
            <text:p>71977.6247584523</text:p>
          </table:table-cell>
          <table:table-cell office:value-type="float" office:value="0.106674136000947" calcext:value-type="float">
            <text:p>0.106674136000947</text:p>
          </table:table-cell>
          <table:table-cell office:value-type="float" office:value="60000" calcext:value-type="float">
            <text:p>60000</text:p>
          </table:table-cell>
          <table:table-cell office:value-type="float" office:value="56597.7904083557" calcext:value-type="float">
            <text:p>56597.7904083557</text:p>
          </table:table-cell>
        </table:table-row>
        <table:table-row table:style-name="ro1">
          <table:table-cell office:value-type="float" office:value="114.858246874999" calcext:value-type="float">
            <text:p>114.85824687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6139.5030502899" calcext:value-type="float">
            <text:p>46139.5030502899</text:p>
          </table:table-cell>
          <table:table-cell office:value-type="float" office:value="0.102928234999126" calcext:value-type="float">
            <text:p>0.10292823499912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09.1163022822" calcext:value-type="float">
            <text:p>44909.1163022822</text:p>
          </table:table-cell>
        </table:table-row>
        <table:table-row table:style-name="ro1">
          <table:table-cell office:value-type="float" office:value="115.060351224998" calcext:value-type="float">
            <text:p>115.06035122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063.5361802706" calcext:value-type="float">
            <text:p>43063.5361802706</text:p>
          </table:table-cell>
          <table:table-cell office:value-type="float" office:value="0.102919835000648" calcext:value-type="float">
            <text:p>0.1029198350006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293.9229282783" calcext:value-type="float">
            <text:p>44293.9229282783</text:p>
          </table:table-cell>
        </table:table-row>
        <table:table-row table:style-name="ro1">
          <table:table-cell office:value-type="float" office:value="115.263669675998" calcext:value-type="float">
            <text:p>115.26366967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60288.9506523788" calcext:value-type="float">
            <text:p>60288.9506523788</text:p>
          </table:table-cell>
          <table:table-cell office:value-type="float" office:value="0.102833011998882" calcext:value-type="float">
            <text:p>0.102833011998882</text:p>
          </table:table-cell>
          <table:table-cell office:value-type="float" office:value="60000" calcext:value-type="float">
            <text:p>60000</text:p>
          </table:table-cell>
          <table:table-cell office:value-type="float" office:value="75668.7850024755" calcext:value-type="float">
            <text:p>75668.7850024755</text:p>
          </table:table-cell>
        </table:table-row>
        <table:table-row table:style-name="ro1">
          <table:table-cell office:value-type="float" office:value="115.465726585" calcext:value-type="float">
            <text:p>115.465726585</text:p>
          </table:table-cell>
          <table:table-cell office:value-type="float" office:value="75000" calcext:value-type="float">
            <text:p>75000</text:p>
          </table:table-cell>
          <table:table-cell office:value-type="float" office:value="75668.7850024755" calcext:value-type="float">
            <text:p>75668.7850024755</text:p>
          </table:table-cell>
          <table:table-cell office:value-type="float" office:value="0.103246193000814" calcext:value-type="float">
            <text:p>0.103246193000814</text:p>
          </table:table-cell>
          <table:table-cell office:value-type="float" office:value="60000" calcext:value-type="float">
            <text:p>60000</text:p>
          </table:table-cell>
          <table:table-cell office:value-type="float" office:value="75668.7850024755" calcext:value-type="float">
            <text:p>75668.7850024755</text:p>
          </table:table-cell>
        </table:table-row>
        <table:table-row table:style-name="ro1">
          <table:table-cell office:value-type="float" office:value="115.668344218" calcext:value-type="float">
            <text:p>115.668344218</text:p>
          </table:table-cell>
          <table:table-cell office:value-type="float" office:value="45000" calcext:value-type="float">
            <text:p>45000</text:p>
          </table:table-cell>
          <table:table-cell office:value-type="float" office:value="74438.3982544678" calcext:value-type="float">
            <text:p>74438.3982544678</text:p>
          </table:table-cell>
          <table:table-cell office:value-type="float" office:value="0.103165771000931" calcext:value-type="float">
            <text:p>0.103165771000931</text:p>
          </table:table-cell>
          <table:table-cell office:value-type="float" office:value="60000" calcext:value-type="float">
            <text:p>60000</text:p>
          </table:table-cell>
          <table:table-cell office:value-type="float" office:value="59058.5639043711" calcext:value-type="float">
            <text:p>59058.5639043711</text:p>
          </table:table-cell>
        </table:table-row>
        <table:table-row table:style-name="ro1">
          <table:table-cell office:value-type="float" office:value="115.870660179" calcext:value-type="float">
            <text:p>115.870660179</text:p>
          </table:table-cell>
          <table:table-cell office:value-type="float" office:value="45000" calcext:value-type="float">
            <text:p>45000</text:p>
          </table:table-cell>
          <table:table-cell office:value-type="float" office:value="44909.1163022822" calcext:value-type="float">
            <text:p>44909.1163022822</text:p>
          </table:table-cell>
          <table:table-cell office:value-type="float" office:value="0.10304999499931" calcext:value-type="float">
            <text:p>0.10304999499931</text:p>
          </table:table-cell>
          <table:table-cell office:value-type="float" office:value="60000" calcext:value-type="float">
            <text:p>60000</text:p>
          </table:table-cell>
          <table:table-cell office:value-type="float" office:value="44909.1163022822" calcext:value-type="float">
            <text:p>44909.1163022822</text:p>
          </table:table-cell>
        </table:table-row>
        <table:table-row table:style-name="ro1">
          <table:table-cell office:value-type="float" office:value="116.072601599" calcext:value-type="float">
            <text:p>116.0726015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678.7295542745" calcext:value-type="float">
            <text:p>43678.7295542745</text:p>
          </table:table-cell>
          <table:table-cell office:value-type="float" office:value="0.103256151000096" calcext:value-type="float">
            <text:p>0.1032561510000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678.7295542745" calcext:value-type="float">
            <text:p>43678.7295542745</text:p>
          </table:table-cell>
        </table:table-row>
        <table:table-row table:style-name="ro1">
          <table:table-cell office:value-type="float" office:value="116.274064846999" calcext:value-type="float">
            <text:p>116.2740648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519.3374003866" calcext:value-type="float">
            <text:p>61519.3374003866</text:p>
          </table:table-cell>
          <table:table-cell office:value-type="float" office:value="0.102752457998577" calcext:value-type="float">
            <text:p>0.102752457998577</text:p>
          </table:table-cell>
          <table:table-cell office:value-type="float" office:value="60000" calcext:value-type="float">
            <text:p>60000</text:p>
          </table:table-cell>
          <table:table-cell office:value-type="float" office:value="76899.1717504832" calcext:value-type="float">
            <text:p>76899.1717504832</text:p>
          </table:table-cell>
        </table:table-row>
        <table:table-row table:style-name="ro1">
          <table:table-cell office:value-type="float" office:value="116.475398791001" calcext:value-type="float">
            <text:p>116.47539879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668.7850024755" calcext:value-type="float">
            <text:p>75668.7850024755</text:p>
          </table:table-cell>
          <table:table-cell office:value-type="float" office:value="0.103260330000921" calcext:value-type="float">
            <text:p>0.103260330000921</text:p>
          </table:table-cell>
          <table:table-cell office:value-type="float" office:value="60000" calcext:value-type="float">
            <text:p>60000</text:p>
          </table:table-cell>
          <table:table-cell office:value-type="float" office:value="75668.7850024755" calcext:value-type="float">
            <text:p>75668.7850024755</text:p>
          </table:table-cell>
        </table:table-row>
        <table:table-row table:style-name="ro1">
          <table:table-cell office:value-type="float" office:value="116.677451164" calcext:value-type="float">
            <text:p>116.677451164</text:p>
          </table:table-cell>
          <table:table-cell office:value-type="float" office:value="45000" calcext:value-type="float">
            <text:p>45000</text:p>
          </table:table-cell>
          <table:table-cell office:value-type="float" office:value="74130.8015674658" calcext:value-type="float">
            <text:p>74130.8015674658</text:p>
          </table:table-cell>
          <table:table-cell office:value-type="float" office:value="0.102782437999849" calcext:value-type="float">
            <text:p>0.102782437999849</text:p>
          </table:table-cell>
          <table:table-cell office:value-type="float" office:value="60000" calcext:value-type="float">
            <text:p>60000</text:p>
          </table:table-cell>
          <table:table-cell office:value-type="float" office:value="58750.9672173692" calcext:value-type="float">
            <text:p>58750.9672173692</text:p>
          </table:table-cell>
        </table:table-row>
        <table:table-row table:style-name="ro1">
          <table:table-cell office:value-type="float" office:value="116.879813151998" calcext:value-type="float">
            <text:p>116.87981315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767.5134919336" calcext:value-type="float">
            <text:p>43767.5134919336</text:p>
          </table:table-cell>
          <table:table-cell office:value-type="float" office:value="0.103160964998096" calcext:value-type="float">
            <text:p>0.1031609649980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67.5134919336" calcext:value-type="float">
            <text:p>43767.5134919336</text:p>
          </table:table-cell>
        </table:table-row>
        <table:table-row table:style-name="ro1">
          <table:table-cell office:value-type="float" office:value="117.082223219" calcext:value-type="float">
            <text:p>117.082223219</text:p>
          </table:table-cell>
          <table:table-cell office:value-type="float" office:value="45000" calcext:value-type="float">
            <text:p>45000</text:p>
          </table:table-cell>
          <table:table-cell office:value-type="float" office:value="46233.2888999299" calcext:value-type="float">
            <text:p>46233.2888999299</text:p>
          </table:table-cell>
          <table:table-cell office:value-type="float" office:value="0.103018960999179" calcext:value-type="float">
            <text:p>0.103018960999179</text:p>
          </table:table-cell>
          <table:table-cell office:value-type="float" office:value="60000" calcext:value-type="float">
            <text:p>60000</text:p>
          </table:table-cell>
          <table:table-cell office:value-type="float" office:value="46233.2888999299" calcext:value-type="float">
            <text:p>46233.2888999299</text:p>
          </table:table-cell>
        </table:table-row>
        <table:table-row table:style-name="ro1">
          <table:table-cell office:value-type="float" office:value="117.284429281" calcext:value-type="float">
            <text:p>117.284429281</text:p>
          </table:table-cell>
          <table:table-cell office:value-type="float" office:value="75000" calcext:value-type="float">
            <text:p>75000</text:p>
          </table:table-cell>
          <table:table-cell office:value-type="float" office:value="61034.9600511545" calcext:value-type="float">
            <text:p>61034.9600511545</text:p>
          </table:table-cell>
          <table:table-cell office:value-type="float" office:value="0.103157245997863" calcext:value-type="float">
            <text:p>0.103157245997863</text:p>
          </table:table-cell>
          <table:table-cell office:value-type="float" office:value="60000" calcext:value-type="float">
            <text:p>60000</text:p>
          </table:table-cell>
          <table:table-cell office:value-type="float" office:value="76447.828750941" calcext:value-type="float">
            <text:p>76447.828750941</text:p>
          </table:table-cell>
        </table:table-row>
        <table:table-row table:style-name="ro1">
          <table:table-cell office:value-type="float" office:value="117.485616577" calcext:value-type="float">
            <text:p>117.485616577</text:p>
          </table:table-cell>
          <table:table-cell office:value-type="float" office:value="75000" calcext:value-type="float">
            <text:p>75000</text:p>
          </table:table-cell>
          <table:table-cell office:value-type="float" office:value="75831.3140029495" calcext:value-type="float">
            <text:p>75831.3140029495</text:p>
          </table:table-cell>
          <table:table-cell office:value-type="float" office:value="0.10305381299986" calcext:value-type="float">
            <text:p>0.10305381299986</text:p>
          </table:table-cell>
          <table:table-cell office:value-type="float" office:value="60000" calcext:value-type="float">
            <text:p>60000</text:p>
          </table:table-cell>
          <table:table-cell office:value-type="float" office:value="75831.3140029495" calcext:value-type="float">
            <text:p>75831.3140029495</text:p>
          </table:table-cell>
        </table:table-row>
        <table:table-row table:style-name="ro1">
          <table:table-cell office:value-type="float" office:value="117.688577468998" calcext:value-type="float">
            <text:p>117.68857746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831.3140029495" calcext:value-type="float">
            <text:p>75831.3140029495</text:p>
          </table:table-cell>
          <table:table-cell office:value-type="float" office:value="0.102898788998573" calcext:value-type="float">
            <text:p>0.102898788998573</text:p>
          </table:table-cell>
          <table:table-cell office:value-type="float" office:value="60000" calcext:value-type="float">
            <text:p>60000</text:p>
          </table:table-cell>
          <table:table-cell office:value-type="float" office:value="59801.9305551716" calcext:value-type="float">
            <text:p>59801.9305551716</text:p>
          </table:table-cell>
        </table:table-row>
        <table:table-row table:style-name="ro1">
          <table:table-cell office:value-type="float" office:value="117.891251708999" calcext:value-type="float">
            <text:p>117.89125170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389.0618553851" calcext:value-type="float">
            <text:p>44389.0618553851</text:p>
          </table:table-cell>
          <table:table-cell office:value-type="float" office:value="0.10295881699858" calcext:value-type="float">
            <text:p>0.10295881699858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5.5766033765" calcext:value-type="float">
            <text:p>45005.5766033765</text:p>
          </table:table-cell>
        </table:table-row>
        <table:table-row table:style-name="ro1">
          <table:table-cell office:value-type="float" office:value="118.093514148" calcext:value-type="float">
            <text:p>118.093514148</text:p>
          </table:table-cell>
          <table:table-cell office:value-type="float" office:value="45000" calcext:value-type="float">
            <text:p>45000</text:p>
          </table:table-cell>
          <table:table-cell office:value-type="float" office:value="44389.0618553851" calcext:value-type="float">
            <text:p>44389.0618553851</text:p>
          </table:table-cell>
          <table:table-cell office:value-type="float" office:value="0.103008868998586" calcext:value-type="float">
            <text:p>0.103008868998586</text:p>
          </table:table-cell>
          <table:table-cell office:value-type="float" office:value="60000" calcext:value-type="float">
            <text:p>60000</text:p>
          </table:table-cell>
          <table:table-cell office:value-type="float" office:value="44389.0618553851" calcext:value-type="float">
            <text:p>44389.0618553851</text:p>
          </table:table-cell>
        </table:table-row>
        <table:table-row table:style-name="ro1">
          <table:table-cell office:value-type="float" office:value="118.295845698001" calcext:value-type="float">
            <text:p>118.29584569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034.9600511545" calcext:value-type="float">
            <text:p>61034.9600511545</text:p>
          </table:table-cell>
          <table:table-cell office:value-type="float" office:value="0.103392028999224" calcext:value-type="float">
            <text:p>0.103392028999224</text:p>
          </table:table-cell>
          <table:table-cell office:value-type="float" office:value="60000" calcext:value-type="float">
            <text:p>60000</text:p>
          </table:table-cell>
          <table:table-cell office:value-type="float" office:value="76447.828750941" calcext:value-type="float">
            <text:p>76447.828750941</text:p>
          </table:table-cell>
        </table:table-row>
        <table:table-row table:style-name="ro1">
          <table:table-cell office:value-type="float" office:value="118.498785194999" calcext:value-type="float">
            <text:p>118.49878519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447.828750941" calcext:value-type="float">
            <text:p>76447.828750941</text:p>
          </table:table-cell>
          <table:table-cell office:value-type="float" office:value="0.102240299002005" calcext:value-type="float">
            <text:p>0.10224029900200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47.828750941" calcext:value-type="float">
            <text:p>76447.828750941</text:p>
          </table:table-cell>
        </table:table-row>
        <table:table-row table:style-name="ro1">
          <table:table-cell office:value-type="float" office:value="118.700286152998" calcext:value-type="float">
            <text:p>118.70028615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4592.1385990077" calcext:value-type="float">
            <text:p>74592.1385990077</text:p>
          </table:table-cell>
          <table:table-cell office:value-type="float" office:value="0.105650757999683" calcext:value-type="float">
            <text:p>0.105650757999683</text:p>
          </table:table-cell>
          <table:table-cell office:value-type="float" office:value="60000" calcext:value-type="float">
            <text:p>60000</text:p>
          </table:table-cell>
          <table:table-cell office:value-type="float" office:value="59179.2698992213" calcext:value-type="float">
            <text:p>59179.2698992213</text:p>
          </table:table-cell>
        </table:table-row>
        <table:table-row table:style-name="ro1">
          <table:table-cell office:value-type="float" office:value="118.900904203998" calcext:value-type="float">
            <text:p>118.90090420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167.8091688664" calcext:value-type="float">
            <text:p>44167.8091688664</text:p>
          </table:table-cell>
          <table:table-cell office:value-type="float" office:value="0.102712407999206" calcext:value-type="float">
            <text:p>0.1027124079992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167.8091688664" calcext:value-type="float">
            <text:p>44167.8091688664</text:p>
          </table:table-cell>
        </table:table-row>
        <table:table-row table:style-name="ro1">
          <table:table-cell office:value-type="float" office:value="119.102884030999" calcext:value-type="float">
            <text:p>119.10288403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167.8091688664" calcext:value-type="float">
            <text:p>44167.8091688664</text:p>
          </table:table-cell>
          <table:table-cell office:value-type="float" office:value="0.102686107999034" calcext:value-type="float">
            <text:p>0.102686107999034</text:p>
          </table:table-cell>
          <table:table-cell office:value-type="float" office:value="60000" calcext:value-type="float">
            <text:p>60000</text:p>
          </table:table-cell>
          <table:table-cell office:value-type="float" office:value="59503.8540191672" calcext:value-type="float">
            <text:p>59503.8540191672</text:p>
          </table:table-cell>
        </table:table-row>
        <table:table-row table:style-name="ro1">
          <table:table-cell office:value-type="float" office:value="119.304499867001" calcext:value-type="float">
            <text:p>119.30449986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33.177972462" calcext:value-type="float">
            <text:p>74533.177972462</text:p>
          </table:table-cell>
          <table:table-cell office:value-type="float" office:value="0.102570244998788" calcext:value-type="float">
            <text:p>0.102570244998788</text:p>
          </table:table-cell>
          <table:table-cell office:value-type="float" office:value="60000" calcext:value-type="float">
            <text:p>60000</text:p>
          </table:table-cell>
          <table:table-cell office:value-type="float" office:value="74533.177972462" calcext:value-type="float">
            <text:p>74533.177972462</text:p>
          </table:table-cell>
        </table:table-row>
        <table:table-row table:style-name="ro1">
          <table:table-cell office:value-type="float" office:value="119.507012638001" calcext:value-type="float">
            <text:p>119.50701263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680.2242515041" calcext:value-type="float">
            <text:p>76680.2242515041</text:p>
          </table:table-cell>
          <table:table-cell office:value-type="float" office:value="0.102676876998885" calcext:value-type="float">
            <text:p>0.102676876998885</text:p>
          </table:table-cell>
          <table:table-cell office:value-type="float" office:value="60000" calcext:value-type="float">
            <text:p>60000</text:p>
          </table:table-cell>
          <table:table-cell office:value-type="float" office:value="76680.2242515041" calcext:value-type="float">
            <text:p>76680.2242515041</text:p>
          </table:table-cell>
        </table:table-row>
        <table:table-row table:style-name="ro1">
          <table:table-cell office:value-type="float" office:value="119.710204456002" calcext:value-type="float">
            <text:p>119.710204456002</text:p>
          </table:table-cell>
          <table:table-cell office:value-type="float" office:value="45000" calcext:value-type="float">
            <text:p>45000</text:p>
          </table:table-cell>
          <table:table-cell office:value-type="float" office:value="59503.8540191672" calcext:value-type="float">
            <text:p>59503.8540191672</text:p>
          </table:table-cell>
          <table:table-cell office:value-type="float" office:value="0.101718871999765" calcext:value-type="float">
            <text:p>0.101718871999765</text:p>
          </table:table-cell>
          <table:table-cell office:value-type="float" office:value="60000" calcext:value-type="float">
            <text:p>60000</text:p>
          </table:table-cell>
          <table:table-cell office:value-type="float" office:value="44167.8091688664" calcext:value-type="float">
            <text:p>44167.8091688664</text:p>
          </table:table-cell>
        </table:table-row>
        <table:table-row table:style-name="ro1">
          <table:table-cell office:value-type="float" office:value="119.913234495001" calcext:value-type="float">
            <text:p>119.91323449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167.8091688664" calcext:value-type="float">
            <text:p>44167.8091688664</text:p>
          </table:table-cell>
          <table:table-cell office:value-type="float" office:value="0.103569209000852" calcext:value-type="float">
            <text:p>0.1035692090008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167.8091688664" calcext:value-type="float">
            <text:p>44167.8091688664</text:p>
          </table:table-cell>
        </table:table-row>
        <table:table-row table:style-name="ro1">
          <table:table-cell office:value-type="float" office:value="120.115444913001" calcext:value-type="float">
            <text:p>120.11544491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773.4923998942" calcext:value-type="float">
            <text:p>45773.4923998942</text:p>
          </table:table-cell>
          <table:table-cell office:value-type="float" office:value="0.101665488000435" calcext:value-type="float">
            <text:p>0.101665488000435</text:p>
          </table:table-cell>
          <table:table-cell office:value-type="float" office:value="60000" calcext:value-type="float">
            <text:p>60000</text:p>
          </table:table-cell>
          <table:table-cell office:value-type="float" office:value="61031.3231998589" calcext:value-type="float">
            <text:p>61031.3231998589</text:p>
          </table:table-cell>
        </table:table-row>
        <table:table-row table:style-name="ro1">
          <table:table-cell office:value-type="float" office:value="120.317784032999" calcext:value-type="float">
            <text:p>120.31778403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237.5878398307" calcext:value-type="float">
            <text:p>73237.5878398307</text:p>
          </table:table-cell>
          <table:table-cell office:value-type="float" office:value="0.10325314000147" calcext:value-type="float">
            <text:p>0.10325314000147</text:p>
          </table:table-cell>
          <table:table-cell office:value-type="float" office:value="60000" calcext:value-type="float">
            <text:p>60000</text:p>
          </table:table-cell>
          <table:table-cell office:value-type="float" office:value="73237.5878398307" calcext:value-type="float">
            <text:p>73237.5878398307</text:p>
          </table:table-cell>
        </table:table-row>
        <table:table-row table:style-name="ro1">
          <table:table-cell office:value-type="float" office:value="120.519689703" calcext:value-type="float">
            <text:p>120.5196897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029.1301443212" calcext:value-type="float">
            <text:p>75029.1301443212</text:p>
          </table:table-cell>
          <table:table-cell office:value-type="float" office:value="0.103322471997672" calcext:value-type="float">
            <text:p>0.103322471997672</text:p>
          </table:table-cell>
          <table:table-cell office:value-type="float" office:value="60000" calcext:value-type="float">
            <text:p>60000</text:p>
          </table:table-cell>
          <table:table-cell office:value-type="float" office:value="75029.1301443212" calcext:value-type="float">
            <text:p>75029.1301443212</text:p>
          </table:table-cell>
        </table:table-row>
        <table:table-row table:style-name="ro1">
          <table:table-cell office:value-type="float" office:value="120.722158266999" calcext:value-type="float">
            <text:p>120.72215826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779.306944256" calcext:value-type="float">
            <text:p>59779.306944256</text:p>
          </table:table-cell>
          <table:table-cell office:value-type="float" office:value="0.103161537997948" calcext:value-type="float">
            <text:p>0.1031615379979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529.4837441907" calcext:value-type="float">
            <text:p>44529.4837441907</text:p>
          </table:table-cell>
        </table:table-row>
        <table:table-row table:style-name="ro1">
          <table:table-cell office:value-type="float" office:value="120.925474418" calcext:value-type="float">
            <text:p>120.92547441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29.4837441907" calcext:value-type="float">
            <text:p>44529.4837441907</text:p>
          </table:table-cell>
          <table:table-cell office:value-type="float" office:value="0.103157984998688" calcext:value-type="float">
            <text:p>0.103157984998688</text:p>
          </table:table-cell>
          <table:table-cell office:value-type="float" office:value="60000" calcext:value-type="float">
            <text:p>60000</text:p>
          </table:table-cell>
          <table:table-cell office:value-type="float" office:value="44529.4837441907" calcext:value-type="float">
            <text:p>44529.4837441907</text:p>
          </table:table-cell>
        </table:table-row>
        <table:table-row table:style-name="ro1">
          <table:table-cell office:value-type="float" office:value="121.127330312" calcext:value-type="float">
            <text:p>121.127330312</text:p>
          </table:table-cell>
          <table:table-cell office:value-type="float" office:value="75000" calcext:value-type="float">
            <text:p>75000</text:p>
          </table:table-cell>
          <table:table-cell office:value-type="float" office:value="44529.4837441907" calcext:value-type="float">
            <text:p>44529.4837441907</text:p>
          </table:table-cell>
          <table:table-cell office:value-type="float" office:value="0.103282277999824" calcext:value-type="float">
            <text:p>0.103282277999824</text:p>
          </table:table-cell>
          <table:table-cell office:value-type="float" office:value="60000" calcext:value-type="float">
            <text:p>60000</text:p>
          </table:table-cell>
          <table:table-cell office:value-type="float" office:value="59779.306944256" calcext:value-type="float">
            <text:p>59779.306944256</text:p>
          </table:table-cell>
        </table:table-row>
        <table:table-row table:style-name="ro1">
          <table:table-cell office:value-type="float" office:value="121.328757463001" calcext:value-type="float">
            <text:p>121.32875746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029.1301443212" calcext:value-type="float">
            <text:p>75029.1301443212</text:p>
          </table:table-cell>
          <table:table-cell office:value-type="float" office:value="0.103160564998689" calcext:value-type="float">
            <text:p>0.103160564998689</text:p>
          </table:table-cell>
          <table:table-cell office:value-type="float" office:value="60000" calcext:value-type="float">
            <text:p>60000</text:p>
          </table:table-cell>
          <table:table-cell office:value-type="float" office:value="75029.1301443212" calcext:value-type="float">
            <text:p>75029.1301443212</text:p>
          </table:table-cell>
        </table:table-row>
        <table:table-row table:style-name="ro1">
          <table:table-cell office:value-type="float" office:value="121.531341726" calcext:value-type="float">
            <text:p>121.531341726</text:p>
          </table:table-cell>
          <table:table-cell office:value-type="float" office:value="75000" calcext:value-type="float">
            <text:p>75000</text:p>
          </table:table-cell>
          <table:table-cell office:value-type="float" office:value="71979.1655043082" calcext:value-type="float">
            <text:p>71979.1655043082</text:p>
          </table:table-cell>
          <table:table-cell office:value-type="float" office:value="0.103017502002331" calcext:value-type="float">
            <text:p>0.103017502002331</text:p>
          </table:table-cell>
          <table:table-cell office:value-type="float" office:value="60000" calcext:value-type="float">
            <text:p>60000</text:p>
          </table:table-cell>
          <table:table-cell office:value-type="float" office:value="71979.1655043082" calcext:value-type="float">
            <text:p>71979.1655043082</text:p>
          </table:table-cell>
        </table:table-row>
        <table:table-row table:style-name="ro1">
          <table:table-cell office:value-type="float" office:value="121.733211289" calcext:value-type="float">
            <text:p>121.733211289</text:p>
          </table:table-cell>
          <table:table-cell office:value-type="float" office:value="45000" calcext:value-type="float">
            <text:p>45000</text:p>
          </table:table-cell>
          <table:table-cell office:value-type="float" office:value="60999.2928002612" calcext:value-type="float">
            <text:p>60999.2928002612</text:p>
          </table:table-cell>
          <table:table-cell office:value-type="float" office:value="0.103536945000087" calcext:value-type="float">
            <text:p>0.103536945000087</text:p>
          </table:table-cell>
          <table:table-cell office:value-type="float" office:value="60000" calcext:value-type="float">
            <text:p>60000</text:p>
          </table:table-cell>
          <table:table-cell office:value-type="float" office:value="45749.4696001959" calcext:value-type="float">
            <text:p>45749.4696001959</text:p>
          </table:table-cell>
        </table:table-row>
        <table:table-row table:style-name="ro1">
          <table:table-cell office:value-type="float" office:value="121.935884659" calcext:value-type="float">
            <text:p>121.935884659</text:p>
          </table:table-cell>
          <table:table-cell office:value-type="float" office:value="45000" calcext:value-type="float">
            <text:p>45000</text:p>
          </table:table-cell>
          <table:table-cell office:value-type="float" office:value="45749.4696001959" calcext:value-type="float">
            <text:p>45749.4696001959</text:p>
          </table:table-cell>
          <table:table-cell office:value-type="float" office:value="0.103664966001816" calcext:value-type="float">
            <text:p>0.103664966001816</text:p>
          </table:table-cell>
          <table:table-cell office:value-type="float" office:value="60000" calcext:value-type="float">
            <text:p>60000</text:p>
          </table:table-cell>
          <table:table-cell office:value-type="float" office:value="45444.4731361946" calcext:value-type="float">
            <text:p>45444.4731361946</text:p>
          </table:table-cell>
        </table:table-row>
        <table:table-row table:style-name="ro1">
          <table:table-cell office:value-type="float" office:value="122.137536071001" calcext:value-type="float">
            <text:p>122.13753607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614.4943521867" calcext:value-type="float">
            <text:p>43614.4943521867</text:p>
          </table:table-cell>
          <table:table-cell office:value-type="float" office:value="0.102137575999222" calcext:value-type="float">
            <text:p>0.102137575999222</text:p>
          </table:table-cell>
          <table:table-cell office:value-type="float" office:value="60000" calcext:value-type="float">
            <text:p>60000</text:p>
          </table:table-cell>
          <table:table-cell office:value-type="float" office:value="59169.3140162533" calcext:value-type="float">
            <text:p>59169.3140162533</text:p>
          </table:table-cell>
        </table:table-row>
        <table:table-row table:style-name="ro1">
          <table:table-cell office:value-type="float" office:value="122.339471652002" calcext:value-type="float">
            <text:p>122.339471652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5029.1301443212" calcext:value-type="float">
            <text:p>75029.1301443212</text:p>
          </table:table-cell>
          <table:table-cell office:value-type="float" office:value="0.103287746002025" calcext:value-type="float">
            <text:p>0.10328774600202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29.1301443212" calcext:value-type="float">
            <text:p>75029.1301443212</text:p>
          </table:table-cell>
        </table:table-row>
        <table:table-row table:style-name="ro1">
          <table:table-cell office:value-type="float" office:value="122.543693981999" calcext:value-type="float">
            <text:p>122.54369398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809.144288316" calcext:value-type="float">
            <text:p>73809.144288316</text:p>
          </table:table-cell>
          <table:table-cell office:value-type="float" office:value="0.103358938002202" calcext:value-type="float">
            <text:p>0.103358938002202</text:p>
          </table:table-cell>
          <table:table-cell office:value-type="float" office:value="60000" calcext:value-type="float">
            <text:p>60000</text:p>
          </table:table-cell>
          <table:table-cell office:value-type="float" office:value="73809.144288316" calcext:value-type="float">
            <text:p>73809.144288316</text:p>
          </table:table-cell>
        </table:table-row>
        <table:table-row table:style-name="ro1">
          <table:table-cell office:value-type="float" office:value="122.745702884" calcext:value-type="float">
            <text:p>122.745702884</text:p>
          </table:table-cell>
          <table:table-cell office:value-type="float" office:value="45000" calcext:value-type="float">
            <text:p>45000</text:p>
          </table:table-cell>
          <table:table-cell office:value-type="float" office:value="60999.2928002612" calcext:value-type="float">
            <text:p>60999.2928002612</text:p>
          </table:table-cell>
          <table:table-cell office:value-type="float" office:value="0.10206626299987" calcext:value-type="float">
            <text:p>0.10206626299987</text:p>
          </table:table-cell>
          <table:table-cell office:value-type="float" office:value="60000" calcext:value-type="float">
            <text:p>60000</text:p>
          </table:table-cell>
          <table:table-cell office:value-type="float" office:value="45139.4766721933" calcext:value-type="float">
            <text:p>45139.4766721933</text:p>
          </table:table-cell>
        </table:table-row>
        <table:table-row table:style-name="ro1">
          <table:table-cell office:value-type="float" office:value="122.946956101001" calcext:value-type="float">
            <text:p>122.94695610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309.4978881854" calcext:value-type="float">
            <text:p>43309.4978881854</text:p>
          </table:table-cell>
          <table:table-cell office:value-type="float" office:value="0.103270263000013" calcext:value-type="float">
            <text:p>0.103270263000013</text:p>
          </table:table-cell>
          <table:table-cell office:value-type="float" office:value="60000" calcext:value-type="float">
            <text:p>60000</text:p>
          </table:table-cell>
          <table:table-cell office:value-type="float" office:value="43919.490816188" calcext:value-type="float">
            <text:p>43919.490816188</text:p>
          </table:table-cell>
        </table:table-row>
        <table:table-row table:style-name="ro1">
          <table:table-cell office:value-type="float" office:value="123.149155053001" calcext:value-type="float">
            <text:p>123.14915505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529.4837441907" calcext:value-type="float">
            <text:p>44529.4837441907</text:p>
          </table:table-cell>
          <table:table-cell office:value-type="float" office:value="0.102955104997818" calcext:value-type="float">
            <text:p>0.102955104997818</text:p>
          </table:table-cell>
          <table:table-cell office:value-type="float" office:value="60000" calcext:value-type="float">
            <text:p>60000</text:p>
          </table:table-cell>
          <table:table-cell office:value-type="float" office:value="59779.306944256" calcext:value-type="float">
            <text:p>59779.306944256</text:p>
          </table:table-cell>
        </table:table-row>
        <table:table-row table:style-name="ro1">
          <table:table-cell office:value-type="float" office:value="123.553296050999" calcext:value-type="float">
            <text:p>123.55329605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2829.271584269" calcext:value-type="float">
            <text:p>62829.271584269</text:p>
          </table:table-cell>
          <table:table-cell office:value-type="float" office:value="0.338829011998314" calcext:value-type="float">
            <text:p>0.338829011998314</text:p>
          </table:table-cell>
          <table:table-cell office:value-type="float" office:value="60000" calcext:value-type="float">
            <text:p>60000</text:p>
          </table:table-cell>
          <table:table-cell office:value-type="float" office:value="62829.271584269" calcext:value-type="float">
            <text:p>62829.271584269</text:p>
          </table:table-cell>
        </table:table-row>
        <table:table-row table:style-name="ro1">
          <table:table-cell office:value-type="float" office:value="123.755992806" calcext:value-type="float">
            <text:p>123.755992806</text:p>
          </table:table-cell>
          <table:table-cell office:value-type="float" office:value="45000" calcext:value-type="float">
            <text:p>45000</text:p>
          </table:table-cell>
          <table:table-cell office:value-type="float" office:value="60321.161432923" calcext:value-type="float">
            <text:p>60321.161432923</text:p>
          </table:table-cell>
          <table:table-cell office:value-type="float" office:value="0.103453568000987" calcext:value-type="float">
            <text:p>0.103453568000987</text:p>
          </table:table-cell>
          <table:table-cell office:value-type="float" office:value="60000" calcext:value-type="float">
            <text:p>60000</text:p>
          </table:table-cell>
          <table:table-cell office:value-type="float" office:value="45011.2219829425" calcext:value-type="float">
            <text:p>45011.2219829425</text:p>
          </table:table-cell>
        </table:table-row>
        <table:table-row table:style-name="ro1">
          <table:table-cell office:value-type="float" office:value="123.958194252999" calcext:value-type="float">
            <text:p>123.95819425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929.8183499413" calcext:value-type="float">
            <text:p>45929.8183499413</text:p>
          </table:table-cell>
          <table:table-cell office:value-type="float" office:value="0.10310097600086" calcext:value-type="float">
            <text:p>0.10310097600086</text:p>
          </table:table-cell>
          <table:table-cell office:value-type="float" office:value="60000" calcext:value-type="float">
            <text:p>60000</text:p>
          </table:table-cell>
          <table:table-cell office:value-type="float" office:value="45929.8183499413" calcext:value-type="float">
            <text:p>45929.8183499413</text:p>
          </table:table-cell>
        </table:table-row>
        <table:table-row table:style-name="ro1">
          <table:table-cell office:value-type="float" office:value="124.162011822998" calcext:value-type="float">
            <text:p>124.16201182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5929.8183499413" calcext:value-type="float">
            <text:p>45929.8183499413</text:p>
          </table:table-cell>
          <table:table-cell office:value-type="float" office:value="0.103430865001428" calcext:value-type="float">
            <text:p>0.103430865001428</text:p>
          </table:table-cell>
          <table:table-cell office:value-type="float" office:value="60000" calcext:value-type="float">
            <text:p>60000</text:p>
          </table:table-cell>
          <table:table-cell office:value-type="float" office:value="61239.7577999218" calcext:value-type="float">
            <text:p>61239.7577999218</text:p>
          </table:table-cell>
        </table:table-row>
        <table:table-row table:style-name="ro1">
          <table:table-cell office:value-type="float" office:value="124.363796788999" calcext:value-type="float">
            <text:p>124.36379678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9.6972499022" calcext:value-type="float">
            <text:p>76549.6972499022</text:p>
          </table:table-cell>
          <table:table-cell office:value-type="float" office:value="0.102955862999806" calcext:value-type="float">
            <text:p>0.102955862999806</text:p>
          </table:table-cell>
          <table:table-cell office:value-type="float" office:value="60000" calcext:value-type="float">
            <text:p>60000</text:p>
          </table:table-cell>
          <table:table-cell office:value-type="float" office:value="76549.6972499022" calcext:value-type="float">
            <text:p>76549.6972499022</text:p>
          </table:table-cell>
        </table:table-row>
        <table:table-row table:style-name="ro1">
          <table:table-cell office:value-type="float" office:value="124.566345836" calcext:value-type="float">
            <text:p>124.566345836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9.6972499022" calcext:value-type="float">
            <text:p>76549.6972499022</text:p>
          </table:table-cell>
          <table:table-cell office:value-type="float" office:value="0.102991404000932" calcext:value-type="float">
            <text:p>0.102991404000932</text:p>
          </table:table-cell>
          <table:table-cell office:value-type="float" office:value="60000" calcext:value-type="float">
            <text:p>60000</text:p>
          </table:table-cell>
          <table:table-cell office:value-type="float" office:value="76549.6972499022" calcext:value-type="float">
            <text:p>76549.6972499022</text:p>
          </table:table-cell>
        </table:table-row>
        <table:table-row table:style-name="ro1">
          <table:table-cell office:value-type="float" office:value="124.769866497001" calcext:value-type="float">
            <text:p>124.76986649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1239.7577999218" calcext:value-type="float">
            <text:p>61239.7577999218</text:p>
          </table:table-cell>
          <table:table-cell office:value-type="float" office:value="0.104857381000329" calcext:value-type="float">
            <text:p>0.104857381000329</text:p>
          </table:table-cell>
          <table:table-cell office:value-type="float" office:value="60000" calcext:value-type="float">
            <text:p>60000</text:p>
          </table:table-cell>
          <table:table-cell office:value-type="float" office:value="45929.8183499413" calcext:value-type="float">
            <text:p>45929.8183499413</text:p>
          </table:table-cell>
        </table:table-row>
        <table:table-row table:style-name="ro1">
          <table:table-cell office:value-type="float" office:value="124.971791032" calcext:value-type="float">
            <text:p>124.971791032</text:p>
          </table:table-cell>
          <table:table-cell office:value-type="float" office:value="45000" calcext:value-type="float">
            <text:p>45000</text:p>
          </table:table-cell>
          <table:table-cell office:value-type="float" office:value="43174.0292489449" calcext:value-type="float">
            <text:p>43174.0292489449</text:p>
          </table:table-cell>
          <table:table-cell office:value-type="float" office:value="0.102888998997514" calcext:value-type="float">
            <text:p>0.102888998997514</text:p>
          </table:table-cell>
          <table:table-cell office:value-type="float" office:value="60000" calcext:value-type="float">
            <text:p>60000</text:p>
          </table:table-cell>
          <table:table-cell office:value-type="float" office:value="43174.0292489449" calcext:value-type="float">
            <text:p>43174.0292489449</text:p>
          </table:table-cell>
        </table:table-row>
        <table:table-row table:style-name="ro1">
          <table:table-cell office:value-type="float" office:value="125.174121018001" calcext:value-type="float">
            <text:p>125.17412101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705.0231939429" calcext:value-type="float">
            <text:p>44705.0231939429</text:p>
          </table:table-cell>
          <table:table-cell office:value-type="float" office:value="0.102708654001617" calcext:value-type="float">
            <text:p>0.102708654001617</text:p>
          </table:table-cell>
          <table:table-cell office:value-type="float" office:value="60000" calcext:value-type="float">
            <text:p>60000</text:p>
          </table:table-cell>
          <table:table-cell office:value-type="float" office:value="60014.9626439234" calcext:value-type="float">
            <text:p>60014.9626439234</text:p>
          </table:table-cell>
        </table:table-row>
        <table:table-row table:style-name="ro1">
          <table:table-cell office:value-type="float" office:value="125.375570020999" calcext:value-type="float">
            <text:p>125.37557002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4.9020939038" calcext:value-type="float">
            <text:p>75324.9020939038</text:p>
          </table:table-cell>
          <table:table-cell office:value-type="float" office:value="0.102851558000111" calcext:value-type="float">
            <text:p>0.102851558000111</text:p>
          </table:table-cell>
          <table:table-cell office:value-type="float" office:value="60000" calcext:value-type="float">
            <text:p>60000</text:p>
          </table:table-cell>
          <table:table-cell office:value-type="float" office:value="75324.9020939038" calcext:value-type="float">
            <text:p>75324.9020939038</text:p>
          </table:table-cell>
        </table:table-row>
        <table:table-row table:style-name="ro1">
          <table:table-cell office:value-type="float" office:value="125.576917350998" calcext:value-type="float">
            <text:p>125.57691735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0.1069379054" calcext:value-type="float">
            <text:p>74100.1069379054</text:p>
          </table:table-cell>
          <table:table-cell office:value-type="float" office:value="0.102694692999648" calcext:value-type="float">
            <text:p>0.102694692999648</text:p>
          </table:table-cell>
          <table:table-cell office:value-type="float" office:value="60000" calcext:value-type="float">
            <text:p>60000</text:p>
          </table:table-cell>
          <table:table-cell office:value-type="float" office:value="74100.1069379054" calcext:value-type="float">
            <text:p>74100.1069379054</text:p>
          </table:table-cell>
        </table:table-row>
        <table:table-row table:style-name="ro1">
          <table:table-cell office:value-type="float" office:value="125.779462251001" calcext:value-type="float">
            <text:p>125.77946225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402.5650659241" calcext:value-type="float">
            <text:p>59402.5650659241</text:p>
          </table:table-cell>
          <table:table-cell office:value-type="float" office:value="0.103349308999896" calcext:value-type="float">
            <text:p>0.1033493089998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480.2280379445" calcext:value-type="float">
            <text:p>43480.2280379445</text:p>
          </table:table-cell>
        </table:table-row>
        <table:table-row table:style-name="ro1">
          <table:table-cell office:value-type="float" office:value="125.982104229999" calcext:value-type="float">
            <text:p>125.98210422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092.6256159437" calcext:value-type="float">
            <text:p>44092.6256159437</text:p>
          </table:table-cell>
          <table:table-cell office:value-type="float" office:value="0.102934926999296" calcext:value-type="float">
            <text:p>0.102934926999296</text:p>
          </table:table-cell>
          <table:table-cell office:value-type="float" office:value="60000" calcext:value-type="float">
            <text:p>60000</text:p>
          </table:table-cell>
          <table:table-cell office:value-type="float" office:value="44705.0231939429" calcext:value-type="float">
            <text:p>44705.0231939429</text:p>
          </table:table-cell>
        </table:table-row>
        <table:table-row table:style-name="ro1">
          <table:table-cell office:value-type="float" office:value="126.184746559" calcext:value-type="float">
            <text:p>126.184746559</text:p>
          </table:table-cell>
          <table:table-cell office:value-type="float" office:value="75000" calcext:value-type="float">
            <text:p>75000</text:p>
          </table:table-cell>
          <table:table-cell office:value-type="float" office:value="44705.0231939429" calcext:value-type="float">
            <text:p>44705.0231939429</text:p>
          </table:table-cell>
          <table:table-cell office:value-type="float" office:value="0.103110241001559" calcext:value-type="float">
            <text:p>0.103110241001559</text:p>
          </table:table-cell>
          <table:table-cell office:value-type="float" office:value="60000" calcext:value-type="float">
            <text:p>60000</text:p>
          </table:table-cell>
          <table:table-cell office:value-type="float" office:value="60014.9626439234" calcext:value-type="float">
            <text:p>60014.9626439234</text:p>
          </table:table-cell>
        </table:table-row>
        <table:table-row table:style-name="ro1">
          <table:table-cell office:value-type="float" office:value="126.387320646998" calcext:value-type="float">
            <text:p>126.38732064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788.6834337405" calcext:value-type="float">
            <text:p>75788.6834337405</text:p>
          </table:table-cell>
          <table:table-cell office:value-type="float" office:value="0.10281252400091" calcext:value-type="float">
            <text:p>0.10281252400091</text:p>
          </table:table-cell>
          <table:table-cell office:value-type="float" office:value="60000" calcext:value-type="float">
            <text:p>60000</text:p>
          </table:table-cell>
          <table:table-cell office:value-type="float" office:value="75788.6834337405" calcext:value-type="float">
            <text:p>75788.6834337405</text:p>
          </table:table-cell>
        </table:table-row>
        <table:table-row table:style-name="ro1">
          <table:table-cell office:value-type="float" office:value="126.589431471999" calcext:value-type="float">
            <text:p>126.58943147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2.5152757426" calcext:value-type="float">
            <text:p>75172.5152757426</text:p>
          </table:table-cell>
          <table:table-cell office:value-type="float" office:value="0.101763716000278" calcext:value-type="float">
            <text:p>0.10176371600027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72.5152757426" calcext:value-type="float">
            <text:p>75172.5152757426</text:p>
          </table:table-cell>
        </table:table-row>
        <table:table-row table:style-name="ro1">
          <table:table-cell office:value-type="float" office:value="126.791949885999" calcext:value-type="float">
            <text:p>126.79194988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7919.8068518017" calcext:value-type="float">
            <text:p>57919.8068518017</text:p>
          </table:table-cell>
          <table:table-cell office:value-type="float" office:value="0.103155550998054" calcext:value-type="float">
            <text:p>0.103155550998054</text:p>
          </table:table-cell>
          <table:table-cell office:value-type="float" office:value="60000" calcext:value-type="float">
            <text:p>60000</text:p>
          </table:table-cell>
          <table:table-cell office:value-type="float" office:value="42515.6029018544" calcext:value-type="float">
            <text:p>42515.6029018544</text:p>
          </table:table-cell>
        </table:table-row>
        <table:table-row table:style-name="ro1">
          <table:table-cell office:value-type="float" office:value="126.993840900999" calcext:value-type="float">
            <text:p>126.99384090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351.3430161183" calcext:value-type="float">
            <text:p>43351.3430161183</text:p>
          </table:table-cell>
          <table:table-cell office:value-type="float" office:value="0.102923154001473" calcext:value-type="float">
            <text:p>0.102923154001473</text:p>
          </table:table-cell>
          <table:table-cell office:value-type="float" office:value="60000" calcext:value-type="float">
            <text:p>60000</text:p>
          </table:table-cell>
          <table:table-cell office:value-type="float" office:value="43351.3430161183" calcext:value-type="float">
            <text:p>43351.3430161183</text:p>
          </table:table-cell>
        </table:table-row>
        <table:table-row table:style-name="ro1">
          <table:table-cell office:value-type="float" office:value="127.195995531998" calcext:value-type="float">
            <text:p>127.19599553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5793.672200125" calcext:value-type="float">
            <text:p>45793.672200125</text:p>
          </table:table-cell>
          <table:table-cell office:value-type="float" office:value="0.102734649997728" calcext:value-type="float">
            <text:p>0.102734649997728</text:p>
          </table:table-cell>
          <table:table-cell office:value-type="float" office:value="60000" calcext:value-type="float">
            <text:p>60000</text:p>
          </table:table-cell>
          <table:table-cell office:value-type="float" office:value="61058.2296001667" calcext:value-type="float">
            <text:p>61058.2296001667</text:p>
          </table:table-cell>
        </table:table-row>
        <table:table-row table:style-name="ro1">
          <table:table-cell office:value-type="float" office:value="127.398382129999" calcext:value-type="float">
            <text:p>127.39838212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322.7870002083" calcext:value-type="float">
            <text:p>76322.7870002083</text:p>
          </table:table-cell>
          <table:table-cell office:value-type="float" office:value="0.103117058999487" calcext:value-type="float">
            <text:p>0.103117058999487</text:p>
          </table:table-cell>
          <table:table-cell office:value-type="float" office:value="60000" calcext:value-type="float">
            <text:p>60000</text:p>
          </table:table-cell>
          <table:table-cell office:value-type="float" office:value="76322.7870002083" calcext:value-type="float">
            <text:p>76322.7870002083</text:p>
          </table:table-cell>
        </table:table-row>
        <table:table-row table:style-name="ro1">
          <table:table-cell office:value-type="float" office:value="127.600300804999" calcext:value-type="float">
            <text:p>127.60030080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01.622408205" calcext:value-type="float">
            <text:p>75101.622408205</text:p>
          </table:table-cell>
          <table:table-cell office:value-type="float" office:value="0.103773735998402" calcext:value-type="float">
            <text:p>0.10377373599840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01.622408205" calcext:value-type="float">
            <text:p>75101.622408205</text:p>
          </table:table-cell>
        </table:table-row>
        <table:table-row table:style-name="ro1">
          <table:table-cell office:value-type="float" office:value="127.803271596" calcext:value-type="float">
            <text:p>127.803271596</text:p>
          </table:table-cell>
          <table:table-cell office:value-type="float" office:value="45000" calcext:value-type="float">
            <text:p>45000</text:p>
          </table:table-cell>
          <table:table-cell office:value-type="float" office:value="60142.3561561642" calcext:value-type="float">
            <text:p>60142.3561561642</text:p>
          </table:table-cell>
          <table:table-cell office:value-type="float" office:value="0.103191119997064" calcext:value-type="float">
            <text:p>0.103191119997064</text:p>
          </table:table-cell>
          <table:table-cell office:value-type="float" office:value="60000" calcext:value-type="float">
            <text:p>60000</text:p>
          </table:table-cell>
          <table:table-cell office:value-type="float" office:value="44877.7987561225" calcext:value-type="float">
            <text:p>44877.7987561225</text:p>
          </table:table-cell>
        </table:table-row>
        <table:table-row table:style-name="ro1">
          <table:table-cell office:value-type="float" office:value="128.005582446" calcext:value-type="float">
            <text:p>128.005582446</text:p>
          </table:table-cell>
          <table:table-cell office:value-type="float" office:value="45000" calcext:value-type="float">
            <text:p>45000</text:p>
          </table:table-cell>
          <table:table-cell office:value-type="float" office:value="45183.0899041233" calcext:value-type="float">
            <text:p>45183.0899041233</text:p>
          </table:table-cell>
          <table:table-cell office:value-type="float" office:value="0.102957123002852" calcext:value-type="float">
            <text:p>0.1029571230028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183.0899041233" calcext:value-type="float">
            <text:p>45183.0899041233</text:p>
          </table:table-cell>
        </table:table-row>
        <table:table-row table:style-name="ro1">
          <table:table-cell office:value-type="float" office:value="128.207284181" calcext:value-type="float">
            <text:p>128.207284181</text:p>
          </table:table-cell>
          <table:table-cell office:value-type="float" office:value="75000" calcext:value-type="float">
            <text:p>75000</text:p>
          </table:table-cell>
          <table:table-cell office:value-type="float" office:value="59226.4827121617" calcext:value-type="float">
            <text:p>59226.4827121617</text:p>
          </table:table-cell>
          <table:table-cell office:value-type="float" office:value="0.101717730001837" calcext:value-type="float">
            <text:p>0.101717730001837</text:p>
          </table:table-cell>
          <table:table-cell office:value-type="float" office:value="60000" calcext:value-type="float">
            <text:p>60000</text:p>
          </table:table-cell>
          <table:table-cell office:value-type="float" office:value="74491.0401122033" calcext:value-type="float">
            <text:p>74491.0401122033</text:p>
          </table:table-cell>
        </table:table-row>
        <table:table-row table:style-name="ro1">
          <table:table-cell office:value-type="float" office:value="128.409475779001" calcext:value-type="float">
            <text:p>128.40947577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01.622408205" calcext:value-type="float">
            <text:p>75101.622408205</text:p>
          </table:table-cell>
          <table:table-cell office:value-type="float" office:value="0.102622263999365" calcext:value-type="float">
            <text:p>0.102622263999365</text:p>
          </table:table-cell>
          <table:table-cell office:value-type="float" office:value="60000" calcext:value-type="float">
            <text:p>60000</text:p>
          </table:table-cell>
          <table:table-cell office:value-type="float" office:value="75101.622408205" calcext:value-type="float">
            <text:p>75101.622408205</text:p>
          </table:table-cell>
        </table:table-row>
        <table:table-row table:style-name="ro1">
          <table:table-cell office:value-type="float" office:value="128.611778669001" calcext:value-type="float">
            <text:p>128.61177866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3847.071981334" calcext:value-type="float">
            <text:p>73847.071981334</text:p>
          </table:table-cell>
          <table:table-cell office:value-type="float" office:value="0.103534706999199" calcext:value-type="float">
            <text:p>0.103534706999199</text:p>
          </table:table-cell>
          <table:table-cell office:value-type="float" office:value="60000" calcext:value-type="float">
            <text:p>60000</text:p>
          </table:table-cell>
          <table:table-cell office:value-type="float" office:value="58589.4124810584" calcext:value-type="float">
            <text:p>58589.4124810584</text:p>
          </table:table-cell>
        </table:table-row>
        <table:table-row table:style-name="ro1">
          <table:table-cell office:value-type="float" office:value="128.814588150999" calcext:value-type="float">
            <text:p>128.81458815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162.6721208158" calcext:value-type="float">
            <text:p>45162.6721208158</text:p>
          </table:table-cell>
          <table:table-cell office:value-type="float" office:value="0.101960773998144" calcext:value-type="float">
            <text:p>0.101960773998144</text:p>
          </table:table-cell>
          <table:table-cell office:value-type="float" office:value="60000" calcext:value-type="float">
            <text:p>60000</text:p>
          </table:table-cell>
          <table:table-cell office:value-type="float" office:value="43942.0593607938" calcext:value-type="float">
            <text:p>43942.0593607938</text:p>
          </table:table-cell>
        </table:table-row>
        <table:table-row table:style-name="ro1">
          <table:table-cell office:value-type="float" office:value="129.016597878999" calcext:value-type="float">
            <text:p>129.01659787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331.7529807828" calcext:value-type="float">
            <text:p>43331.7529807828</text:p>
          </table:table-cell>
          <table:table-cell office:value-type="float" office:value="0.103329419998772" calcext:value-type="float">
            <text:p>0.103329419998772</text:p>
          </table:table-cell>
          <table:table-cell office:value-type="float" office:value="60000" calcext:value-type="float">
            <text:p>60000</text:p>
          </table:table-cell>
          <table:table-cell office:value-type="float" office:value="44552.3657408048" calcext:value-type="float">
            <text:p>44552.3657408048</text:p>
          </table:table-cell>
        </table:table-row>
        <table:table-row table:style-name="ro1">
          <table:table-cell office:value-type="float" office:value="129.21835463" calcext:value-type="float">
            <text:p>129.21835463</text:p>
          </table:table-cell>
          <table:table-cell office:value-type="float" office:value="75000" calcext:value-type="float">
            <text:p>75000</text:p>
          </table:table-cell>
          <table:table-cell office:value-type="float" office:value="59810.0252410804" calcext:value-type="float">
            <text:p>59810.0252410804</text:p>
          </table:table-cell>
          <table:table-cell office:value-type="float" office:value="0.102833547000046" calcext:value-type="float">
            <text:p>0.102833547000046</text:p>
          </table:table-cell>
          <table:table-cell office:value-type="float" office:value="60000" calcext:value-type="float">
            <text:p>60000</text:p>
          </table:table-cell>
          <table:table-cell office:value-type="float" office:value="75067.6847413561" calcext:value-type="float">
            <text:p>75067.6847413561</text:p>
          </table:table-cell>
        </table:table-row>
        <table:table-row table:style-name="ro1">
          <table:table-cell office:value-type="float" office:value="129.420462539998" calcext:value-type="float">
            <text:p>129.42046253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677.9911213671" calcext:value-type="float">
            <text:p>75677.9911213671</text:p>
          </table:table-cell>
          <table:table-cell office:value-type="float" office:value="0.102539628998784" calcext:value-type="float">
            <text:p>0.102539628998784</text:p>
          </table:table-cell>
          <table:table-cell office:value-type="float" office:value="60000" calcext:value-type="float">
            <text:p>60000</text:p>
          </table:table-cell>
          <table:table-cell office:value-type="float" office:value="75677.9911213671" calcext:value-type="float">
            <text:p>75677.9911213671</text:p>
          </table:table-cell>
        </table:table-row>
        <table:table-row table:style-name="ro1">
          <table:table-cell office:value-type="float" office:value="129.622713084998" calcext:value-type="float">
            <text:p>129.62271308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3847.071981334" calcext:value-type="float">
            <text:p>73847.071981334</text:p>
          </table:table-cell>
          <table:table-cell office:value-type="float" office:value="0.10278458600078" calcext:value-type="float">
            <text:p>0.10278458600078</text:p>
          </table:table-cell>
          <table:table-cell office:value-type="float" office:value="60000" calcext:value-type="float">
            <text:p>60000</text:p>
          </table:table-cell>
          <table:table-cell office:value-type="float" office:value="58589.4124810584" calcext:value-type="float">
            <text:p>58589.4124810584</text:p>
          </table:table-cell>
        </table:table-row>
        <table:table-row table:style-name="ro1">
          <table:table-cell office:value-type="float" office:value="129.825525131" calcext:value-type="float">
            <text:p>129.82552513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42.0593607938" calcext:value-type="float">
            <text:p>43942.0593607938</text:p>
          </table:table-cell>
          <table:table-cell office:value-type="float" office:value="0.103370148000977" calcext:value-type="float">
            <text:p>0.103370148000977</text:p>
          </table:table-cell>
          <table:table-cell office:value-type="float" office:value="60000" calcext:value-type="float">
            <text:p>60000</text:p>
          </table:table-cell>
          <table:table-cell office:value-type="float" office:value="43942.0593607938" calcext:value-type="float">
            <text:p>43942.0593607938</text:p>
          </table:table-cell>
        </table:table-row>
        <table:table-row table:style-name="ro1">
          <table:table-cell office:value-type="float" office:value="130.028373175999" calcext:value-type="float">
            <text:p>130.02837317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162.6721208158" calcext:value-type="float">
            <text:p>45162.6721208158</text:p>
          </table:table-cell>
          <table:table-cell office:value-type="float" office:value="0.103105892001622" calcext:value-type="float">
            <text:p>0.103105892001622</text:p>
          </table:table-cell>
          <table:table-cell office:value-type="float" office:value="60000" calcext:value-type="float">
            <text:p>60000</text:p>
          </table:table-cell>
          <table:table-cell office:value-type="float" office:value="45162.6721208158" calcext:value-type="float">
            <text:p>45162.6721208158</text:p>
          </table:table-cell>
        </table:table-row>
        <table:table-row table:style-name="ro1">
          <table:table-cell office:value-type="float" office:value="130.230433569999" calcext:value-type="float">
            <text:p>130.23043356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810.0252410804" calcext:value-type="float">
            <text:p>59810.0252410804</text:p>
          </table:table-cell>
          <table:table-cell office:value-type="float" office:value="0.10331707700243" calcext:value-type="float">
            <text:p>0.10331707700243</text:p>
          </table:table-cell>
          <table:table-cell office:value-type="float" office:value="60000" calcext:value-type="float">
            <text:p>60000</text:p>
          </table:table-cell>
          <table:table-cell office:value-type="float" office:value="75067.6847413561" calcext:value-type="float">
            <text:p>75067.6847413561</text:p>
          </table:table-cell>
        </table:table-row>
        <table:table-row table:style-name="ro1">
          <table:table-cell office:value-type="float" office:value="130.432282759" calcext:value-type="float">
            <text:p>130.432282759</text:p>
          </table:table-cell>
          <table:table-cell office:value-type="float" office:value="75000" calcext:value-type="float">
            <text:p>75000</text:p>
          </table:table-cell>
          <table:table-cell office:value-type="float" office:value="73847.071981334" calcext:value-type="float">
            <text:p>73847.071981334</text:p>
          </table:table-cell>
          <table:table-cell office:value-type="float" office:value="0.103857711001183" calcext:value-type="float">
            <text:p>0.103857711001183</text:p>
          </table:table-cell>
          <table:table-cell office:value-type="float" office:value="60000" calcext:value-type="float">
            <text:p>60000</text:p>
          </table:table-cell>
          <table:table-cell office:value-type="float" office:value="73847.071981334" calcext:value-type="float">
            <text:p>73847.071981334</text:p>
          </table:table-cell>
        </table:table-row>
        <table:table-row table:style-name="ro1">
          <table:table-cell office:value-type="float" office:value="130.636567712001" calcext:value-type="float">
            <text:p>130.63656771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067.6847413561" calcext:value-type="float">
            <text:p>75067.6847413561</text:p>
          </table:table-cell>
          <table:table-cell office:value-type="float" office:value="0.102818653998838" calcext:value-type="float">
            <text:p>0.102818653998838</text:p>
          </table:table-cell>
          <table:table-cell office:value-type="float" office:value="60000" calcext:value-type="float">
            <text:p>60000</text:p>
          </table:table-cell>
          <table:table-cell office:value-type="float" office:value="59810.0252410804" calcext:value-type="float">
            <text:p>59810.0252410804</text:p>
          </table:table-cell>
        </table:table-row>
        <table:table-row table:style-name="ro1">
          <table:table-cell office:value-type="float" office:value="130.838022126998" calcext:value-type="float">
            <text:p>130.83802212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52.3657408048" calcext:value-type="float">
            <text:p>44552.3657408048</text:p>
          </table:table-cell>
          <table:table-cell office:value-type="float" office:value="0.103728605001379" calcext:value-type="float">
            <text:p>0.1037286050013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552.3657408048" calcext:value-type="float">
            <text:p>44552.3657408048</text:p>
          </table:table-cell>
        </table:table-row>
        <table:table-row table:style-name="ro1">
          <table:table-cell office:value-type="float" office:value="131.039686597" calcext:value-type="float">
            <text:p>131.039686597</text:p>
          </table:table-cell>
          <table:table-cell office:value-type="float" office:value="45000" calcext:value-type="float">
            <text:p>45000</text:p>
          </table:table-cell>
          <table:table-cell office:value-type="float" office:value="44857.5189308103" calcext:value-type="float">
            <text:p>44857.5189308103</text:p>
          </table:table-cell>
          <table:table-cell office:value-type="float" office:value="0.101987160000135" calcext:value-type="float">
            <text:p>0.101987160000135</text:p>
          </table:table-cell>
          <table:table-cell office:value-type="float" office:value="60000" calcext:value-type="float">
            <text:p>60000</text:p>
          </table:table-cell>
          <table:table-cell office:value-type="float" office:value="44857.5189308103" calcext:value-type="float">
            <text:p>44857.5189308103</text:p>
          </table:table-cell>
        </table:table-row>
        <table:table-row table:style-name="ro1">
          <table:table-cell office:value-type="float" office:value="131.240950395" calcext:value-type="float">
            <text:p>131.240950395</text:p>
          </table:table-cell>
          <table:table-cell office:value-type="float" office:value="75000" calcext:value-type="float">
            <text:p>75000</text:p>
          </table:table-cell>
          <table:table-cell office:value-type="float" office:value="59199.7188610694" calcext:value-type="float">
            <text:p>59199.7188610694</text:p>
          </table:table-cell>
          <table:table-cell office:value-type="float" office:value="0.103582141000516" calcext:value-type="float">
            <text:p>0.103582141000516</text:p>
          </table:table-cell>
          <table:table-cell office:value-type="float" office:value="60000" calcext:value-type="float">
            <text:p>60000</text:p>
          </table:table-cell>
          <table:table-cell office:value-type="float" office:value="74457.378361345" calcext:value-type="float">
            <text:p>74457.378361345</text:p>
          </table:table-cell>
        </table:table-row>
        <table:table-row table:style-name="ro1">
          <table:table-cell office:value-type="float" office:value="131.442723467" calcext:value-type="float">
            <text:p>131.442723467</text:p>
          </table:table-cell>
          <table:table-cell office:value-type="float" office:value="75000" calcext:value-type="float">
            <text:p>75000</text:p>
          </table:table-cell>
          <table:table-cell office:value-type="float" office:value="75067.6847413561" calcext:value-type="float">
            <text:p>75067.6847413561</text:p>
          </table:table-cell>
          <table:table-cell office:value-type="float" office:value="0.102822460998141" calcext:value-type="float">
            <text:p>0.102822460998141</text:p>
          </table:table-cell>
          <table:table-cell office:value-type="float" office:value="60000" calcext:value-type="float">
            <text:p>60000</text:p>
          </table:table-cell>
          <table:table-cell office:value-type="float" office:value="75067.6847413561" calcext:value-type="float">
            <text:p>75067.6847413561</text:p>
          </table:table-cell>
        </table:table-row>
        <table:table-row table:style-name="ro1">
          <table:table-cell office:value-type="float" office:value="131.645598788" calcext:value-type="float">
            <text:p>131.645598788</text:p>
          </table:table-cell>
          <table:table-cell office:value-type="float" office:value="45000" calcext:value-type="float">
            <text:p>45000</text:p>
          </table:table-cell>
          <table:table-cell office:value-type="float" office:value="74635.2865666413" calcext:value-type="float">
            <text:p>74635.2865666413</text:p>
          </table:table-cell>
          <table:table-cell office:value-type="float" office:value="0.102863572999922" calcext:value-type="float">
            <text:p>0.102863572999922</text:p>
          </table:table-cell>
          <table:table-cell office:value-type="float" office:value="60000" calcext:value-type="float">
            <text:p>60000</text:p>
          </table:table-cell>
          <table:table-cell office:value-type="float" office:value="59341.1704669197" calcext:value-type="float">
            <text:p>59341.1704669197</text:p>
          </table:table-cell>
        </table:table-row>
        <table:table-row table:style-name="ro1">
          <table:table-cell office:value-type="float" office:value="131.847281315" calcext:value-type="float">
            <text:p>131.847281315</text:p>
          </table:table-cell>
          <table:table-cell office:value-type="float" office:value="45000" calcext:value-type="float">
            <text:p>45000</text:p>
          </table:table-cell>
          <table:table-cell office:value-type="float" office:value="44047.0543671981" calcext:value-type="float">
            <text:p>44047.0543671981</text:p>
          </table:table-cell>
          <table:table-cell office:value-type="float" office:value="0.102921051999147" calcext:value-type="float">
            <text:p>0.102921051999147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7.0543671981" calcext:value-type="float">
            <text:p>44047.0543671981</text:p>
          </table:table-cell>
        </table:table-row>
        <table:table-row table:style-name="ro1">
          <table:table-cell office:value-type="float" office:value="132.049442441999" calcext:value-type="float">
            <text:p>132.04944244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882.3482991647" calcext:value-type="float">
            <text:p>45882.3482991647</text:p>
          </table:table-cell>
          <table:table-cell office:value-type="float" office:value="0.102752087997942" calcext:value-type="float">
            <text:p>0.102752087997942</text:p>
          </table:table-cell>
          <table:table-cell office:value-type="float" office:value="60000" calcext:value-type="float">
            <text:p>60000</text:p>
          </table:table-cell>
          <table:table-cell office:value-type="float" office:value="45270.5836551759" calcext:value-type="float">
            <text:p>45270.5836551759</text:p>
          </table:table-cell>
        </table:table-row>
        <table:table-row table:style-name="ro1">
          <table:table-cell office:value-type="float" office:value="132.252314167999" calcext:value-type="float">
            <text:p>132.25231416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968.4500800795" calcext:value-type="float">
            <text:p>59968.4500800795</text:p>
          </table:table-cell>
          <table:table-cell office:value-type="float" office:value="0.103696032001608" calcext:value-type="float">
            <text:p>0.103696032001608</text:p>
          </table:table-cell>
          <table:table-cell office:value-type="float" office:value="60000" calcext:value-type="float">
            <text:p>60000</text:p>
          </table:table-cell>
          <table:table-cell office:value-type="float" office:value="75878.4470401006" calcext:value-type="float">
            <text:p>75878.4470401006</text:p>
          </table:table-cell>
        </table:table-row>
        <table:table-row table:style-name="ro1">
          <table:table-cell office:value-type="float" office:value="132.454802834" calcext:value-type="float">
            <text:p>132.454802834</text:p>
          </table:table-cell>
          <table:table-cell office:value-type="float" office:value="75000" calcext:value-type="float">
            <text:p>75000</text:p>
          </table:table-cell>
          <table:table-cell office:value-type="float" office:value="72818.8322400965" calcext:value-type="float">
            <text:p>72818.8322400965</text:p>
          </table:table-cell>
          <table:table-cell office:value-type="float" office:value="0.102920250999887" calcext:value-type="float">
            <text:p>0.102920250999887</text:p>
          </table:table-cell>
          <table:table-cell office:value-type="float" office:value="60000" calcext:value-type="float">
            <text:p>60000</text:p>
          </table:table-cell>
          <table:table-cell office:value-type="float" office:value="72818.8322400965" calcext:value-type="float">
            <text:p>72818.8322400965</text:p>
          </table:table-cell>
        </table:table-row>
        <table:table-row table:style-name="ro1">
          <table:table-cell office:value-type="float" office:value="132.657180407001" calcext:value-type="float">
            <text:p>132.65718040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2818.8322400965" calcext:value-type="float">
            <text:p>72818.8322400965</text:p>
          </table:table-cell>
          <table:table-cell office:value-type="float" office:value="0.106346271000803" calcext:value-type="float">
            <text:p>0.106346271000803</text:p>
          </table:table-cell>
          <table:table-cell office:value-type="float" office:value="60000" calcext:value-type="float">
            <text:p>60000</text:p>
          </table:table-cell>
          <table:table-cell office:value-type="float" office:value="57520.7582400763" calcext:value-type="float">
            <text:p>57520.7582400763</text:p>
          </table:table-cell>
        </table:table-row>
        <table:table-row table:style-name="ro1">
          <table:table-cell office:value-type="float" office:value="132.858599741001" calcext:value-type="float">
            <text:p>132.8585997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0.3760800592" calcext:value-type="float">
            <text:p>44670.3760800592</text:p>
          </table:table-cell>
          <table:table-cell office:value-type="float" office:value="0.102817645998584" calcext:value-type="float">
            <text:p>0.102817645998584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0.3760800592" calcext:value-type="float">
            <text:p>44670.3760800592</text:p>
          </table:table-cell>
        </table:table-row>
        <table:table-row table:style-name="ro1">
          <table:table-cell office:value-type="float" office:value="133.060074866" calcext:value-type="float">
            <text:p>133.060074866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0.3760800592" calcext:value-type="float">
            <text:p>44670.3760800592</text:p>
          </table:table-cell>
          <table:table-cell office:value-type="float" office:value="0.10256045999995" calcext:value-type="float">
            <text:p>0.10256045999995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0.3760800592" calcext:value-type="float">
            <text:p>44670.3760800592</text:p>
          </table:table-cell>
        </table:table-row>
        <table:table-row table:style-name="ro1">
          <table:table-cell office:value-type="float" office:value="133.262185596999" calcext:value-type="float">
            <text:p>133.26218559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662.4886000791" calcext:value-type="float">
            <text:p>59662.4886000791</text:p>
          </table:table-cell>
          <table:table-cell office:value-type="float" office:value="0.103215456001635" calcext:value-type="float">
            <text:p>0.103215456001635</text:p>
          </table:table-cell>
          <table:table-cell office:value-type="float" office:value="60000" calcext:value-type="float">
            <text:p>60000</text:p>
          </table:table-cell>
          <table:table-cell office:value-type="float" office:value="74960.5626000994" calcext:value-type="float">
            <text:p>74960.5626000994</text:p>
          </table:table-cell>
        </table:table-row>
        <table:table-row table:style-name="ro1">
          <table:table-cell office:value-type="float" office:value="133.463397654999" calcext:value-type="float">
            <text:p>133.46339765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490.3700001014" calcext:value-type="float">
            <text:p>76490.3700001014</text:p>
          </table:table-cell>
          <table:table-cell office:value-type="float" office:value="0.102954859998135" calcext:value-type="float">
            <text:p>0.10295485999813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90.3700001014" calcext:value-type="float">
            <text:p>76490.3700001014</text:p>
          </table:table-cell>
        </table:table-row>
        <table:table-row table:style-name="ro1">
          <table:table-cell office:value-type="float" office:value="133.667157078999" calcext:value-type="float">
            <text:p>133.66715707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266.5240800998" calcext:value-type="float">
            <text:p>75266.5240800998</text:p>
          </table:table-cell>
          <table:table-cell office:value-type="float" office:value="0.103149714999745" calcext:value-type="float">
            <text:p>0.103149714999745</text:p>
          </table:table-cell>
          <table:table-cell office:value-type="float" office:value="60000" calcext:value-type="float">
            <text:p>60000</text:p>
          </table:table-cell>
          <table:table-cell office:value-type="float" office:value="59968.4500800795" calcext:value-type="float">
            <text:p>59968.4500800795</text:p>
          </table:table-cell>
        </table:table-row>
        <table:table-row table:style-name="ro1">
          <table:table-cell office:value-type="float" office:value="133.869004169999" calcext:value-type="float">
            <text:p>133.86900416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282.29904006" calcext:value-type="float">
            <text:p>45282.29904006</text:p>
          </table:table-cell>
          <table:table-cell office:value-type="float" office:value="0.103158052999788" calcext:value-type="float">
            <text:p>0.103158052999788</text:p>
          </table:table-cell>
          <table:table-cell office:value-type="float" office:value="60000" calcext:value-type="float">
            <text:p>60000</text:p>
          </table:table-cell>
          <table:table-cell office:value-type="float" office:value="45282.29904006" calcext:value-type="float">
            <text:p>45282.29904006</text:p>
          </table:table-cell>
        </table:table-row>
        <table:table-row table:style-name="ro1">
          <table:table-cell office:value-type="float" office:value="134.071539107001" calcext:value-type="float">
            <text:p>134.07153910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446.5301600576" calcext:value-type="float">
            <text:p>43446.5301600576</text:p>
          </table:table-cell>
          <table:table-cell office:value-type="float" office:value="0.10317520299941" calcext:value-type="float">
            <text:p>0.10317520299941</text:p>
          </table:table-cell>
          <table:table-cell office:value-type="float" office:value="60000" calcext:value-type="float">
            <text:p>60000</text:p>
          </table:table-cell>
          <table:table-cell office:value-type="float" office:value="43446.5301600576" calcext:value-type="float">
            <text:p>43446.5301600576</text:p>
          </table:table-cell>
        </table:table-row>
        <table:table-row table:style-name="ro1">
          <table:table-cell office:value-type="float" office:value="134.273196081998" calcext:value-type="float">
            <text:p>134.27319608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9356.5271200787" calcext:value-type="float">
            <text:p>59356.5271200787</text:p>
          </table:table-cell>
          <table:table-cell office:value-type="float" office:value="0.101946180999221" calcext:value-type="float">
            <text:p>0.101946180999221</text:p>
          </table:table-cell>
          <table:table-cell office:value-type="float" office:value="60000" calcext:value-type="float">
            <text:p>60000</text:p>
          </table:table-cell>
          <table:table-cell office:value-type="float" office:value="74654.601120099" calcext:value-type="float">
            <text:p>74654.601120099</text:p>
          </table:table-cell>
        </table:table-row>
        <table:table-row table:style-name="ro1">
          <table:table-cell office:value-type="float" office:value="134.475342569" calcext:value-type="float">
            <text:p>134.475342569</text:p>
          </table:table-cell>
          <table:table-cell office:value-type="float" office:value="75000" calcext:value-type="float">
            <text:p>75000</text:p>
          </table:table-cell>
          <table:table-cell office:value-type="float" office:value="75074.2567199632" calcext:value-type="float">
            <text:p>75074.2567199632</text:p>
          </table:table-cell>
          <table:table-cell office:value-type="float" office:value="0.104991600997892" calcext:value-type="float">
            <text:p>0.104991600997892</text:p>
          </table:table-cell>
          <table:table-cell office:value-type="float" office:value="60000" calcext:value-type="float">
            <text:p>60000</text:p>
          </table:table-cell>
          <table:table-cell office:value-type="float" office:value="75074.2567199632" calcext:value-type="float">
            <text:p>75074.2567199632</text:p>
          </table:table-cell>
        </table:table-row>
        <table:table-row table:style-name="ro1">
          <table:table-cell office:value-type="float" office:value="134.677200048998" calcext:value-type="float">
            <text:p>134.67720004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4624.6044914296" calcext:value-type="float">
            <text:p>74624.6044914296</text:p>
          </table:table-cell>
          <table:table-cell office:value-type="float" office:value="0.102697541002271" calcext:value-type="float">
            <text:p>0.102697541002271</text:p>
          </table:table-cell>
          <table:table-cell office:value-type="float" office:value="60000" calcext:value-type="float">
            <text:p>60000</text:p>
          </table:table-cell>
          <table:table-cell office:value-type="float" office:value="58721.0002555512" calcext:value-type="float">
            <text:p>58721.0002555512</text:p>
          </table:table-cell>
        </table:table-row>
        <table:table-row table:style-name="ro1">
          <table:table-cell office:value-type="float" office:value="134.879272701" calcext:value-type="float">
            <text:p>134.8792727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52.4272776587" calcext:value-type="float">
            <text:p>44652.4272776587</text:p>
          </table:table-cell>
          <table:table-cell office:value-type="float" office:value="0.102698817998316" calcext:value-type="float">
            <text:p>0.10269881799831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52.4272776587" calcext:value-type="float">
            <text:p>44652.4272776587</text:p>
          </table:table-cell>
        </table:table-row>
        <table:table-row table:style-name="ro1">
          <table:table-cell office:value-type="float" office:value="135.283097273001" calcext:value-type="float">
            <text:p>135.28309727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0064.8491326938" calcext:value-type="float">
            <text:p>40064.8491326938</text:p>
          </table:table-cell>
          <table:table-cell office:value-type="float" office:value="0.318115766000119" calcext:value-type="float">
            <text:p>0.318115766000119</text:p>
          </table:table-cell>
          <table:table-cell office:value-type="float" office:value="60000" calcext:value-type="float">
            <text:p>60000</text:p>
          </table:table-cell>
          <table:table-cell office:value-type="float" office:value="40676.5262186891" calcext:value-type="float">
            <text:p>40676.5262186891</text:p>
          </table:table-cell>
        </table:table-row>
        <table:table-row table:style-name="ro1">
          <table:table-cell office:value-type="float" office:value="135.485275936" calcext:value-type="float">
            <text:p>135.485275936</text:p>
          </table:table-cell>
          <table:table-cell office:value-type="float" office:value="75000" calcext:value-type="float">
            <text:p>75000</text:p>
          </table:table-cell>
          <table:table-cell office:value-type="float" office:value="59944.3544275418" calcext:value-type="float">
            <text:p>59944.3544275418</text:p>
          </table:table-cell>
          <table:table-cell office:value-type="float" office:value="0.103819828000269" calcext:value-type="float">
            <text:p>0.103819828000269</text:p>
          </table:table-cell>
          <table:table-cell office:value-type="float" office:value="60000" calcext:value-type="float">
            <text:p>60000</text:p>
          </table:table-cell>
          <table:table-cell office:value-type="float" office:value="75236.281577425" calcext:value-type="float">
            <text:p>75236.281577425</text:p>
          </table:table-cell>
        </table:table-row>
        <table:table-row table:style-name="ro1">
          <table:table-cell office:value-type="float" office:value="135.687363206998" calcext:value-type="float">
            <text:p>135.68736320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459.6357494156" calcext:value-type="float">
            <text:p>76459.6357494156</text:p>
          </table:table-cell>
          <table:table-cell office:value-type="float" office:value="0.102706458001194" calcext:value-type="float">
            <text:p>0.102706458001194</text:p>
          </table:table-cell>
          <table:table-cell office:value-type="float" office:value="60000" calcext:value-type="float">
            <text:p>60000</text:p>
          </table:table-cell>
          <table:table-cell office:value-type="float" office:value="61167.7085995325" calcext:value-type="float">
            <text:p>61167.7085995325</text:p>
          </table:table-cell>
        </table:table-row>
        <table:table-row table:style-name="ro1">
          <table:table-cell office:value-type="float" office:value="135.890291786" calcext:value-type="float">
            <text:p>135.890291786</text:p>
          </table:table-cell>
          <table:table-cell office:value-type="float" office:value="45000" calcext:value-type="float">
            <text:p>45000</text:p>
          </table:table-cell>
          <table:table-cell office:value-type="float" office:value="45875.7814496494" calcext:value-type="float">
            <text:p>45875.7814496494</text:p>
          </table:table-cell>
          <table:table-cell office:value-type="float" office:value="0.102651055000024" calcext:value-type="float">
            <text:p>0.102651055000024</text:p>
          </table:table-cell>
          <table:table-cell office:value-type="float" office:value="60000" calcext:value-type="float">
            <text:p>60000</text:p>
          </table:table-cell>
          <table:table-cell office:value-type="float" office:value="45875.7814496494" calcext:value-type="float">
            <text:p>45875.7814496494</text:p>
          </table:table-cell>
        </table:table-row>
        <table:table-row table:style-name="ro1">
          <table:table-cell office:value-type="float" office:value="136.092816683999" calcext:value-type="float">
            <text:p>136.09281668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569.9429066517" calcext:value-type="float">
            <text:p>45569.9429066517</text:p>
          </table:table-cell>
          <table:table-cell office:value-type="float" office:value="0.103157557998202" calcext:value-type="float">
            <text:p>0.103157557998202</text:p>
          </table:table-cell>
          <table:table-cell office:value-type="float" office:value="60000" calcext:value-type="float">
            <text:p>60000</text:p>
          </table:table-cell>
          <table:table-cell office:value-type="float" office:value="45569.9429066517" calcext:value-type="float">
            <text:p>45569.9429066517</text:p>
          </table:table-cell>
        </table:table-row>
        <table:table-row table:style-name="ro1">
          <table:table-cell office:value-type="float" office:value="136.295724051" calcext:value-type="float">
            <text:p>136.295724051</text:p>
          </table:table-cell>
          <table:table-cell office:value-type="float" office:value="75000" calcext:value-type="float">
            <text:p>75000</text:p>
          </table:table-cell>
          <table:table-cell office:value-type="float" office:value="59332.6773415465" calcext:value-type="float">
            <text:p>59332.6773415465</text:p>
          </table:table-cell>
          <table:table-cell office:value-type="float" office:value="0.103236529997957" calcext:value-type="float">
            <text:p>0.10323652999795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24.6044914296" calcext:value-type="float">
            <text:p>74624.6044914296</text:p>
          </table:table-cell>
        </table:table-row>
        <table:table-row table:style-name="ro1">
          <table:table-cell office:value-type="float" office:value="136.497416746999" calcext:value-type="float">
            <text:p>136.4974167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6.281577425" calcext:value-type="float">
            <text:p>75236.281577425</text:p>
          </table:table-cell>
          <table:table-cell office:value-type="float" office:value="0.103260600997601" calcext:value-type="float">
            <text:p>0.10326060099760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36.281577425" calcext:value-type="float">
            <text:p>75236.281577425</text:p>
          </table:table-cell>
        </table:table-row>
        <table:table-row table:style-name="ro1">
          <table:table-cell office:value-type="float" office:value="136.700612921999" calcext:value-type="float">
            <text:p>136.70061292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3401.250319439" calcext:value-type="float">
            <text:p>73401.250319439</text:p>
          </table:table-cell>
          <table:table-cell office:value-type="float" office:value="0.108080725000036" calcext:value-type="float">
            <text:p>0.108080725000036</text:p>
          </table:table-cell>
          <table:table-cell office:value-type="float" office:value="60000" calcext:value-type="float">
            <text:p>60000</text:p>
          </table:table-cell>
          <table:table-cell office:value-type="float" office:value="58109.3231695559" calcext:value-type="float">
            <text:p>58109.3231695559</text:p>
          </table:table-cell>
        </table:table-row>
        <table:table-row table:style-name="ro1">
          <table:table-cell office:value-type="float" office:value="136.902996091001" calcext:value-type="float">
            <text:p>136.90299609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040.7501916634" calcext:value-type="float">
            <text:p>44040.7501916634</text:p>
          </table:table-cell>
          <table:table-cell office:value-type="float" office:value="0.102755364998302" calcext:value-type="float">
            <text:p>0.102755364998302</text:p>
          </table:table-cell>
          <table:table-cell office:value-type="float" office:value="60000" calcext:value-type="float">
            <text:p>60000</text:p>
          </table:table-cell>
          <table:table-cell office:value-type="float" office:value="43429.0731056681" calcext:value-type="float">
            <text:p>43429.0731056681</text:p>
          </table:table-cell>
        </table:table-row>
        <table:table-row table:style-name="ro1">
          <table:table-cell office:value-type="float" office:value="137.105115613002" calcext:value-type="float">
            <text:p>137.105115613002</text:p>
          </table:table-cell>
          <table:table-cell office:value-type="float" office:value="75000" calcext:value-type="float">
            <text:p>75000</text:p>
          </table:table-cell>
          <table:table-cell office:value-type="float" office:value="43429.0731056681" calcext:value-type="float">
            <text:p>43429.0731056681</text:p>
          </table:table-cell>
          <table:table-cell office:value-type="float" office:value="0.103045722000388" calcext:value-type="float">
            <text:p>0.103045722000388</text:p>
          </table:table-cell>
          <table:table-cell office:value-type="float" office:value="60000" calcext:value-type="float">
            <text:p>60000</text:p>
          </table:table-cell>
          <table:table-cell office:value-type="float" office:value="59332.6773415465" calcext:value-type="float">
            <text:p>59332.6773415465</text:p>
          </table:table-cell>
        </table:table-row>
        <table:table-row table:style-name="ro1">
          <table:table-cell office:value-type="float" office:value="137.306586538998" calcext:value-type="float">
            <text:p>137.30658653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6.281577425" calcext:value-type="float">
            <text:p>75236.281577425</text:p>
          </table:table-cell>
          <table:table-cell office:value-type="float" office:value="0.102824177000002" calcext:value-type="float">
            <text:p>0.102824177000002</text:p>
          </table:table-cell>
          <table:table-cell office:value-type="float" office:value="60000" calcext:value-type="float">
            <text:p>60000</text:p>
          </table:table-cell>
          <table:table-cell office:value-type="float" office:value="75236.281577425" calcext:value-type="float">
            <text:p>75236.281577425</text:p>
          </table:table-cell>
        </table:table-row>
        <table:table-row table:style-name="ro1">
          <table:table-cell office:value-type="float" office:value="137.508728190998" calcext:value-type="float">
            <text:p>137.50872819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6.281577425" calcext:value-type="float">
            <text:p>75236.281577425</text:p>
          </table:table-cell>
          <table:table-cell office:value-type="float" office:value="0.102984880999429" calcext:value-type="float">
            <text:p>0.102984880999429</text:p>
          </table:table-cell>
          <table:table-cell office:value-type="float" office:value="60000" calcext:value-type="float">
            <text:p>60000</text:p>
          </table:table-cell>
          <table:table-cell office:value-type="float" office:value="75236.281577425" calcext:value-type="float">
            <text:p>75236.281577425</text:p>
          </table:table-cell>
        </table:table-row>
        <table:table-row table:style-name="ro1">
          <table:table-cell office:value-type="float" office:value="137.710465304001" calcext:value-type="float">
            <text:p>137.71046530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944.3544275418" calcext:value-type="float">
            <text:p>59944.3544275418</text:p>
          </table:table-cell>
          <table:table-cell office:value-type="float" office:value="0.102425806999236" calcext:value-type="float">
            <text:p>0.102425806999236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0.7501916634" calcext:value-type="float">
            <text:p>44040.7501916634</text:p>
          </table:table-cell>
        </table:table-row>
        <table:table-row table:style-name="ro1">
          <table:table-cell office:value-type="float" office:value="137.912935870001" calcext:value-type="float">
            <text:p>137.91293587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29.3494300102" calcext:value-type="float">
            <text:p>43729.3494300102</text:p>
          </table:table-cell>
          <table:table-cell office:value-type="float" office:value="0.103053070000897" calcext:value-type="float">
            <text:p>0.103053070000897</text:p>
          </table:table-cell>
          <table:table-cell office:value-type="float" office:value="60000" calcext:value-type="float">
            <text:p>60000</text:p>
          </table:table-cell>
          <table:table-cell office:value-type="float" office:value="44345.2557600103" calcext:value-type="float">
            <text:p>44345.2557600103</text:p>
          </table:table-cell>
        </table:table-row>
        <table:table-row table:style-name="ro1">
          <table:table-cell office:value-type="float" office:value="138.114421391001" calcext:value-type="float">
            <text:p>138.11442139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633.3937816744" calcext:value-type="float">
            <text:p>43633.3937816744</text:p>
          </table:table-cell>
          <table:table-cell office:value-type="float" office:value="0.103149852999195" calcext:value-type="float">
            <text:p>0.103149852999195</text:p>
          </table:table-cell>
          <table:table-cell office:value-type="float" office:value="60000" calcext:value-type="float">
            <text:p>60000</text:p>
          </table:table-cell>
          <table:table-cell office:value-type="float" office:value="58997.2648315597" calcext:value-type="float">
            <text:p>58997.2648315597</text:p>
          </table:table-cell>
        </table:table-row>
        <table:table-row table:style-name="ro1">
          <table:table-cell office:value-type="float" office:value="138.316273921999" calcext:value-type="float">
            <text:p>138.31627392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90.2455654359" calcext:value-type="float">
            <text:p>75590.2455654359</text:p>
          </table:table-cell>
          <table:table-cell office:value-type="float" office:value="0.102815074002137" calcext:value-type="float">
            <text:p>0.102815074002137</text:p>
          </table:table-cell>
          <table:table-cell office:value-type="float" office:value="60000" calcext:value-type="float">
            <text:p>60000</text:p>
          </table:table-cell>
          <table:table-cell office:value-type="float" office:value="75590.2455654359" calcext:value-type="float">
            <text:p>75590.2455654359</text:p>
          </table:table-cell>
        </table:table-row>
        <table:table-row table:style-name="ro1">
          <table:table-cell office:value-type="float" office:value="138.517856675" calcext:value-type="float">
            <text:p>138.517856675</text:p>
          </table:table-cell>
          <table:table-cell office:value-type="float" office:value="75000" calcext:value-type="float">
            <text:p>75000</text:p>
          </table:table-cell>
          <table:table-cell office:value-type="float" office:value="74975.6907234405" calcext:value-type="float">
            <text:p>74975.6907234405</text:p>
          </table:table-cell>
          <table:table-cell office:value-type="float" office:value="0.102832544002013" calcext:value-type="float">
            <text:p>0.10283254400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74975.6907234405" calcext:value-type="float">
            <text:p>74975.6907234405</text:p>
          </table:table-cell>
        </table:table-row>
        <table:table-row table:style-name="ro1">
          <table:table-cell office:value-type="float" office:value="138.729022596999" calcext:value-type="float">
            <text:p>138.72902259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611.8196735552" calcext:value-type="float">
            <text:p>59611.8196735552</text:p>
          </table:table-cell>
          <table:table-cell office:value-type="float" office:value="0.110947064997163" calcext:value-type="float">
            <text:p>0.110947064997163</text:p>
          </table:table-cell>
          <table:table-cell office:value-type="float" office:value="60000" calcext:value-type="float">
            <text:p>60000</text:p>
          </table:table-cell>
          <table:table-cell office:value-type="float" office:value="44247.9486236698" calcext:value-type="float">
            <text:p>44247.9486236698</text:p>
          </table:table-cell>
        </table:table-row>
        <table:table-row table:style-name="ro1">
          <table:table-cell office:value-type="float" office:value="138.930678296998" calcext:value-type="float">
            <text:p>138.93067829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169.7808866629" calcext:value-type="float">
            <text:p>45169.7808866629</text:p>
          </table:table-cell>
          <table:table-cell office:value-type="float" office:value="0.103320455000357" calcext:value-type="float">
            <text:p>0.103320455000357</text:p>
          </table:table-cell>
          <table:table-cell office:value-type="float" office:value="60000" calcext:value-type="float">
            <text:p>60000</text:p>
          </table:table-cell>
          <table:table-cell office:value-type="float" office:value="45169.7808866629" calcext:value-type="float">
            <text:p>45169.7808866629</text:p>
          </table:table-cell>
        </table:table-row>
        <table:table-row table:style-name="ro1">
          <table:table-cell office:value-type="float" office:value="139.132474642" calcext:value-type="float">
            <text:p>139.132474642</text:p>
          </table:table-cell>
          <table:table-cell office:value-type="float" office:value="75000" calcext:value-type="float">
            <text:p>75000</text:p>
          </table:table-cell>
          <table:table-cell office:value-type="float" office:value="46091.613149656" calcext:value-type="float">
            <text:p>46091.613149656</text:p>
          </table:table-cell>
          <table:table-cell office:value-type="float" office:value="0.102825182002562" calcext:value-type="float">
            <text:p>0.102825182002562</text:p>
          </table:table-cell>
          <table:table-cell office:value-type="float" office:value="60000" calcext:value-type="float">
            <text:p>60000</text:p>
          </table:table-cell>
          <table:table-cell office:value-type="float" office:value="61455.4841995414" calcext:value-type="float">
            <text:p>61455.4841995414</text:p>
          </table:table-cell>
        </table:table-row>
        <table:table-row table:style-name="ro1">
          <table:table-cell office:value-type="float" office:value="139.334728247999" calcext:value-type="float">
            <text:p>139.3347282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90.2455654359" calcext:value-type="float">
            <text:p>75590.2455654359</text:p>
          </table:table-cell>
          <table:table-cell office:value-type="float" office:value="0.103162809999048" calcext:value-type="float">
            <text:p>0.103162809999048</text:p>
          </table:table-cell>
          <table:table-cell office:value-type="float" office:value="60000" calcext:value-type="float">
            <text:p>60000</text:p>
          </table:table-cell>
          <table:table-cell office:value-type="float" office:value="75590.2455654359" calcext:value-type="float">
            <text:p>75590.2455654359</text:p>
          </table:table-cell>
        </table:table-row>
        <table:table-row table:style-name="ro1">
          <table:table-cell office:value-type="float" office:value="139.536718337" calcext:value-type="float">
            <text:p>139.536718337</text:p>
          </table:table-cell>
          <table:table-cell office:value-type="float" office:value="75000" calcext:value-type="float">
            <text:p>75000</text:p>
          </table:table-cell>
          <table:table-cell office:value-type="float" office:value="76204.8004074313" calcext:value-type="float">
            <text:p>76204.8004074313</text:p>
          </table:table-cell>
          <table:table-cell office:value-type="float" office:value="0.102846113000851" calcext:value-type="float">
            <text:p>0.102846113000851</text:p>
          </table:table-cell>
          <table:table-cell office:value-type="float" office:value="60000" calcext:value-type="float">
            <text:p>60000</text:p>
          </table:table-cell>
          <table:table-cell office:value-type="float" office:value="76204.8004074313" calcext:value-type="float">
            <text:p>76204.8004074313</text:p>
          </table:table-cell>
        </table:table-row>
        <table:table-row table:style-name="ro1">
          <table:table-cell office:value-type="float" office:value="139.739976688001" calcext:value-type="float">
            <text:p>139.73997668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0226.3745155506" calcext:value-type="float">
            <text:p>60226.3745155506</text:p>
          </table:table-cell>
          <table:table-cell office:value-type="float" office:value="0.103350486002455" calcext:value-type="float">
            <text:p>0.103350486002455</text:p>
          </table:table-cell>
          <table:table-cell office:value-type="float" office:value="60000" calcext:value-type="float">
            <text:p>60000</text:p>
          </table:table-cell>
          <table:table-cell office:value-type="float" office:value="44862.5034656652" calcext:value-type="float">
            <text:p>44862.5034656652</text:p>
          </table:table-cell>
        </table:table-row>
        <table:table-row table:style-name="ro1">
          <table:table-cell office:value-type="float" office:value="139.942370383" calcext:value-type="float">
            <text:p>139.942370383</text:p>
          </table:table-cell>
          <table:table-cell office:value-type="float" office:value="45000" calcext:value-type="float">
            <text:p>45000</text:p>
          </table:table-cell>
          <table:table-cell office:value-type="float" office:value="43633.3937816744" calcext:value-type="float">
            <text:p>43633.3937816744</text:p>
          </table:table-cell>
          <table:table-cell office:value-type="float" office:value="0.10326810100014" calcext:value-type="float">
            <text:p>0.10326810100014</text:p>
          </table:table-cell>
          <table:table-cell office:value-type="float" office:value="60000" calcext:value-type="float">
            <text:p>60000</text:p>
          </table:table-cell>
          <table:table-cell office:value-type="float" office:value="43633.3937816744" calcext:value-type="float">
            <text:p>43633.3937816744</text:p>
          </table:table-cell>
        </table:table-row>
        <table:table-row table:style-name="ro1">
          <table:table-cell office:value-type="float" office:value="140.143983668" calcext:value-type="float">
            <text:p>140.143983668</text:p>
          </table:table-cell>
          <table:table-cell office:value-type="float" office:value="75000" calcext:value-type="float">
            <text:p>75000</text:p>
          </table:table-cell>
          <table:table-cell office:value-type="float" office:value="44862.5034656652" calcext:value-type="float">
            <text:p>44862.5034656652</text:p>
          </table:table-cell>
          <table:table-cell office:value-type="float" office:value="0.10300967400326" calcext:value-type="float">
            <text:p>0.10300967400326</text:p>
          </table:table-cell>
          <table:table-cell office:value-type="float" office:value="60000" calcext:value-type="float">
            <text:p>60000</text:p>
          </table:table-cell>
          <table:table-cell office:value-type="float" office:value="60226.3745155506" calcext:value-type="float">
            <text:p>60226.3745155506</text:p>
          </table:table-cell>
        </table:table-row>
        <table:table-row table:style-name="ro1">
          <table:table-cell office:value-type="float" office:value="140.346492575998" calcext:value-type="float">
            <text:p>140.34649257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590.2455654359" calcext:value-type="float">
            <text:p>75590.2455654359</text:p>
          </table:table-cell>
          <table:table-cell office:value-type="float" office:value="0.102947342998959" calcext:value-type="float">
            <text:p>0.102947342998959</text:p>
          </table:table-cell>
          <table:table-cell office:value-type="float" office:value="60000" calcext:value-type="float">
            <text:p>60000</text:p>
          </table:table-cell>
          <table:table-cell office:value-type="float" office:value="75590.2455654359" calcext:value-type="float">
            <text:p>75590.2455654359</text:p>
          </table:table-cell>
        </table:table-row>
        <table:table-row table:style-name="ro1">
          <table:table-cell office:value-type="float" office:value="140.547918616001" calcext:value-type="float">
            <text:p>140.54791861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975.6907234405" calcext:value-type="float">
            <text:p>74975.6907234405</text:p>
          </table:table-cell>
          <table:table-cell office:value-type="float" office:value="0.102860980001424" calcext:value-type="float">
            <text:p>0.102860980001424</text:p>
          </table:table-cell>
          <table:table-cell office:value-type="float" office:value="60000" calcext:value-type="float">
            <text:p>60000</text:p>
          </table:table-cell>
          <table:table-cell office:value-type="float" office:value="74975.6907234405" calcext:value-type="float">
            <text:p>74975.6907234405</text:p>
          </table:table-cell>
        </table:table-row>
        <table:table-row table:style-name="ro1">
          <table:table-cell office:value-type="float" office:value="140.750367171" calcext:value-type="float">
            <text:p>140.750367171</text:p>
          </table:table-cell>
          <table:table-cell office:value-type="float" office:value="45000" calcext:value-type="float">
            <text:p>45000</text:p>
          </table:table-cell>
          <table:table-cell office:value-type="float" office:value="58997.2648315597" calcext:value-type="float">
            <text:p>58997.2648315597</text:p>
          </table:table-cell>
          <table:table-cell office:value-type="float" office:value="0.104782799000532" calcext:value-type="float">
            <text:p>0.104782799000532</text:p>
          </table:table-cell>
          <table:table-cell office:value-type="float" office:value="60000" calcext:value-type="float">
            <text:p>60000</text:p>
          </table:table-cell>
          <table:table-cell office:value-type="float" office:value="42404.2840976836" calcext:value-type="float">
            <text:p>42404.2840976836</text:p>
          </table:table-cell>
        </table:table-row>
        <table:table-row table:style-name="ro1">
          <table:table-cell office:value-type="float" office:value="140.953191502998" calcext:value-type="float">
            <text:p>140.95319150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018.838939679" calcext:value-type="float">
            <text:p>43018.838939679</text:p>
          </table:table-cell>
          <table:table-cell office:value-type="float" office:value="0.10344483299923" calcext:value-type="float">
            <text:p>0.10344483299923</text:p>
          </table:table-cell>
          <table:table-cell office:value-type="float" office:value="60000" calcext:value-type="float">
            <text:p>60000</text:p>
          </table:table-cell>
          <table:table-cell office:value-type="float" office:value="44247.9486236698" calcext:value-type="float">
            <text:p>44247.9486236698</text:p>
          </table:table-cell>
        </table:table-row>
        <table:table-row table:style-name="ro1">
          <table:table-cell office:value-type="float" office:value="141.155886951001" calcext:value-type="float">
            <text:p>141.15588695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341.4476349426" calcext:value-type="float">
            <text:p>45341.4476349426</text:p>
          </table:table-cell>
          <table:table-cell office:value-type="float" office:value="0.103456963002827" calcext:value-type="float">
            <text:p>0.103456963002827</text:p>
          </table:table-cell>
          <table:table-cell office:value-type="float" office:value="60000" calcext:value-type="float">
            <text:p>60000</text:p>
          </table:table-cell>
          <table:table-cell office:value-type="float" office:value="60763.7087352632" calcext:value-type="float">
            <text:p>60763.7087352632</text:p>
          </table:table-cell>
        </table:table-row>
        <table:table-row table:style-name="ro1">
          <table:table-cell office:value-type="float" office:value="141.358323722001" calcext:value-type="float">
            <text:p>141.35832372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77.5246135774" calcext:value-type="float">
            <text:p>75877.5246135774</text:p>
          </table:table-cell>
          <table:table-cell office:value-type="float" office:value="0.103336591000698" calcext:value-type="float">
            <text:p>0.103336591000698</text:p>
          </table:table-cell>
          <table:table-cell office:value-type="float" office:value="60000" calcext:value-type="float">
            <text:p>60000</text:p>
          </table:table-cell>
          <table:table-cell office:value-type="float" office:value="75877.5246135774" calcext:value-type="float">
            <text:p>75877.5246135774</text:p>
          </table:table-cell>
        </table:table-row>
        <table:table-row table:style-name="ro1">
          <table:table-cell office:value-type="float" office:value="141.560073944998" calcext:value-type="float">
            <text:p>141.56007394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60.6341695646" calcext:value-type="float">
            <text:p>75260.6341695646</text:p>
          </table:table-cell>
          <table:table-cell office:value-type="float" office:value="0.102786926003319" calcext:value-type="float">
            <text:p>0.102786926003319</text:p>
          </table:table-cell>
          <table:table-cell office:value-type="float" office:value="60000" calcext:value-type="float">
            <text:p>60000</text:p>
          </table:table-cell>
          <table:table-cell office:value-type="float" office:value="75260.6341695646" calcext:value-type="float">
            <text:p>75260.6341695646</text:p>
          </table:table-cell>
        </table:table-row>
        <table:table-row table:style-name="ro1">
          <table:table-cell office:value-type="float" office:value="141.762565317" calcext:value-type="float">
            <text:p>141.762565317</text:p>
          </table:table-cell>
          <table:table-cell office:value-type="float" office:value="45000" calcext:value-type="float">
            <text:p>45000</text:p>
          </table:table-cell>
          <table:table-cell office:value-type="float" office:value="59844.2559254909" calcext:value-type="float">
            <text:p>59844.2559254909</text:p>
          </table:table-cell>
          <table:table-cell office:value-type="float" office:value="0.102328224002122" calcext:value-type="float">
            <text:p>0.102328224002122</text:p>
          </table:table-cell>
          <table:table-cell office:value-type="float" office:value="60000" calcext:value-type="float">
            <text:p>60000</text:p>
          </table:table-cell>
          <table:table-cell office:value-type="float" office:value="44420.4786251066" calcext:value-type="float">
            <text:p>44420.4786251066</text:p>
          </table:table-cell>
        </table:table-row>
        <table:table-row table:style-name="ro1">
          <table:table-cell office:value-type="float" office:value="141.965180677998" calcext:value-type="float">
            <text:p>141.965180677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787.2304774137" calcext:value-type="float">
            <text:p>43787.2304774137</text:p>
          </table:table-cell>
          <table:table-cell office:value-type="float" office:value="0.10284254599901" calcext:value-type="float">
            <text:p>0.10284254599901</text:p>
          </table:table-cell>
          <table:table-cell office:value-type="float" office:value="60000" calcext:value-type="float">
            <text:p>60000</text:p>
          </table:table-cell>
          <table:table-cell office:value-type="float" office:value="43787.2304774137" calcext:value-type="float">
            <text:p>43787.2304774137</text:p>
          </table:table-cell>
        </table:table-row>
        <table:table-row table:style-name="ro1">
          <table:table-cell office:value-type="float" office:value="142.168360563999" calcext:value-type="float">
            <text:p>142.1683605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819.7621129293" calcext:value-type="float">
            <text:p>44819.7621129293</text:p>
          </table:table-cell>
          <table:table-cell office:value-type="float" office:value="0.101965781999752" calcext:value-type="float">
            <text:p>0.101965781999752</text:p>
          </table:table-cell>
          <table:table-cell office:value-type="float" office:value="60000" calcext:value-type="float">
            <text:p>60000</text:p>
          </table:table-cell>
          <table:table-cell office:value-type="float" office:value="60168.9957132476" calcext:value-type="float">
            <text:p>60168.9957132476</text:p>
          </table:table-cell>
        </table:table-row>
        <table:table-row table:style-name="ro1">
          <table:table-cell office:value-type="float" office:value="142.370677927" calcext:value-type="float">
            <text:p>142.370677927</text:p>
          </table:table-cell>
          <table:table-cell office:value-type="float" office:value="75000" calcext:value-type="float">
            <text:p>75000</text:p>
          </table:table-cell>
          <table:table-cell office:value-type="float" office:value="76746.1680015913" calcext:value-type="float">
            <text:p>76746.1680015913</text:p>
          </table:table-cell>
          <table:table-cell office:value-type="float" office:value="0.103080322001915" calcext:value-type="float">
            <text:p>0.103080322001915</text:p>
          </table:table-cell>
          <table:table-cell office:value-type="float" office:value="60000" calcext:value-type="float">
            <text:p>60000</text:p>
          </table:table-cell>
          <table:table-cell office:value-type="float" office:value="76746.1680015913" calcext:value-type="float">
            <text:p>76746.1680015913</text:p>
          </table:table-cell>
        </table:table-row>
        <table:table-row table:style-name="ro1">
          <table:table-cell office:value-type="float" office:value="142.573614076999" calcext:value-type="float">
            <text:p>142.5736140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474.3364998139" calcext:value-type="float">
            <text:p>76474.3364998139</text:p>
          </table:table-cell>
          <table:table-cell office:value-type="float" office:value="0.102958137998939" calcext:value-type="float">
            <text:p>0.102958137998939</text:p>
          </table:table-cell>
          <table:table-cell office:value-type="float" office:value="60000" calcext:value-type="float">
            <text:p>60000</text:p>
          </table:table-cell>
          <table:table-cell office:value-type="float" office:value="76474.3364998139" calcext:value-type="float">
            <text:p>76474.3364998139</text:p>
          </table:table-cell>
        </table:table-row>
        <table:table-row table:style-name="ro1">
          <table:table-cell office:value-type="float" office:value="142.776304917999" calcext:value-type="float">
            <text:p>142.77630491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179.4691998512" calcext:value-type="float">
            <text:p>61179.4691998512</text:p>
          </table:table-cell>
          <table:table-cell office:value-type="float" office:value="0.103128311999171" calcext:value-type="float">
            <text:p>0.103128311999171</text:p>
          </table:table-cell>
          <table:table-cell office:value-type="float" office:value="60000" calcext:value-type="float">
            <text:p>60000</text:p>
          </table:table-cell>
          <table:table-cell office:value-type="float" office:value="45884.6018998884" calcext:value-type="float">
            <text:p>45884.6018998884</text:p>
          </table:table-cell>
        </table:table-row>
        <table:table-row table:style-name="ro1">
          <table:table-cell office:value-type="float" office:value="142.979878958999" calcext:value-type="float">
            <text:p>142.97987895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825.6284398958" calcext:value-type="float">
            <text:p>42825.6284398958</text:p>
          </table:table-cell>
          <table:table-cell office:value-type="float" office:value="0.108036377001554" calcext:value-type="float">
            <text:p>0.108036377001554</text:p>
          </table:table-cell>
          <table:table-cell office:value-type="float" office:value="60000" calcext:value-type="float">
            <text:p>60000</text:p>
          </table:table-cell>
          <table:table-cell office:value-type="float" office:value="42825.6284398958" calcext:value-type="float">
            <text:p>42825.6284398958</text:p>
          </table:table-cell>
        </table:table-row>
        <table:table-row table:style-name="ro1">
          <table:table-cell office:value-type="float" office:value="143.182839065001" calcext:value-type="float">
            <text:p>143.182839065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049.2178238928" calcext:value-type="float">
            <text:p>44049.2178238928</text:p>
          </table:table-cell>
          <table:table-cell office:value-type="float" office:value="0.103071899000497" calcext:value-type="float">
            <text:p>0.103071899000497</text:p>
          </table:table-cell>
          <table:table-cell office:value-type="float" office:value="60000" calcext:value-type="float">
            <text:p>60000</text:p>
          </table:table-cell>
          <table:table-cell office:value-type="float" office:value="59344.0851238556" calcext:value-type="float">
            <text:p>59344.0851238556</text:p>
          </table:table-cell>
        </table:table-row>
        <table:table-row table:style-name="ro1">
          <table:table-cell office:value-type="float" office:value="143.384907557" calcext:value-type="float">
            <text:p>143.38490755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0.7471158169" calcext:value-type="float">
            <text:p>75250.7471158169</text:p>
          </table:table-cell>
          <table:table-cell office:value-type="float" office:value="0.10335744600161" calcext:value-type="float">
            <text:p>0.1033574460016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50.7471158169" calcext:value-type="float">
            <text:p>75250.7471158169</text:p>
          </table:table-cell>
        </table:table-row>
        <table:table-row table:style-name="ro1">
          <table:table-cell office:value-type="float" office:value="143.587395359998" calcext:value-type="float">
            <text:p>143.58739535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0.7471158169" calcext:value-type="float">
            <text:p>75250.7471158169</text:p>
          </table:table-cell>
          <table:table-cell office:value-type="float" office:value="0.103432217998488" calcext:value-type="float">
            <text:p>0.1034322179984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250.7471158169" calcext:value-type="float">
            <text:p>75250.7471158169</text:p>
          </table:table-cell>
        </table:table-row>
        <table:table-row table:style-name="ro1">
          <table:table-cell office:value-type="float" office:value="143.791535084001" calcext:value-type="float">
            <text:p>143.79153508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0567.6745078526" calcext:value-type="float">
            <text:p>60567.6745078526</text:p>
          </table:table-cell>
          <table:table-cell office:value-type="float" office:value="0.103012925999792" calcext:value-type="float">
            <text:p>0.103012925999792</text:p>
          </table:table-cell>
          <table:table-cell office:value-type="float" office:value="60000" calcext:value-type="float">
            <text:p>60000</text:p>
          </table:table-cell>
          <table:table-cell office:value-type="float" office:value="45272.8072078899" calcext:value-type="float">
            <text:p>45272.8072078899</text:p>
          </table:table-cell>
        </table:table-row>
        <table:table-row table:style-name="ro1">
          <table:table-cell office:value-type="float" office:value="143.993953920999" calcext:value-type="float">
            <text:p>143.99395392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61.0125158913" calcext:value-type="float">
            <text:p>44661.0125158913</text:p>
          </table:table-cell>
          <table:table-cell office:value-type="float" office:value="0.101771531997656" calcext:value-type="float">
            <text:p>0.101771531997656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9.2178238928" calcext:value-type="float">
            <text:p>44049.2178238928</text:p>
          </table:table-cell>
        </table:table-row>
        <table:table-row table:style-name="ro1">
          <table:table-cell office:value-type="float" office:value="144.196184412001" calcext:value-type="float">
            <text:p>144.19618441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049.2178238928" calcext:value-type="float">
            <text:p>44049.2178238928</text:p>
          </table:table-cell>
          <table:table-cell office:value-type="float" office:value="0.103023765001126" calcext:value-type="float">
            <text:p>0.103023765001126</text:p>
          </table:table-cell>
          <table:table-cell office:value-type="float" office:value="60000" calcext:value-type="float">
            <text:p>60000</text:p>
          </table:table-cell>
          <table:table-cell office:value-type="float" office:value="59955.8798158541" calcext:value-type="float">
            <text:p>59955.8798158541</text:p>
          </table:table-cell>
        </table:table-row>
        <table:table-row table:style-name="ro1">
          <table:table-cell office:value-type="float" office:value="144.397825398999" calcext:value-type="float">
            <text:p>144.39782539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91.4468262912" calcext:value-type="float">
            <text:p>74191.4468262912</text:p>
          </table:table-cell>
          <table:table-cell office:value-type="float" office:value="0.102939012998831" calcext:value-type="float">
            <text:p>0.102939012998831</text:p>
          </table:table-cell>
          <table:table-cell office:value-type="float" office:value="60000" calcext:value-type="float">
            <text:p>60000</text:p>
          </table:table-cell>
          <table:table-cell office:value-type="float" office:value="74191.4468262912" calcext:value-type="float">
            <text:p>74191.4468262912</text:p>
          </table:table-cell>
        </table:table-row>
        <table:table-row table:style-name="ro1">
          <table:table-cell office:value-type="float" office:value="144.600670606" calcext:value-type="float">
            <text:p>144.600670606</text:p>
          </table:table-cell>
          <table:table-cell office:value-type="float" office:value="75000" calcext:value-type="float">
            <text:p>75000</text:p>
          </table:table-cell>
          <table:table-cell office:value-type="float" office:value="74496.7614222842" calcext:value-type="float">
            <text:p>74496.7614222842</text:p>
          </table:table-cell>
          <table:table-cell office:value-type="float" office:value="0.103165718999662" calcext:value-type="float">
            <text:p>0.103165718999662</text:p>
          </table:table-cell>
          <table:table-cell office:value-type="float" office:value="60000" calcext:value-type="float">
            <text:p>60000</text:p>
          </table:table-cell>
          <table:table-cell office:value-type="float" office:value="74496.7614222842" calcext:value-type="float">
            <text:p>74496.7614222842</text:p>
          </table:table-cell>
        </table:table-row>
        <table:table-row table:style-name="ro1">
          <table:table-cell office:value-type="float" office:value="144.802593548" calcext:value-type="float">
            <text:p>144.802593548</text:p>
          </table:table-cell>
          <table:table-cell office:value-type="float" office:value="45000" calcext:value-type="float">
            <text:p>45000</text:p>
          </table:table-cell>
          <table:table-cell office:value-type="float" office:value="59841.6608146217" calcext:value-type="float">
            <text:p>59841.6608146217</text:p>
          </table:table-cell>
          <table:table-cell office:value-type="float" office:value="0.103839513998537" calcext:value-type="float">
            <text:p>0.1038395139985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575.9310149733" calcext:value-type="float">
            <text:p>44575.9310149733</text:p>
          </table:table-cell>
        </table:table-row>
        <table:table-row table:style-name="ro1">
          <table:table-cell office:value-type="float" office:value="145.004274381001" calcext:value-type="float">
            <text:p>145.00427438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575.9310149733" calcext:value-type="float">
            <text:p>44575.9310149733</text:p>
          </table:table-cell>
          <table:table-cell office:value-type="float" office:value="0.103532945999177" calcext:value-type="float">
            <text:p>0.103532945999177</text:p>
          </table:table-cell>
          <table:table-cell office:value-type="float" office:value="60000" calcext:value-type="float">
            <text:p>60000</text:p>
          </table:table-cell>
          <table:table-cell office:value-type="float" office:value="43354.6726310015" calcext:value-type="float">
            <text:p>43354.6726310015</text:p>
          </table:table-cell>
        </table:table-row>
        <table:table-row table:style-name="ro1">
          <table:table-cell office:value-type="float" office:value="145.206008775" calcext:value-type="float">
            <text:p>145.206008775</text:p>
          </table:table-cell>
          <table:table-cell office:value-type="float" office:value="75000" calcext:value-type="float">
            <text:p>75000</text:p>
          </table:table-cell>
          <table:table-cell office:value-type="float" office:value="58009.7732386639" calcext:value-type="float">
            <text:p>58009.7732386639</text:p>
          </table:table-cell>
          <table:table-cell office:value-type="float" office:value="0.103263869001239" calcext:value-type="float">
            <text:p>0.103263869001239</text:p>
          </table:table-cell>
          <table:table-cell office:value-type="float" office:value="60000" calcext:value-type="float">
            <text:p>60000</text:p>
          </table:table-cell>
          <table:table-cell office:value-type="float" office:value="74496.7614222842" calcext:value-type="float">
            <text:p>74496.7614222842</text:p>
          </table:table-cell>
        </table:table-row>
        <table:table-row table:style-name="ro1">
          <table:table-cell office:value-type="float" office:value="145.408484058" calcext:value-type="float">
            <text:p>145.40848405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07.3906142701" calcext:value-type="float">
            <text:p>75107.3906142701</text:p>
          </table:table-cell>
          <table:table-cell office:value-type="float" office:value="0.102952730001562" calcext:value-type="float">
            <text:p>0.10295273000156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07.3906142701" calcext:value-type="float">
            <text:p>75107.3906142701</text:p>
          </table:table-cell>
        </table:table-row>
        <table:table-row table:style-name="ro1">
          <table:table-cell office:value-type="float" office:value="145.611377492001" calcext:value-type="float">
            <text:p>145.61137749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107.3906142701" calcext:value-type="float">
            <text:p>75107.3906142701</text:p>
          </table:table-cell>
          <table:table-cell office:value-type="float" office:value="0.101688368002215" calcext:value-type="float">
            <text:p>0.101688368002215</text:p>
          </table:table-cell>
          <table:table-cell office:value-type="float" office:value="60000" calcext:value-type="float">
            <text:p>60000</text:p>
          </table:table-cell>
          <table:table-cell office:value-type="float" office:value="58620.4024306499" calcext:value-type="float">
            <text:p>58620.4024306499</text:p>
          </table:table-cell>
        </table:table-row>
        <table:table-row table:style-name="ro1">
          <table:table-cell office:value-type="float" office:value="145.815149466998" calcext:value-type="float">
            <text:p>145.81514946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354.6726310015" calcext:value-type="float">
            <text:p>43354.6726310015</text:p>
          </table:table-cell>
          <table:table-cell office:value-type="float" office:value="0.103365880000638" calcext:value-type="float">
            <text:p>0.103365880000638</text:p>
          </table:table-cell>
          <table:table-cell office:value-type="float" office:value="60000" calcext:value-type="float">
            <text:p>60000</text:p>
          </table:table-cell>
          <table:table-cell office:value-type="float" office:value="44575.9310149733" calcext:value-type="float">
            <text:p>44575.9310149733</text:p>
          </table:table-cell>
        </table:table-row>
        <table:table-row table:style-name="ro1">
          <table:table-cell office:value-type="float" office:value="146.016383442999" calcext:value-type="float">
            <text:p>146.01638344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9.50518497" calcext:value-type="float">
            <text:p>44539.50518497</text:p>
          </table:table-cell>
          <table:table-cell office:value-type="float" office:value="0.102956377999362" calcext:value-type="float">
            <text:p>0.102956377999362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9.50518497" calcext:value-type="float">
            <text:p>44539.50518497</text:p>
          </table:table-cell>
        </table:table-row>
        <table:table-row table:style-name="ro1">
          <table:table-cell office:value-type="float" office:value="146.217681091999" calcext:value-type="float">
            <text:p>146.21768109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8572.4999692757" calcext:value-type="float">
            <text:p>58572.4999692757</text:p>
          </table:table-cell>
          <table:table-cell office:value-type="float" office:value="0.102710202001617" calcext:value-type="float">
            <text:p>0.102710202001617</text:p>
          </table:table-cell>
          <table:table-cell office:value-type="float" office:value="60000" calcext:value-type="float">
            <text:p>60000</text:p>
          </table:table-cell>
          <table:table-cell office:value-type="float" office:value="73825.7551696079" calcext:value-type="float">
            <text:p>73825.7551696079</text:p>
          </table:table-cell>
        </table:table-row>
        <table:table-row table:style-name="ro1">
          <table:table-cell office:value-type="float" office:value="146.419261956999" calcext:value-type="float">
            <text:p>146.41926195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046.0155856345" calcext:value-type="float">
            <text:p>75046.0155856345</text:p>
          </table:table-cell>
          <table:table-cell office:value-type="float" office:value="0.102893657000095" calcext:value-type="float">
            <text:p>0.10289365700009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46.0155856345" calcext:value-type="float">
            <text:p>75046.0155856345</text:p>
          </table:table-cell>
        </table:table-row>
        <table:table-row table:style-name="ro1">
          <table:table-cell office:value-type="float" office:value="146.620771741" calcext:value-type="float">
            <text:p>146.620771741</text:p>
          </table:table-cell>
          <table:table-cell office:value-type="float" office:value="45000" calcext:value-type="float">
            <text:p>45000</text:p>
          </table:table-cell>
          <table:table-cell office:value-type="float" office:value="74435.8853776212" calcext:value-type="float">
            <text:p>74435.8853776212</text:p>
          </table:table-cell>
          <table:table-cell office:value-type="float" office:value="0.102885666998191" calcext:value-type="float">
            <text:p>0.102885666998191</text:p>
          </table:table-cell>
          <table:table-cell office:value-type="float" office:value="60000" calcext:value-type="float">
            <text:p>60000</text:p>
          </table:table-cell>
          <table:table-cell office:value-type="float" office:value="59182.630177289" calcext:value-type="float">
            <text:p>59182.630177289</text:p>
          </table:table-cell>
        </table:table-row>
        <table:table-row table:style-name="ro1">
          <table:table-cell office:value-type="float" office:value="146.826379796999" calcext:value-type="float">
            <text:p>146.82637979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9.50518497" calcext:value-type="float">
            <text:p>44539.50518497</text:p>
          </table:table-cell>
          <table:table-cell office:value-type="float" office:value="0.105472141000064" calcext:value-type="float">
            <text:p>0.105472141000064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9.50518497" calcext:value-type="float">
            <text:p>44539.50518497</text:p>
          </table:table-cell>
        </table:table-row>
        <table:table-row table:style-name="ro1">
          <table:table-cell office:value-type="float" office:value="147.028166314001" calcext:value-type="float">
            <text:p>147.02816631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9.50518497" calcext:value-type="float">
            <text:p>44539.50518497</text:p>
          </table:table-cell>
          <table:table-cell office:value-type="float" office:value="0.103546241000004" calcext:value-type="float">
            <text:p>0.103546241000004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9.50518497" calcext:value-type="float">
            <text:p>44539.50518497</text:p>
          </table:table-cell>
        </table:table-row>
        <table:table-row table:style-name="ro1">
          <table:table-cell office:value-type="float" office:value="147.230361990001" calcext:value-type="float">
            <text:p>147.23036199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792.7603853022" calcext:value-type="float">
            <text:p>59792.7603853022</text:p>
          </table:table-cell>
          <table:table-cell office:value-type="float" office:value="0.103273804998025" calcext:value-type="float">
            <text:p>0.10327380499802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46.0155856345" calcext:value-type="float">
            <text:p>75046.0155856345</text:p>
          </table:table-cell>
        </table:table-row>
        <table:table-row table:style-name="ro1">
          <table:table-cell office:value-type="float" office:value="147.432301199999" calcext:value-type="float">
            <text:p>147.4323011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740.9504816278" calcext:value-type="float">
            <text:p>74740.9504816278</text:p>
          </table:table-cell>
          <table:table-cell office:value-type="float" office:value="0.103429587998107" calcext:value-type="float">
            <text:p>0.103429587998107</text:p>
          </table:table-cell>
          <table:table-cell office:value-type="float" office:value="60000" calcext:value-type="float">
            <text:p>60000</text:p>
          </table:table-cell>
          <table:table-cell office:value-type="float" office:value="74740.9504816278" calcext:value-type="float">
            <text:p>74740.9504816278</text:p>
          </table:table-cell>
        </table:table-row>
        <table:table-row table:style-name="ro1">
          <table:table-cell office:value-type="float" office:value="147.634284880998" calcext:value-type="float">
            <text:p>147.63428488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046.0155856345" calcext:value-type="float">
            <text:p>75046.0155856345</text:p>
          </table:table-cell>
          <table:table-cell office:value-type="float" office:value="0.104309831000137" calcext:value-type="float">
            <text:p>0.104309831000137</text:p>
          </table:table-cell>
          <table:table-cell office:value-type="float" office:value="60000" calcext:value-type="float">
            <text:p>60000</text:p>
          </table:table-cell>
          <table:table-cell office:value-type="float" office:value="59792.7603853022" calcext:value-type="float">
            <text:p>59792.7603853022</text:p>
          </table:table-cell>
        </table:table-row>
        <table:table-row table:style-name="ro1">
          <table:table-cell office:value-type="float" office:value="147.836708841001" calcext:value-type="float">
            <text:p>147.8367088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29.3749769568" calcext:value-type="float">
            <text:p>43929.3749769568</text:p>
          </table:table-cell>
          <table:table-cell office:value-type="float" office:value="0.104409660998499" calcext:value-type="float">
            <text:p>0.104409660998499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9.2447689435" calcext:value-type="float">
            <text:p>43319.2447689435</text:p>
          </table:table-cell>
        </table:table-row>
        <table:table-row table:style-name="ro1">
          <table:table-cell office:value-type="float" office:value="148.252805756001" calcext:value-type="float">
            <text:p>148.25280575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21049.4921764584" calcext:value-type="float">
            <text:p>21049.4921764584</text:p>
          </table:table-cell>
          <table:table-cell office:value-type="float" office:value="0.42345046400078" calcext:value-type="float">
            <text:p>0.42345046400078</text:p>
          </table:table-cell>
          <table:table-cell office:value-type="float" office:value="60000" calcext:value-type="float">
            <text:p>60000</text:p>
          </table:table-cell>
          <table:table-cell office:value-type="float" office:value="21659.6223844717" calcext:value-type="float">
            <text:p>21659.6223844717</text:p>
          </table:table-cell>
        </table:table-row>
        <table:table-row table:style-name="ro1">
          <table:table-cell office:value-type="float" office:value="148.455433559" calcext:value-type="float">
            <text:p>148.455433559</text:p>
          </table:table-cell>
          <table:table-cell office:value-type="float" office:value="75000" calcext:value-type="float">
            <text:p>75000</text:p>
          </table:table-cell>
          <table:table-cell office:value-type="float" office:value="56437.0442412292" calcext:value-type="float">
            <text:p>56437.0442412292</text:p>
          </table:table-cell>
          <table:table-cell office:value-type="float" office:value="0.102951282999129" calcext:value-type="float">
            <text:p>0.102951282999129</text:p>
          </table:table-cell>
          <table:table-cell office:value-type="float" office:value="60000" calcext:value-type="float">
            <text:p>60000</text:p>
          </table:table-cell>
          <table:table-cell office:value-type="float" office:value="71690.2994415614" calcext:value-type="float">
            <text:p>71690.2994415614</text:p>
          </table:table-cell>
        </table:table-row>
        <table:table-row table:style-name="ro1">
          <table:table-cell office:value-type="float" office:value="148.657283682001" calcext:value-type="float">
            <text:p>148.65728368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656.1457936477" calcext:value-type="float">
            <text:p>75656.1457936477</text:p>
          </table:table-cell>
          <table:table-cell office:value-type="float" office:value="0.102919922002911" calcext:value-type="float">
            <text:p>0.102919922002911</text:p>
          </table:table-cell>
          <table:table-cell office:value-type="float" office:value="60000" calcext:value-type="float">
            <text:p>60000</text:p>
          </table:table-cell>
          <table:table-cell office:value-type="float" office:value="60402.8905933155" calcext:value-type="float">
            <text:p>60402.8905933155</text:p>
          </table:table-cell>
        </table:table-row>
        <table:table-row table:style-name="ro1">
          <table:table-cell office:value-type="float" office:value="148.859198802998" calcext:value-type="float">
            <text:p>148.85919880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234.4400809634" calcext:value-type="float">
            <text:p>44234.4400809634</text:p>
          </table:table-cell>
          <table:table-cell office:value-type="float" office:value="0.103850874998898" calcext:value-type="float">
            <text:p>0.103850874998898</text:p>
          </table:table-cell>
          <table:table-cell office:value-type="float" office:value="60000" calcext:value-type="float">
            <text:p>60000</text:p>
          </table:table-cell>
          <table:table-cell office:value-type="float" office:value="44234.4400809634" calcext:value-type="float">
            <text:p>44234.4400809634</text:p>
          </table:table-cell>
        </table:table-row>
        <table:table-row table:style-name="ro1">
          <table:table-cell office:value-type="float" office:value="149.062031907" calcext:value-type="float">
            <text:p>149.062031907</text:p>
          </table:table-cell>
          <table:table-cell office:value-type="float" office:value="75000" calcext:value-type="float">
            <text:p>75000</text:p>
          </table:table-cell>
          <table:table-cell office:value-type="float" office:value="43319.2447689435" calcext:value-type="float">
            <text:p>43319.2447689435</text:p>
          </table:table-cell>
          <table:table-cell office:value-type="float" office:value="0.101842872001725" calcext:value-type="float">
            <text:p>0.101842872001725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9.2447689435" calcext:value-type="float">
            <text:p>43319.2447689435</text:p>
          </table:table-cell>
        </table:table-row>
        <table:table-row table:style-name="ro1">
          <table:table-cell office:value-type="float" office:value="149.264041908998" calcext:value-type="float">
            <text:p>149.26404190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8544.8151409219" calcext:value-type="float">
            <text:p>58544.8151409219</text:p>
          </table:table-cell>
          <table:table-cell office:value-type="float" office:value="0.105261821001477" calcext:value-type="float">
            <text:p>0.105261821001477</text:p>
          </table:table-cell>
          <table:table-cell office:value-type="float" office:value="60000" calcext:value-type="float">
            <text:p>60000</text:p>
          </table:table-cell>
          <table:table-cell office:value-type="float" office:value="73951.3454411645" calcext:value-type="float">
            <text:p>73951.3454411645</text:p>
          </table:table-cell>
        </table:table-row>
        <table:table-row table:style-name="ro1">
          <table:table-cell office:value-type="float" office:value="149.466631736999" calcext:value-type="float">
            <text:p>149.46663173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60.0395372734" calcext:value-type="float">
            <text:p>75160.0395372734</text:p>
          </table:table-cell>
          <table:table-cell office:value-type="float" office:value="0.102780736000568" calcext:value-type="float">
            <text:p>0.10278073600056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0.0395372734" calcext:value-type="float">
            <text:p>75160.0395372734</text:p>
          </table:table-cell>
        </table:table-row>
        <table:table-row table:style-name="ro1">
          <table:table-cell office:value-type="float" office:value="149.668706681001" calcext:value-type="float">
            <text:p>149.66870668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548.9823052631" calcext:value-type="float">
            <text:p>74548.9823052631</text:p>
          </table:table-cell>
          <table:table-cell office:value-type="float" office:value="0.102629452998372" calcext:value-type="float">
            <text:p>0.102629452998372</text:p>
          </table:table-cell>
          <table:table-cell office:value-type="float" office:value="60000" calcext:value-type="float">
            <text:p>60000</text:p>
          </table:table-cell>
          <table:table-cell office:value-type="float" office:value="58661.4942729939" calcext:value-type="float">
            <text:p>58661.4942729939</text:p>
          </table:table-cell>
        </table:table-row>
        <table:table-row table:style-name="ro1">
          <table:table-cell office:value-type="float" office:value="149.872692960998" calcext:value-type="float">
            <text:p>149.87269296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385.0634727351" calcext:value-type="float">
            <text:p>43385.0634727351</text:p>
          </table:table-cell>
          <table:table-cell office:value-type="float" office:value="0.102878256999247" calcext:value-type="float">
            <text:p>0.102878256999247</text:p>
          </table:table-cell>
          <table:table-cell office:value-type="float" office:value="60000" calcext:value-type="float">
            <text:p>60000</text:p>
          </table:table-cell>
          <table:table-cell office:value-type="float" office:value="43996.1207047454" calcext:value-type="float">
            <text:p>43996.1207047454</text:p>
          </table:table-cell>
        </table:table-row>
        <table:table-row table:style-name="ro1">
          <table:table-cell office:value-type="float" office:value="150.075299833999" calcext:value-type="float">
            <text:p>150.07529983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829.2924007765" calcext:value-type="float">
            <text:p>45829.2924007765</text:p>
          </table:table-cell>
          <table:table-cell office:value-type="float" office:value="0.103145844001119" calcext:value-type="float">
            <text:p>0.103145844001119</text:p>
          </table:table-cell>
          <table:table-cell office:value-type="float" office:value="60000" calcext:value-type="float">
            <text:p>60000</text:p>
          </table:table-cell>
          <table:table-cell office:value-type="float" office:value="47662.4640968075" calcext:value-type="float">
            <text:p>47662.4640968075</text:p>
          </table:table-cell>
        </table:table-row>
        <table:table-row table:style-name="ro1">
          <table:table-cell office:value-type="float" office:value="150.278309296999" calcext:value-type="float">
            <text:p>150.27830929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105.7232010353" calcext:value-type="float">
            <text:p>61105.7232010353</text:p>
          </table:table-cell>
          <table:table-cell office:value-type="float" office:value="0.102877886998613" calcext:value-type="float">
            <text:p>0.102877886998613</text:p>
          </table:table-cell>
          <table:table-cell office:value-type="float" office:value="60000" calcext:value-type="float">
            <text:p>60000</text:p>
          </table:table-cell>
          <table:table-cell office:value-type="float" office:value="74548.9823052631" calcext:value-type="float">
            <text:p>74548.9823052631</text:p>
          </table:table-cell>
        </table:table-row>
        <table:table-row table:style-name="ro1">
          <table:table-cell office:value-type="float" office:value="150.480195942" calcext:value-type="float">
            <text:p>150.480195942</text:p>
          </table:table-cell>
          <table:table-cell office:value-type="float" office:value="75000" calcext:value-type="float">
            <text:p>75000</text:p>
          </table:table-cell>
          <table:table-cell office:value-type="float" office:value="74548.9823052631" calcext:value-type="float">
            <text:p>74548.9823052631</text:p>
          </table:table-cell>
          <table:table-cell office:value-type="float" office:value="0.102742803999718" calcext:value-type="float">
            <text:p>0.102742803999718</text:p>
          </table:table-cell>
          <table:table-cell office:value-type="float" office:value="60000" calcext:value-type="float">
            <text:p>60000</text:p>
          </table:table-cell>
          <table:table-cell office:value-type="float" office:value="74548.9823052631" calcext:value-type="float">
            <text:p>74548.9823052631</text:p>
          </table:table-cell>
        </table:table-row>
        <table:table-row table:style-name="ro1">
          <table:table-cell office:value-type="float" office:value="150.682823996001" calcext:value-type="float">
            <text:p>150.68282399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0882.6389132009" calcext:value-type="float">
            <text:p>70882.6389132009</text:p>
          </table:table-cell>
          <table:table-cell office:value-type="float" office:value="0.103163973999472" calcext:value-type="float">
            <text:p>0.103163973999472</text:p>
          </table:table-cell>
          <table:table-cell office:value-type="float" office:value="60000" calcext:value-type="float">
            <text:p>60000</text:p>
          </table:table-cell>
          <table:table-cell office:value-type="float" office:value="55606.2081129421" calcext:value-type="float">
            <text:p>55606.2081129421</text:p>
          </table:table-cell>
        </table:table-row>
        <table:table-row table:style-name="ro1">
          <table:table-cell office:value-type="float" office:value="150.885798504001" calcext:value-type="float">
            <text:p>150.88579850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829.2924007765" calcext:value-type="float">
            <text:p>45829.2924007765</text:p>
          </table:table-cell>
          <table:table-cell office:value-type="float" office:value="0.102878043999226" calcext:value-type="float">
            <text:p>0.102878043999226</text:p>
          </table:table-cell>
          <table:table-cell office:value-type="float" office:value="60000" calcext:value-type="float">
            <text:p>60000</text:p>
          </table:table-cell>
          <table:table-cell office:value-type="float" office:value="45829.2924007765" calcext:value-type="float">
            <text:p>45829.2924007765</text:p>
          </table:table-cell>
        </table:table-row>
        <table:table-row table:style-name="ro1">
          <table:table-cell office:value-type="float" office:value="151.089038029" calcext:value-type="float">
            <text:p>151.089038029</text:p>
          </table:table-cell>
          <table:table-cell office:value-type="float" office:value="75000" calcext:value-type="float">
            <text:p>75000</text:p>
          </table:table-cell>
          <table:table-cell office:value-type="float" office:value="45829.2924007765" calcext:value-type="float">
            <text:p>45829.2924007765</text:p>
          </table:table-cell>
          <table:table-cell office:value-type="float" office:value="0.107155123998382" calcext:value-type="float">
            <text:p>0.107155123998382</text:p>
          </table:table-cell>
          <table:table-cell office:value-type="float" office:value="60000" calcext:value-type="float">
            <text:p>60000</text:p>
          </table:table-cell>
          <table:table-cell office:value-type="float" office:value="51634.3361048748" calcext:value-type="float">
            <text:p>51634.3361048748</text:p>
          </table:table-cell>
        </table:table-row>
        <table:table-row table:style-name="ro1">
          <table:table-cell office:value-type="float" office:value="151.290463296999" calcext:value-type="float">
            <text:p>151.29046329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189.1373530198" calcext:value-type="float">
            <text:p>60189.1373530198</text:p>
          </table:table-cell>
          <table:table-cell office:value-type="float" office:value="0.103551341999264" calcext:value-type="float">
            <text:p>0.103551341999264</text:p>
          </table:table-cell>
          <table:table-cell office:value-type="float" office:value="60000" calcext:value-type="float">
            <text:p>60000</text:p>
          </table:table-cell>
          <table:table-cell office:value-type="float" office:value="69660.5244491802" calcext:value-type="float">
            <text:p>69660.5244491802</text:p>
          </table:table-cell>
        </table:table-row>
        <table:table-row table:style-name="ro1">
          <table:table-cell office:value-type="float" office:value="151.492685085999" calcext:value-type="float">
            <text:p>151.49268508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326.8678412424" calcext:value-type="float">
            <text:p>73326.8678412424</text:p>
          </table:table-cell>
          <table:table-cell office:value-type="float" office:value="0.103192873000808" calcext:value-type="float">
            <text:p>0.103192873000808</text:p>
          </table:table-cell>
          <table:table-cell office:value-type="float" office:value="60000" calcext:value-type="float">
            <text:p>60000</text:p>
          </table:table-cell>
          <table:table-cell office:value-type="float" office:value="73326.8678412424" calcext:value-type="float">
            <text:p>73326.8678412424</text:p>
          </table:table-cell>
        </table:table-row>
        <table:table-row table:style-name="ro1">
          <table:table-cell office:value-type="float" office:value="151.695067178" calcext:value-type="float">
            <text:p>151.695067178</text:p>
          </table:table-cell>
          <table:table-cell office:value-type="float" office:value="45000" calcext:value-type="float">
            <text:p>45000</text:p>
          </table:table-cell>
          <table:table-cell office:value-type="float" office:value="70882.6389132009" calcext:value-type="float">
            <text:p>70882.6389132009</text:p>
          </table:table-cell>
          <table:table-cell office:value-type="float" office:value="0.103057658998296" calcext:value-type="float">
            <text:p>0.103057658998296</text:p>
          </table:table-cell>
          <table:table-cell office:value-type="float" office:value="60000" calcext:value-type="float">
            <text:p>60000</text:p>
          </table:table-cell>
          <table:table-cell office:value-type="float" office:value="55606.2081129421" calcext:value-type="float">
            <text:p>55606.2081129421</text:p>
          </table:table-cell>
        </table:table-row>
        <table:table-row table:style-name="ro1">
          <table:table-cell office:value-type="float" office:value="151.896575243998" calcext:value-type="float">
            <text:p>151.89657524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29.2924007765" calcext:value-type="float">
            <text:p>45829.2924007765</text:p>
          </table:table-cell>
          <table:table-cell office:value-type="float" office:value="0.103700482999557" calcext:value-type="float">
            <text:p>0.103700482999557</text:p>
          </table:table-cell>
          <table:table-cell office:value-type="float" office:value="60000" calcext:value-type="float">
            <text:p>60000</text:p>
          </table:table-cell>
          <table:table-cell office:value-type="float" office:value="45829.2924007765" calcext:value-type="float">
            <text:p>45829.2924007765</text:p>
          </table:table-cell>
        </table:table-row>
        <table:table-row table:style-name="ro1">
          <table:table-cell office:value-type="float" office:value="152.099295060998" calcext:value-type="float">
            <text:p>152.09929506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5829.2924007765" calcext:value-type="float">
            <text:p>45829.2924007765</text:p>
          </table:table-cell>
          <table:table-cell office:value-type="float" office:value="0.102758139000798" calcext:value-type="float">
            <text:p>0.102758139000798</text:p>
          </table:table-cell>
          <table:table-cell office:value-type="float" office:value="60000" calcext:value-type="float">
            <text:p>60000</text:p>
          </table:table-cell>
          <table:table-cell office:value-type="float" office:value="50717.7502568593" calcext:value-type="float">
            <text:p>50717.7502568593</text:p>
          </table:table-cell>
        </table:table-row>
        <table:table-row table:style-name="ro1">
          <table:table-cell office:value-type="float" office:value="152.301577886999" calcext:value-type="float">
            <text:p>152.30157788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2938.8948970664" calcext:value-type="float">
            <text:p>62938.8948970664</text:p>
          </table:table-cell>
          <table:table-cell office:value-type="float" office:value="0.103046285999881" calcext:value-type="float">
            <text:p>0.103046285999881</text:p>
          </table:table-cell>
          <table:table-cell office:value-type="float" office:value="60000" calcext:value-type="float">
            <text:p>60000</text:p>
          </table:table-cell>
          <table:table-cell office:value-type="float" office:value="73326.8678412424" calcext:value-type="float">
            <text:p>73326.8678412424</text:p>
          </table:table-cell>
        </table:table-row>
        <table:table-row table:style-name="ro1">
          <table:table-cell office:value-type="float" office:value="152.503174934998" calcext:value-type="float">
            <text:p>152.50317493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08.9828768178" calcext:value-type="float">
            <text:p>74508.9828768178</text:p>
          </table:table-cell>
          <table:table-cell office:value-type="float" office:value="0.102926224000839" calcext:value-type="float">
            <text:p>0.102926224000839</text:p>
          </table:table-cell>
          <table:table-cell office:value-type="float" office:value="60000" calcext:value-type="float">
            <text:p>60000</text:p>
          </table:table-cell>
          <table:table-cell office:value-type="float" office:value="74508.9828768178" calcext:value-type="float">
            <text:p>74508.9828768178</text:p>
          </table:table-cell>
        </table:table-row>
        <table:table-row table:style-name="ro1">
          <table:table-cell office:value-type="float" office:value="152.705642894998" calcext:value-type="float">
            <text:p>152.70564289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5888.1088249545" calcext:value-type="float">
            <text:p>65888.1088249545</text:p>
          </table:table-cell>
          <table:table-cell office:value-type="float" office:value="0.102945692997309" calcext:value-type="float">
            <text:p>0.102945692997309</text:p>
          </table:table-cell>
          <table:table-cell office:value-type="float" office:value="60000" calcext:value-type="float">
            <text:p>60000</text:p>
          </table:table-cell>
          <table:table-cell office:value-type="float" office:value="50493.6908751988" calcext:value-type="float">
            <text:p>50493.6908751988</text:p>
          </table:table-cell>
        </table:table-row>
        <table:table-row table:style-name="ro1">
          <table:table-cell office:value-type="float" office:value="152.907714550998" calcext:value-type="float">
            <text:p>152.90771455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6183.2538492672" calcext:value-type="float">
            <text:p>46183.2538492672</text:p>
          </table:table-cell>
          <table:table-cell office:value-type="float" office:value="0.102925500999845" calcext:value-type="float">
            <text:p>0.102925500999845</text:p>
          </table:table-cell>
          <table:table-cell office:value-type="float" office:value="60000" calcext:value-type="float">
            <text:p>60000</text:p>
          </table:table-cell>
          <table:table-cell office:value-type="float" office:value="46183.2538492672" calcext:value-type="float">
            <text:p>46183.2538492672</text:p>
          </table:table-cell>
        </table:table-row>
        <table:table-row table:style-name="ro1">
          <table:table-cell office:value-type="float" office:value="153.109356015" calcext:value-type="float">
            <text:p>153.109356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6234.2617998729" calcext:value-type="float">
            <text:p>46234.2617998729</text:p>
          </table:table-cell>
          <table:table-cell office:value-type="float" office:value="0.102652734000003" calcext:value-type="float">
            <text:p>0.102652734000003</text:p>
          </table:table-cell>
          <table:table-cell office:value-type="float" office:value="60000" calcext:value-type="float">
            <text:p>60000</text:p>
          </table:table-cell>
          <table:table-cell office:value-type="float" office:value="55789.3425718466" calcext:value-type="float">
            <text:p>55789.3425718466</text:p>
          </table:table-cell>
        </table:table-row>
        <table:table-row table:style-name="ro1">
          <table:table-cell office:value-type="float" office:value="153.311987235" calcext:value-type="float">
            <text:p>153.311987235</text:p>
          </table:table-cell>
          <table:table-cell office:value-type="float" office:value="75000" calcext:value-type="float">
            <text:p>75000</text:p>
          </table:table-cell>
          <table:table-cell office:value-type="float" office:value="67502.0222278145" calcext:value-type="float">
            <text:p>67502.0222278145</text:p>
          </table:table-cell>
          <table:table-cell office:value-type="float" office:value="0.105613219999213" calcext:value-type="float">
            <text:p>0.105613219999213</text:p>
          </table:table-cell>
          <table:table-cell office:value-type="float" office:value="60000" calcext:value-type="float">
            <text:p>60000</text:p>
          </table:table-cell>
          <table:table-cell office:value-type="float" office:value="73358.3620557984" calcext:value-type="float">
            <text:p>73358.3620557984</text:p>
          </table:table-cell>
        </table:table-row>
        <table:table-row table:style-name="ro1">
          <table:table-cell office:value-type="float" office:value="153.514740246999" calcext:value-type="float">
            <text:p>153.5147402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678.1356720021" calcext:value-type="float">
            <text:p>72678.1356720021</text:p>
          </table:table-cell>
          <table:table-cell office:value-type="float" office:value="0.105383073998382" calcext:value-type="float">
            <text:p>0.105383073998382</text:p>
          </table:table-cell>
          <table:table-cell office:value-type="float" office:value="60000" calcext:value-type="float">
            <text:p>60000</text:p>
          </table:table-cell>
          <table:table-cell office:value-type="float" office:value="72678.1356720021" calcext:value-type="float">
            <text:p>72678.1356720021</text:p>
          </table:table-cell>
        </table:table-row>
        <table:table-row table:style-name="ro1">
          <table:table-cell office:value-type="float" office:value="153.718286881001" calcext:value-type="float">
            <text:p>153.71828688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7750.804440002" calcext:value-type="float">
            <text:p>67750.804440002</text:p>
          </table:table-cell>
          <table:table-cell office:value-type="float" office:value="0.103216728002735" calcext:value-type="float">
            <text:p>0.103216728002735</text:p>
          </table:table-cell>
          <table:table-cell office:value-type="float" office:value="60000" calcext:value-type="float">
            <text:p>60000</text:p>
          </table:table-cell>
          <table:table-cell office:value-type="float" office:value="52352.8943400015" calcext:value-type="float">
            <text:p>52352.8943400015</text:p>
          </table:table-cell>
        </table:table-row>
        <table:table-row table:style-name="ro1">
          <table:table-cell office:value-type="float" office:value="153.920606708001" calcext:value-type="float">
            <text:p>153.92060670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3.7303000013" calcext:value-type="float">
            <text:p>46193.7303000013</text:p>
          </table:table-cell>
          <table:table-cell office:value-type="float" office:value="0.10331427899655" calcext:value-type="float">
            <text:p>0.10331427899655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3.7303000013" calcext:value-type="float">
            <text:p>46193.7303000013</text:p>
          </table:table-cell>
        </table:table-row>
        <table:table-row table:style-name="ro1">
          <table:table-cell office:value-type="float" office:value="154.123042648" calcext:value-type="float">
            <text:p>154.123042648</text:p>
          </table:table-cell>
          <table:table-cell office:value-type="float" office:value="75000" calcext:value-type="float">
            <text:p>75000</text:p>
          </table:table-cell>
          <table:table-cell office:value-type="float" office:value="46193.7303000013" calcext:value-type="float">
            <text:p>46193.7303000013</text:p>
          </table:table-cell>
          <table:table-cell office:value-type="float" office:value="0.10301390099994" calcext:value-type="float">
            <text:p>0.10301390099994</text:p>
          </table:table-cell>
          <table:table-cell office:value-type="float" office:value="60000" calcext:value-type="float">
            <text:p>60000</text:p>
          </table:table-cell>
          <table:table-cell office:value-type="float" office:value="56664.3091680016" calcext:value-type="float">
            <text:p>56664.3091680016</text:p>
          </table:table-cell>
        </table:table-row>
        <table:table-row table:style-name="ro1">
          <table:table-cell office:value-type="float" office:value="154.324848291999" calcext:value-type="float">
            <text:p>154.32484829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9598.553652002" calcext:value-type="float">
            <text:p>69598.553652002</text:p>
          </table:table-cell>
          <table:table-cell office:value-type="float" office:value="0.102975049998349" calcext:value-type="float">
            <text:p>0.102975049998349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5.8848840022" calcext:value-type="float">
            <text:p>74525.8848840022</text:p>
          </table:table-cell>
        </table:table-row>
        <table:table-row table:style-name="ro1">
          <table:table-cell office:value-type="float" office:value="154.527212879999" calcext:value-type="float">
            <text:p>154.5272128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25.8848840022" calcext:value-type="float">
            <text:p>74525.8848840022</text:p>
          </table:table-cell>
          <table:table-cell office:value-type="float" office:value="0.102913769002043" calcext:value-type="float">
            <text:p>0.102913769002043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5.8848840022" calcext:value-type="float">
            <text:p>74525.8848840022</text:p>
          </table:table-cell>
        </table:table-row>
        <table:table-row table:style-name="ro1">
          <table:table-cell office:value-type="float" office:value="154.728744896998" calcext:value-type="float">
            <text:p>154.72874489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3439.3896120018" calcext:value-type="float">
            <text:p>63439.3896120018</text:p>
          </table:table-cell>
          <table:table-cell office:value-type="float" office:value="0.103077981999377" calcext:value-type="float">
            <text:p>0.103077981999377</text:p>
          </table:table-cell>
          <table:table-cell office:value-type="float" office:value="60000" calcext:value-type="float">
            <text:p>60000</text:p>
          </table:table-cell>
          <table:table-cell office:value-type="float" office:value="48041.4795120014" calcext:value-type="float">
            <text:p>48041.4795120014</text:p>
          </table:table-cell>
        </table:table-row>
        <table:table-row table:style-name="ro1">
          <table:table-cell office:value-type="float" office:value="154.932011194" calcext:value-type="float">
            <text:p>154.932011194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3.7303000013" calcext:value-type="float">
            <text:p>46193.7303000013</text:p>
          </table:table-cell>
          <table:table-cell office:value-type="float" office:value="0.103965652000625" calcext:value-type="float">
            <text:p>0.103965652000625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3.7303000013" calcext:value-type="float">
            <text:p>46193.7303000013</text:p>
          </table:table-cell>
        </table:table-row>
        <table:table-row table:style-name="ro1">
          <table:table-cell office:value-type="float" office:value="155.134282704999" calcext:value-type="float">
            <text:p>155.13428270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8820.0165820017" calcext:value-type="float">
            <text:p>58820.0165820017</text:p>
          </table:table-cell>
          <table:table-cell office:value-type="float" office:value="0.104026833996613" calcext:value-type="float">
            <text:p>0.104026833996613</text:p>
          </table:table-cell>
          <table:table-cell office:value-type="float" office:value="60000" calcext:value-type="float">
            <text:p>60000</text:p>
          </table:table-cell>
          <table:table-cell office:value-type="float" office:value="74217.9266820021" calcext:value-type="float">
            <text:p>74217.9266820021</text:p>
          </table:table-cell>
        </table:table-row>
        <table:table-row table:style-name="ro1">
          <table:table-cell office:value-type="float" office:value="155.336539896001" calcext:value-type="float">
            <text:p>155.33653989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909.9684800021" calcext:value-type="float">
            <text:p>73909.9684800021</text:p>
          </table:table-cell>
          <table:table-cell office:value-type="float" office:value="0.104050015001121" calcext:value-type="float">
            <text:p>0.104050015001121</text:p>
          </table:table-cell>
          <table:table-cell office:value-type="float" office:value="60000" calcext:value-type="float">
            <text:p>60000</text:p>
          </table:table-cell>
          <table:table-cell office:value-type="float" office:value="73909.9684800021" calcext:value-type="float">
            <text:p>73909.9684800021</text:p>
          </table:table-cell>
        </table:table-row>
        <table:table-row table:style-name="ro1">
          <table:table-cell office:value-type="float" office:value="155.538780256" calcext:value-type="float">
            <text:p>155.538780256</text:p>
          </table:table-cell>
          <table:table-cell office:value-type="float" office:value="45000" calcext:value-type="float">
            <text:p>45000</text:p>
          </table:table-cell>
          <table:table-cell office:value-type="float" office:value="70830.3864600021" calcext:value-type="float">
            <text:p>70830.3864600021</text:p>
          </table:table-cell>
          <table:table-cell office:value-type="float" office:value="0.103080420001788" calcext:value-type="float">
            <text:p>0.103080420001788</text:p>
          </table:table-cell>
          <table:table-cell office:value-type="float" office:value="60000" calcext:value-type="float">
            <text:p>60000</text:p>
          </table:table-cell>
          <table:table-cell office:value-type="float" office:value="56048.3927640016" calcext:value-type="float">
            <text:p>56048.3927640016</text:p>
          </table:table-cell>
        </table:table-row>
        <table:table-row table:style-name="ro1">
          <table:table-cell office:value-type="float" office:value="155.741694083001" calcext:value-type="float">
            <text:p>155.74169408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809.6467040014" calcext:value-type="float">
            <text:p>46809.6467040014</text:p>
          </table:table-cell>
          <table:table-cell office:value-type="float" office:value="0.103271296000457" calcext:value-type="float">
            <text:p>0.103271296000457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3.7303000013" calcext:value-type="float">
            <text:p>46193.7303000013</text:p>
          </table:table-cell>
        </table:table-row>
        <table:table-row table:style-name="ro1">
          <table:table-cell office:value-type="float" office:value="155.944402290999" calcext:value-type="float">
            <text:p>155.94440229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3.7303000013" calcext:value-type="float">
            <text:p>46193.7303000013</text:p>
          </table:table-cell>
          <table:table-cell office:value-type="float" office:value="0.103111258002173" calcext:value-type="float">
            <text:p>0.103111258002173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3.7303000013" calcext:value-type="float">
            <text:p>46193.7303000013</text:p>
          </table:table-cell>
        </table:table-row>
        <table:table-row table:style-name="ro1">
          <table:table-cell office:value-type="float" office:value="156.146432062" calcext:value-type="float">
            <text:p>156.146432062</text:p>
          </table:table-cell>
          <table:table-cell office:value-type="float" office:value="75000" calcext:value-type="float">
            <text:p>75000</text:p>
          </table:table-cell>
          <table:table-cell office:value-type="float" office:value="57280.2255720017" calcext:value-type="float">
            <text:p>57280.2255720017</text:p>
          </table:table-cell>
          <table:table-cell office:value-type="float" office:value="0.108246269999654" calcext:value-type="float">
            <text:p>0.108246269999654</text:p>
          </table:table-cell>
          <table:table-cell office:value-type="float" office:value="60000" calcext:value-type="float">
            <text:p>60000</text:p>
          </table:table-cell>
          <table:table-cell office:value-type="float" office:value="72678.1356720021" calcext:value-type="float">
            <text:p>72678.1356720021</text:p>
          </table:table-cell>
        </table:table-row>
        <table:table-row table:style-name="ro1">
          <table:table-cell office:value-type="float" office:value="156.348377490001" calcext:value-type="float">
            <text:p>156.34837749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25.8848840022" calcext:value-type="float">
            <text:p>74525.8848840022</text:p>
          </table:table-cell>
          <table:table-cell office:value-type="float" office:value="0.103194011000596" calcext:value-type="float">
            <text:p>0.103194011000596</text:p>
          </table:table-cell>
          <table:table-cell office:value-type="float" office:value="60000" calcext:value-type="float">
            <text:p>60000</text:p>
          </table:table-cell>
          <table:table-cell office:value-type="float" office:value="74525.8848840022" calcext:value-type="float">
            <text:p>74525.8848840022</text:p>
          </table:table-cell>
        </table:table-row>
        <table:table-row table:style-name="ro1">
          <table:table-cell office:value-type="float" office:value="156.550307147998" calcext:value-type="float">
            <text:p>156.550307147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4097.9136814713" calcext:value-type="float">
            <text:p>74097.9136814713</text:p>
          </table:table-cell>
          <table:table-cell office:value-type="float" office:value="0.102338888998929" calcext:value-type="float">
            <text:p>0.102338888998929</text:p>
          </table:table-cell>
          <table:table-cell office:value-type="float" office:value="60000" calcext:value-type="float">
            <text:p>60000</text:p>
          </table:table-cell>
          <table:table-cell office:value-type="float" office:value="61748.261401226" calcext:value-type="float">
            <text:p>61748.261401226</text:p>
          </table:table-cell>
        </table:table-row>
        <table:table-row table:style-name="ro1">
          <table:table-cell office:value-type="float" office:value="156.753704721999" calcext:value-type="float">
            <text:p>156.75370472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9398.6091209808" calcext:value-type="float">
            <text:p>49398.6091209808</text:p>
          </table:table-cell>
          <table:table-cell office:value-type="float" office:value="0.10347363800247" calcext:value-type="float">
            <text:p>0.10347363800247</text:p>
          </table:table-cell>
          <table:table-cell office:value-type="float" office:value="60000" calcext:value-type="float">
            <text:p>60000</text:p>
          </table:table-cell>
          <table:table-cell office:value-type="float" office:value="46311.1960509195" calcext:value-type="float">
            <text:p>46311.1960509195</text:p>
          </table:table-cell>
        </table:table-row>
        <table:table-row table:style-name="ro1">
          <table:table-cell office:value-type="float" office:value="156.956175869" calcext:value-type="float">
            <text:p>156.956175869</text:p>
          </table:table-cell>
          <table:table-cell office:value-type="float" office:value="45000" calcext:value-type="float">
            <text:p>45000</text:p>
          </table:table-cell>
          <table:table-cell office:value-type="float" office:value="46052.5000495181" calcext:value-type="float">
            <text:p>46052.5000495181</text:p>
          </table:table-cell>
          <table:table-cell office:value-type="float" office:value="0.103456734999781" calcext:value-type="float">
            <text:p>0.103456734999781</text:p>
          </table:table-cell>
          <table:table-cell office:value-type="float" office:value="60000" calcext:value-type="float">
            <text:p>60000</text:p>
          </table:table-cell>
          <table:table-cell office:value-type="float" office:value="46052.5000495181" calcext:value-type="float">
            <text:p>46052.5000495181</text:p>
          </table:table-cell>
        </table:table-row>
        <table:table-row table:style-name="ro1">
          <table:table-cell office:value-type="float" office:value="157.158530613" calcext:value-type="float">
            <text:p>157.158530613</text:p>
          </table:table-cell>
          <table:table-cell office:value-type="float" office:value="75000" calcext:value-type="float">
            <text:p>75000</text:p>
          </table:table-cell>
          <table:table-cell office:value-type="float" office:value="61403.3333993575" calcext:value-type="float">
            <text:p>61403.3333993575</text:p>
          </table:table-cell>
          <table:table-cell office:value-type="float" office:value="0.103647679999995" calcext:value-type="float">
            <text:p>0.103647679999995</text:p>
          </table:table-cell>
          <table:table-cell office:value-type="float" office:value="60000" calcext:value-type="float">
            <text:p>60000</text:p>
          </table:table-cell>
          <table:table-cell office:value-type="float" office:value="76754.1667491969" calcext:value-type="float">
            <text:p>76754.1667491969</text:p>
          </table:table-cell>
        </table:table-row>
        <table:table-row table:style-name="ro1">
          <table:table-cell office:value-type="float" office:value="157.364321674999" calcext:value-type="float">
            <text:p>157.36432167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605.0500802194" calcext:value-type="float">
            <text:p>74605.0500802194</text:p>
          </table:table-cell>
          <table:table-cell office:value-type="float" office:value="0.103047674998379" calcext:value-type="float">
            <text:p>0.103047674998379</text:p>
          </table:table-cell>
          <table:table-cell office:value-type="float" office:value="60000" calcext:value-type="float">
            <text:p>60000</text:p>
          </table:table-cell>
          <table:table-cell office:value-type="float" office:value="74605.0500802194" calcext:value-type="float">
            <text:p>74605.0500802194</text:p>
          </table:table-cell>
        </table:table-row>
        <table:table-row table:style-name="ro1">
          <table:table-cell office:value-type="float" office:value="157.567284785" calcext:value-type="float">
            <text:p>157.567284785</text:p>
          </table:table-cell>
          <table:table-cell office:value-type="float" office:value="45000" calcext:value-type="float">
            <text:p>45000</text:p>
          </table:table-cell>
          <table:table-cell office:value-type="float" office:value="74912.0667472162" calcext:value-type="float">
            <text:p>74912.0667472162</text:p>
          </table:table-cell>
          <table:table-cell office:value-type="float" office:value="0.102984832999937" calcext:value-type="float">
            <text:p>0.102984832999937</text:p>
          </table:table-cell>
          <table:table-cell office:value-type="float" office:value="60000" calcext:value-type="float">
            <text:p>60000</text:p>
          </table:table-cell>
          <table:table-cell office:value-type="float" office:value="59561.2333973768" calcext:value-type="float">
            <text:p>59561.2333973768</text:p>
          </table:table-cell>
        </table:table-row>
        <table:table-row table:style-name="ro1">
          <table:table-cell office:value-type="float" office:value="157.769207336998" calcext:value-type="float">
            <text:p>157.76920733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210.4000475374" calcext:value-type="float">
            <text:p>44210.4000475374</text:p>
          </table:table-cell>
          <table:table-cell office:value-type="float" office:value="0.103076653998869" calcext:value-type="float">
            <text:p>0.103076653998869</text:p>
          </table:table-cell>
          <table:table-cell office:value-type="float" office:value="60000" calcext:value-type="float">
            <text:p>60000</text:p>
          </table:table-cell>
          <table:table-cell office:value-type="float" office:value="44210.4000475374" calcext:value-type="float">
            <text:p>44210.4000475374</text:p>
          </table:table-cell>
        </table:table-row>
        <table:table-row table:style-name="ro1">
          <table:table-cell office:value-type="float" office:value="157.972199483" calcext:value-type="float">
            <text:p>157.972199483</text:p>
          </table:table-cell>
          <table:table-cell office:value-type="float" office:value="45000" calcext:value-type="float">
            <text:p>45000</text:p>
          </table:table-cell>
          <table:table-cell office:value-type="float" office:value="43596.3667135438" calcext:value-type="float">
            <text:p>43596.3667135438</text:p>
          </table:table-cell>
          <table:table-cell office:value-type="float" office:value="0.10332495900002" calcext:value-type="float">
            <text:p>0.10332495900002</text:p>
          </table:table-cell>
          <table:table-cell office:value-type="float" office:value="60000" calcext:value-type="float">
            <text:p>60000</text:p>
          </table:table-cell>
          <table:table-cell office:value-type="float" office:value="43596.3667135438" calcext:value-type="float">
            <text:p>43596.3667135438</text:p>
          </table:table-cell>
        </table:table-row>
        <table:table-row table:style-name="ro1">
          <table:table-cell office:value-type="float" office:value="158.175261839999" calcext:value-type="float">
            <text:p>158.1752618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403.3333993575" calcext:value-type="float">
            <text:p>61403.3333993575</text:p>
          </table:table-cell>
          <table:table-cell office:value-type="float" office:value="0.102695293000579" calcext:value-type="float">
            <text:p>0.102695293000579</text:p>
          </table:table-cell>
          <table:table-cell office:value-type="float" office:value="60000" calcext:value-type="float">
            <text:p>60000</text:p>
          </table:table-cell>
          <table:table-cell office:value-type="float" office:value="76754.1667491969" calcext:value-type="float">
            <text:p>76754.1667491969</text:p>
          </table:table-cell>
        </table:table-row>
        <table:table-row table:style-name="ro1">
          <table:table-cell office:value-type="float" office:value="158.376776058001" calcext:value-type="float">
            <text:p>158.37677605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754.1667491969" calcext:value-type="float">
            <text:p>76754.1667491969</text:p>
          </table:table-cell>
          <table:table-cell office:value-type="float" office:value="0.103183835999516" calcext:value-type="float">
            <text:p>0.103183835999516</text:p>
          </table:table-cell>
          <table:table-cell office:value-type="float" office:value="60000" calcext:value-type="float">
            <text:p>60000</text:p>
          </table:table-cell>
          <table:table-cell office:value-type="float" office:value="76754.1667491969" calcext:value-type="float">
            <text:p>76754.1667491969</text:p>
          </table:table-cell>
        </table:table-row>
        <table:table-row table:style-name="ro1">
          <table:table-cell office:value-type="float" office:value="158.578287836001" calcext:value-type="float">
            <text:p>158.57828783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6140.1334152033" calcext:value-type="float">
            <text:p>76140.1334152033</text:p>
          </table:table-cell>
          <table:table-cell office:value-type="float" office:value="0.10307487299724" calcext:value-type="float">
            <text:p>0.10307487299724</text:p>
          </table:table-cell>
          <table:table-cell office:value-type="float" office:value="60000" calcext:value-type="float">
            <text:p>60000</text:p>
          </table:table-cell>
          <table:table-cell office:value-type="float" office:value="60789.3000653639" calcext:value-type="float">
            <text:p>60789.3000653639</text:p>
          </table:table-cell>
        </table:table-row>
        <table:table-row table:style-name="ro1">
          <table:table-cell office:value-type="float" office:value="158.780516231" calcext:value-type="float">
            <text:p>158.780516231</text:p>
          </table:table-cell>
          <table:table-cell office:value-type="float" office:value="45000" calcext:value-type="float">
            <text:p>45000</text:p>
          </table:table-cell>
          <table:table-cell office:value-type="float" office:value="43596.3667135438" calcext:value-type="float">
            <text:p>43596.3667135438</text:p>
          </table:table-cell>
          <table:table-cell office:value-type="float" office:value="0.102930267999909" calcext:value-type="float">
            <text:p>0.102930267999909</text:p>
          </table:table-cell>
          <table:table-cell office:value-type="float" office:value="60000" calcext:value-type="float">
            <text:p>60000</text:p>
          </table:table-cell>
          <table:table-cell office:value-type="float" office:value="43596.3667135438" calcext:value-type="float">
            <text:p>43596.3667135438</text:p>
          </table:table-cell>
        </table:table-row>
        <table:table-row table:style-name="ro1">
          <table:table-cell office:value-type="float" office:value="158.982061405" calcext:value-type="float">
            <text:p>158.982061405</text:p>
          </table:table-cell>
          <table:table-cell office:value-type="float" office:value="45000" calcext:value-type="float">
            <text:p>45000</text:p>
          </table:table-cell>
          <table:table-cell office:value-type="float" office:value="43596.3667135438" calcext:value-type="float">
            <text:p>43596.3667135438</text:p>
          </table:table-cell>
          <table:table-cell office:value-type="float" office:value="0.103222015000938" calcext:value-type="float">
            <text:p>0.103222015000938</text:p>
          </table:table-cell>
          <table:table-cell office:value-type="float" office:value="60000" calcext:value-type="float">
            <text:p>60000</text:p>
          </table:table-cell>
          <table:table-cell office:value-type="float" office:value="43596.3667135438" calcext:value-type="float">
            <text:p>43596.3667135438</text:p>
          </table:table-cell>
        </table:table-row>
        <table:table-row table:style-name="ro1">
          <table:table-cell office:value-type="float" office:value="159.183982828999" calcext:value-type="float">
            <text:p>159.18398282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8333.1667293896" calcext:value-type="float">
            <text:p>58333.1667293896</text:p>
          </table:table-cell>
          <table:table-cell office:value-type="float" office:value="0.102950958000292" calcext:value-type="float">
            <text:p>0.102950958000292</text:p>
          </table:table-cell>
          <table:table-cell office:value-type="float" office:value="60000" calcext:value-type="float">
            <text:p>60000</text:p>
          </table:table-cell>
          <table:table-cell office:value-type="float" office:value="73684.000079229" calcext:value-type="float">
            <text:p>73684.000079229</text:p>
          </table:table-cell>
        </table:table-row>
        <table:table-row table:style-name="ro1">
          <table:table-cell office:value-type="float" office:value="159.388244243" calcext:value-type="float">
            <text:p>159.388244243</text:p>
          </table:table-cell>
          <table:table-cell office:value-type="float" office:value="75000" calcext:value-type="float">
            <text:p>75000</text:p>
          </table:table-cell>
          <table:table-cell office:value-type="float" office:value="75526.1000812097" calcext:value-type="float">
            <text:p>75526.1000812097</text:p>
          </table:table-cell>
          <table:table-cell office:value-type="float" office:value="0.10347537099733" calcext:value-type="float">
            <text:p>0.10347537099733</text:p>
          </table:table-cell>
          <table:table-cell office:value-type="float" office:value="60000" calcext:value-type="float">
            <text:p>60000</text:p>
          </table:table-cell>
          <table:table-cell office:value-type="float" office:value="75526.1000812097" calcext:value-type="float">
            <text:p>75526.1000812097</text:p>
          </table:table-cell>
        </table:table-row>
        <table:table-row table:style-name="ro1">
          <table:table-cell office:value-type="float" office:value="159.59070429" calcext:value-type="float">
            <text:p>159.59070429</text:p>
          </table:table-cell>
          <table:table-cell office:value-type="float" office:value="45000" calcext:value-type="float">
            <text:p>45000</text:p>
          </table:table-cell>
          <table:table-cell office:value-type="float" office:value="71841.9000772483" calcext:value-type="float">
            <text:p>71841.9000772483</text:p>
          </table:table-cell>
          <table:table-cell office:value-type="float" office:value="0.108629482001561" calcext:value-type="float">
            <text:p>0.108629482001561</text:p>
          </table:table-cell>
          <table:table-cell office:value-type="float" office:value="60000" calcext:value-type="float">
            <text:p>60000</text:p>
          </table:table-cell>
          <table:table-cell office:value-type="float" office:value="56491.0667274089" calcext:value-type="float">
            <text:p>56491.0667274089</text:p>
          </table:table-cell>
        </table:table-row>
        <table:table-row table:style-name="ro1">
          <table:table-cell office:value-type="float" office:value="159.792755065999" calcext:value-type="float">
            <text:p>159.79275506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824.433381531" calcext:value-type="float">
            <text:p>44824.433381531</text:p>
          </table:table-cell>
          <table:table-cell office:value-type="float" office:value="0.103875930002687" calcext:value-type="float">
            <text:p>0.103875930002687</text:p>
          </table:table-cell>
          <table:table-cell office:value-type="float" office:value="60000" calcext:value-type="float">
            <text:p>60000</text:p>
          </table:table-cell>
          <table:table-cell office:value-type="float" office:value="44824.433381531" calcext:value-type="float">
            <text:p>44824.433381531</text:p>
          </table:table-cell>
        </table:table-row>
        <table:table-row table:style-name="ro1">
          <table:table-cell office:value-type="float" office:value="159.995026714001" calcext:value-type="float">
            <text:p>159.99502671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288.6242132554" calcext:value-type="float">
            <text:p>45288.6242132554</text:p>
          </table:table-cell>
          <table:table-cell office:value-type="float" office:value="0.103269433002424" calcext:value-type="float">
            <text:p>0.10326943300242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88.6242132554" calcext:value-type="float">
            <text:p>45288.6242132554</text:p>
          </table:table-cell>
        </table:table-row>
        <table:table-row table:style-name="ro1">
          <table:table-cell office:value-type="float" office:value="160.197111218" calcext:value-type="float">
            <text:p>160.197111218</text:p>
          </table:table-cell>
          <table:table-cell office:value-type="float" office:value="75000" calcext:value-type="float">
            <text:p>75000</text:p>
          </table:table-cell>
          <table:table-cell office:value-type="float" office:value="61617.1758003475" calcext:value-type="float">
            <text:p>61617.1758003475</text:p>
          </table:table-cell>
          <table:table-cell office:value-type="float" office:value="0.103578460999415" calcext:value-type="float">
            <text:p>0.103578460999415</text:p>
          </table:table-cell>
          <table:table-cell office:value-type="float" office:value="60000" calcext:value-type="float">
            <text:p>60000</text:p>
          </table:table-cell>
          <table:table-cell office:value-type="float" office:value="77021.4697504343" calcext:value-type="float">
            <text:p>77021.4697504343</text:p>
          </table:table-cell>
        </table:table-row>
        <table:table-row table:style-name="ro1">
          <table:table-cell office:value-type="float" office:value="160.398717028998" calcext:value-type="float">
            <text:p>160.39871702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7021.4697504343" calcext:value-type="float">
            <text:p>77021.4697504343</text:p>
          </table:table-cell>
          <table:table-cell office:value-type="float" office:value="0.102918384000077" calcext:value-type="float">
            <text:p>0.102918384000077</text:p>
          </table:table-cell>
          <table:table-cell office:value-type="float" office:value="60000" calcext:value-type="float">
            <text:p>60000</text:p>
          </table:table-cell>
          <table:table-cell office:value-type="float" office:value="77021.4697504343" calcext:value-type="float">
            <text:p>77021.4697504343</text:p>
          </table:table-cell>
        </table:table-row>
        <table:table-row table:style-name="ro1">
          <table:table-cell office:value-type="float" office:value="160.600761630998" calcext:value-type="float">
            <text:p>160.60076163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405.2979924309" calcext:value-type="float">
            <text:p>76405.2979924309</text:p>
          </table:table-cell>
          <table:table-cell office:value-type="float" office:value="0.102804100999492" calcext:value-type="float">
            <text:p>0.102804100999492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1.004042344" calcext:value-type="float">
            <text:p>61001.004042344</text:p>
          </table:table-cell>
        </table:table-row>
        <table:table-row table:style-name="ro1">
          <table:table-cell office:value-type="float" office:value="160.803061938001" calcext:value-type="float">
            <text:p>160.80306193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48.1948182467" calcext:value-type="float">
            <text:p>43748.1948182467</text:p>
          </table:table-cell>
          <table:table-cell office:value-type="float" office:value="0.103730873001041" calcext:value-type="float">
            <text:p>0.103730873001041</text:p>
          </table:table-cell>
          <table:table-cell office:value-type="float" office:value="60000" calcext:value-type="float">
            <text:p>60000</text:p>
          </table:table-cell>
          <table:table-cell office:value-type="float" office:value="43748.1948182467" calcext:value-type="float">
            <text:p>43748.1948182467</text:p>
          </table:table-cell>
        </table:table-row>
        <table:table-row table:style-name="ro1">
          <table:table-cell office:value-type="float" office:value="161.00562769" calcext:value-type="float">
            <text:p>161.00562769</text:p>
          </table:table-cell>
          <table:table-cell office:value-type="float" office:value="45000" calcext:value-type="float">
            <text:p>45000</text:p>
          </table:table-cell>
          <table:table-cell office:value-type="float" office:value="43748.1948182467" calcext:value-type="float">
            <text:p>43748.1948182467</text:p>
          </table:table-cell>
          <table:table-cell office:value-type="float" office:value="0.103020735001337" calcext:value-type="float">
            <text:p>0.103020735001337</text:p>
          </table:table-cell>
          <table:table-cell office:value-type="float" office:value="60000" calcext:value-type="float">
            <text:p>60000</text:p>
          </table:table-cell>
          <table:table-cell office:value-type="float" office:value="43748.1948182467" calcext:value-type="float">
            <text:p>43748.1948182467</text:p>
          </table:table-cell>
        </table:table-row>
        <table:table-row table:style-name="ro1">
          <table:table-cell office:value-type="float" office:value="161.207965574999" calcext:value-type="float">
            <text:p>161.20796557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152.4887683336" calcext:value-type="float">
            <text:p>59152.4887683336</text:p>
          </table:table-cell>
          <table:table-cell office:value-type="float" office:value="0.102993143998901" calcext:value-type="float">
            <text:p>0.102993143998901</text:p>
          </table:table-cell>
          <table:table-cell office:value-type="float" office:value="60000" calcext:value-type="float">
            <text:p>60000</text:p>
          </table:table-cell>
          <table:table-cell office:value-type="float" office:value="74556.7827184204" calcext:value-type="float">
            <text:p>74556.7827184204</text:p>
          </table:table-cell>
        </table:table-row>
        <table:table-row table:style-name="ro1">
          <table:table-cell office:value-type="float" office:value="161.414995169002" calcext:value-type="float">
            <text:p>161.414995169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0243.5804123961" calcext:value-type="float">
            <text:p>70243.5804123961</text:p>
          </table:table-cell>
          <table:table-cell office:value-type="float" office:value="0.109529839999595" calcext:value-type="float">
            <text:p>0.109529839999595</text:p>
          </table:table-cell>
          <table:table-cell office:value-type="float" office:value="60000" calcext:value-type="float">
            <text:p>60000</text:p>
          </table:table-cell>
          <table:table-cell office:value-type="float" office:value="70243.5804123961" calcext:value-type="float">
            <text:p>70243.5804123961</text:p>
          </table:table-cell>
        </table:table-row>
        <table:table-row table:style-name="ro1">
          <table:table-cell office:value-type="float" office:value="161.617109418999" calcext:value-type="float">
            <text:p>161.61710941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38551.5378748096" calcext:value-type="float">
            <text:p>38551.5378748096</text:p>
          </table:table-cell>
          <table:table-cell office:value-type="float" office:value="0.159561989999929" calcext:value-type="float">
            <text:p>0.159561989999929</text:p>
          </table:table-cell>
          <table:table-cell office:value-type="float" office:value="60000" calcext:value-type="float">
            <text:p>60000</text:p>
          </table:table-cell>
          <table:table-cell office:value-type="float" office:value="23130.9227248858" calcext:value-type="float">
            <text:p>23130.9227248858</text:p>
          </table:table-cell>
        </table:table-row>
        <table:table-row table:style-name="ro1">
          <table:table-cell office:value-type="float" office:value="161.818573069999" calcext:value-type="float">
            <text:p>161.81857306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6261.8454497715" calcext:value-type="float">
            <text:p>46261.8454497715</text:p>
          </table:table-cell>
          <table:table-cell office:value-type="float" office:value="0.102870038997935" calcext:value-type="float">
            <text:p>0.102870038997935</text:p>
          </table:table-cell>
          <table:table-cell office:value-type="float" office:value="60000" calcext:value-type="float">
            <text:p>60000</text:p>
          </table:table-cell>
          <table:table-cell office:value-type="float" office:value="46261.8454497715" calcext:value-type="float">
            <text:p>46261.8454497715</text:p>
          </table:table-cell>
        </table:table-row>
        <table:table-row table:style-name="ro1">
          <table:table-cell office:value-type="float" office:value="162.020928931001" calcext:value-type="float">
            <text:p>162.02092893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261.8454497715" calcext:value-type="float">
            <text:p>46261.8454497715</text:p>
          </table:table-cell>
          <table:table-cell office:value-type="float" office:value="0.104276324000239" calcext:value-type="float">
            <text:p>0.104276324000239</text:p>
          </table:table-cell>
          <table:table-cell office:value-type="float" office:value="60000" calcext:value-type="float">
            <text:p>60000</text:p>
          </table:table-cell>
          <table:table-cell office:value-type="float" office:value="46261.8454497715" calcext:value-type="float">
            <text:p>46261.8454497715</text:p>
          </table:table-cell>
        </table:table-row>
        <table:table-row table:style-name="ro1">
          <table:table-cell office:value-type="float" office:value="162.448426011" calcext:value-type="float">
            <text:p>162.448426011</text:p>
          </table:table-cell>
          <table:table-cell office:value-type="float" office:value="75000" calcext:value-type="float">
            <text:p>75000</text:p>
          </table:table-cell>
          <table:table-cell office:value-type="float" office:value="24364.5719368797" calcext:value-type="float">
            <text:p>24364.5719368797</text:p>
          </table:table-cell>
          <table:table-cell office:value-type="float" office:value="0.404696551999223" calcext:value-type="float">
            <text:p>0.404696551999223</text:p>
          </table:table-cell>
          <table:table-cell office:value-type="float" office:value="60000" calcext:value-type="float">
            <text:p>60000</text:p>
          </table:table-cell>
          <table:table-cell office:value-type="float" office:value="39785.1870868035" calcext:value-type="float">
            <text:p>39785.1870868035</text:p>
          </table:table-cell>
        </table:table-row>
        <table:table-row table:style-name="ro1">
          <table:table-cell office:value-type="float" office:value="162.651062549001" calcext:value-type="float">
            <text:p>162.65106254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9392.7681746573" calcext:value-type="float">
            <text:p>69392.7681746573</text:p>
          </table:table-cell>
          <table:table-cell office:value-type="float" office:value="0.103212738002185" calcext:value-type="float">
            <text:p>0.103212738002185</text:p>
          </table:table-cell>
          <table:table-cell office:value-type="float" office:value="60000" calcext:value-type="float">
            <text:p>60000</text:p>
          </table:table-cell>
          <table:table-cell office:value-type="float" office:value="53972.1530247334" calcext:value-type="float">
            <text:p>53972.1530247334</text:p>
          </table:table-cell>
        </table:table-row>
        <table:table-row table:style-name="ro1">
          <table:table-cell office:value-type="float" office:value="162.852601717001" calcext:value-type="float">
            <text:p>162.85260171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261.8454497715" calcext:value-type="float">
            <text:p>46261.8454497715</text:p>
          </table:table-cell>
          <table:table-cell office:value-type="float" office:value="0.103065331000835" calcext:value-type="float">
            <text:p>0.103065331000835</text:p>
          </table:table-cell>
          <table:table-cell office:value-type="float" office:value="60000" calcext:value-type="float">
            <text:p>60000</text:p>
          </table:table-cell>
          <table:table-cell office:value-type="float" office:value="46261.8454497715" calcext:value-type="float">
            <text:p>46261.8454497715</text:p>
          </table:table-cell>
        </table:table-row>
        <table:table-row table:style-name="ro1">
          <table:table-cell office:value-type="float" office:value="163.054459480998" calcext:value-type="float">
            <text:p>163.05445948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6261.8454497715" calcext:value-type="float">
            <text:p>46261.8454497715</text:p>
          </table:table-cell>
          <table:table-cell office:value-type="float" office:value="0.103568403999816" calcext:value-type="float">
            <text:p>0.103568403999816</text:p>
          </table:table-cell>
          <table:table-cell office:value-type="float" office:value="60000" calcext:value-type="float">
            <text:p>60000</text:p>
          </table:table-cell>
          <table:table-cell office:value-type="float" office:value="46261.8454497715" calcext:value-type="float">
            <text:p>46261.8454497715</text:p>
          </table:table-cell>
        </table:table-row>
        <table:table-row table:style-name="ro1">
          <table:table-cell office:value-type="float" office:value="163.257044383001" calcext:value-type="float">
            <text:p>163.25704438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065.6359936984" calcext:value-type="float">
            <text:p>61065.6359936984</text:p>
          </table:table-cell>
          <table:table-cell office:value-type="float" office:value="0.102861155999562" calcext:value-type="float">
            <text:p>0.102861155999562</text:p>
          </table:table-cell>
          <table:table-cell office:value-type="float" office:value="60000" calcext:value-type="float">
            <text:p>60000</text:p>
          </table:table-cell>
          <table:table-cell office:value-type="float" office:value="76486.2511436222" calcext:value-type="float">
            <text:p>76486.2511436222</text:p>
          </table:table-cell>
        </table:table-row>
        <table:table-row table:style-name="ro1">
          <table:table-cell office:value-type="float" office:value="163.460092867001" calcext:value-type="float">
            <text:p>163.46009286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69.4265376253" calcext:value-type="float">
            <text:p>75869.4265376253</text:p>
          </table:table-cell>
          <table:table-cell office:value-type="float" office:value="0.102893837000011" calcext:value-type="float">
            <text:p>0.102893837000011</text:p>
          </table:table-cell>
          <table:table-cell office:value-type="float" office:value="60000" calcext:value-type="float">
            <text:p>60000</text:p>
          </table:table-cell>
          <table:table-cell office:value-type="float" office:value="75869.4265376253" calcext:value-type="float">
            <text:p>75869.4265376253</text:p>
          </table:table-cell>
        </table:table-row>
        <table:table-row table:style-name="ro1">
          <table:table-cell office:value-type="float" office:value="163.662252508999" calcext:value-type="float">
            <text:p>163.66225250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6486.2511436222" calcext:value-type="float">
            <text:p>76486.2511436222</text:p>
          </table:table-cell>
          <table:table-cell office:value-type="float" office:value="0.102967777998856" calcext:value-type="float">
            <text:p>0.102967777998856</text:p>
          </table:table-cell>
          <table:table-cell office:value-type="float" office:value="60000" calcext:value-type="float">
            <text:p>60000</text:p>
          </table:table-cell>
          <table:table-cell office:value-type="float" office:value="61065.6359936984" calcext:value-type="float">
            <text:p>61065.6359936984</text:p>
          </table:table-cell>
        </table:table-row>
        <table:table-row table:style-name="ro1">
          <table:table-cell office:value-type="float" office:value="163.864501749998" calcext:value-type="float">
            <text:p>163.86450174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177.7224197867" calcext:value-type="float">
            <text:p>43177.7224197867</text:p>
          </table:table-cell>
          <table:table-cell office:value-type="float" office:value="0.105827217998012" calcext:value-type="float">
            <text:p>0.105827217998012</text:p>
          </table:table-cell>
          <table:table-cell office:value-type="float" office:value="60000" calcext:value-type="float">
            <text:p>60000</text:p>
          </table:table-cell>
          <table:table-cell office:value-type="float" office:value="42560.8978137898" calcext:value-type="float">
            <text:p>42560.8978137898</text:p>
          </table:table-cell>
        </table:table-row>
        <table:table-row table:style-name="ro1">
          <table:table-cell office:value-type="float" office:value="164.067307092999" calcext:value-type="float">
            <text:p>164.06730709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028.1962377776" calcext:value-type="float">
            <text:p>45028.1962377776</text:p>
          </table:table-cell>
          <table:table-cell office:value-type="float" office:value="0.103071388999524" calcext:value-type="float">
            <text:p>0.103071388999524</text:p>
          </table:table-cell>
          <table:table-cell office:value-type="float" office:value="60000" calcext:value-type="float">
            <text:p>60000</text:p>
          </table:table-cell>
          <table:table-cell office:value-type="float" office:value="45028.1962377776" calcext:value-type="float">
            <text:p>45028.1962377776</text:p>
          </table:table-cell>
        </table:table-row>
        <table:table-row table:style-name="ro1">
          <table:table-cell office:value-type="float" office:value="164.268784252999" calcext:value-type="float">
            <text:p>164.26878425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8630.8589197506" calcext:value-type="float">
            <text:p>58630.8589197506</text:p>
          </table:table-cell>
          <table:table-cell office:value-type="float" office:value="0.103208022999752" calcext:value-type="float">
            <text:p>0.103208022999752</text:p>
          </table:table-cell>
          <table:table-cell office:value-type="float" office:value="60000" calcext:value-type="float">
            <text:p>60000</text:p>
          </table:table-cell>
          <table:table-cell office:value-type="float" office:value="74677.1992556824" calcext:value-type="float">
            <text:p>74677.1992556824</text:p>
          </table:table-cell>
        </table:table-row>
        <table:table-row table:style-name="ro1">
          <table:table-cell office:value-type="float" office:value="164.470419156998" calcext:value-type="float">
            <text:p>164.47041915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220.1165956758" calcext:value-type="float">
            <text:p>76220.1165956758</text:p>
          </table:table-cell>
          <table:table-cell office:value-type="float" office:value="0.102879114001553" calcext:value-type="float">
            <text:p>0.102879114001553</text:p>
          </table:table-cell>
          <table:table-cell office:value-type="float" office:value="60000" calcext:value-type="float">
            <text:p>60000</text:p>
          </table:table-cell>
          <table:table-cell office:value-type="float" office:value="76220.1165956758" calcext:value-type="float">
            <text:p>76220.1165956758</text:p>
          </table:table-cell>
        </table:table-row>
        <table:table-row table:style-name="ro1">
          <table:table-cell office:value-type="float" office:value="164.672098362" calcext:value-type="float">
            <text:p>164.672098362</text:p>
          </table:table-cell>
          <table:table-cell office:value-type="float" office:value="45000" calcext:value-type="float">
            <text:p>45000</text:p>
          </table:table-cell>
          <table:table-cell office:value-type="float" office:value="75294.3661916797" calcext:value-type="float">
            <text:p>75294.3661916797</text:p>
          </table:table-cell>
          <table:table-cell office:value-type="float" office:value="0.102845962999709" calcext:value-type="float">
            <text:p>0.102845962999709</text:p>
          </table:table-cell>
          <table:table-cell office:value-type="float" office:value="60000" calcext:value-type="float">
            <text:p>60000</text:p>
          </table:table-cell>
          <table:table-cell office:value-type="float" office:value="59248.025855748" calcext:value-type="float">
            <text:p>59248.025855748</text:p>
          </table:table-cell>
        </table:table-row>
        <table:table-row table:style-name="ro1">
          <table:table-cell office:value-type="float" office:value="164.87522546" calcext:value-type="float">
            <text:p>164.87522546</text:p>
          </table:table-cell>
          <table:table-cell office:value-type="float" office:value="45000" calcext:value-type="float">
            <text:p>45000</text:p>
          </table:table-cell>
          <table:table-cell office:value-type="float" office:value="43818.8524558136" calcext:value-type="float">
            <text:p>43818.8524558136</text:p>
          </table:table-cell>
          <table:table-cell office:value-type="float" office:value="0.103117747999931" calcext:value-type="float">
            <text:p>0.103117747999931</text:p>
          </table:table-cell>
          <table:table-cell office:value-type="float" office:value="60000" calcext:value-type="float">
            <text:p>60000</text:p>
          </table:table-cell>
          <table:table-cell office:value-type="float" office:value="44436.019391811" calcext:value-type="float">
            <text:p>44436.019391811</text:p>
          </table:table-cell>
        </table:table-row>
        <table:table-row table:style-name="ro1">
          <table:table-cell office:value-type="float" office:value="165.077772212" calcext:value-type="float">
            <text:p>165.077772212</text:p>
          </table:table-cell>
          <table:table-cell office:value-type="float" office:value="45000" calcext:value-type="float">
            <text:p>45000</text:p>
          </table:table-cell>
          <table:table-cell office:value-type="float" office:value="45663.6075718707" calcext:value-type="float">
            <text:p>45663.6075718707</text:p>
          </table:table-cell>
          <table:table-cell office:value-type="float" office:value="0.105140978997952" calcext:value-type="float">
            <text:p>0.1051409789979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663.6075718707" calcext:value-type="float">
            <text:p>45663.6075718707</text:p>
          </table:table-cell>
        </table:table-row>
        <table:table-row table:style-name="ro1">
          <table:table-cell office:value-type="float" office:value="165.278828106999" calcext:value-type="float">
            <text:p>165.2788281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239.2746878322" calcext:value-type="float">
            <text:p>59239.2746878322</text:p>
          </table:table-cell>
          <table:table-cell office:value-type="float" office:value="0.103128507998917" calcext:value-type="float">
            <text:p>0.10312850799891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66.1691377885" calcext:value-type="float">
            <text:p>74666.1691377885</text:p>
          </table:table-cell>
        </table:table-row>
        <table:table-row table:style-name="ro1">
          <table:table-cell office:value-type="float" office:value="165.480405664999" calcext:value-type="float">
            <text:p>165.4804056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49.0933597903" calcext:value-type="float">
            <text:p>74049.0933597903</text:p>
          </table:table-cell>
          <table:table-cell office:value-type="float" office:value="0.103032855997299" calcext:value-type="float">
            <text:p>0.103032855997299</text:p>
          </table:table-cell>
          <table:table-cell office:value-type="float" office:value="60000" calcext:value-type="float">
            <text:p>60000</text:p>
          </table:table-cell>
          <table:table-cell office:value-type="float" office:value="74049.0933597903" calcext:value-type="float">
            <text:p>74049.0933597903</text:p>
          </table:table-cell>
        </table:table-row>
        <table:table-row table:style-name="ro1">
          <table:table-cell office:value-type="float" office:value="165.682504365999" calcext:value-type="float">
            <text:p>165.68250436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900.320693785" calcext:value-type="float">
            <text:p>75900.320693785</text:p>
          </table:table-cell>
          <table:table-cell office:value-type="float" office:value="0.103086046998214" calcext:value-type="float">
            <text:p>0.103086046998214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3.4262438287" calcext:value-type="float">
            <text:p>60473.4262438287</text:p>
          </table:table-cell>
        </table:table-row>
        <table:table-row table:style-name="ro1">
          <table:table-cell office:value-type="float" office:value="165.884371707001" calcext:value-type="float">
            <text:p>165.88437170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812.3802378759" calcext:value-type="float">
            <text:p>43812.3802378759</text:p>
          </table:table-cell>
          <table:table-cell office:value-type="float" office:value="0.106159413000569" calcext:value-type="float">
            <text:p>0.106159413000569</text:p>
          </table:table-cell>
          <table:table-cell office:value-type="float" office:value="60000" calcext:value-type="float">
            <text:p>60000</text:p>
          </table:table-cell>
          <table:table-cell office:value-type="float" office:value="43812.3802378759" calcext:value-type="float">
            <text:p>43812.3802378759</text:p>
          </table:table-cell>
        </table:table-row>
        <table:table-row table:style-name="ro1">
          <table:table-cell office:value-type="float" office:value="166.086705599999" calcext:value-type="float">
            <text:p>166.0867055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663.6075718707" calcext:value-type="float">
            <text:p>45663.6075718707</text:p>
          </table:table-cell>
          <table:table-cell office:value-type="float" office:value="0.103619148001599" calcext:value-type="float">
            <text:p>0.103619148001599</text:p>
          </table:table-cell>
          <table:table-cell office:value-type="float" office:value="60000" calcext:value-type="float">
            <text:p>60000</text:p>
          </table:table-cell>
          <table:table-cell office:value-type="float" office:value="45663.6075718707" calcext:value-type="float">
            <text:p>45663.6075718707</text:p>
          </table:table-cell>
        </table:table-row>
        <table:table-row table:style-name="ro1">
          <table:table-cell office:value-type="float" office:value="166.289587766001" calcext:value-type="float">
            <text:p>166.28958776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090.502021827" calcext:value-type="float">
            <text:p>61090.502021827</text:p>
          </table:table-cell>
          <table:table-cell office:value-type="float" office:value="0.102840357998502" calcext:value-type="float">
            <text:p>0.102840357998502</text:p>
          </table:table-cell>
          <table:table-cell office:value-type="float" office:value="60000" calcext:value-type="float">
            <text:p>60000</text:p>
          </table:table-cell>
          <table:table-cell office:value-type="float" office:value="76517.3964717833" calcext:value-type="float">
            <text:p>76517.3964717833</text:p>
          </table:table-cell>
        </table:table-row>
        <table:table-row table:style-name="ro1">
          <table:table-cell office:value-type="float" office:value="166.491572819999" calcext:value-type="float">
            <text:p>166.49157281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666.1691377885" calcext:value-type="float">
            <text:p>74666.1691377885</text:p>
          </table:table-cell>
          <table:table-cell office:value-type="float" office:value="0.102901559999736" calcext:value-type="float">
            <text:p>0.102901559999736</text:p>
          </table:table-cell>
          <table:table-cell office:value-type="float" office:value="60000" calcext:value-type="float">
            <text:p>60000</text:p>
          </table:table-cell>
          <table:table-cell office:value-type="float" office:value="74666.1691377885" calcext:value-type="float">
            <text:p>74666.1691377885</text:p>
          </table:table-cell>
        </table:table-row>
        <table:table-row table:style-name="ro1">
          <table:table-cell office:value-type="float" office:value="166.693946702999" calcext:value-type="float">
            <text:p>166.69394670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896.1842028948" calcext:value-type="float">
            <text:p>75896.1842028948</text:p>
          </table:table-cell>
          <table:table-cell office:value-type="float" office:value="0.103486185002112" calcext:value-type="float">
            <text:p>0.103486185002112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0.1305031194" calcext:value-type="float">
            <text:p>60470.1305031194</text:p>
          </table:table-cell>
        </table:table-row>
        <table:table-row table:style-name="ro1">
          <table:table-cell office:value-type="float" office:value="166.895552473001" calcext:value-type="float">
            <text:p>166.89555247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044.0768033441" calcext:value-type="float">
            <text:p>45044.0768033441</text:p>
          </table:table-cell>
          <table:table-cell office:value-type="float" office:value="0.10377833000166" calcext:value-type="float">
            <text:p>0.10377833000166</text:p>
          </table:table-cell>
          <table:table-cell office:value-type="float" office:value="60000" calcext:value-type="float">
            <text:p>60000</text:p>
          </table:table-cell>
          <table:table-cell office:value-type="float" office:value="45044.0768033441" calcext:value-type="float">
            <text:p>45044.0768033441</text:p>
          </table:table-cell>
        </table:table-row>
        <table:table-row table:style-name="ro1">
          <table:table-cell office:value-type="float" office:value="167.097922892001" calcext:value-type="float">
            <text:p>167.09792289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352.5978773396" calcext:value-type="float">
            <text:p>45352.5978773396</text:p>
          </table:table-cell>
          <table:table-cell office:value-type="float" office:value="0.102637621002941" calcext:value-type="float">
            <text:p>0.102637621002941</text:p>
          </table:table-cell>
          <table:table-cell office:value-type="float" office:value="60000" calcext:value-type="float">
            <text:p>60000</text:p>
          </table:table-cell>
          <table:table-cell office:value-type="float" office:value="44735.5557293486" calcext:value-type="float">
            <text:p>44735.5557293486</text:p>
          </table:table-cell>
        </table:table-row>
        <table:table-row table:style-name="ro1">
          <table:table-cell office:value-type="float" office:value="167.299569993" calcext:value-type="float">
            <text:p>167.29956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59236.0462071374" calcext:value-type="float">
            <text:p>59236.0462071374</text:p>
          </table:table-cell>
          <table:table-cell office:value-type="float" office:value="0.103144424003403" calcext:value-type="float">
            <text:p>0.103144424003403</text:p>
          </table:table-cell>
          <table:table-cell office:value-type="float" office:value="60000" calcext:value-type="float">
            <text:p>60000</text:p>
          </table:table-cell>
          <table:table-cell office:value-type="float" office:value="75279.1420549038" calcext:value-type="float">
            <text:p>75279.1420549038</text:p>
          </table:table-cell>
        </table:table-row>
        <table:table-row table:style-name="ro1">
          <table:table-cell office:value-type="float" office:value="167.501203033" calcext:value-type="float">
            <text:p>167.501203033</text:p>
          </table:table-cell>
          <table:table-cell office:value-type="float" office:value="75000" calcext:value-type="float">
            <text:p>75000</text:p>
          </table:table-cell>
          <table:table-cell office:value-type="float" office:value="75746.5643001706" calcext:value-type="float">
            <text:p>75746.5643001706</text:p>
          </table:table-cell>
          <table:table-cell office:value-type="float" office:value="0.102987878999556" calcext:value-type="float">
            <text:p>0.10298787899955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46.5643001706" calcext:value-type="float">
            <text:p>75746.5643001706</text:p>
          </table:table-cell>
        </table:table-row>
        <table:table-row table:style-name="ro1">
          <table:table-cell office:value-type="float" office:value="167.703931340999" calcext:value-type="float">
            <text:p>167.70393134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350.9211497294" calcext:value-type="float">
            <text:p>60350.9211497294</text:p>
          </table:table-cell>
          <table:table-cell office:value-type="float" office:value="0.103774609997345" calcext:value-type="float">
            <text:p>0.103774609997345</text:p>
          </table:table-cell>
          <table:table-cell office:value-type="float" office:value="60000" calcext:value-type="float">
            <text:p>60000</text:p>
          </table:table-cell>
          <table:table-cell office:value-type="float" office:value="44955.2779992882" calcext:value-type="float">
            <text:p>44955.2779992882</text:p>
          </table:table-cell>
        </table:table-row>
        <table:table-row table:style-name="ro1">
          <table:table-cell office:value-type="float" office:value="167.905419473002" calcext:value-type="float">
            <text:p>167.905419473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4339.4522732706" calcext:value-type="float">
            <text:p>44339.4522732706</text:p>
          </table:table-cell>
          <table:table-cell office:value-type="float" office:value="0.103807477997179" calcext:value-type="float">
            <text:p>0.1038074779971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339.4522732706" calcext:value-type="float">
            <text:p>44339.4522732706</text:p>
          </table:table-cell>
        </table:table-row>
        <table:table-row table:style-name="ro1">
          <table:table-cell office:value-type="float" office:value="168.114839664999" calcext:value-type="float">
            <text:p>168.1148396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339.4522732706" calcext:value-type="float">
            <text:p>44339.4522732706</text:p>
          </table:table-cell>
          <table:table-cell office:value-type="float" office:value="0.105581282998173" calcext:value-type="float">
            <text:p>0.105581282998173</text:p>
          </table:table-cell>
          <table:table-cell office:value-type="float" office:value="60000" calcext:value-type="float">
            <text:p>60000</text:p>
          </table:table-cell>
          <table:table-cell office:value-type="float" office:value="59735.0954237118" calcext:value-type="float">
            <text:p>59735.0954237118</text:p>
          </table:table-cell>
        </table:table-row>
        <table:table-row table:style-name="ro1">
          <table:table-cell office:value-type="float" office:value="168.315770533001" calcext:value-type="float">
            <text:p>168.31577053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978.2157522059" calcext:value-type="float">
            <text:p>76978.2157522059</text:p>
          </table:table-cell>
          <table:table-cell office:value-type="float" office:value="0.10287735500242" calcext:value-type="float">
            <text:p>0.10287735500242</text:p>
          </table:table-cell>
          <table:table-cell office:value-type="float" office:value="60000" calcext:value-type="float">
            <text:p>60000</text:p>
          </table:table-cell>
          <table:table-cell office:value-type="float" office:value="76978.2157522059" calcext:value-type="float">
            <text:p>76978.2157522059</text:p>
          </table:table-cell>
        </table:table-row>
        <table:table-row table:style-name="ro1">
          <table:table-cell office:value-type="float" office:value="168.518511746999" calcext:value-type="float">
            <text:p>168.5185117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14.9128481353" calcext:value-type="float">
            <text:p>74514.9128481353</text:p>
          </table:table-cell>
          <table:table-cell office:value-type="float" office:value="0.102805523001734" calcext:value-type="float">
            <text:p>0.102805523001734</text:p>
          </table:table-cell>
          <table:table-cell office:value-type="float" office:value="60000" calcext:value-type="float">
            <text:p>60000</text:p>
          </table:table-cell>
          <table:table-cell office:value-type="float" office:value="74514.9128481353" calcext:value-type="float">
            <text:p>74514.9128481353</text:p>
          </table:table-cell>
        </table:table-row>
        <table:table-row table:style-name="ro1">
          <table:table-cell office:value-type="float" office:value="168.722073700999" calcext:value-type="float">
            <text:p>168.72207370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350.9211497294" calcext:value-type="float">
            <text:p>60350.9211497294</text:p>
          </table:table-cell>
          <table:table-cell office:value-type="float" office:value="0.103089230000478" calcext:value-type="float">
            <text:p>0.103089230000478</text:p>
          </table:table-cell>
          <table:table-cell office:value-type="float" office:value="60000" calcext:value-type="float">
            <text:p>60000</text:p>
          </table:table-cell>
          <table:table-cell office:value-type="float" office:value="44955.2779992882" calcext:value-type="float">
            <text:p>44955.2779992882</text:p>
          </table:table-cell>
        </table:table-row>
        <table:table-row table:style-name="ro1">
          <table:table-cell office:value-type="float" office:value="168.924188714002" calcext:value-type="float">
            <text:p>168.924188714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4339.4522732706" calcext:value-type="float">
            <text:p>44339.4522732706</text:p>
          </table:table-cell>
          <table:table-cell office:value-type="float" office:value="0.10356954999952" calcext:value-type="float">
            <text:p>0.103569549999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39.4522732706" calcext:value-type="float">
            <text:p>44339.4522732706</text:p>
          </table:table-cell>
        </table:table-row>
        <table:table-row table:style-name="ro1">
          <table:table-cell office:value-type="float" office:value="169.125409994998" calcext:value-type="float">
            <text:p>169.12540999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5571.1037253059" calcext:value-type="float">
            <text:p>45571.1037253059</text:p>
          </table:table-cell>
          <table:table-cell office:value-type="float" office:value="0.101874337000481" calcext:value-type="float">
            <text:p>0.101874337000481</text:p>
          </table:table-cell>
          <table:table-cell office:value-type="float" office:value="60000" calcext:value-type="float">
            <text:p>60000</text:p>
          </table:table-cell>
          <table:table-cell office:value-type="float" office:value="60966.7468757471" calcext:value-type="float">
            <text:p>60966.7468757471</text:p>
          </table:table-cell>
        </table:table-row>
        <table:table-row table:style-name="ro1">
          <table:table-cell office:value-type="float" office:value="169.327676572" calcext:value-type="float">
            <text:p>169.327676572</text:p>
          </table:table-cell>
          <table:table-cell office:value-type="float" office:value="75000" calcext:value-type="float">
            <text:p>75000</text:p>
          </table:table-cell>
          <table:table-cell office:value-type="float" office:value="75746.5643001706" calcext:value-type="float">
            <text:p>75746.5643001706</text:p>
          </table:table-cell>
          <table:table-cell office:value-type="float" office:value="0.102964685000188" calcext:value-type="float">
            <text:p>0.1029646850001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46.5643001706" calcext:value-type="float">
            <text:p>75746.5643001706</text:p>
          </table:table-cell>
        </table:table-row>
        <table:table-row table:style-name="ro1">
          <table:table-cell office:value-type="float" office:value="169.529597261" calcext:value-type="float">
            <text:p>169.52959726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3.2607063552" calcext:value-type="float">
            <text:p>75183.2607063552</text:p>
          </table:table-cell>
          <table:table-cell office:value-type="float" office:value="0.10281415099962" calcext:value-type="float">
            <text:p>0.1028141509996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3.2607063552" calcext:value-type="float">
            <text:p>75183.2607063552</text:p>
          </table:table-cell>
        </table:table-row>
        <table:table-row table:style-name="ro1">
          <table:table-cell office:value-type="float" office:value="169.731883447999" calcext:value-type="float">
            <text:p>169.73188344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596.4871452816" calcext:value-type="float">
            <text:p>59596.4871452816</text:p>
          </table:table-cell>
          <table:table-cell office:value-type="float" office:value="0.103102908000437" calcext:value-type="float">
            <text:p>0.103102908000437</text:p>
          </table:table-cell>
          <table:table-cell office:value-type="float" office:value="60000" calcext:value-type="float">
            <text:p>60000</text:p>
          </table:table-cell>
          <table:table-cell office:value-type="float" office:value="43092.8445512036" calcext:value-type="float">
            <text:p>43092.8445512036</text:p>
          </table:table-cell>
        </table:table-row>
        <table:table-row table:style-name="ro1">
          <table:table-cell office:value-type="float" office:value="169.934952421001" calcext:value-type="float">
            <text:p>169.93495242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398.467562205" calcext:value-type="float">
            <text:p>43398.467562205</text:p>
          </table:table-cell>
          <table:table-cell office:value-type="float" office:value="0.104118020997703" calcext:value-type="float">
            <text:p>0.104118020997703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0.9596062108" calcext:value-type="float">
            <text:p>44620.9596062108</text:p>
          </table:table-cell>
        </table:table-row>
        <table:table-row table:style-name="ro1">
          <table:table-cell office:value-type="float" office:value="170.137514751001" calcext:value-type="float">
            <text:p>170.13751475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398.467562205" calcext:value-type="float">
            <text:p>43398.467562205</text:p>
          </table:table-cell>
          <table:table-cell office:value-type="float" office:value="0.104550862000906" calcext:value-type="float">
            <text:p>0.104550862000906</text:p>
          </table:table-cell>
          <table:table-cell office:value-type="float" office:value="60000" calcext:value-type="float">
            <text:p>60000</text:p>
          </table:table-cell>
          <table:table-cell office:value-type="float" office:value="58679.6181122772" calcext:value-type="float">
            <text:p>58679.6181122772</text:p>
          </table:table-cell>
        </table:table-row>
        <table:table-row table:style-name="ro1">
          <table:table-cell office:value-type="float" office:value="170.339163228" calcext:value-type="float">
            <text:p>170.33916322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2.0146843523" calcext:value-type="float">
            <text:p>74572.0146843523</text:p>
          </table:table-cell>
          <table:table-cell office:value-type="float" office:value="0.103096555998491" calcext:value-type="float">
            <text:p>0.103096555998491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2.0146843523" calcext:value-type="float">
            <text:p>74572.0146843523</text:p>
          </table:table-cell>
        </table:table-row>
        <table:table-row table:style-name="ro1">
          <table:table-cell office:value-type="float" office:value="170.541177414998" calcext:value-type="float">
            <text:p>170.54117741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3.2607063552" calcext:value-type="float">
            <text:p>75183.2607063552</text:p>
          </table:table-cell>
          <table:table-cell office:value-type="float" office:value="0.102818657996977" calcext:value-type="float">
            <text:p>0.10281865799697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3.2607063552" calcext:value-type="float">
            <text:p>75183.2607063552</text:p>
          </table:table-cell>
        </table:table-row>
        <table:table-row table:style-name="ro1">
          <table:table-cell office:value-type="float" office:value="170.743094567999" calcext:value-type="float">
            <text:p>170.74309456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679.6181122772" calcext:value-type="float">
            <text:p>58679.6181122772</text:p>
          </table:table-cell>
          <table:table-cell office:value-type="float" office:value="0.103266080001049" calcext:value-type="float">
            <text:p>0.103266080001049</text:p>
          </table:table-cell>
          <table:table-cell office:value-type="float" office:value="60000" calcext:value-type="float">
            <text:p>60000</text:p>
          </table:table-cell>
          <table:table-cell office:value-type="float" office:value="43398.467562205" calcext:value-type="float">
            <text:p>43398.467562205</text:p>
          </table:table-cell>
        </table:table-row>
        <table:table-row table:style-name="ro1">
          <table:table-cell office:value-type="float" office:value="170.945591111999" calcext:value-type="float">
            <text:p>170.94559111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20.9596062108" calcext:value-type="float">
            <text:p>44620.9596062108</text:p>
          </table:table-cell>
          <table:table-cell office:value-type="float" office:value="0.102760275000037" calcext:value-type="float">
            <text:p>0.1027602750000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009.7135842079" calcext:value-type="float">
            <text:p>44009.7135842079</text:p>
          </table:table-cell>
        </table:table-row>
        <table:table-row table:style-name="ro1">
          <table:table-cell office:value-type="float" office:value="171.147561423" calcext:value-type="float">
            <text:p>171.147561423</text:p>
          </table:table-cell>
          <table:table-cell office:value-type="float" office:value="75000" calcext:value-type="float">
            <text:p>75000</text:p>
          </table:table-cell>
          <table:table-cell office:value-type="float" office:value="43398.467562205" calcext:value-type="float">
            <text:p>43398.467562205</text:p>
          </table:table-cell>
          <table:table-cell office:value-type="float" office:value="0.103144565000548" calcext:value-type="float">
            <text:p>0.103144565000548</text:p>
          </table:table-cell>
          <table:table-cell office:value-type="float" office:value="60000" calcext:value-type="float">
            <text:p>60000</text:p>
          </table:table-cell>
          <table:table-cell office:value-type="float" office:value="59290.8641342801" calcext:value-type="float">
            <text:p>59290.8641342801</text:p>
          </table:table-cell>
        </table:table-row>
        <table:table-row table:style-name="ro1">
          <table:table-cell office:value-type="float" office:value="171.350306753" calcext:value-type="float">
            <text:p>171.350306753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3.2607063552" calcext:value-type="float">
            <text:p>75183.2607063552</text:p>
          </table:table-cell>
          <table:table-cell office:value-type="float" office:value="0.103357669999241" calcext:value-type="float">
            <text:p>0.103357669999241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3.2607063552" calcext:value-type="float">
            <text:p>75183.2607063552</text:p>
          </table:table-cell>
        </table:table-row>
        <table:table-row table:style-name="ro1">
          <table:table-cell office:value-type="float" office:value="171.552836467999" calcext:value-type="float">
            <text:p>171.55283646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94.5067283581" calcext:value-type="float">
            <text:p>75794.5067283581</text:p>
          </table:table-cell>
          <table:table-cell office:value-type="float" office:value="0.103417171001638" calcext:value-type="float">
            <text:p>0.10341717100163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94.5067283581" calcext:value-type="float">
            <text:p>75794.5067283581</text:p>
          </table:table-cell>
        </table:table-row>
        <table:table-row table:style-name="ro1">
          <table:table-cell office:value-type="float" office:value="171.755993438001" calcext:value-type="float">
            <text:p>171.75599343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290.8641342801" calcext:value-type="float">
            <text:p>59290.8641342801</text:p>
          </table:table-cell>
          <table:table-cell office:value-type="float" office:value="0.103211495999858" calcext:value-type="float">
            <text:p>0.103211495999858</text:p>
          </table:table-cell>
          <table:table-cell office:value-type="float" office:value="60000" calcext:value-type="float">
            <text:p>60000</text:p>
          </table:table-cell>
          <table:table-cell office:value-type="float" office:value="44009.7135842079" calcext:value-type="float">
            <text:p>44009.7135842079</text:p>
          </table:table-cell>
        </table:table-row>
        <table:table-row table:style-name="ro1">
          <table:table-cell office:value-type="float" office:value="171.959976104001" calcext:value-type="float">
            <text:p>171.95997610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843.4516502166" calcext:value-type="float">
            <text:p>45843.4516502166</text:p>
          </table:table-cell>
          <table:table-cell office:value-type="float" office:value="0.10363116499866" calcext:value-type="float">
            <text:p>0.10363116499866</text:p>
          </table:table-cell>
          <table:table-cell office:value-type="float" office:value="60000" calcext:value-type="float">
            <text:p>60000</text:p>
          </table:table-cell>
          <table:table-cell office:value-type="float" office:value="45843.4516502166" calcext:value-type="float">
            <text:p>45843.4516502166</text:p>
          </table:table-cell>
        </table:table-row>
        <table:table-row table:style-name="ro1">
          <table:table-cell office:value-type="float" office:value="172.162263119" calcext:value-type="float">
            <text:p>172.162263119</text:p>
          </table:table-cell>
          <table:table-cell office:value-type="float" office:value="75000" calcext:value-type="float">
            <text:p>75000</text:p>
          </table:table-cell>
          <table:table-cell office:value-type="float" office:value="43398.467562205" calcext:value-type="float">
            <text:p>43398.467562205</text:p>
          </table:table-cell>
          <table:table-cell office:value-type="float" office:value="0.102891836999333" calcext:value-type="float">
            <text:p>0.102891836999333</text:p>
          </table:table-cell>
          <table:table-cell office:value-type="float" office:value="60000" calcext:value-type="float">
            <text:p>60000</text:p>
          </table:table-cell>
          <table:table-cell office:value-type="float" office:value="58679.6181122772" calcext:value-type="float">
            <text:p>58679.6181122772</text:p>
          </table:table-cell>
        </table:table-row>
        <table:table-row table:style-name="ro1">
          <table:table-cell office:value-type="float" office:value="172.364405978999" calcext:value-type="float">
            <text:p>172.36440597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94.5067283581" calcext:value-type="float">
            <text:p>75794.5067283581</text:p>
          </table:table-cell>
          <table:table-cell office:value-type="float" office:value="0.103211843997997" calcext:value-type="float">
            <text:p>0.103211843997997</text:p>
          </table:table-cell>
          <table:table-cell office:value-type="float" office:value="60000" calcext:value-type="float">
            <text:p>60000</text:p>
          </table:table-cell>
          <table:table-cell office:value-type="float" office:value="75794.5067283581" calcext:value-type="float">
            <text:p>75794.5067283581</text:p>
          </table:table-cell>
        </table:table-row>
        <table:table-row table:style-name="ro1">
          <table:table-cell office:value-type="float" office:value="172.566231972" calcext:value-type="float">
            <text:p>172.566231972</text:p>
          </table:table-cell>
          <table:table-cell office:value-type="float" office:value="75000" calcext:value-type="float">
            <text:p>75000</text:p>
          </table:table-cell>
          <table:table-cell office:value-type="float" office:value="75528.8021250271" calcext:value-type="float">
            <text:p>75528.8021250271</text:p>
          </table:table-cell>
          <table:table-cell office:value-type="float" office:value="0.103675065998686" calcext:value-type="float">
            <text:p>0.103675065998686</text:p>
          </table:table-cell>
          <table:table-cell office:value-type="float" office:value="60000" calcext:value-type="float">
            <text:p>60000</text:p>
          </table:table-cell>
          <table:table-cell office:value-type="float" office:value="75528.8021250271" calcext:value-type="float">
            <text:p>75528.8021250271</text:p>
          </table:table-cell>
        </table:table-row>
        <table:table-row table:style-name="ro1">
          <table:table-cell office:value-type="float" office:value="172.768356830999" calcext:value-type="float">
            <text:p>172.76835683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806.4800500215" calcext:value-type="float">
            <text:p>59806.4800500215</text:p>
          </table:table-cell>
          <table:table-cell office:value-type="float" office:value="0.103051750000304" calcext:value-type="float">
            <text:p>0.103051750000304</text:p>
          </table:table-cell>
          <table:table-cell office:value-type="float" office:value="60000" calcext:value-type="float">
            <text:p>60000</text:p>
          </table:table-cell>
          <table:table-cell office:value-type="float" office:value="43775.8771500157" calcext:value-type="float">
            <text:p>43775.8771500157</text:p>
          </table:table-cell>
        </table:table-row>
        <table:table-row table:style-name="ro1">
          <table:table-cell office:value-type="float" office:value="172.969959503" calcext:value-type="float">
            <text:p>172.969959503</text:p>
          </table:table-cell>
          <table:table-cell office:value-type="float" office:value="45000" calcext:value-type="float">
            <text:p>45000</text:p>
          </table:table-cell>
          <table:table-cell office:value-type="float" office:value="43775.8771500157" calcext:value-type="float">
            <text:p>43775.8771500157</text:p>
          </table:table-cell>
          <table:table-cell office:value-type="float" office:value="0.10318215100051" calcext:value-type="float">
            <text:p>0.103182151000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2.438800016" calcext:value-type="float">
            <text:p>44392.438800016</text:p>
          </table:table-cell>
        </table:table-row>
        <table:table-row table:style-name="ro1">
          <table:table-cell office:value-type="float" office:value="173.172721524999" calcext:value-type="float">
            <text:p>173.17272152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392.438800016" calcext:value-type="float">
            <text:p>44392.438800016</text:p>
          </table:table-cell>
          <table:table-cell office:value-type="float" office:value="0.103101299002446" calcext:value-type="float">
            <text:p>0.103101299002446</text:p>
          </table:table-cell>
          <table:table-cell office:value-type="float" office:value="60000" calcext:value-type="float">
            <text:p>60000</text:p>
          </table:table-cell>
          <table:table-cell office:value-type="float" office:value="59806.4800500215" calcext:value-type="float">
            <text:p>59806.4800500215</text:p>
          </table:table-cell>
        </table:table-row>
        <table:table-row table:style-name="ro1">
          <table:table-cell office:value-type="float" office:value="173.374430309999" calcext:value-type="float">
            <text:p>173.3744303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837.0829500273" calcext:value-type="float">
            <text:p>75837.0829500273</text:p>
          </table:table-cell>
          <table:table-cell office:value-type="float" office:value="0.102816460999748" calcext:value-type="float">
            <text:p>0.102816460999748</text:p>
          </table:table-cell>
          <table:table-cell office:value-type="float" office:value="60000" calcext:value-type="float">
            <text:p>60000</text:p>
          </table:table-cell>
          <table:table-cell office:value-type="float" office:value="75837.0829500273" calcext:value-type="float">
            <text:p>75837.0829500273</text:p>
          </table:table-cell>
        </table:table-row>
        <table:table-row table:style-name="ro1">
          <table:table-cell office:value-type="float" office:value="173.576724620001" calcext:value-type="float">
            <text:p>173.57672462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37.0829500273" calcext:value-type="float">
            <text:p>75837.0829500273</text:p>
          </table:table-cell>
          <table:table-cell office:value-type="float" office:value="0.102704630000517" calcext:value-type="float">
            <text:p>0.102704630000517</text:p>
          </table:table-cell>
          <table:table-cell office:value-type="float" office:value="60000" calcext:value-type="float">
            <text:p>60000</text:p>
          </table:table-cell>
          <table:table-cell office:value-type="float" office:value="75837.0829500273" calcext:value-type="float">
            <text:p>75837.0829500273</text:p>
          </table:table-cell>
        </table:table-row>
        <table:table-row table:style-name="ro1">
          <table:table-cell office:value-type="float" office:value="173.779237483999" calcext:value-type="float">
            <text:p>173.77923748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806.4800500215" calcext:value-type="float">
            <text:p>59806.4800500215</text:p>
          </table:table-cell>
          <table:table-cell office:value-type="float" office:value="0.10298016500019" calcext:value-type="float">
            <text:p>0.10298016500019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2.438800016" calcext:value-type="float">
            <text:p>44392.438800016</text:p>
          </table:table-cell>
        </table:table-row>
        <table:table-row table:style-name="ro1">
          <table:table-cell office:value-type="float" office:value="173.981068707999" calcext:value-type="float">
            <text:p>173.98106870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519.7168202139" calcext:value-type="float">
            <text:p>42519.7168202139</text:p>
          </table:table-cell>
          <table:table-cell office:value-type="float" office:value="0.10278844899949" calcext:value-type="float">
            <text:p>0.10278844899949</text:p>
          </table:table-cell>
          <table:table-cell office:value-type="float" office:value="60000" calcext:value-type="float">
            <text:p>60000</text:p>
          </table:table-cell>
          <table:table-cell office:value-type="float" office:value="42519.7168202139" calcext:value-type="float">
            <text:p>42519.7168202139</text:p>
          </table:table-cell>
        </table:table-row>
        <table:table-row table:style-name="ro1">
          <table:table-cell office:value-type="float" office:value="174.183099137001" calcext:value-type="float">
            <text:p>174.18309913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6217.0835002326" calcext:value-type="float">
            <text:p>46217.0835002326</text:p>
          </table:table-cell>
          <table:table-cell office:value-type="float" office:value="0.102943293000862" calcext:value-type="float">
            <text:p>0.102943293000862</text:p>
          </table:table-cell>
          <table:table-cell office:value-type="float" office:value="60000" calcext:value-type="float">
            <text:p>60000</text:p>
          </table:table-cell>
          <table:table-cell office:value-type="float" office:value="61622.7780003101" calcext:value-type="float">
            <text:p>61622.7780003101</text:p>
          </table:table-cell>
        </table:table-row>
        <table:table-row table:style-name="ro1">
          <table:table-cell office:value-type="float" office:value="174.385425203" calcext:value-type="float">
            <text:p>174.385425203</text:p>
          </table:table-cell>
          <table:table-cell office:value-type="float" office:value="75000" calcext:value-type="float">
            <text:p>75000</text:p>
          </table:table-cell>
          <table:table-cell office:value-type="float" office:value="75796.0169403814" calcext:value-type="float">
            <text:p>75796.0169403814</text:p>
          </table:table-cell>
          <table:table-cell office:value-type="float" office:value="0.102979622999555" calcext:value-type="float">
            <text:p>0.10297962299955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96.0169403814" calcext:value-type="float">
            <text:p>75796.0169403814</text:p>
          </table:table-cell>
        </table:table-row>
        <table:table-row table:style-name="ro1">
          <table:table-cell office:value-type="float" office:value="174.586810286" calcext:value-type="float">
            <text:p>174.586810286</text:p>
          </table:table-cell>
          <table:table-cell office:value-type="float" office:value="75000" calcext:value-type="float">
            <text:p>75000</text:p>
          </table:table-cell>
          <table:table-cell office:value-type="float" office:value="77028.4725003876" calcext:value-type="float">
            <text:p>77028.4725003876</text:p>
          </table:table-cell>
          <table:table-cell office:value-type="float" office:value="0.102821419997781" calcext:value-type="float">
            <text:p>0.102821419997781</text:p>
          </table:table-cell>
          <table:table-cell office:value-type="float" office:value="60000" calcext:value-type="float">
            <text:p>60000</text:p>
          </table:table-cell>
          <table:table-cell office:value-type="float" office:value="77028.4725003876" calcext:value-type="float">
            <text:p>77028.4725003876</text:p>
          </table:table-cell>
        </table:table-row>
        <table:table-row table:style-name="ro1">
          <table:table-cell office:value-type="float" office:value="174.789558121" calcext:value-type="float">
            <text:p>174.789558121</text:p>
          </table:table-cell>
          <table:table-cell office:value-type="float" office:value="45000" calcext:value-type="float">
            <text:p>45000</text:p>
          </table:table-cell>
          <table:table-cell office:value-type="float" office:value="59774.0946603008" calcext:value-type="float">
            <text:p>59774.0946603008</text:p>
          </table:table-cell>
          <table:table-cell office:value-type="float" office:value="0.103403352997702" calcext:value-type="float">
            <text:p>0.10340335299770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68.4001602232" calcext:value-type="float">
            <text:p>44368.4001602232</text:p>
          </table:table-cell>
        </table:table-row>
        <table:table-row table:style-name="ro1">
          <table:table-cell office:value-type="float" office:value="174.992787706" calcext:value-type="float">
            <text:p>174.992787706</text:p>
          </table:table-cell>
          <table:table-cell office:value-type="float" office:value="45000" calcext:value-type="float">
            <text:p>45000</text:p>
          </table:table-cell>
          <table:table-cell office:value-type="float" office:value="44368.4001602232" calcext:value-type="float">
            <text:p>44368.4001602232</text:p>
          </table:table-cell>
          <table:table-cell office:value-type="float" office:value="0.103090704000351" calcext:value-type="float">
            <text:p>0.1030907040003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68.4001602232" calcext:value-type="float">
            <text:p>44368.4001602232</text:p>
          </table:table-cell>
        </table:table-row>
        <table:table-row table:style-name="ro1">
          <table:table-cell office:value-type="float" office:value="175.195752332998" calcext:value-type="float">
            <text:p>175.19575233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84.6279402263" calcext:value-type="float">
            <text:p>44984.6279402263</text:p>
          </table:table-cell>
          <table:table-cell office:value-type="float" office:value="0.10302430199954" calcext:value-type="float">
            <text:p>0.10302430199954</text:p>
          </table:table-cell>
          <table:table-cell office:value-type="float" office:value="60000" calcext:value-type="float">
            <text:p>60000</text:p>
          </table:table-cell>
          <table:table-cell office:value-type="float" office:value="60390.3224403039" calcext:value-type="float">
            <text:p>60390.3224403039</text:p>
          </table:table-cell>
        </table:table-row>
        <table:table-row table:style-name="ro1">
          <table:table-cell office:value-type="float" office:value="175.397395717999" calcext:value-type="float">
            <text:p>175.3973957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96.0169403814" calcext:value-type="float">
            <text:p>75796.0169403814</text:p>
          </table:table-cell>
          <table:table-cell office:value-type="float" office:value="0.103515064998646" calcext:value-type="float">
            <text:p>0.10351506499864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96.0169403814" calcext:value-type="float">
            <text:p>75796.0169403814</text:p>
          </table:table-cell>
        </table:table-row>
        <table:table-row table:style-name="ro1">
          <table:table-cell office:value-type="float" office:value="175.599694578999" calcext:value-type="float">
            <text:p>175.59969457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104.1308303829" calcext:value-type="float">
            <text:p>76104.1308303829</text:p>
          </table:table-cell>
          <table:table-cell office:value-type="float" office:value="0.103009881997423" calcext:value-type="float">
            <text:p>0.103009881997423</text:p>
          </table:table-cell>
          <table:table-cell office:value-type="float" office:value="60000" calcext:value-type="float">
            <text:p>60000</text:p>
          </table:table-cell>
          <table:table-cell office:value-type="float" office:value="76104.1308303829" calcext:value-type="float">
            <text:p>76104.1308303829</text:p>
          </table:table-cell>
        </table:table-row>
        <table:table-row table:style-name="ro1">
          <table:table-cell office:value-type="float" office:value="175.802474119999" calcext:value-type="float">
            <text:p>175.80247411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622.7780003101" calcext:value-type="float">
            <text:p>61622.7780003101</text:p>
          </table:table-cell>
          <table:table-cell office:value-type="float" office:value="0.102824225999939" calcext:value-type="float">
            <text:p>0.102824225999939</text:p>
          </table:table-cell>
          <table:table-cell office:value-type="float" office:value="60000" calcext:value-type="float">
            <text:p>60000</text:p>
          </table:table-cell>
          <table:table-cell office:value-type="float" office:value="45600.8557202295" calcext:value-type="float">
            <text:p>45600.8557202295</text:p>
          </table:table-cell>
        </table:table-row>
        <table:table-row table:style-name="ro1">
          <table:table-cell office:value-type="float" office:value="176.004915959998" calcext:value-type="float">
            <text:p>176.00491595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2519.7168202139" calcext:value-type="float">
            <text:p>42519.7168202139</text:p>
          </table:table-cell>
          <table:table-cell office:value-type="float" office:value="0.103763658000389" calcext:value-type="float">
            <text:p>0.103763658000389</text:p>
          </table:table-cell>
          <table:table-cell office:value-type="float" office:value="60000" calcext:value-type="float">
            <text:p>60000</text:p>
          </table:table-cell>
          <table:table-cell office:value-type="float" office:value="43135.944600217" calcext:value-type="float">
            <text:p>43135.944600217</text:p>
          </table:table-cell>
        </table:table-row>
        <table:table-row table:style-name="ro1">
          <table:table-cell office:value-type="float" office:value="176.207611087" calcext:value-type="float">
            <text:p>176.207611087</text:p>
          </table:table-cell>
          <table:table-cell office:value-type="float" office:value="75000" calcext:value-type="float">
            <text:p>75000</text:p>
          </table:table-cell>
          <table:table-cell office:value-type="float" office:value="61006.550220307" calcext:value-type="float">
            <text:p>61006.550220307</text:p>
          </table:table-cell>
          <table:table-cell office:value-type="float" office:value="0.10443581599975" calcext:value-type="float">
            <text:p>0.1044358159997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12.2447203845" calcext:value-type="float">
            <text:p>76412.2447203845</text:p>
          </table:table-cell>
        </table:table-row>
        <table:table-row table:style-name="ro1">
          <table:table-cell office:value-type="float" office:value="176.409385809999" calcext:value-type="float">
            <text:p>176.4093858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9.7891603783" calcext:value-type="float">
            <text:p>75179.7891603783</text:p>
          </table:table-cell>
          <table:table-cell office:value-type="float" office:value="0.102772894002555" calcext:value-type="float">
            <text:p>0.102772894002555</text:p>
          </table:table-cell>
          <table:table-cell office:value-type="float" office:value="60000" calcext:value-type="float">
            <text:p>60000</text:p>
          </table:table-cell>
          <table:table-cell office:value-type="float" office:value="75179.7891603783" calcext:value-type="float">
            <text:p>75179.7891603783</text:p>
          </table:table-cell>
        </table:table-row>
        <table:table-row table:style-name="ro1">
          <table:table-cell office:value-type="float" office:value="176.611437120999" calcext:value-type="float">
            <text:p>176.61143712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563.5613803752" calcext:value-type="float">
            <text:p>74563.5613803752</text:p>
          </table:table-cell>
          <table:table-cell office:value-type="float" office:value="0.102941988003295" calcext:value-type="float">
            <text:p>0.102941988003295</text:p>
          </table:table-cell>
          <table:table-cell office:value-type="float" office:value="60000" calcext:value-type="float">
            <text:p>60000</text:p>
          </table:table-cell>
          <table:table-cell office:value-type="float" office:value="59157.8668802977" calcext:value-type="float">
            <text:p>59157.8668802977</text:p>
          </table:table-cell>
        </table:table-row>
        <table:table-row table:style-name="ro1">
          <table:table-cell office:value-type="float" office:value="176.813788726999" calcext:value-type="float">
            <text:p>176.81378872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984.6279402263" calcext:value-type="float">
            <text:p>44984.6279402263</text:p>
          </table:table-cell>
          <table:table-cell office:value-type="float" office:value="0.102843143999053" calcext:value-type="float">
            <text:p>0.1028431439990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984.6279402263" calcext:value-type="float">
            <text:p>44984.6279402263</text:p>
          </table:table-cell>
        </table:table-row>
        <table:table-row table:style-name="ro1">
          <table:table-cell office:value-type="float" office:value="177.015773101" calcext:value-type="float">
            <text:p>177.0157731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81.2528450886" calcext:value-type="float">
            <text:p>43781.2528450886</text:p>
          </table:table-cell>
          <table:table-cell office:value-type="float" office:value="0.103030708000006" calcext:value-type="float">
            <text:p>0.1030307080000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81.2528450886" calcext:value-type="float">
            <text:p>43781.2528450886</text:p>
          </table:table-cell>
        </table:table-row>
        <table:table-row table:style-name="ro1">
          <table:table-cell office:value-type="float" office:value="177.218208227001" calcext:value-type="float">
            <text:p>177.21820822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197.1869454719" calcext:value-type="float">
            <text:p>59197.1869454719</text:p>
          </table:table-cell>
          <table:table-cell office:value-type="float" office:value="0.102715950000857" calcext:value-type="float">
            <text:p>0.102715950000857</text:p>
          </table:table-cell>
          <table:table-cell office:value-type="float" office:value="60000" calcext:value-type="float">
            <text:p>60000</text:p>
          </table:table-cell>
          <table:table-cell office:value-type="float" office:value="74613.1210458552" calcext:value-type="float">
            <text:p>74613.1210458552</text:p>
          </table:table-cell>
        </table:table-row>
        <table:table-row table:style-name="ro1">
          <table:table-cell office:value-type="float" office:value="177.420623882001" calcext:value-type="float">
            <text:p>177.42062388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7079.6705019166" calcext:value-type="float">
            <text:p>77079.6705019166</text:p>
          </table:table-cell>
          <table:table-cell office:value-type="float" office:value="0.10265193899977" calcext:value-type="float">
            <text:p>0.10265193899977</text:p>
          </table:table-cell>
          <table:table-cell office:value-type="float" office:value="60000" calcext:value-type="float">
            <text:p>60000</text:p>
          </table:table-cell>
          <table:table-cell office:value-type="float" office:value="77079.6705019166" calcext:value-type="float">
            <text:p>77079.6705019166</text:p>
          </table:table-cell>
        </table:table-row>
        <table:table-row table:style-name="ro1">
          <table:table-cell office:value-type="float" office:value="177.945226085001" calcext:value-type="float">
            <text:p>177.94522608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879.9275506244" calcext:value-type="float">
            <text:p>74879.9275506244</text:p>
          </table:table-cell>
          <table:table-cell office:value-type="float" office:value="0.436339474999841" calcext:value-type="float">
            <text:p>0.436339474999841</text:p>
          </table:table-cell>
          <table:table-cell office:value-type="float" office:value="60000" calcext:value-type="float">
            <text:p>60000</text:p>
          </table:table-cell>
          <table:table-cell office:value-type="float" office:value="59472.5350504959" calcext:value-type="float">
            <text:p>59472.5350504959</text:p>
          </table:table-cell>
        </table:table-row>
        <table:table-row table:style-name="ro1">
          <table:table-cell office:value-type="float" office:value="178.147254365998" calcext:value-type="float">
            <text:p>178.14725436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61.5492818994" calcext:value-type="float">
            <text:p>44961.5492818994</text:p>
          </table:table-cell>
          <table:table-cell office:value-type="float" office:value="0.10313989900169" calcext:value-type="float">
            <text:p>0.10313989900169</text:p>
          </table:table-cell>
          <table:table-cell office:value-type="float" office:value="60000" calcext:value-type="float">
            <text:p>60000</text:p>
          </table:table-cell>
          <table:table-cell office:value-type="float" office:value="60359.3401318649" calcext:value-type="float">
            <text:p>60359.3401318649</text:p>
          </table:table-cell>
        </table:table-row>
        <table:table-row table:style-name="ro1">
          <table:table-cell office:value-type="float" office:value="178.350443365998" calcext:value-type="float">
            <text:p>178.35044336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988.9542498277" calcext:value-type="float">
            <text:p>76988.9542498277</text:p>
          </table:table-cell>
          <table:table-cell office:value-type="float" office:value="0.10348145700118" calcext:value-type="float">
            <text:p>0.10348145700118</text:p>
          </table:table-cell>
          <table:table-cell office:value-type="float" office:value="60000" calcext:value-type="float">
            <text:p>60000</text:p>
          </table:table-cell>
          <table:table-cell office:value-type="float" office:value="76988.9542498277" calcext:value-type="float">
            <text:p>76988.9542498277</text:p>
          </table:table-cell>
        </table:table-row>
        <table:table-row table:style-name="ro1">
          <table:table-cell office:value-type="float" office:value="178.552785004998" calcext:value-type="float">
            <text:p>178.55278500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988.9542498277" calcext:value-type="float">
            <text:p>76988.9542498277</text:p>
          </table:table-cell>
          <table:table-cell office:value-type="float" office:value="0.106602725998528" calcext:value-type="float">
            <text:p>0.106602725998528</text:p>
          </table:table-cell>
          <table:table-cell office:value-type="float" office:value="60000" calcext:value-type="float">
            <text:p>60000</text:p>
          </table:table-cell>
          <table:table-cell office:value-type="float" office:value="76988.9542498277" calcext:value-type="float">
            <text:p>76988.9542498277</text:p>
          </table:table-cell>
        </table:table-row>
        <table:table-row table:style-name="ro1">
          <table:table-cell office:value-type="float" office:value="178.755302777001" calcext:value-type="float">
            <text:p>178.75530277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435.472680867" calcext:value-type="float">
            <text:p>59435.472680867</text:p>
          </table:table-cell>
          <table:table-cell office:value-type="float" office:value="0.104762298000423" calcext:value-type="float">
            <text:p>0.104762298000423</text:p>
          </table:table-cell>
          <table:table-cell office:value-type="float" office:value="60000" calcext:value-type="float">
            <text:p>60000</text:p>
          </table:table-cell>
          <table:table-cell office:value-type="float" office:value="44037.6818309014" calcext:value-type="float">
            <text:p>44037.6818309014</text:p>
          </table:table-cell>
        </table:table-row>
        <table:table-row table:style-name="ro1">
          <table:table-cell office:value-type="float" office:value="178.958379740001" calcext:value-type="float">
            <text:p>178.95837974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61.5492818994" calcext:value-type="float">
            <text:p>44961.5492818994</text:p>
          </table:table-cell>
          <table:table-cell office:value-type="float" office:value="0.101767211999686" calcext:value-type="float">
            <text:p>0.101767211999686</text:p>
          </table:table-cell>
          <table:table-cell office:value-type="float" office:value="60000" calcext:value-type="float">
            <text:p>60000</text:p>
          </table:table-cell>
          <table:table-cell office:value-type="float" office:value="44345.6376479007" calcext:value-type="float">
            <text:p>44345.6376479007</text:p>
          </table:table-cell>
        </table:table-row>
        <table:table-row table:style-name="ro1">
          <table:table-cell office:value-type="float" office:value="179.16095034" calcext:value-type="float">
            <text:p>179.16095034</text:p>
          </table:table-cell>
          <table:table-cell office:value-type="float" office:value="75000" calcext:value-type="float">
            <text:p>75000</text:p>
          </table:table-cell>
          <table:table-cell office:value-type="float" office:value="43729.7260139021" calcext:value-type="float">
            <text:p>43729.7260139021</text:p>
          </table:table-cell>
          <table:table-cell office:value-type="float" office:value="0.103126366000652" calcext:value-type="float">
            <text:p>0.103126366000652</text:p>
          </table:table-cell>
          <table:table-cell office:value-type="float" office:value="60000" calcext:value-type="float">
            <text:p>60000</text:p>
          </table:table-cell>
          <table:table-cell office:value-type="float" office:value="59743.4284978663" calcext:value-type="float">
            <text:p>59743.4284978663</text:p>
          </table:table-cell>
        </table:table-row>
        <table:table-row table:style-name="ro1">
          <table:table-cell office:value-type="float" office:value="179.362150186" calcext:value-type="float">
            <text:p>179.362150186</text:p>
          </table:table-cell>
          <table:table-cell office:value-type="float" office:value="75000" calcext:value-type="float">
            <text:p>75000</text:p>
          </table:table-cell>
          <table:table-cell office:value-type="float" office:value="75104.2024557683" calcext:value-type="float">
            <text:p>75104.2024557683</text:p>
          </table:table-cell>
          <table:table-cell office:value-type="float" office:value="0.102661854001781" calcext:value-type="float">
            <text:p>0.102661854001781</text:p>
          </table:table-cell>
          <table:table-cell office:value-type="float" office:value="60000" calcext:value-type="float">
            <text:p>60000</text:p>
          </table:table-cell>
          <table:table-cell office:value-type="float" office:value="75104.2024557683" calcext:value-type="float">
            <text:p>75104.2024557683</text:p>
          </table:table-cell>
        </table:table-row>
        <table:table-row table:style-name="ro1">
          <table:table-cell office:value-type="float" office:value="179.563949186999" calcext:value-type="float">
            <text:p>179.56394918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493.5991837701" calcext:value-type="float">
            <text:p>74493.5991837701</text:p>
          </table:table-cell>
          <table:table-cell office:value-type="float" office:value="0.10162691900041" calcext:value-type="float">
            <text:p>0.10162691900041</text:p>
          </table:table-cell>
          <table:table-cell office:value-type="float" office:value="60000" calcext:value-type="float">
            <text:p>60000</text:p>
          </table:table-cell>
          <table:table-cell office:value-type="float" office:value="74493.5991837701" calcext:value-type="float">
            <text:p>74493.5991837701</text:p>
          </table:table-cell>
        </table:table-row>
        <table:table-row table:style-name="ro1">
          <table:table-cell office:value-type="float" office:value="179.767105930001" calcext:value-type="float">
            <text:p>179.76710593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8617.9141118191" calcext:value-type="float">
            <text:p>58617.9141118191</text:p>
          </table:table-cell>
          <table:table-cell office:value-type="float" office:value="0.10196461599844" calcext:value-type="float">
            <text:p>0.10196461599844</text:p>
          </table:table-cell>
          <table:table-cell office:value-type="float" office:value="60000" calcext:value-type="float">
            <text:p>60000</text:p>
          </table:table-cell>
          <table:table-cell office:value-type="float" office:value="43352.8323118662" calcext:value-type="float">
            <text:p>43352.8323118662</text:p>
          </table:table-cell>
        </table:table-row>
        <table:table-row table:style-name="ro1">
          <table:table-cell office:value-type="float" office:value="179.969899651998" calcext:value-type="float">
            <text:p>179.96989965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12.5905221794" calcext:value-type="float">
            <text:p>44512.5905221794</text:p>
          </table:table-cell>
          <table:table-cell office:value-type="float" office:value="0.102099007999641" calcext:value-type="float">
            <text:p>0.102099007999641</text:p>
          </table:table-cell>
          <table:table-cell office:value-type="float" office:value="60000" calcext:value-type="float">
            <text:p>60000</text:p>
          </table:table-cell>
          <table:table-cell office:value-type="float" office:value="43902.8290081769" calcext:value-type="float">
            <text:p>43902.8290081769</text:p>
          </table:table-cell>
        </table:table-row>
        <table:table-row table:style-name="ro1">
          <table:table-cell office:value-type="float" office:value="180.17256621" calcext:value-type="float">
            <text:p>180.17256621</text:p>
          </table:table-cell>
          <table:table-cell office:value-type="float" office:value="75000" calcext:value-type="float">
            <text:p>75000</text:p>
          </table:table-cell>
          <table:table-cell office:value-type="float" office:value="44512.5905221794" calcext:value-type="float">
            <text:p>44512.5905221794</text:p>
          </table:table-cell>
          <table:table-cell office:value-type="float" office:value="0.103239866999502" calcext:value-type="float">
            <text:p>0.103239866999502</text:p>
          </table:table-cell>
          <table:table-cell office:value-type="float" office:value="60000" calcext:value-type="float">
            <text:p>60000</text:p>
          </table:table-cell>
          <table:table-cell office:value-type="float" office:value="60366.3898862433" calcext:value-type="float">
            <text:p>60366.3898862433</text:p>
          </table:table-cell>
        </table:table-row>
        <table:table-row table:style-name="ro1">
          <table:table-cell office:value-type="float" office:value="180.374458939001" calcext:value-type="float">
            <text:p>180.37445893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610.4277363047" calcext:value-type="float">
            <text:p>75610.4277363047</text:p>
          </table:table-cell>
          <table:table-cell office:value-type="float" office:value="0.103122493997944" calcext:value-type="float">
            <text:p>0.103122493997944</text:p>
          </table:table-cell>
          <table:table-cell office:value-type="float" office:value="60000" calcext:value-type="float">
            <text:p>60000</text:p>
          </table:table-cell>
          <table:table-cell office:value-type="float" office:value="75610.4277363047" calcext:value-type="float">
            <text:p>75610.4277363047</text:p>
          </table:table-cell>
        </table:table-row>
        <table:table-row table:style-name="ro1">
          <table:table-cell office:value-type="float" office:value="180.578295756" calcext:value-type="float">
            <text:p>180.578295756</text:p>
          </table:table-cell>
          <table:table-cell office:value-type="float" office:value="75000" calcext:value-type="float">
            <text:p>75000</text:p>
          </table:table-cell>
          <table:table-cell office:value-type="float" office:value="73781.1431942973" calcext:value-type="float">
            <text:p>73781.1431942973</text:p>
          </table:table-cell>
          <table:table-cell office:value-type="float" office:value="0.103553895001824" calcext:value-type="float">
            <text:p>0.103553895001824</text:p>
          </table:table-cell>
          <table:table-cell office:value-type="float" office:value="60000" calcext:value-type="float">
            <text:p>60000</text:p>
          </table:table-cell>
          <table:table-cell office:value-type="float" office:value="73781.1431942973" calcext:value-type="float">
            <text:p>73781.1431942973</text:p>
          </table:table-cell>
        </table:table-row>
        <table:table-row table:style-name="ro1">
          <table:table-cell office:value-type="float" office:value="180.780469881" calcext:value-type="float">
            <text:p>180.780469881</text:p>
          </table:table-cell>
          <table:table-cell office:value-type="float" office:value="45000" calcext:value-type="float">
            <text:p>45000</text:p>
          </table:table-cell>
          <table:table-cell office:value-type="float" office:value="57927.3438302334" calcext:value-type="float">
            <text:p>57927.3438302334</text:p>
          </table:table-cell>
          <table:table-cell office:value-type="float" office:value="0.104318293000688" calcext:value-type="float">
            <text:p>0.104318293000688</text:p>
          </table:table-cell>
          <table:table-cell office:value-type="float" office:value="60000" calcext:value-type="float">
            <text:p>60000</text:p>
          </table:table-cell>
          <table:table-cell office:value-type="float" office:value="42683.305980172" calcext:value-type="float">
            <text:p>42683.305980172</text:p>
          </table:table-cell>
        </table:table-row>
        <table:table-row table:style-name="ro1">
          <table:table-cell office:value-type="float" office:value="180.983717128998" calcext:value-type="float">
            <text:p>180.98371712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122.3520361818" calcext:value-type="float">
            <text:p>45122.3520361818</text:p>
          </table:table-cell>
          <table:table-cell office:value-type="float" office:value="0.10399917399991" calcext:value-type="float">
            <text:p>0.10399917399991</text:p>
          </table:table-cell>
          <table:table-cell office:value-type="float" office:value="60000" calcext:value-type="float">
            <text:p>60000</text:p>
          </table:table-cell>
          <table:table-cell office:value-type="float" office:value="45122.3520361818" calcext:value-type="float">
            <text:p>45122.3520361818</text:p>
          </table:table-cell>
        </table:table-row>
        <table:table-row table:style-name="ro1">
          <table:table-cell office:value-type="float" office:value="181.186647408998" calcext:value-type="float">
            <text:p>181.18664740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512.5905221794" calcext:value-type="float">
            <text:p>44512.5905221794</text:p>
          </table:table-cell>
          <table:table-cell office:value-type="float" office:value="0.104235999002412" calcext:value-type="float">
            <text:p>0.104235999002412</text:p>
          </table:table-cell>
          <table:table-cell office:value-type="float" office:value="60000" calcext:value-type="float">
            <text:p>60000</text:p>
          </table:table-cell>
          <table:table-cell office:value-type="float" office:value="59756.6283722408" calcext:value-type="float">
            <text:p>59756.6283722408</text:p>
          </table:table-cell>
        </table:table-row>
        <table:table-row table:style-name="ro1">
          <table:table-cell office:value-type="float" office:value="181.388397809998" calcext:value-type="float">
            <text:p>181.38839780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6.0239512986" calcext:value-type="float">
            <text:p>74086.0239512986</text:p>
          </table:table-cell>
          <table:table-cell office:value-type="float" office:value="0.103071990000899" calcext:value-type="float">
            <text:p>0.103071990000899</text:p>
          </table:table-cell>
          <table:table-cell office:value-type="float" office:value="60000" calcext:value-type="float">
            <text:p>60000</text:p>
          </table:table-cell>
          <table:table-cell office:value-type="float" office:value="74086.0239512986" calcext:value-type="float">
            <text:p>74086.0239512986</text:p>
          </table:table-cell>
        </table:table-row>
        <table:table-row table:style-name="ro1">
          <table:table-cell office:value-type="float" office:value="181.589922964999" calcext:value-type="float">
            <text:p>181.5899229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220.1892503072" calcext:value-type="float">
            <text:p>76220.1892503072</text:p>
          </table:table-cell>
          <table:table-cell office:value-type="float" office:value="0.103271115000098" calcext:value-type="float">
            <text:p>0.10327111500009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20.1892503072" calcext:value-type="float">
            <text:p>76220.1892503072</text:p>
          </table:table-cell>
        </table:table-row>
        <table:table-row table:style-name="ro1">
          <table:table-cell office:value-type="float" office:value="181.791941101001" calcext:value-type="float">
            <text:p>181.79194110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756.6283722408" calcext:value-type="float">
            <text:p>59756.6283722408</text:p>
          </table:table-cell>
          <table:table-cell office:value-type="float" office:value="0.103495998999279" calcext:value-type="float">
            <text:p>0.1034959989992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512.5905221794" calcext:value-type="float">
            <text:p>44512.5905221794</text:p>
          </table:table-cell>
        </table:table-row>
        <table:table-row table:style-name="ro1">
          <table:table-cell office:value-type="float" office:value="181.995115982998" calcext:value-type="float">
            <text:p>181.99511598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12.5905221794" calcext:value-type="float">
            <text:p>44512.5905221794</text:p>
          </table:table-cell>
          <table:table-cell office:value-type="float" office:value="0.102821361997485" calcext:value-type="float">
            <text:p>0.102821361997485</text:p>
          </table:table-cell>
          <table:table-cell office:value-type="float" office:value="60000" calcext:value-type="float">
            <text:p>60000</text:p>
          </table:table-cell>
          <table:table-cell office:value-type="float" office:value="44512.5905221794" calcext:value-type="float">
            <text:p>44512.5905221794</text:p>
          </table:table-cell>
        </table:table-row>
        <table:table-row table:style-name="ro1">
          <table:table-cell office:value-type="float" office:value="182.198349925999" calcext:value-type="float">
            <text:p>182.19834992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512.5905221794" calcext:value-type="float">
            <text:p>44512.5905221794</text:p>
          </table:table-cell>
          <table:table-cell office:value-type="float" office:value="0.103203640999709" calcext:value-type="float">
            <text:p>0.103203640999709</text:p>
          </table:table-cell>
          <table:table-cell office:value-type="float" office:value="60000" calcext:value-type="float">
            <text:p>60000</text:p>
          </table:table-cell>
          <table:table-cell office:value-type="float" office:value="59756.6283722408" calcext:value-type="float">
            <text:p>59756.6283722408</text:p>
          </table:table-cell>
        </table:table-row>
        <table:table-row table:style-name="ro1">
          <table:table-cell office:value-type="float" office:value="182.400568904999" calcext:value-type="float">
            <text:p>182.40056890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000.6662223022" calcext:value-type="float">
            <text:p>75000.6662223022</text:p>
          </table:table-cell>
          <table:table-cell office:value-type="float" office:value="0.103009206999559" calcext:value-type="float">
            <text:p>0.103009206999559</text:p>
          </table:table-cell>
          <table:table-cell office:value-type="float" office:value="60000" calcext:value-type="float">
            <text:p>60000</text:p>
          </table:table-cell>
          <table:table-cell office:value-type="float" office:value="75000.6662223022" calcext:value-type="float">
            <text:p>75000.6662223022</text:p>
          </table:table-cell>
        </table:table-row>
        <table:table-row table:style-name="ro1">
          <table:table-cell office:value-type="float" office:value="182.602195407999" calcext:value-type="float">
            <text:p>182.60219540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000.6662223022" calcext:value-type="float">
            <text:p>75000.6662223022</text:p>
          </table:table-cell>
          <table:table-cell office:value-type="float" office:value="0.101892669001245" calcext:value-type="float">
            <text:p>0.101892669001245</text:p>
          </table:table-cell>
          <table:table-cell office:value-type="float" office:value="60000" calcext:value-type="float">
            <text:p>60000</text:p>
          </table:table-cell>
          <table:table-cell office:value-type="float" office:value="59756.6283722408" calcext:value-type="float">
            <text:p>59756.6283722408</text:p>
          </table:table-cell>
        </table:table-row>
        <table:table-row table:style-name="ro1">
          <table:table-cell office:value-type="float" office:value="182.803947062999" calcext:value-type="float">
            <text:p>182.80394706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293.0674941745" calcext:value-type="float">
            <text:p>43293.0674941745</text:p>
          </table:table-cell>
          <table:table-cell office:value-type="float" office:value="0.103060736000771" calcext:value-type="float">
            <text:p>0.103060736000771</text:p>
          </table:table-cell>
          <table:table-cell office:value-type="float" office:value="60000" calcext:value-type="float">
            <text:p>60000</text:p>
          </table:table-cell>
          <table:table-cell office:value-type="float" office:value="43293.0674941745" calcext:value-type="float">
            <text:p>43293.0674941745</text:p>
          </table:table-cell>
        </table:table-row>
        <table:table-row table:style-name="ro1">
          <table:table-cell office:value-type="float" office:value="183.006764180998" calcext:value-type="float">
            <text:p>183.00676418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628.9890225453" calcext:value-type="float">
            <text:p>44628.9890225453</text:p>
          </table:table-cell>
          <table:table-cell office:value-type="float" office:value="0.102735797001515" calcext:value-type="float">
            <text:p>0.102735797001515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8.9890225453" calcext:value-type="float">
            <text:p>44628.9890225453</text:p>
          </table:table-cell>
        </table:table-row>
        <table:table-row table:style-name="ro1">
          <table:table-cell office:value-type="float" office:value="183.208555385001" calcext:value-type="float">
            <text:p>183.208555385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912.889372732" calcext:value-type="float">
            <text:p>59912.889372732</text:p>
          </table:table-cell>
          <table:table-cell office:value-type="float" office:value="0.102897270997346" calcext:value-type="float">
            <text:p>0.102897270997346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6.7897229188" calcext:value-type="float">
            <text:p>75196.7897229188</text:p>
          </table:table-cell>
        </table:table-row>
        <table:table-row table:style-name="ro1">
          <table:table-cell office:value-type="float" office:value="183.411440845" calcext:value-type="float">
            <text:p>183.411440845</text:p>
          </table:table-cell>
          <table:table-cell office:value-type="float" office:value="75000" calcext:value-type="float">
            <text:p>75000</text:p>
          </table:table-cell>
          <table:table-cell office:value-type="float" office:value="73974.0776949038" calcext:value-type="float">
            <text:p>73974.0776949038</text:p>
          </table:table-cell>
          <table:table-cell office:value-type="float" office:value="0.103090616001282" calcext:value-type="float">
            <text:p>0.103090616001282</text:p>
          </table:table-cell>
          <table:table-cell office:value-type="float" office:value="60000" calcext:value-type="float">
            <text:p>60000</text:p>
          </table:table-cell>
          <table:table-cell office:value-type="float" office:value="73974.0776949038" calcext:value-type="float">
            <text:p>73974.0776949038</text:p>
          </table:table-cell>
        </table:table-row>
        <table:table-row table:style-name="ro1">
          <table:table-cell office:value-type="float" office:value="183.613509074999" calcext:value-type="float">
            <text:p>183.61350907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279.7557019076" calcext:value-type="float">
            <text:p>74279.7557019076</text:p>
          </table:table-cell>
          <table:table-cell office:value-type="float" office:value="0.103062226000475" calcext:value-type="float">
            <text:p>0.103062226000475</text:p>
          </table:table-cell>
          <table:table-cell office:value-type="float" office:value="60000" calcext:value-type="float">
            <text:p>60000</text:p>
          </table:table-cell>
          <table:table-cell office:value-type="float" office:value="58995.8553517208" calcext:value-type="float">
            <text:p>58995.8553517208</text:p>
          </table:table-cell>
        </table:table-row>
        <table:table-row table:style-name="ro1">
          <table:table-cell office:value-type="float" office:value="183.815675465001" calcext:value-type="float">
            <text:p>183.81567546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28.9890225453" calcext:value-type="float">
            <text:p>44628.9890225453</text:p>
          </table:table-cell>
          <table:table-cell office:value-type="float" office:value="0.102935590002744" calcext:value-type="float">
            <text:p>0.102935590002744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8.9890225453" calcext:value-type="float">
            <text:p>44628.9890225453</text:p>
          </table:table-cell>
        </table:table-row>
        <table:table-row table:style-name="ro1">
          <table:table-cell office:value-type="float" office:value="184.018269084001" calcext:value-type="float">
            <text:p>184.01826908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28.9890225453" calcext:value-type="float">
            <text:p>44628.9890225453</text:p>
          </table:table-cell>
          <table:table-cell office:value-type="float" office:value="0.103051153000706" calcext:value-type="float">
            <text:p>0.1030511530007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8.9890225453" calcext:value-type="float">
            <text:p>44628.9890225453</text:p>
          </table:table-cell>
        </table:table-row>
        <table:table-row table:style-name="ro1">
          <table:table-cell office:value-type="float" office:value="184.219563440001" calcext:value-type="float">
            <text:p>184.21956344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912.889372732" calcext:value-type="float">
            <text:p>59912.889372732</text:p>
          </table:table-cell>
          <table:table-cell office:value-type="float" office:value="0.102962740002113" calcext:value-type="float">
            <text:p>0.102962740002113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6.7897229188" calcext:value-type="float">
            <text:p>75196.7897229188</text:p>
          </table:table-cell>
        </table:table-row>
        <table:table-row table:style-name="ro1">
          <table:table-cell office:value-type="float" office:value="184.421019830999" calcext:value-type="float">
            <text:p>184.42101983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96.7897229188" calcext:value-type="float">
            <text:p>75196.7897229188</text:p>
          </table:table-cell>
          <table:table-cell office:value-type="float" office:value="0.102843677999772" calcext:value-type="float">
            <text:p>0.10284367799977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6.7897229188" calcext:value-type="float">
            <text:p>75196.7897229188</text:p>
          </table:table-cell>
        </table:table-row>
        <table:table-row table:style-name="ro1">
          <table:table-cell office:value-type="float" office:value="184.623653629998" calcext:value-type="float">
            <text:p>184.62365362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3362.7216808964" calcext:value-type="float">
            <text:p>73362.7216808964</text:p>
          </table:table-cell>
          <table:table-cell office:value-type="float" office:value="0.102986911002517" calcext:value-type="float">
            <text:p>0.102986911002517</text:p>
          </table:table-cell>
          <table:table-cell office:value-type="float" office:value="60000" calcext:value-type="float">
            <text:p>60000</text:p>
          </table:table-cell>
          <table:table-cell office:value-type="float" office:value="58078.8213307096" calcext:value-type="float">
            <text:p>58078.8213307096</text:p>
          </table:table-cell>
        </table:table-row>
        <table:table-row table:style-name="ro1">
          <table:table-cell office:value-type="float" office:value="184.826768449999" calcext:value-type="float">
            <text:p>184.82676844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851.7010505602" calcext:value-type="float">
            <text:p>45851.7010505602</text:p>
          </table:table-cell>
          <table:table-cell office:value-type="float" office:value="0.103243276000285" calcext:value-type="float">
            <text:p>0.103243276000285</text:p>
          </table:table-cell>
          <table:table-cell office:value-type="float" office:value="60000" calcext:value-type="float">
            <text:p>60000</text:p>
          </table:table-cell>
          <table:table-cell office:value-type="float" office:value="45240.3450365528" calcext:value-type="float">
            <text:p>45240.3450365528</text:p>
          </table:table-cell>
        </table:table-row>
        <table:table-row table:style-name="ro1">
          <table:table-cell office:value-type="float" office:value="185.029330073001" calcext:value-type="float">
            <text:p>185.02933007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017.6330085378" calcext:value-type="float">
            <text:p>44017.6330085378</text:p>
          </table:table-cell>
          <table:table-cell office:value-type="float" office:value="0.103431429997727" calcext:value-type="float">
            <text:p>0.103431429997727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8.9890225453" calcext:value-type="float">
            <text:p>44628.9890225453</text:p>
          </table:table-cell>
        </table:table-row>
        <table:table-row table:style-name="ro1">
          <table:table-cell office:value-type="float" office:value="185.232419290001" calcext:value-type="float">
            <text:p>185.23241929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912.889372732" calcext:value-type="float">
            <text:p>59912.889372732</text:p>
          </table:table-cell>
          <table:table-cell office:value-type="float" office:value="0.102965018999384" calcext:value-type="float">
            <text:p>0.102965018999384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6.7897229188" calcext:value-type="float">
            <text:p>75196.7897229188</text:p>
          </table:table-cell>
        </table:table-row>
        <table:table-row table:style-name="ro1">
          <table:table-cell office:value-type="float" office:value="185.434259045" calcext:value-type="float">
            <text:p>185.434259045</text:p>
          </table:table-cell>
          <table:table-cell office:value-type="float" office:value="75000" calcext:value-type="float">
            <text:p>75000</text:p>
          </table:table-cell>
          <table:table-cell office:value-type="float" office:value="76419.5017509337" calcext:value-type="float">
            <text:p>76419.5017509337</text:p>
          </table:table-cell>
          <table:table-cell office:value-type="float" office:value="0.101645875998656" calcext:value-type="float">
            <text:p>0.101645875998656</text:p>
          </table:table-cell>
          <table:table-cell office:value-type="float" office:value="60000" calcext:value-type="float">
            <text:p>60000</text:p>
          </table:table-cell>
          <table:table-cell office:value-type="float" office:value="76419.5017509337" calcext:value-type="float">
            <text:p>76419.5017509337</text:p>
          </table:table-cell>
        </table:table-row>
        <table:table-row table:style-name="ro1">
          <table:table-cell office:value-type="float" office:value="185.637173168001" calcext:value-type="float">
            <text:p>185.63717316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585.4337089113" calcext:value-type="float">
            <text:p>74585.4337089113</text:p>
          </table:table-cell>
          <table:table-cell office:value-type="float" office:value="0.102954857997247" calcext:value-type="float">
            <text:p>0.102954857997247</text:p>
          </table:table-cell>
          <table:table-cell office:value-type="float" office:value="60000" calcext:value-type="float">
            <text:p>60000</text:p>
          </table:table-cell>
          <table:table-cell office:value-type="float" office:value="59301.5333587246" calcext:value-type="float">
            <text:p>59301.5333587246</text:p>
          </table:table-cell>
        </table:table-row>
        <table:table-row table:style-name="ro1">
          <table:table-cell office:value-type="float" office:value="185.840571348999" calcext:value-type="float">
            <text:p>185.84057134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130.7689434034" calcext:value-type="float">
            <text:p>45130.7689434034</text:p>
          </table:table-cell>
          <table:table-cell office:value-type="float" office:value="0.102212447996862" calcext:value-type="float">
            <text:p>0.102212447996862</text:p>
          </table:table-cell>
          <table:table-cell office:value-type="float" office:value="60000" calcext:value-type="float">
            <text:p>60000</text:p>
          </table:table-cell>
          <table:table-cell office:value-type="float" office:value="45130.7689434034" calcext:value-type="float">
            <text:p>45130.7689434034</text:p>
          </table:table-cell>
        </table:table-row>
        <table:table-row table:style-name="ro1">
          <table:table-cell office:value-type="float" office:value="186.043245541001" calcext:value-type="float">
            <text:p>186.0432455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215.9560594155" calcext:value-type="float">
            <text:p>44215.9560594155</text:p>
          </table:table-cell>
          <table:table-cell office:value-type="float" office:value="0.103248054001597" calcext:value-type="float">
            <text:p>0.103248054001597</text:p>
          </table:table-cell>
          <table:table-cell office:value-type="float" office:value="60000" calcext:value-type="float">
            <text:p>60000</text:p>
          </table:table-cell>
          <table:table-cell office:value-type="float" office:value="44215.9560594155" calcext:value-type="float">
            <text:p>44215.9560594155</text:p>
          </table:table-cell>
        </table:table-row>
        <table:table-row table:style-name="ro1">
          <table:table-cell office:value-type="float" office:value="186.245260226999" calcext:value-type="float">
            <text:p>186.24526022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377.6503432018" calcext:value-type="float">
            <text:p>60377.6503432018</text:p>
          </table:table-cell>
          <table:table-cell office:value-type="float" office:value="0.103063819002273" calcext:value-type="float">
            <text:p>0.103063819002273</text:p>
          </table:table-cell>
          <table:table-cell office:value-type="float" office:value="60000" calcext:value-type="float">
            <text:p>60000</text:p>
          </table:table-cell>
          <table:table-cell office:value-type="float" office:value="75624.5317430003" calcext:value-type="float">
            <text:p>75624.5317430003</text:p>
          </table:table-cell>
        </table:table-row>
        <table:table-row table:style-name="ro1">
          <table:table-cell office:value-type="float" office:value="186.447620440998" calcext:value-type="float">
            <text:p>186.44762044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14.6564870083" calcext:value-type="float">
            <text:p>75014.6564870083</text:p>
          </table:table-cell>
          <table:table-cell office:value-type="float" office:value="0.103089360000013" calcext:value-type="float">
            <text:p>0.103089360000013</text:p>
          </table:table-cell>
          <table:table-cell office:value-type="float" office:value="60000" calcext:value-type="float">
            <text:p>60000</text:p>
          </table:table-cell>
          <table:table-cell office:value-type="float" office:value="75014.6564870083" calcext:value-type="float">
            <text:p>75014.6564870083</text:p>
          </table:table-cell>
        </table:table-row>
        <table:table-row table:style-name="ro1">
          <table:table-cell office:value-type="float" office:value="186.649960125" calcext:value-type="float">
            <text:p>186.649960125</text:p>
          </table:table-cell>
          <table:table-cell office:value-type="float" office:value="45000" calcext:value-type="float">
            <text:p>45000</text:p>
          </table:table-cell>
          <table:table-cell office:value-type="float" office:value="73794.9059750245" calcext:value-type="float">
            <text:p>73794.9059750245</text:p>
          </table:table-cell>
          <table:table-cell office:value-type="float" office:value="0.103196272000787" calcext:value-type="float">
            <text:p>0.103196272000787</text:p>
          </table:table-cell>
          <table:table-cell office:value-type="float" office:value="60000" calcext:value-type="float">
            <text:p>60000</text:p>
          </table:table-cell>
          <table:table-cell office:value-type="float" office:value="57328.2740632421" calcext:value-type="float">
            <text:p>57328.2740632421</text:p>
          </table:table-cell>
        </table:table-row>
        <table:table-row table:style-name="ro1">
          <table:table-cell office:value-type="float" office:value="186.853336051001" calcext:value-type="float">
            <text:p>186.85333605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11.0184314195" calcext:value-type="float">
            <text:p>43911.0184314195</text:p>
          </table:table-cell>
          <table:table-cell office:value-type="float" office:value="0.103967199000181" calcext:value-type="float">
            <text:p>0.103967199000181</text:p>
          </table:table-cell>
          <table:table-cell office:value-type="float" office:value="60000" calcext:value-type="float">
            <text:p>60000</text:p>
          </table:table-cell>
          <table:table-cell office:value-type="float" office:value="45130.7689434034" calcext:value-type="float">
            <text:p>45130.7689434034</text:p>
          </table:table-cell>
        </table:table-row>
        <table:table-row table:style-name="ro1">
          <table:table-cell office:value-type="float" office:value="187.054767958001" calcext:value-type="float">
            <text:p>187.05476795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11.0184314195" calcext:value-type="float">
            <text:p>43911.0184314195</text:p>
          </table:table-cell>
          <table:table-cell office:value-type="float" office:value="0.103207039999688" calcext:value-type="float">
            <text:p>0.10320703999968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11.0184314195" calcext:value-type="float">
            <text:p>43911.0184314195</text:p>
          </table:table-cell>
        </table:table-row>
        <table:table-row table:style-name="ro1">
          <table:table-cell office:value-type="float" office:value="187.256032791" calcext:value-type="float">
            <text:p>187.256032791</text:p>
          </table:table-cell>
          <table:table-cell office:value-type="float" office:value="75000" calcext:value-type="float">
            <text:p>75000</text:p>
          </table:table-cell>
          <table:table-cell office:value-type="float" office:value="57328.2740632421" calcext:value-type="float">
            <text:p>57328.2740632421</text:p>
          </table:table-cell>
          <table:table-cell office:value-type="float" office:value="0.101678391998576" calcext:value-type="float">
            <text:p>0.101678391998576</text:p>
          </table:table-cell>
          <table:table-cell office:value-type="float" office:value="60000" calcext:value-type="float">
            <text:p>60000</text:p>
          </table:table-cell>
          <table:table-cell office:value-type="float" office:value="72575.1554630406" calcext:value-type="float">
            <text:p>72575.1554630406</text:p>
          </table:table-cell>
        </table:table-row>
        <table:table-row table:style-name="ro1">
          <table:table-cell office:value-type="float" office:value="187.457663042002" calcext:value-type="float">
            <text:p>187.457663042002</text:p>
          </table:table-cell>
          <table:table-cell office:value-type="float" office:value="75000" calcext:value-type="float">
            <text:p>75000</text:p>
          </table:table-cell>
          <table:table-cell office:value-type="float" office:value="76234.4069989922" calcext:value-type="float">
            <text:p>76234.4069989922</text:p>
          </table:table-cell>
          <table:table-cell office:value-type="float" office:value="0.103170278998732" calcext:value-type="float">
            <text:p>0.103170278998732</text:p>
          </table:table-cell>
          <table:table-cell office:value-type="float" office:value="60000" calcext:value-type="float">
            <text:p>60000</text:p>
          </table:table-cell>
          <table:table-cell office:value-type="float" office:value="76234.4069989922" calcext:value-type="float">
            <text:p>76234.4069989922</text:p>
          </table:table-cell>
        </table:table-row>
        <table:table-row table:style-name="ro1">
          <table:table-cell office:value-type="float" office:value="187.659739604998" calcext:value-type="float">
            <text:p>187.65973960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234.4069989922" calcext:value-type="float">
            <text:p>76234.4069989922</text:p>
          </table:table-cell>
          <table:table-cell office:value-type="float" office:value="0.10301794499901" calcext:value-type="float">
            <text:p>0.10301794499901</text:p>
          </table:table-cell>
          <table:table-cell office:value-type="float" office:value="60000" calcext:value-type="float">
            <text:p>60000</text:p>
          </table:table-cell>
          <table:table-cell office:value-type="float" office:value="60377.6503432018" calcext:value-type="float">
            <text:p>60377.6503432018</text:p>
          </table:table-cell>
        </table:table-row>
        <table:table-row table:style-name="ro1">
          <table:table-cell office:value-type="float" office:value="187.861624779998" calcext:value-type="float">
            <text:p>187.86162477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2691.2679194356" calcext:value-type="float">
            <text:p>42691.2679194356</text:p>
          </table:table-cell>
          <table:table-cell office:value-type="float" office:value="0.102929710999888" calcext:value-type="float">
            <text:p>0.102929710999888</text:p>
          </table:table-cell>
          <table:table-cell office:value-type="float" office:value="60000" calcext:value-type="float">
            <text:p>60000</text:p>
          </table:table-cell>
          <table:table-cell office:value-type="float" office:value="43301.1431754276" calcext:value-type="float">
            <text:p>43301.1431754276</text:p>
          </table:table-cell>
        </table:table-row>
        <table:table-row table:style-name="ro1">
          <table:table-cell office:value-type="float" office:value="188.064039076999" calcext:value-type="float">
            <text:p>188.06403907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911.0184314195" calcext:value-type="float">
            <text:p>43911.0184314195</text:p>
          </table:table-cell>
          <table:table-cell office:value-type="float" office:value="0.103068374999566" calcext:value-type="float">
            <text:p>0.103068374999566</text:p>
          </table:table-cell>
          <table:table-cell office:value-type="float" office:value="60000" calcext:value-type="float">
            <text:p>60000</text:p>
          </table:table-cell>
          <table:table-cell office:value-type="float" office:value="43911.0184314195" calcext:value-type="float">
            <text:p>43911.0184314195</text:p>
          </table:table-cell>
        </table:table-row>
        <table:table-row table:style-name="ro1">
          <table:table-cell office:value-type="float" office:value="188.266223478" calcext:value-type="float">
            <text:p>188.266223478</text:p>
          </table:table-cell>
          <table:table-cell office:value-type="float" office:value="75000" calcext:value-type="float">
            <text:p>75000</text:p>
          </table:table-cell>
          <table:table-cell office:value-type="float" office:value="58548.024575226" calcext:value-type="float">
            <text:p>58548.024575226</text:p>
          </table:table-cell>
          <table:table-cell office:value-type="float" office:value="0.10277007699915" calcext:value-type="float">
            <text:p>0.10277007699915</text:p>
          </table:table-cell>
          <table:table-cell office:value-type="float" office:value="60000" calcext:value-type="float">
            <text:p>60000</text:p>
          </table:table-cell>
          <table:table-cell office:value-type="float" office:value="73794.9059750245" calcext:value-type="float">
            <text:p>73794.9059750245</text:p>
          </table:table-cell>
        </table:table-row>
        <table:table-row table:style-name="ro1">
          <table:table-cell office:value-type="float" office:value="188.471064984999" calcext:value-type="float">
            <text:p>188.47106498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234.4069989922" calcext:value-type="float">
            <text:p>76234.4069989922</text:p>
          </table:table-cell>
          <table:table-cell office:value-type="float" office:value="0.105336921002163" calcext:value-type="float">
            <text:p>0.105336921002163</text:p>
          </table:table-cell>
          <table:table-cell office:value-type="float" office:value="60000" calcext:value-type="float">
            <text:p>60000</text:p>
          </table:table-cell>
          <table:table-cell office:value-type="float" office:value="76234.4069989922" calcext:value-type="float">
            <text:p>76234.4069989922</text:p>
          </table:table-cell>
        </table:table-row>
        <table:table-row table:style-name="ro1">
          <table:table-cell office:value-type="float" office:value="188.672588229998" calcext:value-type="float">
            <text:p>188.67258822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319.5941150043" calcext:value-type="float">
            <text:p>75319.5941150043</text:p>
          </table:table-cell>
          <table:table-cell office:value-type="float" office:value="0.102883259998634" calcext:value-type="float">
            <text:p>0.102883259998634</text:p>
          </table:table-cell>
          <table:table-cell office:value-type="float" office:value="60000" calcext:value-type="float">
            <text:p>60000</text:p>
          </table:table-cell>
          <table:table-cell office:value-type="float" office:value="60072.7127152059" calcext:value-type="float">
            <text:p>60072.7127152059</text:p>
          </table:table-cell>
        </table:table-row>
        <table:table-row table:style-name="ro1">
          <table:table-cell office:value-type="float" office:value="188.875169966999" calcext:value-type="float">
            <text:p>188.87516996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314.9949913932" calcext:value-type="float">
            <text:p>43314.9949913932</text:p>
          </table:table-cell>
          <table:table-cell office:value-type="float" office:value="0.103032861003157" calcext:value-type="float">
            <text:p>0.103032861003157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4.9949913932" calcext:value-type="float">
            <text:p>43314.9949913932</text:p>
          </table:table-cell>
        </table:table-row>
        <table:table-row table:style-name="ro1">
          <table:table-cell office:value-type="float" office:value="189.077729343" calcext:value-type="float">
            <text:p>189.077729343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5.1356953761" calcext:value-type="float">
            <text:p>44535.1356953761</text:p>
          </table:table-cell>
          <table:table-cell office:value-type="float" office:value="0.102882568000496" calcext:value-type="float">
            <text:p>0.102882568000496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5.1356953761" calcext:value-type="float">
            <text:p>44535.1356953761</text:p>
          </table:table-cell>
        </table:table-row>
        <table:table-row table:style-name="ro1">
          <table:table-cell office:value-type="float" office:value="189.279605751999" calcext:value-type="float">
            <text:p>189.27960575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007.0351991453" calcext:value-type="float">
            <text:p>61007.0351991453</text:p>
          </table:table-cell>
          <table:table-cell office:value-type="float" office:value="0.102756684998894" calcext:value-type="float">
            <text:p>0.102756684998894</text:p>
          </table:table-cell>
          <table:table-cell office:value-type="float" office:value="60000" calcext:value-type="float">
            <text:p>60000</text:p>
          </table:table-cell>
          <table:table-cell office:value-type="float" office:value="76258.7939989317" calcext:value-type="float">
            <text:p>76258.7939989317</text:p>
          </table:table-cell>
        </table:table-row>
        <table:table-row table:style-name="ro1">
          <table:table-cell office:value-type="float" office:value="189.481494002001" calcext:value-type="float">
            <text:p>189.48149400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818.5125909658" calcext:value-type="float">
            <text:p>73818.5125909658</text:p>
          </table:table-cell>
          <table:table-cell office:value-type="float" office:value="0.10266527299973" calcext:value-type="float">
            <text:p>0.10266527299973</text:p>
          </table:table-cell>
          <table:table-cell office:value-type="float" office:value="60000" calcext:value-type="float">
            <text:p>60000</text:p>
          </table:table-cell>
          <table:table-cell office:value-type="float" office:value="73818.5125909658" calcext:value-type="float">
            <text:p>73818.5125909658</text:p>
          </table:table-cell>
        </table:table-row>
        <table:table-row table:style-name="ro1">
          <table:table-cell office:value-type="float" office:value="189.683504673998" calcext:value-type="float">
            <text:p>189.68350467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258.7939989317" calcext:value-type="float">
            <text:p>76258.7939989317</text:p>
          </table:table-cell>
          <table:table-cell office:value-type="float" office:value="0.10290289799741" calcext:value-type="float">
            <text:p>0.10290289799741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7.0351991453" calcext:value-type="float">
            <text:p>61007.0351991453</text:p>
          </table:table-cell>
        </table:table-row>
        <table:table-row table:style-name="ro1">
          <table:table-cell office:value-type="float" office:value="189.887091281998" calcext:value-type="float">
            <text:p>189.88709128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314.9949913932" calcext:value-type="float">
            <text:p>43314.9949913932</text:p>
          </table:table-cell>
          <table:table-cell office:value-type="float" office:value="0.103368888001569" calcext:value-type="float">
            <text:p>0.103368888001569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4.9949913932" calcext:value-type="float">
            <text:p>43314.9949913932</text:p>
          </table:table-cell>
        </table:table-row>
        <table:table-row table:style-name="ro1">
          <table:table-cell office:value-type="float" office:value="190.090037924001" calcext:value-type="float">
            <text:p>190.09003792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25.0653433846" calcext:value-type="float">
            <text:p>43925.0653433846</text:p>
          </table:table-cell>
          <table:table-cell office:value-type="float" office:value="0.103096900998935" calcext:value-type="float">
            <text:p>0.103096900998935</text:p>
          </table:table-cell>
          <table:table-cell office:value-type="float" office:value="60000" calcext:value-type="float">
            <text:p>60000</text:p>
          </table:table-cell>
          <table:table-cell office:value-type="float" office:value="43925.0653433846" calcext:value-type="float">
            <text:p>43925.0653433846</text:p>
          </table:table-cell>
        </table:table-row>
        <table:table-row table:style-name="ro1">
          <table:table-cell office:value-type="float" office:value="190.292954003999" calcext:value-type="float">
            <text:p>190.29295400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007.0351991453" calcext:value-type="float">
            <text:p>61007.0351991453</text:p>
          </table:table-cell>
          <table:table-cell office:value-type="float" office:value="0.102588557998388" calcext:value-type="float">
            <text:p>0.10258855799838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58.7939989317" calcext:value-type="float">
            <text:p>76258.7939989317</text:p>
          </table:table-cell>
        </table:table-row>
        <table:table-row table:style-name="ro1">
          <table:table-cell office:value-type="float" office:value="190.494228643998" calcext:value-type="float">
            <text:p>190.49422864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428.5829429573" calcext:value-type="float">
            <text:p>74428.5829429573</text:p>
          </table:table-cell>
          <table:table-cell office:value-type="float" office:value="0.102979888000846" calcext:value-type="float">
            <text:p>0.102979888000846</text:p>
          </table:table-cell>
          <table:table-cell office:value-type="float" office:value="60000" calcext:value-type="float">
            <text:p>60000</text:p>
          </table:table-cell>
          <table:table-cell office:value-type="float" office:value="74428.5829429573" calcext:value-type="float">
            <text:p>74428.5829429573</text:p>
          </table:table-cell>
        </table:table-row>
        <table:table-row table:style-name="ro1">
          <table:table-cell office:value-type="float" office:value="190.695686799001" calcext:value-type="float">
            <text:p>190.69568679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3863.7617588393" calcext:value-type="float">
            <text:p>73863.7617588393</text:p>
          </table:table-cell>
          <table:table-cell office:value-type="float" office:value="0.104928216002008" calcext:value-type="float">
            <text:p>0.104928216002008</text:p>
          </table:table-cell>
          <table:table-cell office:value-type="float" office:value="60000" calcext:value-type="float">
            <text:p>60000</text:p>
          </table:table-cell>
          <table:table-cell office:value-type="float" office:value="58475.4780590811" calcext:value-type="float">
            <text:p>58475.4780590811</text:p>
          </table:table-cell>
        </table:table-row>
        <table:table-row table:style-name="ro1">
          <table:table-cell office:value-type="float" office:value="190.898652085998" calcext:value-type="float">
            <text:p>190.89865208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087.1943593229" calcext:value-type="float">
            <text:p>43087.1943593229</text:p>
          </table:table-cell>
          <table:table-cell office:value-type="float" office:value="0.103249822997896" calcext:value-type="float">
            <text:p>0.1032498229978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087.1943593229" calcext:value-type="float">
            <text:p>43087.1943593229</text:p>
          </table:table-cell>
        </table:table-row>
        <table:table-row table:style-name="ro1">
          <table:table-cell office:value-type="float" office:value="191.100856605" calcext:value-type="float">
            <text:p>191.100856605</text:p>
          </table:table-cell>
          <table:table-cell office:value-type="float" office:value="75000" calcext:value-type="float">
            <text:p>75000</text:p>
          </table:table-cell>
          <table:table-cell office:value-type="float" office:value="43702.7257073132" calcext:value-type="float">
            <text:p>43702.7257073132</text:p>
          </table:table-cell>
          <table:table-cell office:value-type="float" office:value="0.102895102998446" calcext:value-type="float">
            <text:p>0.102895102998446</text:p>
          </table:table-cell>
          <table:table-cell office:value-type="float" office:value="60000" calcext:value-type="float">
            <text:p>60000</text:p>
          </table:table-cell>
          <table:table-cell office:value-type="float" office:value="59091.0094070714" calcext:value-type="float">
            <text:p>59091.0094070714</text:p>
          </table:table-cell>
        </table:table-row>
        <table:table-row table:style-name="ro1">
          <table:table-cell office:value-type="float" office:value="191.302765985998" calcext:value-type="float">
            <text:p>191.30276598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941.4184987909" calcext:value-type="float">
            <text:p>76941.4184987909</text:p>
          </table:table-cell>
          <table:table-cell office:value-type="float" office:value="0.1029168640016" calcext:value-type="float">
            <text:p>0.1029168640016</text:p>
          </table:table-cell>
          <table:table-cell office:value-type="float" office:value="60000" calcext:value-type="float">
            <text:p>60000</text:p>
          </table:table-cell>
          <table:table-cell office:value-type="float" office:value="76941.4184987909" calcext:value-type="float">
            <text:p>76941.4184987909</text:p>
          </table:table-cell>
        </table:table-row>
        <table:table-row table:style-name="ro1">
          <table:table-cell office:value-type="float" office:value="191.506007591001" calcext:value-type="float">
            <text:p>191.50600759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941.4184987909" calcext:value-type="float">
            <text:p>76941.4184987909</text:p>
          </table:table-cell>
          <table:table-cell office:value-type="float" office:value="0.102757761000248" calcext:value-type="float">
            <text:p>0.102757761000248</text:p>
          </table:table-cell>
          <table:table-cell office:value-type="float" office:value="60000" calcext:value-type="float">
            <text:p>60000</text:p>
          </table:table-cell>
          <table:table-cell office:value-type="float" office:value="76941.4184987909" calcext:value-type="float">
            <text:p>76941.4184987909</text:p>
          </table:table-cell>
        </table:table-row>
        <table:table-row table:style-name="ro1">
          <table:table-cell office:value-type="float" office:value="191.708426683999" calcext:value-type="float">
            <text:p>191.70842668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322.0721030521" calcext:value-type="float">
            <text:p>60322.0721030521</text:p>
          </table:table-cell>
          <table:table-cell office:value-type="float" office:value="0.102370530999906" calcext:value-type="float">
            <text:p>0.1023705309999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33.7884032939" calcext:value-type="float">
            <text:p>44933.7884032939</text:p>
          </table:table-cell>
        </table:table-row>
        <table:table-row table:style-name="ro1">
          <table:table-cell office:value-type="float" office:value="191.911526030999" calcext:value-type="float">
            <text:p>191.91152603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6164.8510992745" calcext:value-type="float">
            <text:p>46164.8510992745</text:p>
          </table:table-cell>
          <table:table-cell office:value-type="float" office:value="0.101364284000738" calcext:value-type="float">
            <text:p>0.101364284000738</text:p>
          </table:table-cell>
          <table:table-cell office:value-type="float" office:value="60000" calcext:value-type="float">
            <text:p>60000</text:p>
          </table:table-cell>
          <table:table-cell office:value-type="float" office:value="45857.0854252794" calcext:value-type="float">
            <text:p>45857.0854252794</text:p>
          </table:table-cell>
        </table:table-row>
        <table:table-row table:style-name="ro1">
          <table:table-cell office:value-type="float" office:value="192.113471248998" calcext:value-type="float">
            <text:p>192.11347124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3916.9577989596" calcext:value-type="float">
            <text:p>43916.9577989596</text:p>
          </table:table-cell>
          <table:table-cell office:value-type="float" office:value="0.103036304997659" calcext:value-type="float">
            <text:p>0.103036304997659</text:p>
          </table:table-cell>
          <table:table-cell office:value-type="float" office:value="60000" calcext:value-type="float">
            <text:p>60000</text:p>
          </table:table-cell>
          <table:table-cell office:value-type="float" office:value="59579.6490419452" calcext:value-type="float">
            <text:p>59579.6490419452</text:p>
          </table:table-cell>
        </table:table-row>
        <table:table-row table:style-name="ro1">
          <table:table-cell office:value-type="float" office:value="192.315481458001" calcext:value-type="float">
            <text:p>192.31548145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5.0272965489" calcext:value-type="float">
            <text:p>75415.0272965489</text:p>
          </table:table-cell>
          <table:table-cell office:value-type="float" office:value="0.103357762000087" calcext:value-type="float">
            <text:p>0.103357762000087</text:p>
          </table:table-cell>
          <table:table-cell office:value-type="float" office:value="60000" calcext:value-type="float">
            <text:p>60000</text:p>
          </table:table-cell>
          <table:table-cell office:value-type="float" office:value="75415.0272965489" calcext:value-type="float">
            <text:p>75415.0272965489</text:p>
          </table:table-cell>
        </table:table-row>
        <table:table-row table:style-name="ro1">
          <table:table-cell office:value-type="float" office:value="192.517383474999" calcext:value-type="float">
            <text:p>192.51738347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6.8415925445" calcext:value-type="float">
            <text:p>74806.8415925445</text:p>
          </table:table-cell>
          <table:table-cell office:value-type="float" office:value="0.103054195002187" calcext:value-type="float">
            <text:p>0.103054195002187</text:p>
          </table:table-cell>
          <table:table-cell office:value-type="float" office:value="60000" calcext:value-type="float">
            <text:p>60000</text:p>
          </table:table-cell>
          <table:table-cell office:value-type="float" office:value="74806.8415925445" calcext:value-type="float">
            <text:p>74806.8415925445</text:p>
          </table:table-cell>
        </table:table-row>
        <table:table-row table:style-name="ro1">
          <table:table-cell office:value-type="float" office:value="192.719487916998" calcext:value-type="float">
            <text:p>192.71948791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7777.6418804206" calcext:value-type="float">
            <text:p>57777.6418804206</text:p>
          </table:table-cell>
          <table:table-cell office:value-type="float" office:value="0.103063264999946" calcext:value-type="float">
            <text:p>0.103063264999946</text:p>
          </table:table-cell>
          <table:table-cell office:value-type="float" office:value="60000" calcext:value-type="float">
            <text:p>60000</text:p>
          </table:table-cell>
          <table:table-cell office:value-type="float" office:value="42572.9992803099" calcext:value-type="float">
            <text:p>42572.9992803099</text:p>
          </table:table-cell>
        </table:table-row>
        <table:table-row table:style-name="ro1">
          <table:table-cell office:value-type="float" office:value="192.920769834" calcext:value-type="float">
            <text:p>192.920769834</text:p>
          </table:table-cell>
          <table:table-cell office:value-type="float" office:value="45000" calcext:value-type="float">
            <text:p>45000</text:p>
          </table:table-cell>
          <table:table-cell office:value-type="float" office:value="43789.3706883187" calcext:value-type="float">
            <text:p>43789.3706883187</text:p>
          </table:table-cell>
          <table:table-cell office:value-type="float" office:value="0.102593292001984" calcext:value-type="float">
            <text:p>0.102593292001984</text:p>
          </table:table-cell>
          <table:table-cell office:value-type="float" office:value="60000" calcext:value-type="float">
            <text:p>60000</text:p>
          </table:table-cell>
          <table:table-cell office:value-type="float" office:value="43789.3706883187" calcext:value-type="float">
            <text:p>43789.3706883187</text:p>
          </table:table-cell>
        </table:table-row>
        <table:table-row table:style-name="ro1">
          <table:table-cell office:value-type="float" office:value="193.122006941001" calcext:value-type="float">
            <text:p>193.12200694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181.1849843143" calcext:value-type="float">
            <text:p>43181.1849843143</text:p>
          </table:table-cell>
          <table:table-cell office:value-type="float" office:value="0.102729815000203" calcext:value-type="float">
            <text:p>0.102729815000203</text:p>
          </table:table-cell>
          <table:table-cell office:value-type="float" office:value="60000" calcext:value-type="float">
            <text:p>60000</text:p>
          </table:table-cell>
          <table:table-cell office:value-type="float" office:value="58385.827584425" calcext:value-type="float">
            <text:p>58385.827584425</text:p>
          </table:table-cell>
        </table:table-row>
        <table:table-row table:style-name="ro1">
          <table:table-cell office:value-type="float" office:value="193.32377816" calcext:value-type="float">
            <text:p>193.32377816</text:p>
          </table:table-cell>
          <table:table-cell office:value-type="float" office:value="75000" calcext:value-type="float">
            <text:p>75000</text:p>
          </table:table-cell>
          <table:table-cell office:value-type="float" office:value="73590.4701845357" calcext:value-type="float">
            <text:p>73590.4701845357</text:p>
          </table:table-cell>
          <table:table-cell office:value-type="float" office:value="0.103200536999793" calcext:value-type="float">
            <text:p>0.103200536999793</text:p>
          </table:table-cell>
          <table:table-cell office:value-type="float" office:value="60000" calcext:value-type="float">
            <text:p>60000</text:p>
          </table:table-cell>
          <table:table-cell office:value-type="float" office:value="73590.4701845357" calcext:value-type="float">
            <text:p>73590.4701845357</text:p>
          </table:table-cell>
        </table:table-row>
        <table:table-row table:style-name="ro1">
          <table:table-cell office:value-type="float" office:value="193.52678702" calcext:value-type="float">
            <text:p>193.52678702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6.8415925445" calcext:value-type="float">
            <text:p>74806.8415925445</text:p>
          </table:table-cell>
          <table:table-cell office:value-type="float" office:value="0.103112314998725" calcext:value-type="float">
            <text:p>0.103112314998725</text:p>
          </table:table-cell>
          <table:table-cell office:value-type="float" office:value="60000" calcext:value-type="float">
            <text:p>60000</text:p>
          </table:table-cell>
          <table:table-cell office:value-type="float" office:value="74806.8415925445" calcext:value-type="float">
            <text:p>74806.8415925445</text:p>
          </table:table-cell>
        </table:table-row>
        <table:table-row table:style-name="ro1">
          <table:table-cell office:value-type="float" office:value="193.729642266" calcext:value-type="float">
            <text:p>193.729642266</text:p>
          </table:table-cell>
          <table:table-cell office:value-type="float" office:value="45000" calcext:value-type="float">
            <text:p>45000</text:p>
          </table:table-cell>
          <table:table-cell office:value-type="float" office:value="59602.1989924338" calcext:value-type="float">
            <text:p>59602.1989924338</text:p>
          </table:table-cell>
          <table:table-cell office:value-type="float" office:value="0.103032913000789" calcext:value-type="float">
            <text:p>0.103032913000789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7.5563923232" calcext:value-type="float">
            <text:p>44397.5563923232</text:p>
          </table:table-cell>
        </table:table-row>
        <table:table-row table:style-name="ro1">
          <table:table-cell office:value-type="float" office:value="193.932327522998" calcext:value-type="float">
            <text:p>193.93232752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613.927800332" calcext:value-type="float">
            <text:p>45613.927800332</text:p>
          </table:table-cell>
          <table:table-cell office:value-type="float" office:value="0.104194809002365" calcext:value-type="float">
            <text:p>0.104194809002365</text:p>
          </table:table-cell>
          <table:table-cell office:value-type="float" office:value="60000" calcext:value-type="float">
            <text:p>60000</text:p>
          </table:table-cell>
          <table:table-cell office:value-type="float" office:value="45613.927800332" calcext:value-type="float">
            <text:p>45613.927800332</text:p>
          </table:table-cell>
        </table:table-row>
        <table:table-row table:style-name="ro1">
          <table:table-cell office:value-type="float" office:value="194.133020461999" calcext:value-type="float">
            <text:p>194.13302046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005.7420963276" calcext:value-type="float">
            <text:p>45005.7420963276</text:p>
          </table:table-cell>
          <table:table-cell office:value-type="float" office:value="0.102218429998175" calcext:value-type="float">
            <text:p>0.102218429998175</text:p>
          </table:table-cell>
          <table:table-cell office:value-type="float" office:value="60000" calcext:value-type="float">
            <text:p>60000</text:p>
          </table:table-cell>
          <table:table-cell office:value-type="float" office:value="60210.3846964383" calcext:value-type="float">
            <text:p>60210.3846964383</text:p>
          </table:table-cell>
        </table:table-row>
        <table:table-row table:style-name="ro1">
          <table:table-cell office:value-type="float" office:value="194.334344825998" calcext:value-type="float">
            <text:p>194.33434482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3590.4701845357" calcext:value-type="float">
            <text:p>73590.4701845357</text:p>
          </table:table-cell>
          <table:table-cell office:value-type="float" office:value="0.103291947001708" calcext:value-type="float">
            <text:p>0.103291947001708</text:p>
          </table:table-cell>
          <table:table-cell office:value-type="float" office:value="60000" calcext:value-type="float">
            <text:p>60000</text:p>
          </table:table-cell>
          <table:table-cell office:value-type="float" office:value="73590.4701845357" calcext:value-type="float">
            <text:p>73590.4701845357</text:p>
          </table:table-cell>
        </table:table-row>
        <table:table-row table:style-name="ro1">
          <table:table-cell office:value-type="float" office:value="194.834393632998" calcext:value-type="float">
            <text:p>194.83439363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63555.4060684626" calcext:value-type="float">
            <text:p>63555.4060684626</text:p>
          </table:table-cell>
          <table:table-cell office:value-type="float" office:value="0.435862674999953" calcext:value-type="float">
            <text:p>0.435862674999953</text:p>
          </table:table-cell>
          <table:table-cell office:value-type="float" office:value="60000" calcext:value-type="float">
            <text:p>60000</text:p>
          </table:table-cell>
          <table:table-cell office:value-type="float" office:value="63555.4060684626" calcext:value-type="float">
            <text:p>63555.4060684626</text:p>
          </table:table-cell>
        </table:table-row>
        <table:table-row table:style-name="ro1">
          <table:table-cell office:value-type="float" office:value="195.037173768" calcext:value-type="float">
            <text:p>195.037173768</text:p>
          </table:table-cell>
          <table:table-cell office:value-type="float" office:value="45000" calcext:value-type="float">
            <text:p>45000</text:p>
          </table:table-cell>
          <table:table-cell office:value-type="float" office:value="60210.3846964383" calcext:value-type="float">
            <text:p>60210.3846964383</text:p>
          </table:table-cell>
          <table:table-cell office:value-type="float" office:value="0.104334150000795" calcext:value-type="float">
            <text:p>0.104334150000795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5.7420963276" calcext:value-type="float">
            <text:p>45005.7420963276</text:p>
          </table:table-cell>
        </table:table-row>
        <table:table-row table:style-name="ro1">
          <table:table-cell office:value-type="float" office:value="195.239418380999" calcext:value-type="float">
            <text:p>195.23941838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818.5704004427" calcext:value-type="float">
            <text:p>60818.5704004427</text:p>
          </table:table-cell>
          <table:table-cell office:value-type="float" office:value="0.10312200000044" calcext:value-type="float">
            <text:p>0.10312200000044</text:p>
          </table:table-cell>
          <table:table-cell office:value-type="float" office:value="60000" calcext:value-type="float">
            <text:p>60000</text:p>
          </table:table-cell>
          <table:table-cell office:value-type="float" office:value="76023.2130005534" calcext:value-type="float">
            <text:p>76023.2130005534</text:p>
          </table:table-cell>
        </table:table-row>
        <table:table-row table:style-name="ro1">
          <table:table-cell office:value-type="float" office:value="195.441527949999" calcext:value-type="float">
            <text:p>195.4415279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023.2130005534" calcext:value-type="float">
            <text:p>76023.2130005534</text:p>
          </table:table-cell>
          <table:table-cell office:value-type="float" office:value="0.103065368999523" calcext:value-type="float">
            <text:p>0.103065368999523</text:p>
          </table:table-cell>
          <table:table-cell office:value-type="float" office:value="60000" calcext:value-type="float">
            <text:p>60000</text:p>
          </table:table-cell>
          <table:table-cell office:value-type="float" office:value="76023.2130005534" calcext:value-type="float">
            <text:p>76023.2130005534</text:p>
          </table:table-cell>
        </table:table-row>
        <table:table-row table:style-name="ro1">
          <table:table-cell office:value-type="float" office:value="195.644082579998" calcext:value-type="float">
            <text:p>195.64408257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663.8224986309" calcext:value-type="float">
            <text:p>76663.8224986309</text:p>
          </table:table-cell>
          <table:table-cell office:value-type="float" office:value="0.103509929998836" calcext:value-type="float">
            <text:p>0.103509929998836</text:p>
          </table:table-cell>
          <table:table-cell office:value-type="float" office:value="60000" calcext:value-type="float">
            <text:p>60000</text:p>
          </table:table-cell>
          <table:table-cell office:value-type="float" office:value="61331.0579989047" calcext:value-type="float">
            <text:p>61331.0579989047</text:p>
          </table:table-cell>
        </table:table-row>
        <table:table-row table:style-name="ro1">
          <table:table-cell office:value-type="float" office:value="195.846466903" calcext:value-type="float">
            <text:p>195.846466903</text:p>
          </table:table-cell>
          <table:table-cell office:value-type="float" office:value="45000" calcext:value-type="float">
            <text:p>45000</text:p>
          </table:table-cell>
          <table:table-cell office:value-type="float" office:value="44465.0170492059" calcext:value-type="float">
            <text:p>44465.0170492059</text:p>
          </table:table-cell>
          <table:table-cell office:value-type="float" office:value="0.104396089998772" calcext:value-type="float">
            <text:p>0.104396089998772</text:p>
          </table:table-cell>
          <table:table-cell office:value-type="float" office:value="60000" calcext:value-type="float">
            <text:p>60000</text:p>
          </table:table-cell>
          <table:table-cell office:value-type="float" office:value="43851.7064692169" calcext:value-type="float">
            <text:p>43851.7064692169</text:p>
          </table:table-cell>
        </table:table-row>
        <table:table-row table:style-name="ro1">
          <table:table-cell office:value-type="float" office:value="196.048452154999" calcext:value-type="float">
            <text:p>196.04845215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545.0511792224" calcext:value-type="float">
            <text:p>43545.0511792224</text:p>
          </table:table-cell>
          <table:table-cell office:value-type="float" office:value="0.102830620999157" calcext:value-type="float">
            <text:p>0.102830620999157</text:p>
          </table:table-cell>
          <table:table-cell office:value-type="float" office:value="60000" calcext:value-type="float">
            <text:p>60000</text:p>
          </table:table-cell>
          <table:table-cell office:value-type="float" office:value="43545.0511792224" calcext:value-type="float">
            <text:p>43545.0511792224</text:p>
          </table:table-cell>
        </table:table-row>
        <table:table-row table:style-name="ro1">
          <table:table-cell office:value-type="float" office:value="196.250050106999" calcext:value-type="float">
            <text:p>196.2500501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491.1262589376" calcext:value-type="float">
            <text:p>59491.1262589376</text:p>
          </table:table-cell>
          <table:table-cell office:value-type="float" office:value="0.102688637998654" calcext:value-type="float">
            <text:p>0.102688637998654</text:p>
          </table:table-cell>
          <table:table-cell office:value-type="float" office:value="60000" calcext:value-type="float">
            <text:p>60000</text:p>
          </table:table-cell>
          <table:table-cell office:value-type="float" office:value="75437.2013386528" calcext:value-type="float">
            <text:p>75437.2013386528</text:p>
          </table:table-cell>
        </table:table-row>
        <table:table-row table:style-name="ro1">
          <table:table-cell office:value-type="float" office:value="196.452226463" calcext:value-type="float">
            <text:p>196.45222646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37.2013386528" calcext:value-type="float">
            <text:p>75437.2013386528</text:p>
          </table:table-cell>
          <table:table-cell office:value-type="float" office:value="0.10287842300022" calcext:value-type="float">
            <text:p>0.10287842300022</text:p>
          </table:table-cell>
          <table:table-cell office:value-type="float" office:value="60000" calcext:value-type="float">
            <text:p>60000</text:p>
          </table:table-cell>
          <table:table-cell office:value-type="float" office:value="75437.2013386528" calcext:value-type="float">
            <text:p>75437.2013386528</text:p>
          </table:table-cell>
        </table:table-row>
        <table:table-row table:style-name="ro1">
          <table:table-cell office:value-type="float" office:value="196.653923927999" calcext:value-type="float">
            <text:p>196.65392392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823.8907586638" calcext:value-type="float">
            <text:p>74823.8907586638</text:p>
          </table:table-cell>
          <table:table-cell office:value-type="float" office:value="0.103102737000881" calcext:value-type="float">
            <text:p>0.103102737000881</text:p>
          </table:table-cell>
          <table:table-cell office:value-type="float" office:value="60000" calcext:value-type="float">
            <text:p>60000</text:p>
          </table:table-cell>
          <table:table-cell office:value-type="float" office:value="59491.1262589376" calcext:value-type="float">
            <text:p>59491.1262589376</text:p>
          </table:table-cell>
        </table:table-row>
        <table:table-row table:style-name="ro1">
          <table:table-cell office:value-type="float" office:value="196.857539486999" calcext:value-type="float">
            <text:p>196.85753948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384.9829191895" calcext:value-type="float">
            <text:p>45384.9829191895</text:p>
          </table:table-cell>
          <table:table-cell office:value-type="float" office:value="0.103102364999359" calcext:value-type="float">
            <text:p>0.103102364999359</text:p>
          </table:table-cell>
          <table:table-cell office:value-type="float" office:value="60000" calcext:value-type="float">
            <text:p>60000</text:p>
          </table:table-cell>
          <table:table-cell office:value-type="float" office:value="45384.9829191895" calcext:value-type="float">
            <text:p>45384.9829191895</text:p>
          </table:table-cell>
        </table:table-row>
        <table:table-row table:style-name="ro1">
          <table:table-cell office:value-type="float" office:value="197.059515723999" calcext:value-type="float">
            <text:p>197.05951572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158.3617592114" calcext:value-type="float">
            <text:p>44158.3617592114</text:p>
          </table:table-cell>
          <table:table-cell office:value-type="float" office:value="0.103280089999316" calcext:value-type="float">
            <text:p>0.103280089999316</text:p>
          </table:table-cell>
          <table:table-cell office:value-type="float" office:value="60000" calcext:value-type="float">
            <text:p>60000</text:p>
          </table:table-cell>
          <table:table-cell office:value-type="float" office:value="44158.3617592114" calcext:value-type="float">
            <text:p>44158.3617592114</text:p>
          </table:table-cell>
        </table:table-row>
        <table:table-row table:style-name="ro1">
          <table:table-cell office:value-type="float" office:value="197.261547733" calcext:value-type="float">
            <text:p>197.261547733</text:p>
          </table:table-cell>
          <table:table-cell office:value-type="float" office:value="75000" calcext:value-type="float">
            <text:p>75000</text:p>
          </table:table-cell>
          <table:table-cell office:value-type="float" office:value="58877.8156789485" calcext:value-type="float">
            <text:p>58877.8156789485</text:p>
          </table:table-cell>
          <table:table-cell office:value-type="float" office:value="0.10400751799898" calcext:value-type="float">
            <text:p>0.10400751799898</text:p>
          </table:table-cell>
          <table:table-cell office:value-type="float" office:value="60000" calcext:value-type="float">
            <text:p>60000</text:p>
          </table:table-cell>
          <table:table-cell office:value-type="float" office:value="74210.5801786747" calcext:value-type="float">
            <text:p>74210.5801786747</text:p>
          </table:table-cell>
        </table:table-row>
        <table:table-row table:style-name="ro1">
          <table:table-cell office:value-type="float" office:value="197.463100379999" calcext:value-type="float">
            <text:p>197.4631003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823.8907586638" calcext:value-type="float">
            <text:p>74823.8907586638</text:p>
          </table:table-cell>
          <table:table-cell office:value-type="float" office:value="0.103277310001431" calcext:value-type="float">
            <text:p>0.103277310001431</text:p>
          </table:table-cell>
          <table:table-cell office:value-type="float" office:value="60000" calcext:value-type="float">
            <text:p>60000</text:p>
          </table:table-cell>
          <table:table-cell office:value-type="float" office:value="74823.8907586638" calcext:value-type="float">
            <text:p>74823.8907586638</text:p>
          </table:table-cell>
        </table:table-row>
        <table:table-row table:style-name="ro1">
          <table:table-cell office:value-type="float" office:value="197.666197274" calcext:value-type="float">
            <text:p>197.666197274</text:p>
          </table:table-cell>
          <table:table-cell office:value-type="float" office:value="45000" calcext:value-type="float">
            <text:p>45000</text:p>
          </table:table-cell>
          <table:table-cell office:value-type="float" office:value="74210.5801786747" calcext:value-type="float">
            <text:p>74210.5801786747</text:p>
          </table:table-cell>
          <table:table-cell office:value-type="float" office:value="0.102605983000103" calcext:value-type="float">
            <text:p>0.102605983000103</text:p>
          </table:table-cell>
          <table:table-cell office:value-type="float" office:value="60000" calcext:value-type="float">
            <text:p>60000</text:p>
          </table:table-cell>
          <table:table-cell office:value-type="float" office:value="58264.5050989595" calcext:value-type="float">
            <text:p>58264.5050989595</text:p>
          </table:table-cell>
        </table:table-row>
        <table:table-row table:style-name="ro1">
          <table:table-cell office:value-type="float" office:value="197.868544448" calcext:value-type="float">
            <text:p>197.868544448</text:p>
          </table:table-cell>
          <table:table-cell office:value-type="float" office:value="45000" calcext:value-type="float">
            <text:p>45000</text:p>
          </table:table-cell>
          <table:table-cell office:value-type="float" office:value="44977.6234434103" calcext:value-type="float">
            <text:p>44977.6234434103</text:p>
          </table:table-cell>
          <table:table-cell office:value-type="float" office:value="0.103302028997859" calcext:value-type="float">
            <text:p>0.103302028997859</text:p>
          </table:table-cell>
          <table:table-cell office:value-type="float" office:value="60000" calcext:value-type="float">
            <text:p>60000</text:p>
          </table:table-cell>
          <table:table-cell office:value-type="float" office:value="45593.7552714022" calcext:value-type="float">
            <text:p>45593.7552714022</text:p>
          </table:table-cell>
        </table:table-row>
        <table:table-row table:style-name="ro1">
          <table:table-cell office:value-type="float" office:value="198.071430393" calcext:value-type="float">
            <text:p>198.071430393</text:p>
          </table:table-cell>
          <table:table-cell office:value-type="float" office:value="45000" calcext:value-type="float">
            <text:p>45000</text:p>
          </table:table-cell>
          <table:table-cell office:value-type="float" office:value="43710.1487580439" calcext:value-type="float">
            <text:p>43710.1487580439</text:p>
          </table:table-cell>
          <table:table-cell office:value-type="float" office:value="0.103395349997299" calcext:value-type="float">
            <text:p>0.103395349997299</text:p>
          </table:table-cell>
          <table:table-cell office:value-type="float" office:value="60000" calcext:value-type="float">
            <text:p>60000</text:p>
          </table:table-cell>
          <table:table-cell office:value-type="float" office:value="43710.1487580439" calcext:value-type="float">
            <text:p>43710.1487580439</text:p>
          </table:table-cell>
        </table:table-row>
        <table:table-row table:style-name="ro1">
          <table:table-cell office:value-type="float" office:value="198.273530929" calcext:value-type="float">
            <text:p>198.273530929</text:p>
          </table:table-cell>
          <table:table-cell office:value-type="float" office:value="75000" calcext:value-type="float">
            <text:p>75000</text:p>
          </table:table-cell>
          <table:table-cell office:value-type="float" office:value="60332.3180040607" calcext:value-type="float">
            <text:p>60332.3180040607</text:p>
          </table:table-cell>
          <table:table-cell office:value-type="float" office:value="0.10242822699729" calcext:value-type="float">
            <text:p>0.10242822699729</text:p>
          </table:table-cell>
          <table:table-cell office:value-type="float" office:value="60000" calcext:value-type="float">
            <text:p>60000</text:p>
          </table:table-cell>
          <table:table-cell office:value-type="float" office:value="75723.2154540761" calcext:value-type="float">
            <text:p>75723.2154540761</text:p>
          </table:table-cell>
        </table:table-row>
        <table:table-row table:style-name="ro1">
          <table:table-cell office:value-type="float" office:value="198.475528463001" calcext:value-type="float">
            <text:p>198.47552846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954.4872500774" calcext:value-type="float">
            <text:p>76954.4872500774</text:p>
          </table:table-cell>
          <table:table-cell office:value-type="float" office:value="0.103006891000405" calcext:value-type="float">
            <text:p>0.103006891000405</text:p>
          </table:table-cell>
          <table:table-cell office:value-type="float" office:value="60000" calcext:value-type="float">
            <text:p>60000</text:p>
          </table:table-cell>
          <table:table-cell office:value-type="float" office:value="76954.4872500774" calcext:value-type="float">
            <text:p>76954.4872500774</text:p>
          </table:table-cell>
        </table:table-row>
        <table:table-row table:style-name="ro1">
          <table:table-cell office:value-type="float" office:value="198.676941422" calcext:value-type="float">
            <text:p>198.676941422</text:p>
          </table:table-cell>
          <table:table-cell office:value-type="float" office:value="45000" calcext:value-type="float">
            <text:p>45000</text:p>
          </table:table-cell>
          <table:table-cell office:value-type="float" office:value="76821.1702479675" calcext:value-type="float">
            <text:p>76821.1702479675</text:p>
          </table:table-cell>
          <table:table-cell office:value-type="float" office:value="0.102896937998594" calcext:value-type="float">
            <text:p>0.102896937998594</text:p>
          </table:table-cell>
          <table:table-cell office:value-type="float" office:value="60000" calcext:value-type="float">
            <text:p>60000</text:p>
          </table:table-cell>
          <table:table-cell office:value-type="float" office:value="61456.936198374" calcext:value-type="float">
            <text:p>61456.936198374</text:p>
          </table:table-cell>
        </table:table-row>
        <table:table-row table:style-name="ro1">
          <table:table-cell office:value-type="float" office:value="198.878688556" calcext:value-type="float">
            <text:p>198.878688556</text:p>
          </table:table-cell>
          <table:table-cell office:value-type="float" office:value="45000" calcext:value-type="float">
            <text:p>45000</text:p>
          </table:table-cell>
          <table:table-cell office:value-type="float" office:value="44556.2787438212" calcext:value-type="float">
            <text:p>44556.2787438212</text:p>
          </table:table-cell>
          <table:table-cell office:value-type="float" office:value="0.101929312000721" calcext:value-type="float">
            <text:p>0.101929312000721</text:p>
          </table:table-cell>
          <table:table-cell office:value-type="float" office:value="60000" calcext:value-type="float">
            <text:p>60000</text:p>
          </table:table-cell>
          <table:table-cell office:value-type="float" office:value="44556.2787438212" calcext:value-type="float">
            <text:p>44556.2787438212</text:p>
          </table:table-cell>
        </table:table-row>
        <table:table-row table:style-name="ro1">
          <table:table-cell office:value-type="float" office:value="199.081459173998" calcext:value-type="float">
            <text:p>199.08145917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248.9940628293" calcext:value-type="float">
            <text:p>44248.9940628293</text:p>
          </table:table-cell>
          <table:table-cell office:value-type="float" office:value="0.103070111003035" calcext:value-type="float">
            <text:p>0.103070111003035</text:p>
          </table:table-cell>
          <table:table-cell office:value-type="float" office:value="60000" calcext:value-type="float">
            <text:p>60000</text:p>
          </table:table-cell>
          <table:table-cell office:value-type="float" office:value="44248.9940628293" calcext:value-type="float">
            <text:p>44248.9940628293</text:p>
          </table:table-cell>
        </table:table-row>
        <table:table-row table:style-name="ro1">
          <table:table-cell office:value-type="float" office:value="199.283163886001" calcext:value-type="float">
            <text:p>199.28316388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322.8595844194" calcext:value-type="float">
            <text:p>59322.8595844194</text:p>
          </table:table-cell>
          <table:table-cell office:value-type="float" office:value="0.104091714998503" calcext:value-type="float">
            <text:p>0.104091714998503</text:p>
          </table:table-cell>
          <table:table-cell office:value-type="float" office:value="60000" calcext:value-type="float">
            <text:p>60000</text:p>
          </table:table-cell>
          <table:table-cell office:value-type="float" office:value="74612.2563845274" calcext:value-type="float">
            <text:p>74612.2563845274</text:p>
          </table:table-cell>
        </table:table-row>
        <table:table-row table:style-name="ro1">
          <table:table-cell office:value-type="float" office:value="199.484643773001" calcext:value-type="float">
            <text:p>199.48464377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389.1046405188" calcext:value-type="float">
            <text:p>73389.1046405188</text:p>
          </table:table-cell>
          <table:table-cell office:value-type="float" office:value="0.103017818997614" calcext:value-type="float">
            <text:p>0.103017818997614</text:p>
          </table:table-cell>
          <table:table-cell office:value-type="float" office:value="60000" calcext:value-type="float">
            <text:p>60000</text:p>
          </table:table-cell>
          <table:table-cell office:value-type="float" office:value="73389.1046405188" calcext:value-type="float">
            <text:p>73389.1046405188</text:p>
          </table:table-cell>
        </table:table-row>
        <table:table-row table:style-name="ro1">
          <table:table-cell office:value-type="float" office:value="199.686397636" calcext:value-type="float">
            <text:p>199.686397636</text:p>
          </table:table-cell>
          <table:table-cell office:value-type="float" office:value="45000" calcext:value-type="float">
            <text:p>45000</text:p>
          </table:table-cell>
          <table:table-cell office:value-type="float" office:value="75223.8322565318" calcext:value-type="float">
            <text:p>75223.8322565318</text:p>
          </table:table-cell>
          <table:table-cell office:value-type="float" office:value="0.103586523000558" calcext:value-type="float">
            <text:p>0.103586523000558</text:p>
          </table:table-cell>
          <table:table-cell office:value-type="float" office:value="60000" calcext:value-type="float">
            <text:p>60000</text:p>
          </table:table-cell>
          <table:table-cell office:value-type="float" office:value="59322.8595844194" calcext:value-type="float">
            <text:p>59322.8595844194</text:p>
          </table:table-cell>
        </table:table-row>
        <table:table-row table:style-name="ro1">
          <table:table-cell office:value-type="float" office:value="199.888714799999" calcext:value-type="float">
            <text:p>199.8887147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21.8869123069" calcext:value-type="float">
            <text:p>43421.8869123069</text:p>
          </table:table-cell>
          <table:table-cell office:value-type="float" office:value="0.10285117300009" calcext:value-type="float">
            <text:p>0.10285117300009</text:p>
          </table:table-cell>
          <table:table-cell office:value-type="float" office:value="60000" calcext:value-type="float">
            <text:p>60000</text:p>
          </table:table-cell>
          <table:table-cell office:value-type="float" office:value="44033.4627843113" calcext:value-type="float">
            <text:p>44033.4627843113</text:p>
          </table:table-cell>
        </table:table-row>
        <table:table-row table:style-name="ro1">
          <table:table-cell office:value-type="float" office:value="200.089747521" calcext:value-type="float">
            <text:p>200.08974752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45.0386563156" calcext:value-type="float">
            <text:p>44645.0386563156</text:p>
          </table:table-cell>
          <table:table-cell office:value-type="float" office:value="0.102949876003549" calcext:value-type="float">
            <text:p>0.102949876003549</text:p>
          </table:table-cell>
          <table:table-cell office:value-type="float" office:value="60000" calcext:value-type="float">
            <text:p>60000</text:p>
          </table:table-cell>
          <table:table-cell office:value-type="float" office:value="44645.0386563156" calcext:value-type="float">
            <text:p>44645.0386563156</text:p>
          </table:table-cell>
        </table:table-row>
        <table:table-row table:style-name="ro1">
          <table:table-cell office:value-type="float" office:value="200.291576492" calcext:value-type="float">
            <text:p>200.291576492</text:p>
          </table:table-cell>
          <table:table-cell office:value-type="float" office:value="75000" calcext:value-type="float">
            <text:p>75000</text:p>
          </table:table-cell>
          <table:table-cell office:value-type="float" office:value="59934.4354564237" calcext:value-type="float">
            <text:p>59934.4354564237</text:p>
          </table:table-cell>
          <table:table-cell office:value-type="float" office:value="0.102861502997257" calcext:value-type="float">
            <text:p>0.102861502997257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3.8322565318" calcext:value-type="float">
            <text:p>75223.8322565318</text:p>
          </table:table-cell>
        </table:table-row>
        <table:table-row table:style-name="ro1">
          <table:table-cell office:value-type="float" office:value="200.493786642001" calcext:value-type="float">
            <text:p>200.49378664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23.8322565318" calcext:value-type="float">
            <text:p>75223.8322565318</text:p>
          </table:table-cell>
          <table:table-cell office:value-type="float" office:value="0.102618216998962" calcext:value-type="float">
            <text:p>0.102618216998962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3.8322565318" calcext:value-type="float">
            <text:p>75223.8322565318</text:p>
          </table:table-cell>
        </table:table-row>
        <table:table-row table:style-name="ro1">
          <table:table-cell office:value-type="float" office:value="200.69671801" calcext:value-type="float">
            <text:p>200.696718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223.8322565318" calcext:value-type="float">
            <text:p>75223.8322565318</text:p>
          </table:table-cell>
          <table:table-cell office:value-type="float" office:value="0.103233091998845" calcext:value-type="float">
            <text:p>0.103233091998845</text:p>
          </table:table-cell>
          <table:table-cell office:value-type="float" office:value="60000" calcext:value-type="float">
            <text:p>60000</text:p>
          </table:table-cell>
          <table:table-cell office:value-type="float" office:value="59934.4354564237" calcext:value-type="float">
            <text:p>59934.4354564237</text:p>
          </table:table-cell>
        </table:table-row>
        <table:table-row table:style-name="ro1">
          <table:table-cell office:value-type="float" office:value="200.899232574" calcext:value-type="float">
            <text:p>200.899232574</text:p>
          </table:table-cell>
          <table:table-cell office:value-type="float" office:value="45000" calcext:value-type="float">
            <text:p>45000</text:p>
          </table:table-cell>
          <table:table-cell office:value-type="float" office:value="44645.0386563156" calcext:value-type="float">
            <text:p>44645.0386563156</text:p>
          </table:table-cell>
          <table:table-cell office:value-type="float" office:value="0.103231271001277" calcext:value-type="float">
            <text:p>0.103231271001277</text:p>
          </table:table-cell>
          <table:table-cell office:value-type="float" office:value="60000" calcext:value-type="float">
            <text:p>60000</text:p>
          </table:table-cell>
          <table:table-cell office:value-type="float" office:value="44645.0386563156" calcext:value-type="float">
            <text:p>44645.0386563156</text:p>
          </table:table-cell>
        </table:table-row>
        <table:table-row table:style-name="ro1">
          <table:table-cell office:value-type="float" office:value="201.101558582999" calcext:value-type="float">
            <text:p>201.1015585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645.0386563156" calcext:value-type="float">
            <text:p>44645.0386563156</text:p>
          </table:table-cell>
          <table:table-cell office:value-type="float" office:value="0.10342599499927" calcext:value-type="float">
            <text:p>0.10342599499927</text:p>
          </table:table-cell>
          <table:table-cell office:value-type="float" office:value="60000" calcext:value-type="float">
            <text:p>60000</text:p>
          </table:table-cell>
          <table:table-cell office:value-type="float" office:value="59934.4354564237" calcext:value-type="float">
            <text:p>59934.4354564237</text:p>
          </table:table-cell>
        </table:table-row>
        <table:table-row table:style-name="ro1">
          <table:table-cell office:value-type="float" office:value="201.303317408001" calcext:value-type="float">
            <text:p>201.30331740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083.3167045166" calcext:value-type="float">
            <text:p>73083.3167045166</text:p>
          </table:table-cell>
          <table:table-cell office:value-type="float" office:value="0.1032747820027" calcext:value-type="float">
            <text:p>0.1032747820027</text:p>
          </table:table-cell>
          <table:table-cell office:value-type="float" office:value="60000" calcext:value-type="float">
            <text:p>60000</text:p>
          </table:table-cell>
          <table:table-cell office:value-type="float" office:value="73083.3167045166" calcext:value-type="float">
            <text:p>73083.3167045166</text:p>
          </table:table-cell>
        </table:table-row>
        <table:table-row table:style-name="ro1">
          <table:table-cell office:value-type="float" office:value="201.505201855998" calcext:value-type="float">
            <text:p>201.50520185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446.9840005404" calcext:value-type="float">
            <text:p>76446.9840005404</text:p>
          </table:table-cell>
          <table:table-cell office:value-type="float" office:value="0.102675256999646" calcext:value-type="float">
            <text:p>0.102675256999646</text:p>
          </table:table-cell>
          <table:table-cell office:value-type="float" office:value="60000" calcext:value-type="float">
            <text:p>60000</text:p>
          </table:table-cell>
          <table:table-cell office:value-type="float" office:value="76446.9840005404" calcext:value-type="float">
            <text:p>76446.9840005404</text:p>
          </table:table-cell>
        </table:table-row>
        <table:table-row table:style-name="ro1">
          <table:table-cell office:value-type="float" office:value="201.707086383998" calcext:value-type="float">
            <text:p>201.70708638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934.4354564237" calcext:value-type="float">
            <text:p>59934.4354564237</text:p>
          </table:table-cell>
          <table:table-cell office:value-type="float" office:value="0.102041920999909" calcext:value-type="float">
            <text:p>0.102041920999909</text:p>
          </table:table-cell>
          <table:table-cell office:value-type="float" office:value="60000" calcext:value-type="float">
            <text:p>60000</text:p>
          </table:table-cell>
          <table:table-cell office:value-type="float" office:value="44033.4627843113" calcext:value-type="float">
            <text:p>44033.4627843113</text:p>
          </table:table-cell>
        </table:table-row>
        <table:table-row table:style-name="ro1">
          <table:table-cell office:value-type="float" office:value="201.909240274999" calcext:value-type="float">
            <text:p>201.90924027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21.8869123069" calcext:value-type="float">
            <text:p>43421.8869123069</text:p>
          </table:table-cell>
          <table:table-cell office:value-type="float" office:value="0.1030528040028" calcext:value-type="float">
            <text:p>0.1030528040028</text:p>
          </table:table-cell>
          <table:table-cell office:value-type="float" office:value="60000" calcext:value-type="float">
            <text:p>60000</text:p>
          </table:table-cell>
          <table:table-cell office:value-type="float" office:value="43421.8869123069" calcext:value-type="float">
            <text:p>43421.8869123069</text:p>
          </table:table-cell>
        </table:table-row>
        <table:table-row table:style-name="ro1">
          <table:table-cell office:value-type="float" office:value="202.110898112998" calcext:value-type="float">
            <text:p>202.11089811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3421.8869123069" calcext:value-type="float">
            <text:p>43421.8869123069</text:p>
          </table:table-cell>
          <table:table-cell office:value-type="float" office:value="0.103030713002227" calcext:value-type="float">
            <text:p>0.103030713002227</text:p>
          </table:table-cell>
          <table:table-cell office:value-type="float" office:value="60000" calcext:value-type="float">
            <text:p>60000</text:p>
          </table:table-cell>
          <table:table-cell office:value-type="float" office:value="59322.8595844194" calcext:value-type="float">
            <text:p>59322.8595844194</text:p>
          </table:table-cell>
        </table:table-row>
        <table:table-row table:style-name="ro1">
          <table:table-cell office:value-type="float" office:value="202.312529471001" calcext:value-type="float">
            <text:p>202.31252947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6.9376979329" calcext:value-type="float">
            <text:p>75306.9376979329</text:p>
          </table:table-cell>
          <table:table-cell office:value-type="float" office:value="0.10300134299905" calcext:value-type="float">
            <text:p>0.10300134299905</text:p>
          </table:table-cell>
          <table:table-cell office:value-type="float" office:value="60000" calcext:value-type="float">
            <text:p>60000</text:p>
          </table:table-cell>
          <table:table-cell office:value-type="float" office:value="75306.9376979329" calcext:value-type="float">
            <text:p>75306.9376979329</text:p>
          </table:table-cell>
        </table:table-row>
        <table:table-row table:style-name="ro1">
          <table:table-cell office:value-type="float" office:value="202.514554628" calcext:value-type="float">
            <text:p>202.51455462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6.9376979329" calcext:value-type="float">
            <text:p>75306.9376979329</text:p>
          </table:table-cell>
          <table:table-cell office:value-type="float" office:value="0.103558176000661" calcext:value-type="float">
            <text:p>0.103558176000661</text:p>
          </table:table-cell>
          <table:table-cell office:value-type="float" office:value="60000" calcext:value-type="float">
            <text:p>60000</text:p>
          </table:table-cell>
          <table:table-cell office:value-type="float" office:value="75306.9376979329" calcext:value-type="float">
            <text:p>75306.9376979329</text:p>
          </table:table-cell>
        </table:table-row>
        <table:table-row table:style-name="ro1">
          <table:table-cell office:value-type="float" office:value="202.716616956001" calcext:value-type="float">
            <text:p>202.71661695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.6495479465" calcext:value-type="float">
            <text:p>60000.6495479465</text:p>
          </table:table-cell>
          <table:table-cell office:value-type="float" office:value="0.103330640002241" calcext:value-type="float">
            <text:p>0.103330640002241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4.3613979602" calcext:value-type="float">
            <text:p>44694.3613979602</text:p>
          </table:table-cell>
        </table:table-row>
        <table:table-row table:style-name="ro1">
          <table:table-cell office:value-type="float" office:value="202.919013158" calcext:value-type="float">
            <text:p>202.919013158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4.3613979602" calcext:value-type="float">
            <text:p>44694.3613979602</text:p>
          </table:table-cell>
          <table:table-cell office:value-type="float" office:value="0.103205604998948" calcext:value-type="float">
            <text:p>0.1032056049989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4.3613979602" calcext:value-type="float">
            <text:p>44694.3613979602</text:p>
          </table:table-cell>
        </table:table-row>
        <table:table-row table:style-name="ro1">
          <table:table-cell office:value-type="float" office:value="203.120850286999" calcext:value-type="float">
            <text:p>203.12085028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082.1098719607" calcext:value-type="float">
            <text:p>44082.1098719607</text:p>
          </table:table-cell>
          <table:table-cell office:value-type="float" office:value="0.103050621000875" calcext:value-type="float">
            <text:p>0.103050621000875</text:p>
          </table:table-cell>
          <table:table-cell office:value-type="float" office:value="60000" calcext:value-type="float">
            <text:p>60000</text:p>
          </table:table-cell>
          <table:table-cell office:value-type="float" office:value="59388.3980219471" calcext:value-type="float">
            <text:p>59388.3980219471</text:p>
          </table:table-cell>
        </table:table-row>
        <table:table-row table:style-name="ro1">
          <table:table-cell office:value-type="float" office:value="203.322899819999" calcext:value-type="float">
            <text:p>203.32289981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434645934" calcext:value-type="float">
            <text:p>74082.434645934</text:p>
          </table:table-cell>
          <table:table-cell office:value-type="float" office:value="0.104754953001247" calcext:value-type="float">
            <text:p>0.104754953001247</text:p>
          </table:table-cell>
          <table:table-cell office:value-type="float" office:value="60000" calcext:value-type="float">
            <text:p>60000</text:p>
          </table:table-cell>
          <table:table-cell office:value-type="float" office:value="74082.434645934" calcext:value-type="float">
            <text:p>74082.434645934</text:p>
          </table:table-cell>
        </table:table-row>
        <table:table-row table:style-name="ro1">
          <table:table-cell office:value-type="float" office:value="203.525082276999" calcext:value-type="float">
            <text:p>203.5250822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434645934" calcext:value-type="float">
            <text:p>74082.434645934</text:p>
          </table:table-cell>
          <table:table-cell office:value-type="float" office:value="0.103054371000326" calcext:value-type="float">
            <text:p>0.103054371000326</text:p>
          </table:table-cell>
          <table:table-cell office:value-type="float" office:value="60000" calcext:value-type="float">
            <text:p>60000</text:p>
          </table:table-cell>
          <table:table-cell office:value-type="float" office:value="74082.434645934" calcext:value-type="float">
            <text:p>74082.434645934</text:p>
          </table:table-cell>
        </table:table-row>
        <table:table-row table:style-name="ro1">
          <table:table-cell office:value-type="float" office:value="203.72834252" calcext:value-type="float">
            <text:p>203.72834252</text:p>
          </table:table-cell>
          <table:table-cell office:value-type="float" office:value="45000" calcext:value-type="float">
            <text:p>45000</text:p>
          </table:table-cell>
          <table:table-cell office:value-type="float" office:value="60612.901073946" calcext:value-type="float">
            <text:p>60612.901073946</text:p>
          </table:table-cell>
          <table:table-cell office:value-type="float" office:value="0.103223534999415" calcext:value-type="float">
            <text:p>0.103223534999415</text:p>
          </table:table-cell>
          <table:table-cell office:value-type="float" office:value="60000" calcext:value-type="float">
            <text:p>60000</text:p>
          </table:table-cell>
          <table:table-cell office:value-type="float" office:value="45306.6129239596" calcext:value-type="float">
            <text:p>45306.6129239596</text:p>
          </table:table-cell>
        </table:table-row>
        <table:table-row table:style-name="ro1">
          <table:table-cell office:value-type="float" office:value="203.930902212" calcext:value-type="float">
            <text:p>203.930902212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4.3613979602" calcext:value-type="float">
            <text:p>44694.3613979602</text:p>
          </table:table-cell>
          <table:table-cell office:value-type="float" office:value="0.103298175999953" calcext:value-type="float">
            <text:p>0.1032981759999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4.3613979602" calcext:value-type="float">
            <text:p>44694.3613979602</text:p>
          </table:table-cell>
        </table:table-row>
        <table:table-row table:style-name="ro1">
          <table:table-cell office:value-type="float" office:value="204.133020713001" calcext:value-type="float">
            <text:p>204.13302071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306.6129239596" calcext:value-type="float">
            <text:p>45306.6129239596</text:p>
          </table:table-cell>
          <table:table-cell office:value-type="float" office:value="0.102773882001202" calcext:value-type="float">
            <text:p>0.102773882001202</text:p>
          </table:table-cell>
          <table:table-cell office:value-type="float" office:value="60000" calcext:value-type="float">
            <text:p>60000</text:p>
          </table:table-cell>
          <table:table-cell office:value-type="float" office:value="60612.901073946" calcext:value-type="float">
            <text:p>60612.901073946</text:p>
          </table:table-cell>
        </table:table-row>
        <table:table-row table:style-name="ro1">
          <table:table-cell office:value-type="float" office:value="204.335781080001" calcext:value-type="float">
            <text:p>204.33578108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6.9376979329" calcext:value-type="float">
            <text:p>75306.9376979329</text:p>
          </table:table-cell>
          <table:table-cell office:value-type="float" office:value="0.102605938001943" calcext:value-type="float">
            <text:p>0.102605938001943</text:p>
          </table:table-cell>
          <table:table-cell office:value-type="float" office:value="60000" calcext:value-type="float">
            <text:p>60000</text:p>
          </table:table-cell>
          <table:table-cell office:value-type="float" office:value="75306.9376979329" calcext:value-type="float">
            <text:p>75306.9376979329</text:p>
          </table:table-cell>
        </table:table-row>
        <table:table-row table:style-name="ro1">
          <table:table-cell office:value-type="float" office:value="204.537675045998" calcext:value-type="float">
            <text:p>204.53767504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388.5604089337" calcext:value-type="float">
            <text:p>74388.5604089337</text:p>
          </table:table-cell>
          <table:table-cell office:value-type="float" office:value="0.102794642996741" calcext:value-type="float">
            <text:p>0.102794642996741</text:p>
          </table:table-cell>
          <table:table-cell office:value-type="float" office:value="60000" calcext:value-type="float">
            <text:p>60000</text:p>
          </table:table-cell>
          <table:table-cell office:value-type="float" office:value="74388.5604089337" calcext:value-type="float">
            <text:p>74388.5604089337</text:p>
          </table:table-cell>
        </table:table-row>
        <table:table-row table:style-name="ro1">
          <table:table-cell office:value-type="float" office:value="204.740410771999" calcext:value-type="float">
            <text:p>204.74041077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225.1525999454" calcext:value-type="float">
            <text:p>61225.1525999454</text:p>
          </table:table-cell>
          <table:table-cell office:value-type="float" office:value="0.103657842999382" calcext:value-type="float">
            <text:p>0.103657842999382</text:p>
          </table:table-cell>
          <table:table-cell office:value-type="float" office:value="60000" calcext:value-type="float">
            <text:p>60000</text:p>
          </table:table-cell>
          <table:table-cell office:value-type="float" office:value="45918.8644499591" calcext:value-type="float">
            <text:p>45918.8644499591</text:p>
          </table:table-cell>
        </table:table-row>
        <table:table-row table:style-name="ro1">
          <table:table-cell office:value-type="float" office:value="204.942979149" calcext:value-type="float">
            <text:p>204.94297914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94.3613979602" calcext:value-type="float">
            <text:p>44694.3613979602</text:p>
          </table:table-cell>
          <table:table-cell office:value-type="float" office:value="0.103158269997948" calcext:value-type="float">
            <text:p>0.1031582699979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94.3613979602" calcext:value-type="float">
            <text:p>44694.3613979602</text:p>
          </table:table-cell>
        </table:table-row>
        <table:table-row table:style-name="ro1">
          <table:table-cell office:value-type="float" office:value="205.149385681001" calcext:value-type="float">
            <text:p>205.14938568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325.7652168395" calcext:value-type="float">
            <text:p>44325.7652168395</text:p>
          </table:table-cell>
          <table:table-cell office:value-type="float" office:value="0.108371196998633" calcext:value-type="float">
            <text:p>0.108371196998633</text:p>
          </table:table-cell>
          <table:table-cell office:value-type="float" office:value="60000" calcext:value-type="float">
            <text:p>60000</text:p>
          </table:table-cell>
          <table:table-cell office:value-type="float" office:value="59716.655917131" calcext:value-type="float">
            <text:p>59716.655917131</text:p>
          </table:table-cell>
        </table:table-row>
        <table:table-row table:style-name="ro1">
          <table:table-cell office:value-type="float" office:value="205.351877346999" calcext:value-type="float">
            <text:p>205.3518773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23.1822454342" calcext:value-type="float">
            <text:p>75723.1822454342</text:p>
          </table:table-cell>
          <table:table-cell office:value-type="float" office:value="0.10276358000192" calcext:value-type="float">
            <text:p>0.10276358000192</text:p>
          </table:table-cell>
          <table:table-cell office:value-type="float" office:value="60000" calcext:value-type="float">
            <text:p>60000</text:p>
          </table:table-cell>
          <table:table-cell office:value-type="float" office:value="75723.1822454342" calcext:value-type="float">
            <text:p>75723.1822454342</text:p>
          </table:table-cell>
        </table:table-row>
        <table:table-row table:style-name="ro1">
          <table:table-cell office:value-type="float" office:value="205.553855230999" calcext:value-type="float">
            <text:p>205.55385523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338.8178734458" calcext:value-type="float">
            <text:p>76338.8178734458</text:p>
          </table:table-cell>
          <table:table-cell office:value-type="float" office:value="0.103254371999356" calcext:value-type="float">
            <text:p>0.103254371999356</text:p>
          </table:table-cell>
          <table:table-cell office:value-type="float" office:value="60000" calcext:value-type="float">
            <text:p>60000</text:p>
          </table:table-cell>
          <table:table-cell office:value-type="float" office:value="76338.8178734458" calcext:value-type="float">
            <text:p>76338.8178734458</text:p>
          </table:table-cell>
        </table:table-row>
        <table:table-row table:style-name="ro1">
          <table:table-cell office:value-type="float" office:value="205.755971016999" calcext:value-type="float">
            <text:p>205.75597101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7869.749033096" calcext:value-type="float">
            <text:p>57869.749033096</text:p>
          </table:table-cell>
          <table:table-cell office:value-type="float" office:value="0.103515808001248" calcext:value-type="float">
            <text:p>0.103515808001248</text:p>
          </table:table-cell>
          <table:table-cell office:value-type="float" office:value="60000" calcext:value-type="float">
            <text:p>60000</text:p>
          </table:table-cell>
          <table:table-cell office:value-type="float" office:value="42478.8583328045" calcext:value-type="float">
            <text:p>42478.8583328045</text:p>
          </table:table-cell>
        </table:table-row>
        <table:table-row table:style-name="ro1">
          <table:table-cell office:value-type="float" office:value="205.958258983999" calcext:value-type="float">
            <text:p>205.95825898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557.0364728628" calcext:value-type="float">
            <text:p>45557.0364728628</text:p>
          </table:table-cell>
          <table:table-cell office:value-type="float" office:value="0.104429749000701" calcext:value-type="float">
            <text:p>0.104429749000701</text:p>
          </table:table-cell>
          <table:table-cell office:value-type="float" office:value="60000" calcext:value-type="float">
            <text:p>60000</text:p>
          </table:table-cell>
          <table:table-cell office:value-type="float" office:value="45557.0364728628" calcext:value-type="float">
            <text:p>45557.0364728628</text:p>
          </table:table-cell>
        </table:table-row>
        <table:table-row table:style-name="ro1">
          <table:table-cell office:value-type="float" office:value="206.158889819999" calcext:value-type="float">
            <text:p>206.15888981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941.4008448512" calcext:value-type="float">
            <text:p>44941.4008448512</text:p>
          </table:table-cell>
          <table:table-cell office:value-type="float" office:value="0.102656665003451" calcext:value-type="float">
            <text:p>0.102656665003451</text:p>
          </table:table-cell>
          <table:table-cell office:value-type="float" office:value="60000" calcext:value-type="float">
            <text:p>60000</text:p>
          </table:table-cell>
          <table:table-cell office:value-type="float" office:value="60332.2915451427" calcext:value-type="float">
            <text:p>60332.2915451427</text:p>
          </table:table-cell>
        </table:table-row>
        <table:table-row table:style-name="ro1">
          <table:table-cell office:value-type="float" office:value="206.361066294001" calcext:value-type="float">
            <text:p>206.36106629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491.9109894108" calcext:value-type="float">
            <text:p>74491.9109894108</text:p>
          </table:table-cell>
          <table:table-cell office:value-type="float" office:value="0.102970913001627" calcext:value-type="float">
            <text:p>0.102970913001627</text:p>
          </table:table-cell>
          <table:table-cell office:value-type="float" office:value="60000" calcext:value-type="float">
            <text:p>60000</text:p>
          </table:table-cell>
          <table:table-cell office:value-type="float" office:value="74491.9109894108" calcext:value-type="float">
            <text:p>74491.9109894108</text:p>
          </table:table-cell>
        </table:table-row>
        <table:table-row table:style-name="ro1">
          <table:table-cell office:value-type="float" office:value="206.562620973" calcext:value-type="float">
            <text:p>206.562620973</text:p>
          </table:table-cell>
          <table:table-cell office:value-type="float" office:value="75000" calcext:value-type="float">
            <text:p>75000</text:p>
          </table:table-cell>
          <table:table-cell office:value-type="float" office:value="76338.8178734458" calcext:value-type="float">
            <text:p>76338.8178734458</text:p>
          </table:table-cell>
          <table:table-cell office:value-type="float" office:value="0.102810270000191" calcext:value-type="float">
            <text:p>0.102810270000191</text:p>
          </table:table-cell>
          <table:table-cell office:value-type="float" office:value="60000" calcext:value-type="float">
            <text:p>60000</text:p>
          </table:table-cell>
          <table:table-cell office:value-type="float" office:value="76338.8178734458" calcext:value-type="float">
            <text:p>76338.8178734458</text:p>
          </table:table-cell>
        </table:table-row>
        <table:table-row table:style-name="ro1">
          <table:table-cell office:value-type="float" office:value="206.765185585999" calcext:value-type="float">
            <text:p>206.76518558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485.3846611077" calcext:value-type="float">
            <text:p>58485.3846611077</text:p>
          </table:table-cell>
          <table:table-cell office:value-type="float" office:value="0.10338334199696" calcext:value-type="float">
            <text:p>0.103383341996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094.4939608162" calcext:value-type="float">
            <text:p>43094.4939608162</text:p>
          </table:table-cell>
        </table:table-row>
        <table:table-row table:style-name="ro1">
          <table:table-cell office:value-type="float" office:value="206.967175630998" calcext:value-type="float">
            <text:p>206.96717563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557.0364728628" calcext:value-type="float">
            <text:p>45557.0364728628</text:p>
          </table:table-cell>
          <table:table-cell office:value-type="float" office:value="0.103921213998547" calcext:value-type="float">
            <text:p>0.103921213998547</text:p>
          </table:table-cell>
          <table:table-cell office:value-type="float" office:value="60000" calcext:value-type="float">
            <text:p>60000</text:p>
          </table:table-cell>
          <table:table-cell office:value-type="float" office:value="45557.0364728628" calcext:value-type="float">
            <text:p>45557.0364728628</text:p>
          </table:table-cell>
        </table:table-row>
        <table:table-row table:style-name="ro1">
          <table:table-cell office:value-type="float" office:value="207.169406082001" calcext:value-type="float">
            <text:p>207.16940608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941.4008448512" calcext:value-type="float">
            <text:p>44941.4008448512</text:p>
          </table:table-cell>
          <table:table-cell office:value-type="float" office:value="0.10312270400027" calcext:value-type="float">
            <text:p>0.10312270400027</text:p>
          </table:table-cell>
          <table:table-cell office:value-type="float" office:value="60000" calcext:value-type="float">
            <text:p>60000</text:p>
          </table:table-cell>
          <table:table-cell office:value-type="float" office:value="60332.2915451427" calcext:value-type="float">
            <text:p>60332.2915451427</text:p>
          </table:table-cell>
        </table:table-row>
        <table:table-row table:style-name="ro1">
          <table:table-cell office:value-type="float" office:value="207.371387158" calcext:value-type="float">
            <text:p>207.371387158</text:p>
          </table:table-cell>
          <table:table-cell office:value-type="float" office:value="75000" calcext:value-type="float">
            <text:p>75000</text:p>
          </table:table-cell>
          <table:table-cell office:value-type="float" office:value="73568.4575473933" calcext:value-type="float">
            <text:p>73568.4575473933</text:p>
          </table:table-cell>
          <table:table-cell office:value-type="float" office:value="0.104428737002308" calcext:value-type="float">
            <text:p>0.104428737002308</text:p>
          </table:table-cell>
          <table:table-cell office:value-type="float" office:value="60000" calcext:value-type="float">
            <text:p>60000</text:p>
          </table:table-cell>
          <table:table-cell office:value-type="float" office:value="73568.4575473933" calcext:value-type="float">
            <text:p>73568.4575473933</text:p>
          </table:table-cell>
        </table:table-row>
        <table:table-row table:style-name="ro1">
          <table:table-cell office:value-type="float" office:value="207.572920732" calcext:value-type="float">
            <text:p>207.572920732</text:p>
          </table:table-cell>
          <table:table-cell office:value-type="float" office:value="75000" calcext:value-type="float">
            <text:p>75000</text:p>
          </table:table-cell>
          <table:table-cell office:value-type="float" office:value="75723.1822454342" calcext:value-type="float">
            <text:p>75723.1822454342</text:p>
          </table:table-cell>
          <table:table-cell office:value-type="float" office:value="0.102955480000674" calcext:value-type="float">
            <text:p>0.102955480000674</text:p>
          </table:table-cell>
          <table:table-cell office:value-type="float" office:value="60000" calcext:value-type="float">
            <text:p>60000</text:p>
          </table:table-cell>
          <table:table-cell office:value-type="float" office:value="75723.1822454342" calcext:value-type="float">
            <text:p>75723.1822454342</text:p>
          </table:table-cell>
        </table:table-row>
        <table:table-row table:style-name="ro1">
          <table:table-cell office:value-type="float" office:value="207.775423138999" calcext:value-type="float">
            <text:p>207.77542313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362.1190220292" calcext:value-type="float">
            <text:p>60362.1190220292</text:p>
          </table:table-cell>
          <table:table-cell office:value-type="float" office:value="0.103511232999153" calcext:value-type="float">
            <text:p>0.1035112329991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963.6192715116" calcext:value-type="float">
            <text:p>44963.6192715116</text:p>
          </table:table-cell>
        </table:table-row>
        <table:table-row table:style-name="ro1">
          <table:table-cell office:value-type="float" office:value="207.977120152998" calcext:value-type="float">
            <text:p>207.97712015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731.7392914702" calcext:value-type="float">
            <text:p>43731.7392914702</text:p>
          </table:table-cell>
          <table:table-cell office:value-type="float" office:value="0.103210533998208" calcext:value-type="float">
            <text:p>0.103210533998208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1.7392914702" calcext:value-type="float">
            <text:p>43731.7392914702</text:p>
          </table:table-cell>
        </table:table-row>
        <table:table-row table:style-name="ro1">
          <table:table-cell office:value-type="float" office:value="208.179299308998" calcext:value-type="float">
            <text:p>208.17929930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6195.499251553" calcext:value-type="float">
            <text:p>46195.499251553</text:p>
          </table:table-cell>
          <table:table-cell office:value-type="float" office:value="0.102773364000313" calcext:value-type="float">
            <text:p>0.102773364000313</text:p>
          </table:table-cell>
          <table:table-cell office:value-type="float" office:value="60000" calcext:value-type="float">
            <text:p>60000</text:p>
          </table:table-cell>
          <table:table-cell office:value-type="float" office:value="61593.9990020706" calcext:value-type="float">
            <text:p>61593.9990020706</text:p>
          </table:table-cell>
        </table:table-row>
        <table:table-row table:style-name="ro1">
          <table:table-cell office:value-type="float" office:value="208.380762337001" calcext:value-type="float">
            <text:p>208.38076233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60.6187725469" calcext:value-type="float">
            <text:p>75760.6187725469</text:p>
          </table:table-cell>
          <table:table-cell office:value-type="float" office:value="0.103125911999086" calcext:value-type="float">
            <text:p>0.10312591199908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60.6187725469" calcext:value-type="float">
            <text:p>75760.6187725469</text:p>
          </table:table-cell>
        </table:table-row>
        <table:table-row table:style-name="ro1">
          <table:table-cell office:value-type="float" office:value="208.583357003001" calcext:value-type="float">
            <text:p>208.58335700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376.5587625676" calcext:value-type="float">
            <text:p>76376.5587625676</text:p>
          </table:table-cell>
          <table:table-cell office:value-type="float" office:value="0.103140792998602" calcext:value-type="float">
            <text:p>0.103140792998602</text:p>
          </table:table-cell>
          <table:table-cell office:value-type="float" office:value="60000" calcext:value-type="float">
            <text:p>60000</text:p>
          </table:table-cell>
          <table:table-cell office:value-type="float" office:value="76376.5587625676" calcext:value-type="float">
            <text:p>76376.5587625676</text:p>
          </table:table-cell>
        </table:table-row>
        <table:table-row table:style-name="ro1">
          <table:table-cell office:value-type="float" office:value="208.786714065998" calcext:value-type="float">
            <text:p>208.78671406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0362.1190220292" calcext:value-type="float">
            <text:p>60362.1190220292</text:p>
          </table:table-cell>
          <table:table-cell office:value-type="float" office:value="0.103058770000644" calcext:value-type="float">
            <text:p>0.103058770000644</text:p>
          </table:table-cell>
          <table:table-cell office:value-type="float" office:value="60000" calcext:value-type="float">
            <text:p>60000</text:p>
          </table:table-cell>
          <table:table-cell office:value-type="float" office:value="44347.6792814909" calcext:value-type="float">
            <text:p>44347.6792814909</text:p>
          </table:table-cell>
        </table:table-row>
        <table:table-row table:style-name="ro1">
          <table:table-cell office:value-type="float" office:value="208.988962858999" calcext:value-type="float">
            <text:p>208.98896285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115.7993014494" calcext:value-type="float">
            <text:p>43115.7993014494</text:p>
          </table:table-cell>
          <table:table-cell office:value-type="float" office:value="0.102968967003108" calcext:value-type="float">
            <text:p>0.102968967003108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1.7392914702" calcext:value-type="float">
            <text:p>43731.7392914702</text:p>
          </table:table-cell>
        </table:table-row>
        <table:table-row table:style-name="ro1">
          <table:table-cell office:value-type="float" office:value="209.191545981001" calcext:value-type="float">
            <text:p>209.19154598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963.6192715116" calcext:value-type="float">
            <text:p>44963.6192715116</text:p>
          </table:table-cell>
          <table:table-cell office:value-type="float" office:value="0.103124491000926" calcext:value-type="float">
            <text:p>0.103124491000926</text:p>
          </table:table-cell>
          <table:table-cell office:value-type="float" office:value="60000" calcext:value-type="float">
            <text:p>60000</text:p>
          </table:table-cell>
          <table:table-cell office:value-type="float" office:value="60362.1190220292" calcext:value-type="float">
            <text:p>60362.1190220292</text:p>
          </table:table-cell>
        </table:table-row>
        <table:table-row table:style-name="ro1">
          <table:table-cell office:value-type="float" office:value="209.393041645999" calcext:value-type="float">
            <text:p>209.39304164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44.6787825262" calcext:value-type="float">
            <text:p>75144.6787825262</text:p>
          </table:table-cell>
          <table:table-cell office:value-type="float" office:value="0.104198617002112" calcext:value-type="float">
            <text:p>0.10419861700211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44.6787825262" calcext:value-type="float">
            <text:p>75144.6787825262</text:p>
          </table:table-cell>
        </table:table-row>
        <table:table-row table:style-name="ro1">
          <table:table-cell office:value-type="float" office:value="209.596053328001" calcext:value-type="float">
            <text:p>209.59605332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46.7426322313" calcext:value-type="float">
            <text:p>75846.7426322313</text:p>
          </table:table-cell>
          <table:table-cell office:value-type="float" office:value="0.102630747998774" calcext:value-type="float">
            <text:p>0.102630747998774</text:p>
          </table:table-cell>
          <table:table-cell office:value-type="float" office:value="60000" calcext:value-type="float">
            <text:p>60000</text:p>
          </table:table-cell>
          <table:table-cell office:value-type="float" office:value="75846.7426322313" calcext:value-type="float">
            <text:p>75846.7426322313</text:p>
          </table:table-cell>
        </table:table-row>
        <table:table-row table:style-name="ro1">
          <table:table-cell office:value-type="float" office:value="209.797989941999" calcext:value-type="float">
            <text:p>209.79798994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430.7380321843" calcext:value-type="float">
            <text:p>60430.7380321843</text:p>
          </table:table-cell>
          <table:table-cell office:value-type="float" office:value="0.103039547000662" calcext:value-type="float">
            <text:p>0.10303954700066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98.0932481354" calcext:value-type="float">
            <text:p>44398.0932481354</text:p>
          </table:table-cell>
        </table:table-row>
        <table:table-row table:style-name="ro1">
          <table:table-cell office:value-type="float" office:value="210.000926387998" calcext:value-type="float">
            <text:p>210.000926387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3720.6986474776" calcext:value-type="float">
            <text:p>43720.6986474776</text:p>
          </table:table-cell>
          <table:table-cell office:value-type="float" office:value="0.10327494199737" calcext:value-type="float">
            <text:p>0.103274941997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336.4831354702" calcext:value-type="float">
            <text:p>44336.4831354702</text:p>
          </table:table-cell>
        </table:table-row>
        <table:table-row table:style-name="ro1">
          <table:table-cell office:value-type="float" office:value="210.202314046001" calcext:value-type="float">
            <text:p>210.20231404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962.6643112715" calcext:value-type="float">
            <text:p>60962.6643112715</text:p>
          </table:table-cell>
          <table:table-cell office:value-type="float" office:value="0.102932234000036" calcext:value-type="float">
            <text:p>0.102932234000036</text:p>
          </table:table-cell>
          <table:table-cell office:value-type="float" office:value="60000" calcext:value-type="float">
            <text:p>60000</text:p>
          </table:table-cell>
          <table:table-cell office:value-type="float" office:value="76357.2765110876" calcext:value-type="float">
            <text:p>76357.2765110876</text:p>
          </table:table-cell>
        </table:table-row>
        <table:table-row table:style-name="ro1">
          <table:table-cell office:value-type="float" office:value="210.404245758" calcext:value-type="float">
            <text:p>210.40424575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25.7075351023" calcext:value-type="float">
            <text:p>75125.7075351023</text:p>
          </table:table-cell>
          <table:table-cell office:value-type="float" office:value="0.102692958000262" calcext:value-type="float">
            <text:p>0.10269295800026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25.7075351023" calcext:value-type="float">
            <text:p>75125.7075351023</text:p>
          </table:table-cell>
        </table:table-row>
        <table:table-row table:style-name="ro1">
          <table:table-cell office:value-type="float" office:value="210.606300571999" calcext:value-type="float">
            <text:p>210.60630057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741.4920230949" calcext:value-type="float">
            <text:p>75741.4920230949</text:p>
          </table:table-cell>
          <table:table-cell office:value-type="float" office:value="0.103356883999368" calcext:value-type="float">
            <text:p>0.103356883999368</text:p>
          </table:table-cell>
          <table:table-cell office:value-type="float" office:value="60000" calcext:value-type="float">
            <text:p>60000</text:p>
          </table:table-cell>
          <table:table-cell office:value-type="float" office:value="60346.8798232789" calcext:value-type="float">
            <text:p>60346.8798232789</text:p>
          </table:table-cell>
        </table:table-row>
        <table:table-row table:style-name="ro1">
          <table:table-cell office:value-type="float" office:value="210.808809356" calcext:value-type="float">
            <text:p>210.808809356</text:p>
          </table:table-cell>
          <table:table-cell office:value-type="float" office:value="45000" calcext:value-type="float">
            <text:p>45000</text:p>
          </table:table-cell>
          <table:table-cell office:value-type="float" office:value="44644.3753794665" calcext:value-type="float">
            <text:p>44644.3753794665</text:p>
          </table:table-cell>
          <table:table-cell office:value-type="float" office:value="0.103684850000718" calcext:value-type="float">
            <text:p>0.10368485000071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44.3753794665" calcext:value-type="float">
            <text:p>44644.3753794665</text:p>
          </table:table-cell>
        </table:table-row>
        <table:table-row table:style-name="ro1">
          <table:table-cell office:value-type="float" office:value="211.012026745" calcext:value-type="float">
            <text:p>211.012026745</text:p>
          </table:table-cell>
          <table:table-cell office:value-type="float" office:value="45000" calcext:value-type="float">
            <text:p>45000</text:p>
          </table:table-cell>
          <table:table-cell office:value-type="float" office:value="44952.2676234628" calcext:value-type="float">
            <text:p>44952.2676234628</text:p>
          </table:table-cell>
          <table:table-cell office:value-type="float" office:value="0.102016699001979" calcext:value-type="float">
            <text:p>0.1020166990019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952.2676234628" calcext:value-type="float">
            <text:p>44952.2676234628</text:p>
          </table:table-cell>
        </table:table-row>
        <table:table-row table:style-name="ro1">
          <table:table-cell office:value-type="float" office:value="211.214264019" calcext:value-type="float">
            <text:p>211.214264019</text:p>
          </table:table-cell>
          <table:table-cell office:value-type="float" office:value="75000" calcext:value-type="float">
            <text:p>75000</text:p>
          </table:table-cell>
          <table:table-cell office:value-type="float" office:value="60346.8798232789" calcext:value-type="float">
            <text:p>60346.8798232789</text:p>
          </table:table-cell>
          <table:table-cell office:value-type="float" office:value="0.10297254300167" calcext:value-type="float">
            <text:p>0.10297254300167</text:p>
          </table:table-cell>
          <table:table-cell office:value-type="float" office:value="60000" calcext:value-type="float">
            <text:p>60000</text:p>
          </table:table-cell>
          <table:table-cell office:value-type="float" office:value="75741.4920230949" calcext:value-type="float">
            <text:p>75741.4920230949</text:p>
          </table:table-cell>
        </table:table-row>
        <table:table-row table:style-name="ro1">
          <table:table-cell office:value-type="float" office:value="211.416598387001" calcext:value-type="float">
            <text:p>211.41659838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8.3238634604" calcext:value-type="float">
            <text:p>75288.3238634604</text:p>
          </table:table-cell>
          <table:table-cell office:value-type="float" office:value="0.103113646000566" calcext:value-type="float">
            <text:p>0.103113646000566</text:p>
          </table:table-cell>
          <table:table-cell office:value-type="float" office:value="60000" calcext:value-type="float">
            <text:p>60000</text:p>
          </table:table-cell>
          <table:table-cell office:value-type="float" office:value="75288.3238634604" calcext:value-type="float">
            <text:p>75288.3238634604</text:p>
          </table:table-cell>
        </table:table-row>
        <table:table-row table:style-name="ro1">
          <table:table-cell office:value-type="float" office:value="211.620963362999" calcext:value-type="float">
            <text:p>211.62096336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064.1234754367" calcext:value-type="float">
            <text:p>74064.1234754367</text:p>
          </table:table-cell>
          <table:table-cell office:value-type="float" office:value="0.107958093998604" calcext:value-type="float">
            <text:p>0.107958093998604</text:p>
          </table:table-cell>
          <table:table-cell office:value-type="float" office:value="60000" calcext:value-type="float">
            <text:p>60000</text:p>
          </table:table-cell>
          <table:table-cell office:value-type="float" office:value="58761.6186251398" calcext:value-type="float">
            <text:p>58761.6186251398</text:p>
          </table:table-cell>
        </table:table-row>
        <table:table-row table:style-name="ro1">
          <table:table-cell office:value-type="float" office:value="211.822318563998" calcext:value-type="float">
            <text:p>211.82231856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295.4143568786" calcext:value-type="float">
            <text:p>45295.4143568786</text:p>
          </table:table-cell>
          <table:table-cell office:value-type="float" office:value="0.102809257001354" calcext:value-type="float">
            <text:p>0.10280925700135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95.4143568786" calcext:value-type="float">
            <text:p>45295.4143568786</text:p>
          </table:table-cell>
        </table:table-row>
        <table:table-row table:style-name="ro1">
          <table:table-cell office:value-type="float" office:value="212.025467027001" calcext:value-type="float">
            <text:p>212.02546702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071.2139688549" calcext:value-type="float">
            <text:p>44071.2139688549</text:p>
          </table:table-cell>
          <table:table-cell office:value-type="float" office:value="0.103059342000051" calcext:value-type="float">
            <text:p>0.1030593420000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071.2139688549" calcext:value-type="float">
            <text:p>44071.2139688549</text:p>
          </table:table-cell>
        </table:table-row>
        <table:table-row table:style-name="ro1">
          <table:table-cell office:value-type="float" office:value="212.229296916001" calcext:value-type="float">
            <text:p>212.22929691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210.0194011873" calcext:value-type="float">
            <text:p>61210.0194011873</text:p>
          </table:table-cell>
          <table:table-cell office:value-type="float" office:value="0.101902754999173" calcext:value-type="float">
            <text:p>0.101902754999173</text:p>
          </table:table-cell>
          <table:table-cell office:value-type="float" office:value="60000" calcext:value-type="float">
            <text:p>60000</text:p>
          </table:table-cell>
          <table:table-cell office:value-type="float" office:value="76512.5242514841" calcext:value-type="float">
            <text:p>76512.5242514841</text:p>
          </table:table-cell>
        </table:table-row>
        <table:table-row table:style-name="ro1">
          <table:table-cell office:value-type="float" office:value="212.431103927" calcext:value-type="float">
            <text:p>212.43110392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8.3238634604" calcext:value-type="float">
            <text:p>75288.3238634604</text:p>
          </table:table-cell>
          <table:table-cell office:value-type="float" office:value="0.102747274999274" calcext:value-type="float">
            <text:p>0.102747274999274</text:p>
          </table:table-cell>
          <table:table-cell office:value-type="float" office:value="60000" calcext:value-type="float">
            <text:p>60000</text:p>
          </table:table-cell>
          <table:table-cell office:value-type="float" office:value="75288.3238634604" calcext:value-type="float">
            <text:p>75288.3238634604</text:p>
          </table:table-cell>
        </table:table-row>
        <table:table-row table:style-name="ro1">
          <table:table-cell office:value-type="float" office:value="212.633864560001" calcext:value-type="float">
            <text:p>212.63386456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592.8166593949" calcext:value-type="float">
            <text:p>74592.8166593949</text:p>
          </table:table-cell>
          <table:table-cell office:value-type="float" office:value="0.102914289000182" calcext:value-type="float">
            <text:p>0.102914289000182</text:p>
          </table:table-cell>
          <table:table-cell office:value-type="float" office:value="60000" calcext:value-type="float">
            <text:p>60000</text:p>
          </table:table-cell>
          <table:table-cell office:value-type="float" office:value="59307.4034095189" calcext:value-type="float">
            <text:p>59307.4034095189</text:p>
          </table:table-cell>
        </table:table-row>
        <table:table-row table:style-name="ro1">
          <table:table-cell office:value-type="float" office:value="212.836496208001" calcext:value-type="float">
            <text:p>212.83649620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633.4066896379" calcext:value-type="float">
            <text:p>44633.4066896379</text:p>
          </table:table-cell>
          <table:table-cell office:value-type="float" office:value="0.103073270998721" calcext:value-type="float">
            <text:p>0.103073270998721</text:p>
          </table:table-cell>
          <table:table-cell office:value-type="float" office:value="60000" calcext:value-type="float">
            <text:p>60000</text:p>
          </table:table-cell>
          <table:table-cell office:value-type="float" office:value="44633.4066896379" calcext:value-type="float">
            <text:p>44633.4066896379</text:p>
          </table:table-cell>
        </table:table-row>
        <table:table-row table:style-name="ro1">
          <table:table-cell office:value-type="float" office:value="213.304268106" calcext:value-type="float">
            <text:p>213.304268106</text:p>
          </table:table-cell>
          <table:table-cell office:value-type="float" office:value="45000" calcext:value-type="float">
            <text:p>45000</text:p>
          </table:table-cell>
          <table:table-cell office:value-type="float" office:value="25985.2025247892" calcext:value-type="float">
            <text:p>25985.2025247892</text:p>
          </table:table-cell>
          <table:table-cell office:value-type="float" office:value="0.42896664699947" calcext:value-type="float">
            <text:p>0.42896664699947</text:p>
          </table:table-cell>
          <table:table-cell office:value-type="float" office:value="60000" calcext:value-type="float">
            <text:p>60000</text:p>
          </table:table-cell>
          <table:table-cell office:value-type="float" office:value="25985.2025247892" calcext:value-type="float">
            <text:p>25985.2025247892</text:p>
          </table:table-cell>
        </table:table-row>
        <table:table-row table:style-name="ro1">
          <table:table-cell office:value-type="float" office:value="213.507468585998" calcext:value-type="float">
            <text:p>213.50746858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7167.4455545362" calcext:value-type="float">
            <text:p>57167.4455545362</text:p>
          </table:table-cell>
          <table:table-cell office:value-type="float" office:value="0.103326117001416" calcext:value-type="float">
            <text:p>0.103326117001416</text:p>
          </table:table-cell>
          <table:table-cell office:value-type="float" office:value="60000" calcext:value-type="float">
            <text:p>60000</text:p>
          </table:table-cell>
          <table:table-cell office:value-type="float" office:value="72452.8588044122" calcext:value-type="float">
            <text:p>72452.8588044122</text:p>
          </table:table-cell>
        </table:table-row>
        <table:table-row table:style-name="ro1">
          <table:table-cell office:value-type="float" office:value="213.709701832999" calcext:value-type="float">
            <text:p>213.70970183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530.236469509" calcext:value-type="float">
            <text:p>60530.236469509</text:p>
          </table:table-cell>
          <table:table-cell office:value-type="float" office:value="0.103262554999674" calcext:value-type="float">
            <text:p>0.103262554999674</text:p>
          </table:table-cell>
          <table:table-cell office:value-type="float" office:value="60000" calcext:value-type="float">
            <text:p>60000</text:p>
          </table:table-cell>
          <table:table-cell office:value-type="float" office:value="45244.823219633" calcext:value-type="float">
            <text:p>45244.823219633</text:p>
          </table:table-cell>
        </table:table-row>
        <table:table-row table:style-name="ro1">
          <table:table-cell office:value-type="float" office:value="213.911761241001" calcext:value-type="float">
            <text:p>213.9117612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493.4488346553" calcext:value-type="float">
            <text:p>42493.4488346553</text:p>
          </table:table-cell>
          <table:table-cell office:value-type="float" office:value="0.102788562002388" calcext:value-type="float">
            <text:p>0.102788562002388</text:p>
          </table:table-cell>
          <table:table-cell office:value-type="float" office:value="60000" calcext:value-type="float">
            <text:p>60000</text:p>
          </table:table-cell>
          <table:table-cell office:value-type="float" office:value="41882.0323046602" calcext:value-type="float">
            <text:p>41882.0323046602</text:p>
          </table:table-cell>
        </table:table-row>
        <table:table-row table:style-name="ro1">
          <table:table-cell office:value-type="float" office:value="214.113785898" calcext:value-type="float">
            <text:p>214.1137858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633.4066896379" calcext:value-type="float">
            <text:p>44633.4066896379</text:p>
          </table:table-cell>
          <table:table-cell office:value-type="float" office:value="0.103051437999966" calcext:value-type="float">
            <text:p>0.103051437999966</text:p>
          </table:table-cell>
          <table:table-cell office:value-type="float" office:value="60000" calcext:value-type="float">
            <text:p>60000</text:p>
          </table:table-cell>
          <table:table-cell office:value-type="float" office:value="60530.236469509" calcext:value-type="float">
            <text:p>60530.236469509</text:p>
          </table:table-cell>
        </table:table-row>
        <table:table-row table:style-name="ro1">
          <table:table-cell office:value-type="float" office:value="214.315390315001" calcext:value-type="float">
            <text:p>214.315390315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92.8166593949" calcext:value-type="float">
            <text:p>74592.8166593949</text:p>
          </table:table-cell>
          <table:table-cell office:value-type="float" office:value="0.103034157000366" calcext:value-type="float">
            <text:p>0.103034157000366</text:p>
          </table:table-cell>
          <table:table-cell office:value-type="float" office:value="60000" calcext:value-type="float">
            <text:p>60000</text:p>
          </table:table-cell>
          <table:table-cell office:value-type="float" office:value="74592.8166593949" calcext:value-type="float">
            <text:p>74592.8166593949</text:p>
          </table:table-cell>
        </table:table-row>
        <table:table-row table:style-name="ro1">
          <table:table-cell office:value-type="float" office:value="214.516722355998" calcext:value-type="float">
            <text:p>214.51672235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5.649719385" calcext:value-type="float">
            <text:p>75815.649719385</text:p>
          </table:table-cell>
          <table:table-cell office:value-type="float" office:value="0.102660548000131" calcext:value-type="float">
            <text:p>0.102660548000131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5.649719385" calcext:value-type="float">
            <text:p>75815.649719385</text:p>
          </table:table-cell>
        </table:table-row>
        <table:table-row table:style-name="ro1">
          <table:table-cell office:value-type="float" office:value="214.719330006999" calcext:value-type="float">
            <text:p>214.71933000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695.9868795238" calcext:value-type="float">
            <text:p>58695.9868795238</text:p>
          </table:table-cell>
          <table:table-cell office:value-type="float" office:value="0.10339388599823" calcext:value-type="float">
            <text:p>0.10339388599823</text:p>
          </table:table-cell>
          <table:table-cell office:value-type="float" office:value="60000" calcext:value-type="float">
            <text:p>60000</text:p>
          </table:table-cell>
          <table:table-cell office:value-type="float" office:value="43410.5736296478" calcext:value-type="float">
            <text:p>43410.5736296478</text:p>
          </table:table-cell>
        </table:table-row>
        <table:table-row table:style-name="ro1">
          <table:table-cell office:value-type="float" office:value="214.921537073998" calcext:value-type="float">
            <text:p>214.92153707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021.9901596429" calcext:value-type="float">
            <text:p>44021.9901596429</text:p>
          </table:table-cell>
          <table:table-cell office:value-type="float" office:value="0.103422604999651" calcext:value-type="float">
            <text:p>0.1034226049996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021.9901596429" calcext:value-type="float">
            <text:p>44021.9901596429</text:p>
          </table:table-cell>
        </table:table-row>
        <table:table-row table:style-name="ro1">
          <table:table-cell office:value-type="float" office:value="215.124058589001" calcext:value-type="float">
            <text:p>215.12405858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633.4066896379" calcext:value-type="float">
            <text:p>44633.4066896379</text:p>
          </table:table-cell>
          <table:table-cell office:value-type="float" office:value="0.103152687999682" calcext:value-type="float">
            <text:p>0.103152687999682</text:p>
          </table:table-cell>
          <table:table-cell office:value-type="float" office:value="60000" calcext:value-type="float">
            <text:p>60000</text:p>
          </table:table-cell>
          <table:table-cell office:value-type="float" office:value="59918.8199395139" calcext:value-type="float">
            <text:p>59918.8199395139</text:p>
          </table:table-cell>
        </table:table-row>
        <table:table-row table:style-name="ro1">
          <table:table-cell office:value-type="float" office:value="215.325899248001" calcext:value-type="float">
            <text:p>215.32589924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981.4001293998" calcext:value-type="float">
            <text:p>73981.4001293998</text:p>
          </table:table-cell>
          <table:table-cell office:value-type="float" office:value="0.102949252999679" calcext:value-type="float">
            <text:p>0.102949252999679</text:p>
          </table:table-cell>
          <table:table-cell office:value-type="float" office:value="60000" calcext:value-type="float">
            <text:p>60000</text:p>
          </table:table-cell>
          <table:table-cell office:value-type="float" office:value="73981.4001293998" calcext:value-type="float">
            <text:p>73981.4001293998</text:p>
          </table:table-cell>
        </table:table-row>
        <table:table-row table:style-name="ro1">
          <table:table-cell office:value-type="float" office:value="215.528199558001" calcext:value-type="float">
            <text:p>215.52819955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04.2331893899" calcext:value-type="float">
            <text:p>75204.2331893899</text:p>
          </table:table-cell>
          <table:table-cell office:value-type="float" office:value="0.102910372999759" calcext:value-type="float">
            <text:p>0.102910372999759</text:p>
          </table:table-cell>
          <table:table-cell office:value-type="float" office:value="60000" calcext:value-type="float">
            <text:p>60000</text:p>
          </table:table-cell>
          <table:table-cell office:value-type="float" office:value="75204.2331893899" calcext:value-type="float">
            <text:p>75204.2331893899</text:p>
          </table:table-cell>
        </table:table-row>
        <table:table-row table:style-name="ro1">
          <table:table-cell office:value-type="float" office:value="215.729524014001" calcext:value-type="float">
            <text:p>215.72952401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6250.3207595437" calcext:value-type="float">
            <text:p>56250.3207595437</text:p>
          </table:table-cell>
          <table:table-cell office:value-type="float" office:value="0.104034539999702" calcext:value-type="float">
            <text:p>0.104034539999702</text:p>
          </table:table-cell>
          <table:table-cell office:value-type="float" office:value="60000" calcext:value-type="float">
            <text:p>60000</text:p>
          </table:table-cell>
          <table:table-cell office:value-type="float" office:value="40964.9075096677" calcext:value-type="float">
            <text:p>40964.9075096677</text:p>
          </table:table-cell>
        </table:table-row>
        <table:table-row table:style-name="ro1">
          <table:table-cell office:value-type="float" office:value="215.932441014" calcext:value-type="float">
            <text:p>215.932441014</text:p>
          </table:table-cell>
          <table:table-cell office:value-type="float" office:value="45000" calcext:value-type="float">
            <text:p>45000</text:p>
          </table:table-cell>
          <table:table-cell office:value-type="float" office:value="46197.2466000589" calcext:value-type="float">
            <text:p>46197.2466000589</text:p>
          </table:table-cell>
          <table:table-cell office:value-type="float" office:value="0.102934790997097" calcext:value-type="float">
            <text:p>0.102934790997097</text:p>
          </table:table-cell>
          <table:table-cell office:value-type="float" office:value="60000" calcext:value-type="float">
            <text:p>60000</text:p>
          </table:table-cell>
          <table:table-cell office:value-type="float" office:value="46197.2466000589" calcext:value-type="float">
            <text:p>46197.2466000589</text:p>
          </table:table-cell>
        </table:table-row>
        <table:table-row table:style-name="ro1">
          <table:table-cell office:value-type="float" office:value="216.135549539998" calcext:value-type="float">
            <text:p>216.13554953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65.3200240573" calcext:value-type="float">
            <text:p>44965.3200240573</text:p>
          </table:table-cell>
          <table:table-cell office:value-type="float" office:value="0.103497895001055" calcext:value-type="float">
            <text:p>0.103497895001055</text:p>
          </table:table-cell>
          <table:table-cell office:value-type="float" office:value="60000" calcext:value-type="float">
            <text:p>60000</text:p>
          </table:table-cell>
          <table:table-cell office:value-type="float" office:value="60364.4022240769" calcext:value-type="float">
            <text:p>60364.4022240769</text:p>
          </table:table-cell>
        </table:table-row>
        <table:table-row table:style-name="ro1">
          <table:table-cell office:value-type="float" office:value="216.337488656001" calcext:value-type="float">
            <text:p>216.33748865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995.4110000981" calcext:value-type="float">
            <text:p>76995.4110000981</text:p>
          </table:table-cell>
          <table:table-cell office:value-type="float" office:value="0.103757921002398" calcext:value-type="float">
            <text:p>0.103757921002398</text:p>
          </table:table-cell>
          <table:table-cell office:value-type="float" office:value="60000" calcext:value-type="float">
            <text:p>60000</text:p>
          </table:table-cell>
          <table:table-cell office:value-type="float" office:value="76995.4110000981" calcext:value-type="float">
            <text:p>76995.4110000981</text:p>
          </table:table-cell>
        </table:table-row>
        <table:table-row table:style-name="ro1">
          <table:table-cell office:value-type="float" office:value="216.539026213999" calcext:value-type="float">
            <text:p>216.5390262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071.4660680969" calcext:value-type="float">
            <text:p>76071.4660680969</text:p>
          </table:table-cell>
          <table:table-cell office:value-type="float" office:value="0.103146506000485" calcext:value-type="float">
            <text:p>0.103146506000485</text:p>
          </table:table-cell>
          <table:table-cell office:value-type="float" office:value="60000" calcext:value-type="float">
            <text:p>60000</text:p>
          </table:table-cell>
          <table:table-cell office:value-type="float" office:value="76071.4660680969" calcext:value-type="float">
            <text:p>76071.4660680969</text:p>
          </table:table-cell>
        </table:table-row>
        <table:table-row table:style-name="ro1">
          <table:table-cell office:value-type="float" office:value="216.741529013998" calcext:value-type="float">
            <text:p>216.74152901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0980.3655120777" calcext:value-type="float">
            <text:p>60980.3655120777</text:p>
          </table:table-cell>
          <table:table-cell office:value-type="float" office:value="0.103060214001744" calcext:value-type="float">
            <text:p>0.103060214001744</text:p>
          </table:table-cell>
          <table:table-cell office:value-type="float" office:value="60000" calcext:value-type="float">
            <text:p>60000</text:p>
          </table:table-cell>
          <table:table-cell office:value-type="float" office:value="45581.2833120581" calcext:value-type="float">
            <text:p>45581.2833120581</text:p>
          </table:table-cell>
        </table:table-row>
        <table:table-row table:style-name="ro1">
          <table:table-cell office:value-type="float" office:value="216.942795129999" calcext:value-type="float">
            <text:p>216.94279512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733.3934480557" calcext:value-type="float">
            <text:p>43733.3934480557</text:p>
          </table:table-cell>
          <table:table-cell office:value-type="float" office:value="0.103085292998003" calcext:value-type="float">
            <text:p>0.103085292998003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3.3934480557" calcext:value-type="float">
            <text:p>43733.3934480557</text:p>
          </table:table-cell>
        </table:table-row>
        <table:table-row table:style-name="ro1">
          <table:table-cell office:value-type="float" office:value="217.144633221" calcext:value-type="float">
            <text:p>217.144633221</text:p>
          </table:table-cell>
          <table:table-cell office:value-type="float" office:value="75000" calcext:value-type="float">
            <text:p>75000</text:p>
          </table:table-cell>
          <table:table-cell office:value-type="float" office:value="44349.3567360565" calcext:value-type="float">
            <text:p>44349.3567360565</text:p>
          </table:table-cell>
          <table:table-cell office:value-type="float" office:value="0.102789835000294" calcext:value-type="float">
            <text:p>0.102789835000294</text:p>
          </table:table-cell>
          <table:table-cell office:value-type="float" office:value="60000" calcext:value-type="float">
            <text:p>60000</text:p>
          </table:table-cell>
          <table:table-cell office:value-type="float" office:value="59748.4389360761" calcext:value-type="float">
            <text:p>59748.4389360761</text:p>
          </table:table-cell>
        </table:table-row>
        <table:table-row table:style-name="ro1">
          <table:table-cell office:value-type="float" office:value="217.346373549" calcext:value-type="float">
            <text:p>217.34637354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63.4844240965" calcext:value-type="float">
            <text:p>75763.4844240965</text:p>
          </table:table-cell>
          <table:table-cell office:value-type="float" office:value="0.102927308998915" calcext:value-type="float">
            <text:p>0.10292730899891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63.4844240965" calcext:value-type="float">
            <text:p>75763.4844240965</text:p>
          </table:table-cell>
        </table:table-row>
        <table:table-row table:style-name="ro1">
          <table:table-cell office:value-type="float" office:value="217.547753698" calcext:value-type="float">
            <text:p>217.5477536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47.5211360958" calcext:value-type="float">
            <text:p>75147.5211360958</text:p>
          </table:table-cell>
          <table:table-cell office:value-type="float" office:value="0.102892016999249" calcext:value-type="float">
            <text:p>0.102892016999249</text:p>
          </table:table-cell>
          <table:table-cell office:value-type="float" office:value="60000" calcext:value-type="float">
            <text:p>60000</text:p>
          </table:table-cell>
          <table:table-cell office:value-type="float" office:value="75147.5211360958" calcext:value-type="float">
            <text:p>75147.5211360958</text:p>
          </table:table-cell>
        </table:table-row>
        <table:table-row table:style-name="ro1">
          <table:table-cell office:value-type="float" office:value="217.750145860999" calcext:value-type="float">
            <text:p>217.75014586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520.3909700795" calcext:value-type="float">
            <text:p>58520.3909700795</text:p>
          </table:table-cell>
          <table:table-cell office:value-type="float" office:value="0.107152421001956" calcext:value-type="float">
            <text:p>0.107152421001956</text:p>
          </table:table-cell>
          <table:table-cell office:value-type="float" office:value="60000" calcext:value-type="float">
            <text:p>60000</text:p>
          </table:table-cell>
          <table:table-cell office:value-type="float" office:value="43121.3087700598" calcext:value-type="float">
            <text:p>43121.3087700598</text:p>
          </table:table-cell>
        </table:table-row>
        <table:table-row table:style-name="ro1">
          <table:table-cell office:value-type="float" office:value="217.952357416001" calcext:value-type="float">
            <text:p>217.95235741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171.7307001236" calcext:value-type="float">
            <text:p>43171.7307001236</text:p>
          </table:table-cell>
          <table:table-cell office:value-type="float" office:value="0.102861654999288" calcext:value-type="float">
            <text:p>0.102861654999288</text:p>
          </table:table-cell>
          <table:table-cell office:value-type="float" office:value="60000" calcext:value-type="float">
            <text:p>60000</text:p>
          </table:table-cell>
          <table:table-cell office:value-type="float" office:value="43171.7307001236" calcext:value-type="float">
            <text:p>43171.7307001236</text:p>
          </table:table-cell>
        </table:table-row>
        <table:table-row table:style-name="ro1">
          <table:table-cell office:value-type="float" office:value="218.154592372" calcext:value-type="float">
            <text:p>218.154592372</text:p>
          </table:table-cell>
          <table:table-cell office:value-type="float" office:value="75000" calcext:value-type="float">
            <text:p>75000</text:p>
          </table:table-cell>
          <table:table-cell office:value-type="float" office:value="46255.4257501324" calcext:value-type="float">
            <text:p>46255.4257501324</text:p>
          </table:table-cell>
          <table:table-cell office:value-type="float" office:value="0.103402507997089" calcext:value-type="float">
            <text:p>0.103402507997089</text:p>
          </table:table-cell>
          <table:table-cell office:value-type="float" office:value="60000" calcext:value-type="float">
            <text:p>60000</text:p>
          </table:table-cell>
          <table:table-cell office:value-type="float" office:value="61673.9010001766" calcext:value-type="float">
            <text:p>61673.9010001766</text:p>
          </table:table-cell>
        </table:table-row>
        <table:table-row table:style-name="ro1">
          <table:table-cell office:value-type="float" office:value="218.356190852999" calcext:value-type="float">
            <text:p>218.35619085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475.6372402189" calcext:value-type="float">
            <text:p>76475.6372402189</text:p>
          </table:table-cell>
          <table:table-cell office:value-type="float" office:value="0.102804654001375" calcext:value-type="float">
            <text:p>0.10280465400137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75.6372402189" calcext:value-type="float">
            <text:p>76475.6372402189</text:p>
          </table:table-cell>
        </table:table-row>
        <table:table-row table:style-name="ro1">
          <table:table-cell office:value-type="float" office:value="218.557812333998" calcext:value-type="float">
            <text:p>218.55781233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58.8982302172" calcext:value-type="float">
            <text:p>75858.8982302172</text:p>
          </table:table-cell>
          <table:table-cell office:value-type="float" office:value="0.103008057998522" calcext:value-type="float">
            <text:p>0.103008057998522</text:p>
          </table:table-cell>
          <table:table-cell office:value-type="float" office:value="60000" calcext:value-type="float">
            <text:p>60000</text:p>
          </table:table-cell>
          <table:table-cell office:value-type="float" office:value="75858.8982302172" calcext:value-type="float">
            <text:p>75858.8982302172</text:p>
          </table:table-cell>
        </table:table-row>
        <table:table-row table:style-name="ro1">
          <table:table-cell office:value-type="float" office:value="218.758996934001" calcext:value-type="float">
            <text:p>218.75899693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0440.422980173" calcext:value-type="float">
            <text:p>60440.422980173</text:p>
          </table:table-cell>
          <table:table-cell office:value-type="float" office:value="0.102226940001856" calcext:value-type="float">
            <text:p>0.102226940001856</text:p>
          </table:table-cell>
          <table:table-cell office:value-type="float" office:value="60000" calcext:value-type="float">
            <text:p>60000</text:p>
          </table:table-cell>
          <table:table-cell office:value-type="float" office:value="44405.2087201271" calcext:value-type="float">
            <text:p>44405.2087201271</text:p>
          </table:table-cell>
        </table:table-row>
        <table:table-row table:style-name="ro1">
          <table:table-cell office:value-type="float" office:value="218.961476060998" calcext:value-type="float">
            <text:p>218.96147606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405.2087201271" calcext:value-type="float">
            <text:p>44405.2087201271</text:p>
          </table:table-cell>
          <table:table-cell office:value-type="float" office:value="0.10268853800153" calcext:value-type="float">
            <text:p>0.10268853800153</text:p>
          </table:table-cell>
          <table:table-cell office:value-type="float" office:value="60000" calcext:value-type="float">
            <text:p>60000</text:p>
          </table:table-cell>
          <table:table-cell office:value-type="float" office:value="45021.9477301289" calcext:value-type="float">
            <text:p>45021.9477301289</text:p>
          </table:table-cell>
        </table:table-row>
        <table:table-row table:style-name="ro1">
          <table:table-cell office:value-type="float" office:value="219.164074341999" calcext:value-type="float">
            <text:p>219.1640743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775.3997208129" calcext:value-type="float">
            <text:p>44775.3997208129</text:p>
          </table:table-cell>
          <table:table-cell office:value-type="float" office:value="0.103016517001379" calcext:value-type="float">
            <text:p>0.103016517001379</text:p>
          </table:table-cell>
          <table:table-cell office:value-type="float" office:value="60000" calcext:value-type="float">
            <text:p>60000</text:p>
          </table:table-cell>
          <table:table-cell office:value-type="float" office:value="60109.4407210912" calcext:value-type="float">
            <text:p>60109.4407210912</text:p>
          </table:table-cell>
        </table:table-row>
        <table:table-row table:style-name="ro1">
          <table:table-cell office:value-type="float" office:value="219.365885943" calcext:value-type="float">
            <text:p>219.36588594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43.4817213696" calcext:value-type="float">
            <text:p>75443.4817213696</text:p>
          </table:table-cell>
          <table:table-cell office:value-type="float" office:value="0.103179351001018" calcext:value-type="float">
            <text:p>0.103179351001018</text:p>
          </table:table-cell>
          <table:table-cell office:value-type="float" office:value="60000" calcext:value-type="float">
            <text:p>60000</text:p>
          </table:table-cell>
          <table:table-cell office:value-type="float" office:value="75443.4817213696" calcext:value-type="float">
            <text:p>75443.4817213696</text:p>
          </table:table-cell>
        </table:table-row>
        <table:table-row table:style-name="ro1">
          <table:table-cell office:value-type="float" office:value="219.567779547" calcext:value-type="float">
            <text:p>219.567779547</text:p>
          </table:table-cell>
          <table:table-cell office:value-type="float" office:value="75000" calcext:value-type="float">
            <text:p>75000</text:p>
          </table:table-cell>
          <table:table-cell office:value-type="float" office:value="75136.800901364" calcext:value-type="float">
            <text:p>75136.800901364</text:p>
          </table:table-cell>
          <table:table-cell office:value-type="float" office:value="0.104166843997518" calcext:value-type="float">
            <text:p>0.10416684399751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6.800901364" calcext:value-type="float">
            <text:p>75136.800901364</text:p>
          </table:table-cell>
        </table:table-row>
        <table:table-row table:style-name="ro1">
          <table:table-cell office:value-type="float" office:value="219.770009608001" calcext:value-type="float">
            <text:p>219.77000960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6429.2708810244" calcext:value-type="float">
            <text:p>56429.2708810244</text:p>
          </table:table-cell>
          <table:table-cell office:value-type="float" office:value="0.105973116998939" calcext:value-type="float">
            <text:p>0.105973116998939</text:p>
          </table:table-cell>
          <table:table-cell office:value-type="float" office:value="60000" calcext:value-type="float">
            <text:p>60000</text:p>
          </table:table-cell>
          <table:table-cell office:value-type="float" office:value="41095.2298807461" calcext:value-type="float">
            <text:p>41095.2298807461</text:p>
          </table:table-cell>
        </table:table-row>
        <table:table-row table:style-name="ro1">
          <table:table-cell office:value-type="float" office:value="219.972480901" calcext:value-type="float">
            <text:p>219.9724809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388.761360824" calcext:value-type="float">
            <text:p>45388.761360824</text:p>
          </table:table-cell>
          <table:table-cell office:value-type="float" office:value="0.103141567997227" calcext:value-type="float">
            <text:p>0.103141567997227</text:p>
          </table:table-cell>
          <table:table-cell office:value-type="float" office:value="60000" calcext:value-type="float">
            <text:p>60000</text:p>
          </table:table-cell>
          <table:table-cell office:value-type="float" office:value="45388.761360824" calcext:value-type="float">
            <text:p>45388.761360824</text:p>
          </table:table-cell>
        </table:table-row>
        <table:table-row table:style-name="ro1">
          <table:table-cell office:value-type="float" office:value="220.175544458998" calcext:value-type="float">
            <text:p>220.17554445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3548.6764407906" calcext:value-type="float">
            <text:p>43548.6764407906</text:p>
          </table:table-cell>
          <table:table-cell office:value-type="float" office:value="0.103193259001273" calcext:value-type="float">
            <text:p>0.103193259001273</text:p>
          </table:table-cell>
          <table:table-cell office:value-type="float" office:value="60000" calcext:value-type="float">
            <text:p>60000</text:p>
          </table:table-cell>
          <table:table-cell office:value-type="float" office:value="58882.717441069" calcext:value-type="float">
            <text:p>58882.717441069</text:p>
          </table:table-cell>
        </table:table-row>
        <table:table-row table:style-name="ro1">
          <table:table-cell office:value-type="float" office:value="220.378087704001" calcext:value-type="float">
            <text:p>220.37808770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9375.6120208964" calcext:value-type="float">
            <text:p>49375.6120208964</text:p>
          </table:table-cell>
          <table:table-cell office:value-type="float" office:value="0.183880115000648" calcext:value-type="float">
            <text:p>0.183880115000648</text:p>
          </table:table-cell>
          <table:table-cell office:value-type="float" office:value="60000" calcext:value-type="float">
            <text:p>60000</text:p>
          </table:table-cell>
          <table:table-cell office:value-type="float" office:value="49375.6120208964" calcext:value-type="float">
            <text:p>49375.6120208964</text:p>
          </table:table-cell>
        </table:table-row>
        <table:table-row table:style-name="ro1">
          <table:table-cell office:value-type="float" office:value="220.57985599" calcext:value-type="float">
            <text:p>220.579855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43.4817213696" calcext:value-type="float">
            <text:p>75443.4817213696</text:p>
          </table:table-cell>
          <table:table-cell office:value-type="float" office:value="0.108530376997805" calcext:value-type="float">
            <text:p>0.108530376997805</text:p>
          </table:table-cell>
          <table:table-cell office:value-type="float" office:value="60000" calcext:value-type="float">
            <text:p>60000</text:p>
          </table:table-cell>
          <table:table-cell office:value-type="float" office:value="75443.4817213696" calcext:value-type="float">
            <text:p>75443.4817213696</text:p>
          </table:table-cell>
        </table:table-row>
        <table:table-row table:style-name="ro1">
          <table:table-cell office:value-type="float" office:value="220.782111216999" calcext:value-type="float">
            <text:p>220.78211121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336.1640011135" calcext:value-type="float">
            <text:p>61336.1640011135</text:p>
          </table:table-cell>
          <table:table-cell office:value-type="float" office:value="0.102849579998292" calcext:value-type="float">
            <text:p>0.102849579998292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2.1230008351" calcext:value-type="float">
            <text:p>46002.1230008351</text:p>
          </table:table-cell>
        </table:table-row>
        <table:table-row table:style-name="ro1">
          <table:table-cell office:value-type="float" office:value="220.984150466" calcext:value-type="float">
            <text:p>220.984150466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2.1230008351" calcext:value-type="float">
            <text:p>46002.1230008351</text:p>
          </table:table-cell>
          <table:table-cell office:value-type="float" office:value="0.102520100001129" calcext:value-type="float">
            <text:p>0.102520100001129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2.1230008351" calcext:value-type="float">
            <text:p>46002.1230008351</text:p>
          </table:table-cell>
        </table:table-row>
        <table:table-row table:style-name="ro1">
          <table:table-cell office:value-type="float" office:value="221.185755664999" calcext:value-type="float">
            <text:p>221.1857556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6002.1230008351" calcext:value-type="float">
            <text:p>46002.1230008351</text:p>
          </table:table-cell>
          <table:table-cell office:value-type="float" office:value="0.10347109400027" calcext:value-type="float">
            <text:p>0.10347109400027</text:p>
          </table:table-cell>
          <table:table-cell office:value-type="float" office:value="60000" calcext:value-type="float">
            <text:p>60000</text:p>
          </table:table-cell>
          <table:table-cell office:value-type="float" office:value="61336.1640011135" calcext:value-type="float">
            <text:p>61336.1640011135</text:p>
          </table:table-cell>
        </table:table-row>
        <table:table-row table:style-name="ro1">
          <table:table-cell office:value-type="float" office:value="221.387630558998" calcext:value-type="float">
            <text:p>221.38763055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750.1625413752" calcext:value-type="float">
            <text:p>75750.1625413752</text:p>
          </table:table-cell>
          <table:table-cell office:value-type="float" office:value="0.102782796999236" calcext:value-type="float">
            <text:p>0.10278279699923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50.1625413752" calcext:value-type="float">
            <text:p>75750.1625413752</text:p>
          </table:table-cell>
        </table:table-row>
        <table:table-row table:style-name="ro1">
          <table:table-cell office:value-type="float" office:value="221.588904240001" calcext:value-type="float">
            <text:p>221.58890424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443.4817213696" calcext:value-type="float">
            <text:p>75443.4817213696</text:p>
          </table:table-cell>
          <table:table-cell office:value-type="float" office:value="0.102708545000496" calcext:value-type="float">
            <text:p>0.102708545000496</text:p>
          </table:table-cell>
          <table:table-cell office:value-type="float" office:value="60000" calcext:value-type="float">
            <text:p>60000</text:p>
          </table:table-cell>
          <table:table-cell office:value-type="float" office:value="75443.4817213696" calcext:value-type="float">
            <text:p>75443.4817213696</text:p>
          </table:table-cell>
        </table:table-row>
        <table:table-row table:style-name="ro1">
          <table:table-cell office:value-type="float" office:value="221.791068440001" calcext:value-type="float">
            <text:p>221.79106844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496.0790810801" calcext:value-type="float">
            <text:p>59496.0790810801</text:p>
          </table:table-cell>
          <table:table-cell office:value-type="float" office:value="0.103099293002742" calcext:value-type="float">
            <text:p>0.103099293002742</text:p>
          </table:table-cell>
          <table:table-cell office:value-type="float" office:value="60000" calcext:value-type="float">
            <text:p>60000</text:p>
          </table:table-cell>
          <table:table-cell office:value-type="float" office:value="44162.0380808017" calcext:value-type="float">
            <text:p>44162.0380808017</text:p>
          </table:table-cell>
        </table:table-row>
        <table:table-row table:style-name="ro1">
          <table:table-cell office:value-type="float" office:value="221.993283538999" calcext:value-type="float">
            <text:p>221.99328353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162.0380808017" calcext:value-type="float">
            <text:p>44162.0380808017</text:p>
          </table:table-cell>
          <table:table-cell office:value-type="float" office:value="0.103721087001759" calcext:value-type="float">
            <text:p>0.103721087001759</text:p>
          </table:table-cell>
          <table:table-cell office:value-type="float" office:value="60000" calcext:value-type="float">
            <text:p>60000</text:p>
          </table:table-cell>
          <table:table-cell office:value-type="float" office:value="44162.0380808017" calcext:value-type="float">
            <text:p>44162.0380808017</text:p>
          </table:table-cell>
        </table:table-row>
        <table:table-row table:style-name="ro1">
          <table:table-cell office:value-type="float" office:value="222.197296991999" calcext:value-type="float">
            <text:p>222.19729699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3673.5626004811" calcext:value-type="float">
            <text:p>43673.5626004811</text:p>
          </table:table-cell>
          <table:table-cell office:value-type="float" office:value="0.104836604001321" calcext:value-type="float">
            <text:p>0.104836604001321</text:p>
          </table:table-cell>
          <table:table-cell office:value-type="float" office:value="60000" calcext:value-type="float">
            <text:p>60000</text:p>
          </table:table-cell>
          <table:table-cell office:value-type="float" office:value="59051.5776006505" calcext:value-type="float">
            <text:p>59051.5776006505</text:p>
          </table:table-cell>
        </table:table-row>
        <table:table-row table:style-name="ro1">
          <table:table-cell office:value-type="float" office:value="222.400354050998" calcext:value-type="float">
            <text:p>222.40035405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44.7132008267" calcext:value-type="float">
            <text:p>75044.7132008267</text:p>
          </table:table-cell>
          <table:table-cell office:value-type="float" office:value="0.101807511000516" calcext:value-type="float">
            <text:p>0.101807511000516</text:p>
          </table:table-cell>
          <table:table-cell office:value-type="float" office:value="60000" calcext:value-type="float">
            <text:p>60000</text:p>
          </table:table-cell>
          <table:table-cell office:value-type="float" office:value="75044.7132008267" calcext:value-type="float">
            <text:p>75044.7132008267</text:p>
          </table:table-cell>
        </table:table-row>
        <table:table-row table:style-name="ro1">
          <table:table-cell office:value-type="float" office:value="222.601993085998" calcext:value-type="float">
            <text:p>222.60199308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890.075000847" calcext:value-type="float">
            <text:p>76890.075000847</text:p>
          </table:table-cell>
          <table:table-cell office:value-type="float" office:value="0.102992050000466" calcext:value-type="float">
            <text:p>0.102992050000466</text:p>
          </table:table-cell>
          <table:table-cell office:value-type="float" office:value="60000" calcext:value-type="float">
            <text:p>60000</text:p>
          </table:table-cell>
          <table:table-cell office:value-type="float" office:value="60281.818800664" calcext:value-type="float">
            <text:p>60281.818800664</text:p>
          </table:table-cell>
        </table:table-row>
        <table:table-row table:style-name="ro1">
          <table:table-cell office:value-type="float" office:value="222.804552802001" calcext:value-type="float">
            <text:p>222.80455280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759.1546202166" calcext:value-type="float">
            <text:p>42759.1546202166</text:p>
          </table:table-cell>
          <table:table-cell office:value-type="float" office:value="0.103048940000008" calcext:value-type="float">
            <text:p>0.103048940000008</text:p>
          </table:table-cell>
          <table:table-cell office:value-type="float" office:value="60000" calcext:value-type="float">
            <text:p>60000</text:p>
          </table:table-cell>
          <table:table-cell office:value-type="float" office:value="43369.9996862197" calcext:value-type="float">
            <text:p>43369.9996862197</text:p>
          </table:table-cell>
        </table:table-row>
        <table:table-row table:style-name="ro1">
          <table:table-cell office:value-type="float" office:value="223.007047484" calcext:value-type="float">
            <text:p>223.007047484</text:p>
          </table:table-cell>
          <table:table-cell office:value-type="float" office:value="45000" calcext:value-type="float">
            <text:p>45000</text:p>
          </table:table-cell>
          <table:table-cell office:value-type="float" office:value="43980.8447522228" calcext:value-type="float">
            <text:p>43980.8447522228</text:p>
          </table:table-cell>
          <table:table-cell office:value-type="float" office:value="0.10308915999849" calcext:value-type="float">
            <text:p>0.10308915999849</text:p>
          </table:table-cell>
          <table:table-cell office:value-type="float" office:value="60000" calcext:value-type="float">
            <text:p>60000</text:p>
          </table:table-cell>
          <table:table-cell office:value-type="float" office:value="44591.6898182259" calcext:value-type="float">
            <text:p>44591.6898182259</text:p>
          </table:table-cell>
        </table:table-row>
        <table:table-row table:style-name="ro1">
          <table:table-cell office:value-type="float" office:value="223.209008703001" calcext:value-type="float">
            <text:p>223.20900870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862.8164683032" calcext:value-type="float">
            <text:p>59862.8164683032</text:p>
          </table:table-cell>
          <table:table-cell office:value-type="float" office:value="0.103114710000227" calcext:value-type="float">
            <text:p>0.10311471000022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3.9431183806" calcext:value-type="float">
            <text:p>75133.9431183806</text:p>
          </table:table-cell>
        </table:table-row>
        <table:table-row table:style-name="ro1">
          <table:table-cell office:value-type="float" office:value="223.411160666001" calcext:value-type="float">
            <text:p>223.41116066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33.9431183806" calcext:value-type="float">
            <text:p>75133.9431183806</text:p>
          </table:table-cell>
          <table:table-cell office:value-type="float" office:value="0.102947817002132" calcext:value-type="float">
            <text:p>0.10294781700213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3.9431183806" calcext:value-type="float">
            <text:p>75133.9431183806</text:p>
          </table:table-cell>
        </table:table-row>
        <table:table-row table:style-name="ro1">
          <table:table-cell office:value-type="float" office:value="223.612504749999" calcext:value-type="float">
            <text:p>223.61250474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3912.2529863744" calcext:value-type="float">
            <text:p>73912.2529863744</text:p>
          </table:table-cell>
          <table:table-cell office:value-type="float" office:value="0.102800622997165" calcext:value-type="float">
            <text:p>0.102800622997165</text:p>
          </table:table-cell>
          <table:table-cell office:value-type="float" office:value="60000" calcext:value-type="float">
            <text:p>60000</text:p>
          </table:table-cell>
          <table:table-cell office:value-type="float" office:value="58641.126336297" calcext:value-type="float">
            <text:p>58641.126336297</text:p>
          </table:table-cell>
        </table:table-row>
        <table:table-row table:style-name="ro1">
          <table:table-cell office:value-type="float" office:value="223.814634281" calcext:value-type="float">
            <text:p>223.814634281</text:p>
          </table:table-cell>
          <table:table-cell office:value-type="float" office:value="45000" calcext:value-type="float">
            <text:p>45000</text:p>
          </table:table-cell>
          <table:table-cell office:value-type="float" office:value="44591.6898182259" calcext:value-type="float">
            <text:p>44591.6898182259</text:p>
          </table:table-cell>
          <table:table-cell office:value-type="float" office:value="0.102798961997905" calcext:value-type="float">
            <text:p>0.102798961997905</text:p>
          </table:table-cell>
          <table:table-cell office:value-type="float" office:value="60000" calcext:value-type="float">
            <text:p>60000</text:p>
          </table:table-cell>
          <table:table-cell office:value-type="float" office:value="43980.8447522228" calcext:value-type="float">
            <text:p>43980.8447522228</text:p>
          </table:table-cell>
        </table:table-row>
        <table:table-row table:style-name="ro1">
          <table:table-cell office:value-type="float" office:value="224.017449096998" calcext:value-type="float">
            <text:p>224.01744909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91.6898182259" calcext:value-type="float">
            <text:p>44591.6898182259</text:p>
          </table:table-cell>
          <table:table-cell office:value-type="float" office:value="0.102712088999397" calcext:value-type="float">
            <text:p>0.102712088999397</text:p>
          </table:table-cell>
          <table:table-cell office:value-type="float" office:value="60000" calcext:value-type="float">
            <text:p>60000</text:p>
          </table:table-cell>
          <table:table-cell office:value-type="float" office:value="45202.534884229" calcext:value-type="float">
            <text:p>45202.534884229</text:p>
          </table:table-cell>
        </table:table-row>
        <table:table-row table:style-name="ro1">
          <table:table-cell office:value-type="float" office:value="224.219184295998" calcext:value-type="float">
            <text:p>224.21918429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8335.7038032955" calcext:value-type="float">
            <text:p>58335.7038032955</text:p>
          </table:table-cell>
          <table:table-cell office:value-type="float" office:value="0.102985655998054" calcext:value-type="float">
            <text:p>0.102985655998054</text:p>
          </table:table-cell>
          <table:table-cell office:value-type="float" office:value="60000" calcext:value-type="float">
            <text:p>60000</text:p>
          </table:table-cell>
          <table:table-cell office:value-type="float" office:value="73606.8304533728" calcext:value-type="float">
            <text:p>73606.8304533728</text:p>
          </table:table-cell>
        </table:table-row>
        <table:table-row table:style-name="ro1">
          <table:table-cell office:value-type="float" office:value="224.421686774" calcext:value-type="float">
            <text:p>224.421686774</text:p>
          </table:table-cell>
          <table:table-cell office:value-type="float" office:value="75000" calcext:value-type="float">
            <text:p>75000</text:p>
          </table:table-cell>
          <table:table-cell office:value-type="float" office:value="76355.6332503868" calcext:value-type="float">
            <text:p>76355.6332503868</text:p>
          </table:table-cell>
          <table:table-cell office:value-type="float" office:value="0.107887213998765" calcext:value-type="float">
            <text:p>0.107887213998765</text:p>
          </table:table-cell>
          <table:table-cell office:value-type="float" office:value="60000" calcext:value-type="float">
            <text:p>60000</text:p>
          </table:table-cell>
          <table:table-cell office:value-type="float" office:value="76355.6332503868" calcext:value-type="float">
            <text:p>76355.6332503868</text:p>
          </table:table-cell>
        </table:table-row>
        <table:table-row table:style-name="ro1">
          <table:table-cell office:value-type="float" office:value="224.623077665001" calcext:value-type="float">
            <text:p>224.62307766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744.7881843837" calcext:value-type="float">
            <text:p>75744.7881843837</text:p>
          </table:table-cell>
          <table:table-cell office:value-type="float" office:value="0.102929854001559" calcext:value-type="float">
            <text:p>0.102929854001559</text:p>
          </table:table-cell>
          <table:table-cell office:value-type="float" office:value="60000" calcext:value-type="float">
            <text:p>60000</text:p>
          </table:table-cell>
          <table:table-cell office:value-type="float" office:value="58030.2812702939" calcext:value-type="float">
            <text:p>58030.2812702939</text:p>
          </table:table-cell>
        </table:table-row>
        <table:table-row table:style-name="ro1">
          <table:table-cell office:value-type="float" office:value="224.825118140001" calcext:value-type="float">
            <text:p>224.82511814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148.3095542135" calcext:value-type="float">
            <text:p>42148.3095542135</text:p>
          </table:table-cell>
          <table:table-cell office:value-type="float" office:value="0.103237109997281" calcext:value-type="float">
            <text:p>0.103237109997281</text:p>
          </table:table-cell>
          <table:table-cell office:value-type="float" office:value="60000" calcext:value-type="float">
            <text:p>60000</text:p>
          </table:table-cell>
          <table:table-cell office:value-type="float" office:value="44591.6898182259" calcext:value-type="float">
            <text:p>44591.6898182259</text:p>
          </table:table-cell>
        </table:table-row>
        <table:table-row table:style-name="ro1">
          <table:table-cell office:value-type="float" office:value="225.026993329" calcext:value-type="float">
            <text:p>225.026993329</text:p>
          </table:table-cell>
          <table:table-cell office:value-type="float" office:value="45000" calcext:value-type="float">
            <text:p>45000</text:p>
          </table:table-cell>
          <table:table-cell office:value-type="float" office:value="44591.6898182259" calcext:value-type="float">
            <text:p>44591.6898182259</text:p>
          </table:table-cell>
          <table:table-cell office:value-type="float" office:value="0.102885111002252" calcext:value-type="float">
            <text:p>0.1028851110022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591.6898182259" calcext:value-type="float">
            <text:p>44591.6898182259</text:p>
          </table:table-cell>
        </table:table-row>
        <table:table-row table:style-name="ro1">
          <table:table-cell office:value-type="float" office:value="225.229431800999" calcext:value-type="float">
            <text:p>225.22943180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9862.8164683032" calcext:value-type="float">
            <text:p>59862.8164683032</text:p>
          </table:table-cell>
          <table:table-cell office:value-type="float" office:value="0.102914531998977" calcext:value-type="float">
            <text:p>0.10291453199897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3.9431183806" calcext:value-type="float">
            <text:p>75133.9431183806</text:p>
          </table:table-cell>
        </table:table-row>
        <table:table-row table:style-name="ro1">
          <table:table-cell office:value-type="float" office:value="225.431376311" calcext:value-type="float">
            <text:p>225.43137631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44.7881843837" calcext:value-type="float">
            <text:p>75744.7881843837</text:p>
          </table:table-cell>
          <table:table-cell office:value-type="float" office:value="0.102644414997485" calcext:value-type="float">
            <text:p>0.10264441499748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44.7881843837" calcext:value-type="float">
            <text:p>75744.7881843837</text:p>
          </table:table-cell>
        </table:table-row>
        <table:table-row table:style-name="ro1">
          <table:table-cell office:value-type="float" office:value="225.634693345" calcext:value-type="float">
            <text:p>225.634693345</text:p>
          </table:table-cell>
          <table:table-cell office:value-type="float" office:value="45000" calcext:value-type="float">
            <text:p>45000</text:p>
          </table:table-cell>
          <table:table-cell office:value-type="float" office:value="75133.9431183806" calcext:value-type="float">
            <text:p>75133.9431183806</text:p>
          </table:table-cell>
          <table:table-cell office:value-type="float" office:value="0.102867780999077" calcext:value-type="float">
            <text:p>0.102867780999077</text:p>
          </table:table-cell>
          <table:table-cell office:value-type="float" office:value="60000" calcext:value-type="float">
            <text:p>60000</text:p>
          </table:table-cell>
          <table:table-cell office:value-type="float" office:value="58641.126336297" calcext:value-type="float">
            <text:p>58641.126336297</text:p>
          </table:table-cell>
        </table:table-row>
        <table:table-row table:style-name="ro1">
          <table:table-cell office:value-type="float" office:value="225.837648477002" calcext:value-type="float">
            <text:p>225.837648477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3726.5207889286" calcext:value-type="float">
            <text:p>43726.5207889286</text:p>
          </table:table-cell>
          <table:table-cell office:value-type="float" office:value="0.103675647998898" calcext:value-type="float">
            <text:p>0.103675647998898</text:p>
          </table:table-cell>
          <table:table-cell office:value-type="float" office:value="60000" calcext:value-type="float">
            <text:p>60000</text:p>
          </table:table-cell>
          <table:table-cell office:value-type="float" office:value="44958.2537688984" calcext:value-type="float">
            <text:p>44958.2537688984</text:p>
          </table:table-cell>
        </table:table-row>
        <table:table-row table:style-name="ro1">
          <table:table-cell office:value-type="float" office:value="226.039236674998" calcext:value-type="float">
            <text:p>226.03923667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342.3872789135" calcext:value-type="float">
            <text:p>44342.3872789135</text:p>
          </table:table-cell>
          <table:table-cell office:value-type="float" office:value="0.103202546997636" calcext:value-type="float">
            <text:p>0.103202546997636</text:p>
          </table:table-cell>
          <table:table-cell office:value-type="float" office:value="60000" calcext:value-type="float">
            <text:p>60000</text:p>
          </table:table-cell>
          <table:table-cell office:value-type="float" office:value="44342.3872789135" calcext:value-type="float">
            <text:p>44342.3872789135</text:p>
          </table:table-cell>
        </table:table-row>
        <table:table-row table:style-name="ro1">
          <table:table-cell office:value-type="float" office:value="226.241364336001" calcext:value-type="float">
            <text:p>226.24136433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354.9160185212" calcext:value-type="float">
            <text:p>60354.9160185212</text:p>
          </table:table-cell>
          <table:table-cell office:value-type="float" office:value="0.102866638000705" calcext:value-type="float">
            <text:p>0.10286663800070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51.5782681439" calcext:value-type="float">
            <text:p>75751.5782681439</text:p>
          </table:table-cell>
        </table:table-row>
        <table:table-row table:style-name="ro1">
          <table:table-cell office:value-type="float" office:value="226.443626299999" calcext:value-type="float">
            <text:p>226.4436262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596.0455531968" calcext:value-type="float">
            <text:p>73596.0455531968</text:p>
          </table:table-cell>
          <table:table-cell office:value-type="float" office:value="0.111709300999792" calcext:value-type="float">
            <text:p>0.111709300999792</text:p>
          </table:table-cell>
          <table:table-cell office:value-type="float" office:value="60000" calcext:value-type="float">
            <text:p>60000</text:p>
          </table:table-cell>
          <table:table-cell office:value-type="float" office:value="73596.0455531968" calcext:value-type="float">
            <text:p>73596.0455531968</text:p>
          </table:table-cell>
        </table:table-row>
        <table:table-row table:style-name="ro1">
          <table:table-cell office:value-type="float" office:value="226.646884848" calcext:value-type="float">
            <text:p>226.646884848</text:p>
          </table:table-cell>
          <table:table-cell office:value-type="float" office:value="45000" calcext:value-type="float">
            <text:p>45000</text:p>
          </table:table-cell>
          <table:table-cell office:value-type="float" office:value="74519.8452881741" calcext:value-type="float">
            <text:p>74519.8452881741</text:p>
          </table:table-cell>
          <table:table-cell office:value-type="float" office:value="0.103017563000321" calcext:value-type="float">
            <text:p>0.103017563000321</text:p>
          </table:table-cell>
          <table:table-cell office:value-type="float" office:value="60000" calcext:value-type="float">
            <text:p>60000</text:p>
          </table:table-cell>
          <table:table-cell office:value-type="float" office:value="59123.1830385514" calcext:value-type="float">
            <text:p>59123.1830385514</text:p>
          </table:table-cell>
        </table:table-row>
        <table:table-row table:style-name="ro1">
          <table:table-cell office:value-type="float" office:value="226.849848366001" calcext:value-type="float">
            <text:p>226.84984836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58.2537688984" calcext:value-type="float">
            <text:p>44958.2537688984</text:p>
          </table:table-cell>
          <table:table-cell office:value-type="float" office:value="0.102807125000254" calcext:value-type="float">
            <text:p>0.102807125000254</text:p>
          </table:table-cell>
          <table:table-cell office:value-type="float" office:value="60000" calcext:value-type="float">
            <text:p>60000</text:p>
          </table:table-cell>
          <table:table-cell office:value-type="float" office:value="44958.2537688984" calcext:value-type="float">
            <text:p>44958.2537688984</text:p>
          </table:table-cell>
        </table:table-row>
        <table:table-row table:style-name="ro1">
          <table:table-cell office:value-type="float" office:value="227.052119526001" calcext:value-type="float">
            <text:p>227.05211952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189.9867488683" calcext:value-type="float">
            <text:p>46189.9867488683</text:p>
          </table:table-cell>
          <table:table-cell office:value-type="float" office:value="0.103328278000845" calcext:value-type="float">
            <text:p>0.103328278000845</text:p>
          </table:table-cell>
          <table:table-cell office:value-type="float" office:value="60000" calcext:value-type="float">
            <text:p>60000</text:p>
          </table:table-cell>
          <table:table-cell office:value-type="float" office:value="46189.9867488683" calcext:value-type="float">
            <text:p>46189.9867488683</text:p>
          </table:table-cell>
        </table:table-row>
        <table:table-row table:style-name="ro1">
          <table:table-cell office:value-type="float" office:value="227.254114290001" calcext:value-type="float">
            <text:p>227.25411429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586.648998491" calcext:value-type="float">
            <text:p>61586.648998491</text:p>
          </table:table-cell>
          <table:table-cell office:value-type="float" office:value="0.102930177999951" calcext:value-type="float">
            <text:p>0.102930177999951</text:p>
          </table:table-cell>
          <table:table-cell office:value-type="float" office:value="60000" calcext:value-type="float">
            <text:p>60000</text:p>
          </table:table-cell>
          <table:table-cell office:value-type="float" office:value="76983.3112481138" calcext:value-type="float">
            <text:p>76983.3112481138</text:p>
          </table:table-cell>
        </table:table-row>
        <table:table-row table:style-name="ro1">
          <table:table-cell office:value-type="float" office:value="227.454992565999" calcext:value-type="float">
            <text:p>227.45499256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19.8452881741" calcext:value-type="float">
            <text:p>74519.8452881741</text:p>
          </table:table-cell>
          <table:table-cell office:value-type="float" office:value="0.103212974998314" calcext:value-type="float">
            <text:p>0.103212974998314</text:p>
          </table:table-cell>
          <table:table-cell office:value-type="float" office:value="60000" calcext:value-type="float">
            <text:p>60000</text:p>
          </table:table-cell>
          <table:table-cell office:value-type="float" office:value="74519.8452881741" calcext:value-type="float">
            <text:p>74519.8452881741</text:p>
          </table:table-cell>
        </table:table-row>
        <table:table-row table:style-name="ro1">
          <table:table-cell office:value-type="float" office:value="227.656430177001" calcext:value-type="float">
            <text:p>227.65643017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751.5782681439" calcext:value-type="float">
            <text:p>75751.5782681439</text:p>
          </table:table-cell>
          <table:table-cell office:value-type="float" office:value="0.102968549002981" calcext:value-type="float">
            <text:p>0.102968549002981</text:p>
          </table:table-cell>
          <table:table-cell office:value-type="float" office:value="60000" calcext:value-type="float">
            <text:p>60000</text:p>
          </table:table-cell>
          <table:table-cell office:value-type="float" office:value="60354.9160185212" calcext:value-type="float">
            <text:p>60354.9160185212</text:p>
          </table:table-cell>
        </table:table-row>
        <table:table-row table:style-name="ro1">
          <table:table-cell office:value-type="float" office:value="227.858164661" calcext:value-type="float">
            <text:p>227.858164661</text:p>
          </table:table-cell>
          <table:table-cell office:value-type="float" office:value="45000" calcext:value-type="float">
            <text:p>45000</text:p>
          </table:table-cell>
          <table:table-cell office:value-type="float" office:value="45574.1202588833" calcext:value-type="float">
            <text:p>45574.1202588833</text:p>
          </table:table-cell>
          <table:table-cell office:value-type="float" office:value="0.103209292003157" calcext:value-type="float">
            <text:p>0.103209292003157</text:p>
          </table:table-cell>
          <table:table-cell office:value-type="float" office:value="60000" calcext:value-type="float">
            <text:p>60000</text:p>
          </table:table-cell>
          <table:table-cell office:value-type="float" office:value="45574.1202588833" calcext:value-type="float">
            <text:p>45574.1202588833</text:p>
          </table:table-cell>
        </table:table-row>
        <table:table-row table:style-name="ro1">
          <table:table-cell office:value-type="float" office:value="228.060706963999" calcext:value-type="float">
            <text:p>228.06070696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726.5207889286" calcext:value-type="float">
            <text:p>43726.5207889286</text:p>
          </table:table-cell>
          <table:table-cell office:value-type="float" office:value="0.103003857999283" calcext:value-type="float">
            <text:p>0.103003857999283</text:p>
          </table:table-cell>
          <table:table-cell office:value-type="float" office:value="60000" calcext:value-type="float">
            <text:p>60000</text:p>
          </table:table-cell>
          <table:table-cell office:value-type="float" office:value="43726.5207889286" calcext:value-type="float">
            <text:p>43726.5207889286</text:p>
          </table:table-cell>
        </table:table-row>
        <table:table-row table:style-name="ro1">
          <table:table-cell office:value-type="float" office:value="228.263251816999" calcext:value-type="float">
            <text:p>228.26325181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354.9160185212" calcext:value-type="float">
            <text:p>60354.9160185212</text:p>
          </table:table-cell>
          <table:table-cell office:value-type="float" office:value="0.102895796000666" calcext:value-type="float">
            <text:p>0.102895796000666</text:p>
          </table:table-cell>
          <table:table-cell office:value-type="float" office:value="60000" calcext:value-type="float">
            <text:p>60000</text:p>
          </table:table-cell>
          <table:table-cell office:value-type="float" office:value="75751.5782681439" calcext:value-type="float">
            <text:p>75751.5782681439</text:p>
          </table:table-cell>
        </table:table-row>
        <table:table-row table:style-name="ro1">
          <table:table-cell office:value-type="float" office:value="228.465450610998" calcext:value-type="float">
            <text:p>228.465450610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35.711778159" calcext:value-type="float">
            <text:p>75135.711778159</text:p>
          </table:table-cell>
          <table:table-cell office:value-type="float" office:value="0.101848700000119" calcext:value-type="float">
            <text:p>0.101848700000119</text:p>
          </table:table-cell>
          <table:table-cell office:value-type="float" office:value="60000" calcext:value-type="float">
            <text:p>60000</text:p>
          </table:table-cell>
          <table:table-cell office:value-type="float" office:value="75135.711778159" calcext:value-type="float">
            <text:p>75135.711778159</text:p>
          </table:table-cell>
        </table:table-row>
        <table:table-row table:style-name="ro1">
          <table:table-cell office:value-type="float" office:value="228.669334586" calcext:value-type="float">
            <text:p>228.669334586</text:p>
          </table:table-cell>
          <table:table-cell office:value-type="float" office:value="45000" calcext:value-type="float">
            <text:p>45000</text:p>
          </table:table-cell>
          <table:table-cell office:value-type="float" office:value="74519.8452881741" calcext:value-type="float">
            <text:p>74519.8452881741</text:p>
          </table:table-cell>
          <table:table-cell office:value-type="float" office:value="0.102960047002853" calcext:value-type="float">
            <text:p>0.102960047002853</text:p>
          </table:table-cell>
          <table:table-cell office:value-type="float" office:value="60000" calcext:value-type="float">
            <text:p>60000</text:p>
          </table:table-cell>
          <table:table-cell office:value-type="float" office:value="57275.5835685966" calcext:value-type="float">
            <text:p>57275.5835685966</text:p>
          </table:table-cell>
        </table:table-row>
        <table:table-row table:style-name="ro1">
          <table:table-cell office:value-type="float" office:value="228.871705122001" calcext:value-type="float">
            <text:p>228.87170512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776.4540000499" calcext:value-type="float">
            <text:p>42776.4540000499</text:p>
          </table:table-cell>
          <table:table-cell office:value-type="float" office:value="0.103192601000046" calcext:value-type="float">
            <text:p>0.10319260100004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09.730600052" calcext:value-type="float">
            <text:p>44609.730600052</text:p>
          </table:table-cell>
        </table:table-row>
        <table:table-row table:style-name="ro1">
          <table:table-cell office:value-type="float" office:value="229.073101992999" calcext:value-type="float">
            <text:p>229.07310199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998.6384000513" calcext:value-type="float">
            <text:p>43998.6384000513</text:p>
          </table:table-cell>
          <table:table-cell office:value-type="float" office:value="0.102928733998851" calcext:value-type="float">
            <text:p>0.102928733998851</text:p>
          </table:table-cell>
          <table:table-cell office:value-type="float" office:value="60000" calcext:value-type="float">
            <text:p>60000</text:p>
          </table:table-cell>
          <table:table-cell office:value-type="float" office:value="43998.6384000513" calcext:value-type="float">
            <text:p>43998.6384000513</text:p>
          </table:table-cell>
        </table:table-row>
        <table:table-row table:style-name="ro1">
          <table:table-cell office:value-type="float" office:value="229.275806865" calcext:value-type="float">
            <text:p>229.275806865</text:p>
          </table:table-cell>
          <table:table-cell office:value-type="float" office:value="75000" calcext:value-type="float">
            <text:p>75000</text:p>
          </table:table-cell>
          <table:table-cell office:value-type="float" office:value="59887.0356000698" calcext:value-type="float">
            <text:p>59887.0356000698</text:p>
          </table:table-cell>
          <table:table-cell office:value-type="float" office:value="0.102851222000027" calcext:value-type="float">
            <text:p>0.10285122200002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4.3406000876" calcext:value-type="float">
            <text:p>75164.3406000876</text:p>
          </table:table-cell>
        </table:table-row>
        <table:table-row table:style-name="ro1">
          <table:table-cell office:value-type="float" office:value="229.478947868" calcext:value-type="float">
            <text:p>229.47894786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64.3406000876" calcext:value-type="float">
            <text:p>75164.3406000876</text:p>
          </table:table-cell>
          <table:table-cell office:value-type="float" office:value="0.103705092999007" calcext:value-type="float">
            <text:p>0.10370509299900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4.3406000876" calcext:value-type="float">
            <text:p>75164.3406000876</text:p>
          </table:table-cell>
        </table:table-row>
        <table:table-row table:style-name="ro1">
          <table:table-cell office:value-type="float" office:value="229.681927517999" calcext:value-type="float">
            <text:p>229.68192751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469.886700088" calcext:value-type="float">
            <text:p>75469.886700088</text:p>
          </table:table-cell>
          <table:table-cell office:value-type="float" office:value="0.10322748100225" calcext:value-type="float">
            <text:p>0.10322748100225</text:p>
          </table:table-cell>
          <table:table-cell office:value-type="float" office:value="60000" calcext:value-type="float">
            <text:p>60000</text:p>
          </table:table-cell>
          <table:table-cell office:value-type="float" office:value="60192.5817000702" calcext:value-type="float">
            <text:p>60192.5817000702</text:p>
          </table:table-cell>
        </table:table-row>
        <table:table-row table:style-name="ro1">
          <table:table-cell office:value-type="float" office:value="229.884946443999" calcext:value-type="float">
            <text:p>229.88494644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09.730600052" calcext:value-type="float">
            <text:p>44609.730600052</text:p>
          </table:table-cell>
          <table:table-cell office:value-type="float" office:value="0.103322410999681" calcext:value-type="float">
            <text:p>0.103322410999681</text:p>
          </table:table-cell>
          <table:table-cell office:value-type="float" office:value="60000" calcext:value-type="float">
            <text:p>60000</text:p>
          </table:table-cell>
          <table:table-cell office:value-type="float" office:value="44609.730600052" calcext:value-type="float">
            <text:p>44609.730600052</text:p>
          </table:table-cell>
        </table:table-row>
        <table:table-row table:style-name="ro1">
          <table:table-cell office:value-type="float" office:value="230.086807012998" calcext:value-type="float">
            <text:p>230.08680701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31.9150000534" calcext:value-type="float">
            <text:p>45831.9150000534</text:p>
          </table:table-cell>
          <table:table-cell office:value-type="float" office:value="0.103044075000071" calcext:value-type="float">
            <text:p>0.103044075000071</text:p>
          </table:table-cell>
          <table:table-cell office:value-type="float" office:value="60000" calcext:value-type="float">
            <text:p>60000</text:p>
          </table:table-cell>
          <table:table-cell office:value-type="float" office:value="45831.9150000534" calcext:value-type="float">
            <text:p>45831.9150000534</text:p>
          </table:table-cell>
        </table:table-row>
        <table:table-row table:style-name="ro1">
          <table:table-cell office:value-type="float" office:value="230.289437340001" calcext:value-type="float">
            <text:p>230.28943734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498.1278000705" calcext:value-type="float">
            <text:p>60498.1278000705</text:p>
          </table:table-cell>
          <table:table-cell office:value-type="float" office:value="0.102948032999848" calcext:value-type="float">
            <text:p>0.10294803299984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5.4328000883" calcext:value-type="float">
            <text:p>75775.4328000883</text:p>
          </table:table-cell>
        </table:table-row>
        <table:table-row table:style-name="ro1">
          <table:table-cell office:value-type="float" office:value="230.492522266999" calcext:value-type="float">
            <text:p>230.49252226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5.4328000883" calcext:value-type="float">
            <text:p>75775.4328000883</text:p>
          </table:table-cell>
          <table:table-cell office:value-type="float" office:value="0.103173338000488" calcext:value-type="float">
            <text:p>0.1031733380004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5.4328000883" calcext:value-type="float">
            <text:p>75775.4328000883</text:p>
          </table:table-cell>
        </table:table-row>
        <table:table-row table:style-name="ro1">
          <table:table-cell office:value-type="float" office:value="230.694323394" calcext:value-type="float">
            <text:p>230.694323394</text:p>
          </table:table-cell>
          <table:table-cell office:value-type="float" office:value="45000" calcext:value-type="float">
            <text:p>45000</text:p>
          </table:table-cell>
          <table:table-cell office:value-type="float" office:value="74553.2484000869" calcext:value-type="float">
            <text:p>74553.2484000869</text:p>
          </table:table-cell>
          <table:table-cell office:value-type="float" office:value="0.104664104001131" calcext:value-type="float">
            <text:p>0.104664104001131</text:p>
          </table:table-cell>
          <table:table-cell office:value-type="float" office:value="60000" calcext:value-type="float">
            <text:p>60000</text:p>
          </table:table-cell>
          <table:table-cell office:value-type="float" office:value="58053.7590000677" calcext:value-type="float">
            <text:p>58053.7590000677</text:p>
          </table:table-cell>
        </table:table-row>
        <table:table-row table:style-name="ro1">
          <table:table-cell office:value-type="float" office:value="230.896002325" calcext:value-type="float">
            <text:p>230.896002325</text:p>
          </table:table-cell>
          <table:table-cell office:value-type="float" office:value="45000" calcext:value-type="float">
            <text:p>45000</text:p>
          </table:table-cell>
          <table:table-cell office:value-type="float" office:value="42776.4540000499" calcext:value-type="float">
            <text:p>42776.4540000499</text:p>
          </table:table-cell>
          <table:table-cell office:value-type="float" office:value="0.103202066002268" calcext:value-type="float">
            <text:p>0.10320206600226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98.6384000513" calcext:value-type="float">
            <text:p>43998.6384000513</text:p>
          </table:table-cell>
        </table:table-row>
        <table:table-row table:style-name="ro1">
          <table:table-cell office:value-type="float" office:value="231.097526341" calcext:value-type="float">
            <text:p>231.09752634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98.6384000513" calcext:value-type="float">
            <text:p>43998.6384000513</text:p>
          </table:table-cell>
          <table:table-cell office:value-type="float" office:value="0.103380930999265" calcext:value-type="float">
            <text:p>0.103380930999265</text:p>
          </table:table-cell>
          <table:table-cell office:value-type="float" office:value="60000" calcext:value-type="float">
            <text:p>60000</text:p>
          </table:table-cell>
          <table:table-cell office:value-type="float" office:value="43998.6384000513" calcext:value-type="float">
            <text:p>43998.6384000513</text:p>
          </table:table-cell>
        </table:table-row>
        <table:table-row table:style-name="ro1">
          <table:table-cell office:value-type="float" office:value="231.298879823" calcext:value-type="float">
            <text:p>231.298879823</text:p>
          </table:table-cell>
          <table:table-cell office:value-type="float" office:value="75000" calcext:value-type="float">
            <text:p>75000</text:p>
          </table:table-cell>
          <table:table-cell office:value-type="float" office:value="59887.0356000698" calcext:value-type="float">
            <text:p>59887.0356000698</text:p>
          </table:table-cell>
          <table:table-cell office:value-type="float" office:value="0.103786310999567" calcext:value-type="float">
            <text:p>0.103786310999567</text:p>
          </table:table-cell>
          <table:table-cell office:value-type="float" office:value="60000" calcext:value-type="float">
            <text:p>60000</text:p>
          </table:table-cell>
          <table:table-cell office:value-type="float" office:value="75164.3406000876" calcext:value-type="float">
            <text:p>75164.3406000876</text:p>
          </table:table-cell>
        </table:table-row>
        <table:table-row table:style-name="ro1">
          <table:table-cell office:value-type="float" office:value="231.500198714999" calcext:value-type="float">
            <text:p>231.50019871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53.2484000869" calcext:value-type="float">
            <text:p>74553.2484000869</text:p>
          </table:table-cell>
          <table:table-cell office:value-type="float" office:value="0.102959241001372" calcext:value-type="float">
            <text:p>0.102959241001372</text:p>
          </table:table-cell>
          <table:table-cell office:value-type="float" office:value="60000" calcext:value-type="float">
            <text:p>60000</text:p>
          </table:table-cell>
          <table:table-cell office:value-type="float" office:value="74553.2484000869" calcext:value-type="float">
            <text:p>74553.2484000869</text:p>
          </table:table-cell>
        </table:table-row>
        <table:table-row table:style-name="ro1">
          <table:table-cell office:value-type="float" office:value="231.702167031999" calcext:value-type="float">
            <text:p>231.70216703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887.0356000698" calcext:value-type="float">
            <text:p>59887.0356000698</text:p>
          </table:table-cell>
          <table:table-cell office:value-type="float" office:value="0.103258137998637" calcext:value-type="float">
            <text:p>0.103258137998637</text:p>
          </table:table-cell>
          <table:table-cell office:value-type="float" office:value="60000" calcext:value-type="float">
            <text:p>60000</text:p>
          </table:table-cell>
          <table:table-cell office:value-type="float" office:value="44609.730600052" calcext:value-type="float">
            <text:p>44609.730600052</text:p>
          </table:table-cell>
        </table:table-row>
        <table:table-row table:style-name="ro1">
          <table:table-cell office:value-type="float" office:value="231.904886763001" calcext:value-type="float">
            <text:p>231.90488676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048.8352360117" calcext:value-type="float">
            <text:p>45048.8352360117</text:p>
          </table:table-cell>
          <table:table-cell office:value-type="float" office:value="0.103240835000179" calcext:value-type="float">
            <text:p>0.103240835000179</text:p>
          </table:table-cell>
          <table:table-cell office:value-type="float" office:value="60000" calcext:value-type="float">
            <text:p>60000</text:p>
          </table:table-cell>
          <table:table-cell office:value-type="float" office:value="45048.8352360117" calcext:value-type="float">
            <text:p>45048.8352360117</text:p>
          </table:table-cell>
        </table:table-row>
        <table:table-row table:style-name="ro1">
          <table:table-cell office:value-type="float" office:value="232.106761824001" calcext:value-type="float">
            <text:p>232.10676182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048.8352360117" calcext:value-type="float">
            <text:p>45048.8352360117</text:p>
          </table:table-cell>
          <table:table-cell office:value-type="float" office:value="0.10300289999941" calcext:value-type="float">
            <text:p>0.10300289999941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6.5185360157" calcext:value-type="float">
            <text:p>60476.5185360157</text:p>
          </table:table-cell>
        </table:table-row>
        <table:table-row table:style-name="ro1">
          <table:table-cell office:value-type="float" office:value="232.309627417999" calcext:value-type="float">
            <text:p>232.3096274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904.2018360196" calcext:value-type="float">
            <text:p>75904.2018360196</text:p>
          </table:table-cell>
          <table:table-cell office:value-type="float" office:value="0.103680875999999" calcext:value-type="float">
            <text:p>0.103680875999999</text:p>
          </table:table-cell>
          <table:table-cell office:value-type="float" office:value="60000" calcext:value-type="float">
            <text:p>60000</text:p>
          </table:table-cell>
          <table:table-cell office:value-type="float" office:value="75904.2018360196" calcext:value-type="float">
            <text:p>75904.2018360196</text:p>
          </table:table-cell>
        </table:table-row>
        <table:table-row table:style-name="ro1">
          <table:table-cell office:value-type="float" office:value="232.511223702" calcext:value-type="float">
            <text:p>232.511223702</text:p>
          </table:table-cell>
          <table:table-cell office:value-type="float" office:value="75000" calcext:value-type="float">
            <text:p>75000</text:p>
          </table:table-cell>
          <table:table-cell office:value-type="float" office:value="74978.5408380194" calcext:value-type="float">
            <text:p>74978.5408380194</text:p>
          </table:table-cell>
          <table:table-cell office:value-type="float" office:value="0.10287759700077" calcext:value-type="float">
            <text:p>0.10287759700077</text:p>
          </table:table-cell>
          <table:table-cell office:value-type="float" office:value="60000" calcext:value-type="float">
            <text:p>60000</text:p>
          </table:table-cell>
          <table:table-cell office:value-type="float" office:value="74978.5408380194" calcext:value-type="float">
            <text:p>74978.5408380194</text:p>
          </table:table-cell>
        </table:table-row>
        <table:table-row table:style-name="ro1">
          <table:table-cell office:value-type="float" office:value="232.712913758001" calcext:value-type="float">
            <text:p>232.71291375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298.0670079123" calcext:value-type="float">
            <text:p>59298.0670079123</text:p>
          </table:table-cell>
          <table:table-cell office:value-type="float" office:value="0.10446842500096" calcext:value-type="float">
            <text:p>0.10446842500096</text:p>
          </table:table-cell>
          <table:table-cell office:value-type="float" office:value="60000" calcext:value-type="float">
            <text:p>60000</text:p>
          </table:table-cell>
          <table:table-cell office:value-type="float" office:value="43855.8620579352" calcext:value-type="float">
            <text:p>43855.8620579352</text:p>
          </table:table-cell>
        </table:table-row>
        <table:table-row table:style-name="ro1">
          <table:table-cell office:value-type="float" office:value="232.915010451001" calcext:value-type="float">
            <text:p>232.91501045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060.3874863373" calcext:value-type="float">
            <text:p>45060.3874863373</text:p>
          </table:table-cell>
          <table:table-cell office:value-type="float" office:value="0.102994597997167" calcext:value-type="float">
            <text:p>0.102994597997167</text:p>
          </table:table-cell>
          <table:table-cell office:value-type="float" office:value="60000" calcext:value-type="float">
            <text:p>60000</text:p>
          </table:table-cell>
          <table:table-cell office:value-type="float" office:value="45060.3874863373" calcext:value-type="float">
            <text:p>45060.3874863373</text:p>
          </table:table-cell>
        </table:table-row>
        <table:table-row table:style-name="ro1">
          <table:table-cell office:value-type="float" office:value="233.533418456002" calcext:value-type="float">
            <text:p>233.533418456002</text:p>
          </table:table-cell>
          <table:table-cell office:value-type="float" office:value="75000" calcext:value-type="float">
            <text:p>75000</text:p>
          </table:table-cell>
          <table:table-cell office:value-type="float" office:value="45060.3874863373" calcext:value-type="float">
            <text:p>45060.3874863373</text:p>
          </table:table-cell>
          <table:table-cell office:value-type="float" office:value="0.519432602999586" calcext:value-type="float">
            <text:p>0.519432602999586</text:p>
          </table:table-cell>
          <table:table-cell office:value-type="float" office:value="60000" calcext:value-type="float">
            <text:p>60000</text:p>
          </table:table-cell>
          <table:table-cell office:value-type="float" office:value="60492.0270364528" calcext:value-type="float">
            <text:p>60492.0270364528</text:p>
          </table:table-cell>
        </table:table-row>
        <table:table-row table:style-name="ro1">
          <table:table-cell office:value-type="float" office:value="233.735761562999" calcext:value-type="float">
            <text:p>233.73576156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948.8630814412" calcext:value-type="float">
            <text:p>58948.8630814412</text:p>
          </table:table-cell>
          <table:table-cell office:value-type="float" office:value="0.103289073998894" calcext:value-type="float">
            <text:p>0.103289073998894</text:p>
          </table:table-cell>
          <table:table-cell office:value-type="float" office:value="60000" calcext:value-type="float">
            <text:p>60000</text:p>
          </table:table-cell>
          <table:table-cell office:value-type="float" office:value="43517.2235313257" calcext:value-type="float">
            <text:p>43517.2235313257</text:p>
          </table:table-cell>
        </table:table-row>
        <table:table-row table:style-name="ro1">
          <table:table-cell office:value-type="float" office:value="233.938797714" calcext:value-type="float">
            <text:p>233.938797714</text:p>
          </table:table-cell>
          <table:table-cell office:value-type="float" office:value="45000" calcext:value-type="float">
            <text:p>45000</text:p>
          </table:table-cell>
          <table:table-cell office:value-type="float" office:value="45677.6530683419" calcext:value-type="float">
            <text:p>45677.6530683419</text:p>
          </table:table-cell>
          <table:table-cell office:value-type="float" office:value="0.103294651999022" calcext:value-type="float">
            <text:p>0.103294651999022</text:p>
          </table:table-cell>
          <table:table-cell office:value-type="float" office:value="60000" calcext:value-type="float">
            <text:p>60000</text:p>
          </table:table-cell>
          <table:table-cell office:value-type="float" office:value="45677.6530683419" calcext:value-type="float">
            <text:p>45677.6530683419</text:p>
          </table:table-cell>
        </table:table-row>
        <table:table-row table:style-name="ro1">
          <table:table-cell office:value-type="float" office:value="234.141757942998" calcext:value-type="float">
            <text:p>234.14175794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6294.9186503465" calcext:value-type="float">
            <text:p>46294.9186503465</text:p>
          </table:table-cell>
          <table:table-cell office:value-type="float" office:value="0.103825444999529" calcext:value-type="float">
            <text:p>0.103825444999529</text:p>
          </table:table-cell>
          <table:table-cell office:value-type="float" office:value="60000" calcext:value-type="float">
            <text:p>60000</text:p>
          </table:table-cell>
          <table:table-cell office:value-type="float" office:value="61726.558200462" calcext:value-type="float">
            <text:p>61726.558200462</text:p>
          </table:table-cell>
        </table:table-row>
        <table:table-row table:style-name="ro1">
          <table:table-cell office:value-type="float" office:value="234.344325541999" calcext:value-type="float">
            <text:p>234.3443255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0.9321685729" calcext:value-type="float">
            <text:p>76540.9321685729</text:p>
          </table:table-cell>
          <table:table-cell office:value-type="float" office:value="0.103226180999627" calcext:value-type="float">
            <text:p>0.103226180999627</text:p>
          </table:table-cell>
          <table:table-cell office:value-type="float" office:value="60000" calcext:value-type="float">
            <text:p>60000</text:p>
          </table:table-cell>
          <table:table-cell office:value-type="float" office:value="76540.9321685729" calcext:value-type="float">
            <text:p>76540.9321685729</text:p>
          </table:table-cell>
        </table:table-row>
        <table:table-row table:style-name="ro1">
          <table:table-cell office:value-type="float" office:value="234.545471147001" calcext:value-type="float">
            <text:p>234.54547114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7158.1977505775" calcext:value-type="float">
            <text:p>77158.1977505775</text:p>
          </table:table-cell>
          <table:table-cell office:value-type="float" office:value="0.103173259998584" calcext:value-type="float">
            <text:p>0.103173259998584</text:p>
          </table:table-cell>
          <table:table-cell office:value-type="float" office:value="60000" calcext:value-type="float">
            <text:p>60000</text:p>
          </table:table-cell>
          <table:table-cell office:value-type="float" office:value="77158.1977505775" calcext:value-type="float">
            <text:p>77158.1977505775</text:p>
          </table:table-cell>
        </table:table-row>
        <table:table-row table:style-name="ro1">
          <table:table-cell office:value-type="float" office:value="234.747420721" calcext:value-type="float">
            <text:p>234.747420721</text:p>
          </table:table-cell>
          <table:table-cell office:value-type="float" office:value="45000" calcext:value-type="float">
            <text:p>45000</text:p>
          </table:table-cell>
          <table:table-cell office:value-type="float" office:value="61726.558200462" calcext:value-type="float">
            <text:p>61726.558200462</text:p>
          </table:table-cell>
          <table:table-cell office:value-type="float" office:value="0.103133988999616" calcext:value-type="float">
            <text:p>0.103133988999616</text:p>
          </table:table-cell>
          <table:table-cell office:value-type="float" office:value="60000" calcext:value-type="float">
            <text:p>60000</text:p>
          </table:table-cell>
          <table:table-cell office:value-type="float" office:value="46294.9186503465" calcext:value-type="float">
            <text:p>46294.9186503465</text:p>
          </table:table-cell>
        </table:table-row>
        <table:table-row table:style-name="ro1">
          <table:table-cell office:value-type="float" office:value="234.949556995998" calcext:value-type="float">
            <text:p>234.94955699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751.754695335" calcext:value-type="float">
            <text:p>44751.754695335</text:p>
          </table:table-cell>
          <table:table-cell office:value-type="float" office:value="0.102669775998947" calcext:value-type="float">
            <text:p>0.102669775998947</text:p>
          </table:table-cell>
          <table:table-cell office:value-type="float" office:value="60000" calcext:value-type="float">
            <text:p>60000</text:p>
          </table:table-cell>
          <table:table-cell office:value-type="float" office:value="44134.4891133303" calcext:value-type="float">
            <text:p>44134.4891133303</text:p>
          </table:table-cell>
        </table:table-row>
        <table:table-row table:style-name="ro1">
          <table:table-cell office:value-type="float" office:value="235.152338927001" calcext:value-type="float">
            <text:p>235.15233892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825.856322328" calcext:value-type="float">
            <text:p>43825.856322328</text:p>
          </table:table-cell>
          <table:table-cell office:value-type="float" office:value="0.103216529001656" calcext:value-type="float">
            <text:p>0.103216529001656</text:p>
          </table:table-cell>
          <table:table-cell office:value-type="float" office:value="60000" calcext:value-type="float">
            <text:p>60000</text:p>
          </table:table-cell>
          <table:table-cell office:value-type="float" office:value="59874.7614544482" calcext:value-type="float">
            <text:p>59874.7614544482</text:p>
          </table:table-cell>
        </table:table-row>
        <table:table-row table:style-name="ro1">
          <table:table-cell office:value-type="float" office:value="235.353756364999" calcext:value-type="float">
            <text:p>235.3537563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0.2946872232" calcext:value-type="float">
            <text:p>75770.2946872232</text:p>
          </table:table-cell>
          <table:table-cell office:value-type="float" office:value="0.103138447000674" calcext:value-type="float">
            <text:p>0.103138447000674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0.2946872232" calcext:value-type="float">
            <text:p>75770.2946872232</text:p>
          </table:table-cell>
        </table:table-row>
        <table:table-row table:style-name="ro1">
          <table:table-cell office:value-type="float" office:value="235.555570632001" calcext:value-type="float">
            <text:p>235.55557063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54.2760312295" calcext:value-type="float">
            <text:p>75154.2760312295</text:p>
          </table:table-cell>
          <table:table-cell office:value-type="float" office:value="0.102923700997053" calcext:value-type="float">
            <text:p>0.102923700997053</text:p>
          </table:table-cell>
          <table:table-cell office:value-type="float" office:value="60000" calcext:value-type="float">
            <text:p>60000</text:p>
          </table:table-cell>
          <table:table-cell office:value-type="float" office:value="75154.2760312295" calcext:value-type="float">
            <text:p>75154.2760312295</text:p>
          </table:table-cell>
        </table:table-row>
        <table:table-row table:style-name="ro1">
          <table:table-cell office:value-type="float" office:value="235.758057884999" calcext:value-type="float">
            <text:p>235.75805788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137.7909753937" calcext:value-type="float">
            <text:p>59137.7909753937</text:p>
          </table:table-cell>
          <table:table-cell office:value-type="float" office:value="0.10316217700165" calcext:value-type="float">
            <text:p>0.10316217700165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7.3245755516" calcext:value-type="float">
            <text:p>43737.3245755516</text:p>
          </table:table-cell>
        </table:table-row>
        <table:table-row table:style-name="ro1">
          <table:table-cell office:value-type="float" office:value="235.960369649998" calcext:value-type="float">
            <text:p>235.96036964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585.3805435327" calcext:value-type="float">
            <text:p>45585.3805435327</text:p>
          </table:table-cell>
          <table:table-cell office:value-type="float" office:value="0.103005721997761" calcext:value-type="float">
            <text:p>0.103005721997761</text:p>
          </table:table-cell>
          <table:table-cell office:value-type="float" office:value="60000" calcext:value-type="float">
            <text:p>60000</text:p>
          </table:table-cell>
          <table:table-cell office:value-type="float" office:value="45585.3805435327" calcext:value-type="float">
            <text:p>45585.3805435327</text:p>
          </table:table-cell>
        </table:table-row>
        <table:table-row table:style-name="ro1">
          <table:table-cell office:value-type="float" office:value="236.163182277" calcext:value-type="float">
            <text:p>236.163182277</text:p>
          </table:table-cell>
          <table:table-cell office:value-type="float" office:value="75000" calcext:value-type="float">
            <text:p>75000</text:p>
          </table:table-cell>
          <table:table-cell office:value-type="float" office:value="44353.3432315453" calcext:value-type="float">
            <text:p>44353.3432315453</text:p>
          </table:table-cell>
          <table:table-cell office:value-type="float" office:value="0.102718714999355" calcext:value-type="float">
            <text:p>0.102718714999355</text:p>
          </table:table-cell>
          <table:table-cell office:value-type="float" office:value="60000" calcext:value-type="float">
            <text:p>60000</text:p>
          </table:table-cell>
          <table:table-cell office:value-type="float" office:value="59753.8096313874" calcext:value-type="float">
            <text:p>59753.8096313874</text:p>
          </table:table-cell>
        </table:table-row>
        <table:table-row table:style-name="ro1">
          <table:table-cell office:value-type="float" office:value="236.366057526" calcext:value-type="float">
            <text:p>236.366057526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0.2946872232" calcext:value-type="float">
            <text:p>75770.2946872232</text:p>
          </table:table-cell>
          <table:table-cell office:value-type="float" office:value="0.102924459999485" calcext:value-type="float">
            <text:p>0.10292445999948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0.2946872232" calcext:value-type="float">
            <text:p>75770.2946872232</text:p>
          </table:table-cell>
        </table:table-row>
        <table:table-row table:style-name="ro1">
          <table:table-cell office:value-type="float" office:value="236.568059574001" calcext:value-type="float">
            <text:p>236.56805957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54.2760312295" calcext:value-type="float">
            <text:p>75154.2760312295</text:p>
          </table:table-cell>
          <table:table-cell office:value-type="float" office:value="0.102886109001702" calcext:value-type="float">
            <text:p>0.10288610900170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54.2760312295" calcext:value-type="float">
            <text:p>75154.2760312295</text:p>
          </table:table-cell>
        </table:table-row>
        <table:table-row table:style-name="ro1">
          <table:table-cell office:value-type="float" office:value="236.770801548999" calcext:value-type="float">
            <text:p>236.77080154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753.8096313874" calcext:value-type="float">
            <text:p>59753.8096313874</text:p>
          </table:table-cell>
          <table:table-cell office:value-type="float" office:value="0.102996289999282" calcext:value-type="float">
            <text:p>0.10299628999928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53.3432315453" calcext:value-type="float">
            <text:p>44353.3432315453</text:p>
          </table:table-cell>
        </table:table-row>
        <table:table-row table:style-name="ro1">
          <table:table-cell office:value-type="float" office:value="236.974265927001" calcext:value-type="float">
            <text:p>236.97426592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69.361887539" calcext:value-type="float">
            <text:p>44969.361887539</text:p>
          </table:table-cell>
          <table:table-cell office:value-type="float" office:value="0.102896266998869" calcext:value-type="float">
            <text:p>0.102896266998869</text:p>
          </table:table-cell>
          <table:table-cell office:value-type="float" office:value="60000" calcext:value-type="float">
            <text:p>60000</text:p>
          </table:table-cell>
          <table:table-cell office:value-type="float" office:value="44969.361887539" calcext:value-type="float">
            <text:p>44969.361887539</text:p>
          </table:table-cell>
        </table:table-row>
        <table:table-row table:style-name="ro1">
          <table:table-cell office:value-type="float" office:value="237.176366174001" calcext:value-type="float">
            <text:p>237.17636617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969.361887539" calcext:value-type="float">
            <text:p>44969.361887539</text:p>
          </table:table-cell>
          <table:table-cell office:value-type="float" office:value="0.103138122001837" calcext:value-type="float">
            <text:p>0.103138122001837</text:p>
          </table:table-cell>
          <table:table-cell office:value-type="float" office:value="60000" calcext:value-type="float">
            <text:p>60000</text:p>
          </table:table-cell>
          <table:table-cell office:value-type="float" office:value="60369.8282873811" calcext:value-type="float">
            <text:p>60369.8282873811</text:p>
          </table:table-cell>
        </table:table-row>
        <table:table-row table:style-name="ro1">
          <table:table-cell office:value-type="float" office:value="237.379786811001" calcext:value-type="float">
            <text:p>237.37978681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0.2946872232" calcext:value-type="float">
            <text:p>75770.2946872232</text:p>
          </table:table-cell>
          <table:table-cell office:value-type="float" office:value="0.104251618999115" calcext:value-type="float">
            <text:p>0.104251618999115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0.2946872232" calcext:value-type="float">
            <text:p>75770.2946872232</text:p>
          </table:table-cell>
        </table:table-row>
        <table:table-row table:style-name="ro1">
          <table:table-cell office:value-type="float" office:value="237.581668822" calcext:value-type="float">
            <text:p>237.581668822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0.2946872232" calcext:value-type="float">
            <text:p>75770.2946872232</text:p>
          </table:table-cell>
          <table:table-cell office:value-type="float" office:value="0.102867777000938" calcext:value-type="float">
            <text:p>0.10286777700093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0.2946872232" calcext:value-type="float">
            <text:p>75770.2946872232</text:p>
          </table:table-cell>
        </table:table-row>
        <table:table-row table:style-name="ro1">
          <table:table-cell office:value-type="float" office:value="237.784315820998" calcext:value-type="float">
            <text:p>237.784315820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445.8003033906" calcext:value-type="float">
            <text:p>59445.8003033906</text:p>
          </table:table-cell>
          <table:table-cell office:value-type="float" office:value="0.103012978997867" calcext:value-type="float">
            <text:p>0.103012978997867</text:p>
          </table:table-cell>
          <table:table-cell office:value-type="float" office:value="60000" calcext:value-type="float">
            <text:p>60000</text:p>
          </table:table-cell>
          <table:table-cell office:value-type="float" office:value="44045.3339035485" calcext:value-type="float">
            <text:p>44045.3339035485</text:p>
          </table:table-cell>
        </table:table-row>
        <table:table-row table:style-name="ro1">
          <table:table-cell office:value-type="float" office:value="237.986781812" calcext:value-type="float">
            <text:p>237.986781812</text:p>
          </table:table-cell>
          <table:table-cell office:value-type="float" office:value="45000" calcext:value-type="float">
            <text:p>45000</text:p>
          </table:table-cell>
          <table:table-cell office:value-type="float" office:value="46201.3991995264" calcext:value-type="float">
            <text:p>46201.3991995264</text:p>
          </table:table-cell>
          <table:table-cell office:value-type="float" office:value="0.103431068000646" calcext:value-type="float">
            <text:p>0.103431068000646</text:p>
          </table:table-cell>
          <table:table-cell office:value-type="float" office:value="60000" calcext:value-type="float">
            <text:p>60000</text:p>
          </table:table-cell>
          <table:table-cell office:value-type="float" office:value="46201.3991995264" calcext:value-type="float">
            <text:p>46201.3991995264</text:p>
          </table:table-cell>
        </table:table-row>
        <table:table-row table:style-name="ro1">
          <table:table-cell office:value-type="float" office:value="238.188881343998" calcext:value-type="float">
            <text:p>238.18888134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5585.3805435327" calcext:value-type="float">
            <text:p>45585.3805435327</text:p>
          </table:table-cell>
          <table:table-cell office:value-type="float" office:value="0.102749401998153" calcext:value-type="float">
            <text:p>0.102749401998153</text:p>
          </table:table-cell>
          <table:table-cell office:value-type="float" office:value="60000" calcext:value-type="float">
            <text:p>60000</text:p>
          </table:table-cell>
          <table:table-cell office:value-type="float" office:value="60985.8469433748" calcext:value-type="float">
            <text:p>60985.8469433748</text:p>
          </table:table-cell>
        </table:table-row>
        <table:table-row table:style-name="ro1">
          <table:table-cell office:value-type="float" office:value="238.391751244999" calcext:value-type="float">
            <text:p>238.39175124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806.4116695241" calcext:value-type="float">
            <text:p>75806.4116695241</text:p>
          </table:table-cell>
          <table:table-cell office:value-type="float" office:value="0.102872925002885" calcext:value-type="float">
            <text:p>0.102872925002885</text:p>
          </table:table-cell>
          <table:table-cell office:value-type="float" office:value="60000" calcext:value-type="float">
            <text:p>60000</text:p>
          </table:table-cell>
          <table:table-cell office:value-type="float" office:value="75806.4116695241" calcext:value-type="float">
            <text:p>75806.4116695241</text:p>
          </table:table-cell>
        </table:table-row>
        <table:table-row table:style-name="ro1">
          <table:table-cell office:value-type="float" office:value="238.594500962001" calcext:value-type="float">
            <text:p>238.59450096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422.7239595202" calcext:value-type="float">
            <text:p>76422.7239595202</text:p>
          </table:table-cell>
          <table:table-cell office:value-type="float" office:value="0.102787932002684" calcext:value-type="float">
            <text:p>0.102787932002684</text:p>
          </table:table-cell>
          <table:table-cell office:value-type="float" office:value="60000" calcext:value-type="float">
            <text:p>60000</text:p>
          </table:table-cell>
          <table:table-cell office:value-type="float" office:value="76422.7239595202" calcext:value-type="float">
            <text:p>76422.7239595202</text:p>
          </table:table-cell>
        </table:table-row>
        <table:table-row table:style-name="ro1">
          <table:table-cell office:value-type="float" office:value="238.795995748998" calcext:value-type="float">
            <text:p>238.79599574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0398.6044196208" calcext:value-type="float">
            <text:p>60398.6044196208</text:p>
          </table:table-cell>
          <table:table-cell office:value-type="float" office:value="0.103054696999607" calcext:value-type="float">
            <text:p>0.103054696999607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0.7971697176" calcext:value-type="float">
            <text:p>44990.7971697176</text:p>
          </table:table-cell>
        </table:table-row>
        <table:table-row table:style-name="ro1">
          <table:table-cell office:value-type="float" office:value="238.997852452001" calcext:value-type="float">
            <text:p>238.99785245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58.1725897253" calcext:value-type="float">
            <text:p>43758.1725897253</text:p>
          </table:table-cell>
          <table:table-cell office:value-type="float" office:value="0.102869831996941" calcext:value-type="float">
            <text:p>0.102869831996941</text:p>
          </table:table-cell>
          <table:table-cell office:value-type="float" office:value="60000" calcext:value-type="float">
            <text:p>60000</text:p>
          </table:table-cell>
          <table:table-cell office:value-type="float" office:value="43758.1725897253" calcext:value-type="float">
            <text:p>43758.1725897253</text:p>
          </table:table-cell>
        </table:table-row>
        <table:table-row table:style-name="ro1">
          <table:table-cell office:value-type="float" office:value="239.200883221998" calcext:value-type="float">
            <text:p>239.20088322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90.7971697176" calcext:value-type="float">
            <text:p>44990.7971697176</text:p>
          </table:table-cell>
          <table:table-cell office:value-type="float" office:value="0.104586793000635" calcext:value-type="float">
            <text:p>0.104586793000635</text:p>
          </table:table-cell>
          <table:table-cell office:value-type="float" office:value="60000" calcext:value-type="float">
            <text:p>60000</text:p>
          </table:table-cell>
          <table:table-cell office:value-type="float" office:value="60398.6044196208" calcext:value-type="float">
            <text:p>60398.6044196208</text:p>
          </table:table-cell>
        </table:table-row>
        <table:table-row table:style-name="ro1">
          <table:table-cell office:value-type="float" office:value="239.401153537001" calcext:value-type="float">
            <text:p>239.40115353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3.7870895318" calcext:value-type="float">
            <text:p>74573.7870895318</text:p>
          </table:table-cell>
          <table:table-cell office:value-type="float" office:value="0.102712739000708" calcext:value-type="float">
            <text:p>0.102712739000708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3.7870895318" calcext:value-type="float">
            <text:p>74573.7870895318</text:p>
          </table:table-cell>
        </table:table-row>
        <table:table-row table:style-name="ro1">
          <table:table-cell office:value-type="float" office:value="239.603194433999" calcext:value-type="float">
            <text:p>239.60319443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829.0586746371" calcext:value-type="float">
            <text:p>75829.0586746371</text:p>
          </table:table-cell>
          <table:table-cell office:value-type="float" office:value="0.102772059999552" calcext:value-type="float">
            <text:p>0.102772059999552</text:p>
          </table:table-cell>
          <table:table-cell office:value-type="float" office:value="60000" calcext:value-type="float">
            <text:p>60000</text:p>
          </table:table-cell>
          <table:table-cell office:value-type="float" office:value="59800.1519629252" calcext:value-type="float">
            <text:p>59800.1519629252</text:p>
          </table:table-cell>
        </table:table-row>
        <table:table-row table:style-name="ro1">
          <table:table-cell office:value-type="float" office:value="239.806577210999" calcext:value-type="float">
            <text:p>239.80657721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139.3503802974" calcext:value-type="float">
            <text:p>43139.3503802974</text:p>
          </table:table-cell>
          <table:table-cell office:value-type="float" office:value="0.102993513999536" calcext:value-type="float">
            <text:p>0.102993513999536</text:p>
          </table:table-cell>
          <table:table-cell office:value-type="float" office:value="60000" calcext:value-type="float">
            <text:p>60000</text:p>
          </table:table-cell>
          <table:table-cell office:value-type="float" office:value="43755.6268143017" calcext:value-type="float">
            <text:p>43755.6268143017</text:p>
          </table:table-cell>
        </table:table-row>
        <table:table-row table:style-name="ro1">
          <table:table-cell office:value-type="float" office:value="240.008204034999" calcext:value-type="float">
            <text:p>240.00820403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604.4561163144" calcext:value-type="float">
            <text:p>45604.4561163144</text:p>
          </table:table-cell>
          <table:table-cell office:value-type="float" office:value="0.102984363002179" calcext:value-type="float">
            <text:p>0.102984363002179</text:p>
          </table:table-cell>
          <table:table-cell office:value-type="float" office:value="60000" calcext:value-type="float">
            <text:p>60000</text:p>
          </table:table-cell>
          <table:table-cell office:value-type="float" office:value="45604.4561163144" calcext:value-type="float">
            <text:p>45604.4561163144</text:p>
          </table:table-cell>
        </table:table-row>
        <table:table-row table:style-name="ro1">
          <table:table-cell office:value-type="float" office:value="240.209687743998" calcext:value-type="float">
            <text:p>240.20968774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60395.0905324164" calcext:value-type="float">
            <text:p>60395.0905324164</text:p>
          </table:table-cell>
          <table:table-cell office:value-type="float" office:value="0.103044454001065" calcext:value-type="float">
            <text:p>0.103044454001065</text:p>
          </table:table-cell>
          <table:table-cell office:value-type="float" office:value="60000" calcext:value-type="float">
            <text:p>60000</text:p>
          </table:table-cell>
          <table:table-cell office:value-type="float" office:value="75802.0013825226" calcext:value-type="float">
            <text:p>75802.0013825226</text:p>
          </table:table-cell>
        </table:table-row>
        <table:table-row table:style-name="ro1">
          <table:table-cell office:value-type="float" office:value="240.412629058999" calcext:value-type="float">
            <text:p>240.41262905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418.2778165268" calcext:value-type="float">
            <text:p>76418.2778165268</text:p>
          </table:table-cell>
          <table:table-cell office:value-type="float" office:value="0.102755697997054" calcext:value-type="float">
            <text:p>0.102755697997054</text:p>
          </table:table-cell>
          <table:table-cell office:value-type="float" office:value="60000" calcext:value-type="float">
            <text:p>60000</text:p>
          </table:table-cell>
          <table:table-cell office:value-type="float" office:value="76418.2778165268" calcext:value-type="float">
            <text:p>76418.2778165268</text:p>
          </table:table-cell>
        </table:table-row>
        <table:table-row table:style-name="ro1">
          <table:table-cell office:value-type="float" office:value="240.613965324999" calcext:value-type="float">
            <text:p>240.61396532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493.8631655205" calcext:value-type="float">
            <text:p>75493.8631655205</text:p>
          </table:table-cell>
          <table:table-cell office:value-type="float" office:value="0.102979502997187" calcext:value-type="float">
            <text:p>0.102979502997187</text:p>
          </table:table-cell>
          <table:table-cell office:value-type="float" office:value="60000" calcext:value-type="float">
            <text:p>60000</text:p>
          </table:table-cell>
          <table:table-cell office:value-type="float" office:value="59470.67588141" calcext:value-type="float">
            <text:p>59470.67588141</text:p>
          </table:table-cell>
        </table:table-row>
        <table:table-row table:style-name="ro1">
          <table:table-cell office:value-type="float" office:value="240.815198877001" calcext:value-type="float">
            <text:p>240.81519887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55.6268143017" calcext:value-type="float">
            <text:p>43755.6268143017</text:p>
          </table:table-cell>
          <table:table-cell office:value-type="float" office:value="0.103048282999225" calcext:value-type="float">
            <text:p>0.103048282999225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1.9032483059" calcext:value-type="float">
            <text:p>44371.9032483059</text:p>
          </table:table-cell>
        </table:table-row>
        <table:table-row table:style-name="ro1">
          <table:table-cell office:value-type="float" office:value="241.018983208" calcext:value-type="float">
            <text:p>241.018983208</text:p>
          </table:table-cell>
          <table:table-cell office:value-type="float" office:value="45000" calcext:value-type="float">
            <text:p>45000</text:p>
          </table:table-cell>
          <table:table-cell office:value-type="float" office:value="44371.9032483059" calcext:value-type="float">
            <text:p>44371.9032483059</text:p>
          </table:table-cell>
          <table:table-cell office:value-type="float" office:value="0.106356440999662" calcext:value-type="float">
            <text:p>0.10635644099966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1.9032483059" calcext:value-type="float">
            <text:p>44371.9032483059</text:p>
          </table:table-cell>
        </table:table-row>
        <table:table-row table:style-name="ro1">
          <table:table-cell office:value-type="float" office:value="241.221593281" calcext:value-type="float">
            <text:p>241.221593281</text:p>
          </table:table-cell>
          <table:table-cell office:value-type="float" office:value="75000" calcext:value-type="float">
            <text:p>75000</text:p>
          </table:table-cell>
          <table:table-cell office:value-type="float" office:value="60395.0905324164" calcext:value-type="float">
            <text:p>60395.0905324164</text:p>
          </table:table-cell>
          <table:table-cell office:value-type="float" office:value="0.102725155000371" calcext:value-type="float">
            <text:p>0.102725155000371</text:p>
          </table:table-cell>
          <table:table-cell office:value-type="float" office:value="60000" calcext:value-type="float">
            <text:p>60000</text:p>
          </table:table-cell>
          <table:table-cell office:value-type="float" office:value="75802.0013825226" calcext:value-type="float">
            <text:p>75802.0013825226</text:p>
          </table:table-cell>
        </table:table-row>
        <table:table-row table:style-name="ro1">
          <table:table-cell office:value-type="float" office:value="241.424325166001" calcext:value-type="float">
            <text:p>241.42432516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7034.5542505311" calcext:value-type="float">
            <text:p>77034.5542505311</text:p>
          </table:table-cell>
          <table:table-cell office:value-type="float" office:value="0.102849037997657" calcext:value-type="float">
            <text:p>0.102849037997657</text:p>
          </table:table-cell>
          <table:table-cell office:value-type="float" office:value="60000" calcext:value-type="float">
            <text:p>60000</text:p>
          </table:table-cell>
          <table:table-cell office:value-type="float" office:value="77034.5542505311" calcext:value-type="float">
            <text:p>77034.5542505311</text:p>
          </table:table-cell>
        </table:table-row>
        <table:table-row table:style-name="ro1">
          <table:table-cell office:value-type="float" office:value="241.627391670001" calcext:value-type="float">
            <text:p>241.62739167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7034.5542505311" calcext:value-type="float">
            <text:p>77034.5542505311</text:p>
          </table:table-cell>
          <table:table-cell office:value-type="float" office:value="0.103131913998368" calcext:value-type="float">
            <text:p>0.103131913998368</text:p>
          </table:table-cell>
          <table:table-cell office:value-type="float" office:value="60000" calcext:value-type="float">
            <text:p>60000</text:p>
          </table:table-cell>
          <table:table-cell office:value-type="float" office:value="61011.3669664206" calcext:value-type="float">
            <text:p>61011.3669664206</text:p>
          </table:table-cell>
        </table:table-row>
        <table:table-row table:style-name="ro1">
          <table:table-cell office:value-type="float" office:value="241.830219895" calcext:value-type="float">
            <text:p>241.830219895</text:p>
          </table:table-cell>
          <table:table-cell office:value-type="float" office:value="45000" calcext:value-type="float">
            <text:p>45000</text:p>
          </table:table-cell>
          <table:table-cell office:value-type="float" office:value="43755.6268143017" calcext:value-type="float">
            <text:p>43755.6268143017</text:p>
          </table:table-cell>
          <table:table-cell office:value-type="float" office:value="0.103320637001161" calcext:value-type="float">
            <text:p>0.10332063700116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71.9032483059" calcext:value-type="float">
            <text:p>44371.9032483059</text:p>
          </table:table-cell>
        </table:table-row>
        <table:table-row table:style-name="ro1">
          <table:table-cell office:value-type="float" office:value="242.031910192" calcext:value-type="float">
            <text:p>242.031910192</text:p>
          </table:table-cell>
          <table:table-cell office:value-type="float" office:value="45000" calcext:value-type="float">
            <text:p>45000</text:p>
          </table:table-cell>
          <table:table-cell office:value-type="float" office:value="43755.6268143017" calcext:value-type="float">
            <text:p>43755.6268143017</text:p>
          </table:table-cell>
          <table:table-cell office:value-type="float" office:value="0.103137113001139" calcext:value-type="float">
            <text:p>0.103137113001139</text:p>
          </table:table-cell>
          <table:table-cell office:value-type="float" office:value="60000" calcext:value-type="float">
            <text:p>60000</text:p>
          </table:table-cell>
          <table:table-cell office:value-type="float" office:value="43755.6268143017" calcext:value-type="float">
            <text:p>43755.6268143017</text:p>
          </table:table-cell>
        </table:table-row>
        <table:table-row table:style-name="ro1">
          <table:table-cell office:value-type="float" office:value="242.234637993999" calcext:value-type="float">
            <text:p>242.2346379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011.3669664206" calcext:value-type="float">
            <text:p>61011.3669664206</text:p>
          </table:table-cell>
          <table:table-cell office:value-type="float" office:value="0.102819194999029" calcext:value-type="float">
            <text:p>0.102819194999029</text:p>
          </table:table-cell>
          <table:table-cell office:value-type="float" office:value="60000" calcext:value-type="float">
            <text:p>60000</text:p>
          </table:table-cell>
          <table:table-cell office:value-type="float" office:value="76418.2778165268" calcext:value-type="float">
            <text:p>76418.2778165268</text:p>
          </table:table-cell>
        </table:table-row>
        <table:table-row table:style-name="ro1">
          <table:table-cell office:value-type="float" office:value="242.437458008" calcext:value-type="float">
            <text:p>242.43745800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02.0013825226" calcext:value-type="float">
            <text:p>75802.0013825226</text:p>
          </table:table-cell>
          <table:table-cell office:value-type="float" office:value="0.102668881001591" calcext:value-type="float">
            <text:p>0.102668881001591</text:p>
          </table:table-cell>
          <table:table-cell office:value-type="float" office:value="60000" calcext:value-type="float">
            <text:p>60000</text:p>
          </table:table-cell>
          <table:table-cell office:value-type="float" office:value="75802.0013825226" calcext:value-type="float">
            <text:p>75802.0013825226</text:p>
          </table:table-cell>
        </table:table-row>
        <table:table-row table:style-name="ro1">
          <table:table-cell office:value-type="float" office:value="242.639941613001" calcext:value-type="float">
            <text:p>242.63994161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802.0013825226" calcext:value-type="float">
            <text:p>75802.0013825226</text:p>
          </table:table-cell>
          <table:table-cell office:value-type="float" office:value="0.103314916999807" calcext:value-type="float">
            <text:p>0.103314916999807</text:p>
          </table:table-cell>
          <table:table-cell office:value-type="float" office:value="60000" calcext:value-type="float">
            <text:p>60000</text:p>
          </table:table-cell>
          <table:table-cell office:value-type="float" office:value="59778.8140984121" calcext:value-type="float">
            <text:p>59778.8140984121</text:p>
          </table:table-cell>
        </table:table-row>
        <table:table-row table:style-name="ro1">
          <table:table-cell office:value-type="float" office:value="242.842566650001" calcext:value-type="float">
            <text:p>242.84256665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36.9433066779" calcext:value-type="float">
            <text:p>43736.9433066779</text:p>
          </table:table-cell>
          <table:table-cell office:value-type="float" office:value="0.102097425999091" calcext:value-type="float">
            <text:p>0.102097425999091</text:p>
          </table:table-cell>
          <table:table-cell office:value-type="float" office:value="60000" calcext:value-type="float">
            <text:p>60000</text:p>
          </table:table-cell>
          <table:table-cell office:value-type="float" office:value="44352.9565926874" calcext:value-type="float">
            <text:p>44352.9565926874</text:p>
          </table:table-cell>
        </table:table-row>
        <table:table-row table:style-name="ro1">
          <table:table-cell office:value-type="float" office:value="243.044143201001" calcext:value-type="float">
            <text:p>243.04414320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68.969878697" calcext:value-type="float">
            <text:p>44968.969878697</text:p>
          </table:table-cell>
          <table:table-cell office:value-type="float" office:value="0.103306993998558" calcext:value-type="float">
            <text:p>0.103306993998558</text:p>
          </table:table-cell>
          <table:table-cell office:value-type="float" office:value="60000" calcext:value-type="float">
            <text:p>60000</text:p>
          </table:table-cell>
          <table:table-cell office:value-type="float" office:value="44968.969878697" calcext:value-type="float">
            <text:p>44968.969878697</text:p>
          </table:table-cell>
        </table:table-row>
        <table:table-row table:style-name="ro1">
          <table:table-cell office:value-type="float" office:value="243.245431414001" calcext:value-type="float">
            <text:p>243.24543141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645.8710434599" calcext:value-type="float">
            <text:p>60645.8710434599</text:p>
          </table:table-cell>
          <table:table-cell office:value-type="float" office:value="0.102726880999398" calcext:value-type="float">
            <text:p>0.102726880999398</text:p>
          </table:table-cell>
          <table:table-cell office:value-type="float" office:value="60000" calcext:value-type="float">
            <text:p>60000</text:p>
          </table:table-cell>
          <table:table-cell office:value-type="float" office:value="75960.4849433235" calcext:value-type="float">
            <text:p>75960.4849433235</text:p>
          </table:table-cell>
        </table:table-row>
        <table:table-row table:style-name="ro1">
          <table:table-cell office:value-type="float" office:value="243.447414203998" calcext:value-type="float">
            <text:p>243.44741420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3203.8544413481" calcext:value-type="float">
            <text:p>73203.8544413481</text:p>
          </table:table-cell>
          <table:table-cell office:value-type="float" office:value="0.102864024000155" calcext:value-type="float">
            <text:p>0.102864024000155</text:p>
          </table:table-cell>
          <table:table-cell office:value-type="float" office:value="60000" calcext:value-type="float">
            <text:p>60000</text:p>
          </table:table-cell>
          <table:table-cell office:value-type="float" office:value="73203.8544413481" calcext:value-type="float">
            <text:p>73203.8544413481</text:p>
          </table:table-cell>
        </table:table-row>
        <table:table-row table:style-name="ro1">
          <table:table-cell office:value-type="float" office:value="243.649667901002" calcext:value-type="float">
            <text:p>243.649667901002</text:p>
          </table:table-cell>
          <table:table-cell office:value-type="float" office:value="45000" calcext:value-type="float">
            <text:p>45000</text:p>
          </table:table-cell>
          <table:table-cell office:value-type="float" office:value="75347.900387329" calcext:value-type="float">
            <text:p>75347.900387329</text:p>
          </table:table-cell>
          <table:table-cell office:value-type="float" office:value="0.103005567001674" calcext:value-type="float">
            <text:p>0.103005567001674</text:p>
          </table:table-cell>
          <table:table-cell office:value-type="float" office:value="60000" calcext:value-type="float">
            <text:p>60000</text:p>
          </table:table-cell>
          <table:table-cell office:value-type="float" office:value="60033.2864874654" calcext:value-type="float">
            <text:p>60033.2864874654</text:p>
          </table:table-cell>
        </table:table-row>
        <table:table-row table:style-name="ro1">
          <table:table-cell office:value-type="float" office:value="243.852479558002" calcext:value-type="float">
            <text:p>243.852479558002</text:p>
          </table:table-cell>
          <table:table-cell office:value-type="float" office:value="45000" calcext:value-type="float">
            <text:p>45000</text:p>
          </table:table-cell>
          <table:table-cell office:value-type="float" office:value="45331.2571435963" calcext:value-type="float">
            <text:p>45331.2571435963</text:p>
          </table:table-cell>
          <table:table-cell office:value-type="float" office:value="0.103331123002135" calcext:value-type="float">
            <text:p>0.103331123002135</text:p>
          </table:table-cell>
          <table:table-cell office:value-type="float" office:value="60000" calcext:value-type="float">
            <text:p>60000</text:p>
          </table:table-cell>
          <table:table-cell office:value-type="float" office:value="45331.2571435963" calcext:value-type="float">
            <text:p>45331.2571435963</text:p>
          </table:table-cell>
        </table:table-row>
        <table:table-row table:style-name="ro1">
          <table:table-cell office:value-type="float" office:value="244.054590667001" calcext:value-type="float">
            <text:p>244.05459066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26953.72046376" calcext:value-type="float">
            <text:p>26953.72046376</text:p>
          </table:table-cell>
          <table:table-cell office:value-type="float" office:value="0.103865916000359" calcext:value-type="float">
            <text:p>0.103865916000359</text:p>
          </table:table-cell>
          <table:table-cell office:value-type="float" office:value="60000" calcext:value-type="float">
            <text:p>60000</text:p>
          </table:table-cell>
          <table:table-cell office:value-type="float" office:value="26953.72046376" calcext:value-type="float">
            <text:p>26953.72046376</text:p>
          </table:table-cell>
        </table:table-row>
        <table:table-row table:style-name="ro1">
          <table:table-cell office:value-type="float" office:value="244.25644565" calcext:value-type="float">
            <text:p>244.25644565</text:p>
          </table:table-cell>
          <table:table-cell office:value-type="float" office:value="75000" calcext:value-type="float">
            <text:p>75000</text:p>
          </table:table-cell>
          <table:table-cell office:value-type="float" office:value="61258.4555994545" calcext:value-type="float">
            <text:p>61258.4555994545</text:p>
          </table:table-cell>
          <table:table-cell office:value-type="float" office:value="0.103683901998011" calcext:value-type="float">
            <text:p>0.103683901998011</text:p>
          </table:table-cell>
          <table:table-cell office:value-type="float" office:value="60000" calcext:value-type="float">
            <text:p>60000</text:p>
          </table:table-cell>
          <table:table-cell office:value-type="float" office:value="76573.0694993181" calcext:value-type="float">
            <text:p>76573.0694993181</text:p>
          </table:table-cell>
        </table:table-row>
        <table:table-row table:style-name="ro1">
          <table:table-cell office:value-type="float" office:value="244.458184589999" calcext:value-type="float">
            <text:p>244.4581845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654.1926653263" calcext:value-type="float">
            <text:p>75654.1926653263</text:p>
          </table:table-cell>
          <table:table-cell office:value-type="float" office:value="0.103422104999481" calcext:value-type="float">
            <text:p>0.103422104999481</text:p>
          </table:table-cell>
          <table:table-cell office:value-type="float" office:value="60000" calcext:value-type="float">
            <text:p>60000</text:p>
          </table:table-cell>
          <table:table-cell office:value-type="float" office:value="75654.1926653263" calcext:value-type="float">
            <text:p>75654.1926653263</text:p>
          </table:table-cell>
        </table:table-row>
        <table:table-row table:style-name="ro1">
          <table:table-cell office:value-type="float" office:value="244.660531685" calcext:value-type="float">
            <text:p>244.660531685</text:p>
          </table:table-cell>
          <table:table-cell office:value-type="float" office:value="45000" calcext:value-type="float">
            <text:p>45000</text:p>
          </table:table-cell>
          <table:table-cell office:value-type="float" office:value="76573.0694993181" calcext:value-type="float">
            <text:p>76573.0694993181</text:p>
          </table:table-cell>
          <table:table-cell office:value-type="float" office:value="0.10275374000048" calcext:value-type="float">
            <text:p>0.10275374000048</text:p>
          </table:table-cell>
          <table:table-cell office:value-type="float" office:value="60000" calcext:value-type="float">
            <text:p>60000</text:p>
          </table:table-cell>
          <table:table-cell office:value-type="float" office:value="60645.8710434599" calcext:value-type="float">
            <text:p>60645.8710434599</text:p>
          </table:table-cell>
        </table:table-row>
        <table:table-row table:style-name="ro1">
          <table:table-cell office:value-type="float" office:value="244.866949533" calcext:value-type="float">
            <text:p>244.866949533</text:p>
          </table:table-cell>
          <table:table-cell office:value-type="float" office:value="45000" calcext:value-type="float">
            <text:p>45000</text:p>
          </table:table-cell>
          <table:table-cell office:value-type="float" office:value="41655.749807629" calcext:value-type="float">
            <text:p>41655.749807629</text:p>
          </table:table-cell>
          <table:table-cell office:value-type="float" office:value="0.103117906000989" calcext:value-type="float">
            <text:p>0.103117906000989</text:p>
          </table:table-cell>
          <table:table-cell office:value-type="float" office:value="60000" calcext:value-type="float">
            <text:p>60000</text:p>
          </table:table-cell>
          <table:table-cell office:value-type="float" office:value="42268.3343636236" calcext:value-type="float">
            <text:p>42268.3343636236</text:p>
          </table:table-cell>
        </table:table-row>
        <table:table-row table:style-name="ro1">
          <table:table-cell office:value-type="float" office:value="245.068684040001" calcext:value-type="float">
            <text:p>245.06868404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331.2571435963" calcext:value-type="float">
            <text:p>45331.2571435963</text:p>
          </table:table-cell>
          <table:table-cell office:value-type="float" office:value="0.102956603001076" calcext:value-type="float">
            <text:p>0.102956603001076</text:p>
          </table:table-cell>
          <table:table-cell office:value-type="float" office:value="60000" calcext:value-type="float">
            <text:p>60000</text:p>
          </table:table-cell>
          <table:table-cell office:value-type="float" office:value="44718.6725876018" calcext:value-type="float">
            <text:p>44718.6725876018</text:p>
          </table:table-cell>
        </table:table-row>
        <table:table-row table:style-name="ro1">
          <table:table-cell office:value-type="float" office:value="245.270196560999" calcext:value-type="float">
            <text:p>245.27019656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58808.1173754763" calcext:value-type="float">
            <text:p>58808.1173754763</text:p>
          </table:table-cell>
          <table:table-cell office:value-type="float" office:value="0.103215939001529" calcext:value-type="float">
            <text:p>0.103215939001529</text:p>
          </table:table-cell>
          <table:table-cell office:value-type="float" office:value="60000" calcext:value-type="float">
            <text:p>60000</text:p>
          </table:table-cell>
          <table:table-cell office:value-type="float" office:value="74735.3158313345" calcext:value-type="float">
            <text:p>74735.3158313345</text:p>
          </table:table-cell>
        </table:table-row>
        <table:table-row table:style-name="ro1">
          <table:table-cell office:value-type="float" office:value="245.471968188001" calcext:value-type="float">
            <text:p>245.47196818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7.900387329" calcext:value-type="float">
            <text:p>75347.900387329</text:p>
          </table:table-cell>
          <table:table-cell office:value-type="float" office:value="0.102993373999198" calcext:value-type="float">
            <text:p>0.102993373999198</text:p>
          </table:table-cell>
          <table:table-cell office:value-type="float" office:value="60000" calcext:value-type="float">
            <text:p>60000</text:p>
          </table:table-cell>
          <table:table-cell office:value-type="float" office:value="75347.900387329" calcext:value-type="float">
            <text:p>75347.900387329</text:p>
          </table:table-cell>
        </table:table-row>
        <table:table-row table:style-name="ro1">
          <table:table-cell office:value-type="float" office:value="245.674415121001" calcext:value-type="float">
            <text:p>245.67441512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347.900387329" calcext:value-type="float">
            <text:p>75347.900387329</text:p>
          </table:table-cell>
          <table:table-cell office:value-type="float" office:value="0.10298006299854" calcext:value-type="float">
            <text:p>0.10298006299854</text:p>
          </table:table-cell>
          <table:table-cell office:value-type="float" office:value="60000" calcext:value-type="float">
            <text:p>60000</text:p>
          </table:table-cell>
          <table:table-cell office:value-type="float" office:value="59420.7019314708" calcext:value-type="float">
            <text:p>59420.7019314708</text:p>
          </table:table-cell>
        </table:table-row>
        <table:table-row table:style-name="ro1">
          <table:table-cell office:value-type="float" office:value="245.876773239001" calcext:value-type="float">
            <text:p>245.87677323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493.5034756127" calcext:value-type="float">
            <text:p>43493.5034756127</text:p>
          </table:table-cell>
          <table:table-cell office:value-type="float" office:value="0.103065742998297" calcext:value-type="float">
            <text:p>0.103065742998297</text:p>
          </table:table-cell>
          <table:table-cell office:value-type="float" office:value="60000" calcext:value-type="float">
            <text:p>60000</text:p>
          </table:table-cell>
          <table:table-cell office:value-type="float" office:value="44106.0880316072" calcext:value-type="float">
            <text:p>44106.0880316072</text:p>
          </table:table-cell>
        </table:table-row>
        <table:table-row table:style-name="ro1">
          <table:table-cell office:value-type="float" office:value="246.079145207001" calcext:value-type="float">
            <text:p>246.07914520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331.2571435963" calcext:value-type="float">
            <text:p>45331.2571435963</text:p>
          </table:table-cell>
          <table:table-cell office:value-type="float" office:value="0.102771335998114" calcext:value-type="float">
            <text:p>0.102771335998114</text:p>
          </table:table-cell>
          <table:table-cell office:value-type="float" office:value="60000" calcext:value-type="float">
            <text:p>60000</text:p>
          </table:table-cell>
          <table:table-cell office:value-type="float" office:value="45331.2571435963" calcext:value-type="float">
            <text:p>45331.2571435963</text:p>
          </table:table-cell>
        </table:table-row>
        <table:table-row table:style-name="ro1">
          <table:table-cell office:value-type="float" office:value="246.282758623998" calcext:value-type="float">
            <text:p>246.282758623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9170.6834556535" calcext:value-type="float">
            <text:p>59170.6834556535</text:p>
          </table:table-cell>
          <table:table-cell office:value-type="float" office:value="0.103013542000554" calcext:value-type="float">
            <text:p>0.103013542000554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9.7156055633" calcext:value-type="float">
            <text:p>74579.7156055633</text:p>
          </table:table-cell>
        </table:table-row>
        <table:table-row table:style-name="ro1">
          <table:table-cell office:value-type="float" office:value="246.484896766" calcext:value-type="float">
            <text:p>246.484896766</text:p>
          </table:table-cell>
          <table:table-cell office:value-type="float" office:value="75000" calcext:value-type="float">
            <text:p>75000</text:p>
          </table:table-cell>
          <table:table-cell office:value-type="float" office:value="77045.1607495488" calcext:value-type="float">
            <text:p>77045.1607495488</text:p>
          </table:table-cell>
          <table:table-cell office:value-type="float" office:value="0.102986870999302" calcext:value-type="float">
            <text:p>0.102986870999302</text:p>
          </table:table-cell>
          <table:table-cell office:value-type="float" office:value="60000" calcext:value-type="float">
            <text:p>60000</text:p>
          </table:table-cell>
          <table:table-cell office:value-type="float" office:value="77045.1607495488" calcext:value-type="float">
            <text:p>77045.1607495488</text:p>
          </table:table-cell>
        </table:table-row>
        <table:table-row table:style-name="ro1">
          <table:table-cell office:value-type="float" office:value="246.687406637" calcext:value-type="float">
            <text:p>246.687406637</text:p>
          </table:table-cell>
          <table:table-cell office:value-type="float" office:value="45000" calcext:value-type="float">
            <text:p>45000</text:p>
          </table:table-cell>
          <table:table-cell office:value-type="float" office:value="75832.2601203545" calcext:value-type="float">
            <text:p>75832.2601203545</text:p>
          </table:table-cell>
          <table:table-cell office:value-type="float" office:value="0.102955571001075" calcext:value-type="float">
            <text:p>0.102955571001075</text:p>
          </table:table-cell>
          <table:table-cell office:value-type="float" office:value="60000" calcext:value-type="float">
            <text:p>60000</text:p>
          </table:table-cell>
          <table:table-cell office:value-type="float" office:value="60419.1991202824" calcext:value-type="float">
            <text:p>60419.1991202824</text:p>
          </table:table-cell>
        </table:table-row>
        <table:table-row table:style-name="ro1">
          <table:table-cell office:value-type="float" office:value="246.890416506001" calcext:value-type="float">
            <text:p>246.89041650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006.1381202104" calcext:value-type="float">
            <text:p>45006.1381202104</text:p>
          </table:table-cell>
          <table:table-cell office:value-type="float" office:value="0.103924231996643" calcext:value-type="float">
            <text:p>0.103924231996643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6.1381202104" calcext:value-type="float">
            <text:p>45006.1381202104</text:p>
          </table:table-cell>
        </table:table-row>
        <table:table-row table:style-name="ro1">
          <table:table-cell office:value-type="float" office:value="247.091555720999" calcext:value-type="float">
            <text:p>247.09155572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156.5708002017" calcext:value-type="float">
            <text:p>43156.5708002017</text:p>
          </table:table-cell>
          <table:table-cell office:value-type="float" office:value="0.102789634998771" calcext:value-type="float">
            <text:p>0.102789634998771</text:p>
          </table:table-cell>
          <table:table-cell office:value-type="float" office:value="60000" calcext:value-type="float">
            <text:p>60000</text:p>
          </table:table-cell>
          <table:table-cell office:value-type="float" office:value="43156.5708002017" calcext:value-type="float">
            <text:p>43156.5708002017</text:p>
          </table:table-cell>
        </table:table-row>
        <table:table-row table:style-name="ro1">
          <table:table-cell office:value-type="float" office:value="247.29544844" calcext:value-type="float">
            <text:p>247.29544844</text:p>
          </table:table-cell>
          <table:table-cell office:value-type="float" office:value="75000" calcext:value-type="float">
            <text:p>75000</text:p>
          </table:table-cell>
          <table:table-cell office:value-type="float" office:value="60727.4603402839" calcext:value-type="float">
            <text:p>60727.4603402839</text:p>
          </table:table-cell>
          <table:table-cell office:value-type="float" office:value="0.102967088998412" calcext:value-type="float">
            <text:p>0.102967088998412</text:p>
          </table:table-cell>
          <table:table-cell office:value-type="float" office:value="60000" calcext:value-type="float">
            <text:p>60000</text:p>
          </table:table-cell>
          <table:table-cell office:value-type="float" office:value="76140.5213403559" calcext:value-type="float">
            <text:p>76140.5213403559</text:p>
          </table:table-cell>
        </table:table-row>
        <table:table-row table:style-name="ro1">
          <table:table-cell office:value-type="float" office:value="247.497940246998" calcext:value-type="float">
            <text:p>247.49794024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32.2601203545" calcext:value-type="float">
            <text:p>75832.2601203545</text:p>
          </table:table-cell>
          <table:table-cell office:value-type="float" office:value="0.10327070600033" calcext:value-type="float">
            <text:p>0.10327070600033</text:p>
          </table:table-cell>
          <table:table-cell office:value-type="float" office:value="60000" calcext:value-type="float">
            <text:p>60000</text:p>
          </table:table-cell>
          <table:table-cell office:value-type="float" office:value="75832.2601203545" calcext:value-type="float">
            <text:p>75832.2601203545</text:p>
          </table:table-cell>
        </table:table-row>
        <table:table-row table:style-name="ro1">
          <table:table-cell office:value-type="float" office:value="247.700350720999" calcext:value-type="float">
            <text:p>247.70035072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7065.3050003602" calcext:value-type="float">
            <text:p>77065.3050003602</text:p>
          </table:table-cell>
          <table:table-cell office:value-type="float" office:value="0.103598233999946" calcext:value-type="float">
            <text:p>0.103598233999946</text:p>
          </table:table-cell>
          <table:table-cell office:value-type="float" office:value="60000" calcext:value-type="float">
            <text:p>60000</text:p>
          </table:table-cell>
          <table:table-cell office:value-type="float" office:value="61652.2440002882" calcext:value-type="float">
            <text:p>61652.2440002882</text:p>
          </table:table-cell>
        </table:table-row>
        <table:table-row table:style-name="ro1">
          <table:table-cell office:value-type="float" office:value="247.903084900001" calcext:value-type="float">
            <text:p>247.90308490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622.6605602133" calcext:value-type="float">
            <text:p>45622.6605602133</text:p>
          </table:table-cell>
          <table:table-cell office:value-type="float" office:value="0.103322524999385" calcext:value-type="float">
            <text:p>0.103322524999385</text:p>
          </table:table-cell>
          <table:table-cell office:value-type="float" office:value="60000" calcext:value-type="float">
            <text:p>60000</text:p>
          </table:table-cell>
          <table:table-cell office:value-type="float" office:value="45622.6605602133" calcext:value-type="float">
            <text:p>45622.6605602133</text:p>
          </table:table-cell>
        </table:table-row>
        <table:table-row table:style-name="ro1">
          <table:table-cell office:value-type="float" office:value="248.105011999" calcext:value-type="float">
            <text:p>248.10501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630.4731831624" calcext:value-type="float">
            <text:p>45630.4731831624</text:p>
          </table:table-cell>
          <table:table-cell office:value-type="float" office:value="0.10210090700275" calcext:value-type="float">
            <text:p>0.10210090700275</text:p>
          </table:table-cell>
          <table:table-cell office:value-type="float" office:value="60000" calcext:value-type="float">
            <text:p>60000</text:p>
          </table:table-cell>
          <table:table-cell office:value-type="float" office:value="61046.1735828794" calcext:value-type="float">
            <text:p>61046.1735828794</text:p>
          </table:table-cell>
        </table:table-row>
        <table:table-row table:style-name="ro1">
          <table:table-cell office:value-type="float" office:value="248.308153417001" calcext:value-type="float">
            <text:p>248.30815341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28.6179506191" calcext:value-type="float">
            <text:p>75228.6179506191</text:p>
          </table:table-cell>
          <table:table-cell office:value-type="float" office:value="0.102659058997233" calcext:value-type="float">
            <text:p>0.102659058997233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8.6179506191" calcext:value-type="float">
            <text:p>75228.6179506191</text:p>
          </table:table-cell>
        </table:table-row>
        <table:table-row table:style-name="ro1">
          <table:table-cell office:value-type="float" office:value="248.510004774998" calcext:value-type="float">
            <text:p>248.51000477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0.4693680297" calcext:value-type="float">
            <text:p>75350.4693680297</text:p>
          </table:table-cell>
          <table:table-cell office:value-type="float" office:value="0.102973616998497" calcext:value-type="float">
            <text:p>0.102973616998497</text:p>
          </table:table-cell>
          <table:table-cell office:value-type="float" office:value="60000" calcext:value-type="float">
            <text:p>60000</text:p>
          </table:table-cell>
          <table:table-cell office:value-type="float" office:value="75350.4693680297" calcext:value-type="float">
            <text:p>75350.4693680297</text:p>
          </table:table-cell>
        </table:table-row>
        <table:table-row table:style-name="ro1">
          <table:table-cell office:value-type="float" office:value="248.712281642001" calcext:value-type="float">
            <text:p>248.71228164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8810.1224335842" calcext:value-type="float">
            <text:p>58810.1224335842</text:p>
          </table:table-cell>
          <table:table-cell office:value-type="float" office:value="0.103421708001406" calcext:value-type="float">
            <text:p>0.103421708001406</text:p>
          </table:table-cell>
          <table:table-cell office:value-type="float" office:value="60000" calcext:value-type="float">
            <text:p>60000</text:p>
          </table:table-cell>
          <table:table-cell office:value-type="float" office:value="43494.9863831716" calcext:value-type="float">
            <text:p>43494.9863831716</text:p>
          </table:table-cell>
        </table:table-row>
        <table:table-row table:style-name="ro1">
          <table:table-cell office:value-type="float" office:value="248.914545595999" calcext:value-type="float">
            <text:p>248.91454559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332.8027092211" calcext:value-type="float">
            <text:p>45332.8027092211</text:p>
          </table:table-cell>
          <table:table-cell office:value-type="float" office:value="0.102379510997707" calcext:value-type="float">
            <text:p>0.102379510997707</text:p>
          </table:table-cell>
          <table:table-cell office:value-type="float" office:value="60000" calcext:value-type="float">
            <text:p>60000</text:p>
          </table:table-cell>
          <table:table-cell office:value-type="float" office:value="45332.8027092211" calcext:value-type="float">
            <text:p>45332.8027092211</text:p>
          </table:table-cell>
        </table:table-row>
        <table:table-row table:style-name="ro1">
          <table:table-cell office:value-type="float" office:value="249.116646195002" calcext:value-type="float">
            <text:p>249.116646195002</text:p>
          </table:table-cell>
          <table:table-cell office:value-type="float" office:value="75000" calcext:value-type="float">
            <text:p>75000</text:p>
          </table:table-cell>
          <table:table-cell office:value-type="float" office:value="42882.3809411551" calcext:value-type="float">
            <text:p>42882.3809411551</text:p>
          </table:table-cell>
          <table:table-cell office:value-type="float" office:value="0.102711419000116" calcext:value-type="float">
            <text:p>0.102711419000116</text:p>
          </table:table-cell>
          <table:table-cell office:value-type="float" office:value="60000" calcext:value-type="float">
            <text:p>60000</text:p>
          </table:table-cell>
          <table:table-cell office:value-type="float" office:value="58197.5169915677" calcext:value-type="float">
            <text:p>58197.5169915677</text:p>
          </table:table-cell>
        </table:table-row>
        <table:table-row table:style-name="ro1">
          <table:table-cell office:value-type="float" office:value="249.319449342001" calcext:value-type="float">
            <text:p>249.31944934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75.6802520627" calcext:value-type="float">
            <text:p>76575.6802520627</text:p>
          </table:table-cell>
          <table:table-cell office:value-type="float" office:value="0.102680947999033" calcext:value-type="float">
            <text:p>0.102680947999033</text:p>
          </table:table-cell>
          <table:table-cell office:value-type="float" office:value="60000" calcext:value-type="float">
            <text:p>60000</text:p>
          </table:table-cell>
          <table:table-cell office:value-type="float" office:value="76575.6802520627" calcext:value-type="float">
            <text:p>76575.6802520627</text:p>
          </table:table-cell>
        </table:table-row>
        <table:table-row table:style-name="ro1">
          <table:table-cell office:value-type="float" office:value="249.521046788999" calcext:value-type="float">
            <text:p>249.52104678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737.8639260132" calcext:value-type="float">
            <text:p>74737.8639260132</text:p>
          </table:table-cell>
          <table:table-cell office:value-type="float" office:value="0.102871363000304" calcext:value-type="float">
            <text:p>0.102871363000304</text:p>
          </table:table-cell>
          <table:table-cell office:value-type="float" office:value="60000" calcext:value-type="float">
            <text:p>60000</text:p>
          </table:table-cell>
          <table:table-cell office:value-type="float" office:value="74737.8639260132" calcext:value-type="float">
            <text:p>74737.8639260132</text:p>
          </table:table-cell>
        </table:table-row>
        <table:table-row table:style-name="ro1">
          <table:table-cell office:value-type="float" office:value="249.723614499999" calcext:value-type="float">
            <text:p>249.72361449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116.4251545924" calcext:value-type="float">
            <text:p>59116.4251545924</text:p>
          </table:table-cell>
          <table:table-cell office:value-type="float" office:value="0.102985015000741" calcext:value-type="float">
            <text:p>0.102985015000741</text:p>
          </table:table-cell>
          <table:table-cell office:value-type="float" office:value="60000" calcext:value-type="float">
            <text:p>60000</text:p>
          </table:table-cell>
          <table:table-cell office:value-type="float" office:value="43801.2891041799" calcext:value-type="float">
            <text:p>43801.2891041799</text:p>
          </table:table-cell>
        </table:table-row>
        <table:table-row table:style-name="ro1">
          <table:table-cell office:value-type="float" office:value="249.926374601" calcext:value-type="float">
            <text:p>249.9263746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720.1972672046" calcext:value-type="float">
            <text:p>44720.1972672046</text:p>
          </table:table-cell>
          <table:table-cell office:value-type="float" office:value="0.103146356999787" calcext:value-type="float">
            <text:p>0.103146356999787</text:p>
          </table:table-cell>
          <table:table-cell office:value-type="float" office:value="60000" calcext:value-type="float">
            <text:p>60000</text:p>
          </table:table-cell>
          <table:table-cell office:value-type="float" office:value="44720.1972672046" calcext:value-type="float">
            <text:p>44720.1972672046</text:p>
          </table:table-cell>
        </table:table-row>
        <table:table-row table:style-name="ro1">
          <table:table-cell office:value-type="float" office:value="250.128822844999" calcext:value-type="float">
            <text:p>250.12882284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3494.9863831716" calcext:value-type="float">
            <text:p>43494.9863831716</text:p>
          </table:table-cell>
          <table:table-cell office:value-type="float" office:value="0.103571817002376" calcext:value-type="float">
            <text:p>0.103571817002376</text:p>
          </table:table-cell>
          <table:table-cell office:value-type="float" office:value="60000" calcext:value-type="float">
            <text:p>60000</text:p>
          </table:table-cell>
          <table:table-cell office:value-type="float" office:value="58810.1224335842" calcext:value-type="float">
            <text:p>58810.1224335842</text:p>
          </table:table-cell>
        </table:table-row>
        <table:table-row table:style-name="ro1">
          <table:table-cell office:value-type="float" office:value="250.330333937" calcext:value-type="float">
            <text:p>250.330333937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0.4693680297" calcext:value-type="float">
            <text:p>75350.4693680297</text:p>
          </table:table-cell>
          <table:table-cell office:value-type="float" office:value="0.103000283997972" calcext:value-type="float">
            <text:p>0.103000283997972</text:p>
          </table:table-cell>
          <table:table-cell office:value-type="float" office:value="60000" calcext:value-type="float">
            <text:p>60000</text:p>
          </table:table-cell>
          <table:table-cell office:value-type="float" office:value="75350.4693680297" calcext:value-type="float">
            <text:p>75350.4693680297</text:p>
          </table:table-cell>
        </table:table-row>
        <table:table-row table:style-name="ro1">
          <table:table-cell office:value-type="float" office:value="250.532027272999" calcext:value-type="float">
            <text:p>250.53202727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5.2584839967" calcext:value-type="float">
            <text:p>74125.2584839967</text:p>
          </table:table-cell>
          <table:table-cell office:value-type="float" office:value="0.102786598999955" calcext:value-type="float">
            <text:p>0.102786598999955</text:p>
          </table:table-cell>
          <table:table-cell office:value-type="float" office:value="60000" calcext:value-type="float">
            <text:p>60000</text:p>
          </table:table-cell>
          <table:table-cell office:value-type="float" office:value="74125.2584839967" calcext:value-type="float">
            <text:p>74125.2584839967</text:p>
          </table:table-cell>
        </table:table-row>
        <table:table-row table:style-name="ro1">
          <table:table-cell office:value-type="float" office:value="250.734762173001" calcext:value-type="float">
            <text:p>250.73476217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60035.3333176172" calcext:value-type="float">
            <text:p>60035.3333176172</text:p>
          </table:table-cell>
          <table:table-cell office:value-type="float" office:value="0.103141927000252" calcext:value-type="float">
            <text:p>0.103141927000252</text:p>
          </table:table-cell>
          <table:table-cell office:value-type="float" office:value="60000" calcext:value-type="float">
            <text:p>60000</text:p>
          </table:table-cell>
          <table:table-cell office:value-type="float" office:value="44720.1972672046" calcext:value-type="float">
            <text:p>44720.1972672046</text:p>
          </table:table-cell>
        </table:table-row>
        <table:table-row table:style-name="ro1">
          <table:table-cell office:value-type="float" office:value="250.936447544998" calcext:value-type="float">
            <text:p>250.936447544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945.4081512376" calcext:value-type="float">
            <text:p>45945.4081512376</text:p>
          </table:table-cell>
          <table:table-cell office:value-type="float" office:value="0.103020053000364" calcext:value-type="float">
            <text:p>0.103020053000364</text:p>
          </table:table-cell>
          <table:table-cell office:value-type="float" office:value="60000" calcext:value-type="float">
            <text:p>60000</text:p>
          </table:table-cell>
          <table:table-cell office:value-type="float" office:value="45945.4081512376" calcext:value-type="float">
            <text:p>45945.4081512376</text:p>
          </table:table-cell>
        </table:table-row>
        <table:table-row table:style-name="ro1">
          <table:table-cell office:value-type="float" office:value="251.139187842" calcext:value-type="float">
            <text:p>251.139187842</text:p>
          </table:table-cell>
          <table:table-cell office:value-type="float" office:value="75000" calcext:value-type="float">
            <text:p>75000</text:p>
          </table:table-cell>
          <table:table-cell office:value-type="float" office:value="44720.1972672046" calcext:value-type="float">
            <text:p>44720.1972672046</text:p>
          </table:table-cell>
          <table:table-cell office:value-type="float" office:value="0.103326948999893" calcext:value-type="float">
            <text:p>0.103326948999893</text:p>
          </table:table-cell>
          <table:table-cell office:value-type="float" office:value="60000" calcext:value-type="float">
            <text:p>60000</text:p>
          </table:table-cell>
          <table:table-cell office:value-type="float" office:value="60035.3333176172" calcext:value-type="float">
            <text:p>60035.3333176172</text:p>
          </table:table-cell>
        </table:table-row>
        <table:table-row table:style-name="ro1">
          <table:table-cell office:value-type="float" office:value="251.340528516001" calcext:value-type="float">
            <text:p>251.34052851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0.4693680297" calcext:value-type="float">
            <text:p>75350.4693680297</text:p>
          </table:table-cell>
          <table:table-cell office:value-type="float" office:value="0.103108314000565" calcext:value-type="float">
            <text:p>0.103108314000565</text:p>
          </table:table-cell>
          <table:table-cell office:value-type="float" office:value="60000" calcext:value-type="float">
            <text:p>60000</text:p>
          </table:table-cell>
          <table:table-cell office:value-type="float" office:value="75350.4693680297" calcext:value-type="float">
            <text:p>75350.4693680297</text:p>
          </table:table-cell>
        </table:table-row>
        <table:table-row table:style-name="ro1">
          <table:table-cell office:value-type="float" office:value="251.541998123001" calcext:value-type="float">
            <text:p>251.54199812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941.8020503217" calcext:value-type="float">
            <text:p>74941.8020503217</text:p>
          </table:table-cell>
          <table:table-cell office:value-type="float" office:value="0.103653307000059" calcext:value-type="float">
            <text:p>0.103653307000059</text:p>
          </table:table-cell>
          <table:table-cell office:value-type="float" office:value="60000" calcext:value-type="float">
            <text:p>60000</text:p>
          </table:table-cell>
          <table:table-cell office:value-type="float" office:value="74941.8020503217" calcext:value-type="float">
            <text:p>74941.8020503217</text:p>
          </table:table-cell>
        </table:table-row>
        <table:table-row table:style-name="ro1">
          <table:table-cell office:value-type="float" office:value="251.744410902" calcext:value-type="float">
            <text:p>251.744410902</text:p>
          </table:table-cell>
          <table:table-cell office:value-type="float" office:value="45000" calcext:value-type="float">
            <text:p>45000</text:p>
          </table:table-cell>
          <table:table-cell office:value-type="float" office:value="59584.8754006656" calcext:value-type="float">
            <text:p>59584.8754006656</text:p>
          </table:table-cell>
          <table:table-cell office:value-type="float" office:value="0.103123474000313" calcext:value-type="float">
            <text:p>0.103123474000313</text:p>
          </table:table-cell>
          <table:table-cell office:value-type="float" office:value="60000" calcext:value-type="float">
            <text:p>60000</text:p>
          </table:table-cell>
          <table:table-cell office:value-type="float" office:value="43613.6716850233" calcext:value-type="float">
            <text:p>43613.6716850233</text:p>
          </table:table-cell>
        </table:table-row>
        <table:table-row table:style-name="ro1">
          <table:table-cell office:value-type="float" office:value="251.947052043" calcext:value-type="float">
            <text:p>251.947052043</text:p>
          </table:table-cell>
          <table:table-cell office:value-type="float" office:value="45000" calcext:value-type="float">
            <text:p>45000</text:p>
          </table:table-cell>
          <table:table-cell office:value-type="float" office:value="44227.9487510095" calcext:value-type="float">
            <text:p>44227.9487510095</text:p>
          </table:table-cell>
          <table:table-cell office:value-type="float" office:value="0.103162854000402" calcext:value-type="float">
            <text:p>0.103162854000402</text:p>
          </table:table-cell>
          <table:table-cell office:value-type="float" office:value="60000" calcext:value-type="float">
            <text:p>60000</text:p>
          </table:table-cell>
          <table:table-cell office:value-type="float" office:value="44842.2258169958" calcext:value-type="float">
            <text:p>44842.2258169958</text:p>
          </table:table-cell>
        </table:table-row>
        <table:table-row table:style-name="ro1">
          <table:table-cell office:value-type="float" office:value="252.149694854001" calcext:value-type="float">
            <text:p>252.14969485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842.2258169958" calcext:value-type="float">
            <text:p>44842.2258169958</text:p>
          </table:table-cell>
          <table:table-cell office:value-type="float" office:value="0.102655171998777" calcext:value-type="float">
            <text:p>0.102655171998777</text:p>
          </table:table-cell>
          <table:table-cell office:value-type="float" office:value="60000" calcext:value-type="float">
            <text:p>60000</text:p>
          </table:table-cell>
          <table:table-cell office:value-type="float" office:value="60199.1524666519" calcext:value-type="float">
            <text:p>60199.1524666519</text:p>
          </table:table-cell>
        </table:table-row>
        <table:table-row table:style-name="ro1">
          <table:table-cell office:value-type="float" office:value="252.351769520999" calcext:value-type="float">
            <text:p>252.35176952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8.5396232866" calcext:value-type="float">
            <text:p>75778.5396232866</text:p>
          </table:table-cell>
          <table:table-cell office:value-type="float" office:value="0.101670897998702" calcext:value-type="float">
            <text:p>0.101670897998702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8.5396232866" calcext:value-type="float">
            <text:p>75778.5396232866</text:p>
          </table:table-cell>
        </table:table-row>
        <table:table-row table:style-name="ro1">
          <table:table-cell office:value-type="float" office:value="252.555092017999" calcext:value-type="float">
            <text:p>252.5550920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19.6893551154" calcext:value-type="float">
            <text:p>74219.6893551154</text:p>
          </table:table-cell>
          <table:table-cell office:value-type="float" office:value="0.10310537300029" calcext:value-type="float">
            <text:p>0.10310537300029</text:p>
          </table:table-cell>
          <table:table-cell office:value-type="float" office:value="60000" calcext:value-type="float">
            <text:p>60000</text:p>
          </table:table-cell>
          <table:table-cell office:value-type="float" office:value="74219.6893551154" calcext:value-type="float">
            <text:p>74219.6893551154</text:p>
          </table:table-cell>
        </table:table-row>
        <table:table-row table:style-name="ro1">
          <table:table-cell office:value-type="float" office:value="252.757521472999" calcext:value-type="float">
            <text:p>252.75752147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002.5387992209" calcext:value-type="float">
            <text:p>61002.5387992209</text:p>
          </table:table-cell>
          <table:table-cell office:value-type="float" office:value="0.103780127999926" calcext:value-type="float">
            <text:p>0.103780127999926</text:p>
          </table:table-cell>
          <table:table-cell office:value-type="float" office:value="60000" calcext:value-type="float">
            <text:p>60000</text:p>
          </table:table-cell>
          <table:table-cell office:value-type="float" office:value="45751.9040994157" calcext:value-type="float">
            <text:p>45751.9040994157</text:p>
          </table:table-cell>
        </table:table-row>
        <table:table-row table:style-name="ro1">
          <table:table-cell office:value-type="float" office:value="252.959475404001" calcext:value-type="float">
            <text:p>252.95947540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141.8787114235" calcext:value-type="float">
            <text:p>45141.8787114235</text:p>
          </table:table-cell>
          <table:table-cell office:value-type="float" office:value="0.103228452997428" calcext:value-type="float">
            <text:p>0.10322845299742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21.8279354391" calcext:value-type="float">
            <text:p>43921.8279354391</text:p>
          </table:table-cell>
        </table:table-row>
        <table:table-row table:style-name="ro1">
          <table:table-cell office:value-type="float" office:value="253.161812533999" calcext:value-type="float">
            <text:p>253.16181253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3311.8025474469" calcext:value-type="float">
            <text:p>43311.8025474469</text:p>
          </table:table-cell>
          <table:table-cell office:value-type="float" office:value="0.103141720999702" calcext:value-type="float">
            <text:p>0.103141720999702</text:p>
          </table:table-cell>
          <table:table-cell office:value-type="float" office:value="60000" calcext:value-type="float">
            <text:p>60000</text:p>
          </table:table-cell>
          <table:table-cell office:value-type="float" office:value="59782.4880232365" calcext:value-type="float">
            <text:p>59782.4880232365</text:p>
          </table:table-cell>
        </table:table-row>
        <table:table-row table:style-name="ro1">
          <table:table-cell office:value-type="float" office:value="253.363958089001" calcext:value-type="float">
            <text:p>253.36395808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813.0719470573" calcext:value-type="float">
            <text:p>73813.0719470573</text:p>
          </table:table-cell>
          <table:table-cell office:value-type="float" office:value="0.103115000998514" calcext:value-type="float">
            <text:p>0.103115000998514</text:p>
          </table:table-cell>
          <table:table-cell office:value-type="float" office:value="60000" calcext:value-type="float">
            <text:p>60000</text:p>
          </table:table-cell>
          <table:table-cell office:value-type="float" office:value="73813.0719470573" calcext:value-type="float">
            <text:p>73813.0719470573</text:p>
          </table:table-cell>
        </table:table-row>
        <table:table-row table:style-name="ro1">
          <table:table-cell office:value-type="float" office:value="253.565787356998" calcext:value-type="float">
            <text:p>253.56578735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423.0973350495" calcext:value-type="float">
            <text:p>74423.0973350495</text:p>
          </table:table-cell>
          <table:table-cell office:value-type="float" office:value="0.102645570001187" calcext:value-type="float">
            <text:p>0.102645570001187</text:p>
          </table:table-cell>
          <table:table-cell office:value-type="float" office:value="60000" calcext:value-type="float">
            <text:p>60000</text:p>
          </table:table-cell>
          <table:table-cell office:value-type="float" office:value="74423.0973350495" calcext:value-type="float">
            <text:p>74423.0973350495</text:p>
          </table:table-cell>
        </table:table-row>
        <table:table-row table:style-name="ro1">
          <table:table-cell office:value-type="float" office:value="253.767924721" calcext:value-type="float">
            <text:p>253.767924721</text:p>
          </table:table-cell>
          <table:table-cell office:value-type="float" office:value="45000" calcext:value-type="float">
            <text:p>45000</text:p>
          </table:table-cell>
          <table:table-cell office:value-type="float" office:value="60392.5134112287" calcext:value-type="float">
            <text:p>60392.5134112287</text:p>
          </table:table-cell>
          <table:table-cell office:value-type="float" office:value="0.103099888998258" calcext:value-type="float">
            <text:p>0.103099888998258</text:p>
          </table:table-cell>
          <table:table-cell office:value-type="float" office:value="60000" calcext:value-type="float">
            <text:p>60000</text:p>
          </table:table-cell>
          <table:table-cell office:value-type="float" office:value="45141.8787114235" calcext:value-type="float">
            <text:p>45141.8787114235</text:p>
          </table:table-cell>
        </table:table-row>
        <table:table-row table:style-name="ro1">
          <table:table-cell office:value-type="float" office:value="253.970311927998" calcext:value-type="float">
            <text:p>253.970311927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531.8533234313" calcext:value-type="float">
            <text:p>44531.8533234313</text:p>
          </table:table-cell>
          <table:table-cell office:value-type="float" office:value="0.103369864002161" calcext:value-type="float">
            <text:p>0.103369864002161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1.8533234313" calcext:value-type="float">
            <text:p>44531.8533234313</text:p>
          </table:table-cell>
        </table:table-row>
        <table:table-row table:style-name="ro1">
          <table:table-cell office:value-type="float" office:value="254.172494139999" calcext:value-type="float">
            <text:p>254.1724941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3311.8025474469" calcext:value-type="float">
            <text:p>43311.8025474469</text:p>
          </table:table-cell>
          <table:table-cell office:value-type="float" office:value="0.103368554999179" calcext:value-type="float">
            <text:p>0.103368554999179</text:p>
          </table:table-cell>
          <table:table-cell office:value-type="float" office:value="60000" calcext:value-type="float">
            <text:p>60000</text:p>
          </table:table-cell>
          <table:table-cell office:value-type="float" office:value="58562.4372472521" calcext:value-type="float">
            <text:p>58562.4372472521</text:p>
          </table:table-cell>
        </table:table-row>
        <table:table-row table:style-name="ro1">
          <table:table-cell office:value-type="float" office:value="254.374645061998" calcext:value-type="float">
            <text:p>254.37464506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33.1227230417" calcext:value-type="float">
            <text:p>75033.1227230417</text:p>
          </table:table-cell>
          <table:table-cell office:value-type="float" office:value="0.102815022000868" calcext:value-type="float">
            <text:p>0.102815022000868</text:p>
          </table:table-cell>
          <table:table-cell office:value-type="float" office:value="60000" calcext:value-type="float">
            <text:p>60000</text:p>
          </table:table-cell>
          <table:table-cell office:value-type="float" office:value="75033.1227230417" calcext:value-type="float">
            <text:p>75033.1227230417</text:p>
          </table:table-cell>
        </table:table-row>
        <table:table-row table:style-name="ro1">
          <table:table-cell office:value-type="float" office:value="254.576742091998" calcext:value-type="float">
            <text:p>254.576742091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33.1227230417" calcext:value-type="float">
            <text:p>75033.1227230417</text:p>
          </table:table-cell>
          <table:table-cell office:value-type="float" office:value="0.102926994000882" calcext:value-type="float">
            <text:p>0.102926994000882</text:p>
          </table:table-cell>
          <table:table-cell office:value-type="float" office:value="60000" calcext:value-type="float">
            <text:p>60000</text:p>
          </table:table-cell>
          <table:table-cell office:value-type="float" office:value="75033.1227230417" calcext:value-type="float">
            <text:p>75033.1227230417</text:p>
          </table:table-cell>
        </table:table-row>
        <table:table-row table:style-name="ro1">
          <table:table-cell office:value-type="float" office:value="254.779409265" calcext:value-type="float">
            <text:p>254.779409265</text:p>
          </table:table-cell>
          <table:table-cell office:value-type="float" office:value="45000" calcext:value-type="float">
            <text:p>45000</text:p>
          </table:table-cell>
          <table:table-cell office:value-type="float" office:value="59782.4880232365" calcext:value-type="float">
            <text:p>59782.4880232365</text:p>
          </table:table-cell>
          <table:table-cell office:value-type="float" office:value="0.102154355001403" calcext:value-type="float">
            <text:p>0.102154355001403</text:p>
          </table:table-cell>
          <table:table-cell office:value-type="float" office:value="60000" calcext:value-type="float">
            <text:p>60000</text:p>
          </table:table-cell>
          <table:table-cell office:value-type="float" office:value="44531.8533234313" calcext:value-type="float">
            <text:p>44531.8533234313</text:p>
          </table:table-cell>
        </table:table-row>
        <table:table-row table:style-name="ro1">
          <table:table-cell office:value-type="float" office:value="254.981926981" calcext:value-type="float">
            <text:p>254.981926981</text:p>
          </table:table-cell>
          <table:table-cell office:value-type="float" office:value="45000" calcext:value-type="float">
            <text:p>45000</text:p>
          </table:table-cell>
          <table:table-cell office:value-type="float" office:value="43311.8025474469" calcext:value-type="float">
            <text:p>43311.8025474469</text:p>
          </table:table-cell>
          <table:table-cell office:value-type="float" office:value="0.103212759000598" calcext:value-type="float">
            <text:p>0.103212759000598</text:p>
          </table:table-cell>
          <table:table-cell office:value-type="float" office:value="60000" calcext:value-type="float">
            <text:p>60000</text:p>
          </table:table-cell>
          <table:table-cell office:value-type="float" office:value="43311.8025474469" calcext:value-type="float">
            <text:p>43311.8025474469</text:p>
          </table:table-cell>
        </table:table-row>
        <table:table-row table:style-name="ro1">
          <table:table-cell office:value-type="float" office:value="255.184164391001" calcext:value-type="float">
            <text:p>255.18416439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141.8787114235" calcext:value-type="float">
            <text:p>45141.8787114235</text:p>
          </table:table-cell>
          <table:table-cell office:value-type="float" office:value="0.103165177999472" calcext:value-type="float">
            <text:p>0.103165177999472</text:p>
          </table:table-cell>
          <table:table-cell office:value-type="float" office:value="60000" calcext:value-type="float">
            <text:p>60000</text:p>
          </table:table-cell>
          <table:table-cell office:value-type="float" office:value="60392.5134112287" calcext:value-type="float">
            <text:p>60392.5134112287</text:p>
          </table:table-cell>
        </table:table-row>
        <table:table-row table:style-name="ro1">
          <table:table-cell office:value-type="float" office:value="255.740199712" calcext:value-type="float">
            <text:p>255.740199712</text:p>
          </table:table-cell>
          <table:table-cell office:value-type="float" office:value="45000" calcext:value-type="float">
            <text:p>45000</text:p>
          </table:table-cell>
          <table:table-cell office:value-type="float" office:value="27451.1424596494" calcext:value-type="float">
            <text:p>27451.1424596494</text:p>
          </table:table-cell>
          <table:table-cell office:value-type="float" office:value="0.598047875999328" calcext:value-type="float">
            <text:p>0.598047875999328</text:p>
          </table:table-cell>
          <table:table-cell office:value-type="float" office:value="60000" calcext:value-type="float">
            <text:p>60000</text:p>
          </table:table-cell>
          <table:table-cell office:value-type="float" office:value="27451.1424596494" calcext:value-type="float">
            <text:p>27451.1424596494</text:p>
          </table:table-cell>
        </table:table-row>
        <table:table-row table:style-name="ro1">
          <table:table-cell office:value-type="float" office:value="255.942616562999" calcext:value-type="float">
            <text:p>255.94261656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3682.2341433144" calcext:value-type="float">
            <text:p>53682.2341433144</text:p>
          </table:table-cell>
          <table:table-cell office:value-type="float" office:value="0.103209766999498" calcext:value-type="float">
            <text:p>0.103209766999498</text:p>
          </table:table-cell>
          <table:table-cell office:value-type="float" office:value="60000" calcext:value-type="float">
            <text:p>60000</text:p>
          </table:table-cell>
          <table:table-cell office:value-type="float" office:value="38431.5994435092" calcext:value-type="float">
            <text:p>38431.5994435092</text:p>
          </table:table-cell>
        </table:table-row>
        <table:table-row table:style-name="ro1">
          <table:table-cell office:value-type="float" office:value="256.145307399001" calcext:value-type="float">
            <text:p>256.14530739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356.5336206229" calcext:value-type="float">
            <text:p>45356.5336206229</text:p>
          </table:table-cell>
          <table:table-cell office:value-type="float" office:value="0.102969412000675" calcext:value-type="float">
            <text:p>0.102969412000675</text:p>
          </table:table-cell>
          <table:table-cell office:value-type="float" office:value="60000" calcext:value-type="float">
            <text:p>60000</text:p>
          </table:table-cell>
          <table:table-cell office:value-type="float" office:value="60679.6868708334" calcext:value-type="float">
            <text:p>60679.6868708334</text:p>
          </table:table-cell>
        </table:table-row>
        <table:table-row table:style-name="ro1">
          <table:table-cell office:value-type="float" office:value="256.347279499001" calcext:value-type="float">
            <text:p>256.34727949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615.7662510523" calcext:value-type="float">
            <text:p>76615.7662510523</text:p>
          </table:table-cell>
          <table:table-cell office:value-type="float" office:value="0.10301651300324" calcext:value-type="float">
            <text:p>0.10301651300324</text:p>
          </table:table-cell>
          <table:table-cell office:value-type="float" office:value="60000" calcext:value-type="float">
            <text:p>60000</text:p>
          </table:table-cell>
          <table:table-cell office:value-type="float" office:value="76615.7662510523" calcext:value-type="float">
            <text:p>76615.7662510523</text:p>
          </table:table-cell>
        </table:table-row>
        <table:table-row table:style-name="ro1">
          <table:table-cell office:value-type="float" office:value="256.548735536999" calcext:value-type="float">
            <text:p>256.54873553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2.8401210439" calcext:value-type="float">
            <text:p>76002.8401210439</text:p>
          </table:table-cell>
          <table:table-cell office:value-type="float" office:value="0.103228627001954" calcext:value-type="float">
            <text:p>0.103228627001954</text:p>
          </table:table-cell>
          <table:table-cell office:value-type="float" office:value="60000" calcext:value-type="float">
            <text:p>60000</text:p>
          </table:table-cell>
          <table:table-cell office:value-type="float" office:value="76002.8401210439" calcext:value-type="float">
            <text:p>76002.8401210439</text:p>
          </table:table-cell>
        </table:table-row>
        <table:table-row table:style-name="ro1">
          <table:table-cell office:value-type="float" office:value="256.751010472999" calcext:value-type="float">
            <text:p>256.75101047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1292.6130008418" calcext:value-type="float">
            <text:p>61292.6130008418</text:p>
          </table:table-cell>
          <table:table-cell office:value-type="float" office:value="0.104224709997652" calcext:value-type="float">
            <text:p>0.1042247099976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969.4597506314" calcext:value-type="float">
            <text:p>45969.4597506314</text:p>
          </table:table-cell>
        </table:table-row>
        <table:table-row table:style-name="ro1">
          <table:table-cell office:value-type="float" office:value="256.952588069998" calcext:value-type="float">
            <text:p>256.95258806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050.0705556187" calcext:value-type="float">
            <text:p>45050.0705556187</text:p>
          </table:table-cell>
          <table:table-cell office:value-type="float" office:value="0.103099431998999" calcext:value-type="float">
            <text:p>0.103099431998999</text:p>
          </table:table-cell>
          <table:table-cell office:value-type="float" office:value="60000" calcext:value-type="float">
            <text:p>60000</text:p>
          </table:table-cell>
          <table:table-cell office:value-type="float" office:value="45050.0705556187" calcext:value-type="float">
            <text:p>45050.0705556187</text:p>
          </table:table-cell>
        </table:table-row>
        <table:table-row table:style-name="ro1">
          <table:table-cell office:value-type="float" office:value="257.155270891999" calcext:value-type="float">
            <text:p>257.15527089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743.6074906145" calcext:value-type="float">
            <text:p>44743.6074906145</text:p>
          </table:table-cell>
          <table:table-cell office:value-type="float" office:value="0.102871397000854" calcext:value-type="float">
            <text:p>0.102871397000854</text:p>
          </table:table-cell>
          <table:table-cell office:value-type="float" office:value="60000" calcext:value-type="float">
            <text:p>60000</text:p>
          </table:table-cell>
          <table:table-cell office:value-type="float" office:value="60066.760740825" calcext:value-type="float">
            <text:p>60066.760740825</text:p>
          </table:table-cell>
        </table:table-row>
        <table:table-row table:style-name="ro1">
          <table:table-cell office:value-type="float" office:value="257.356982942001" calcext:value-type="float">
            <text:p>257.35698294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9.9139910354" calcext:value-type="float">
            <text:p>75389.9139910354</text:p>
          </table:table-cell>
          <table:table-cell office:value-type="float" office:value="0.102725384000223" calcext:value-type="float">
            <text:p>0.102725384000223</text:p>
          </table:table-cell>
          <table:table-cell office:value-type="float" office:value="60000" calcext:value-type="float">
            <text:p>60000</text:p>
          </table:table-cell>
          <table:table-cell office:value-type="float" office:value="75389.9139910354" calcext:value-type="float">
            <text:p>75389.9139910354</text:p>
          </table:table-cell>
        </table:table-row>
        <table:table-row table:style-name="ro1">
          <table:table-cell office:value-type="float" office:value="257.560454852999" calcext:value-type="float">
            <text:p>257.56045485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9.9139910354" calcext:value-type="float">
            <text:p>75389.9139910354</text:p>
          </table:table-cell>
          <table:table-cell office:value-type="float" office:value="0.10307706200183" calcext:value-type="float">
            <text:p>0.10307706200183</text:p>
          </table:table-cell>
          <table:table-cell office:value-type="float" office:value="60000" calcext:value-type="float">
            <text:p>60000</text:p>
          </table:table-cell>
          <table:table-cell office:value-type="float" office:value="75389.9139910354" calcext:value-type="float">
            <text:p>75389.9139910354</text:p>
          </table:table-cell>
        </table:table-row>
        <table:table-row table:style-name="ro1">
          <table:table-cell office:value-type="float" office:value="257.761881555998" calcext:value-type="float">
            <text:p>257.76188155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453.8346108166" calcext:value-type="float">
            <text:p>59453.8346108166</text:p>
          </table:table-cell>
          <table:table-cell office:value-type="float" office:value="0.105278302999068" calcext:value-type="float">
            <text:p>0.105278302999068</text:p>
          </table:table-cell>
          <table:table-cell office:value-type="float" office:value="60000" calcext:value-type="float">
            <text:p>60000</text:p>
          </table:table-cell>
          <table:table-cell office:value-type="float" office:value="43517.7552305977" calcext:value-type="float">
            <text:p>43517.7552305977</text:p>
          </table:table-cell>
        </table:table-row>
        <table:table-row table:style-name="ro1">
          <table:table-cell office:value-type="float" office:value="257.963949599998" calcext:value-type="float">
            <text:p>257.963949599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130.6813606061" calcext:value-type="float">
            <text:p>44130.6813606061</text:p>
          </table:table-cell>
          <table:table-cell office:value-type="float" office:value="0.103109700998175" calcext:value-type="float">
            <text:p>0.103109700998175</text:p>
          </table:table-cell>
          <table:table-cell office:value-type="float" office:value="60000" calcext:value-type="float">
            <text:p>60000</text:p>
          </table:table-cell>
          <table:table-cell office:value-type="float" office:value="44743.6074906145" calcext:value-type="float">
            <text:p>44743.6074906145</text:p>
          </table:table-cell>
        </table:table-row>
        <table:table-row table:style-name="ro1">
          <table:table-cell office:value-type="float" office:value="258.167055029" calcext:value-type="float">
            <text:p>258.167055029</text:p>
          </table:table-cell>
          <table:table-cell office:value-type="float" office:value="75000" calcext:value-type="float">
            <text:p>75000</text:p>
          </table:table-cell>
          <table:table-cell office:value-type="float" office:value="44743.6074906145" calcext:value-type="float">
            <text:p>44743.6074906145</text:p>
          </table:table-cell>
          <table:table-cell office:value-type="float" office:value="0.103149212001881" calcext:value-type="float">
            <text:p>0.103149212001881</text:p>
          </table:table-cell>
          <table:table-cell office:value-type="float" office:value="60000" calcext:value-type="float">
            <text:p>60000</text:p>
          </table:table-cell>
          <table:table-cell office:value-type="float" office:value="60066.760740825" calcext:value-type="float">
            <text:p>60066.760740825</text:p>
          </table:table-cell>
        </table:table-row>
        <table:table-row table:style-name="ro1">
          <table:table-cell office:value-type="float" office:value="258.369389479998" calcext:value-type="float">
            <text:p>258.36938947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6.2662950368" calcext:value-type="float">
            <text:p>76006.2662950368</text:p>
          </table:table-cell>
          <table:table-cell office:value-type="float" office:value="0.103335966003215" calcext:value-type="float">
            <text:p>0.103335966003215</text:p>
          </table:table-cell>
          <table:table-cell office:value-type="float" office:value="60000" calcext:value-type="float">
            <text:p>60000</text:p>
          </table:table-cell>
          <table:table-cell office:value-type="float" office:value="76006.2662950368" calcext:value-type="float">
            <text:p>76006.2662950368</text:p>
          </table:table-cell>
        </table:table-row>
        <table:table-row table:style-name="ro1">
          <table:table-cell office:value-type="float" office:value="258.570669075998" calcext:value-type="float">
            <text:p>258.57066907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8.628784162" calcext:value-type="float">
            <text:p>74578.628784162</text:p>
          </table:table-cell>
          <table:table-cell office:value-type="float" office:value="0.102886165997916" calcext:value-type="float">
            <text:p>0.102886165997916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8.628784162" calcext:value-type="float">
            <text:p>74578.628784162</text:p>
          </table:table-cell>
        </table:table-row>
        <table:table-row table:style-name="ro1">
          <table:table-cell office:value-type="float" office:value="258.773968908001" calcext:value-type="float">
            <text:p>258.77396890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169.8211841285" calcext:value-type="float">
            <text:p>59169.8211841285</text:p>
          </table:table-cell>
          <table:table-cell office:value-type="float" office:value="0.103022007999243" calcext:value-type="float">
            <text:p>0.103022007999243</text:p>
          </table:table-cell>
          <table:table-cell office:value-type="float" office:value="60000" calcext:value-type="float">
            <text:p>60000</text:p>
          </table:table-cell>
          <table:table-cell office:value-type="float" office:value="43761.0135840951" calcext:value-type="float">
            <text:p>43761.0135840951</text:p>
          </table:table-cell>
        </table:table-row>
        <table:table-row table:style-name="ro1">
          <table:table-cell office:value-type="float" office:value="258.976590782" calcext:value-type="float">
            <text:p>258.976590782</text:p>
          </table:table-cell>
          <table:table-cell office:value-type="float" office:value="45000" calcext:value-type="float">
            <text:p>45000</text:p>
          </table:table-cell>
          <table:table-cell office:value-type="float" office:value="44993.7181920977" calcext:value-type="float">
            <text:p>44993.7181920977</text:p>
          </table:table-cell>
          <table:table-cell office:value-type="float" office:value="0.103740243997891" calcext:value-type="float">
            <text:p>0.103740243997891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3.7181920977" calcext:value-type="float">
            <text:p>44993.7181920977</text:p>
          </table:table-cell>
        </table:table-row>
        <table:table-row table:style-name="ro1">
          <table:table-cell office:value-type="float" office:value="259.178674122999" calcext:value-type="float">
            <text:p>259.17867412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610.0704960991" calcext:value-type="float">
            <text:p>45610.0704960991</text:p>
          </table:table-cell>
          <table:table-cell office:value-type="float" office:value="0.102820272000827" calcext:value-type="float">
            <text:p>0.102820272000827</text:p>
          </table:table-cell>
          <table:table-cell office:value-type="float" office:value="60000" calcext:value-type="float">
            <text:p>60000</text:p>
          </table:table-cell>
          <table:table-cell office:value-type="float" office:value="61018.8780961325" calcext:value-type="float">
            <text:p>61018.8780961325</text:p>
          </table:table-cell>
        </table:table-row>
        <table:table-row table:style-name="ro1">
          <table:table-cell office:value-type="float" office:value="259.380719812998" calcext:value-type="float">
            <text:p>259.38071981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94.9810881633" calcext:value-type="float">
            <text:p>75194.9810881633</text:p>
          </table:table-cell>
          <table:table-cell office:value-type="float" office:value="0.102938405001623" calcext:value-type="float">
            <text:p>0.102938405001623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4.9810881633" calcext:value-type="float">
            <text:p>75194.9810881633</text:p>
          </table:table-cell>
        </table:table-row>
        <table:table-row table:style-name="ro1">
          <table:table-cell office:value-type="float" office:value="259.582770083001" calcext:value-type="float">
            <text:p>259.58277008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962.2764801607" calcext:value-type="float">
            <text:p>73962.2764801607</text:p>
          </table:table-cell>
          <table:table-cell office:value-type="float" office:value="0.103644901002554" calcext:value-type="float">
            <text:p>0.103644901002554</text:p>
          </table:table-cell>
          <table:table-cell office:value-type="float" office:value="60000" calcext:value-type="float">
            <text:p>60000</text:p>
          </table:table-cell>
          <table:table-cell office:value-type="float" office:value="73962.2764801607" calcext:value-type="float">
            <text:p>73962.2764801607</text:p>
          </table:table-cell>
        </table:table-row>
        <table:table-row table:style-name="ro1">
          <table:table-cell office:value-type="float" office:value="259.785310363" calcext:value-type="float">
            <text:p>259.785310363</text:p>
          </table:table-cell>
          <table:table-cell office:value-type="float" office:value="45000" calcext:value-type="float">
            <text:p>45000</text:p>
          </table:table-cell>
          <table:table-cell office:value-type="float" office:value="60094.3496401305" calcext:value-type="float">
            <text:p>60094.3496401305</text:p>
          </table:table-cell>
          <table:table-cell office:value-type="float" office:value="0.104900928999996" calcext:value-type="float">
            <text:p>0.10490092899999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85.5420400971" calcext:value-type="float">
            <text:p>44685.5420400971</text:p>
          </table:table-cell>
        </table:table-row>
        <table:table-row table:style-name="ro1">
          <table:table-cell office:value-type="float" office:value="259.988162679001" calcext:value-type="float">
            <text:p>259.988162679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226.4228001004" calcext:value-type="float">
            <text:p>46226.4228001004</text:p>
          </table:table-cell>
          <table:table-cell office:value-type="float" office:value="0.102811619999557" calcext:value-type="float">
            <text:p>0.102811619999557</text:p>
          </table:table-cell>
          <table:table-cell office:value-type="float" office:value="60000" calcext:value-type="float">
            <text:p>60000</text:p>
          </table:table-cell>
          <table:table-cell office:value-type="float" office:value="46226.4228001004" calcext:value-type="float">
            <text:p>46226.4228001004</text:p>
          </table:table-cell>
        </table:table-row>
        <table:table-row table:style-name="ro1">
          <table:table-cell office:value-type="float" office:value="260.190739457001" calcext:value-type="float">
            <text:p>260.19073945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993.7181920977" calcext:value-type="float">
            <text:p>44993.7181920977</text:p>
          </table:table-cell>
          <table:table-cell office:value-type="float" office:value="0.103369732998544" calcext:value-type="float">
            <text:p>0.103369732998544</text:p>
          </table:table-cell>
          <table:table-cell office:value-type="float" office:value="60000" calcext:value-type="float">
            <text:p>60000</text:p>
          </table:table-cell>
          <table:table-cell office:value-type="float" office:value="60402.5257921312" calcext:value-type="float">
            <text:p>60402.5257921312</text:p>
          </table:table-cell>
        </table:table-row>
        <table:table-row table:style-name="ro1">
          <table:table-cell office:value-type="float" office:value="260.392583198998" calcext:value-type="float">
            <text:p>260.392583198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1.3333921647" calcext:value-type="float">
            <text:p>75811.3333921647</text:p>
          </table:table-cell>
          <table:table-cell office:value-type="float" office:value="0.103119077000883" calcext:value-type="float">
            <text:p>0.103119077000883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1.3333921647" calcext:value-type="float">
            <text:p>75811.3333921647</text:p>
          </table:table-cell>
        </table:table-row>
        <table:table-row table:style-name="ro1">
          <table:table-cell office:value-type="float" office:value="260.595494316" calcext:value-type="float">
            <text:p>260.595494316</text:p>
          </table:table-cell>
          <table:table-cell office:value-type="float" office:value="75000" calcext:value-type="float">
            <text:p>75000</text:p>
          </table:table-cell>
          <table:table-cell office:value-type="float" office:value="76427.685696166" calcext:value-type="float">
            <text:p>76427.685696166</text:p>
          </table:table-cell>
          <table:table-cell office:value-type="float" office:value="0.103009864000342" calcext:value-type="float">
            <text:p>0.103009864000342</text:p>
          </table:table-cell>
          <table:table-cell office:value-type="float" office:value="60000" calcext:value-type="float">
            <text:p>60000</text:p>
          </table:table-cell>
          <table:table-cell office:value-type="float" office:value="76427.685696166" calcext:value-type="float">
            <text:p>76427.685696166</text:p>
          </table:table-cell>
        </table:table-row>
        <table:table-row table:style-name="ro1">
          <table:table-cell office:value-type="float" office:value="260.797622343001" calcext:value-type="float">
            <text:p>260.79762234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836.3628397419" calcext:value-type="float">
            <text:p>59836.3628397419</text:p>
          </table:table-cell>
          <table:table-cell office:value-type="float" office:value="0.103056754000136" calcext:value-type="float">
            <text:p>0.103056754000136</text:p>
          </table:table-cell>
          <table:table-cell office:value-type="float" office:value="60000" calcext:value-type="float">
            <text:p>60000</text:p>
          </table:table-cell>
          <table:table-cell office:value-type="float" office:value="44414.6198398084" calcext:value-type="float">
            <text:p>44414.6198398084</text:p>
          </table:table-cell>
        </table:table-row>
        <table:table-row table:style-name="ro1">
          <table:table-cell office:value-type="float" office:value="260.999897969999" calcext:value-type="float">
            <text:p>260.99989796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414.6198398084" calcext:value-type="float">
            <text:p>44414.6198398084</text:p>
          </table:table-cell>
          <table:table-cell office:value-type="float" office:value="0.102925261002383" calcext:value-type="float">
            <text:p>0.102925261002383</text:p>
          </table:table-cell>
          <table:table-cell office:value-type="float" office:value="60000" calcext:value-type="float">
            <text:p>60000</text:p>
          </table:table-cell>
          <table:table-cell office:value-type="float" office:value="44414.6198398084" calcext:value-type="float">
            <text:p>44414.6198398084</text:p>
          </table:table-cell>
        </table:table-row>
        <table:table-row table:style-name="ro1">
          <table:table-cell office:value-type="float" office:value="261.202949397" calcext:value-type="float">
            <text:p>261.202949397</text:p>
          </table:table-cell>
          <table:table-cell office:value-type="float" office:value="75000" calcext:value-type="float">
            <text:p>75000</text:p>
          </table:table-cell>
          <table:table-cell office:value-type="float" office:value="61070.1022797366" calcext:value-type="float">
            <text:p>61070.1022797366</text:p>
          </table:table-cell>
          <table:table-cell office:value-type="float" office:value="0.102795886999957" calcext:value-type="float">
            <text:p>0.102795886999957</text:p>
          </table:table-cell>
          <table:table-cell office:value-type="float" office:value="60000" calcext:value-type="float">
            <text:p>60000</text:p>
          </table:table-cell>
          <table:table-cell office:value-type="float" office:value="76491.8452796701" calcext:value-type="float">
            <text:p>76491.8452796701</text:p>
          </table:table-cell>
        </table:table-row>
        <table:table-row table:style-name="ro1">
          <table:table-cell office:value-type="float" office:value="261.405281825999" calcext:value-type="float">
            <text:p>261.40528182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8.1058396754" calcext:value-type="float">
            <text:p>75258.1058396754</text:p>
          </table:table-cell>
          <table:table-cell office:value-type="float" office:value="0.103425862002041" calcext:value-type="float">
            <text:p>0.10342586200204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58.1058396754" calcext:value-type="float">
            <text:p>75258.1058396754</text:p>
          </table:table-cell>
        </table:table-row>
        <table:table-row table:style-name="ro1">
          <table:table-cell office:value-type="float" office:value="261.607782109" calcext:value-type="float">
            <text:p>261.607782109</text:p>
          </table:table-cell>
          <table:table-cell office:value-type="float" office:value="45000" calcext:value-type="float">
            <text:p>45000</text:p>
          </table:table-cell>
          <table:table-cell office:value-type="float" office:value="75246.5892839682" calcext:value-type="float">
            <text:p>75246.5892839682</text:p>
          </table:table-cell>
          <table:table-cell office:value-type="float" office:value="0.103609985999356" calcext:value-type="float">
            <text:p>0.103609985999356</text:p>
          </table:table-cell>
          <table:table-cell office:value-type="float" office:value="60000" calcext:value-type="float">
            <text:p>60000</text:p>
          </table:table-cell>
          <table:table-cell office:value-type="float" office:value="59210.430911975" calcext:value-type="float">
            <text:p>59210.430911975</text:p>
          </table:table-cell>
        </table:table-row>
        <table:table-row table:style-name="ro1">
          <table:table-cell office:value-type="float" office:value="261.811269644" calcext:value-type="float">
            <text:p>261.811269644</text:p>
          </table:table-cell>
          <table:table-cell office:value-type="float" office:value="45000" calcext:value-type="float">
            <text:p>45000</text:p>
          </table:table-cell>
          <table:table-cell office:value-type="float" office:value="44407.8231839812" calcext:value-type="float">
            <text:p>44407.8231839812</text:p>
          </table:table-cell>
          <table:table-cell office:value-type="float" office:value="0.103031421000196" calcext:value-type="float">
            <text:p>0.103031421000196</text:p>
          </table:table-cell>
          <table:table-cell office:value-type="float" office:value="60000" calcext:value-type="float">
            <text:p>60000</text:p>
          </table:table-cell>
          <table:table-cell office:value-type="float" office:value="45024.598505981" calcext:value-type="float">
            <text:p>45024.598505981</text:p>
          </table:table-cell>
        </table:table-row>
        <table:table-row table:style-name="ro1">
          <table:table-cell office:value-type="float" office:value="262.013554458001" calcext:value-type="float">
            <text:p>262.01355445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407.8231839812" calcext:value-type="float">
            <text:p>44407.8231839812</text:p>
          </table:table-cell>
          <table:table-cell office:value-type="float" office:value="0.102809915999387" calcext:value-type="float">
            <text:p>0.102809915999387</text:p>
          </table:table-cell>
          <table:table-cell office:value-type="float" office:value="60000" calcext:value-type="float">
            <text:p>60000</text:p>
          </table:table-cell>
          <table:table-cell office:value-type="float" office:value="44407.8231839812" calcext:value-type="float">
            <text:p>44407.8231839812</text:p>
          </table:table-cell>
        </table:table-row>
        <table:table-row table:style-name="ro1">
          <table:table-cell office:value-type="float" office:value="262.216344693999" calcext:value-type="float">
            <text:p>262.2163446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443.9815559745" calcext:value-type="float">
            <text:p>60443.9815559745</text:p>
          </table:table-cell>
          <table:table-cell office:value-type="float" office:value="0.102947119998134" calcext:value-type="float">
            <text:p>0.102947119998134</text:p>
          </table:table-cell>
          <table:table-cell office:value-type="float" office:value="60000" calcext:value-type="float">
            <text:p>60000</text:p>
          </table:table-cell>
          <table:table-cell office:value-type="float" office:value="75863.3646059679" calcext:value-type="float">
            <text:p>75863.3646059679</text:p>
          </table:table-cell>
        </table:table-row>
        <table:table-row table:style-name="ro1">
          <table:table-cell office:value-type="float" office:value="262.418706911001" calcext:value-type="float">
            <text:p>262.41870691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63.3646059679" calcext:value-type="float">
            <text:p>75863.3646059679</text:p>
          </table:table-cell>
          <table:table-cell office:value-type="float" office:value="0.103031710998039" calcext:value-type="float">
            <text:p>0.103031710998039</text:p>
          </table:table-cell>
          <table:table-cell office:value-type="float" office:value="60000" calcext:value-type="float">
            <text:p>60000</text:p>
          </table:table-cell>
          <table:table-cell office:value-type="float" office:value="75863.3646059679" calcext:value-type="float">
            <text:p>75863.3646059679</text:p>
          </table:table-cell>
        </table:table-row>
        <table:table-row table:style-name="ro1">
          <table:table-cell office:value-type="float" office:value="262.620504864" calcext:value-type="float">
            <text:p>262.620504864</text:p>
          </table:table-cell>
          <table:table-cell office:value-type="float" office:value="45000" calcext:value-type="float">
            <text:p>45000</text:p>
          </table:table-cell>
          <table:table-cell office:value-type="float" office:value="75863.3646059679" calcext:value-type="float">
            <text:p>75863.3646059679</text:p>
          </table:table-cell>
          <table:table-cell office:value-type="float" office:value="0.102873928000918" calcext:value-type="float">
            <text:p>0.102873928000918</text:p>
          </table:table-cell>
          <table:table-cell office:value-type="float" office:value="60000" calcext:value-type="float">
            <text:p>60000</text:p>
          </table:table-cell>
          <table:table-cell office:value-type="float" office:value="60443.9815559745" calcext:value-type="float">
            <text:p>60443.9815559745</text:p>
          </table:table-cell>
        </table:table-row>
        <table:table-row table:style-name="ro1">
          <table:table-cell office:value-type="float" office:value="262.822736105001" calcext:value-type="float">
            <text:p>262.822736105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099.4355229814" calcext:value-type="float">
            <text:p>44099.4355229814</text:p>
          </table:table-cell>
          <table:table-cell office:value-type="float" office:value="0.103412839001976" calcext:value-type="float">
            <text:p>0.103412839001976</text:p>
          </table:table-cell>
          <table:table-cell office:value-type="float" office:value="60000" calcext:value-type="float">
            <text:p>60000</text:p>
          </table:table-cell>
          <table:table-cell office:value-type="float" office:value="44099.4355229814" calcext:value-type="float">
            <text:p>44099.4355229814</text:p>
          </table:table-cell>
        </table:table-row>
        <table:table-row table:style-name="ro1">
          <table:table-cell office:value-type="float" office:value="263.024317718999" calcext:value-type="float">
            <text:p>263.02431771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6258.1491499805" calcext:value-type="float">
            <text:p>46258.1491499805</text:p>
          </table:table-cell>
          <table:table-cell office:value-type="float" office:value="0.103119731000334" calcext:value-type="float">
            <text:p>0.103119731000334</text:p>
          </table:table-cell>
          <table:table-cell office:value-type="float" office:value="60000" calcext:value-type="float">
            <text:p>60000</text:p>
          </table:table-cell>
          <table:table-cell office:value-type="float" office:value="46258.1491499805" calcext:value-type="float">
            <text:p>46258.1491499805</text:p>
          </table:table-cell>
        </table:table-row>
        <table:table-row table:style-name="ro1">
          <table:table-cell office:value-type="float" office:value="263.225968194998" calcext:value-type="float">
            <text:p>263.225968194998</text:p>
          </table:table-cell>
          <table:table-cell office:value-type="float" office:value="75000" calcext:value-type="float">
            <text:p>75000</text:p>
          </table:table-cell>
          <table:table-cell office:value-type="float" office:value="61060.7568779742" calcext:value-type="float">
            <text:p>61060.7568779742</text:p>
          </table:table-cell>
          <table:table-cell office:value-type="float" office:value="0.101758060001885" calcext:value-type="float">
            <text:p>0.101758060001885</text:p>
          </table:table-cell>
          <table:table-cell office:value-type="float" office:value="60000" calcext:value-type="float">
            <text:p>60000</text:p>
          </table:table-cell>
          <table:table-cell office:value-type="float" office:value="76480.1399279677" calcext:value-type="float">
            <text:p>76480.1399279677</text:p>
          </table:table-cell>
        </table:table-row>
        <table:table-row table:style-name="ro1">
          <table:table-cell office:value-type="float" office:value="263.427291642998" calcext:value-type="float">
            <text:p>263.42729164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863.3646059679" calcext:value-type="float">
            <text:p>75863.3646059679</text:p>
          </table:table-cell>
          <table:table-cell office:value-type="float" office:value="0.102671771001042" calcext:value-type="float">
            <text:p>0.102671771001042</text:p>
          </table:table-cell>
          <table:table-cell office:value-type="float" office:value="60000" calcext:value-type="float">
            <text:p>60000</text:p>
          </table:table-cell>
          <table:table-cell office:value-type="float" office:value="75863.3646059679" calcext:value-type="float">
            <text:p>75863.3646059679</text:p>
          </table:table-cell>
        </table:table-row>
        <table:table-row table:style-name="ro1">
          <table:table-cell office:value-type="float" office:value="263.630798072998" calcext:value-type="float">
            <text:p>263.63079807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3876.3515613682" calcext:value-type="float">
            <text:p>73876.3515613682</text:p>
          </table:table-cell>
          <table:table-cell office:value-type="float" office:value="0.107063573002961" calcext:value-type="float">
            <text:p>0.107063573002961</text:p>
          </table:table-cell>
          <table:table-cell office:value-type="float" office:value="60000" calcext:value-type="float">
            <text:p>60000</text:p>
          </table:table-cell>
          <table:table-cell office:value-type="float" office:value="58612.6425610855" calcext:value-type="float">
            <text:p>58612.6425610855</text:p>
          </table:table-cell>
        </table:table-row>
        <table:table-row table:style-name="ro1">
          <table:table-cell office:value-type="float" office:value="263.834075494" calcext:value-type="float">
            <text:p>263.834075494</text:p>
          </table:table-cell>
          <table:table-cell office:value-type="float" office:value="45000" calcext:value-type="float">
            <text:p>45000</text:p>
          </table:table-cell>
          <table:table-cell office:value-type="float" office:value="44570.0302808255" calcext:value-type="float">
            <text:p>44570.0302808255</text:p>
          </table:table-cell>
          <table:table-cell office:value-type="float" office:value="0.102776932002598" calcext:value-type="float">
            <text:p>0.102776932002598</text:p>
          </table:table-cell>
          <table:table-cell office:value-type="float" office:value="60000" calcext:value-type="float">
            <text:p>60000</text:p>
          </table:table-cell>
          <table:table-cell office:value-type="float" office:value="43959.4819208141" calcext:value-type="float">
            <text:p>43959.4819208141</text:p>
          </table:table-cell>
        </table:table-row>
        <table:table-row table:style-name="ro1">
          <table:table-cell office:value-type="float" office:value="264.037361303999" calcext:value-type="float">
            <text:p>264.03736130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959.4819208141" calcext:value-type="float">
            <text:p>43959.4819208141</text:p>
          </table:table-cell>
          <table:table-cell office:value-type="float" office:value="0.103075328999694" calcext:value-type="float">
            <text:p>0.103075328999694</text:p>
          </table:table-cell>
          <table:table-cell office:value-type="float" office:value="60000" calcext:value-type="float">
            <text:p>60000</text:p>
          </table:table-cell>
          <table:table-cell office:value-type="float" office:value="44570.0302808255" calcext:value-type="float">
            <text:p>44570.0302808255</text:p>
          </table:table-cell>
        </table:table-row>
        <table:table-row table:style-name="ro1">
          <table:table-cell office:value-type="float" office:value="264.239952329001" calcext:value-type="float">
            <text:p>264.23995232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9833.7392811081" calcext:value-type="float">
            <text:p>59833.7392811081</text:p>
          </table:table-cell>
          <table:table-cell office:value-type="float" office:value="0.103122409000207" calcext:value-type="float">
            <text:p>0.103122409000207</text:p>
          </table:table-cell>
          <table:table-cell office:value-type="float" office:value="60000" calcext:value-type="float">
            <text:p>60000</text:p>
          </table:table-cell>
          <table:table-cell office:value-type="float" office:value="75097.4482813908" calcext:value-type="float">
            <text:p>75097.4482813908</text:p>
          </table:table-cell>
        </table:table-row>
        <table:table-row table:style-name="ro1">
          <table:table-cell office:value-type="float" office:value="264.441287873" calcext:value-type="float">
            <text:p>264.441287873</text:p>
          </table:table-cell>
          <table:table-cell office:value-type="float" office:value="75000" calcext:value-type="float">
            <text:p>75000</text:p>
          </table:table-cell>
          <table:table-cell office:value-type="float" office:value="75097.4482813908" calcext:value-type="float">
            <text:p>75097.4482813908</text:p>
          </table:table-cell>
          <table:table-cell office:value-type="float" office:value="0.102910224999505" calcext:value-type="float">
            <text:p>0.10291022499950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97.4482813908" calcext:value-type="float">
            <text:p>75097.4482813908</text:p>
          </table:table-cell>
        </table:table-row>
        <table:table-row table:style-name="ro1">
          <table:table-cell office:value-type="float" office:value="264.643588580999" calcext:value-type="float">
            <text:p>264.64358858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486.8999213795" calcext:value-type="float">
            <text:p>74486.8999213795</text:p>
          </table:table-cell>
          <table:table-cell office:value-type="float" office:value="0.103166321001481" calcext:value-type="float">
            <text:p>0.103166321001481</text:p>
          </table:table-cell>
          <table:table-cell office:value-type="float" office:value="60000" calcext:value-type="float">
            <text:p>60000</text:p>
          </table:table-cell>
          <table:table-cell office:value-type="float" office:value="59223.1909210968" calcext:value-type="float">
            <text:p>59223.1909210968</text:p>
          </table:table-cell>
        </table:table-row>
        <table:table-row table:style-name="ro1">
          <table:table-cell office:value-type="float" office:value="264.845918036001" calcext:value-type="float">
            <text:p>264.84591803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59.4819208141" calcext:value-type="float">
            <text:p>43959.4819208141</text:p>
          </table:table-cell>
          <table:table-cell office:value-type="float" office:value="0.102995605000615" calcext:value-type="float">
            <text:p>0.102995605000615</text:p>
          </table:table-cell>
          <table:table-cell office:value-type="float" office:value="60000" calcext:value-type="float">
            <text:p>60000</text:p>
          </table:table-cell>
          <table:table-cell office:value-type="float" office:value="43348.9335608028" calcext:value-type="float">
            <text:p>43348.9335608028</text:p>
          </table:table-cell>
        </table:table-row>
        <table:table-row table:style-name="ro1">
          <table:table-cell office:value-type="float" office:value="265.047692587999" calcext:value-type="float">
            <text:p>265.04769258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959.4819208141" calcext:value-type="float">
            <text:p>43959.4819208141</text:p>
          </table:table-cell>
          <table:table-cell office:value-type="float" office:value="0.103182778999326" calcext:value-type="float">
            <text:p>0.103182778999326</text:p>
          </table:table-cell>
          <table:table-cell office:value-type="float" office:value="60000" calcext:value-type="float">
            <text:p>60000</text:p>
          </table:table-cell>
          <table:table-cell office:value-type="float" office:value="44570.0302808255" calcext:value-type="float">
            <text:p>44570.0302808255</text:p>
          </table:table-cell>
        </table:table-row>
        <table:table-row table:style-name="ro1">
          <table:table-cell office:value-type="float" office:value="265.250067772999" calcext:value-type="float">
            <text:p>265.25006777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444.2876411194" calcext:value-type="float">
            <text:p>60444.2876411194</text:p>
          </table:table-cell>
          <table:table-cell office:value-type="float" office:value="0.103127448001032" calcext:value-type="float">
            <text:p>0.103127448001032</text:p>
          </table:table-cell>
          <table:table-cell office:value-type="float" office:value="60000" calcext:value-type="float">
            <text:p>60000</text:p>
          </table:table-cell>
          <table:table-cell office:value-type="float" office:value="75707.9966414021" calcext:value-type="float">
            <text:p>75707.9966414021</text:p>
          </table:table-cell>
        </table:table-row>
        <table:table-row table:style-name="ro1">
          <table:table-cell office:value-type="float" office:value="265.453322369001" calcext:value-type="float">
            <text:p>265.45332236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1.6257413739" calcext:value-type="float">
            <text:p>74181.6257413739</text:p>
          </table:table-cell>
          <table:table-cell office:value-type="float" office:value="0.103120556999784" calcext:value-type="float">
            <text:p>0.103120556999784</text:p>
          </table:table-cell>
          <table:table-cell office:value-type="float" office:value="60000" calcext:value-type="float">
            <text:p>60000</text:p>
          </table:table-cell>
          <table:table-cell office:value-type="float" office:value="74181.6257413739" calcext:value-type="float">
            <text:p>74181.6257413739</text:p>
          </table:table-cell>
        </table:table-row>
        <table:table-row table:style-name="ro1">
          <table:table-cell office:value-type="float" office:value="265.654781502999" calcext:value-type="float">
            <text:p>265.65478150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097.4482813908" calcext:value-type="float">
            <text:p>75097.4482813908</text:p>
          </table:table-cell>
          <table:table-cell office:value-type="float" office:value="0.102658697000152" calcext:value-type="float">
            <text:p>0.102658697000152</text:p>
          </table:table-cell>
          <table:table-cell office:value-type="float" office:value="60000" calcext:value-type="float">
            <text:p>60000</text:p>
          </table:table-cell>
          <table:table-cell office:value-type="float" office:value="59833.7392811081" calcext:value-type="float">
            <text:p>59833.7392811081</text:p>
          </table:table-cell>
        </table:table-row>
        <table:table-row table:style-name="ro1">
          <table:table-cell office:value-type="float" office:value="265.857504444" calcext:value-type="float">
            <text:p>265.857504444</text:p>
          </table:table-cell>
          <table:table-cell office:value-type="float" office:value="45000" calcext:value-type="float">
            <text:p>45000</text:p>
          </table:table-cell>
          <table:table-cell office:value-type="float" office:value="44570.0302808255" calcext:value-type="float">
            <text:p>44570.0302808255</text:p>
          </table:table-cell>
          <table:table-cell office:value-type="float" office:value="0.102927640997223" calcext:value-type="float">
            <text:p>0.102927640997223</text:p>
          </table:table-cell>
          <table:table-cell office:value-type="float" office:value="60000" calcext:value-type="float">
            <text:p>60000</text:p>
          </table:table-cell>
          <table:table-cell office:value-type="float" office:value="43959.4819208141" calcext:value-type="float">
            <text:p>43959.4819208141</text:p>
          </table:table-cell>
        </table:table-row>
        <table:table-row table:style-name="ro1">
          <table:table-cell office:value-type="float" office:value="266.059916956001" calcext:value-type="float">
            <text:p>266.05991695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348.9335608028" calcext:value-type="float">
            <text:p>43348.9335608028</text:p>
          </table:table-cell>
          <table:table-cell office:value-type="float" office:value="0.102887369997916" calcext:value-type="float">
            <text:p>0.102887369997916</text:p>
          </table:table-cell>
          <table:table-cell office:value-type="float" office:value="60000" calcext:value-type="float">
            <text:p>60000</text:p>
          </table:table-cell>
          <table:table-cell office:value-type="float" office:value="43348.9335608028" calcext:value-type="float">
            <text:p>43348.9335608028</text:p>
          </table:table-cell>
        </table:table-row>
        <table:table-row table:style-name="ro1">
          <table:table-cell office:value-type="float" office:value="266.261453447998" calcext:value-type="float">
            <text:p>266.261453447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9833.7392811081" calcext:value-type="float">
            <text:p>59833.7392811081</text:p>
          </table:table-cell>
          <table:table-cell office:value-type="float" office:value="0.103185297000891" calcext:value-type="float">
            <text:p>0.103185297000891</text:p>
          </table:table-cell>
          <table:table-cell office:value-type="float" office:value="60000" calcext:value-type="float">
            <text:p>60000</text:p>
          </table:table-cell>
          <table:table-cell office:value-type="float" office:value="75707.9966414021" calcext:value-type="float">
            <text:p>75707.9966414021</text:p>
          </table:table-cell>
        </table:table-row>
        <table:table-row table:style-name="ro1">
          <table:table-cell office:value-type="float" office:value="266.463553802998" calcext:value-type="float">
            <text:p>266.46355380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486.8999213795" calcext:value-type="float">
            <text:p>74486.8999213795</text:p>
          </table:table-cell>
          <table:table-cell office:value-type="float" office:value="0.102922920999845" calcext:value-type="float">
            <text:p>0.102922920999845</text:p>
          </table:table-cell>
          <table:table-cell office:value-type="float" office:value="60000" calcext:value-type="float">
            <text:p>60000</text:p>
          </table:table-cell>
          <table:table-cell office:value-type="float" office:value="74486.8999213795" calcext:value-type="float">
            <text:p>74486.8999213795</text:p>
          </table:table-cell>
        </table:table-row>
        <table:table-row table:style-name="ro1">
          <table:table-cell office:value-type="float" office:value="266.665525634999" calcext:value-type="float">
            <text:p>266.665525634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4530.2140221102" calcext:value-type="float">
            <text:p>74530.2140221102</text:p>
          </table:table-cell>
          <table:table-cell office:value-type="float" office:value="0.101999020000221" calcext:value-type="float">
            <text:p>0.101999020000221</text:p>
          </table:table-cell>
          <table:table-cell office:value-type="float" office:value="60000" calcext:value-type="float">
            <text:p>60000</text:p>
          </table:table-cell>
          <table:table-cell office:value-type="float" office:value="59131.4094720874" calcext:value-type="float">
            <text:p>59131.4094720874</text:p>
          </table:table-cell>
        </table:table-row>
        <table:table-row table:style-name="ro1">
          <table:table-cell office:value-type="float" office:value="266.867796252001" calcext:value-type="float">
            <text:p>266.86779625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32.6049220646" calcext:value-type="float">
            <text:p>43732.6049220646</text:p>
          </table:table-cell>
          <table:table-cell office:value-type="float" office:value="0.102830496998649" calcext:value-type="float">
            <text:p>0.102830496998649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2.6049220646" calcext:value-type="float">
            <text:p>43732.6049220646</text:p>
          </table:table-cell>
        </table:table-row>
        <table:table-row table:style-name="ro1">
          <table:table-cell office:value-type="float" office:value="267.069409421998" calcext:value-type="float">
            <text:p>267.06940942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5.5707600969" calcext:value-type="float">
            <text:p>44675.5707600969</text:p>
          </table:table-cell>
          <table:table-cell office:value-type="float" office:value="0.102819636998902" calcext:value-type="float">
            <text:p>0.102819636998902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5.5707600969" calcext:value-type="float">
            <text:p>44675.5707600969</text:p>
          </table:table-cell>
        </table:table-row>
        <table:table-row table:style-name="ro1">
          <table:table-cell office:value-type="float" office:value="267.270960571001" calcext:value-type="float">
            <text:p>267.27096057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199.4120001327" calcext:value-type="float">
            <text:p>61199.4120001327</text:p>
          </table:table-cell>
          <table:table-cell office:value-type="float" office:value="0.103962953002338" calcext:value-type="float">
            <text:p>0.103962953002338</text:p>
          </table:table-cell>
          <table:table-cell office:value-type="float" office:value="60000" calcext:value-type="float">
            <text:p>60000</text:p>
          </table:table-cell>
          <table:table-cell office:value-type="float" office:value="76499.2650001659" calcext:value-type="float">
            <text:p>76499.2650001659</text:p>
          </table:table-cell>
        </table:table-row>
        <table:table-row table:style-name="ro1">
          <table:table-cell office:value-type="float" office:value="267.473359659001" calcext:value-type="float">
            <text:p>267.47335965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357.2855801613" calcext:value-type="float">
            <text:p>74357.2855801613</text:p>
          </table:table-cell>
          <table:table-cell office:value-type="float" office:value="0.102859856997384" calcext:value-type="float">
            <text:p>0.102859856997384</text:p>
          </table:table-cell>
          <table:table-cell office:value-type="float" office:value="60000" calcext:value-type="float">
            <text:p>60000</text:p>
          </table:table-cell>
          <table:table-cell office:value-type="float" office:value="74357.2855801613" calcext:value-type="float">
            <text:p>74357.2855801613</text:p>
          </table:table-cell>
        </table:table-row>
        <table:table-row table:style-name="ro1">
          <table:table-cell office:value-type="float" office:value="267.674993090001" calcext:value-type="float">
            <text:p>267.67499309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663.2826401619" calcext:value-type="float">
            <text:p>74663.2826401619</text:p>
          </table:table-cell>
          <table:table-cell office:value-type="float" office:value="0.105467107998265" calcext:value-type="float">
            <text:p>0.105467107998265</text:p>
          </table:table-cell>
          <table:table-cell office:value-type="float" office:value="60000" calcext:value-type="float">
            <text:p>60000</text:p>
          </table:table-cell>
          <table:table-cell office:value-type="float" office:value="58751.4355201274" calcext:value-type="float">
            <text:p>58751.4355201274</text:p>
          </table:table-cell>
        </table:table-row>
        <table:table-row table:style-name="ro1">
          <table:table-cell office:value-type="float" office:value="267.877284582999" calcext:value-type="float">
            <text:p>267.87728458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227.5942800916" calcext:value-type="float">
            <text:p>42227.5942800916</text:p>
          </table:table-cell>
          <table:table-cell office:value-type="float" office:value="0.103316805998475" calcext:value-type="float">
            <text:p>0.103316805998475</text:p>
          </table:table-cell>
          <table:table-cell office:value-type="float" office:value="60000" calcext:value-type="float">
            <text:p>60000</text:p>
          </table:table-cell>
          <table:table-cell office:value-type="float" office:value="42839.5884000929" calcext:value-type="float">
            <text:p>42839.5884000929</text:p>
          </table:table-cell>
        </table:table-row>
        <table:table-row table:style-name="ro1">
          <table:table-cell office:value-type="float" office:value="268.079324058999" calcext:value-type="float">
            <text:p>268.07932405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675.5707600969" calcext:value-type="float">
            <text:p>44675.5707600969</text:p>
          </table:table-cell>
          <table:table-cell office:value-type="float" office:value="0.102020856000308" calcext:value-type="float">
            <text:p>0.10202085600030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5.5707600969" calcext:value-type="float">
            <text:p>44675.5707600969</text:p>
          </table:table-cell>
        </table:table-row>
        <table:table-row table:style-name="ro1">
          <table:table-cell office:value-type="float" office:value="268.281565969999" calcext:value-type="float">
            <text:p>268.28156596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587.4178801314" calcext:value-type="float">
            <text:p>60587.4178801314</text:p>
          </table:table-cell>
          <table:table-cell office:value-type="float" office:value="0.103095000999019" calcext:value-type="float">
            <text:p>0.103095000999019</text:p>
          </table:table-cell>
          <table:table-cell office:value-type="float" office:value="60000" calcext:value-type="float">
            <text:p>60000</text:p>
          </table:table-cell>
          <table:table-cell office:value-type="float" office:value="75887.2708801646" calcext:value-type="float">
            <text:p>75887.2708801646</text:p>
          </table:table-cell>
        </table:table-row>
        <table:table-row table:style-name="ro1">
          <table:table-cell office:value-type="float" office:value="268.482993001999" calcext:value-type="float">
            <text:p>268.48299300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663.2826401619" calcext:value-type="float">
            <text:p>74663.2826401619</text:p>
          </table:table-cell>
          <table:table-cell office:value-type="float" office:value="0.103026739998313" calcext:value-type="float">
            <text:p>0.103026739998313</text:p>
          </table:table-cell>
          <table:table-cell office:value-type="float" office:value="60000" calcext:value-type="float">
            <text:p>60000</text:p>
          </table:table-cell>
          <table:table-cell office:value-type="float" office:value="74663.2826401619" calcext:value-type="float">
            <text:p>74663.2826401619</text:p>
          </table:table-cell>
        </table:table-row>
        <table:table-row table:style-name="ro1">
          <table:table-cell office:value-type="float" office:value="268.684394333999" calcext:value-type="float">
            <text:p>268.68439433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275.2767601633" calcext:value-type="float">
            <text:p>75275.2767601633</text:p>
          </table:table-cell>
          <table:table-cell office:value-type="float" office:value="0.103168462999747" calcext:value-type="float">
            <text:p>0.103168462999747</text:p>
          </table:table-cell>
          <table:table-cell office:value-type="float" office:value="60000" calcext:value-type="float">
            <text:p>60000</text:p>
          </table:table-cell>
          <table:table-cell office:value-type="float" office:value="58751.4355201274" calcext:value-type="float">
            <text:p>58751.4355201274</text:p>
          </table:table-cell>
        </table:table-row>
        <table:table-row table:style-name="ro1">
          <table:table-cell office:value-type="float" office:value="268.885992726999" calcext:value-type="float">
            <text:p>268.88599272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51.5825200942" calcext:value-type="float">
            <text:p>43451.5825200942</text:p>
          </table:table-cell>
          <table:table-cell office:value-type="float" office:value="0.103018867997889" calcext:value-type="float">
            <text:p>0.103018867997889</text:p>
          </table:table-cell>
          <table:table-cell office:value-type="float" office:value="60000" calcext:value-type="float">
            <text:p>60000</text:p>
          </table:table-cell>
          <table:table-cell office:value-type="float" office:value="44675.5707600969" calcext:value-type="float">
            <text:p>44675.5707600969</text:p>
          </table:table-cell>
        </table:table-row>
        <table:table-row table:style-name="ro1">
          <table:table-cell office:value-type="float" office:value="269.088844758" calcext:value-type="float">
            <text:p>269.088844758</text:p>
          </table:table-cell>
          <table:table-cell office:value-type="float" office:value="45000" calcext:value-type="float">
            <text:p>45000</text:p>
          </table:table-cell>
          <table:table-cell office:value-type="float" office:value="44063.5766400956" calcext:value-type="float">
            <text:p>44063.5766400956</text:p>
          </table:table-cell>
          <table:table-cell office:value-type="float" office:value="0.10330677499951" calcext:value-type="float">
            <text:p>0.10330677499951</text:p>
          </table:table-cell>
          <table:table-cell office:value-type="float" office:value="60000" calcext:value-type="float">
            <text:p>60000</text:p>
          </table:table-cell>
          <table:table-cell office:value-type="float" office:value="44063.5766400956" calcext:value-type="float">
            <text:p>44063.5766400956</text:p>
          </table:table-cell>
        </table:table-row>
        <table:table-row table:style-name="ro1">
          <table:table-cell office:value-type="float" office:value="269.290952121999" calcext:value-type="float">
            <text:p>269.29095212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281.4208201307" calcext:value-type="float">
            <text:p>60281.4208201307</text:p>
          </table:table-cell>
          <table:table-cell office:value-type="float" office:value="0.102917606000119" calcext:value-type="float">
            <text:p>0.102917606000119</text:p>
          </table:table-cell>
          <table:table-cell office:value-type="float" office:value="60000" calcext:value-type="float">
            <text:p>60000</text:p>
          </table:table-cell>
          <table:table-cell office:value-type="float" office:value="75581.2738201639" calcext:value-type="float">
            <text:p>75581.2738201639</text:p>
          </table:table-cell>
        </table:table-row>
        <table:table-row table:style-name="ro1">
          <table:table-cell office:value-type="float" office:value="269.493027346001" calcext:value-type="float">
            <text:p>269.49302734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75.2767601633" calcext:value-type="float">
            <text:p>75275.2767601633</text:p>
          </table:table-cell>
          <table:table-cell office:value-type="float" office:value="0.103384575999371" calcext:value-type="float">
            <text:p>0.10338457599937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75.2767601633" calcext:value-type="float">
            <text:p>75275.2767601633</text:p>
          </table:table-cell>
        </table:table-row>
        <table:table-row table:style-name="ro1">
          <table:table-cell office:value-type="float" office:value="269.694333561998" calcext:value-type="float">
            <text:p>269.69433356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275.2767601633" calcext:value-type="float">
            <text:p>75275.2767601633</text:p>
          </table:table-cell>
          <table:table-cell office:value-type="float" office:value="0.103104210000311" calcext:value-type="float">
            <text:p>0.103104210000311</text:p>
          </table:table-cell>
          <table:table-cell office:value-type="float" office:value="60000" calcext:value-type="float">
            <text:p>60000</text:p>
          </table:table-cell>
          <table:table-cell office:value-type="float" office:value="59975.4237601301" calcext:value-type="float">
            <text:p>59975.4237601301</text:p>
          </table:table-cell>
        </table:table-row>
        <table:table-row table:style-name="ro1">
          <table:table-cell office:value-type="float" office:value="269.896738678999" calcext:value-type="float">
            <text:p>269.896738678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51.5825200942" calcext:value-type="float">
            <text:p>43451.5825200942</text:p>
          </table:table-cell>
          <table:table-cell office:value-type="float" office:value="0.10273339899868" calcext:value-type="float">
            <text:p>0.10273339899868</text:p>
          </table:table-cell>
          <table:table-cell office:value-type="float" office:value="60000" calcext:value-type="float">
            <text:p>60000</text:p>
          </table:table-cell>
          <table:table-cell office:value-type="float" office:value="43451.5825200942" calcext:value-type="float">
            <text:p>43451.5825200942</text:p>
          </table:table-cell>
        </table:table-row>
        <table:table-row table:style-name="ro1">
          <table:table-cell office:value-type="float" office:value="270.098741296999" calcext:value-type="float">
            <text:p>270.09874129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60.8846561314" calcext:value-type="float">
            <text:p>43460.8846561314</text:p>
          </table:table-cell>
          <table:table-cell office:value-type="float" office:value="0.104658552998444" calcext:value-type="float">
            <text:p>0.104658552998444</text:p>
          </table:table-cell>
          <table:table-cell office:value-type="float" office:value="60000" calcext:value-type="float">
            <text:p>60000</text:p>
          </table:table-cell>
          <table:table-cell office:value-type="float" office:value="43460.8846561314" calcext:value-type="float">
            <text:p>43460.8846561314</text:p>
          </table:table-cell>
        </table:table-row>
        <table:table-row table:style-name="ro1">
          <table:table-cell office:value-type="float" office:value="270.301005152" calcext:value-type="float">
            <text:p>270.301005152</text:p>
          </table:table-cell>
          <table:table-cell office:value-type="float" office:value="75000" calcext:value-type="float">
            <text:p>75000</text:p>
          </table:table-cell>
          <table:table-cell office:value-type="float" office:value="61212.5136001851" calcext:value-type="float">
            <text:p>61212.5136001851</text:p>
          </table:table-cell>
          <table:table-cell office:value-type="float" office:value="0.10311640800137" calcext:value-type="float">
            <text:p>0.10311640800137</text:p>
          </table:table-cell>
          <table:table-cell office:value-type="float" office:value="60000" calcext:value-type="float">
            <text:p>60000</text:p>
          </table:table-cell>
          <table:table-cell office:value-type="float" office:value="76515.6420002313" calcext:value-type="float">
            <text:p>76515.6420002313</text:p>
          </table:table-cell>
        </table:table-row>
        <table:table-row table:style-name="ro1">
          <table:table-cell office:value-type="float" office:value="270.502723913" calcext:value-type="float">
            <text:p>270.502723913</text:p>
          </table:table-cell>
          <table:table-cell office:value-type="float" office:value="75000" calcext:value-type="float">
            <text:p>75000</text:p>
          </table:table-cell>
          <table:table-cell office:value-type="float" office:value="75903.5168642295" calcext:value-type="float">
            <text:p>75903.5168642295</text:p>
          </table:table-cell>
          <table:table-cell office:value-type="float" office:value="0.103403824999987" calcext:value-type="float">
            <text:p>0.103403824999987</text:p>
          </table:table-cell>
          <table:table-cell office:value-type="float" office:value="60000" calcext:value-type="float">
            <text:p>60000</text:p>
          </table:table-cell>
          <table:table-cell office:value-type="float" office:value="75903.5168642295" calcext:value-type="float">
            <text:p>75903.5168642295</text:p>
          </table:table-cell>
        </table:table-row>
        <table:table-row table:style-name="ro1">
          <table:table-cell office:value-type="float" office:value="270.705166660999" calcext:value-type="float">
            <text:p>270.70516666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151.8879201758" calcext:value-type="float">
            <text:p>58151.8879201758</text:p>
          </table:table-cell>
          <table:table-cell office:value-type="float" office:value="0.103509897999174" calcext:value-type="float">
            <text:p>0.103509897999174</text:p>
          </table:table-cell>
          <table:table-cell office:value-type="float" office:value="60000" calcext:value-type="float">
            <text:p>60000</text:p>
          </table:table-cell>
          <table:table-cell office:value-type="float" office:value="42848.7595201295" calcext:value-type="float">
            <text:p>42848.7595201295</text:p>
          </table:table-cell>
        </table:table-row>
        <table:table-row table:style-name="ro1">
          <table:table-cell office:value-type="float" office:value="270.907081133999" calcext:value-type="float">
            <text:p>270.907081133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297.2600641369" calcext:value-type="float">
            <text:p>45297.2600641369</text:p>
          </table:table-cell>
          <table:table-cell office:value-type="float" office:value="0.102131772997382" calcext:value-type="float">
            <text:p>0.102131772997382</text:p>
          </table:table-cell>
          <table:table-cell office:value-type="float" office:value="60000" calcext:value-type="float">
            <text:p>60000</text:p>
          </table:table-cell>
          <table:table-cell office:value-type="float" office:value="45297.2600641369" calcext:value-type="float">
            <text:p>45297.2600641369</text:p>
          </table:table-cell>
        </table:table-row>
        <table:table-row table:style-name="ro1">
          <table:table-cell office:value-type="float" office:value="271.108676768999" calcext:value-type="float">
            <text:p>271.10867676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685.1349281351" calcext:value-type="float">
            <text:p>44685.1349281351</text:p>
          </table:table-cell>
          <table:table-cell office:value-type="float" office:value="0.102938032003294" calcext:value-type="float">
            <text:p>0.102938032003294</text:p>
          </table:table-cell>
          <table:table-cell office:value-type="float" office:value="60000" calcext:value-type="float">
            <text:p>60000</text:p>
          </table:table-cell>
          <table:table-cell office:value-type="float" office:value="59988.2633281814" calcext:value-type="float">
            <text:p>59988.2633281814</text:p>
          </table:table-cell>
        </table:table-row>
        <table:table-row table:style-name="ro1">
          <table:table-cell office:value-type="float" office:value="271.310479689" calcext:value-type="float">
            <text:p>271.31047968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1414562239" calcext:value-type="float">
            <text:p>74067.1414562239</text:p>
          </table:table-cell>
          <table:table-cell office:value-type="float" office:value="0.102839970000787" calcext:value-type="float">
            <text:p>0.102839970000787</text:p>
          </table:table-cell>
          <table:table-cell office:value-type="float" office:value="60000" calcext:value-type="float">
            <text:p>60000</text:p>
          </table:table-cell>
          <table:table-cell office:value-type="float" office:value="74067.1414562239" calcext:value-type="float">
            <text:p>74067.1414562239</text:p>
          </table:table-cell>
        </table:table-row>
        <table:table-row table:style-name="ro1">
          <table:table-cell office:value-type="float" office:value="271.512341059999" calcext:value-type="float">
            <text:p>271.5123410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98.8297480362" calcext:value-type="float">
            <text:p>76598.8297480362</text:p>
          </table:table-cell>
          <table:table-cell office:value-type="float" office:value="0.102954141999362" calcext:value-type="float">
            <text:p>0.102954141999362</text:p>
          </table:table-cell>
          <table:table-cell office:value-type="float" office:value="60000" calcext:value-type="float">
            <text:p>60000</text:p>
          </table:table-cell>
          <table:table-cell office:value-type="float" office:value="76598.8297480362" calcext:value-type="float">
            <text:p>76598.8297480362</text:p>
          </table:table-cell>
        </table:table-row>
        <table:table-row table:style-name="ro1">
          <table:table-cell office:value-type="float" office:value="271.713693188998" calcext:value-type="float">
            <text:p>271.713693188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8215.1106085075" calcext:value-type="float">
            <text:p>58215.1106085075</text:p>
          </table:table-cell>
          <table:table-cell office:value-type="float" office:value="0.10326933000033" calcext:value-type="float">
            <text:p>0.10326933000033</text:p>
          </table:table-cell>
          <table:table-cell office:value-type="float" office:value="60000" calcext:value-type="float">
            <text:p>60000</text:p>
          </table:table-cell>
          <table:table-cell office:value-type="float" office:value="42895.3446589003" calcext:value-type="float">
            <text:p>42895.3446589003</text:p>
          </table:table-cell>
        </table:table-row>
        <table:table-row table:style-name="ro1">
          <table:table-cell office:value-type="float" office:value="271.916465557999" calcext:value-type="float">
            <text:p>271.91646555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346.5072108374" calcext:value-type="float">
            <text:p>45346.5072108374</text:p>
          </table:table-cell>
          <table:table-cell office:value-type="float" office:value="0.102719784998044" calcext:value-type="float">
            <text:p>0.102719784998044</text:p>
          </table:table-cell>
          <table:table-cell office:value-type="float" office:value="60000" calcext:value-type="float">
            <text:p>60000</text:p>
          </table:table-cell>
          <table:table-cell office:value-type="float" office:value="45346.5072108374" calcext:value-type="float">
            <text:p>45346.5072108374</text:p>
          </table:table-cell>
        </table:table-row>
        <table:table-row table:style-name="ro1">
          <table:table-cell office:value-type="float" office:value="272.118500809" calcext:value-type="float">
            <text:p>272.118500809</text:p>
          </table:table-cell>
          <table:table-cell office:value-type="float" office:value="75000" calcext:value-type="float">
            <text:p>75000</text:p>
          </table:table-cell>
          <table:table-cell office:value-type="float" office:value="44733.7165728532" calcext:value-type="float">
            <text:p>44733.7165728532</text:p>
          </table:table-cell>
          <table:table-cell office:value-type="float" office:value="0.103045801999542" calcext:value-type="float">
            <text:p>0.103045801999542</text:p>
          </table:table-cell>
          <table:table-cell office:value-type="float" office:value="60000" calcext:value-type="float">
            <text:p>60000</text:p>
          </table:table-cell>
          <table:table-cell office:value-type="float" office:value="60053.4825224604" calcext:value-type="float">
            <text:p>60053.4825224604</text:p>
          </table:table-cell>
        </table:table-row>
        <table:table-row table:style-name="ro1">
          <table:table-cell office:value-type="float" office:value="272.321046073001" calcext:value-type="float">
            <text:p>272.32104607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73.2484720676" calcext:value-type="float">
            <text:p>75373.2484720676</text:p>
          </table:table-cell>
          <table:table-cell office:value-type="float" office:value="0.102938850002829" calcext:value-type="float">
            <text:p>0.102938850002829</text:p>
          </table:table-cell>
          <table:table-cell office:value-type="float" office:value="60000" calcext:value-type="float">
            <text:p>60000</text:p>
          </table:table-cell>
          <table:table-cell office:value-type="float" office:value="75373.2484720676" calcext:value-type="float">
            <text:p>75373.2484720676</text:p>
          </table:table-cell>
        </table:table-row>
        <table:table-row table:style-name="ro1">
          <table:table-cell office:value-type="float" office:value="272.522906189999" calcext:value-type="float">
            <text:p>272.5229061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47.6671960991" calcext:value-type="float">
            <text:p>74147.6671960991</text:p>
          </table:table-cell>
          <table:table-cell office:value-type="float" office:value="0.104670591001195" calcext:value-type="float">
            <text:p>0.104670591001195</text:p>
          </table:table-cell>
          <table:table-cell office:value-type="float" office:value="60000" calcext:value-type="float">
            <text:p>60000</text:p>
          </table:table-cell>
          <table:table-cell office:value-type="float" office:value="74147.6671960991" calcext:value-type="float">
            <text:p>74147.6671960991</text:p>
          </table:table-cell>
        </table:table-row>
        <table:table-row table:style-name="ro1">
          <table:table-cell office:value-type="float" office:value="272.725108465002" calcext:value-type="float">
            <text:p>272.725108465002</text:p>
          </table:table-cell>
          <table:table-cell office:value-type="float" office:value="45000" calcext:value-type="float">
            <text:p>45000</text:p>
          </table:table-cell>
          <table:table-cell office:value-type="float" office:value="60359.8778414525" calcext:value-type="float">
            <text:p>60359.8778414525</text:p>
          </table:table-cell>
          <table:table-cell office:value-type="float" office:value="0.103043201997934" calcext:value-type="float">
            <text:p>0.103043201997934</text:p>
          </table:table-cell>
          <table:table-cell office:value-type="float" office:value="60000" calcext:value-type="float">
            <text:p>60000</text:p>
          </table:table-cell>
          <table:table-cell office:value-type="float" office:value="45040.1118918453" calcext:value-type="float">
            <text:p>45040.1118918453</text:p>
          </table:table-cell>
        </table:table-row>
        <table:table-row table:style-name="ro1">
          <table:table-cell office:value-type="float" office:value="272.926663232" calcext:value-type="float">
            <text:p>272.926663232</text:p>
          </table:table-cell>
          <table:table-cell office:value-type="float" office:value="45000" calcext:value-type="float">
            <text:p>45000</text:p>
          </table:table-cell>
          <table:table-cell office:value-type="float" office:value="44733.7165728532" calcext:value-type="float">
            <text:p>44733.7165728532</text:p>
          </table:table-cell>
          <table:table-cell office:value-type="float" office:value="0.103240854998148" calcext:value-type="float">
            <text:p>0.103240854998148</text:p>
          </table:table-cell>
          <table:table-cell office:value-type="float" office:value="60000" calcext:value-type="float">
            <text:p>60000</text:p>
          </table:table-cell>
          <table:table-cell office:value-type="float" office:value="44120.9259348689" calcext:value-type="float">
            <text:p>44120.9259348689</text:p>
          </table:table-cell>
        </table:table-row>
        <table:table-row table:style-name="ro1">
          <table:table-cell office:value-type="float" office:value="273.128437113999" calcext:value-type="float">
            <text:p>273.1284371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3508.1352968846" calcext:value-type="float">
            <text:p>43508.1352968846</text:p>
          </table:table-cell>
          <table:table-cell office:value-type="float" office:value="0.103241565000644" calcext:value-type="float">
            <text:p>0.103241565000644</text:p>
          </table:table-cell>
          <table:table-cell office:value-type="float" office:value="60000" calcext:value-type="float">
            <text:p>60000</text:p>
          </table:table-cell>
          <table:table-cell office:value-type="float" office:value="59440.6918844761" calcext:value-type="float">
            <text:p>59440.6918844761</text:p>
          </table:table-cell>
        </table:table-row>
        <table:table-row table:style-name="ro1">
          <table:table-cell office:value-type="float" office:value="273.330417040001" calcext:value-type="float">
            <text:p>273.33041704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986.0391100519" calcext:value-type="float">
            <text:p>75986.0391100519</text:p>
          </table:table-cell>
          <table:table-cell office:value-type="float" office:value="0.102811804998055" calcext:value-type="float">
            <text:p>0.102811804998055</text:p>
          </table:table-cell>
          <table:table-cell office:value-type="float" office:value="60000" calcext:value-type="float">
            <text:p>60000</text:p>
          </table:table-cell>
          <table:table-cell office:value-type="float" office:value="75986.0391100519" calcext:value-type="float">
            <text:p>75986.0391100519</text:p>
          </table:table-cell>
        </table:table-row>
        <table:table-row table:style-name="ro1">
          <table:table-cell office:value-type="float" office:value="273.532802496" calcext:value-type="float">
            <text:p>273.532802496</text:p>
          </table:table-cell>
          <table:table-cell office:value-type="float" office:value="75000" calcext:value-type="float">
            <text:p>75000</text:p>
          </table:table-cell>
          <table:table-cell office:value-type="float" office:value="75373.2484720676" calcext:value-type="float">
            <text:p>75373.2484720676</text:p>
          </table:table-cell>
          <table:table-cell office:value-type="float" office:value="0.103031280999858" calcext:value-type="float">
            <text:p>0.103031280999858</text:p>
          </table:table-cell>
          <table:table-cell office:value-type="float" office:value="60000" calcext:value-type="float">
            <text:p>60000</text:p>
          </table:table-cell>
          <table:table-cell office:value-type="float" office:value="75373.2484720676" calcext:value-type="float">
            <text:p>75373.2484720676</text:p>
          </table:table-cell>
        </table:table-row>
        <table:table-row table:style-name="ro1">
          <table:table-cell office:value-type="float" office:value="273.735166410999" calcext:value-type="float">
            <text:p>273.73516641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8827.9012464918" calcext:value-type="float">
            <text:p>58827.9012464918</text:p>
          </table:table-cell>
          <table:table-cell office:value-type="float" office:value="0.103570982999372" calcext:value-type="float">
            <text:p>0.103570982999372</text:p>
          </table:table-cell>
          <table:table-cell office:value-type="float" office:value="60000" calcext:value-type="float">
            <text:p>60000</text:p>
          </table:table-cell>
          <table:table-cell office:value-type="float" office:value="43508.1352968846" calcext:value-type="float">
            <text:p>43508.1352968846</text:p>
          </table:table-cell>
        </table:table-row>
        <table:table-row table:style-name="ro1">
          <table:table-cell office:value-type="float" office:value="273.937043301001" calcext:value-type="float">
            <text:p>273.93704330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346.5072108374" calcext:value-type="float">
            <text:p>45346.5072108374</text:p>
          </table:table-cell>
          <table:table-cell office:value-type="float" office:value="0.103830896998261" calcext:value-type="float">
            <text:p>0.103830896998261</text:p>
          </table:table-cell>
          <table:table-cell office:value-type="float" office:value="60000" calcext:value-type="float">
            <text:p>60000</text:p>
          </table:table-cell>
          <table:table-cell office:value-type="float" office:value="45346.5072108374" calcext:value-type="float">
            <text:p>45346.5072108374</text:p>
          </table:table-cell>
        </table:table-row>
        <table:table-row table:style-name="ro1">
          <table:table-cell office:value-type="float" office:value="274.138231416" calcext:value-type="float">
            <text:p>274.138231416</text:p>
          </table:table-cell>
          <table:table-cell office:value-type="float" office:value="75000" calcext:value-type="float">
            <text:p>75000</text:p>
          </table:table-cell>
          <table:table-cell office:value-type="float" office:value="43508.1352968846" calcext:value-type="float">
            <text:p>43508.1352968846</text:p>
          </table:table-cell>
          <table:table-cell office:value-type="float" office:value="0.102869334001298" calcext:value-type="float">
            <text:p>0.102869334001298</text:p>
          </table:table-cell>
          <table:table-cell office:value-type="float" office:value="60000" calcext:value-type="float">
            <text:p>60000</text:p>
          </table:table-cell>
          <table:table-cell office:value-type="float" office:value="58827.9012464918" calcext:value-type="float">
            <text:p>58827.9012464918</text:p>
          </table:table-cell>
        </table:table-row>
        <table:table-row table:style-name="ro1">
          <table:table-cell office:value-type="float" office:value="274.339576014001" calcext:value-type="float">
            <text:p>274.33957601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4.5639085799" calcext:value-type="float">
            <text:p>74574.5639085799</text:p>
          </table:table-cell>
          <table:table-cell office:value-type="float" office:value="0.103226322997216" calcext:value-type="float">
            <text:p>0.103226322997216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4.5639085799" calcext:value-type="float">
            <text:p>74574.5639085799</text:p>
          </table:table-cell>
        </table:table-row>
        <table:table-row table:style-name="ro1">
          <table:table-cell office:value-type="float" office:value="274.541869444001" calcext:value-type="float">
            <text:p>274.54186944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07.2013285564" calcext:value-type="float">
            <text:p>75807.2013285564</text:p>
          </table:table-cell>
          <table:table-cell office:value-type="float" office:value="0.106923867999285" calcext:value-type="float">
            <text:p>0.106923867999285</text:p>
          </table:table-cell>
          <table:table-cell office:value-type="float" office:value="60000" calcext:value-type="float">
            <text:p>60000</text:p>
          </table:table-cell>
          <table:table-cell office:value-type="float" office:value="75807.2013285564" calcext:value-type="float">
            <text:p>75807.2013285564</text:p>
          </table:table-cell>
        </table:table-row>
        <table:table-row table:style-name="ro1">
          <table:table-cell office:value-type="float" office:value="274.745819381998" calcext:value-type="float">
            <text:p>274.74581938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166.5961588733" calcext:value-type="float">
            <text:p>59166.5961588733</text:p>
          </table:table-cell>
          <table:table-cell office:value-type="float" office:value="0.103134081000462" calcext:value-type="float">
            <text:p>0.103134081000462</text:p>
          </table:table-cell>
          <table:table-cell office:value-type="float" office:value="60000" calcext:value-type="float">
            <text:p>60000</text:p>
          </table:table-cell>
          <table:table-cell office:value-type="float" office:value="43758.6284091667" calcext:value-type="float">
            <text:p>43758.6284091667</text:p>
          </table:table-cell>
        </table:table-row>
        <table:table-row table:style-name="ro1">
          <table:table-cell office:value-type="float" office:value="274.948362044001" calcext:value-type="float">
            <text:p>274.94836204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91.2658291432" calcext:value-type="float">
            <text:p>44991.2658291432</text:p>
          </table:table-cell>
          <table:table-cell office:value-type="float" office:value="0.10316456000146" calcext:value-type="float">
            <text:p>0.1031645600014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1.2658291432" calcext:value-type="float">
            <text:p>44991.2658291432</text:p>
          </table:table-cell>
        </table:table-row>
        <table:table-row table:style-name="ro1">
          <table:table-cell office:value-type="float" office:value="275.150121878" calcext:value-type="float">
            <text:p>275.15012187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91.2658291432" calcext:value-type="float">
            <text:p>44991.2658291432</text:p>
          </table:table-cell>
          <table:table-cell office:value-type="float" office:value="0.104025240001647" calcext:value-type="float">
            <text:p>0.104025240001647</text:p>
          </table:table-cell>
          <table:table-cell office:value-type="float" office:value="60000" calcext:value-type="float">
            <text:p>60000</text:p>
          </table:table-cell>
          <table:table-cell office:value-type="float" office:value="60399.2335788498" calcext:value-type="float">
            <text:p>60399.2335788498</text:p>
          </table:table-cell>
        </table:table-row>
        <table:table-row table:style-name="ro1">
          <table:table-cell office:value-type="float" office:value="275.352164258999" calcext:value-type="float">
            <text:p>275.35216425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183.5475035587" calcext:value-type="float">
            <text:p>76183.5475035587</text:p>
          </table:table-cell>
          <table:table-cell office:value-type="float" office:value="0.10299013599797" calcext:value-type="float">
            <text:p>0.10299013599797</text:p>
          </table:table-cell>
          <table:table-cell office:value-type="float" office:value="60000" calcext:value-type="float">
            <text:p>60000</text:p>
          </table:table-cell>
          <table:table-cell office:value-type="float" office:value="76183.5475035587" calcext:value-type="float">
            <text:p>76183.5475035587</text:p>
          </table:table-cell>
        </table:table-row>
        <table:table-row table:style-name="ro1">
          <table:table-cell office:value-type="float" office:value="275.553880102001" calcext:value-type="float">
            <text:p>275.55388010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875.1120885645" calcext:value-type="float">
            <text:p>75875.1120885645</text:p>
          </table:table-cell>
          <table:table-cell office:value-type="float" office:value="0.102702369000326" calcext:value-type="float">
            <text:p>0.102702369000326</text:p>
          </table:table-cell>
          <table:table-cell office:value-type="float" office:value="60000" calcext:value-type="float">
            <text:p>60000</text:p>
          </table:table-cell>
          <table:table-cell office:value-type="float" office:value="75875.1120885645" calcext:value-type="float">
            <text:p>75875.1120885645</text:p>
          </table:table-cell>
        </table:table-row>
        <table:table-row table:style-name="ro1">
          <table:table-cell office:value-type="float" office:value="275.756657339" calcext:value-type="float">
            <text:p>275.756657339</text:p>
          </table:table-cell>
          <table:table-cell office:value-type="float" office:value="45000" calcext:value-type="float">
            <text:p>45000</text:p>
          </table:table-cell>
          <table:table-cell office:value-type="float" office:value="61070.2121688446" calcext:value-type="float">
            <text:p>61070.2121688446</text:p>
          </table:table-cell>
          <table:table-cell office:value-type="float" office:value="0.102877051998803" calcext:value-type="float">
            <text:p>0.102877051998803</text:p>
          </table:table-cell>
          <table:table-cell office:value-type="float" office:value="60000" calcext:value-type="float">
            <text:p>60000</text:p>
          </table:table-cell>
          <table:table-cell office:value-type="float" office:value="45648.4414191364" calcext:value-type="float">
            <text:p>45648.4414191364</text:p>
          </table:table-cell>
        </table:table-row>
        <table:table-row table:style-name="ro1">
          <table:table-cell office:value-type="float" office:value="275.959360211" calcext:value-type="float">
            <text:p>275.95936021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83.6376221429" calcext:value-type="float">
            <text:p>44983.6376221429</text:p>
          </table:table-cell>
          <table:table-cell office:value-type="float" office:value="0.102674177000154" calcext:value-type="float">
            <text:p>0.102674177000154</text:p>
          </table:table-cell>
          <table:table-cell office:value-type="float" office:value="60000" calcext:value-type="float">
            <text:p>60000</text:p>
          </table:table-cell>
          <table:table-cell office:value-type="float" office:value="44983.6376221429" calcext:value-type="float">
            <text:p>44983.6376221429</text:p>
          </table:table-cell>
        </table:table-row>
        <table:table-row table:style-name="ro1">
          <table:table-cell office:value-type="float" office:value="276.161848487998" calcext:value-type="float">
            <text:p>276.161848487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983.6376221429" calcext:value-type="float">
            <text:p>44983.6376221429</text:p>
          </table:table-cell>
          <table:table-cell office:value-type="float" office:value="0.102929813001538" calcext:value-type="float">
            <text:p>0.102929813001538</text:p>
          </table:table-cell>
          <table:table-cell office:value-type="float" office:value="60000" calcext:value-type="float">
            <text:p>60000</text:p>
          </table:table-cell>
          <table:table-cell office:value-type="float" office:value="60388.9929721918" calcext:value-type="float">
            <text:p>60388.9929721918</text:p>
          </table:table-cell>
        </table:table-row>
        <table:table-row table:style-name="ro1">
          <table:table-cell office:value-type="float" office:value="276.363316322" calcext:value-type="float">
            <text:p>276.363316322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3.5426261133" calcext:value-type="float">
            <text:p>75773.5426261133</text:p>
          </table:table-cell>
          <table:table-cell office:value-type="float" office:value="0.103444053998828" calcext:value-type="float">
            <text:p>0.103444053998828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3.5426261133" calcext:value-type="float">
            <text:p>75773.5426261133</text:p>
          </table:table-cell>
        </table:table-row>
        <table:table-row table:style-name="ro1">
          <table:table-cell office:value-type="float" office:value="276.565530543001" calcext:value-type="float">
            <text:p>276.56553054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541.4525021115" calcext:value-type="float">
            <text:p>74541.4525021115</text:p>
          </table:table-cell>
          <table:table-cell office:value-type="float" office:value="0.103838622999319" calcext:value-type="float">
            <text:p>0.103838622999319</text:p>
          </table:table-cell>
          <table:table-cell office:value-type="float" office:value="60000" calcext:value-type="float">
            <text:p>60000</text:p>
          </table:table-cell>
          <table:table-cell office:value-type="float" office:value="74541.4525021115" calcext:value-type="float">
            <text:p>74541.4525021115</text:p>
          </table:table-cell>
        </table:table-row>
        <table:table-row table:style-name="ro1">
          <table:table-cell office:value-type="float" office:value="276.767416335999" calcext:value-type="float">
            <text:p>276.767416335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140.3259520885" calcext:value-type="float">
            <text:p>59140.3259520885</text:p>
          </table:table-cell>
          <table:table-cell office:value-type="float" office:value="0.102902681999694" calcext:value-type="float">
            <text:p>0.102902681999694</text:p>
          </table:table-cell>
          <table:table-cell office:value-type="float" office:value="60000" calcext:value-type="float">
            <text:p>60000</text:p>
          </table:table-cell>
          <table:table-cell office:value-type="float" office:value="43739.1994020654" calcext:value-type="float">
            <text:p>43739.1994020654</text:p>
          </table:table-cell>
        </table:table-row>
        <table:table-row table:style-name="ro1">
          <table:table-cell office:value-type="float" office:value="276.969600291999" calcext:value-type="float">
            <text:p>276.969600291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355.2444640663" calcext:value-type="float">
            <text:p>44355.2444640663</text:p>
          </table:table-cell>
          <table:table-cell office:value-type="float" office:value="0.102862058996834" calcext:value-type="float">
            <text:p>0.102862058996834</text:p>
          </table:table-cell>
          <table:table-cell office:value-type="float" office:value="60000" calcext:value-type="float">
            <text:p>60000</text:p>
          </table:table-cell>
          <table:table-cell office:value-type="float" office:value="44355.2444640663" calcext:value-type="float">
            <text:p>44355.2444640663</text:p>
          </table:table-cell>
        </table:table-row>
        <table:table-row table:style-name="ro1">
          <table:table-cell office:value-type="float" office:value="277.172839392999" calcext:value-type="float">
            <text:p>277.17283939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971.2895260673" calcext:value-type="float">
            <text:p>44971.2895260673</text:p>
          </table:table-cell>
          <table:table-cell office:value-type="float" office:value="0.103278479000437" calcext:value-type="float">
            <text:p>0.103278479000437</text:p>
          </table:table-cell>
          <table:table-cell office:value-type="float" office:value="60000" calcext:value-type="float">
            <text:p>60000</text:p>
          </table:table-cell>
          <table:table-cell office:value-type="float" office:value="60372.4160760903" calcext:value-type="float">
            <text:p>60372.4160760903</text:p>
          </table:table-cell>
        </table:table-row>
        <table:table-row table:style-name="ro1">
          <table:table-cell office:value-type="float" office:value="277.375595142999" calcext:value-type="float">
            <text:p>277.37559514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773.5426261133" calcext:value-type="float">
            <text:p>75773.5426261133</text:p>
          </table:table-cell>
          <table:table-cell office:value-type="float" office:value="0.10287862900077" calcext:value-type="float">
            <text:p>0.10287862900077</text:p>
          </table:table-cell>
          <table:table-cell office:value-type="float" office:value="60000" calcext:value-type="float">
            <text:p>60000</text:p>
          </table:table-cell>
          <table:table-cell office:value-type="float" office:value="75773.5426261133" calcext:value-type="float">
            <text:p>75773.5426261133</text:p>
          </table:table-cell>
        </table:table-row>
        <table:table-row table:style-name="ro1">
          <table:table-cell office:value-type="float" office:value="277.577752708999" calcext:value-type="float">
            <text:p>277.57775270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389.5876881143" calcext:value-type="float">
            <text:p>76389.5876881143</text:p>
          </table:table-cell>
          <table:table-cell office:value-type="float" office:value="0.103469724002935" calcext:value-type="float">
            <text:p>0.103469724002935</text:p>
          </table:table-cell>
          <table:table-cell office:value-type="float" office:value="60000" calcext:value-type="float">
            <text:p>60000</text:p>
          </table:table-cell>
          <table:table-cell office:value-type="float" office:value="76389.5876881143" calcext:value-type="float">
            <text:p>76389.5876881143</text:p>
          </table:table-cell>
        </table:table-row>
        <table:table-row table:style-name="ro1">
          <table:table-cell office:value-type="float" office:value="277.780554849" calcext:value-type="float">
            <text:p>277.780554849</text:p>
          </table:table-cell>
          <table:table-cell office:value-type="float" office:value="45000" calcext:value-type="float">
            <text:p>45000</text:p>
          </table:table-cell>
          <table:table-cell office:value-type="float" office:value="60372.4160760903" calcext:value-type="float">
            <text:p>60372.4160760903</text:p>
          </table:table-cell>
          <table:table-cell office:value-type="float" office:value="0.101879134999763" calcext:value-type="float">
            <text:p>0.101879134999763</text:p>
          </table:table-cell>
          <table:table-cell office:value-type="float" office:value="60000" calcext:value-type="float">
            <text:p>60000</text:p>
          </table:table-cell>
          <table:table-cell office:value-type="float" office:value="44971.2895260673" calcext:value-type="float">
            <text:p>44971.2895260673</text:p>
          </table:table-cell>
        </table:table-row>
        <table:table-row table:style-name="ro1">
          <table:table-cell office:value-type="float" office:value="277.982484206001" calcext:value-type="float">
            <text:p>277.98248420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971.2895260673" calcext:value-type="float">
            <text:p>44971.2895260673</text:p>
          </table:table-cell>
          <table:table-cell office:value-type="float" office:value="0.103124074001244" calcext:value-type="float">
            <text:p>0.103124074001244</text:p>
          </table:table-cell>
          <table:table-cell office:value-type="float" office:value="60000" calcext:value-type="float">
            <text:p>60000</text:p>
          </table:table-cell>
          <table:table-cell office:value-type="float" office:value="44971.2895260673" calcext:value-type="float">
            <text:p>44971.2895260673</text:p>
          </table:table-cell>
        </table:table-row>
        <table:table-row table:style-name="ro1">
          <table:table-cell office:value-type="float" office:value="278.184873423001" calcext:value-type="float">
            <text:p>278.18487342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011.7863198975" calcext:value-type="float">
            <text:p>44011.7863198975</text:p>
          </table:table-cell>
          <table:table-cell office:value-type="float" office:value="0.102999489998183" calcext:value-type="float">
            <text:p>0.102999489998183</text:p>
          </table:table-cell>
          <table:table-cell office:value-type="float" office:value="60000" calcext:value-type="float">
            <text:p>60000</text:p>
          </table:table-cell>
          <table:table-cell office:value-type="float" office:value="59293.6565698619" calcext:value-type="float">
            <text:p>59293.6565698619</text:p>
          </table:table-cell>
        </table:table-row>
        <table:table-row table:style-name="ro1">
          <table:table-cell office:value-type="float" office:value="278.386599615998" calcext:value-type="float">
            <text:p>278.386599615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575.5268198263" calcext:value-type="float">
            <text:p>74575.5268198263</text:p>
          </table:table-cell>
          <table:table-cell office:value-type="float" office:value="0.101938126001187" calcext:value-type="float">
            <text:p>0.101938126001187</text:p>
          </table:table-cell>
          <table:table-cell office:value-type="float" office:value="60000" calcext:value-type="float">
            <text:p>60000</text:p>
          </table:table-cell>
          <table:table-cell office:value-type="float" office:value="74575.5268198263" calcext:value-type="float">
            <text:p>74575.5268198263</text:p>
          </table:table-cell>
        </table:table-row>
        <table:table-row table:style-name="ro1">
          <table:table-cell office:value-type="float" office:value="278.588528512999" calcext:value-type="float">
            <text:p>278.58852851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92.4390348242" calcext:value-type="float">
            <text:p>75492.4390348242</text:p>
          </table:table-cell>
          <table:table-cell office:value-type="float" office:value="0.102966800001013" calcext:value-type="float">
            <text:p>0.102966800001013</text:p>
          </table:table-cell>
          <table:table-cell office:value-type="float" office:value="60000" calcext:value-type="float">
            <text:p>60000</text:p>
          </table:table-cell>
          <table:table-cell office:value-type="float" office:value="75492.4390348242" calcext:value-type="float">
            <text:p>75492.4390348242</text:p>
          </table:table-cell>
        </table:table-row>
        <table:table-row table:style-name="ro1">
          <table:table-cell office:value-type="float" office:value="278.793663262" calcext:value-type="float">
            <text:p>278.793663262</text:p>
          </table:table-cell>
          <table:table-cell office:value-type="float" office:value="45000" calcext:value-type="float">
            <text:p>45000</text:p>
          </table:table-cell>
          <table:table-cell office:value-type="float" office:value="58682.3817598634" calcext:value-type="float">
            <text:p>58682.3817598634</text:p>
          </table:table-cell>
          <table:table-cell office:value-type="float" office:value="0.105742712999927" calcext:value-type="float">
            <text:p>0.105742712999927</text:p>
          </table:table-cell>
          <table:table-cell office:value-type="float" office:value="60000" calcext:value-type="float">
            <text:p>60000</text:p>
          </table:table-cell>
          <table:table-cell office:value-type="float" office:value="43400.5115098989" calcext:value-type="float">
            <text:p>43400.5115098989</text:p>
          </table:table-cell>
        </table:table-row>
        <table:table-row table:style-name="ro1">
          <table:table-cell office:value-type="float" office:value="278.997023499" calcext:value-type="float">
            <text:p>278.9970234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00.5115098989" calcext:value-type="float">
            <text:p>43400.5115098989</text:p>
          </table:table-cell>
          <table:table-cell office:value-type="float" office:value="0.103062359998148" calcext:value-type="float">
            <text:p>0.103062359998148</text:p>
          </table:table-cell>
          <table:table-cell office:value-type="float" office:value="60000" calcext:value-type="float">
            <text:p>60000</text:p>
          </table:table-cell>
          <table:table-cell office:value-type="float" office:value="43400.5115098989" calcext:value-type="float">
            <text:p>43400.5115098989</text:p>
          </table:table-cell>
        </table:table-row>
        <table:table-row table:style-name="ro1">
          <table:table-cell office:value-type="float" office:value="279.199566616" calcext:value-type="float">
            <text:p>279.199566616</text:p>
          </table:table-cell>
          <table:table-cell office:value-type="float" office:value="75000" calcext:value-type="float">
            <text:p>75000</text:p>
          </table:table-cell>
          <table:table-cell office:value-type="float" office:value="43400.5115098989" calcext:value-type="float">
            <text:p>43400.5115098989</text:p>
          </table:table-cell>
          <table:table-cell office:value-type="float" office:value="0.10301489899939" calcext:value-type="float">
            <text:p>0.10301489899939</text:p>
          </table:table-cell>
          <table:table-cell office:value-type="float" office:value="60000" calcext:value-type="float">
            <text:p>60000</text:p>
          </table:table-cell>
          <table:table-cell office:value-type="float" office:value="58682.3817598634" calcext:value-type="float">
            <text:p>58682.3817598634</text:p>
          </table:table-cell>
        </table:table-row>
        <table:table-row table:style-name="ro1">
          <table:table-cell office:value-type="float" office:value="279.40153626" calcext:value-type="float">
            <text:p>279.40153626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6.8016298249" calcext:value-type="float">
            <text:p>75186.8016298249</text:p>
          </table:table-cell>
          <table:table-cell office:value-type="float" office:value="0.102877935001743" calcext:value-type="float">
            <text:p>0.102877935001743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6.8016298249" calcext:value-type="float">
            <text:p>75186.8016298249</text:p>
          </table:table-cell>
        </table:table-row>
        <table:table-row table:style-name="ro1">
          <table:table-cell office:value-type="float" office:value="280.129213756001" calcext:value-type="float">
            <text:p>280.12921375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9207.6222048854" calcext:value-type="float">
            <text:p>49207.6222048854</text:p>
          </table:table-cell>
          <table:table-cell office:value-type="float" office:value="0.706206152000959" calcext:value-type="float">
            <text:p>0.706206152000959</text:p>
          </table:table-cell>
          <table:table-cell office:value-type="float" office:value="60000" calcext:value-type="float">
            <text:p>60000</text:p>
          </table:table-cell>
          <table:table-cell office:value-type="float" office:value="38204.675624911" calcext:value-type="float">
            <text:p>38204.675624911</text:p>
          </table:table-cell>
        </table:table-row>
        <table:table-row table:style-name="ro1">
          <table:table-cell office:value-type="float" office:value="280.332029507001" calcext:value-type="float">
            <text:p>280.332029507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0210.5687848598" calcext:value-type="float">
            <text:p>60210.5687848598</text:p>
          </table:table-cell>
          <table:table-cell office:value-type="float" office:value="0.102991977000784" calcext:value-type="float">
            <text:p>0.102991977000784</text:p>
          </table:table-cell>
          <table:table-cell office:value-type="float" office:value="60000" calcext:value-type="float">
            <text:p>60000</text:p>
          </table:table-cell>
          <table:table-cell office:value-type="float" office:value="71213.5153648342" calcext:value-type="float">
            <text:p>71213.5153648342</text:p>
          </table:table-cell>
        </table:table-row>
        <table:table-row table:style-name="ro1">
          <table:table-cell office:value-type="float" office:value="280.534864796999" calcext:value-type="float">
            <text:p>280.53486479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210.5687848598" calcext:value-type="float">
            <text:p>60210.5687848598</text:p>
          </table:table-cell>
          <table:table-cell office:value-type="float" office:value="0.102628057997208" calcext:value-type="float">
            <text:p>0.102628057997208</text:p>
          </table:table-cell>
          <table:table-cell office:value-type="float" office:value="60000" calcext:value-type="float">
            <text:p>60000</text:p>
          </table:table-cell>
          <table:table-cell office:value-type="float" office:value="60210.5687848598" calcext:value-type="float">
            <text:p>60210.5687848598</text:p>
          </table:table-cell>
        </table:table-row>
        <table:table-row table:style-name="ro1">
          <table:table-cell office:value-type="float" office:value="280.736193872999" calcext:value-type="float">
            <text:p>280.73619387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5320.3703048712" calcext:value-type="float">
            <text:p>55320.3703048712</text:p>
          </table:table-cell>
          <table:table-cell office:value-type="float" office:value="0.103503078000358" calcext:value-type="float">
            <text:p>0.103503078000358</text:p>
          </table:table-cell>
          <table:table-cell office:value-type="float" office:value="60000" calcext:value-type="float">
            <text:p>60000</text:p>
          </table:table-cell>
          <table:table-cell office:value-type="float" office:value="40038.5000549068" calcext:value-type="float">
            <text:p>40038.5000549068</text:p>
          </table:table-cell>
        </table:table-row>
        <table:table-row table:style-name="ro1">
          <table:table-cell office:value-type="float" office:value="280.939270895" calcext:value-type="float">
            <text:p>280.939270895</text:p>
          </table:table-cell>
          <table:table-cell office:value-type="float" office:value="45000" calcext:value-type="float">
            <text:p>45000</text:p>
          </table:table-cell>
          <table:table-cell office:value-type="float" office:value="44623.0611298961" calcext:value-type="float">
            <text:p>44623.0611298961</text:p>
          </table:table-cell>
          <table:table-cell office:value-type="float" office:value="0.102065093000419" calcext:value-type="float">
            <text:p>0.102065093000419</text:p>
          </table:table-cell>
          <table:table-cell office:value-type="float" office:value="60000" calcext:value-type="float">
            <text:p>60000</text:p>
          </table:table-cell>
          <table:table-cell office:value-type="float" office:value="44011.7863198975" calcext:value-type="float">
            <text:p>44011.7863198975</text:p>
          </table:table-cell>
        </table:table-row>
        <table:table-row table:style-name="ro1">
          <table:table-cell office:value-type="float" office:value="281.141639972" calcext:value-type="float">
            <text:p>281.141639972</text:p>
          </table:table-cell>
          <table:table-cell office:value-type="float" office:value="75000" calcext:value-type="float">
            <text:p>75000</text:p>
          </table:table-cell>
          <table:table-cell office:value-type="float" office:value="43400.5115098989" calcext:value-type="float">
            <text:p>43400.5115098989</text:p>
          </table:table-cell>
          <table:table-cell office:value-type="float" office:value="0.101889589997882" calcext:value-type="float">
            <text:p>0.101889589997882</text:p>
          </table:table-cell>
          <table:table-cell office:value-type="float" office:value="60000" calcext:value-type="float">
            <text:p>60000</text:p>
          </table:table-cell>
          <table:table-cell office:value-type="float" office:value="59293.6565698619" calcext:value-type="float">
            <text:p>59293.6565698619</text:p>
          </table:table-cell>
        </table:table-row>
        <table:table-row table:style-name="ro1">
          <table:table-cell office:value-type="float" office:value="281.344230162998" calcext:value-type="float">
            <text:p>281.344230162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6.8016298249" calcext:value-type="float">
            <text:p>75186.8016298249</text:p>
          </table:table-cell>
          <table:table-cell office:value-type="float" office:value="0.103228820000368" calcext:value-type="float">
            <text:p>0.10322882000036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6.8016298249" calcext:value-type="float">
            <text:p>75186.8016298249</text:p>
          </table:table-cell>
        </table:table-row>
        <table:table-row table:style-name="ro1">
          <table:table-cell office:value-type="float" office:value="281.545939764001" calcext:value-type="float">
            <text:p>281.54593976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86.8016298249" calcext:value-type="float">
            <text:p>75186.8016298249</text:p>
          </table:table-cell>
          <table:table-cell office:value-type="float" office:value="0.102782819998538" calcext:value-type="float">
            <text:p>0.102782819998538</text:p>
          </table:table-cell>
          <table:table-cell office:value-type="float" office:value="60000" calcext:value-type="float">
            <text:p>60000</text:p>
          </table:table-cell>
          <table:table-cell office:value-type="float" office:value="75186.8016298249" calcext:value-type="float">
            <text:p>75186.8016298249</text:p>
          </table:table-cell>
        </table:table-row>
        <table:table-row table:style-name="ro1">
          <table:table-cell office:value-type="float" office:value="281.748158717001" calcext:value-type="float">
            <text:p>281.74815871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5020.378598856" calcext:value-type="float">
            <text:p>55020.378598856</text:p>
          </table:table-cell>
          <table:table-cell office:value-type="float" office:value="0.104329975001747" calcext:value-type="float">
            <text:p>0.104329975001747</text:p>
          </table:table-cell>
          <table:table-cell office:value-type="float" office:value="60000" calcext:value-type="float">
            <text:p>60000</text:p>
          </table:table-cell>
          <table:table-cell office:value-type="float" office:value="39736.9400991738" calcext:value-type="float">
            <text:p>39736.9400991738</text:p>
          </table:table-cell>
        </table:table-row>
        <table:table-row table:style-name="ro1">
          <table:table-cell office:value-type="float" office:value="281.951378408001" calcext:value-type="float">
            <text:p>281.95137840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5850.3154990467" calcext:value-type="float">
            <text:p>45850.3154990467</text:p>
          </table:table-cell>
          <table:table-cell office:value-type="float" office:value="0.103414023000369" calcext:value-type="float">
            <text:p>0.103414023000369</text:p>
          </table:table-cell>
          <table:table-cell office:value-type="float" office:value="60000" calcext:value-type="float">
            <text:p>60000</text:p>
          </table:table-cell>
          <table:table-cell office:value-type="float" office:value="45850.3154990467" calcext:value-type="float">
            <text:p>45850.3154990467</text:p>
          </table:table-cell>
        </table:table-row>
        <table:table-row table:style-name="ro1">
          <table:table-cell office:value-type="float" office:value="282.152767947999" calcext:value-type="float">
            <text:p>282.1527679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627.6404190721" calcext:value-type="float">
            <text:p>44627.6404190721</text:p>
          </table:table-cell>
          <table:table-cell office:value-type="float" office:value="0.103228947999014" calcext:value-type="float">
            <text:p>0.103228947999014</text:p>
          </table:table-cell>
          <table:table-cell office:value-type="float" office:value="60000" calcext:value-type="float">
            <text:p>60000</text:p>
          </table:table-cell>
          <table:table-cell office:value-type="float" office:value="59911.0789187544" calcext:value-type="float">
            <text:p>59911.0789187544</text:p>
          </table:table-cell>
        </table:table-row>
        <table:table-row table:style-name="ro1">
          <table:table-cell office:value-type="float" office:value="282.355375586001" calcext:value-type="float">
            <text:p>282.35537558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3971.842338462" calcext:value-type="float">
            <text:p>73971.842338462</text:p>
          </table:table-cell>
          <table:table-cell office:value-type="float" office:value="0.103620457000943" calcext:value-type="float">
            <text:p>0.103620457000943</text:p>
          </table:table-cell>
          <table:table-cell office:value-type="float" office:value="60000" calcext:value-type="float">
            <text:p>60000</text:p>
          </table:table-cell>
          <table:table-cell office:value-type="float" office:value="73971.842338462" calcext:value-type="float">
            <text:p>73971.842338462</text:p>
          </table:table-cell>
        </table:table-row>
        <table:table-row table:style-name="ro1">
          <table:table-cell office:value-type="float" office:value="282.557593636" calcext:value-type="float">
            <text:p>282.557593636</text:p>
          </table:table-cell>
          <table:table-cell office:value-type="float" office:value="75000" calcext:value-type="float">
            <text:p>75000</text:p>
          </table:table-cell>
          <table:table-cell office:value-type="float" office:value="76417.1924984112" calcext:value-type="float">
            <text:p>76417.1924984112</text:p>
          </table:table-cell>
          <table:table-cell office:value-type="float" office:value="0.102802769000846" calcext:value-type="float">
            <text:p>0.102802769000846</text:p>
          </table:table-cell>
          <table:table-cell office:value-type="float" office:value="60000" calcext:value-type="float">
            <text:p>60000</text:p>
          </table:table-cell>
          <table:table-cell office:value-type="float" office:value="76417.1924984112" calcext:value-type="float">
            <text:p>76417.1924984112</text:p>
          </table:table-cell>
        </table:table-row>
        <table:table-row table:style-name="ro1">
          <table:table-cell office:value-type="float" office:value="282.760216993" calcext:value-type="float">
            <text:p>282.760216993</text:p>
          </table:table-cell>
          <table:table-cell office:value-type="float" office:value="45000" calcext:value-type="float">
            <text:p>45000</text:p>
          </table:table-cell>
          <table:table-cell office:value-type="float" office:value="59911.0789187544" calcext:value-type="float">
            <text:p>59911.0789187544</text:p>
          </table:table-cell>
          <table:table-cell office:value-type="float" office:value="0.103223147998506" calcext:value-type="float">
            <text:p>0.1032231479985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627.6404190721" calcext:value-type="float">
            <text:p>44627.6404190721</text:p>
          </table:table-cell>
        </table:table-row>
        <table:table-row table:style-name="ro1">
          <table:table-cell office:value-type="float" office:value="282.962730685998" calcext:value-type="float">
            <text:p>282.962730685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50.3154990467" calcext:value-type="float">
            <text:p>45850.3154990467</text:p>
          </table:table-cell>
          <table:table-cell office:value-type="float" office:value="0.103536374001123" calcext:value-type="float">
            <text:p>0.103536374001123</text:p>
          </table:table-cell>
          <table:table-cell office:value-type="float" office:value="60000" calcext:value-type="float">
            <text:p>60000</text:p>
          </table:table-cell>
          <table:table-cell office:value-type="float" office:value="45850.3154990467" calcext:value-type="float">
            <text:p>45850.3154990467</text:p>
          </table:table-cell>
        </table:table-row>
        <table:table-row table:style-name="ro1">
          <table:table-cell office:value-type="float" office:value="283.164560113" calcext:value-type="float">
            <text:p>283.164560113</text:p>
          </table:table-cell>
          <table:table-cell office:value-type="float" office:value="75000" calcext:value-type="float">
            <text:p>75000</text:p>
          </table:table-cell>
          <table:table-cell office:value-type="float" office:value="45544.6467290531" calcext:value-type="float">
            <text:p>45544.6467290531</text:p>
          </table:table-cell>
          <table:table-cell office:value-type="float" office:value="0.101780312998017" calcext:value-type="float">
            <text:p>0.101780312998017</text:p>
          </table:table-cell>
          <table:table-cell office:value-type="float" office:value="60000" calcext:value-type="float">
            <text:p>60000</text:p>
          </table:table-cell>
          <table:table-cell office:value-type="float" office:value="60828.0852287353" calcext:value-type="float">
            <text:p>60828.0852287353</text:p>
          </table:table-cell>
        </table:table-row>
        <table:table-row table:style-name="ro1">
          <table:table-cell office:value-type="float" office:value="283.366799609001" calcext:value-type="float">
            <text:p>283.36679960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194.5174184366" calcext:value-type="float">
            <text:p>75194.5174184366</text:p>
          </table:table-cell>
          <table:table-cell office:value-type="float" office:value="0.102733685002022" calcext:value-type="float">
            <text:p>0.102733685002022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4.5174184366" calcext:value-type="float">
            <text:p>75194.5174184366</text:p>
          </table:table-cell>
        </table:table-row>
        <table:table-row table:style-name="ro1">
          <table:table-cell office:value-type="float" office:value="283.572974794999" calcext:value-type="float">
            <text:p>283.57297479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03.1891145482" calcext:value-type="float">
            <text:p>74503.1891145482</text:p>
          </table:table-cell>
          <table:table-cell office:value-type="float" office:value="0.103946022998571" calcext:value-type="float">
            <text:p>0.103946022998571</text:p>
          </table:table-cell>
          <table:table-cell office:value-type="float" office:value="60000" calcext:value-type="float">
            <text:p>60000</text:p>
          </table:table-cell>
          <table:table-cell office:value-type="float" office:value="74503.1891145482" calcext:value-type="float">
            <text:p>74503.1891145482</text:p>
          </table:table-cell>
        </table:table-row>
        <table:table-row table:style-name="ro1">
          <table:table-cell office:value-type="float" office:value="283.774452883001" calcext:value-type="float">
            <text:p>283.77445288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8014.7784088695" calcext:value-type="float">
            <text:p>58014.7784088695</text:p>
          </table:table-cell>
          <table:table-cell office:value-type="float" office:value="0.10291530899849" calcext:value-type="float">
            <text:p>0.10291530899849</text:p>
          </table:table-cell>
          <table:table-cell office:value-type="float" office:value="60000" calcext:value-type="float">
            <text:p>60000</text:p>
          </table:table-cell>
          <table:table-cell office:value-type="float" office:value="42747.731459167" calcext:value-type="float">
            <text:p>42747.731459167</text:p>
          </table:table-cell>
        </table:table-row>
        <table:table-row table:style-name="ro1">
          <table:table-cell office:value-type="float" office:value="283.977039983001" calcext:value-type="float">
            <text:p>283.97703998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69.0952151432" calcext:value-type="float">
            <text:p>43969.0952151432</text:p>
          </table:table-cell>
          <table:table-cell office:value-type="float" office:value="0.101614307001" calcext:value-type="float">
            <text:p>0.101614307001</text:p>
          </table:table-cell>
          <table:table-cell office:value-type="float" office:value="60000" calcext:value-type="float">
            <text:p>60000</text:p>
          </table:table-cell>
          <table:table-cell office:value-type="float" office:value="43358.4133371551" calcext:value-type="float">
            <text:p>43358.4133371551</text:p>
          </table:table-cell>
        </table:table-row>
        <table:table-row table:style-name="ro1">
          <table:table-cell office:value-type="float" office:value="284.179902150001" calcext:value-type="float">
            <text:p>284.1799021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4579.7770931313" calcext:value-type="float">
            <text:p>44579.7770931313</text:p>
          </table:table-cell>
          <table:table-cell office:value-type="float" office:value="0.103430578998086" calcext:value-type="float">
            <text:p>0.103430578998086</text:p>
          </table:table-cell>
          <table:table-cell office:value-type="float" office:value="60000" calcext:value-type="float">
            <text:p>60000</text:p>
          </table:table-cell>
          <table:table-cell office:value-type="float" office:value="60457.5059208219" calcext:value-type="float">
            <text:p>60457.5059208219</text:p>
          </table:table-cell>
        </table:table-row>
        <table:table-row table:style-name="ro1">
          <table:table-cell office:value-type="float" office:value="284.381942947999" calcext:value-type="float">
            <text:p>284.3819429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991.3585667382" calcext:value-type="float">
            <text:p>74991.3585667382</text:p>
          </table:table-cell>
          <table:table-cell office:value-type="float" office:value="0.103382588000386" calcext:value-type="float">
            <text:p>0.103382588000386</text:p>
          </table:table-cell>
          <table:table-cell office:value-type="float" office:value="60000" calcext:value-type="float">
            <text:p>60000</text:p>
          </table:table-cell>
          <table:table-cell office:value-type="float" office:value="74991.3585667382" calcext:value-type="float">
            <text:p>74991.3585667382</text:p>
          </table:table-cell>
        </table:table-row>
        <table:table-row table:style-name="ro1">
          <table:table-cell office:value-type="float" office:value="284.583924234001" calcext:value-type="float">
            <text:p>284.583924234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991.3585667382" calcext:value-type="float">
            <text:p>74991.3585667382</text:p>
          </table:table-cell>
          <table:table-cell office:value-type="float" office:value="0.10303243999806" calcext:value-type="float">
            <text:p>0.10303243999806</text:p>
          </table:table-cell>
          <table:table-cell office:value-type="float" office:value="60000" calcext:value-type="float">
            <text:p>60000</text:p>
          </table:table-cell>
          <table:table-cell office:value-type="float" office:value="74991.3585667382" calcext:value-type="float">
            <text:p>74991.3585667382</text:p>
          </table:table-cell>
        </table:table-row>
        <table:table-row table:style-name="ro1">
          <table:table-cell office:value-type="float" office:value="284.785906630001" calcext:value-type="float">
            <text:p>284.785906630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8529.8408325762" calcext:value-type="float">
            <text:p>58529.8408325762</text:p>
          </table:table-cell>
          <table:table-cell office:value-type="float" office:value="0.10398485100086" calcext:value-type="float">
            <text:p>0.103984851000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287.6947824261" calcext:value-type="float">
            <text:p>43287.6947824261</text:p>
          </table:table-cell>
        </table:table-row>
        <table:table-row table:style-name="ro1">
          <table:table-cell office:value-type="float" office:value="284.986931361" calcext:value-type="float">
            <text:p>284.986931361</text:p>
          </table:table-cell>
          <table:table-cell office:value-type="float" office:value="45000" calcext:value-type="float">
            <text:p>45000</text:p>
          </table:table-cell>
          <table:table-cell office:value-type="float" office:value="42068.3230984141" calcext:value-type="float">
            <text:p>42068.3230984141</text:p>
          </table:table-cell>
          <table:table-cell office:value-type="float" office:value="0.10337958600212" calcext:value-type="float">
            <text:p>0.10337958600212</text:p>
          </table:table-cell>
          <table:table-cell office:value-type="float" office:value="60000" calcext:value-type="float">
            <text:p>60000</text:p>
          </table:table-cell>
          <table:table-cell office:value-type="float" office:value="42068.3230984141" calcext:value-type="float">
            <text:p>42068.3230984141</text:p>
          </table:table-cell>
        </table:table-row>
        <table:table-row table:style-name="ro1">
          <table:table-cell office:value-type="float" office:value="285.189111418" calcext:value-type="float">
            <text:p>285.189111418</text:p>
          </table:table-cell>
          <table:table-cell office:value-type="float" office:value="75000" calcext:value-type="float">
            <text:p>75000</text:p>
          </table:table-cell>
          <table:table-cell office:value-type="float" office:value="44507.0664664381" calcext:value-type="float">
            <text:p>44507.0664664381</text:p>
          </table:table-cell>
          <table:table-cell office:value-type="float" office:value="0.103533069999685" calcext:value-type="float">
            <text:p>0.103533069999685</text:p>
          </table:table-cell>
          <table:table-cell office:value-type="float" office:value="60000" calcext:value-type="float">
            <text:p>60000</text:p>
          </table:table-cell>
          <table:table-cell office:value-type="float" office:value="59749.2125165882" calcext:value-type="float">
            <text:p>59749.2125165882</text:p>
          </table:table-cell>
        </table:table-row>
        <table:table-row table:style-name="ro1">
          <table:table-cell office:value-type="float" office:value="285.391392218" calcext:value-type="float">
            <text:p>285.391392218</text:p>
          </table:table-cell>
          <table:table-cell office:value-type="float" office:value="75000" calcext:value-type="float">
            <text:p>75000</text:p>
          </table:table-cell>
          <table:table-cell office:value-type="float" office:value="73771.9868827262" calcext:value-type="float">
            <text:p>73771.9868827262</text:p>
          </table:table-cell>
          <table:table-cell office:value-type="float" office:value="0.103119089999382" calcext:value-type="float">
            <text:p>0.103119089999382</text:p>
          </table:table-cell>
          <table:table-cell office:value-type="float" office:value="60000" calcext:value-type="float">
            <text:p>60000</text:p>
          </table:table-cell>
          <table:table-cell office:value-type="float" office:value="73771.9868827262" calcext:value-type="float">
            <text:p>73771.9868827262</text:p>
          </table:table-cell>
        </table:table-row>
        <table:table-row table:style-name="ro1">
          <table:table-cell office:value-type="float" office:value="285.594470775999" calcext:value-type="float">
            <text:p>285.59447077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601.0444087442" calcext:value-type="float">
            <text:p>75601.0444087442</text:p>
          </table:table-cell>
          <table:table-cell office:value-type="float" office:value="0.102734081003291" calcext:value-type="float">
            <text:p>0.102734081003291</text:p>
          </table:table-cell>
          <table:table-cell office:value-type="float" office:value="60000" calcext:value-type="float">
            <text:p>60000</text:p>
          </table:table-cell>
          <table:table-cell office:value-type="float" office:value="75601.0444087442" calcext:value-type="float">
            <text:p>75601.0444087442</text:p>
          </table:table-cell>
        </table:table-row>
        <table:table-row table:style-name="ro1">
          <table:table-cell office:value-type="float" office:value="285.798149826998" calcext:value-type="float">
            <text:p>285.79814982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60968.5842006002" calcext:value-type="float">
            <text:p>60968.5842006002</text:p>
          </table:table-cell>
          <table:table-cell office:value-type="float" office:value="0.106078856999375" calcext:value-type="float">
            <text:p>0.106078856999375</text:p>
          </table:table-cell>
          <table:table-cell office:value-type="float" office:value="60000" calcext:value-type="float">
            <text:p>60000</text:p>
          </table:table-cell>
          <table:table-cell office:value-type="float" office:value="45726.4381504501" calcext:value-type="float">
            <text:p>45726.4381504501</text:p>
          </table:table-cell>
        </table:table-row>
        <table:table-row table:style-name="ro1">
          <table:table-cell office:value-type="float" office:value="286.000855023001" calcext:value-type="float">
            <text:p>286.000855023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287.6947824261" calcext:value-type="float">
            <text:p>43287.6947824261</text:p>
          </table:table-cell>
          <table:table-cell office:value-type="float" office:value="0.103652930996759" calcext:value-type="float">
            <text:p>0.103652930996759</text:p>
          </table:table-cell>
          <table:table-cell office:value-type="float" office:value="60000" calcext:value-type="float">
            <text:p>60000</text:p>
          </table:table-cell>
          <table:table-cell office:value-type="float" office:value="43287.6947824261" calcext:value-type="float">
            <text:p>43287.6947824261</text:p>
          </table:table-cell>
        </table:table-row>
        <table:table-row table:style-name="ro1">
          <table:table-cell office:value-type="float" office:value="286.202692508999" calcext:value-type="float">
            <text:p>286.20269250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968.5842006002" calcext:value-type="float">
            <text:p>60968.5842006002</text:p>
          </table:table-cell>
          <table:table-cell office:value-type="float" office:value="0.102541244999884" calcext:value-type="float">
            <text:p>0.102541244999884</text:p>
          </table:table-cell>
          <table:table-cell office:value-type="float" office:value="60000" calcext:value-type="float">
            <text:p>60000</text:p>
          </table:table-cell>
          <table:table-cell office:value-type="float" office:value="76210.7302507502" calcext:value-type="float">
            <text:p>76210.7302507502</text:p>
          </table:table-cell>
        </table:table-row>
        <table:table-row table:style-name="ro1">
          <table:table-cell office:value-type="float" office:value="286.403912481001" calcext:value-type="float">
            <text:p>286.40391248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210.7302507502" calcext:value-type="float">
            <text:p>76210.7302507502</text:p>
          </table:table-cell>
          <table:table-cell office:value-type="float" office:value="0.103304222000588" calcext:value-type="float">
            <text:p>0.103304222000588</text:p>
          </table:table-cell>
          <table:table-cell office:value-type="float" office:value="60000" calcext:value-type="float">
            <text:p>60000</text:p>
          </table:table-cell>
          <table:table-cell office:value-type="float" office:value="76210.7302507502" calcext:value-type="float">
            <text:p>76210.7302507502</text:p>
          </table:table-cell>
        </table:table-row>
        <table:table-row table:style-name="ro1">
          <table:table-cell office:value-type="float" office:value="286.606255528001" calcext:value-type="float">
            <text:p>286.606255528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296.2014877412" calcext:value-type="float">
            <text:p>75296.2014877412</text:p>
          </table:table-cell>
          <table:table-cell office:value-type="float" office:value="0.102833081997233" calcext:value-type="float">
            <text:p>0.102833081997233</text:p>
          </table:table-cell>
          <table:table-cell office:value-type="float" office:value="60000" calcext:value-type="float">
            <text:p>60000</text:p>
          </table:table-cell>
          <table:table-cell office:value-type="float" office:value="59444.3695955852" calcext:value-type="float">
            <text:p>59444.3695955852</text:p>
          </table:table-cell>
        </table:table-row>
        <table:table-row table:style-name="ro1">
          <table:table-cell office:value-type="float" office:value="286.808578704" calcext:value-type="float">
            <text:p>286.808578704</text:p>
          </table:table-cell>
          <table:table-cell office:value-type="float" office:value="45000" calcext:value-type="float">
            <text:p>45000</text:p>
          </table:table-cell>
          <table:table-cell office:value-type="float" office:value="43287.6947824261" calcext:value-type="float">
            <text:p>43287.6947824261</text:p>
          </table:table-cell>
          <table:table-cell office:value-type="float" office:value="0.103181578000658" calcext:value-type="float">
            <text:p>0.103181578000658</text:p>
          </table:table-cell>
          <table:table-cell office:value-type="float" office:value="60000" calcext:value-type="float">
            <text:p>60000</text:p>
          </table:table-cell>
          <table:table-cell office:value-type="float" office:value="43897.3806244321" calcext:value-type="float">
            <text:p>43897.3806244321</text:p>
          </table:table-cell>
        </table:table-row>
        <table:table-row table:style-name="ro1">
          <table:table-cell office:value-type="float" office:value="287.011164174" calcext:value-type="float">
            <text:p>287.011164174</text:p>
          </table:table-cell>
          <table:table-cell office:value-type="float" office:value="45000" calcext:value-type="float">
            <text:p>45000</text:p>
          </table:table-cell>
          <table:table-cell office:value-type="float" office:value="43287.6947824261" calcext:value-type="float">
            <text:p>43287.6947824261</text:p>
          </table:table-cell>
          <table:table-cell office:value-type="float" office:value="0.103502285001014" calcext:value-type="float">
            <text:p>0.103502285001014</text:p>
          </table:table-cell>
          <table:table-cell office:value-type="float" office:value="60000" calcext:value-type="float">
            <text:p>60000</text:p>
          </table:table-cell>
          <table:table-cell office:value-type="float" office:value="42678.0089404201" calcext:value-type="float">
            <text:p>42678.0089404201</text:p>
          </table:table-cell>
        </table:table-row>
        <table:table-row table:style-name="ro1">
          <table:table-cell office:value-type="float" office:value="287.213156229998" calcext:value-type="float">
            <text:p>287.2131562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9749.2125165882" calcext:value-type="float">
            <text:p>59749.2125165882</text:p>
          </table:table-cell>
          <table:table-cell office:value-type="float" office:value="0.103019824997318" calcext:value-type="float">
            <text:p>0.103019824997318</text:p>
          </table:table-cell>
          <table:table-cell office:value-type="float" office:value="60000" calcext:value-type="float">
            <text:p>60000</text:p>
          </table:table-cell>
          <table:table-cell office:value-type="float" office:value="75601.0444087442" calcext:value-type="float">
            <text:p>75601.0444087442</text:p>
          </table:table-cell>
        </table:table-row>
        <table:table-row table:style-name="ro1">
          <table:table-cell office:value-type="float" office:value="287.414415339001" calcext:value-type="float">
            <text:p>287.414415339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675.4388099143" calcext:value-type="float">
            <text:p>75675.4388099143</text:p>
          </table:table-cell>
          <table:table-cell office:value-type="float" office:value="0.102851390001888" calcext:value-type="float">
            <text:p>0.102851390001888</text:p>
          </table:table-cell>
          <table:table-cell office:value-type="float" office:value="60000" calcext:value-type="float">
            <text:p>60000</text:p>
          </table:table-cell>
          <table:table-cell office:value-type="float" office:value="75675.4388099143" calcext:value-type="float">
            <text:p>75675.4388099143</text:p>
          </table:table-cell>
        </table:table-row>
        <table:table-row table:style-name="ro1">
          <table:table-cell office:value-type="float" office:value="287.619071016001" calcext:value-type="float">
            <text:p>287.619071016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1983.9539899185" calcext:value-type="float">
            <text:p>71983.9539899185</text:p>
          </table:table-cell>
          <table:table-cell office:value-type="float" office:value="0.110974375998921" calcext:value-type="float">
            <text:p>0.110974375998921</text:p>
          </table:table-cell>
          <table:table-cell office:value-type="float" office:value="60000" calcext:value-type="float">
            <text:p>60000</text:p>
          </table:table-cell>
          <table:table-cell office:value-type="float" office:value="56602.7672399359" calcext:value-type="float">
            <text:p>56602.7672399359</text:p>
          </table:table-cell>
        </table:table-row>
        <table:table-row table:style-name="ro1">
          <table:table-cell office:value-type="float" office:value="287.821069510999" calcext:value-type="float">
            <text:p>287.821069510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2452.075429952" calcext:value-type="float">
            <text:p>42452.075429952</text:p>
          </table:table-cell>
          <table:table-cell office:value-type="float" office:value="0.102825328001927" calcext:value-type="float">
            <text:p>0.102825328001927</text:p>
          </table:table-cell>
          <table:table-cell office:value-type="float" office:value="60000" calcext:value-type="float">
            <text:p>60000</text:p>
          </table:table-cell>
          <table:table-cell office:value-type="float" office:value="42452.075429952" calcext:value-type="float">
            <text:p>42452.075429952</text:p>
          </table:table-cell>
        </table:table-row>
        <table:table-row table:style-name="ro1">
          <table:table-cell office:value-type="float" office:value="288.023552504001" calcext:value-type="float">
            <text:p>288.02355250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6143.5602499478" calcext:value-type="float">
            <text:p>46143.5602499478</text:p>
          </table:table-cell>
          <table:table-cell office:value-type="float" office:value="0.102785097002197" calcext:value-type="float">
            <text:p>0.102785097002197</text:p>
          </table:table-cell>
          <table:table-cell office:value-type="float" office:value="60000" calcext:value-type="float">
            <text:p>60000</text:p>
          </table:table-cell>
          <table:table-cell office:value-type="float" office:value="46143.5602499478" calcext:value-type="float">
            <text:p>46143.5602499478</text:p>
          </table:table-cell>
        </table:table-row>
        <table:table-row table:style-name="ro1">
          <table:table-cell office:value-type="float" office:value="288.225726970999" calcext:value-type="float">
            <text:p>288.22572697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1524.7469999304" calcext:value-type="float">
            <text:p>61524.7469999304</text:p>
          </table:table-cell>
          <table:table-cell office:value-type="float" office:value="0.103118294999149" calcext:value-type="float">
            <text:p>0.103118294999149</text:p>
          </table:table-cell>
          <table:table-cell office:value-type="float" office:value="60000" calcext:value-type="float">
            <text:p>60000</text:p>
          </table:table-cell>
          <table:table-cell office:value-type="float" office:value="76905.933749913" calcext:value-type="float">
            <text:p>76905.933749913</text:p>
          </table:table-cell>
        </table:table-row>
        <table:table-row table:style-name="ro1">
          <table:table-cell office:value-type="float" office:value="288.427939448" calcext:value-type="float">
            <text:p>288.427939448</text:p>
          </table:table-cell>
          <table:table-cell office:value-type="float" office:value="75000" calcext:value-type="float">
            <text:p>75000</text:p>
          </table:table-cell>
          <table:table-cell office:value-type="float" office:value="75675.4388099143" calcext:value-type="float">
            <text:p>75675.4388099143</text:p>
          </table:table-cell>
          <table:table-cell office:value-type="float" office:value="0.102912449998257" calcext:value-type="float">
            <text:p>0.102912449998257</text:p>
          </table:table-cell>
          <table:table-cell office:value-type="float" office:value="60000" calcext:value-type="float">
            <text:p>60000</text:p>
          </table:table-cell>
          <table:table-cell office:value-type="float" office:value="75675.4388099143" calcext:value-type="float">
            <text:p>75675.4388099143</text:p>
          </table:table-cell>
        </table:table-row>
        <table:table-row table:style-name="ro1">
          <table:table-cell office:value-type="float" office:value="288.629973742001" calcext:value-type="float">
            <text:p>288.62997374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5675.4388099143" calcext:value-type="float">
            <text:p>75675.4388099143</text:p>
          </table:table-cell>
          <table:table-cell office:value-type="float" office:value="0.102731615999801" calcext:value-type="float">
            <text:p>0.102731615999801</text:p>
          </table:table-cell>
          <table:table-cell office:value-type="float" office:value="60000" calcext:value-type="float">
            <text:p>60000</text:p>
          </table:table-cell>
          <table:table-cell office:value-type="float" office:value="60294.2520599318" calcext:value-type="float">
            <text:p>60294.2520599318</text:p>
          </table:table-cell>
        </table:table-row>
        <table:table-row table:style-name="ro1">
          <table:table-cell office:value-type="float" office:value="288.832441612998" calcext:value-type="float">
            <text:p>288.83244161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4913.0653099492" calcext:value-type="float">
            <text:p>44913.0653099492</text:p>
          </table:table-cell>
          <table:table-cell office:value-type="float" office:value="0.103162143997906" calcext:value-type="float">
            <text:p>0.103162143997906</text:p>
          </table:table-cell>
          <table:table-cell office:value-type="float" office:value="60000" calcext:value-type="float">
            <text:p>60000</text:p>
          </table:table-cell>
          <table:table-cell office:value-type="float" office:value="44913.0653099492" calcext:value-type="float">
            <text:p>44913.0653099492</text:p>
          </table:table-cell>
        </table:table-row>
        <table:table-row table:style-name="ro1">
          <table:table-cell office:value-type="float" office:value="289.035092146998" calcext:value-type="float">
            <text:p>289.03509214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528.3127799485" calcext:value-type="float">
            <text:p>45528.3127799485</text:p>
          </table:table-cell>
          <table:table-cell office:value-type="float" office:value="0.102752253998915" calcext:value-type="float">
            <text:p>0.102752253998915</text:p>
          </table:table-cell>
          <table:table-cell office:value-type="float" office:value="60000" calcext:value-type="float">
            <text:p>60000</text:p>
          </table:table-cell>
          <table:table-cell office:value-type="float" office:value="45220.6890449488" calcext:value-type="float">
            <text:p>45220.6890449488</text:p>
          </table:table-cell>
        </table:table-row>
        <table:table-row table:style-name="ro1">
          <table:table-cell office:value-type="float" office:value="289.237713781" calcext:value-type="float">
            <text:p>289.237713781</text:p>
          </table:table-cell>
          <table:table-cell office:value-type="float" office:value="75000" calcext:value-type="float">
            <text:p>75000</text:p>
          </table:table-cell>
          <table:table-cell office:value-type="float" office:value="60601.8757949314" calcext:value-type="float">
            <text:p>60601.8757949314</text:p>
          </table:table-cell>
          <table:table-cell office:value-type="float" office:value="0.103056301999459" calcext:value-type="float">
            <text:p>0.103056301999459</text:p>
          </table:table-cell>
          <table:table-cell office:value-type="float" office:value="60000" calcext:value-type="float">
            <text:p>60000</text:p>
          </table:table-cell>
          <table:table-cell office:value-type="float" office:value="76290.6862799136" calcext:value-type="float">
            <text:p>76290.6862799136</text:p>
          </table:table-cell>
        </table:table-row>
        <table:table-row table:style-name="ro1">
          <table:table-cell office:value-type="float" office:value="289.439414903001" calcext:value-type="float">
            <text:p>289.43941490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060.191339915" calcext:value-type="float">
            <text:p>75060.191339915</text:p>
          </table:table-cell>
          <table:table-cell office:value-type="float" office:value="0.103003270000045" calcext:value-type="float">
            <text:p>0.103003270000045</text:p>
          </table:table-cell>
          <table:table-cell office:value-type="float" office:value="60000" calcext:value-type="float">
            <text:p>60000</text:p>
          </table:table-cell>
          <table:table-cell office:value-type="float" office:value="75060.191339915" calcext:value-type="float">
            <text:p>75060.191339915</text:p>
          </table:table-cell>
        </table:table-row>
        <table:table-row table:style-name="ro1">
          <table:table-cell office:value-type="float" office:value="289.642058306999" calcext:value-type="float">
            <text:p>289.64205830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75199.5429118542" calcext:value-type="float">
            <text:p>75199.5429118542</text:p>
          </table:table-cell>
          <table:table-cell office:value-type="float" office:value="0.10334275799687" calcext:value-type="float">
            <text:p>0.10334275799687</text:p>
          </table:table-cell>
          <table:table-cell office:value-type="float" office:value="60000" calcext:value-type="float">
            <text:p>60000</text:p>
          </table:table-cell>
          <table:table-cell office:value-type="float" office:value="59789.8005118841" calcext:value-type="float">
            <text:p>59789.8005118841</text:p>
          </table:table-cell>
        </table:table-row>
        <table:table-row table:style-name="ro1">
          <table:table-cell office:value-type="float" office:value="289.844431032001" calcext:value-type="float">
            <text:p>289.844431032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63.6684159152" calcext:value-type="float">
            <text:p>43763.6684159152</text:p>
          </table:table-cell>
          <table:table-cell office:value-type="float" office:value="0.104042572002072" calcext:value-type="float">
            <text:p>0.104042572002072</text:p>
          </table:table-cell>
          <table:table-cell office:value-type="float" office:value="60000" calcext:value-type="float">
            <text:p>60000</text:p>
          </table:table-cell>
          <table:table-cell office:value-type="float" office:value="43763.6684159152" calcext:value-type="float">
            <text:p>43763.6684159152</text:p>
          </table:table-cell>
        </table:table-row>
        <table:table-row table:style-name="ro1">
          <table:table-cell office:value-type="float" office:value="290.047084592999" calcext:value-type="float">
            <text:p>290.04708459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4996.4478079128" calcext:value-type="float">
            <text:p>44996.4478079128</text:p>
          </table:table-cell>
          <table:table-cell office:value-type="float" office:value="0.103124851000757" calcext:value-type="float">
            <text:p>0.103124851000757</text:p>
          </table:table-cell>
          <table:table-cell office:value-type="float" office:value="60000" calcext:value-type="float">
            <text:p>60000</text:p>
          </table:table-cell>
          <table:table-cell office:value-type="float" office:value="44996.4478079128" calcext:value-type="float">
            <text:p>44996.4478079128</text:p>
          </table:table-cell>
        </table:table-row>
        <table:table-row table:style-name="ro1">
          <table:table-cell office:value-type="float" office:value="290.248859143001" calcext:value-type="float">
            <text:p>290.24885914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61022.5799038817" calcext:value-type="float">
            <text:p>61022.5799038817</text:p>
          </table:table-cell>
          <table:table-cell office:value-type="float" office:value="0.104462850998971" calcext:value-type="float">
            <text:p>0.104462850998971</text:p>
          </table:table-cell>
          <table:table-cell office:value-type="float" office:value="60000" calcext:value-type="float">
            <text:p>60000</text:p>
          </table:table-cell>
          <table:table-cell office:value-type="float" office:value="76432.3223038518" calcext:value-type="float">
            <text:p>76432.3223038518</text:p>
          </table:table-cell>
        </table:table-row>
        <table:table-row table:style-name="ro1">
          <table:table-cell office:value-type="float" office:value="290.450502980999" calcext:value-type="float">
            <text:p>290.45050298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99.5429118542" calcext:value-type="float">
            <text:p>75199.5429118542</text:p>
          </table:table-cell>
          <table:table-cell office:value-type="float" office:value="0.103045219999331" calcext:value-type="float">
            <text:p>0.103045219999331</text:p>
          </table:table-cell>
          <table:table-cell office:value-type="float" office:value="60000" calcext:value-type="float">
            <text:p>60000</text:p>
          </table:table-cell>
          <table:table-cell office:value-type="float" office:value="75199.5429118542" calcext:value-type="float">
            <text:p>75199.5429118542</text:p>
          </table:table-cell>
        </table:table-row>
        <table:table-row table:style-name="ro1">
          <table:table-cell office:value-type="float" office:value="290.652274821001" calcext:value-type="float">
            <text:p>290.65227482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74583.1532158554" calcext:value-type="float">
            <text:p>74583.1532158554</text:p>
          </table:table-cell>
          <table:table-cell office:value-type="float" office:value="0.10323023300225" calcext:value-type="float">
            <text:p>0.10323023300225</text:p>
          </table:table-cell>
          <table:table-cell office:value-type="float" office:value="60000" calcext:value-type="float">
            <text:p>60000</text:p>
          </table:table-cell>
          <table:table-cell office:value-type="float" office:value="58557.0211198865" calcext:value-type="float">
            <text:p>58557.0211198865</text:p>
          </table:table-cell>
        </table:table-row>
        <table:table-row table:style-name="ro1">
          <table:table-cell office:value-type="float" office:value="290.853269741001" calcext:value-type="float">
            <text:p>290.853269741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63.6684159152" calcext:value-type="float">
            <text:p>43763.6684159152</text:p>
          </table:table-cell>
          <table:table-cell office:value-type="float" office:value="0.103279833001579" calcext:value-type="float">
            <text:p>0.1032798330015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380.058111914" calcext:value-type="float">
            <text:p>44380.058111914</text:p>
          </table:table-cell>
        </table:table-row>
        <table:table-row table:style-name="ro1">
          <table:table-cell office:value-type="float" office:value="291.056193664001" calcext:value-type="float">
            <text:p>291.05619366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380.058111914" calcext:value-type="float">
            <text:p>44380.058111914</text:p>
          </table:table-cell>
          <table:table-cell office:value-type="float" office:value="0.10298772600072" calcext:value-type="float">
            <text:p>0.10298772600072</text:p>
          </table:table-cell>
          <table:table-cell office:value-type="float" office:value="60000" calcext:value-type="float">
            <text:p>60000</text:p>
          </table:table-cell>
          <table:table-cell office:value-type="float" office:value="44380.058111914" calcext:value-type="float">
            <text:p>44380.058111914</text:p>
          </table:table-cell>
        </table:table-row>
        <table:table-row table:style-name="ro1">
          <table:table-cell office:value-type="float" office:value="291.257763255999" calcext:value-type="float">
            <text:p>291.25776325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406.1902078829" calcext:value-type="float">
            <text:p>60406.1902078829</text:p>
          </table:table-cell>
          <table:table-cell office:value-type="float" office:value="0.102862373001699" calcext:value-type="float">
            <text:p>0.102862373001699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5.932607853" calcext:value-type="float">
            <text:p>75815.932607853</text:p>
          </table:table-cell>
        </table:table-row>
        <table:table-row table:style-name="ro1">
          <table:table-cell office:value-type="float" office:value="291.459591334999" calcext:value-type="float">
            <text:p>291.4595913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815.932607853" calcext:value-type="float">
            <text:p>75815.932607853</text:p>
          </table:table-cell>
          <table:table-cell office:value-type="float" office:value="0.103046927997639" calcext:value-type="float">
            <text:p>0.103046927997639</text:p>
          </table:table-cell>
          <table:table-cell office:value-type="float" office:value="60000" calcext:value-type="float">
            <text:p>60000</text:p>
          </table:table-cell>
          <table:table-cell office:value-type="float" office:value="75815.932607853" calcext:value-type="float">
            <text:p>75815.932607853</text:p>
          </table:table-cell>
        </table:table-row>
        <table:table-row table:style-name="ro1">
          <table:table-cell office:value-type="float" office:value="291.661427152998" calcext:value-type="float">
            <text:p>291.66142715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6432.3223038518" calcext:value-type="float">
            <text:p>76432.3223038518</text:p>
          </table:table-cell>
          <table:table-cell office:value-type="float" office:value="0.102375932998257" calcext:value-type="float">
            <text:p>0.102375932998257</text:p>
          </table:table-cell>
          <table:table-cell office:value-type="float" office:value="60000" calcext:value-type="float">
            <text:p>60000</text:p>
          </table:table-cell>
          <table:table-cell office:value-type="float" office:value="60406.1902078829" calcext:value-type="float">
            <text:p>60406.1902078829</text:p>
          </table:table-cell>
        </table:table-row>
        <table:table-row table:style-name="ro1">
          <table:table-cell office:value-type="float" office:value="291.863947974001" calcext:value-type="float">
            <text:p>291.86394797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763.6684159152" calcext:value-type="float">
            <text:p>43763.6684159152</text:p>
          </table:table-cell>
          <table:table-cell office:value-type="float" office:value="0.103554446999624" calcext:value-type="float">
            <text:p>0.103554446999624</text:p>
          </table:table-cell>
          <table:table-cell office:value-type="float" office:value="60000" calcext:value-type="float">
            <text:p>60000</text:p>
          </table:table-cell>
          <table:table-cell office:value-type="float" office:value="43455.4735679158" calcext:value-type="float">
            <text:p>43455.4735679158</text:p>
          </table:table-cell>
        </table:table-row>
        <table:table-row table:style-name="ro1">
          <table:table-cell office:value-type="float" office:value="292.066572167001" calcext:value-type="float">
            <text:p>292.06657216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3919.2752562522" calcext:value-type="float">
            <text:p>43919.2752562522</text:p>
          </table:table-cell>
          <table:table-cell office:value-type="float" office:value="0.103216300001804" calcext:value-type="float">
            <text:p>0.103216300001804</text:p>
          </table:table-cell>
          <table:table-cell office:value-type="float" office:value="60000" calcext:value-type="float">
            <text:p>60000</text:p>
          </table:table-cell>
          <table:table-cell office:value-type="float" office:value="44840.6586532365" calcext:value-type="float">
            <text:p>44840.6586532365</text:p>
          </table:table-cell>
        </table:table-row>
        <table:table-row table:style-name="ro1">
          <table:table-cell office:value-type="float" office:value="292.269071646999" calcext:value-type="float">
            <text:p>292.26907164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0811.3042009645" calcext:value-type="float">
            <text:p>60811.3042009645</text:p>
          </table:table-cell>
          <table:table-cell office:value-type="float" office:value="0.102878831999988" calcext:value-type="float">
            <text:p>0.102878831999988</text:p>
          </table:table-cell>
          <table:table-cell office:value-type="float" office:value="60000" calcext:value-type="float">
            <text:p>60000</text:p>
          </table:table-cell>
          <table:table-cell office:value-type="float" office:value="76167.694150703" calcext:value-type="float">
            <text:p>76167.694150703</text:p>
          </table:table-cell>
        </table:table-row>
        <table:table-row table:style-name="ro1">
          <table:table-cell office:value-type="float" office:value="292.470790588999" calcext:value-type="float">
            <text:p>292.47079058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53.4385527135" calcext:value-type="float">
            <text:p>75553.4385527135</text:p>
          </table:table-cell>
          <table:table-cell office:value-type="float" office:value="0.102879922000284" calcext:value-type="float">
            <text:p>0.102879922000284</text:p>
          </table:table-cell>
          <table:table-cell office:value-type="float" office:value="60000" calcext:value-type="float">
            <text:p>60000</text:p>
          </table:table-cell>
          <table:table-cell office:value-type="float" office:value="75553.4385527135" calcext:value-type="float">
            <text:p>75553.4385527135</text:p>
          </table:table-cell>
        </table:table-row>
        <table:table-row table:style-name="ro1">
          <table:table-cell office:value-type="float" office:value="292.672788986998" calcext:value-type="float">
            <text:p>292.672788986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4939.182954724" calcext:value-type="float">
            <text:p>74939.182954724</text:p>
          </table:table-cell>
          <table:table-cell office:value-type="float" office:value="0.102812540000741" calcext:value-type="float">
            <text:p>0.102812540000741</text:p>
          </table:table-cell>
          <table:table-cell office:value-type="float" office:value="60000" calcext:value-type="float">
            <text:p>60000</text:p>
          </table:table-cell>
          <table:table-cell office:value-type="float" office:value="58968.5374069959" calcext:value-type="float">
            <text:p>58968.5374069959</text:p>
          </table:table-cell>
        </table:table-row>
        <table:table-row table:style-name="ro1">
          <table:table-cell office:value-type="float" office:value="292.874823194001" calcext:value-type="float">
            <text:p>292.874823194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4840.6586532365" calcext:value-type="float">
            <text:p>44840.6586532365</text:p>
          </table:table-cell>
          <table:table-cell office:value-type="float" office:value="0.102887930002908" calcext:value-type="float">
            <text:p>0.102887930002908</text:p>
          </table:table-cell>
          <table:table-cell office:value-type="float" office:value="60000" calcext:value-type="float">
            <text:p>60000</text:p>
          </table:table-cell>
          <table:table-cell office:value-type="float" office:value="45454.914251226" calcext:value-type="float">
            <text:p>45454.914251226</text:p>
          </table:table-cell>
        </table:table-row>
        <table:table-row table:style-name="ro1">
          <table:table-cell office:value-type="float" office:value="293.077539775" calcext:value-type="float">
            <text:p>293.077539775</text:p>
          </table:table-cell>
          <table:table-cell office:value-type="float" office:value="45000" calcext:value-type="float">
            <text:p>45000</text:p>
          </table:table-cell>
          <table:table-cell office:value-type="float" office:value="44840.6586532365" calcext:value-type="float">
            <text:p>44840.6586532365</text:p>
          </table:table-cell>
          <table:table-cell office:value-type="float" office:value="0.102909641002043" calcext:value-type="float">
            <text:p>0.102909641002043</text:p>
          </table:table-cell>
          <table:table-cell office:value-type="float" office:value="60000" calcext:value-type="float">
            <text:p>60000</text:p>
          </table:table-cell>
          <table:table-cell office:value-type="float" office:value="44840.6586532365" calcext:value-type="float">
            <text:p>44840.6586532365</text:p>
          </table:table-cell>
        </table:table-row>
        <table:table-row table:style-name="ro1">
          <table:table-cell office:value-type="float" office:value="293.279563601001" calcext:value-type="float">
            <text:p>293.27956360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58968.5374069959" calcext:value-type="float">
            <text:p>58968.5374069959</text:p>
          </table:table-cell>
          <table:table-cell office:value-type="float" office:value="0.102787158000865" calcext:value-type="float">
            <text:p>0.102787158000865</text:p>
          </table:table-cell>
          <table:table-cell office:value-type="float" office:value="60000" calcext:value-type="float">
            <text:p>60000</text:p>
          </table:table-cell>
          <table:table-cell office:value-type="float" office:value="74324.9273567344" calcext:value-type="float">
            <text:p>74324.9273567344</text:p>
          </table:table-cell>
        </table:table-row>
        <table:table-row table:style-name="ro1">
          <table:table-cell office:value-type="float" office:value="293.481208076999" calcext:value-type="float">
            <text:p>293.4812080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781.9497486926" calcext:value-type="float">
            <text:p>76781.9497486926</text:p>
          </table:table-cell>
          <table:table-cell office:value-type="float" office:value="0.103498415002832" calcext:value-type="float">
            <text:p>0.103498415002832</text:p>
          </table:table-cell>
          <table:table-cell office:value-type="float" office:value="60000" calcext:value-type="float">
            <text:p>60000</text:p>
          </table:table-cell>
          <table:table-cell office:value-type="float" office:value="76781.9497486926" calcext:value-type="float">
            <text:p>76781.9497486926</text:p>
          </table:table-cell>
        </table:table-row>
        <table:table-row table:style-name="ro1">
          <table:table-cell office:value-type="float" office:value="293.683820806" calcext:value-type="float">
            <text:p>293.683820806</text:p>
          </table:table-cell>
          <table:table-cell office:value-type="float" office:value="45000" calcext:value-type="float">
            <text:p>45000</text:p>
          </table:table-cell>
          <table:table-cell office:value-type="float" office:value="76167.694150703" calcext:value-type="float">
            <text:p>76167.694150703</text:p>
          </table:table-cell>
          <table:table-cell office:value-type="float" office:value="0.102015249998658" calcext:value-type="float">
            <text:p>0.102015249998658</text:p>
          </table:table-cell>
          <table:table-cell office:value-type="float" office:value="60000" calcext:value-type="float">
            <text:p>60000</text:p>
          </table:table-cell>
          <table:table-cell office:value-type="float" office:value="58968.5374069959" calcext:value-type="float">
            <text:p>58968.5374069959</text:p>
          </table:table-cell>
        </table:table-row>
        <table:table-row table:style-name="ro1">
          <table:table-cell office:value-type="float" office:value="293.88722284" calcext:value-type="float">
            <text:p>293.88722284</text:p>
          </table:table-cell>
          <table:table-cell office:value-type="float" office:value="45000" calcext:value-type="float">
            <text:p>45000</text:p>
          </table:table-cell>
          <table:table-cell office:value-type="float" office:value="41155.1250652992" calcext:value-type="float">
            <text:p>41155.1250652992</text:p>
          </table:table-cell>
          <table:table-cell office:value-type="float" office:value="0.103192986000067" calcext:value-type="float">
            <text:p>0.103192986000067</text:p>
          </table:table-cell>
          <table:table-cell office:value-type="float" office:value="60000" calcext:value-type="float">
            <text:p>60000</text:p>
          </table:table-cell>
          <table:table-cell office:value-type="float" office:value="42997.8918592678" calcext:value-type="float">
            <text:p>42997.8918592678</text:p>
          </table:table-cell>
        </table:table-row>
        <table:table-row table:style-name="ro1">
          <table:table-cell office:value-type="float" office:value="294.088635257998" calcext:value-type="float">
            <text:p>294.088635257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906.8624993961" calcext:value-type="float">
            <text:p>45906.8624993961</text:p>
          </table:table-cell>
          <table:table-cell office:value-type="float" office:value="0.102728034999018" calcext:value-type="float">
            <text:p>0.102728034999018</text:p>
          </table:table-cell>
          <table:table-cell office:value-type="float" office:value="60000" calcext:value-type="float">
            <text:p>60000</text:p>
          </table:table-cell>
          <table:table-cell office:value-type="float" office:value="45906.8624993961" calcext:value-type="float">
            <text:p>45906.8624993961</text:p>
          </table:table-cell>
        </table:table-row>
        <table:table-row table:style-name="ro1">
          <table:table-cell office:value-type="float" office:value="294.290628989998" calcext:value-type="float">
            <text:p>294.2906289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59984.9669992109" calcext:value-type="float">
            <text:p>59984.9669992109</text:p>
          </table:table-cell>
          <table:table-cell office:value-type="float" office:value="0.102839947998291" calcext:value-type="float">
            <text:p>0.102839947998291</text:p>
          </table:table-cell>
          <table:table-cell office:value-type="float" office:value="60000" calcext:value-type="float">
            <text:p>60000</text:p>
          </table:table-cell>
          <table:table-cell office:value-type="float" office:value="75287.2544990096" calcext:value-type="float">
            <text:p>75287.2544990096</text:p>
          </table:table-cell>
        </table:table-row>
        <table:table-row table:style-name="ro1">
          <table:table-cell office:value-type="float" office:value="294.492637921001" calcext:value-type="float">
            <text:p>294.49263792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3.0714990257" calcext:value-type="float">
            <text:p>74063.0714990257</text:p>
          </table:table-cell>
          <table:table-cell office:value-type="float" office:value="0.103781798999989" calcext:value-type="float">
            <text:p>0.103781798999989</text:p>
          </table:table-cell>
          <table:table-cell office:value-type="float" office:value="60000" calcext:value-type="float">
            <text:p>60000</text:p>
          </table:table-cell>
          <table:table-cell office:value-type="float" office:value="74063.0714990257" calcext:value-type="float">
            <text:p>74063.0714990257</text:p>
          </table:table-cell>
        </table:table-row>
        <table:table-row table:style-name="ro1">
          <table:table-cell office:value-type="float" office:value="294.695104702998" calcext:value-type="float">
            <text:p>294.695104702998</text:p>
          </table:table-cell>
          <table:table-cell office:value-type="float" office:value="45000" calcext:value-type="float">
            <text:p>45000</text:p>
          </table:table-cell>
          <table:table-cell office:value-type="float" office:value="75593.3002490056" calcext:value-type="float">
            <text:p>75593.3002490056</text:p>
          </table:table-cell>
          <table:table-cell office:value-type="float" office:value="0.103020102000301" calcext:value-type="float">
            <text:p>0.103020102000301</text:p>
          </table:table-cell>
          <table:table-cell office:value-type="float" office:value="60000" calcext:value-type="float">
            <text:p>60000</text:p>
          </table:table-cell>
          <table:table-cell office:value-type="float" office:value="60291.0127492069" calcext:value-type="float">
            <text:p>60291.0127492069</text:p>
          </table:table-cell>
        </table:table-row>
        <table:table-row table:style-name="ro1">
          <table:table-cell office:value-type="float" office:value="294.897940089999" calcext:value-type="float">
            <text:p>294.89794008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5294.7709994041" calcext:value-type="float">
            <text:p>45294.7709994041</text:p>
          </table:table-cell>
          <table:table-cell office:value-type="float" office:value="0.103481309997733" calcext:value-type="float">
            <text:p>0.103481309997733</text:p>
          </table:table-cell>
          <table:table-cell office:value-type="float" office:value="60000" calcext:value-type="float">
            <text:p>60000</text:p>
          </table:table-cell>
          <table:table-cell office:value-type="float" office:value="45294.7709994041" calcext:value-type="float">
            <text:p>45294.7709994041</text:p>
          </table:table-cell>
        </table:table-row>
        <table:table-row table:style-name="ro1">
          <table:table-cell office:value-type="float" office:value="295.099516179002" calcext:value-type="float">
            <text:p>295.099516179002</text:p>
          </table:table-cell>
          <table:table-cell office:value-type="float" office:value="75000" calcext:value-type="float">
            <text:p>75000</text:p>
          </table:table-cell>
          <table:table-cell office:value-type="float" office:value="44682.6794994122" calcext:value-type="float">
            <text:p>44682.6794994122</text:p>
          </table:table-cell>
          <table:table-cell office:value-type="float" office:value="0.102195651001239" calcext:value-type="float">
            <text:p>0.102195651001239</text:p>
          </table:table-cell>
          <table:table-cell office:value-type="float" office:value="60000" calcext:value-type="float">
            <text:p>60000</text:p>
          </table:table-cell>
          <table:table-cell office:value-type="float" office:value="59984.9669992109" calcext:value-type="float">
            <text:p>59984.9669992109</text:p>
          </table:table-cell>
        </table:table-row>
        <table:table-row table:style-name="ro1">
          <table:table-cell office:value-type="float" office:value="295.302187392001" calcext:value-type="float">
            <text:p>295.302187392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7.2544990096" calcext:value-type="float">
            <text:p>75287.2544990096</text:p>
          </table:table-cell>
          <table:table-cell office:value-type="float" office:value="0.102868236001086" calcext:value-type="float">
            <text:p>0.102868236001086</text:p>
          </table:table-cell>
          <table:table-cell office:value-type="float" office:value="60000" calcext:value-type="float">
            <text:p>60000</text:p>
          </table:table-cell>
          <table:table-cell office:value-type="float" office:value="75287.2544990096" calcext:value-type="float">
            <text:p>75287.2544990096</text:p>
          </table:table-cell>
        </table:table-row>
        <table:table-row table:style-name="ro1">
          <table:table-cell office:value-type="float" office:value="295.504166188999" calcext:value-type="float">
            <text:p>295.50416618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3.0714990257" calcext:value-type="float">
            <text:p>74063.0714990257</text:p>
          </table:table-cell>
          <table:table-cell office:value-type="float" office:value="0.102735513002699" calcext:value-type="float">
            <text:p>0.102735513002699</text:p>
          </table:table-cell>
          <table:table-cell office:value-type="float" office:value="60000" calcext:value-type="float">
            <text:p>60000</text:p>
          </table:table-cell>
          <table:table-cell office:value-type="float" office:value="74063.0714990257" calcext:value-type="float">
            <text:p>74063.0714990257</text:p>
          </table:table-cell>
        </table:table-row>
        <table:table-row table:style-name="ro1">
          <table:table-cell office:value-type="float" office:value="295.709273947999" calcext:value-type="float">
            <text:p>295.709273947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984.9669992109" calcext:value-type="float">
            <text:p>59984.9669992109</text:p>
          </table:table-cell>
          <table:table-cell office:value-type="float" office:value="0.107880550000118" calcext:value-type="float">
            <text:p>0.107880550000118</text:p>
          </table:table-cell>
          <table:table-cell office:value-type="float" office:value="60000" calcext:value-type="float">
            <text:p>60000</text:p>
          </table:table-cell>
          <table:table-cell office:value-type="float" office:value="44682.6794994122" calcext:value-type="float">
            <text:p>44682.6794994122</text:p>
          </table:table-cell>
        </table:table-row>
        <table:table-row table:style-name="ro1">
          <table:table-cell office:value-type="float" office:value="295.911022247001" calcext:value-type="float">
            <text:p>295.91102224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42846.4049994363" calcext:value-type="float">
            <text:p>42846.4049994363</text:p>
          </table:table-cell>
          <table:table-cell office:value-type="float" office:value="0.102938756997901" calcext:value-type="float">
            <text:p>0.102938756997901</text:p>
          </table:table-cell>
          <table:table-cell office:value-type="float" office:value="60000" calcext:value-type="float">
            <text:p>60000</text:p>
          </table:table-cell>
          <table:table-cell office:value-type="float" office:value="42846.4049994363" calcext:value-type="float">
            <text:p>42846.4049994363</text:p>
          </table:table-cell>
        </table:table-row>
        <table:table-row table:style-name="ro1">
          <table:table-cell office:value-type="float" office:value="296.113771167999" calcext:value-type="float">
            <text:p>296.11377116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5906.8624993961" calcext:value-type="float">
            <text:p>45906.8624993961</text:p>
          </table:table-cell>
          <table:table-cell office:value-type="float" office:value="0.103127169997606" calcext:value-type="float">
            <text:p>0.103127169997606</text:p>
          </table:table-cell>
          <table:table-cell office:value-type="float" office:value="60000" calcext:value-type="float">
            <text:p>60000</text:p>
          </table:table-cell>
          <table:table-cell office:value-type="float" office:value="61209.1499991948" calcext:value-type="float">
            <text:p>61209.1499991948</text:p>
          </table:table-cell>
        </table:table-row>
        <table:table-row table:style-name="ro1">
          <table:table-cell office:value-type="float" office:value="296.315612969" calcext:value-type="float">
            <text:p>296.31561296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7.2544990096" calcext:value-type="float">
            <text:p>75287.2544990096</text:p>
          </table:table-cell>
          <table:table-cell office:value-type="float" office:value="0.102797813000507" calcext:value-type="float">
            <text:p>0.102797813000507</text:p>
          </table:table-cell>
          <table:table-cell office:value-type="float" office:value="60000" calcext:value-type="float">
            <text:p>60000</text:p>
          </table:table-cell>
          <table:table-cell office:value-type="float" office:value="75287.2544990096" calcext:value-type="float">
            <text:p>75287.2544990096</text:p>
          </table:table-cell>
        </table:table-row>
        <table:table-row table:style-name="ro1">
          <table:table-cell office:value-type="float" office:value="296.517589463001" calcext:value-type="float">
            <text:p>296.517589463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3.0714990257" calcext:value-type="float">
            <text:p>74063.0714990257</text:p>
          </table:table-cell>
          <table:table-cell office:value-type="float" office:value="0.10196525399806" calcext:value-type="float">
            <text:p>0.10196525399806</text:p>
          </table:table-cell>
          <table:table-cell office:value-type="float" office:value="60000" calcext:value-type="float">
            <text:p>60000</text:p>
          </table:table-cell>
          <table:table-cell office:value-type="float" office:value="74063.0714990257" calcext:value-type="float">
            <text:p>74063.0714990257</text:p>
          </table:table-cell>
        </table:table-row>
        <table:table-row table:style-name="ro1">
          <table:table-cell office:value-type="float" office:value="296.721581991998" calcext:value-type="float">
            <text:p>296.72158199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59984.9669992109" calcext:value-type="float">
            <text:p>59984.9669992109</text:p>
          </table:table-cell>
          <table:table-cell office:value-type="float" office:value="0.103085470000224" calcext:value-type="float">
            <text:p>0.103085470000224</text:p>
          </table:table-cell>
          <table:table-cell office:value-type="float" office:value="60000" calcext:value-type="float">
            <text:p>60000</text:p>
          </table:table-cell>
          <table:table-cell office:value-type="float" office:value="44682.6794994122" calcext:value-type="float">
            <text:p>44682.6794994122</text:p>
          </table:table-cell>
        </table:table-row>
        <table:table-row table:style-name="ro1">
          <table:table-cell office:value-type="float" office:value="296.923601833998" calcext:value-type="float">
            <text:p>296.923601833998</text:p>
          </table:table-cell>
          <table:table-cell office:value-type="float" office:value="45000" calcext:value-type="float">
            <text:p>45000</text:p>
          </table:table-cell>
          <table:table-cell office:value-type="float" office:value="45884.3642991269" calcext:value-type="float">
            <text:p>45884.3642991269</text:p>
          </table:table-cell>
          <table:table-cell office:value-type="float" office:value="0.102057264000905" calcext:value-type="float">
            <text:p>0.102057264000905</text:p>
          </table:table-cell>
          <table:table-cell office:value-type="float" office:value="60000" calcext:value-type="float">
            <text:p>60000</text:p>
          </table:table-cell>
          <table:table-cell office:value-type="float" office:value="45884.3642991269" calcext:value-type="float">
            <text:p>45884.3642991269</text:p>
          </table:table-cell>
        </table:table-row>
        <table:table-row table:style-name="ro1">
          <table:table-cell office:value-type="float" office:value="297.125270716999" calcext:value-type="float">
            <text:p>297.12527071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44354.885489156" calcext:value-type="float">
            <text:p>44354.885489156</text:p>
          </table:table-cell>
          <table:table-cell office:value-type="float" office:value="0.10192970099888" calcext:value-type="float">
            <text:p>0.10192970099888</text:p>
          </table:table-cell>
          <table:table-cell office:value-type="float" office:value="60000" calcext:value-type="float">
            <text:p>60000</text:p>
          </table:table-cell>
          <table:table-cell office:value-type="float" office:value="59649.673588865" calcext:value-type="float">
            <text:p>59649.673588865</text:p>
          </table:table-cell>
        </table:table-row>
        <table:table-row table:style-name="ro1">
          <table:table-cell office:value-type="float" office:value="297.328161138001" calcext:value-type="float">
            <text:p>297.32816113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638.5659265798" calcext:value-type="float">
            <text:p>74638.5659265798</text:p>
          </table:table-cell>
          <table:table-cell office:value-type="float" office:value="0.102961234999384" calcext:value-type="float">
            <text:p>0.102961234999384</text:p>
          </table:table-cell>
          <table:table-cell office:value-type="float" office:value="60000" calcext:value-type="float">
            <text:p>60000</text:p>
          </table:table-cell>
          <table:table-cell office:value-type="float" office:value="74638.5659265798" calcext:value-type="float">
            <text:p>74638.5659265798</text:p>
          </table:table-cell>
        </table:table-row>
        <table:table-row table:style-name="ro1">
          <table:table-cell office:value-type="float" office:value="297.530638519998" calcext:value-type="float">
            <text:p>297.53063851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24.1193371738" calcext:value-type="float">
            <text:p>75224.1193371738</text:p>
          </table:table-cell>
          <table:table-cell office:value-type="float" office:value="0.102670509000745" calcext:value-type="float">
            <text:p>0.102670509000745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4.1193371738" calcext:value-type="float">
            <text:p>75224.1193371738</text:p>
          </table:table-cell>
        </table:table-row>
        <table:table-row table:style-name="ro1">
          <table:table-cell office:value-type="float" office:value="297.733389247001" calcext:value-type="float">
            <text:p>297.733389247001</text:p>
          </table:table-cell>
          <table:table-cell office:value-type="float" office:value="45000" calcext:value-type="float">
            <text:p>45000</text:p>
          </table:table-cell>
          <table:table-cell office:value-type="float" office:value="59934.6641873417" calcext:value-type="float">
            <text:p>59934.6641873417</text:p>
          </table:table-cell>
          <table:table-cell office:value-type="float" office:value="0.102605557000061" calcext:value-type="float">
            <text:p>0.102605557000061</text:p>
          </table:table-cell>
          <table:table-cell office:value-type="float" office:value="60000" calcext:value-type="float">
            <text:p>60000</text:p>
          </table:table-cell>
          <table:table-cell office:value-type="float" office:value="44645.2090375096" calcext:value-type="float">
            <text:p>44645.2090375096</text:p>
          </table:table-cell>
        </table:table-row>
        <table:table-row table:style-name="ro1">
          <table:table-cell office:value-type="float" office:value="297.935525808" calcext:value-type="float">
            <text:p>297.935525808</text:p>
          </table:table-cell>
          <table:table-cell office:value-type="float" office:value="45000" calcext:value-type="float">
            <text:p>45000</text:p>
          </table:table-cell>
          <table:table-cell office:value-type="float" office:value="43422.0526255231" calcext:value-type="float">
            <text:p>43422.0526255231</text:p>
          </table:table-cell>
          <table:table-cell office:value-type="float" office:value="0.105069641002046" calcext:value-type="float">
            <text:p>0.105069641002046</text:p>
          </table:table-cell>
          <table:table-cell office:value-type="float" office:value="60000" calcext:value-type="float">
            <text:p>60000</text:p>
          </table:table-cell>
          <table:table-cell office:value-type="float" office:value="43422.0526255231" calcext:value-type="float">
            <text:p>43422.0526255231</text:p>
          </table:table-cell>
        </table:table-row>
        <table:table-row table:style-name="ro1">
          <table:table-cell office:value-type="float" office:value="298.136893521001" calcext:value-type="float">
            <text:p>298.136893521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5256.7872435029" calcext:value-type="float">
            <text:p>45256.7872435029</text:p>
          </table:table-cell>
          <table:table-cell office:value-type="float" office:value="0.102361029999884" calcext:value-type="float">
            <text:p>0.102361029999884</text:p>
          </table:table-cell>
          <table:table-cell office:value-type="float" office:value="60000" calcext:value-type="float">
            <text:p>60000</text:p>
          </table:table-cell>
          <table:table-cell office:value-type="float" office:value="60546.242393335" calcext:value-type="float">
            <text:p>60546.242393335</text:p>
          </table:table-cell>
        </table:table-row>
        <table:table-row table:style-name="ro1">
          <table:table-cell office:value-type="float" office:value="298.338450007999" calcext:value-type="float">
            <text:p>298.33845000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00.9629251872" calcext:value-type="float">
            <text:p>74000.9629251872</text:p>
          </table:table-cell>
          <table:table-cell office:value-type="float" office:value="0.103132747000927" calcext:value-type="float">
            <text:p>0.103132747000927</text:p>
          </table:table-cell>
          <table:table-cell office:value-type="float" office:value="60000" calcext:value-type="float">
            <text:p>60000</text:p>
          </table:table-cell>
          <table:table-cell office:value-type="float" office:value="74000.9629251872" calcext:value-type="float">
            <text:p>74000.9629251872</text:p>
          </table:table-cell>
        </table:table-row>
        <table:table-row table:style-name="ro1">
          <table:table-cell office:value-type="float" office:value="298.540123597999" calcext:value-type="float">
            <text:p>298.54012359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24.1193371738" calcext:value-type="float">
            <text:p>75224.1193371738</text:p>
          </table:table-cell>
          <table:table-cell office:value-type="float" office:value="0.103122766999149" calcext:value-type="float">
            <text:p>0.103122766999149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4.1193371738" calcext:value-type="float">
            <text:p>75224.1193371738</text:p>
          </table:table-cell>
        </table:table-row>
        <table:table-row table:style-name="ro1">
          <table:table-cell office:value-type="float" office:value="298.742214346999" calcext:value-type="float">
            <text:p>298.742214346999</text:p>
          </table:table-cell>
          <table:table-cell office:value-type="float" office:value="45000" calcext:value-type="float">
            <text:p>45000</text:p>
          </table:table-cell>
          <table:table-cell office:value-type="float" office:value="60546.242393335" calcext:value-type="float">
            <text:p>60546.242393335</text:p>
          </table:table-cell>
          <table:table-cell office:value-type="float" office:value="0.102982812997652" calcext:value-type="float">
            <text:p>0.102982812997652</text:p>
          </table:table-cell>
          <table:table-cell office:value-type="float" office:value="60000" calcext:value-type="float">
            <text:p>60000</text:p>
          </table:table-cell>
          <table:table-cell office:value-type="float" office:value="45256.7872435029" calcext:value-type="float">
            <text:p>45256.7872435029</text:p>
          </table:table-cell>
        </table:table-row>
        <table:table-row table:style-name="ro1">
          <table:table-cell office:value-type="float" office:value="298.944615979999" calcext:value-type="float">
            <text:p>298.944615979999</text:p>
          </table:table-cell>
          <table:table-cell office:value-type="float" office:value="45000" calcext:value-type="float">
            <text:p>45000</text:p>
          </table:table-cell>
          <table:table-cell office:value-type="float" office:value="43422.0526255231" calcext:value-type="float">
            <text:p>43422.0526255231</text:p>
          </table:table-cell>
          <table:table-cell office:value-type="float" office:value="0.103093413999886" calcext:value-type="float">
            <text:p>0.103093413999886</text:p>
          </table:table-cell>
          <table:table-cell office:value-type="float" office:value="60000" calcext:value-type="float">
            <text:p>60000</text:p>
          </table:table-cell>
          <table:table-cell office:value-type="float" office:value="43422.0526255231" calcext:value-type="float">
            <text:p>43422.0526255231</text:p>
          </table:table-cell>
        </table:table-row>
        <table:table-row table:style-name="ro1">
          <table:table-cell office:value-type="float" office:value="299.145855956998" calcext:value-type="float">
            <text:p>299.145855956998</text:p>
          </table:table-cell>
          <table:table-cell office:value-type="float" office:value="75000" calcext:value-type="float">
            <text:p>75000</text:p>
          </table:table-cell>
          <table:table-cell office:value-type="float" office:value="44339.419934513" calcext:value-type="float">
            <text:p>44339.419934513</text:p>
          </table:table-cell>
          <table:table-cell office:value-type="float" office:value="0.102887789998931" calcext:value-type="float">
            <text:p>0.102887789998931</text:p>
          </table:table-cell>
          <table:table-cell office:value-type="float" office:value="60000" calcext:value-type="float">
            <text:p>60000</text:p>
          </table:table-cell>
          <table:table-cell office:value-type="float" office:value="59628.8750843451" calcext:value-type="float">
            <text:p>59628.8750843451</text:p>
          </table:table-cell>
        </table:table-row>
        <table:table-row table:style-name="ro1">
          <table:table-cell office:value-type="float" office:value="299.348190328001" calcext:value-type="float">
            <text:p>299.348190328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24.1193371738" calcext:value-type="float">
            <text:p>75224.1193371738</text:p>
          </table:table-cell>
          <table:table-cell office:value-type="float" office:value="0.102856809000514" calcext:value-type="float">
            <text:p>0.102856809000514</text:p>
          </table:table-cell>
          <table:table-cell office:value-type="float" office:value="60000" calcext:value-type="float">
            <text:p>60000</text:p>
          </table:table-cell>
          <table:table-cell office:value-type="float" office:value="75224.1193371738" calcext:value-type="float">
            <text:p>75224.1193371738</text:p>
          </table:table-cell>
        </table:table-row>
        <table:table-row table:style-name="ro1">
          <table:table-cell office:value-type="float" office:value="299.551244986" calcext:value-type="float">
            <text:p>299.551244986</text:p>
          </table:table-cell>
          <table:table-cell office:value-type="float" office:value="75000" calcext:value-type="float">
            <text:p>75000</text:p>
          </table:table-cell>
          <table:table-cell office:value-type="float" office:value="74612.5411311805" calcext:value-type="float">
            <text:p>74612.5411311805</text:p>
          </table:table-cell>
          <table:table-cell office:value-type="float" office:value="0.10318076600015" calcext:value-type="float">
            <text:p>0.10318076600015</text:p>
          </table:table-cell>
          <table:table-cell office:value-type="float" office:value="60000" calcext:value-type="float">
            <text:p>60000</text:p>
          </table:table-cell>
          <table:table-cell office:value-type="float" office:value="74612.5411311805" calcext:value-type="float">
            <text:p>74612.5411311805</text:p>
          </table:table-cell>
        </table:table-row>
        <table:table-row table:style-name="ro1">
          <table:table-cell office:value-type="float" office:value="299.752944972999" calcext:value-type="float">
            <text:p>299.752944972999</text:p>
          </table:table-cell>
          <table:table-cell office:value-type="float" office:value="45000" calcext:value-type="float">
            <text:p>45000</text:p>
          </table:table-cell>
          <table:table-cell office:value-type="float" office:value="59934.6641873417" calcext:value-type="float">
            <text:p>59934.6641873417</text:p>
          </table:table-cell>
          <table:table-cell office:value-type="float" office:value="0.103401361000579" calcext:value-type="float">
            <text:p>0.103401361000579</text:p>
          </table:table-cell>
          <table:table-cell office:value-type="float" office:value="60000" calcext:value-type="float">
            <text:p>60000</text:p>
          </table:table-cell>
          <table:table-cell office:value-type="float" office:value="44645.2090375096" calcext:value-type="float">
            <text:p>44645.2090375096</text:p>
          </table:table-cell>
        </table:table-row>
        <table:table-row table:style-name="ro1">
          <table:table-cell office:value-type="float" office:value="299.955570397" calcext:value-type="float">
            <text:p>299.955570397</text:p>
          </table:table-cell>
          <table:table-cell office:value-type="float" office:value="45000" calcext:value-type="float">
            <text:p>45000</text:p>
          </table:table-cell>
          <table:table-cell office:value-type="float" office:value="45256.7872435029" calcext:value-type="float">
            <text:p>45256.7872435029</text:p>
          </table:table-cell>
          <table:table-cell office:value-type="float" office:value="0.103452100996947" calcext:value-type="float">
            <text:p>0.103452100996947</text:p>
          </table:table-cell>
          <table:table-cell office:value-type="float" office:value="60000" calcext:value-type="float">
            <text:p>60000</text:p>
          </table:table-cell>
          <table:table-cell office:value-type="float" office:value="45256.7872435029" calcext:value-type="float">
            <text:p>45256.7872435029</text:p>
          </table:table-cell>
        </table:table-row>
        <table:table-row table:style-name="ro1">
          <table:table-cell office:value-type="float" office:value="300.157009145001" calcext:value-type="float">
            <text:p>300.157009145001</text:p>
          </table:table-cell>
          <table:table-cell office:value-type="float" office:value="75000" calcext:value-type="float">
            <text:p>75000</text:p>
          </table:table-cell>
          <table:table-cell office:value-type="float" office:value="43422.0526255231" calcext:value-type="float">
            <text:p>43422.0526255231</text:p>
          </table:table-cell>
          <table:table-cell office:value-type="float" office:value="0.104641257999901" calcext:value-type="float">
            <text:p>0.104641257999901</text:p>
          </table:table-cell>
          <table:table-cell office:value-type="float" office:value="60000" calcext:value-type="float">
            <text:p>60000</text:p>
          </table:table-cell>
          <table:table-cell office:value-type="float" office:value="58711.5077753551" calcext:value-type="float">
            <text:p>58711.5077753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14:44:54.244739315</dc:date>
    <meta:editing-duration>PT3M6S</meta:editing-duration>
    <meta:editing-cycles>2</meta:editing-cycles>
    <meta:generator>LibreOffice/24.2.7.2$Linux_X86_64 LibreOffice_project/420$Build-2</meta:generator>
    <meta:document-statistic meta:table-count="1" meta:cell-count="88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ata.A1:data.A1467 data.D1:data.D1467" svg:x="0.32cm" svg:y="0.18cm" svg:width="12.508cm" svg:height="8.64cm">
          <chart:coordinate-region svg:x="1.047cm" svg:y="0.379cm" svg:width="11.5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467" chart:class="chart:scatter">
            <chart:domain table:cell-range-address="data.A1:data.A1467"/>
            <chart:data-point chart:repeated="14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16820998099865">
                <text:p>0.000916820998099865</text:p>
                <draw:g>
                  <svg:desc>data.A1:data.A1467</svg:desc>
                </draw:g>
              </table:table-cell>
              <table:table-cell office:value-type="float" office:value="0.1">
                <text:p>0.1</text:p>
                <draw:g>
                  <svg:desc>data.D1:data.D1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396065000154">
                <text:p>0.201396065000154</text:p>
              </table:table-cell>
              <table:table-cell office:value-type="float" office:value="0.1154140059989">
                <text:p>0.115414005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815468998393">
                <text:p>0.401815468998393</text:p>
              </table:table-cell>
              <table:table-cell office:value-type="float" office:value="0.102655580998544">
                <text:p>0.102655580998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3073053000117">
                <text:p>0.603073053000117</text:p>
              </table:table-cell>
              <table:table-cell office:value-type="float" office:value="0.101838532002148">
                <text:p>0.101838532002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335947599815">
                <text:p>0.80335947599815</text:p>
              </table:table-cell>
              <table:table-cell office:value-type="float" office:value="0.102895895000984">
                <text:p>0.102895895000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37762389984">
                <text:p>1.0037762389984</text:p>
              </table:table-cell>
              <table:table-cell office:value-type="float" office:value="0.102595160999044">
                <text:p>0.10259516099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468749900101">
                <text:p>1.20468749900101</text:p>
              </table:table-cell>
              <table:table-cell office:value-type="float" office:value="0.102932105000946">
                <text:p>0.102932105000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622083700146">
                <text:p>1.40622083700146</text:p>
              </table:table-cell>
              <table:table-cell office:value-type="float" office:value="0.105710128002102">
                <text:p>0.105710128002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48371899879">
                <text:p>1.60648371899879</text:p>
              </table:table-cell>
              <table:table-cell office:value-type="float" office:value="0.103335258998413">
                <text:p>0.103335258998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0682808200072">
                <text:p>1.80682808200072</text:p>
              </table:table-cell>
              <table:table-cell office:value-type="float" office:value="0.102360477998445">
                <text:p>0.102360477998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799859499966">
                <text:p>2.00799859499966</text:p>
              </table:table-cell>
              <table:table-cell office:value-type="float" office:value="0.102527639999607">
                <text:p>0.102527639999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842417899985">
                <text:p>2.20842417899985</text:p>
              </table:table-cell>
              <table:table-cell office:value-type="float" office:value="0.105871300002036">
                <text:p>0.105871300002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922553700148">
                <text:p>2.40922553700148</text:p>
              </table:table-cell>
              <table:table-cell office:value-type="float" office:value="0.103188868000871">
                <text:p>0.103188868000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0967314200025">
                <text:p>2.60967314200025</text:p>
              </table:table-cell>
              <table:table-cell office:value-type="float" office:value="0.102846543999476">
                <text:p>0.102846543999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027170800007">
                <text:p>2.81027170800007</text:p>
              </table:table-cell>
              <table:table-cell office:value-type="float" office:value="0.10324012899946">
                <text:p>0.10324012899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086305399804">
                <text:p>3.01086305399804</text:p>
              </table:table-cell>
              <table:table-cell office:value-type="float" office:value="0.101699120001285">
                <text:p>0.101699120001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167256199988">
                <text:p>3.21167256199988</text:p>
              </table:table-cell>
              <table:table-cell office:value-type="float" office:value="0.103087606003101">
                <text:p>0.103087606003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225903799932">
                <text:p>3.41225903799932</text:p>
              </table:table-cell>
              <table:table-cell office:value-type="float" office:value="0.103283538999676">
                <text:p>0.103283538999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308942699907">
                <text:p>3.61308942699907</text:p>
              </table:table-cell>
              <table:table-cell office:value-type="float" office:value="0.102903234001133">
                <text:p>0.102903234001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373420399905">
                <text:p>3.81373420399905</text:p>
              </table:table-cell>
              <table:table-cell office:value-type="float" office:value="0.102870033999352">
                <text:p>0.102870033999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436702000137">
                <text:p>4.01436702000137</text:p>
              </table:table-cell>
              <table:table-cell office:value-type="float" office:value="0.102672601999075">
                <text:p>0.102672601999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507726799973">
                <text:p>4.21507726799973</text:p>
              </table:table-cell>
              <table:table-cell office:value-type="float" office:value="0.103663884001435">
                <text:p>0.103663884001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609088900077">
                <text:p>4.41609088900077</text:p>
              </table:table-cell>
              <table:table-cell office:value-type="float" office:value="0.102587869998388">
                <text:p>0.102587869998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668565500077">
                <text:p>4.61668565500077</text:p>
              </table:table-cell>
              <table:table-cell office:value-type="float" office:value="0.10322201800227">
                <text:p>0.10322201800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7087858999">
                <text:p>4.817087858999</text:p>
              </table:table-cell>
              <table:table-cell office:value-type="float" office:value="0.102972995002347">
                <text:p>0.102972995002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766662500086">
                <text:p>5.01766662500086</text:p>
              </table:table-cell>
              <table:table-cell office:value-type="float" office:value="0.103025336000428">
                <text:p>0.103025336000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850138399896">
                <text:p>5.21850138399896</text:p>
              </table:table-cell>
              <table:table-cell office:value-type="float" office:value="0.103186058000574">
                <text:p>0.103186058000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988898899945">
                <text:p>5.41988898899945</text:p>
              </table:table-cell>
              <table:table-cell office:value-type="float" office:value="0.10335792999831">
                <text:p>0.10335792999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2094545099899">
                <text:p>5.62094545099899</text:p>
              </table:table-cell>
              <table:table-cell office:value-type="float" office:value="0.113274789997377">
                <text:p>0.113274789997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2156140699954">
                <text:p>5.82156140699954</text:p>
              </table:table-cell>
              <table:table-cell office:value-type="float" office:value="0.103370930999517">
                <text:p>0.10337093099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2190807100124">
                <text:p>6.02190807100124</text:p>
              </table:table-cell>
              <table:table-cell office:value-type="float" office:value="0.102865704000578">
                <text:p>0.102865704000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2229316399898">
                <text:p>6.22229316399898</text:p>
              </table:table-cell>
              <table:table-cell office:value-type="float" office:value="0.102046084000904">
                <text:p>0.102046084000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253155599974">
                <text:p>6.42253155599974</text:p>
              </table:table-cell>
              <table:table-cell office:value-type="float" office:value="0.102949235002598">
                <text:p>0.102949235002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2289433900151">
                <text:p>6.62289433900151</text:p>
              </table:table-cell>
              <table:table-cell office:value-type="float" office:value="0.102628600998287">
                <text:p>0.102628600998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2318533199941">
                <text:p>6.82318533199941</text:p>
              </table:table-cell>
              <table:table-cell office:value-type="float" office:value="0.102906464002444">
                <text:p>0.102906464002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2345602399873">
                <text:p>7.02345602399873</text:p>
              </table:table-cell>
              <table:table-cell office:value-type="float" office:value="0.102769853001519">
                <text:p>0.102769853001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3221001899947">
                <text:p>7.23221001899947</text:p>
              </table:table-cell>
              <table:table-cell office:value-type="float" office:value="0.117665452999063">
                <text:p>0.117665452999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3259783200119">
                <text:p>7.43259783200119</text:p>
              </table:table-cell>
              <table:table-cell office:value-type="float" office:value="0.102655942002457">
                <text:p>0.102655942002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3307914699908">
                <text:p>7.63307914699908</text:p>
              </table:table-cell>
              <table:table-cell office:value-type="float" office:value="0.102944794998621">
                <text:p>0.102944794998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3390389600027">
                <text:p>7.83390389600027</text:p>
              </table:table-cell>
              <table:table-cell office:value-type="float" office:value="0.102828133000003">
                <text:p>0.10282813300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3464896399964">
                <text:p>8.03464896399964</text:p>
              </table:table-cell>
              <table:table-cell office:value-type="float" office:value="0.102855124001508">
                <text:p>0.102855124001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3624302199823">
                <text:p>8.23624302199823</text:p>
              </table:table-cell>
              <table:table-cell office:value-type="float" office:value="0.102878063997196">
                <text:p>0.102878063997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3708591099858">
                <text:p>8.43708591099858</text:p>
              </table:table-cell>
              <table:table-cell office:value-type="float" office:value="0.102853603999392">
                <text:p>0.102853603999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3736994400097">
                <text:p>8.63736994400097</text:p>
              </table:table-cell>
              <table:table-cell office:value-type="float" office:value="0.102925054998195">
                <text:p>0.102925054998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3838264500082">
                <text:p>8.83838264500082</text:p>
              </table:table-cell>
              <table:table-cell office:value-type="float" office:value="0.105846409998776">
                <text:p>0.105846409998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3945048699825">
                <text:p>9.03945048699825</text:p>
              </table:table-cell>
              <table:table-cell office:value-type="float" office:value="0.102977744998498">
                <text:p>0.102977744998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4036710699875">
                <text:p>9.24036710699875</text:p>
              </table:table-cell>
              <table:table-cell office:value-type="float" office:value="0.102844314002141">
                <text:p>0.102844314002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4077437099986">
                <text:p>9.44077437099986</text:p>
              </table:table-cell>
              <table:table-cell office:value-type="float" office:value="0.103028436002205">
                <text:p>0.103028436002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4216559600027">
                <text:p>9.64216559600027</text:p>
              </table:table-cell>
              <table:table-cell office:value-type="float" office:value="0.103116487000079">
                <text:p>0.103116487000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4285540400015">
                <text:p>9.84285540400015</text:p>
              </table:table-cell>
              <table:table-cell office:value-type="float" office:value="0.103247317998466">
                <text:p>0.103247317998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432464269979">
                <text:p>10.0432464269979</text:p>
              </table:table-cell>
              <table:table-cell office:value-type="float" office:value="0.103512132001924">
                <text:p>0.103512132001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438459939985">
                <text:p>10.2438459939985</text:p>
              </table:table-cell>
              <table:table-cell office:value-type="float" office:value="0.101984173998062">
                <text:p>0.101984173998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445439010015">
                <text:p>10.4445439010015</text:p>
              </table:table-cell>
              <table:table-cell office:value-type="float" office:value="0.102044085000671">
                <text:p>0.1020440850006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450666359997">
                <text:p>10.6450666359997</text:p>
              </table:table-cell>
              <table:table-cell office:value-type="float" office:value="0.103115627000079">
                <text:p>0.103115627000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454703399984">
                <text:p>10.8454703399984</text:p>
              </table:table-cell>
              <table:table-cell office:value-type="float" office:value="0.102227317001962">
                <text:p>0.102227317001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459090840013">
                <text:p>11.0459090840013</text:p>
              </table:table-cell>
              <table:table-cell office:value-type="float" office:value="0.103046475996962">
                <text:p>0.103046475996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467814439988">
                <text:p>11.2467814439988</text:p>
              </table:table-cell>
              <table:table-cell office:value-type="float" office:value="0.102771322999615">
                <text:p>0.102771322999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474051809993">
                <text:p>11.4474051809993</text:p>
              </table:table-cell>
              <table:table-cell office:value-type="float" office:value="0.102981246000127">
                <text:p>0.102981246000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478392050012">
                <text:p>11.6478392050012</text:p>
              </table:table-cell>
              <table:table-cell office:value-type="float" office:value="0.103181858001335">
                <text:p>0.103181858001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488530260001">
                <text:p>11.8488530260001</text:p>
              </table:table-cell>
              <table:table-cell office:value-type="float" office:value="0.105855909998354">
                <text:p>0.105855909998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495336130007">
                <text:p>12.0495336130007</text:p>
              </table:table-cell>
              <table:table-cell office:value-type="float" office:value="0.103179757999897">
                <text:p>0.103179757999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499794079995">
                <text:p>12.2499794079995</text:p>
              </table:table-cell>
              <table:table-cell office:value-type="float" office:value="0.103071405999799">
                <text:p>0.103071405999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507988469995">
                <text:p>12.4507988469995</text:p>
              </table:table-cell>
              <table:table-cell office:value-type="float" office:value="0.103006585999537">
                <text:p>0.103006585999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513654219998">
                <text:p>12.6513654219998</text:p>
              </table:table-cell>
              <table:table-cell office:value-type="float" office:value="0.1027765430008">
                <text:p>0.1027765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531132919998">
                <text:p>12.8531132919998</text:p>
              </table:table-cell>
              <table:table-cell office:value-type="float" office:value="0.104006877998472">
                <text:p>0.104006877998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542626850001">
                <text:p>13.0542626850001</text:p>
              </table:table-cell>
              <table:table-cell office:value-type="float" office:value="0.103167508001206">
                <text:p>0.1031675080012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548425509995">
                <text:p>13.2548425509995</text:p>
              </table:table-cell>
              <table:table-cell office:value-type="float" office:value="0.103186707998248">
                <text:p>0.103186707998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554976479994">
                <text:p>13.4554976479994</text:p>
              </table:table-cell>
              <table:table-cell office:value-type="float" office:value="0.104213591002917">
                <text:p>0.104213591002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559367730006">
                <text:p>13.6559367730006</text:p>
              </table:table-cell>
              <table:table-cell office:value-type="float" office:value="0.103137116999278">
                <text:p>0.1031371169992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562966460013">
                <text:p>13.8562966460013</text:p>
              </table:table-cell>
              <table:table-cell office:value-type="float" office:value="0.112562062000507">
                <text:p>0.112562062000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571835459996">
                <text:p>14.0571835459996</text:p>
              </table:table-cell>
              <table:table-cell office:value-type="float" office:value="0.104412322998542">
                <text:p>0.104412322998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58038734999">
                <text:p>14.258038734999</text:p>
              </table:table-cell>
              <table:table-cell office:value-type="float" office:value="0.102910814002826">
                <text:p>0.102910814002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591062670006">
                <text:p>14.4591062670006</text:p>
              </table:table-cell>
              <table:table-cell office:value-type="float" office:value="0.103698445000191">
                <text:p>0.103698445000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594888209984">
                <text:p>14.6594888209984</text:p>
              </table:table-cell>
              <table:table-cell office:value-type="float" office:value="0.103814555997815">
                <text:p>0.103814555997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600478769986">
                <text:p>14.8600478769986</text:p>
              </table:table-cell>
              <table:table-cell office:value-type="float" office:value="0.103133917000378">
                <text:p>0.103133917000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611791090014">
                <text:p>15.0611791090014</text:p>
              </table:table-cell>
              <table:table-cell office:value-type="float" office:value="0.103046025997173">
                <text:p>0.103046025997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619518979991">
                <text:p>15.2619518979991</text:p>
              </table:table-cell>
              <table:table-cell office:value-type="float" office:value="0.1032245589995">
                <text:p>0.1032245589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628019470001">
                <text:p>15.4628019470001</text:p>
              </table:table-cell>
              <table:table-cell office:value-type="float" office:value="0.103013915999327">
                <text:p>0.103013915999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640277510014">
                <text:p>15.6640277510014</text:p>
              </table:table-cell>
              <table:table-cell office:value-type="float" office:value="0.102140855000471">
                <text:p>0.102140855000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643290340005">
                <text:p>15.8643290340005</text:p>
              </table:table-cell>
              <table:table-cell office:value-type="float" office:value="0.103226148999966">
                <text:p>0.103226148999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660987339979">
                <text:p>16.0660987339979</text:p>
              </table:table-cell>
              <table:table-cell office:value-type="float" office:value="0.103858485999808">
                <text:p>0.103858485999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6670362">
                <text:p>16.26670362</text:p>
              </table:table-cell>
              <table:table-cell office:value-type="float" office:value="0.103459291000036">
                <text:p>0.103459291000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678756840003">
                <text:p>16.4678756840003</text:p>
              </table:table-cell>
              <table:table-cell office:value-type="float" office:value="0.102959215000737">
                <text:p>0.102959215000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693640410012">
                <text:p>16.6693640410012</text:p>
              </table:table-cell>
              <table:table-cell office:value-type="float" office:value="0.104923709001014">
                <text:p>0.104923709001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708257069993">
                <text:p>16.8708257069993</text:p>
              </table:table-cell>
              <table:table-cell office:value-type="float" office:value="0.103470221001771">
                <text:p>0.103470221001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711710610012">
                <text:p>17.0711710610012</text:p>
              </table:table-cell>
              <table:table-cell office:value-type="float" office:value="0.103238489002251">
                <text:p>0.103238489002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722163319995">
                <text:p>17.2722163319995</text:p>
              </table:table-cell>
              <table:table-cell office:value-type="float" office:value="0.102701112002251">
                <text:p>0.102701112002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725668760002">
                <text:p>17.4725668760002</text:p>
              </table:table-cell>
              <table:table-cell office:value-type="float" office:value="0.103050076999352">
                <text:p>0.103050076999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743934570004">
                <text:p>17.6743934570004</text:p>
              </table:table-cell>
              <table:table-cell office:value-type="float" office:value="0.103147728001204">
                <text:p>0.103147728001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75248985998">
                <text:p>17.875248985998</text:p>
              </table:table-cell>
              <table:table-cell office:value-type="float" office:value="0.102984634999302">
                <text:p>0.102984634999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784583639979">
                <text:p>18.0784583639979</text:p>
              </table:table-cell>
              <table:table-cell office:value-type="float" office:value="0.104318442001386">
                <text:p>0.1043184420013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792398429992">
                <text:p>18.2792398429992</text:p>
              </table:table-cell>
              <table:table-cell office:value-type="float" office:value="0.146386309999798">
                <text:p>0.146386309999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812262259984">
                <text:p>18.4812262259984</text:p>
              </table:table-cell>
              <table:table-cell office:value-type="float" office:value="0.11393661799957">
                <text:p>0.11393661799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826032909994">
                <text:p>18.6826032909994</text:p>
              </table:table-cell>
              <table:table-cell office:value-type="float" office:value="0.103518711999641">
                <text:p>0.103518711999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85773318998">
                <text:p>18.885773318998</text:p>
              </table:table-cell>
              <table:table-cell office:value-type="float" office:value="0.102626661999238">
                <text:p>0.102626661999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883253989996">
                <text:p>19.0883253989996</text:p>
              </table:table-cell>
              <table:table-cell office:value-type="float" office:value="0.102751643000374">
                <text:p>0.1027516430003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907136270005">
                <text:p>19.2907136270005</text:p>
              </table:table-cell>
              <table:table-cell office:value-type="float" office:value="0.103050916000939">
                <text:p>0.103050916000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933279969991">
                <text:p>19.4933279969991</text:p>
              </table:table-cell>
              <table:table-cell office:value-type="float" office:value="0.103274569002679">
                <text:p>0.103274569002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95489013">
                <text:p>19.695489013</text:p>
              </table:table-cell>
              <table:table-cell office:value-type="float" office:value="0.102814132998901">
                <text:p>0.102814132998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978987209994">
                <text:p>19.8978987209994</text:p>
              </table:table-cell>
              <table:table-cell office:value-type="float" office:value="0.103170117003174">
                <text:p>0.103170117003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99332116999">
                <text:p>20.099332116999</text:p>
              </table:table-cell>
              <table:table-cell office:value-type="float" office:value="0.1039811979972">
                <text:p>0.1039811979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3015575229983">
                <text:p>20.3015575229983</text:p>
              </table:table-cell>
              <table:table-cell office:value-type="float" office:value="0.103888546000235">
                <text:p>0.103888546000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5045740690002">
                <text:p>20.5045740690002</text:p>
              </table:table-cell>
              <table:table-cell office:value-type="float" office:value="0.101583439001843">
                <text:p>0.1015834390018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706993967">
                <text:p>20.706993967</text:p>
              </table:table-cell>
              <table:table-cell office:value-type="float" office:value="0.103406710000854">
                <text:p>0.103406710000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909058680998">
                <text:p>20.909058680998</text:p>
              </table:table-cell>
              <table:table-cell office:value-type="float" office:value="0.10203750400251">
                <text:p>0.10203750400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1110782350006">
                <text:p>21.1110782350006</text:p>
              </table:table-cell>
              <table:table-cell office:value-type="float" office:value="0.103148128000612">
                <text:p>0.103148128000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3128437859996">
                <text:p>21.3128437859996</text:p>
              </table:table-cell>
              <table:table-cell office:value-type="float" office:value="0.103836935999425">
                <text:p>0.103836935999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153135539986">
                <text:p>21.5153135539986</text:p>
              </table:table-cell>
              <table:table-cell office:value-type="float" office:value="0.103683623998222">
                <text:p>0.103683623998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71746222">
                <text:p>21.71746222</text:p>
              </table:table-cell>
              <table:table-cell office:value-type="float" office:value="0.102872674000537">
                <text:p>0.102872674000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732059429989">
                <text:p>21.9732059429989</text:p>
              </table:table-cell>
              <table:table-cell office:value-type="float" office:value="0.152590776000579">
                <text:p>0.152590776000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749656030006">
                <text:p>22.1749656030006</text:p>
              </table:table-cell>
              <table:table-cell office:value-type="float" office:value="0.103515612001502">
                <text:p>0.1035156120015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3764299899995">
                <text:p>22.3764299899995</text:p>
              </table:table-cell>
              <table:table-cell office:value-type="float" office:value="0.102707853002357">
                <text:p>0.102707853002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779490280002">
                <text:p>22.5779490280002</text:p>
              </table:table-cell>
              <table:table-cell office:value-type="float" office:value="0.102947665000102">
                <text:p>0.102947665000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799305709996">
                <text:p>22.7799305709996</text:p>
              </table:table-cell>
              <table:table-cell office:value-type="float" office:value="0.101348396001413">
                <text:p>0.101348396001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9817175719982">
                <text:p>22.9817175719982</text:p>
              </table:table-cell>
              <table:table-cell office:value-type="float" office:value="0.103098006999062">
                <text:p>0.103098006999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838466959998">
                <text:p>23.1838466959998</text:p>
              </table:table-cell>
              <table:table-cell office:value-type="float" office:value="0.103039625999372">
                <text:p>0.103039625999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3856543580005">
                <text:p>23.3856543580005</text:p>
              </table:table-cell>
              <table:table-cell office:value-type="float" office:value="0.102989715996955">
                <text:p>0.102989715996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5875239490015">
                <text:p>23.5875239490015</text:p>
              </table:table-cell>
              <table:table-cell office:value-type="float" office:value="0.103994007997244">
                <text:p>0.1039940079972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7888515740015">
                <text:p>23.7888515740015</text:p>
              </table:table-cell>
              <table:table-cell office:value-type="float" office:value="0.103062816997408">
                <text:p>0.103062816997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9908623480005">
                <text:p>23.9908623480005</text:p>
              </table:table-cell>
              <table:table-cell office:value-type="float" office:value="0.103214699000091">
                <text:p>0.103214699000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1925336470013">
                <text:p>24.1925336470013</text:p>
              </table:table-cell>
              <table:table-cell office:value-type="float" office:value="0.102816832997632">
                <text:p>0.102816832997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3954398319984">
                <text:p>24.3954398319984</text:p>
              </table:table-cell>
              <table:table-cell office:value-type="float" office:value="0.103950937002082">
                <text:p>0.103950937002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5973497140003">
                <text:p>24.5973497140003</text:p>
              </table:table-cell>
              <table:table-cell office:value-type="float" office:value="0.105853981000109">
                <text:p>0.105853981000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7990568140012">
                <text:p>24.7990568140012</text:p>
              </table:table-cell>
              <table:table-cell office:value-type="float" office:value="0.103023845997086">
                <text:p>0.103023845997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0017245150011">
                <text:p>25.0017245150011</text:p>
              </table:table-cell>
              <table:table-cell office:value-type="float" office:value="0.102892474998953">
                <text:p>0.102892474998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032583330001">
                <text:p>25.2032583330001</text:p>
              </table:table-cell>
              <table:table-cell office:value-type="float" office:value="0.102898545002972">
                <text:p>0.102898545002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04454006999">
                <text:p>25.404454006999</text:p>
              </table:table-cell>
              <table:table-cell office:value-type="float" office:value="0.102884504998656">
                <text:p>0.102884504998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05714770998">
                <text:p>25.605714770998</text:p>
              </table:table-cell>
              <table:table-cell office:value-type="float" office:value="0.103000695999071">
                <text:p>0.103000695999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077509750001">
                <text:p>25.8077509750001</text:p>
              </table:table-cell>
              <table:table-cell office:value-type="float" office:value="0.102709582002717">
                <text:p>0.102709582002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0094787950002">
                <text:p>26.0094787950002</text:p>
              </table:table-cell>
              <table:table-cell office:value-type="float" office:value="0.102848914000788">
                <text:p>0.1028489140007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116289699989">
                <text:p>26.2116289699989</text:p>
              </table:table-cell>
              <table:table-cell office:value-type="float" office:value="0.103158517998963">
                <text:p>0.10315851799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136250730007">
                <text:p>26.4136250730007</text:p>
              </table:table-cell>
              <table:table-cell office:value-type="float" office:value="0.102593580999383">
                <text:p>0.102593580999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154194439987">
                <text:p>26.6154194439987</text:p>
              </table:table-cell>
              <table:table-cell office:value-type="float" office:value="0.103304619002301">
                <text:p>0.1033046190023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178937929988">
                <text:p>26.8178937929988</text:p>
              </table:table-cell>
              <table:table-cell office:value-type="float" office:value="0.103381740002078">
                <text:p>0.1033817400020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0199079669983">
                <text:p>27.0199079669983</text:p>
              </table:table-cell>
              <table:table-cell office:value-type="float" office:value="0.102424898999743">
                <text:p>0.1024248989997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214033239979">
                <text:p>27.2214033239979</text:p>
              </table:table-cell>
              <table:table-cell office:value-type="float" office:value="0.102697242000431">
                <text:p>0.1026972420004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232268849992">
                <text:p>27.4232268849992</text:p>
              </table:table-cell>
              <table:table-cell office:value-type="float" office:value="0.102925694998703">
                <text:p>0.102925694998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24926864999">
                <text:p>27.624926864999</text:p>
              </table:table-cell>
              <table:table-cell office:value-type="float" office:value="0.103628044002107">
                <text:p>0.1036280440021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269501690011">
                <text:p>27.8269501690011</text:p>
              </table:table-cell>
              <table:table-cell office:value-type="float" office:value="0.10198818400022">
                <text:p>0.10198818400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02877687">
                <text:p>28.02877687</text:p>
              </table:table-cell>
              <table:table-cell office:value-type="float" office:value="0.103604982999968">
                <text:p>0.103604982999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316915049996">
                <text:p>28.2316915049996</text:p>
              </table:table-cell>
              <table:table-cell office:value-type="float" office:value="0.103069136999693">
                <text:p>0.1030691369996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346676899986">
                <text:p>28.4346676899986</text:p>
              </table:table-cell>
              <table:table-cell office:value-type="float" office:value="0.102767573000165">
                <text:p>0.102767573000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372198499994">
                <text:p>28.6372198499994</text:p>
              </table:table-cell>
              <table:table-cell office:value-type="float" office:value="0.103698504000931">
                <text:p>0.103698504000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790567750002">
                <text:p>28.8790567750002</text:p>
              </table:table-cell>
              <table:table-cell office:value-type="float" office:value="0.166485263998766">
                <text:p>0.166485263998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0827018890013">
                <text:p>29.0827018890013</text:p>
              </table:table-cell>
              <table:table-cell office:value-type="float" office:value="0.103262869000901">
                <text:p>0.103262869000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845716699994">
                <text:p>29.2845716699994</text:p>
              </table:table-cell>
              <table:table-cell office:value-type="float" office:value="0.112060765000933">
                <text:p>0.112060765000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868287270001">
                <text:p>29.4868287270001</text:p>
              </table:table-cell>
              <table:table-cell office:value-type="float" office:value="0.103711404000933">
                <text:p>0.1037114040009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898062020009">
                <text:p>29.6898062020009</text:p>
              </table:table-cell>
              <table:table-cell office:value-type="float" office:value="0.103503892001754">
                <text:p>0.1035038920017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912675690008">
                <text:p>29.8912675690008</text:p>
              </table:table-cell>
              <table:table-cell office:value-type="float" office:value="0.101284005002526">
                <text:p>0.101284005002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938223789999">
                <text:p>30.0938223789999</text:p>
              </table:table-cell>
              <table:table-cell office:value-type="float" office:value="0.102779294000356">
                <text:p>0.102779294000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95143274001">
                <text:p>30.295143274001</text:p>
              </table:table-cell>
              <table:table-cell office:value-type="float" office:value="0.103375169997889">
                <text:p>0.103375169997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970000159992">
                <text:p>30.4970000159992</text:p>
              </table:table-cell>
              <table:table-cell office:value-type="float" office:value="0.102831394000532">
                <text:p>0.1028313940005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996155369998">
                <text:p>30.6996155369998</text:p>
              </table:table-cell>
              <table:table-cell office:value-type="float" office:value="0.104743367002811">
                <text:p>0.104743367002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902204607999">
                <text:p>30.902204607999</text:p>
              </table:table-cell>
              <table:table-cell office:value-type="float" office:value="0.102596361000906">
                <text:p>0.1025963610009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1048930789984">
                <text:p>31.1048930789984</text:p>
              </table:table-cell>
              <table:table-cell office:value-type="float" office:value="0.103210978002608">
                <text:p>0.103210978002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306200523999">
                <text:p>31.306200523999</text:p>
              </table:table-cell>
              <table:table-cell office:value-type="float" office:value="0.10358693300077">
                <text:p>0.10358693300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5089337370009">
                <text:p>31.5089337370009</text:p>
              </table:table-cell>
              <table:table-cell office:value-type="float" office:value="0.102869704001932">
                <text:p>0.1028697040019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7126595010013">
                <text:p>31.7126595010013</text:p>
              </table:table-cell>
              <table:table-cell office:value-type="float" office:value="0.102824904002773">
                <text:p>0.102824904002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9159972310008">
                <text:p>31.9159972310008</text:p>
              </table:table-cell>
              <table:table-cell office:value-type="float" office:value="0.103126836998854">
                <text:p>0.1031268369988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1185681210009">
                <text:p>32.1185681210009</text:p>
              </table:table-cell>
              <table:table-cell office:value-type="float" office:value="0.103762465001637">
                <text:p>0.103762465001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3213683440008">
                <text:p>32.3213683440008</text:p>
              </table:table-cell>
              <table:table-cell office:value-type="float" office:value="0.102914384002361">
                <text:p>0.102914384002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5231595149999">
                <text:p>32.5231595149999</text:p>
              </table:table-cell>
              <table:table-cell office:value-type="float" office:value="0.102930355002172">
                <text:p>0.102930355002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7251105479991">
                <text:p>32.7251105479991</text:p>
              </table:table-cell>
              <table:table-cell office:value-type="float" office:value="0.103544951998629">
                <text:p>0.1035449519986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9283963870003">
                <text:p>32.9283963870003</text:p>
              </table:table-cell>
              <table:table-cell office:value-type="float" office:value="0.10416228000031">
                <text:p>0.104162280000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1319233789982">
                <text:p>33.1319233789982</text:p>
              </table:table-cell>
              <table:table-cell office:value-type="float" office:value="0.105118681000022">
                <text:p>0.1051186810000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3345117200006">
                <text:p>33.3345117200006</text:p>
              </table:table-cell>
              <table:table-cell office:value-type="float" office:value="0.105428715000016">
                <text:p>0.105428715000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537254521998">
                <text:p>33.537254521998</text:p>
              </table:table-cell>
              <table:table-cell office:value-type="float" office:value="0.102998346003005">
                <text:p>0.102998346003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7388767109987">
                <text:p>33.7388767109987</text:p>
              </table:table-cell>
              <table:table-cell office:value-type="float" office:value="0.102843723998376">
                <text:p>0.102843723998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940643512">
                <text:p>33.940643512</text:p>
              </table:table-cell>
              <table:table-cell office:value-type="float" office:value="0.102803723999386">
                <text:p>0.102803723999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1418512249984">
                <text:p>34.1418512249984</text:p>
              </table:table-cell>
              <table:table-cell office:value-type="float" office:value="0.102637230997061">
                <text:p>0.102637230997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3444526560015">
                <text:p>34.3444526560015</text:p>
              </table:table-cell>
              <table:table-cell office:value-type="float" office:value="0.102626130999852">
                <text:p>0.102626130999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5471525879984">
                <text:p>34.5471525879984</text:p>
              </table:table-cell>
              <table:table-cell office:value-type="float" office:value="0.102458798999578">
                <text:p>0.1024587989995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7524457709988">
                <text:p>34.7524457709988</text:p>
              </table:table-cell>
              <table:table-cell office:value-type="float" office:value="0.112747674000275">
                <text:p>0.112747674000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9535361939998">
                <text:p>34.9535361939998</text:p>
              </table:table-cell>
              <table:table-cell office:value-type="float" office:value="0.102792123001564">
                <text:p>0.1027921230015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1556412290011">
                <text:p>35.1556412290011</text:p>
              </table:table-cell>
              <table:table-cell office:value-type="float" office:value="0.10350106199985">
                <text:p>0.103501061999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3574790300008">
                <text:p>35.3574790300008</text:p>
              </table:table-cell>
              <table:table-cell office:value-type="float" office:value="0.103731824998249">
                <text:p>0.103731824998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5596664160003">
                <text:p>35.5596664160003</text:p>
              </table:table-cell>
              <table:table-cell office:value-type="float" office:value="0.103194007999264">
                <text:p>0.103194007999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761334275001">
                <text:p>35.761334275001</text:p>
              </table:table-cell>
              <table:table-cell office:value-type="float" office:value="0.101949023999623">
                <text:p>0.101949023999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9633835999994">
                <text:p>35.9633835999994</text:p>
              </table:table-cell>
              <table:table-cell office:value-type="float" office:value="0.103256439000688">
                <text:p>0.1032564390006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1654900639987">
                <text:p>36.1654900639987</text:p>
              </table:table-cell>
              <table:table-cell office:value-type="float" office:value="0.102914884999336">
                <text:p>0.102914884999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3673987469992">
                <text:p>36.3673987469992</text:p>
              </table:table-cell>
              <table:table-cell office:value-type="float" office:value="0.102816963000805">
                <text:p>0.102816963000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5694067699988">
                <text:p>36.5694067699988</text:p>
              </table:table-cell>
              <table:table-cell office:value-type="float" office:value="0.102899354002147">
                <text:p>0.1028993540021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7711714409998">
                <text:p>36.7711714409998</text:p>
              </table:table-cell>
              <table:table-cell office:value-type="float" office:value="0.103075617000286">
                <text:p>0.1030756170002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9743928589996">
                <text:p>36.9743928589996</text:p>
              </table:table-cell>
              <table:table-cell office:value-type="float" office:value="0.104321222002909">
                <text:p>0.104321222002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177082061">
                <text:p>37.177082061</text:p>
              </table:table-cell>
              <table:table-cell office:value-type="float" office:value="0.103813606001495">
                <text:p>0.103813606001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3797302029998">
                <text:p>37.3797302029998</text:p>
              </table:table-cell>
              <table:table-cell office:value-type="float" office:value="0.104008188001899">
                <text:p>0.104008188001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5813588319979">
                <text:p>37.5813588319979</text:p>
              </table:table-cell>
              <table:table-cell office:value-type="float" office:value="0.102883774001384">
                <text:p>0.1028837740013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7832104429981">
                <text:p>37.7832104429981</text:p>
              </table:table-cell>
              <table:table-cell office:value-type="float" office:value="0.103291359999275">
                <text:p>0.1032913599992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9843622869994">
                <text:p>37.9843622869994</text:p>
              </table:table-cell>
              <table:table-cell office:value-type="float" office:value="0.105609817001096">
                <text:p>0.105609817001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1875232540006">
                <text:p>38.1875232540006</text:p>
              </table:table-cell>
              <table:table-cell office:value-type="float" office:value="0.113325761001761">
                <text:p>0.1133257610017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3894322769993">
                <text:p>38.3894322769993</text:p>
              </table:table-cell>
              <table:table-cell office:value-type="float" office:value="0.103735395001422">
                <text:p>0.1037353950014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5908827540006">
                <text:p>38.5908827540006</text:p>
              </table:table-cell>
              <table:table-cell office:value-type="float" office:value="0.10347272099898">
                <text:p>0.103472720998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7928422469995">
                <text:p>38.7928422469995</text:p>
              </table:table-cell>
              <table:table-cell office:value-type="float" office:value="0.104219001001184">
                <text:p>0.104219001001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994664848">
                <text:p>38.994664848</text:p>
              </table:table-cell>
              <table:table-cell office:value-type="float" office:value="0.102837694001209">
                <text:p>0.102837694001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1963908479993">
                <text:p>39.1963908479993</text:p>
              </table:table-cell>
              <table:table-cell office:value-type="float" office:value="0.102734043000964">
                <text:p>0.102734043000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97885385999">
                <text:p>39.397885385999</text:p>
              </table:table-cell>
              <table:table-cell office:value-type="float" office:value="0.102849954000703">
                <text:p>0.102849954000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5993290020015">
                <text:p>39.5993290020015</text:p>
              </table:table-cell>
              <table:table-cell office:value-type="float" office:value="0.102962165001372">
                <text:p>0.1029621650013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8019532639992">
                <text:p>39.8019532639992</text:p>
              </table:table-cell>
              <table:table-cell office:value-type="float" office:value="0.102718682002887">
                <text:p>0.1027186820028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004293801001">
                <text:p>40.004293801001</text:p>
              </table:table-cell>
              <table:table-cell office:value-type="float" office:value="0.102882533999946">
                <text:p>0.1028825339999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2068795619998">
                <text:p>40.2068795619998</text:p>
              </table:table-cell>
              <table:table-cell office:value-type="float" office:value="0.104397653001797">
                <text:p>0.1043976530017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4087110629989">
                <text:p>40.4087110629989</text:p>
              </table:table-cell>
              <table:table-cell office:value-type="float" office:value="0.103135346998897">
                <text:p>0.1031353469988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6107056569999">
                <text:p>40.6107056569999</text:p>
              </table:table-cell>
              <table:table-cell office:value-type="float" office:value="0.102781233999849">
                <text:p>0.1027812339998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812544518998">
                <text:p>40.812544518998</text:p>
              </table:table-cell>
              <table:table-cell office:value-type="float" office:value="0.102963266002917">
                <text:p>0.102963266002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0152001899987">
                <text:p>41.0152001899987</text:p>
              </table:table-cell>
              <table:table-cell office:value-type="float" office:value="0.102782363002916">
                <text:p>0.102782363002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2173170850001">
                <text:p>41.2173170850001</text:p>
              </table:table-cell>
              <table:table-cell office:value-type="float" office:value="0.103733914998884">
                <text:p>0.1037339149988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4203582509981">
                <text:p>41.4203582509981</text:p>
              </table:table-cell>
              <table:table-cell office:value-type="float" office:value="0.103013585998269">
                <text:p>0.1030135859982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6218450989982">
                <text:p>41.6218450989982</text:p>
              </table:table-cell>
              <table:table-cell office:value-type="float" office:value="0.103032226001233">
                <text:p>0.1030322260012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8235982789993">
                <text:p>41.8235982789993</text:p>
              </table:table-cell>
              <table:table-cell office:value-type="float" office:value="0.102995545003068">
                <text:p>0.1029955450030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0254108410009">
                <text:p>42.0254108410009</text:p>
              </table:table-cell>
              <table:table-cell office:value-type="float" office:value="0.103036906999478">
                <text:p>0.1030369069994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2273539829985">
                <text:p>42.2273539829985</text:p>
              </table:table-cell>
              <table:table-cell office:value-type="float" office:value="0.102438279001944">
                <text:p>0.102438279001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4294315980005">
                <text:p>42.4294315980005</text:p>
              </table:table-cell>
              <table:table-cell office:value-type="float" office:value="0.102741252998385">
                <text:p>0.102741252998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6320933700008">
                <text:p>42.6320933700008</text:p>
              </table:table-cell>
              <table:table-cell office:value-type="float" office:value="0.103440372000478">
                <text:p>0.1034403720004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8333940049997">
                <text:p>42.8333940049997</text:p>
              </table:table-cell>
              <table:table-cell office:value-type="float" office:value="0.102814924000995">
                <text:p>0.1028149240009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0355164499997">
                <text:p>43.0355164499997</text:p>
              </table:table-cell>
              <table:table-cell office:value-type="float" office:value="0.105472275998181">
                <text:p>0.1054722759981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.2362737680014">
                <text:p>43.2362737680014</text:p>
              </table:table-cell>
              <table:table-cell office:value-type="float" office:value="0.102998136000679">
                <text:p>0.102998136000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4379101080012">
                <text:p>43.4379101080012</text:p>
              </table:table-cell>
              <table:table-cell office:value-type="float" office:value="0.102819383002497">
                <text:p>0.1028193830024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6403592269999">
                <text:p>43.6403592269999</text:p>
              </table:table-cell>
              <table:table-cell office:value-type="float" office:value="0.103325330001098">
                <text:p>0.1033253300010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8430765089979">
                <text:p>43.8430765089979</text:p>
              </table:table-cell>
              <table:table-cell office:value-type="float" office:value="0.1027713830008">
                <text:p>0.1027713830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0466312309982">
                <text:p>44.0466312309982</text:p>
              </table:table-cell>
              <table:table-cell office:value-type="float" office:value="0.101261974999943">
                <text:p>0.101261974999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2487211759981">
                <text:p>44.2487211759981</text:p>
              </table:table-cell>
              <table:table-cell office:value-type="float" office:value="0.102021543996671">
                <text:p>0.1020215439966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4501929329999">
                <text:p>44.4501929329999</text:p>
              </table:table-cell>
              <table:table-cell office:value-type="float" office:value="0.1031423179993">
                <text:p>0.10314231799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6520293850008">
                <text:p>44.6520293850008</text:p>
              </table:table-cell>
              <table:table-cell office:value-type="float" office:value="0.102906674997939">
                <text:p>0.1029066749979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8541588799999">
                <text:p>44.8541588799999</text:p>
              </table:table-cell>
              <table:table-cell office:value-type="float" office:value="0.102226617000269">
                <text:p>0.1022266170002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559549909995">
                <text:p>45.0559549909995</text:p>
              </table:table-cell>
              <table:table-cell office:value-type="float" office:value="0.104396183000063">
                <text:p>0.1043961830000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2581432869993">
                <text:p>45.2581432869993</text:p>
              </table:table-cell>
              <table:table-cell office:value-type="float" office:value="0.102827844002604">
                <text:p>0.102827844002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5290853849983">
                <text:p>45.5290853849983</text:p>
              </table:table-cell>
              <table:table-cell office:value-type="float" office:value="0.192107853999914">
                <text:p>0.1921078539999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7307951049988">
                <text:p>45.7307951049988</text:p>
              </table:table-cell>
              <table:table-cell office:value-type="float" office:value="0.107648101999075">
                <text:p>0.107648101999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9326433370006">
                <text:p>45.9326433370006</text:p>
              </table:table-cell>
              <table:table-cell office:value-type="float" office:value="0.102468149001652">
                <text:p>0.1024681490016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1358953749987">
                <text:p>46.1358953749987</text:p>
              </table:table-cell>
              <table:table-cell office:value-type="float" office:value="0.102662411998608">
                <text:p>0.1026624119986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3394771079984">
                <text:p>46.3394771079984</text:p>
              </table:table-cell>
              <table:table-cell office:value-type="float" office:value="0.10261299099875">
                <text:p>0.10261299099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5407991040011">
                <text:p>46.5407991040011</text:p>
              </table:table-cell>
              <table:table-cell office:value-type="float" office:value="0.103359519998776">
                <text:p>0.103359519998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7425510339999">
                <text:p>46.7425510339999</text:p>
              </table:table-cell>
              <table:table-cell office:value-type="float" office:value="0.10468090699942">
                <text:p>0.10468090699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9450982650014">
                <text:p>46.9450982650014</text:p>
              </table:table-cell>
              <table:table-cell office:value-type="float" office:value="0.102517280000029">
                <text:p>0.1025172800000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146221078001">
                <text:p>47.146221078001</text:p>
              </table:table-cell>
              <table:table-cell office:value-type="float" office:value="0.104572625998117">
                <text:p>0.104572625998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3481058699981">
                <text:p>47.3481058699981</text:p>
              </table:table-cell>
              <table:table-cell office:value-type="float" office:value="0.102902655002254">
                <text:p>0.102902655002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5508134219999">
                <text:p>47.5508134219999</text:p>
              </table:table-cell>
              <table:table-cell office:value-type="float" office:value="0.102809894000529">
                <text:p>0.1028098940005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7534008930015">
                <text:p>47.7534008930015</text:p>
              </table:table-cell>
              <table:table-cell office:value-type="float" office:value="0.102822934000869">
                <text:p>0.1028229340008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9558347120001">
                <text:p>47.9558347120001</text:p>
              </table:table-cell>
              <table:table-cell office:value-type="float" office:value="0.102653202000511">
                <text:p>0.1026532020005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1583397020004">
                <text:p>48.1583397020004</text:p>
              </table:table-cell>
              <table:table-cell office:value-type="float" office:value="0.103451781000331">
                <text:p>0.1034517810003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3602947549989">
                <text:p>48.3602947549989</text:p>
              </table:table-cell>
              <table:table-cell office:value-type="float" office:value="0.102847883998038">
                <text:p>0.1028478839980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5620575450012">
                <text:p>48.5620575450012</text:p>
              </table:table-cell>
              <table:table-cell office:value-type="float" office:value="0.102559290997306">
                <text:p>0.102559290997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7641870010011">
                <text:p>48.7641870010011</text:p>
              </table:table-cell>
              <table:table-cell office:value-type="float" office:value="0.103124917997775">
                <text:p>0.1031249179977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9659873819983">
                <text:p>48.9659873819983</text:p>
              </table:table-cell>
              <table:table-cell office:value-type="float" office:value="0.103560083000048">
                <text:p>0.1035600830000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168580622998">
                <text:p>49.168580622998</text:p>
              </table:table-cell>
              <table:table-cell office:value-type="float" office:value="0.104335852000077">
                <text:p>0.1043358520000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3709110109994">
                <text:p>49.3709110109994</text:p>
              </table:table-cell>
              <table:table-cell office:value-type="float" office:value="0.103126346999488">
                <text:p>0.1031263469994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5726479609984">
                <text:p>49.5726479609984</text:p>
              </table:table-cell>
              <table:table-cell office:value-type="float" office:value="0.103021227001591">
                <text:p>0.1030212270015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867616528998">
                <text:p>49.867616528998</text:p>
              </table:table-cell>
              <table:table-cell office:value-type="float" office:value="0.197602469997946">
                <text:p>0.1976024699979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071477286001">
                <text:p>50.071477286001</text:p>
              </table:table-cell>
              <table:table-cell office:value-type="float" office:value="0.102618480999809">
                <text:p>0.102618480999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2734273390015">
                <text:p>50.2734273390015</text:p>
              </table:table-cell>
              <table:table-cell office:value-type="float" office:value="0.110412856000039">
                <text:p>0.1104128560000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4752895210004">
                <text:p>50.4752895210004</text:p>
              </table:table-cell>
              <table:table-cell office:value-type="float" office:value="0.103092426998046">
                <text:p>0.1030924269980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6765815459985">
                <text:p>50.6765815459985</text:p>
              </table:table-cell>
              <table:table-cell office:value-type="float" office:value="0.10285850499713">
                <text:p>0.102858504997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8798992650009">
                <text:p>50.8798992650009</text:p>
              </table:table-cell>
              <table:table-cell office:value-type="float" office:value="0.103584363001573">
                <text:p>0.1035843630015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0826591779987">
                <text:p>51.0826591779987</text:p>
              </table:table-cell>
              <table:table-cell office:value-type="float" office:value="0.102932195000903">
                <text:p>0.1029321950009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287177962">
                <text:p>51.287177962</text:p>
              </table:table-cell>
              <table:table-cell office:value-type="float" office:value="0.106303805998323">
                <text:p>0.1063038059983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4896501619987">
                <text:p>51.4896501619987</text:p>
              </table:table-cell>
              <table:table-cell office:value-type="float" office:value="0.102907705000689">
                <text:p>0.1029077050006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6912754810001">
                <text:p>51.6912754810001</text:p>
              </table:table-cell>
              <table:table-cell office:value-type="float" office:value="0.10298378600055">
                <text:p>0.10298378600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8937194200007">
                <text:p>51.8937194200007</text:p>
              </table:table-cell>
              <table:table-cell office:value-type="float" office:value="0.102929904998746">
                <text:p>0.1029299049987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0963561419994">
                <text:p>52.0963561419994</text:p>
              </table:table-cell>
              <table:table-cell office:value-type="float" office:value="0.102848634000111">
                <text:p>0.102848634000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297828548999">
                <text:p>52.297828548999</text:p>
              </table:table-cell>
              <table:table-cell office:value-type="float" office:value="0.102989725997759">
                <text:p>0.1029897259977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4998841829984">
                <text:p>52.4998841829984</text:p>
              </table:table-cell>
              <table:table-cell office:value-type="float" office:value="0.103049846999056">
                <text:p>0.103049846999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7021593499994">
                <text:p>52.7021593499994</text:p>
              </table:table-cell>
              <table:table-cell office:value-type="float" office:value="0.103001856001356">
                <text:p>0.103001856001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9047071310015">
                <text:p>52.9047071310015</text:p>
              </table:table-cell>
              <table:table-cell office:value-type="float" office:value="0.10292024500086">
                <text:p>0.102920245000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1071945000003">
                <text:p>53.1071945000003</text:p>
              </table:table-cell>
              <table:table-cell office:value-type="float" office:value="0.102896323998721">
                <text:p>0.1028963239987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309196623999">
                <text:p>53.309196623999</text:p>
              </table:table-cell>
              <table:table-cell office:value-type="float" office:value="0.10287921499912">
                <text:p>0.10287921499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5121715899986">
                <text:p>53.5121715899986</text:p>
              </table:table-cell>
              <table:table-cell office:value-type="float" office:value="0.102700382001785">
                <text:p>0.1027003820017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7147754610014">
                <text:p>53.7147754610014</text:p>
              </table:table-cell>
              <table:table-cell office:value-type="float" office:value="0.102691262000008">
                <text:p>0.102691262000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9167675839999">
                <text:p>53.9167675839999</text:p>
              </table:table-cell>
              <table:table-cell office:value-type="float" office:value="0.103248129002168">
                <text:p>0.1032481290021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1183666629986">
                <text:p>54.1183666629986</text:p>
              </table:table-cell>
              <table:table-cell office:value-type="float" office:value="0.102926186002151">
                <text:p>0.1029261860021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3208020819984">
                <text:p>54.3208020819984</text:p>
              </table:table-cell>
              <table:table-cell office:value-type="float" office:value="0.103069816999778">
                <text:p>0.103069816999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5923820179996">
                <text:p>54.5923820179996</text:p>
              </table:table-cell>
              <table:table-cell office:value-type="float" office:value="0.200383774001239">
                <text:p>0.2003837740012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7950201790009">
                <text:p>54.7950201790009</text:p>
              </table:table-cell>
              <table:table-cell office:value-type="float" office:value="0.104165190001368">
                <text:p>0.1041651900013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9981034459997">
                <text:p>54.9981034459997</text:p>
              </table:table-cell>
              <table:table-cell office:value-type="float" office:value="0.104102020002756">
                <text:p>0.1041020200027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2004484739991">
                <text:p>55.2004484739991</text:p>
              </table:table-cell>
              <table:table-cell office:value-type="float" office:value="0.103770254998381">
                <text:p>0.1037702549983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4020520429986">
                <text:p>55.4020520429986</text:p>
              </table:table-cell>
              <table:table-cell office:value-type="float" office:value="0.104439034003008">
                <text:p>0.104439034003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6045613829992">
                <text:p>55.6045613829992</text:p>
              </table:table-cell>
              <table:table-cell office:value-type="float" office:value="0.103870146998815">
                <text:p>0.1038701469988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8069742420012">
                <text:p>55.8069742420012</text:p>
              </table:table-cell>
              <table:table-cell office:value-type="float" office:value="0.103141057999892">
                <text:p>0.1031410579998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.0093998609991">
                <text:p>56.0093998609991</text:p>
              </table:table-cell>
              <table:table-cell office:value-type="float" office:value="0.103274118999252">
                <text:p>0.1032741189992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2110453099995">
                <text:p>56.2110453099995</text:p>
              </table:table-cell>
              <table:table-cell office:value-type="float" office:value="0.102348468997661">
                <text:p>0.1023484689976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4132929269981">
                <text:p>56.4132929269981</text:p>
              </table:table-cell>
              <table:table-cell office:value-type="float" office:value="0.104481324000517">
                <text:p>0.1044813240005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6152856810004">
                <text:p>56.6152856810004</text:p>
              </table:table-cell>
              <table:table-cell office:value-type="float" office:value="0.103119786999741">
                <text:p>0.1031197869997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8172111530002">
                <text:p>56.8172111530002</text:p>
              </table:table-cell>
              <table:table-cell office:value-type="float" office:value="0.102831093998248">
                <text:p>0.1028310939982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.0189376140006">
                <text:p>57.0189376140006</text:p>
              </table:table-cell>
              <table:table-cell office:value-type="float" office:value="0.10169988999769">
                <text:p>0.101699889997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.2252815700012">
                <text:p>57.2252815700012</text:p>
              </table:table-cell>
              <table:table-cell office:value-type="float" office:value="0.10403869899892">
                <text:p>0.104038698998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.4266145359979">
                <text:p>57.4266145359979</text:p>
              </table:table-cell>
              <table:table-cell office:value-type="float" office:value="0.103933577000134">
                <text:p>0.103933577000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.6287362809999">
                <text:p>57.6287362809999</text:p>
              </table:table-cell>
              <table:table-cell office:value-type="float" office:value="0.103033766998124">
                <text:p>0.1030337669981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8304948320001">
                <text:p>57.8304948320001</text:p>
              </table:table-cell>
              <table:table-cell office:value-type="float" office:value="0.10283115400307">
                <text:p>0.10283115400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0322368929992">
                <text:p>58.0322368929992</text:p>
              </table:table-cell>
              <table:table-cell office:value-type="float" office:value="0.10310656799993">
                <text:p>0.10310656799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2347876429994">
                <text:p>58.2347876429994</text:p>
              </table:table-cell>
              <table:table-cell office:value-type="float" office:value="0.104030418999173">
                <text:p>0.1040304189991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4365973749991">
                <text:p>58.4365973749991</text:p>
              </table:table-cell>
              <table:table-cell office:value-type="float" office:value="0.103018247002183">
                <text:p>0.103018247002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6396361109983">
                <text:p>58.6396361109983</text:p>
              </table:table-cell>
              <table:table-cell office:value-type="float" office:value="0.103011695999157">
                <text:p>0.1030116959991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8421073210011">
                <text:p>58.8421073210011</text:p>
              </table:table-cell>
              <table:table-cell office:value-type="float" office:value="0.102974635999999">
                <text:p>0.1029746359999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0442477260003">
                <text:p>59.0442477260003</text:p>
              </table:table-cell>
              <table:table-cell office:value-type="float" office:value="0.102929275999486">
                <text:p>0.1029292759994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246199999001">
                <text:p>59.246199999001</text:p>
              </table:table-cell>
              <table:table-cell office:value-type="float" office:value="0.106845862999762">
                <text:p>0.106845862999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4493917670006">
                <text:p>59.4493917670006</text:p>
              </table:table-cell>
              <table:table-cell office:value-type="float" office:value="0.102701252999395">
                <text:p>0.1027012529993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6521794110013">
                <text:p>59.6521794110013</text:p>
              </table:table-cell>
              <table:table-cell office:value-type="float" office:value="0.103232828998443">
                <text:p>0.1032328289984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8546199900011">
                <text:p>59.8546199900011</text:p>
              </table:table-cell>
              <table:table-cell office:value-type="float" office:value="0.142943488997844">
                <text:p>0.1429434889978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0569403879999">
                <text:p>60.0569403879999</text:p>
              </table:table-cell>
              <table:table-cell office:value-type="float" office:value="0.103071907000412">
                <text:p>0.1030719070004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259405277">
                <text:p>60.259405277</text:p>
              </table:table-cell>
              <table:table-cell office:value-type="float" office:value="0.105942662001326">
                <text:p>0.1059426620013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4621087689993">
                <text:p>60.4621087689993</text:p>
              </table:table-cell>
              <table:table-cell office:value-type="float" office:value="0.102217846997519">
                <text:p>0.1022178469975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6651871559989">
                <text:p>60.6651871559989</text:p>
              </table:table-cell>
              <table:table-cell office:value-type="float" office:value="0.102944646001561">
                <text:p>0.102944646001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8675721250002">
                <text:p>60.8675721250002</text:p>
              </table:table-cell>
              <table:table-cell office:value-type="float" office:value="0.103652914000122">
                <text:p>0.1036529140001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.0689779720015">
                <text:p>61.0689779720015</text:p>
              </table:table-cell>
              <table:table-cell office:value-type="float" office:value="0.103129937000631">
                <text:p>0.1031299370006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2708913140014">
                <text:p>61.2708913140014</text:p>
              </table:table-cell>
              <table:table-cell office:value-type="float" office:value="0.102840063998883">
                <text:p>0.1028400639988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.4726147750007">
                <text:p>61.4726147750007</text:p>
              </table:table-cell>
              <table:table-cell office:value-type="float" office:value="0.101697699999932">
                <text:p>0.1016976999999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.6749145120011">
                <text:p>61.6749145120011</text:p>
              </table:table-cell>
              <table:table-cell office:value-type="float" office:value="0.102915935000055">
                <text:p>0.102915935000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876944585998">
                <text:p>61.876944585998</text:p>
              </table:table-cell>
              <table:table-cell office:value-type="float" office:value="0.102987695998308">
                <text:p>0.102987695998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0804151880002">
                <text:p>62.0804151880002</text:p>
              </table:table-cell>
              <table:table-cell office:value-type="float" office:value="0.103049727000325">
                <text:p>0.103049727000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2822878199986">
                <text:p>62.2822878199986</text:p>
              </table:table-cell>
              <table:table-cell office:value-type="float" office:value="0.105340723999689">
                <text:p>0.1053407239996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.4836050660015">
                <text:p>62.4836050660015</text:p>
              </table:table-cell>
              <table:table-cell office:value-type="float" office:value="0.102005964003183">
                <text:p>0.1020059640031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6854588880015">
                <text:p>62.6854588880015</text:p>
              </table:table-cell>
              <table:table-cell office:value-type="float" office:value="0.102683622000768">
                <text:p>0.1026836220007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8877330249998">
                <text:p>62.8877330249998</text:p>
              </table:table-cell>
              <table:table-cell office:value-type="float" office:value="0.102802374000021">
                <text:p>0.1028023740000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0892855040001">
                <text:p>63.0892855040001</text:p>
              </table:table-cell>
              <table:table-cell office:value-type="float" office:value="0.103241769000306">
                <text:p>0.1032417690003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2901723440009">
                <text:p>63.2901723440009</text:p>
              </table:table-cell>
              <table:table-cell office:value-type="float" office:value="0.102831773998332">
                <text:p>0.102831773998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4927996650004">
                <text:p>63.4927996650004</text:p>
              </table:table-cell>
              <table:table-cell office:value-type="float" office:value="0.102938926000206">
                <text:p>0.102938926000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6954142670002">
                <text:p>63.6954142670002</text:p>
              </table:table-cell>
              <table:table-cell office:value-type="float" office:value="0.103440922001028">
                <text:p>0.1034409220010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8977530949996">
                <text:p>63.8977530949996</text:p>
              </table:table-cell>
              <table:table-cell office:value-type="float" office:value="0.10301669600085">
                <text:p>0.103016696000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0995395259997">
                <text:p>64.0995395259997</text:p>
              </table:table-cell>
              <table:table-cell office:value-type="float" office:value="0.104596674998902">
                <text:p>0.1045966749989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3010916140011">
                <text:p>64.3010916140011</text:p>
              </table:table-cell>
              <table:table-cell office:value-type="float" office:value="0.102838774000702">
                <text:p>0.1028387740007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.5028557250007">
                <text:p>64.5028557250007</text:p>
              </table:table-cell>
              <table:table-cell office:value-type="float" office:value="0.10288984500221">
                <text:p>0.102889845002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.7057240200011">
                <text:p>64.7057240200011</text:p>
              </table:table-cell>
              <table:table-cell office:value-type="float" office:value="0.102879274996667">
                <text:p>0.10287927499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9080612280013">
                <text:p>64.9080612280013</text:p>
              </table:table-cell>
              <table:table-cell office:value-type="float" office:value="0.102172035996773">
                <text:p>0.1021720359967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1107610500003">
                <text:p>65.1107610500003</text:p>
              </table:table-cell>
              <table:table-cell office:value-type="float" office:value="0.103397441002016">
                <text:p>0.103397441002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3119828050003">
                <text:p>65.3119828050003</text:p>
              </table:table-cell>
              <table:table-cell office:value-type="float" office:value="0.102928775002511">
                <text:p>0.1029287750025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5138669670014">
                <text:p>65.5138669670014</text:p>
              </table:table-cell>
              <table:table-cell office:value-type="float" office:value="0.137616684998648">
                <text:p>0.1376166849986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.7161898449995">
                <text:p>65.7161898449995</text:p>
              </table:table-cell>
              <table:table-cell office:value-type="float" office:value="0.101851421997708">
                <text:p>0.1018514219977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9190452199982">
                <text:p>65.9190452199982</text:p>
              </table:table-cell>
              <table:table-cell office:value-type="float" office:value="0.102913585000351">
                <text:p>0.1029135850003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1215705600007">
                <text:p>66.1215705600007</text:p>
              </table:table-cell>
              <table:table-cell office:value-type="float" office:value="0.105626748001669">
                <text:p>0.1056267480016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3234775230012">
                <text:p>66.3234775230012</text:p>
              </table:table-cell>
              <table:table-cell office:value-type="float" office:value="0.10321230900081">
                <text:p>0.10321230900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5249332899984">
                <text:p>66.5249332899984</text:p>
              </table:table-cell>
              <table:table-cell office:value-type="float" office:value="0.103440941002191">
                <text:p>0.1034409410021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7270527859982">
                <text:p>66.7270527859982</text:p>
              </table:table-cell>
              <table:table-cell office:value-type="float" office:value="0.102687573002186">
                <text:p>0.1026875730021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9287872759996">
                <text:p>66.9287872759996</text:p>
              </table:table-cell>
              <table:table-cell office:value-type="float" office:value="0.10286525400079">
                <text:p>0.102865254000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1306437290004">
                <text:p>67.1306437290004</text:p>
              </table:table-cell>
              <table:table-cell office:value-type="float" office:value="0.102795484002854">
                <text:p>0.1027954840028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.3326763229998">
                <text:p>67.3326763229998</text:p>
              </table:table-cell>
              <table:table-cell office:value-type="float" office:value="0.103213659000176">
                <text:p>0.1032136590001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.5348397890011">
                <text:p>67.5348397890011</text:p>
              </table:table-cell>
              <table:table-cell office:value-type="float" office:value="0.101817401999142">
                <text:p>0.101817401999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.7364209080006">
                <text:p>67.7364209080006</text:p>
              </table:table-cell>
              <table:table-cell office:value-type="float" office:value="0.103419340997789">
                <text:p>0.1034193409977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9388038760008">
                <text:p>67.9388038760008</text:p>
              </table:table-cell>
              <table:table-cell office:value-type="float" office:value="0.103369901000406">
                <text:p>0.103369901000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.1411221739982">
                <text:p>68.1411221739982</text:p>
              </table:table-cell>
              <table:table-cell office:value-type="float" office:value="0.10347720199934">
                <text:p>0.103477201999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.3434668219998">
                <text:p>68.3434668219998</text:p>
              </table:table-cell>
              <table:table-cell office:value-type="float" office:value="0.108828086998983">
                <text:p>0.1088280869989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.5450758709994">
                <text:p>68.5450758709994</text:p>
              </table:table-cell>
              <table:table-cell office:value-type="float" office:value="0.103010586000892">
                <text:p>0.1030105860008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7478539750009">
                <text:p>68.7478539750009</text:p>
              </table:table-cell>
              <table:table-cell office:value-type="float" office:value="0.10290383499887">
                <text:p>0.102903834998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9500030300005">
                <text:p>68.9500030300005</text:p>
              </table:table-cell>
              <table:table-cell office:value-type="float" office:value="0.103141078001499">
                <text:p>0.1031410780014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1524105489989">
                <text:p>69.1524105489989</text:p>
              </table:table-cell>
              <table:table-cell office:value-type="float" office:value="0.103207617998123">
                <text:p>0.1032076179981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355089091001">
                <text:p>69.355089091001</text:p>
              </table:table-cell>
              <table:table-cell office:value-type="float" office:value="0.102815514001122">
                <text:p>0.1028155140011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.5568712029999">
                <text:p>69.5568712029999</text:p>
              </table:table-cell>
              <table:table-cell office:value-type="float" office:value="0.103854656001204">
                <text:p>0.1038546560012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7592182609988">
                <text:p>69.7592182609988</text:p>
              </table:table-cell>
              <table:table-cell office:value-type="float" office:value="0.103056356998422">
                <text:p>0.1030563569984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9617648310014">
                <text:p>69.9617648310014</text:p>
              </table:table-cell>
              <table:table-cell office:value-type="float" office:value="0.104046357999323">
                <text:p>0.1040463579993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.1640290789983">
                <text:p>70.1640290789983</text:p>
              </table:table-cell>
              <table:table-cell office:value-type="float" office:value="0.102795243998116">
                <text:p>0.1027952439981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.365634998001">
                <text:p>70.365634998001</text:p>
              </table:table-cell>
              <table:table-cell office:value-type="float" office:value="0.10384473600061">
                <text:p>0.103844736000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.5679151949989">
                <text:p>70.5679151949989</text:p>
              </table:table-cell>
              <table:table-cell office:value-type="float" office:value="0.103152738000063">
                <text:p>0.1031527380000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.7700567409993">
                <text:p>70.7700567409993</text:p>
              </table:table-cell>
              <table:table-cell office:value-type="float" office:value="0.103168038000149">
                <text:p>0.103168038000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9723589280002">
                <text:p>70.9723589280002</text:p>
              </table:table-cell>
              <table:table-cell office:value-type="float" office:value="0.103076997002063">
                <text:p>0.1030769970020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1752325730013">
                <text:p>71.1752325730013</text:p>
              </table:table-cell>
              <table:table-cell office:value-type="float" office:value="0.102665891998186">
                <text:p>0.1026658919981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3780503870003">
                <text:p>71.3780503870003</text:p>
              </table:table-cell>
              <table:table-cell office:value-type="float" office:value="0.102735292999569">
                <text:p>0.102735292999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.658066385">
                <text:p>71.658066385</text:p>
              </table:table-cell>
              <table:table-cell office:value-type="float" office:value="0.217255077997834">
                <text:p>0.2172550779978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.861575136998">
                <text:p>71.861575136998</text:p>
              </table:table-cell>
              <table:table-cell office:value-type="float" office:value="0.107402939000167">
                <text:p>0.1074029390001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.0656635960004">
                <text:p>72.0656635960004</text:p>
              </table:table-cell>
              <table:table-cell office:value-type="float" office:value="0.102469799003302">
                <text:p>0.1024697990033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2697702660007">
                <text:p>72.2697702660007</text:p>
              </table:table-cell>
              <table:table-cell office:value-type="float" office:value="0.105116342001566">
                <text:p>0.1051163420015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.4715683370014">
                <text:p>72.4715683370014</text:p>
              </table:table-cell>
              <table:table-cell office:value-type="float" office:value="0.103354819999367">
                <text:p>0.1033548199993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6745804230013">
                <text:p>72.6745804230013</text:p>
              </table:table-cell>
              <table:table-cell office:value-type="float" office:value="0.101087253002333">
                <text:p>0.101087253002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.8768654609994">
                <text:p>72.8768654609994</text:p>
              </table:table-cell>
              <table:table-cell office:value-type="float" office:value="0.103425191002316">
                <text:p>0.1034251910023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.0794169110013">
                <text:p>73.0794169110013</text:p>
              </table:table-cell>
              <table:table-cell office:value-type="float" office:value="0.103923507002037">
                <text:p>0.1039235070020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.281739408998">
                <text:p>73.281739408998</text:p>
              </table:table-cell>
              <table:table-cell office:value-type="float" office:value="0.103346061001503">
                <text:p>0.103346061001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.4834960299995">
                <text:p>73.4834960299995</text:p>
              </table:table-cell>
              <table:table-cell office:value-type="float" office:value="0.102779813998495">
                <text:p>0.1027798139984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.685470993998">
                <text:p>73.685470993998</text:p>
              </table:table-cell>
              <table:table-cell office:value-type="float" office:value="0.102850473998842">
                <text:p>0.1028504739988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.8870522629986">
                <text:p>73.8870522629986</text:p>
              </table:table-cell>
              <table:table-cell office:value-type="float" office:value="0.101734880998265">
                <text:p>0.1017348809982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.0889624560004">
                <text:p>74.0889624560004</text:p>
              </table:table-cell>
              <table:table-cell office:value-type="float" office:value="0.103050486999564">
                <text:p>0.1030504869995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.2912587030005">
                <text:p>74.2912587030005</text:p>
              </table:table-cell>
              <table:table-cell office:value-type="float" office:value="0.104079199001717">
                <text:p>0.1040791990017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.4926748899998">
                <text:p>74.4926748899998</text:p>
              </table:table-cell>
              <table:table-cell office:value-type="float" office:value="0.102902945000096">
                <text:p>0.1029029450000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.6944244709994">
                <text:p>74.6944244709994</text:p>
              </table:table-cell>
              <table:table-cell office:value-type="float" office:value="0.102979986000719">
                <text:p>0.1029799860007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.8966957890007">
                <text:p>74.8966957890007</text:p>
              </table:table-cell>
              <table:table-cell office:value-type="float" office:value="0.103070126999228">
                <text:p>0.1030701269992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.0984079490008">
                <text:p>75.0984079490008</text:p>
              </table:table-cell>
              <table:table-cell office:value-type="float" office:value="0.102803964000486">
                <text:p>0.102803964000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.2996413440014">
                <text:p>75.2996413440014</text:p>
              </table:table-cell>
              <table:table-cell office:value-type="float" office:value="0.102833253997233">
                <text:p>0.1028332539972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.501748628998">
                <text:p>75.501748628998</text:p>
              </table:table-cell>
              <table:table-cell office:value-type="float" office:value="0.103387980998377">
                <text:p>0.1033879809983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.7045418630005">
                <text:p>75.7045418630005</text:p>
              </table:table-cell>
              <table:table-cell office:value-type="float" office:value="0.102941805998853">
                <text:p>0.1029418059988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.9066429480008">
                <text:p>75.9066429480008</text:p>
              </table:table-cell>
              <table:table-cell office:value-type="float" office:value="0.103227888997935">
                <text:p>0.103227888997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.1090875669979">
                <text:p>76.1090875669979</text:p>
              </table:table-cell>
              <table:table-cell office:value-type="float" office:value="0.103159178001079">
                <text:p>0.1031591780010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.3139163160013">
                <text:p>76.3139163160013</text:p>
              </table:table-cell>
              <table:table-cell office:value-type="float" office:value="0.104638325999986">
                <text:p>0.104638325999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.5155718450005">
                <text:p>76.5155718450005</text:p>
              </table:table-cell>
              <table:table-cell office:value-type="float" office:value="0.10265064199848">
                <text:p>0.102650641998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.7173683869987">
                <text:p>76.7173683869987</text:p>
              </table:table-cell>
              <table:table-cell office:value-type="float" office:value="0.102223927002342">
                <text:p>0.1022239270023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.9192343789982">
                <text:p>76.9192343789982</text:p>
              </table:table-cell>
              <table:table-cell office:value-type="float" office:value="0.10189618199729">
                <text:p>0.10189618199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.1220789440013">
                <text:p>77.1220789440013</text:p>
              </table:table-cell>
              <table:table-cell office:value-type="float" office:value="0.103325719999702">
                <text:p>0.1033257199997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.3238124039999">
                <text:p>77.3238124039999</text:p>
              </table:table-cell>
              <table:table-cell office:value-type="float" office:value="0.102770132998558">
                <text:p>0.1027701329985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.525614375998">
                <text:p>77.525614375998</text:p>
              </table:table-cell>
              <table:table-cell office:value-type="float" office:value="0.102906675001577">
                <text:p>0.1029066750015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.7275230689993">
                <text:p>77.7275230689993</text:p>
              </table:table-cell>
              <table:table-cell office:value-type="float" office:value="0.102880353999353">
                <text:p>0.1028803539993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.9293977419984">
                <text:p>77.9293977419984</text:p>
              </table:table-cell>
              <table:table-cell office:value-type="float" office:value="0.102841703999729">
                <text:p>0.1028417039997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.1333607989982">
                <text:p>78.1333607989982</text:p>
              </table:table-cell>
              <table:table-cell office:value-type="float" office:value="0.10300359699977">
                <text:p>0.103003596999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.4706376200011">
                <text:p>78.4706376200011</text:p>
              </table:table-cell>
              <table:table-cell office:value-type="float" office:value="0.253120671997749">
                <text:p>0.2531206719977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6719641659984">
                <text:p>78.6719641659984</text:p>
              </table:table-cell>
              <table:table-cell office:value-type="float" office:value="0.114990881000267">
                <text:p>0.1149908810002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.874103432001">
                <text:p>78.874103432001</text:p>
              </table:table-cell>
              <table:table-cell office:value-type="float" office:value="0.103420692001237">
                <text:p>0.1034206920012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.0755603789985">
                <text:p>79.0755603789985</text:p>
              </table:table-cell>
              <table:table-cell office:value-type="float" office:value="0.102671893000661">
                <text:p>0.1026718930006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277286550001">
                <text:p>79.277286550001</text:p>
              </table:table-cell>
              <table:table-cell office:value-type="float" office:value="0.10132391499792">
                <text:p>0.101323914997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.478909079">
                <text:p>79.478909079</text:p>
              </table:table-cell>
              <table:table-cell office:value-type="float" office:value="0.102917954998702">
                <text:p>0.1029179549987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.6814026989996">
                <text:p>79.6814026989996</text:p>
              </table:table-cell>
              <table:table-cell office:value-type="float" office:value="0.102691503001552">
                <text:p>0.1026915030015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.8836495370015">
                <text:p>79.8836495370015</text:p>
              </table:table-cell>
              <table:table-cell office:value-type="float" office:value="0.103307019999193">
                <text:p>0.103307019999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.0855479790007">
                <text:p>80.0855479790007</text:p>
              </table:table-cell>
              <table:table-cell office:value-type="float" office:value="0.103053116999945">
                <text:p>0.1030531169999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2878003769984">
                <text:p>80.2878003769984</text:p>
              </table:table-cell>
              <table:table-cell office:value-type="float" office:value="0.103175098000065">
                <text:p>0.1031750980000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.4893141850007">
                <text:p>80.4893141850007</text:p>
              </table:table-cell>
              <table:table-cell office:value-type="float" office:value="0.104348992997984">
                <text:p>0.104348992997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6918408950005">
                <text:p>80.6918408950005</text:p>
              </table:table-cell>
              <table:table-cell office:value-type="float" office:value="0.103835745998367">
                <text:p>0.1038357459983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8951028439988">
                <text:p>80.8951028439988</text:p>
              </table:table-cell>
              <table:table-cell office:value-type="float" office:value="0.104413533001207">
                <text:p>0.104413533001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.0968590259981">
                <text:p>81.0968590259981</text:p>
              </table:table-cell>
              <table:table-cell office:value-type="float" office:value="0.104579915998329">
                <text:p>0.104579915998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.2980970899989">
                <text:p>81.2980970899989</text:p>
              </table:table-cell>
              <table:table-cell office:value-type="float" office:value="0.103446601999167">
                <text:p>0.1034466019991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5001194949982">
                <text:p>81.5001194949982</text:p>
              </table:table-cell>
              <table:table-cell office:value-type="float" office:value="0.102901705002296">
                <text:p>0.1029017050022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.7022002199992">
                <text:p>81.7022002199992</text:p>
              </table:table-cell>
              <table:table-cell office:value-type="float" office:value="0.103078037001978">
                <text:p>0.1030780370019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1.9045130080012">
                <text:p>81.9045130080012</text:p>
              </table:table-cell>
              <table:table-cell office:value-type="float" office:value="0.102980046001903">
                <text:p>0.1029800460019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.1076294849991">
                <text:p>82.1076294849991</text:p>
              </table:table-cell>
              <table:table-cell office:value-type="float" office:value="0.102810432999831">
                <text:p>0.1028104329998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2.312257540998">
                <text:p>82.312257540998</text:p>
              </table:table-cell>
              <table:table-cell office:value-type="float" office:value="0.103144378001161">
                <text:p>0.103144378001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.5142171949992">
                <text:p>82.5142171949992</text:p>
              </table:table-cell>
              <table:table-cell office:value-type="float" office:value="0.102576641002088">
                <text:p>0.1025766410020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.7163189899984">
                <text:p>82.7163189899984</text:p>
              </table:table-cell>
              <table:table-cell office:value-type="float" office:value="0.103193909002584">
                <text:p>0.1031939090025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.9186912289988">
                <text:p>82.9186912289988</text:p>
              </table:table-cell>
              <table:table-cell office:value-type="float" office:value="0.102678561997891">
                <text:p>0.1026785619978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.121043496998">
                <text:p>83.121043496998</text:p>
              </table:table-cell>
              <table:table-cell office:value-type="float" office:value="0.102332067999669">
                <text:p>0.1023320679996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.3239880129986">
                <text:p>83.3239880129986</text:p>
              </table:table-cell>
              <table:table-cell office:value-type="float" office:value="0.102838364997297">
                <text:p>0.1028383649972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3.5258151749986">
                <text:p>83.5258151749986</text:p>
              </table:table-cell>
              <table:table-cell office:value-type="float" office:value="0.102975326000887">
                <text:p>0.102975326000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.7283346149998">
                <text:p>83.7283346149998</text:p>
              </table:table-cell>
              <table:table-cell office:value-type="float" office:value="0.103227128998697">
                <text:p>0.1032271289986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.9311642190005">
                <text:p>83.9311642190005</text:p>
              </table:table-cell>
              <table:table-cell office:value-type="float" office:value="0.103085786999145">
                <text:p>0.1030857869991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1332562940006">
                <text:p>84.1332562940006</text:p>
              </table:table-cell>
              <table:table-cell office:value-type="float" office:value="0.102956605001964">
                <text:p>0.1029566050019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3369401790005">
                <text:p>84.3369401790005</text:p>
              </table:table-cell>
              <table:table-cell office:value-type="float" office:value="0.106046102999244">
                <text:p>0.106046102999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5382697050009">
                <text:p>84.5382697050009</text:p>
              </table:table-cell>
              <table:table-cell office:value-type="float" office:value="0.102754302999529">
                <text:p>0.1027543029995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7412123009999">
                <text:p>84.7412123009999</text:p>
              </table:table-cell>
              <table:table-cell office:value-type="float" office:value="0.103003506003006">
                <text:p>0.1030035060030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9433929469997">
                <text:p>84.9433929469997</text:p>
              </table:table-cell>
              <table:table-cell office:value-type="float" office:value="0.103067586998804">
                <text:p>0.103067586998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.1464872040015">
                <text:p>85.1464872040015</text:p>
              </table:table-cell>
              <table:table-cell office:value-type="float" office:value="0.102861414998188">
                <text:p>0.1028614149981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3481592239987">
                <text:p>85.3481592239987</text:p>
              </table:table-cell>
              <table:table-cell office:value-type="float" office:value="0.10276376299953">
                <text:p>0.102763762999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.5504714419985">
                <text:p>85.5504714419985</text:p>
              </table:table-cell>
              <table:table-cell office:value-type="float" office:value="0.103485272000398">
                <text:p>0.1034852720003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7525979720012">
                <text:p>85.7525979720012</text:p>
              </table:table-cell>
              <table:table-cell office:value-type="float" office:value="0.103211871002713">
                <text:p>0.1032118710027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.9540573129998">
                <text:p>85.9540573129998</text:p>
              </table:table-cell>
              <table:table-cell office:value-type="float" office:value="0.15354022700194">
                <text:p>0.153540227001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6.1566834559999">
                <text:p>86.1566834559999</text:p>
              </table:table-cell>
              <table:table-cell office:value-type="float" office:value="0.104721169002005">
                <text:p>0.104721169002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6.3591137539988">
                <text:p>86.3591137539988</text:p>
              </table:table-cell>
              <table:table-cell office:value-type="float" office:value="0.102847837999434">
                <text:p>0.1028478379994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.5608032210002">
                <text:p>86.5608032210002</text:p>
              </table:table-cell>
              <table:table-cell office:value-type="float" office:value="0.10812635199909">
                <text:p>0.108126351999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.762569999999">
                <text:p>86.762569999999</text:p>
              </table:table-cell>
              <table:table-cell office:value-type="float" office:value="0.103705910998542">
                <text:p>0.1037059109985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.965675241001">
                <text:p>86.965675241001</text:p>
              </table:table-cell>
              <table:table-cell office:value-type="float" office:value="0.103579055998125">
                <text:p>0.103579055998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.1677189820002">
                <text:p>87.1677189820002</text:p>
              </table:table-cell>
              <table:table-cell office:value-type="float" office:value="0.101450827001827">
                <text:p>0.1014508270018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.3691675279988">
                <text:p>87.3691675279988</text:p>
              </table:table-cell>
              <table:table-cell office:value-type="float" office:value="0.10345903200141">
                <text:p>0.103459032001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.5713313230008">
                <text:p>87.5713313230008</text:p>
              </table:table-cell>
              <table:table-cell office:value-type="float" office:value="0.104321816001175">
                <text:p>0.104321816001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.7739827500009">
                <text:p>87.7739827500009</text:p>
              </table:table-cell>
              <table:table-cell office:value-type="float" office:value="0.103715878001822">
                <text:p>0.1037158780018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.9760112760014">
                <text:p>87.9760112760014</text:p>
              </table:table-cell>
              <table:table-cell office:value-type="float" office:value="0.104067396001483">
                <text:p>0.1040673960014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1782157070011">
                <text:p>88.1782157070011</text:p>
              </table:table-cell>
              <table:table-cell office:value-type="float" office:value="0.102838852999412">
                <text:p>0.1028388529994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3804703800015">
                <text:p>88.3804703800015</text:p>
              </table:table-cell>
              <table:table-cell office:value-type="float" office:value="0.103129781000462">
                <text:p>0.1031297810004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5819963719987">
                <text:p>88.5819963719987</text:p>
              </table:table-cell>
              <table:table-cell office:value-type="float" office:value="0.107361005000712">
                <text:p>0.1073610050007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7839958359982">
                <text:p>88.7839958359982</text:p>
              </table:table-cell>
              <table:table-cell office:value-type="float" office:value="0.103076587998657">
                <text:p>0.1030765879986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985679696998">
                <text:p>88.985679696998</text:p>
              </table:table-cell>
              <table:table-cell office:value-type="float" office:value="0.103118458002427">
                <text:p>0.1031184580024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.1873381580008">
                <text:p>89.1873381580008</text:p>
              </table:table-cell>
              <table:table-cell office:value-type="float" office:value="0.103206339997996">
                <text:p>0.1032063399979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.3891656640008">
                <text:p>89.3891656640008</text:p>
              </table:table-cell>
              <table:table-cell office:value-type="float" office:value="0.103525828999409">
                <text:p>0.1035258289994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5917345390008">
                <text:p>89.5917345390008</text:p>
              </table:table-cell>
              <table:table-cell office:value-type="float" office:value="0.102971093998349">
                <text:p>0.1029710939983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9.7944924779986">
                <text:p>89.7944924779986</text:p>
              </table:table-cell>
              <table:table-cell office:value-type="float" office:value="0.103017923000152">
                <text:p>0.103017923000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.9968615629987">
                <text:p>89.9968615629987</text:p>
              </table:table-cell>
              <table:table-cell office:value-type="float" office:value="0.102981430998625">
                <text:p>0.102981430998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.1982093599982">
                <text:p>90.1982093599982</text:p>
              </table:table-cell>
              <table:table-cell office:value-type="float" office:value="0.102840567000385">
                <text:p>0.102840567000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.3998990270011">
                <text:p>90.3998990270011</text:p>
              </table:table-cell>
              <table:table-cell office:value-type="float" office:value="0.102975371002685">
                <text:p>0.102975371002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.6021517980007">
                <text:p>90.6021517980007</text:p>
              </table:table-cell>
              <table:table-cell office:value-type="float" office:value="0.104559953000717">
                <text:p>0.1045599530007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.8038820639995">
                <text:p>90.8038820639995</text:p>
              </table:table-cell>
              <table:table-cell office:value-type="float" office:value="0.103032800001529">
                <text:p>0.1030328000015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.006707665998">
                <text:p>91.006707665998</text:p>
              </table:table-cell>
              <table:table-cell office:value-type="float" office:value="0.103035050000472">
                <text:p>0.103035050000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.2100729220001">
                <text:p>91.2100729220001</text:p>
              </table:table-cell>
              <table:table-cell office:value-type="float" office:value="0.10270288099855">
                <text:p>0.102702880998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1.4117410030012">
                <text:p>91.4117410030012</text:p>
              </table:table-cell>
              <table:table-cell office:value-type="float" office:value="0.103211674999329">
                <text:p>0.1032116749993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.6135661180015">
                <text:p>91.6135661180015</text:p>
              </table:table-cell>
              <table:table-cell office:value-type="float" office:value="0.102866145000007">
                <text:p>0.1028661450000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.8150480709992">
                <text:p>91.8150480709992</text:p>
              </table:table-cell>
              <table:table-cell office:value-type="float" office:value="0.103885000997252">
                <text:p>0.1038850009972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2.0170193140002">
                <text:p>92.0170193140002</text:p>
              </table:table-cell>
              <table:table-cell office:value-type="float" office:value="0.102938494997943">
                <text:p>0.1029384949979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.2196742669985">
                <text:p>92.2196742669985</text:p>
              </table:table-cell>
              <table:table-cell office:value-type="float" office:value="0.103174731000763">
                <text:p>0.1031747310007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2.4239224720004">
                <text:p>92.4239224720004</text:p>
              </table:table-cell>
              <table:table-cell office:value-type="float" office:value="0.102734859003249">
                <text:p>0.1027348590032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.6257024799998">
                <text:p>92.6257024799998</text:p>
              </table:table-cell>
              <table:table-cell office:value-type="float" office:value="0.103142410000146">
                <text:p>0.1031424100001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.827917147999">
                <text:p>92.827917147999</text:p>
              </table:table-cell>
              <table:table-cell office:value-type="float" office:value="0.101746281001397">
                <text:p>0.1017462810013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.0305723050005">
                <text:p>93.0305723050005</text:p>
              </table:table-cell>
              <table:table-cell office:value-type="float" office:value="0.102633393998985">
                <text:p>0.102633393998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.2331023580009">
                <text:p>93.2331023580009</text:p>
              </table:table-cell>
              <table:table-cell office:value-type="float" office:value="0.101869393001834">
                <text:p>0.1018693930018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.4361639460003">
                <text:p>93.4361639460003</text:p>
              </table:table-cell>
              <table:table-cell office:value-type="float" office:value="0.102367835999758">
                <text:p>0.1023678359997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.6384909740009">
                <text:p>93.6384909740009</text:p>
              </table:table-cell>
              <table:table-cell office:value-type="float" office:value="0.10291651100124">
                <text:p>0.102916511001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.8408178089994">
                <text:p>93.8408178089994</text:p>
              </table:table-cell>
              <table:table-cell office:value-type="float" office:value="0.102938529998937">
                <text:p>0.1029385299989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.0808003880011">
                <text:p>94.0808003880011</text:p>
              </table:table-cell>
              <table:table-cell office:value-type="float" office:value="0.272056804999011">
                <text:p>0.2720568049990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.2839902339983">
                <text:p>94.2839902339983</text:p>
              </table:table-cell>
              <table:table-cell office:value-type="float" office:value="0.103328619999957">
                <text:p>0.1033286199999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4.4856488289988">
                <text:p>94.4856488289988</text:p>
              </table:table-cell>
              <table:table-cell office:value-type="float" office:value="0.103677990002325">
                <text:p>0.1036779900023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4.6878329380015">
                <text:p>94.6878329380015</text:p>
              </table:table-cell>
              <table:table-cell office:value-type="float" office:value="0.105401314998744">
                <text:p>0.1054013149987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.8902050079996">
                <text:p>94.8902050079996</text:p>
              </table:table-cell>
              <table:table-cell office:value-type="float" office:value="0.102985468001862">
                <text:p>0.1029854680018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.092205175999">
                <text:p>95.092205175999</text:p>
              </table:table-cell>
              <table:table-cell office:value-type="float" office:value="0.102334751001763">
                <text:p>0.1023347510017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.2940286800003">
                <text:p>95.2940286800003</text:p>
              </table:table-cell>
              <table:table-cell office:value-type="float" office:value="0.103045599000325">
                <text:p>0.1030455990003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.495990028001">
                <text:p>95.495990028001</text:p>
              </table:table-cell>
              <table:table-cell office:value-type="float" office:value="0.102728240999568">
                <text:p>0.1027282409995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.6978641130008">
                <text:p>95.6978641130008</text:p>
              </table:table-cell>
              <table:table-cell office:value-type="float" office:value="0.101906058996974">
                <text:p>0.1019060589969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5.900625197999">
                <text:p>95.900625197999</text:p>
              </table:table-cell>
              <table:table-cell office:value-type="float" office:value="0.103071487999841">
                <text:p>0.1030714879998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.1025122280007">
                <text:p>96.1025122280007</text:p>
              </table:table-cell>
              <table:table-cell office:value-type="float" office:value="0.10315078900021">
                <text:p>0.103150789000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6.304969664001">
                <text:p>96.304969664001</text:p>
              </table:table-cell>
              <table:table-cell office:value-type="float" office:value="0.103274093002256">
                <text:p>0.103274093002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.507708967998">
                <text:p>96.507708967998</text:p>
              </table:table-cell>
              <table:table-cell office:value-type="float" office:value="0.104002261999995">
                <text:p>0.104002261999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7103928899996">
                <text:p>96.7103928899996</text:p>
              </table:table-cell>
              <table:table-cell office:value-type="float" office:value="0.106354285999259">
                <text:p>0.1063542859992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.9129886139999">
                <text:p>96.9129886139999</text:p>
              </table:table-cell>
              <table:table-cell office:value-type="float" office:value="0.102964392001013">
                <text:p>0.1029643920010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.1152140289996">
                <text:p>97.1152140289996</text:p>
              </table:table-cell>
              <table:table-cell office:value-type="float" office:value="0.103082164998341">
                <text:p>0.1030821649983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.3171945969989">
                <text:p>97.3171945969989</text:p>
              </table:table-cell>
              <table:table-cell office:value-type="float" office:value="0.103119496001455">
                <text:p>0.103119496001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.5198123519986">
                <text:p>97.5198123519986</text:p>
              </table:table-cell>
              <table:table-cell office:value-type="float" office:value="0.103907937998883">
                <text:p>0.1039079379988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.721648666">
                <text:p>97.721648666</text:p>
              </table:table-cell>
              <table:table-cell office:value-type="float" office:value="0.102875019998464">
                <text:p>0.1028750199984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.924497082">
                <text:p>97.924497082</text:p>
              </table:table-cell>
              <table:table-cell office:value-type="float" office:value="0.103371060999052">
                <text:p>0.103371060999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8.1265581059997">
                <text:p>98.1265581059997</text:p>
              </table:table-cell>
              <table:table-cell office:value-type="float" office:value="0.102982358999725">
                <text:p>0.1029823589997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.3286068310008">
                <text:p>98.3286068310008</text:p>
              </table:table-cell>
              <table:table-cell office:value-type="float" office:value="0.103086261999124">
                <text:p>0.1030862619991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.5306334950001">
                <text:p>98.5306334950001</text:p>
              </table:table-cell>
              <table:table-cell office:value-type="float" office:value="0.102993709999282">
                <text:p>0.1029937099992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.7348051359986">
                <text:p>98.7348051359986</text:p>
              </table:table-cell>
              <table:table-cell office:value-type="float" office:value="0.103186114996788">
                <text:p>0.1031861149967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.9374040399998">
                <text:p>98.9374040399998</text:p>
              </table:table-cell>
              <table:table-cell office:value-type="float" office:value="0.103490140998474">
                <text:p>0.1034901409984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1395723630012">
                <text:p>99.1395723630012</text:p>
              </table:table-cell>
              <table:table-cell office:value-type="float" office:value="0.103063479000411">
                <text:p>0.103063479000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3418174670005">
                <text:p>99.3418174670005</text:p>
              </table:table-cell>
              <table:table-cell office:value-type="float" office:value="0.102877654000622">
                <text:p>0.102877654000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5434622959983">
                <text:p>99.5434622959983</text:p>
              </table:table-cell>
              <table:table-cell office:value-type="float" office:value="0.103196612999454">
                <text:p>0.1031966129994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7464304390014">
                <text:p>99.7464304390014</text:p>
              </table:table-cell>
              <table:table-cell office:value-type="float" office:value="0.103277244998026">
                <text:p>0.1032772449980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9495136510013">
                <text:p>99.9495136510013</text:p>
              </table:table-cell>
              <table:table-cell office:value-type="float" office:value="0.103341294001439">
                <text:p>0.1033412940014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.150816174999">
                <text:p>100.150816174999</text:p>
              </table:table-cell>
              <table:table-cell office:value-type="float" office:value="0.102997664998838">
                <text:p>0.1029976649988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.352807447998">
                <text:p>100.352807447998</text:p>
              </table:table-cell>
              <table:table-cell office:value-type="float" office:value="0.101871095001115">
                <text:p>0.1018710950011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.555854889">
                <text:p>100.555854889</text:p>
              </table:table-cell>
              <table:table-cell office:value-type="float" office:value="0.106466728000669">
                <text:p>0.1064667280006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.75818266">
                <text:p>100.75818266</text:p>
              </table:table-cell>
              <table:table-cell office:value-type="float" office:value="0.10308983700088">
                <text:p>0.103089837000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.96066062">
                <text:p>100.96066062</text:p>
              </table:table-cell>
              <table:table-cell office:value-type="float" office:value="0.102819758001715">
                <text:p>0.1028197580017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1.162662718001">
                <text:p>101.162662718001</text:p>
              </table:table-cell>
              <table:table-cell office:value-type="float" office:value="0.103065803999925">
                <text:p>0.1030658039999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.363800791998">
                <text:p>101.363800791998</text:p>
              </table:table-cell>
              <table:table-cell office:value-type="float" office:value="0.102962681001372">
                <text:p>0.1029626810013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1.565693557">
                <text:p>101.565693557</text:p>
              </table:table-cell>
              <table:table-cell office:value-type="float" office:value="0.102673024000978">
                <text:p>0.1026730240009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1.768161505999">
                <text:p>101.768161505999</text:p>
              </table:table-cell>
              <table:table-cell office:value-type="float" office:value="0.101684256002045">
                <text:p>0.1016842560020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1.969944952998">
                <text:p>101.969944952998</text:p>
              </table:table-cell>
              <table:table-cell office:value-type="float" office:value="0.102838315000554">
                <text:p>0.1028383150005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2.172062548998">
                <text:p>102.172062548998</text:p>
              </table:table-cell>
              <table:table-cell office:value-type="float" office:value="0.103715629000362">
                <text:p>0.1037156290003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.375417978001">
                <text:p>102.375417978001</text:p>
              </table:table-cell>
              <table:table-cell office:value-type="float" office:value="0.105125166999642">
                <text:p>0.1051251669996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.578572341001">
                <text:p>102.578572341001</text:p>
              </table:table-cell>
              <table:table-cell office:value-type="float" office:value="0.106106652998278">
                <text:p>0.106106652998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.781013714">
                <text:p>102.781013714</text:p>
              </table:table-cell>
              <table:table-cell office:value-type="float" office:value="0.103031988997827">
                <text:p>0.1030319889978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3.041065056001">
                <text:p>103.041065056001</text:p>
              </table:table-cell>
              <table:table-cell office:value-type="float" office:value="0.306808072997228">
                <text:p>0.3068080729972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3.243440222999">
                <text:p>103.243440222999</text:p>
              </table:table-cell>
              <table:table-cell office:value-type="float" office:value="0.10380768899995">
                <text:p>0.103807688999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3.445224734998">
                <text:p>103.445224734998</text:p>
              </table:table-cell>
              <table:table-cell office:value-type="float" office:value="0.103725406999729">
                <text:p>0.1037254069997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3.647314754999">
                <text:p>103.647314754999</text:p>
              </table:table-cell>
              <table:table-cell office:value-type="float" office:value="0.103427787998953">
                <text:p>0.1034277879989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.850532191998">
                <text:p>103.850532191998</text:p>
              </table:table-cell>
              <table:table-cell office:value-type="float" office:value="0.104428423001082">
                <text:p>0.1044284230010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4.053292723998">
                <text:p>104.053292723998</text:p>
              </table:table-cell>
              <table:table-cell office:value-type="float" office:value="0.10408861399992">
                <text:p>0.104088613999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4.254462474">
                <text:p>104.254462474</text:p>
              </table:table-cell>
              <table:table-cell office:value-type="float" office:value="0.10284048000176">
                <text:p>0.102840480001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4.457059002998">
                <text:p>104.457059002998</text:p>
              </table:table-cell>
              <table:table-cell office:value-type="float" office:value="0.102927851999993">
                <text:p>0.1029278519999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4.662214019001">
                <text:p>104.662214019001</text:p>
              </table:table-cell>
              <table:table-cell office:value-type="float" office:value="0.104965047001315">
                <text:p>0.1049650470013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4.865100732">
                <text:p>104.865100732</text:p>
              </table:table-cell>
              <table:table-cell office:value-type="float" office:value="0.10180432999914">
                <text:p>0.101804329999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5.068340892001">
                <text:p>105.068340892001</text:p>
              </table:table-cell>
              <table:table-cell office:value-type="float" office:value="0.103486184998474">
                <text:p>0.1034861849984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5.270803801999">
                <text:p>105.270803801999</text:p>
              </table:table-cell>
              <table:table-cell office:value-type="float" office:value="0.105313923999347">
                <text:p>0.1053139239993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5.471157495002">
                <text:p>105.471157495002</text:p>
              </table:table-cell>
              <table:table-cell office:value-type="float" office:value="0.102972791999491">
                <text:p>0.1029727919994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5.673676456001">
                <text:p>105.673676456001</text:p>
              </table:table-cell>
              <table:table-cell office:value-type="float" office:value="0.103398121998907">
                <text:p>0.1033981219989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5.876324557001">
                <text:p>105.876324557001</text:p>
              </table:table-cell>
              <table:table-cell office:value-type="float" office:value="0.102834404999157">
                <text:p>0.1028344049991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6.078599895998">
                <text:p>106.078599895998</text:p>
              </table:table-cell>
              <table:table-cell office:value-type="float" office:value="0.103121202999318">
                <text:p>0.1031212029993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6.280938077001">
                <text:p>106.280938077001</text:p>
              </table:table-cell>
              <table:table-cell office:value-type="float" office:value="0.102746112999739">
                <text:p>0.1027461129997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6.484100521">
                <text:p>106.484100521</text:p>
              </table:table-cell>
              <table:table-cell office:value-type="float" office:value="0.103244155998254">
                <text:p>0.1032441559982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6.685951908999">
                <text:p>106.685951908999</text:p>
              </table:table-cell>
              <table:table-cell office:value-type="float" office:value="0.103705657998944">
                <text:p>0.1037056579989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6.888591224">
                <text:p>106.888591224</text:p>
              </table:table-cell>
              <table:table-cell office:value-type="float" office:value="0.102691567997681">
                <text:p>0.1026915679976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7.091065934001">
                <text:p>107.091065934001</text:p>
              </table:table-cell>
              <table:table-cell office:value-type="float" office:value="0.103270563999104">
                <text:p>0.1032705639991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7.292534646">
                <text:p>107.292534646</text:p>
              </table:table-cell>
              <table:table-cell office:value-type="float" office:value="0.102792790999956">
                <text:p>0.1027927909999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7.495550561001">
                <text:p>107.495550561001</text:p>
              </table:table-cell>
              <table:table-cell office:value-type="float" office:value="0.103120800002216">
                <text:p>0.1031208000022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7.698368148998">
                <text:p>107.698368148998</text:p>
              </table:table-cell>
              <table:table-cell office:value-type="float" office:value="0.103045807998569">
                <text:p>0.1030458079985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7.900828374">
                <text:p>107.900828374</text:p>
              </table:table-cell>
              <table:table-cell office:value-type="float" office:value="0.103109487998154">
                <text:p>0.1031094879981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8.102823546">
                <text:p>108.102823546</text:p>
              </table:table-cell>
              <table:table-cell office:value-type="float" office:value="0.101956456001062">
                <text:p>0.1019564560010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8.304585972001">
                <text:p>108.304585972001</text:p>
              </table:table-cell>
              <table:table-cell office:value-type="float" office:value="0.10269693599912">
                <text:p>0.102696935999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8.506448150001">
                <text:p>108.506448150001</text:p>
              </table:table-cell>
              <table:table-cell office:value-type="float" office:value="0.105023438001808">
                <text:p>0.1050234380018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8.708110943">
                <text:p>108.708110943</text:p>
              </table:table-cell>
              <table:table-cell office:value-type="float" office:value="0.102642694000679">
                <text:p>0.1026426940006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8.909679978999">
                <text:p>108.909679978999</text:p>
              </table:table-cell>
              <table:table-cell office:value-type="float" office:value="0.102255931997206">
                <text:p>0.1022559319972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9.111522782001">
                <text:p>109.111522782001</text:p>
              </table:table-cell>
              <table:table-cell office:value-type="float" office:value="0.105298301998118">
                <text:p>0.1052983019981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9.314567186">
                <text:p>109.314567186</text:p>
              </table:table-cell>
              <table:table-cell office:value-type="float" office:value="0.103061912999692">
                <text:p>0.1030619129996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9.516363968">
                <text:p>109.516363968</text:p>
              </table:table-cell>
              <table:table-cell office:value-type="float" office:value="0.102977460999682">
                <text:p>0.1029774609996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.720051109998">
                <text:p>109.720051109998</text:p>
              </table:table-cell>
              <table:table-cell office:value-type="float" office:value="0.104308267000306">
                <text:p>0.1043082670003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9.920454059">
                <text:p>109.920454059</text:p>
              </table:table-cell>
              <table:table-cell office:value-type="float" office:value="0.102860355000303">
                <text:p>0.1028603550003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.122711478001">
                <text:p>110.122711478001</text:p>
              </table:table-cell>
              <table:table-cell office:value-type="float" office:value="0.103010678998544">
                <text:p>0.1030106789985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.326232619998">
                <text:p>110.326232619998</text:p>
              </table:table-cell>
              <table:table-cell office:value-type="float" office:value="0.102809814001375">
                <text:p>0.102809814001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.526886095999">
                <text:p>110.526886095999</text:p>
              </table:table-cell>
              <table:table-cell office:value-type="float" office:value="0.103575885001192">
                <text:p>0.1035758850011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.729481724">
                <text:p>110.729481724</text:p>
              </table:table-cell>
              <table:table-cell office:value-type="float" office:value="0.103682197001035">
                <text:p>0.1036821970010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.931816779001">
                <text:p>110.931816779001</text:p>
              </table:table-cell>
              <table:table-cell office:value-type="float" office:value="0.102982665997843">
                <text:p>0.1029826659978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1.133365334001">
                <text:p>111.133365334001</text:p>
              </table:table-cell>
              <table:table-cell office:value-type="float" office:value="0.102730738999526">
                <text:p>0.1027307389995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.334791556001">
                <text:p>111.334791556001</text:p>
              </table:table-cell>
              <table:table-cell office:value-type="float" office:value="0.102913663999061">
                <text:p>0.1029136639990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.536252007998">
                <text:p>111.536252007998</text:p>
              </table:table-cell>
              <table:table-cell office:value-type="float" office:value="0.103048057997512">
                <text:p>0.1030480579975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.738108301">
                <text:p>111.738108301</text:p>
              </table:table-cell>
              <table:table-cell office:value-type="float" office:value="0.102978576000169">
                <text:p>0.1029785760001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.940325918">
                <text:p>111.940325918</text:p>
              </table:table-cell>
              <table:table-cell office:value-type="float" office:value="0.103291931998683">
                <text:p>0.1032919319986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2.142383242001">
                <text:p>112.142383242001</text:p>
              </table:table-cell>
              <table:table-cell office:value-type="float" office:value="0.102997023997887">
                <text:p>0.1029970239978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2.343469209001">
                <text:p>112.343469209001</text:p>
              </table:table-cell>
              <table:table-cell office:value-type="float" office:value="0.103095166999992">
                <text:p>0.103095166999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2.545745838001">
                <text:p>112.545745838001</text:p>
              </table:table-cell>
              <table:table-cell office:value-type="float" office:value="0.105929312001535">
                <text:p>0.1059293120015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2.836391699999">
                <text:p>112.836391699999</text:p>
              </table:table-cell>
              <table:table-cell office:value-type="float" office:value="0.30179042799864">
                <text:p>0.301790427998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.040161683999">
                <text:p>113.040161683999</text:p>
              </table:table-cell>
              <table:table-cell office:value-type="float" office:value="0.102645692000806">
                <text:p>0.1026456920008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3.243080764998">
                <text:p>113.243080764998</text:p>
              </table:table-cell>
              <table:table-cell office:value-type="float" office:value="0.108589060000668">
                <text:p>0.1085890600006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.444502096001">
                <text:p>113.444502096001</text:p>
              </table:table-cell>
              <table:table-cell office:value-type="float" office:value="0.102532229000644">
                <text:p>0.1025322290006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.64676942">
                <text:p>113.64676942</text:p>
              </table:table-cell>
              <table:table-cell office:value-type="float" office:value="0.103368591000617">
                <text:p>0.1033685910006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3.849718769001">
                <text:p>113.849718769001</text:p>
              </table:table-cell>
              <table:table-cell office:value-type="float" office:value="0.102740641999844">
                <text:p>0.1027406419998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4.051742591">
                <text:p>114.051742591</text:p>
              </table:table-cell>
              <table:table-cell office:value-type="float" office:value="0.102863346000959">
                <text:p>0.1028633460009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4.253260469999">
                <text:p>114.253260469999</text:p>
              </table:table-cell>
              <table:table-cell office:value-type="float" office:value="0.103217474999838">
                <text:p>0.1032174749998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4.454320197001">
                <text:p>114.454320197001</text:p>
              </table:table-cell>
              <table:table-cell office:value-type="float" office:value="0.102878344998317">
                <text:p>0.1028783449983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4.656474233001">
                <text:p>114.656474233001</text:p>
              </table:table-cell>
              <table:table-cell office:value-type="float" office:value="0.106674136000947">
                <text:p>0.1066741360009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4.858246874999">
                <text:p>114.858246874999</text:p>
              </table:table-cell>
              <table:table-cell office:value-type="float" office:value="0.102928234999126">
                <text:p>0.1029282349991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5.060351224998">
                <text:p>115.060351224998</text:p>
              </table:table-cell>
              <table:table-cell office:value-type="float" office:value="0.102919835000648">
                <text:p>0.1029198350006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5.263669675998">
                <text:p>115.263669675998</text:p>
              </table:table-cell>
              <table:table-cell office:value-type="float" office:value="0.102833011998882">
                <text:p>0.1028330119988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5.465726585">
                <text:p>115.465726585</text:p>
              </table:table-cell>
              <table:table-cell office:value-type="float" office:value="0.103246193000814">
                <text:p>0.1032461930008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5.668344218">
                <text:p>115.668344218</text:p>
              </table:table-cell>
              <table:table-cell office:value-type="float" office:value="0.103165771000931">
                <text:p>0.1031657710009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5.870660179">
                <text:p>115.870660179</text:p>
              </table:table-cell>
              <table:table-cell office:value-type="float" office:value="0.10304999499931">
                <text:p>0.103049994999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6.072601599">
                <text:p>116.072601599</text:p>
              </table:table-cell>
              <table:table-cell office:value-type="float" office:value="0.103256151000096">
                <text:p>0.1032561510000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6.274064846999">
                <text:p>116.274064846999</text:p>
              </table:table-cell>
              <table:table-cell office:value-type="float" office:value="0.102752457998577">
                <text:p>0.1027524579985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6.475398791001">
                <text:p>116.475398791001</text:p>
              </table:table-cell>
              <table:table-cell office:value-type="float" office:value="0.103260330000921">
                <text:p>0.1032603300009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.677451164">
                <text:p>116.677451164</text:p>
              </table:table-cell>
              <table:table-cell office:value-type="float" office:value="0.102782437999849">
                <text:p>0.1027824379998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.879813151998">
                <text:p>116.879813151998</text:p>
              </table:table-cell>
              <table:table-cell office:value-type="float" office:value="0.103160964998096">
                <text:p>0.10316096499809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7.082223219">
                <text:p>117.082223219</text:p>
              </table:table-cell>
              <table:table-cell office:value-type="float" office:value="0.103018960999179">
                <text:p>0.1030189609991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7.284429281">
                <text:p>117.284429281</text:p>
              </table:table-cell>
              <table:table-cell office:value-type="float" office:value="0.103157245997863">
                <text:p>0.1031572459978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7.485616577">
                <text:p>117.485616577</text:p>
              </table:table-cell>
              <table:table-cell office:value-type="float" office:value="0.10305381299986">
                <text:p>0.103053812999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7.688577468998">
                <text:p>117.688577468998</text:p>
              </table:table-cell>
              <table:table-cell office:value-type="float" office:value="0.102898788998573">
                <text:p>0.1028987889985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7.891251708999">
                <text:p>117.891251708999</text:p>
              </table:table-cell>
              <table:table-cell office:value-type="float" office:value="0.10295881699858">
                <text:p>0.102958816998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8.093514148">
                <text:p>118.093514148</text:p>
              </table:table-cell>
              <table:table-cell office:value-type="float" office:value="0.103008868998586">
                <text:p>0.1030088689985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8.295845698001">
                <text:p>118.295845698001</text:p>
              </table:table-cell>
              <table:table-cell office:value-type="float" office:value="0.103392028999224">
                <text:p>0.1033920289992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8.498785194999">
                <text:p>118.498785194999</text:p>
              </table:table-cell>
              <table:table-cell office:value-type="float" office:value="0.102240299002005">
                <text:p>0.102240299002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8.700286152998">
                <text:p>118.700286152998</text:p>
              </table:table-cell>
              <table:table-cell office:value-type="float" office:value="0.105650757999683">
                <text:p>0.1056507579996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8.900904203998">
                <text:p>118.900904203998</text:p>
              </table:table-cell>
              <table:table-cell office:value-type="float" office:value="0.102712407999206">
                <text:p>0.1027124079992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9.102884030999">
                <text:p>119.102884030999</text:p>
              </table:table-cell>
              <table:table-cell office:value-type="float" office:value="0.102686107999034">
                <text:p>0.1026861079990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9.304499867001">
                <text:p>119.304499867001</text:p>
              </table:table-cell>
              <table:table-cell office:value-type="float" office:value="0.102570244998788">
                <text:p>0.1025702449987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9.507012638001">
                <text:p>119.507012638001</text:p>
              </table:table-cell>
              <table:table-cell office:value-type="float" office:value="0.102676876998885">
                <text:p>0.1026768769988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9.710204456002">
                <text:p>119.710204456002</text:p>
              </table:table-cell>
              <table:table-cell office:value-type="float" office:value="0.101718871999765">
                <text:p>0.101718871999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9.913234495001">
                <text:p>119.913234495001</text:p>
              </table:table-cell>
              <table:table-cell office:value-type="float" office:value="0.103569209000852">
                <text:p>0.1035692090008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.115444913001">
                <text:p>120.115444913001</text:p>
              </table:table-cell>
              <table:table-cell office:value-type="float" office:value="0.101665488000435">
                <text:p>0.1016654880004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.317784032999">
                <text:p>120.317784032999</text:p>
              </table:table-cell>
              <table:table-cell office:value-type="float" office:value="0.10325314000147">
                <text:p>0.103253140001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.519689703">
                <text:p>120.519689703</text:p>
              </table:table-cell>
              <table:table-cell office:value-type="float" office:value="0.103322471997672">
                <text:p>0.1033224719976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.722158266999">
                <text:p>120.722158266999</text:p>
              </table:table-cell>
              <table:table-cell office:value-type="float" office:value="0.103161537997948">
                <text:p>0.1031615379979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.925474418">
                <text:p>120.925474418</text:p>
              </table:table-cell>
              <table:table-cell office:value-type="float" office:value="0.103157984998688">
                <text:p>0.1031579849986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1.127330312">
                <text:p>121.127330312</text:p>
              </table:table-cell>
              <table:table-cell office:value-type="float" office:value="0.103282277999824">
                <text:p>0.1032822779998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.328757463001">
                <text:p>121.328757463001</text:p>
              </table:table-cell>
              <table:table-cell office:value-type="float" office:value="0.103160564998689">
                <text:p>0.1031605649986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1.531341726">
                <text:p>121.531341726</text:p>
              </table:table-cell>
              <table:table-cell office:value-type="float" office:value="0.103017502002331">
                <text:p>0.1030175020023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.733211289">
                <text:p>121.733211289</text:p>
              </table:table-cell>
              <table:table-cell office:value-type="float" office:value="0.103536945000087">
                <text:p>0.1035369450000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.935884659">
                <text:p>121.935884659</text:p>
              </table:table-cell>
              <table:table-cell office:value-type="float" office:value="0.103664966001816">
                <text:p>0.1036649660018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2.137536071001">
                <text:p>122.137536071001</text:p>
              </table:table-cell>
              <table:table-cell office:value-type="float" office:value="0.102137575999222">
                <text:p>0.1021375759992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2.339471652002">
                <text:p>122.339471652002</text:p>
              </table:table-cell>
              <table:table-cell office:value-type="float" office:value="0.103287746002025">
                <text:p>0.1032877460020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2.543693981999">
                <text:p>122.543693981999</text:p>
              </table:table-cell>
              <table:table-cell office:value-type="float" office:value="0.103358938002202">
                <text:p>0.1033589380022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2.745702884">
                <text:p>122.745702884</text:p>
              </table:table-cell>
              <table:table-cell office:value-type="float" office:value="0.10206626299987">
                <text:p>0.102066262999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2.946956101001">
                <text:p>122.946956101001</text:p>
              </table:table-cell>
              <table:table-cell office:value-type="float" office:value="0.103270263000013">
                <text:p>0.1032702630000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3.149155053001">
                <text:p>123.149155053001</text:p>
              </table:table-cell>
              <table:table-cell office:value-type="float" office:value="0.102955104997818">
                <text:p>0.1029551049978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3.553296050999">
                <text:p>123.553296050999</text:p>
              </table:table-cell>
              <table:table-cell office:value-type="float" office:value="0.338829011998314">
                <text:p>0.3388290119983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3.755992806">
                <text:p>123.755992806</text:p>
              </table:table-cell>
              <table:table-cell office:value-type="float" office:value="0.103453568000987">
                <text:p>0.1034535680009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958194252999">
                <text:p>123.958194252999</text:p>
              </table:table-cell>
              <table:table-cell office:value-type="float" office:value="0.10310097600086">
                <text:p>0.103100976000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.162011822998">
                <text:p>124.162011822998</text:p>
              </table:table-cell>
              <table:table-cell office:value-type="float" office:value="0.103430865001428">
                <text:p>0.1034308650014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363796788999">
                <text:p>124.363796788999</text:p>
              </table:table-cell>
              <table:table-cell office:value-type="float" office:value="0.102955862999806">
                <text:p>0.1029558629998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4.566345836">
                <text:p>124.566345836</text:p>
              </table:table-cell>
              <table:table-cell office:value-type="float" office:value="0.102991404000932">
                <text:p>0.1029914040009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4.769866497001">
                <text:p>124.769866497001</text:p>
              </table:table-cell>
              <table:table-cell office:value-type="float" office:value="0.104857381000329">
                <text:p>0.1048573810003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4.971791032">
                <text:p>124.971791032</text:p>
              </table:table-cell>
              <table:table-cell office:value-type="float" office:value="0.102888998997514">
                <text:p>0.1028889989975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5.174121018001">
                <text:p>125.174121018001</text:p>
              </table:table-cell>
              <table:table-cell office:value-type="float" office:value="0.102708654001617">
                <text:p>0.1027086540016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5.375570020999">
                <text:p>125.375570020999</text:p>
              </table:table-cell>
              <table:table-cell office:value-type="float" office:value="0.102851558000111">
                <text:p>0.102851558000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5.576917350998">
                <text:p>125.576917350998</text:p>
              </table:table-cell>
              <table:table-cell office:value-type="float" office:value="0.102694692999648">
                <text:p>0.1026946929996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5.779462251001">
                <text:p>125.779462251001</text:p>
              </table:table-cell>
              <table:table-cell office:value-type="float" office:value="0.103349308999896">
                <text:p>0.1033493089998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5.982104229999">
                <text:p>125.982104229999</text:p>
              </table:table-cell>
              <table:table-cell office:value-type="float" office:value="0.102934926999296">
                <text:p>0.1029349269992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6.184746559">
                <text:p>126.184746559</text:p>
              </table:table-cell>
              <table:table-cell office:value-type="float" office:value="0.103110241001559">
                <text:p>0.1031102410015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6.387320646998">
                <text:p>126.387320646998</text:p>
              </table:table-cell>
              <table:table-cell office:value-type="float" office:value="0.10281252400091">
                <text:p>0.102812524000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6.589431471999">
                <text:p>126.589431471999</text:p>
              </table:table-cell>
              <table:table-cell office:value-type="float" office:value="0.101763716000278">
                <text:p>0.1017637160002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6.791949885999">
                <text:p>126.791949885999</text:p>
              </table:table-cell>
              <table:table-cell office:value-type="float" office:value="0.103155550998054">
                <text:p>0.10315555099805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6.993840900999">
                <text:p>126.993840900999</text:p>
              </table:table-cell>
              <table:table-cell office:value-type="float" office:value="0.102923154001473">
                <text:p>0.1029231540014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7.195995531998">
                <text:p>127.195995531998</text:p>
              </table:table-cell>
              <table:table-cell office:value-type="float" office:value="0.102734649997728">
                <text:p>0.1027346499977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7.398382129999">
                <text:p>127.398382129999</text:p>
              </table:table-cell>
              <table:table-cell office:value-type="float" office:value="0.103117058999487">
                <text:p>0.1031170589994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7.600300804999">
                <text:p>127.600300804999</text:p>
              </table:table-cell>
              <table:table-cell office:value-type="float" office:value="0.103773735998402">
                <text:p>0.1037737359984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7.803271596">
                <text:p>127.803271596</text:p>
              </table:table-cell>
              <table:table-cell office:value-type="float" office:value="0.103191119997064">
                <text:p>0.1031911199970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8.005582446">
                <text:p>128.005582446</text:p>
              </table:table-cell>
              <table:table-cell office:value-type="float" office:value="0.102957123002852">
                <text:p>0.1029571230028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8.207284181">
                <text:p>128.207284181</text:p>
              </table:table-cell>
              <table:table-cell office:value-type="float" office:value="0.101717730001837">
                <text:p>0.1017177300018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8.409475779001">
                <text:p>128.409475779001</text:p>
              </table:table-cell>
              <table:table-cell office:value-type="float" office:value="0.102622263999365">
                <text:p>0.1026222639993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8.611778669001">
                <text:p>128.611778669001</text:p>
              </table:table-cell>
              <table:table-cell office:value-type="float" office:value="0.103534706999199">
                <text:p>0.1035347069991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8.814588150999">
                <text:p>128.814588150999</text:p>
              </table:table-cell>
              <table:table-cell office:value-type="float" office:value="0.101960773998144">
                <text:p>0.1019607739981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9.016597878999">
                <text:p>129.016597878999</text:p>
              </table:table-cell>
              <table:table-cell office:value-type="float" office:value="0.103329419998772">
                <text:p>0.1033294199987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9.21835463">
                <text:p>129.21835463</text:p>
              </table:table-cell>
              <table:table-cell office:value-type="float" office:value="0.102833547000046">
                <text:p>0.1028335470000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9.420462539998">
                <text:p>129.420462539998</text:p>
              </table:table-cell>
              <table:table-cell office:value-type="float" office:value="0.102539628998784">
                <text:p>0.1025396289987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9.622713084998">
                <text:p>129.622713084998</text:p>
              </table:table-cell>
              <table:table-cell office:value-type="float" office:value="0.10278458600078">
                <text:p>0.102784586000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9.825525131">
                <text:p>129.825525131</text:p>
              </table:table-cell>
              <table:table-cell office:value-type="float" office:value="0.103370148000977">
                <text:p>0.1033701480009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.028373175999">
                <text:p>130.028373175999</text:p>
              </table:table-cell>
              <table:table-cell office:value-type="float" office:value="0.103105892001622">
                <text:p>0.1031058920016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.230433569999">
                <text:p>130.230433569999</text:p>
              </table:table-cell>
              <table:table-cell office:value-type="float" office:value="0.10331707700243">
                <text:p>0.103317077002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.432282759">
                <text:p>130.432282759</text:p>
              </table:table-cell>
              <table:table-cell office:value-type="float" office:value="0.103857711001183">
                <text:p>0.1038577110011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.636567712001">
                <text:p>130.636567712001</text:p>
              </table:table-cell>
              <table:table-cell office:value-type="float" office:value="0.102818653998838">
                <text:p>0.1028186539988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.838022126998">
                <text:p>130.838022126998</text:p>
              </table:table-cell>
              <table:table-cell office:value-type="float" office:value="0.103728605001379">
                <text:p>0.1037286050013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1.039686597">
                <text:p>131.039686597</text:p>
              </table:table-cell>
              <table:table-cell office:value-type="float" office:value="0.101987160000135">
                <text:p>0.1019871600001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1.240950395">
                <text:p>131.240950395</text:p>
              </table:table-cell>
              <table:table-cell office:value-type="float" office:value="0.103582141000516">
                <text:p>0.1035821410005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1.442723467">
                <text:p>131.442723467</text:p>
              </table:table-cell>
              <table:table-cell office:value-type="float" office:value="0.102822460998141">
                <text:p>0.1028224609981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1.645598788">
                <text:p>131.645598788</text:p>
              </table:table-cell>
              <table:table-cell office:value-type="float" office:value="0.102863572999922">
                <text:p>0.1028635729999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1.847281315">
                <text:p>131.847281315</text:p>
              </table:table-cell>
              <table:table-cell office:value-type="float" office:value="0.102921051999147">
                <text:p>0.1029210519991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2.049442441999">
                <text:p>132.049442441999</text:p>
              </table:table-cell>
              <table:table-cell office:value-type="float" office:value="0.102752087997942">
                <text:p>0.1027520879979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2.252314167999">
                <text:p>132.252314167999</text:p>
              </table:table-cell>
              <table:table-cell office:value-type="float" office:value="0.103696032001608">
                <text:p>0.103696032001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2.454802834">
                <text:p>132.454802834</text:p>
              </table:table-cell>
              <table:table-cell office:value-type="float" office:value="0.102920250999887">
                <text:p>0.1029202509998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.657180407001">
                <text:p>132.657180407001</text:p>
              </table:table-cell>
              <table:table-cell office:value-type="float" office:value="0.106346271000803">
                <text:p>0.1063462710008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2.858599741001">
                <text:p>132.858599741001</text:p>
              </table:table-cell>
              <table:table-cell office:value-type="float" office:value="0.102817645998584">
                <text:p>0.1028176459985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3.060074866">
                <text:p>133.060074866</text:p>
              </table:table-cell>
              <table:table-cell office:value-type="float" office:value="0.10256045999995">
                <text:p>0.102560459999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3.262185596999">
                <text:p>133.262185596999</text:p>
              </table:table-cell>
              <table:table-cell office:value-type="float" office:value="0.103215456001635">
                <text:p>0.1032154560016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3.463397654999">
                <text:p>133.463397654999</text:p>
              </table:table-cell>
              <table:table-cell office:value-type="float" office:value="0.102954859998135">
                <text:p>0.1029548599981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3.667157078999">
                <text:p>133.667157078999</text:p>
              </table:table-cell>
              <table:table-cell office:value-type="float" office:value="0.103149714999745">
                <text:p>0.1031497149997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3.869004169999">
                <text:p>133.869004169999</text:p>
              </table:table-cell>
              <table:table-cell office:value-type="float" office:value="0.103158052999788">
                <text:p>0.1031580529997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4.071539107001">
                <text:p>134.071539107001</text:p>
              </table:table-cell>
              <table:table-cell office:value-type="float" office:value="0.10317520299941">
                <text:p>0.103175202999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4.273196081998">
                <text:p>134.273196081998</text:p>
              </table:table-cell>
              <table:table-cell office:value-type="float" office:value="0.101946180999221">
                <text:p>0.101946180999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.475342569">
                <text:p>134.475342569</text:p>
              </table:table-cell>
              <table:table-cell office:value-type="float" office:value="0.104991600997892">
                <text:p>0.1049916009978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4.677200048998">
                <text:p>134.677200048998</text:p>
              </table:table-cell>
              <table:table-cell office:value-type="float" office:value="0.102697541002271">
                <text:p>0.1026975410022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4.879272701">
                <text:p>134.879272701</text:p>
              </table:table-cell>
              <table:table-cell office:value-type="float" office:value="0.102698817998316">
                <text:p>0.102698817998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.283097273001">
                <text:p>135.283097273001</text:p>
              </table:table-cell>
              <table:table-cell office:value-type="float" office:value="0.318115766000119">
                <text:p>0.3181157660001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5.485275936">
                <text:p>135.485275936</text:p>
              </table:table-cell>
              <table:table-cell office:value-type="float" office:value="0.103819828000269">
                <text:p>0.1038198280002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5.687363206998">
                <text:p>135.687363206998</text:p>
              </table:table-cell>
              <table:table-cell office:value-type="float" office:value="0.102706458001194">
                <text:p>0.1027064580011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5.890291786">
                <text:p>135.890291786</text:p>
              </table:table-cell>
              <table:table-cell office:value-type="float" office:value="0.102651055000024">
                <text:p>0.1026510550000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6.092816683999">
                <text:p>136.092816683999</text:p>
              </table:table-cell>
              <table:table-cell office:value-type="float" office:value="0.103157557998202">
                <text:p>0.1031575579982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6.295724051">
                <text:p>136.295724051</text:p>
              </table:table-cell>
              <table:table-cell office:value-type="float" office:value="0.103236529997957">
                <text:p>0.1032365299979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6.497416746999">
                <text:p>136.497416746999</text:p>
              </table:table-cell>
              <table:table-cell office:value-type="float" office:value="0.103260600997601">
                <text:p>0.1032606009976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6.700612921999">
                <text:p>136.700612921999</text:p>
              </table:table-cell>
              <table:table-cell office:value-type="float" office:value="0.108080725000036">
                <text:p>0.1080807250000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6.902996091001">
                <text:p>136.902996091001</text:p>
              </table:table-cell>
              <table:table-cell office:value-type="float" office:value="0.102755364998302">
                <text:p>0.1027553649983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7.105115613002">
                <text:p>137.105115613002</text:p>
              </table:table-cell>
              <table:table-cell office:value-type="float" office:value="0.103045722000388">
                <text:p>0.1030457220003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7.306586538998">
                <text:p>137.306586538998</text:p>
              </table:table-cell>
              <table:table-cell office:value-type="float" office:value="0.102824177000002">
                <text:p>0.1028241770000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7.508728190998">
                <text:p>137.508728190998</text:p>
              </table:table-cell>
              <table:table-cell office:value-type="float" office:value="0.102984880999429">
                <text:p>0.1029848809994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7.710465304001">
                <text:p>137.710465304001</text:p>
              </table:table-cell>
              <table:table-cell office:value-type="float" office:value="0.102425806999236">
                <text:p>0.1024258069992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.912935870001">
                <text:p>137.912935870001</text:p>
              </table:table-cell>
              <table:table-cell office:value-type="float" office:value="0.103053070000897">
                <text:p>0.1030530700008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.114421391001">
                <text:p>138.114421391001</text:p>
              </table:table-cell>
              <table:table-cell office:value-type="float" office:value="0.103149852999195">
                <text:p>0.1031498529991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8.316273921999">
                <text:p>138.316273921999</text:p>
              </table:table-cell>
              <table:table-cell office:value-type="float" office:value="0.102815074002137">
                <text:p>0.1028150740021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8.517856675">
                <text:p>138.517856675</text:p>
              </table:table-cell>
              <table:table-cell office:value-type="float" office:value="0.102832544002013">
                <text:p>0.1028325440020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8.729022596999">
                <text:p>138.729022596999</text:p>
              </table:table-cell>
              <table:table-cell office:value-type="float" office:value="0.110947064997163">
                <text:p>0.1109470649971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8.930678296998">
                <text:p>138.930678296998</text:p>
              </table:table-cell>
              <table:table-cell office:value-type="float" office:value="0.103320455000357">
                <text:p>0.1033204550003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9.132474642">
                <text:p>139.132474642</text:p>
              </table:table-cell>
              <table:table-cell office:value-type="float" office:value="0.102825182002562">
                <text:p>0.1028251820025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9.334728247999">
                <text:p>139.334728247999</text:p>
              </table:table-cell>
              <table:table-cell office:value-type="float" office:value="0.103162809999048">
                <text:p>0.103162809999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.536718337">
                <text:p>139.536718337</text:p>
              </table:table-cell>
              <table:table-cell office:value-type="float" office:value="0.102846113000851">
                <text:p>0.1028461130008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9.739976688001">
                <text:p>139.739976688001</text:p>
              </table:table-cell>
              <table:table-cell office:value-type="float" office:value="0.103350486002455">
                <text:p>0.103350486002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9.942370383">
                <text:p>139.942370383</text:p>
              </table:table-cell>
              <table:table-cell office:value-type="float" office:value="0.10326810100014">
                <text:p>0.103268101000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.143983668">
                <text:p>140.143983668</text:p>
              </table:table-cell>
              <table:table-cell office:value-type="float" office:value="0.10300967400326">
                <text:p>0.103009674003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.346492575998">
                <text:p>140.346492575998</text:p>
              </table:table-cell>
              <table:table-cell office:value-type="float" office:value="0.102947342998959">
                <text:p>0.1029473429989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.547918616001">
                <text:p>140.547918616001</text:p>
              </table:table-cell>
              <table:table-cell office:value-type="float" office:value="0.102860980001424">
                <text:p>0.1028609800014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.750367171">
                <text:p>140.750367171</text:p>
              </table:table-cell>
              <table:table-cell office:value-type="float" office:value="0.104782799000532">
                <text:p>0.1047827990005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.953191502998">
                <text:p>140.953191502998</text:p>
              </table:table-cell>
              <table:table-cell office:value-type="float" office:value="0.10344483299923">
                <text:p>0.103444832999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1.155886951001">
                <text:p>141.155886951001</text:p>
              </table:table-cell>
              <table:table-cell office:value-type="float" office:value="0.103456963002827">
                <text:p>0.1034569630028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1.358323722001">
                <text:p>141.358323722001</text:p>
              </table:table-cell>
              <table:table-cell office:value-type="float" office:value="0.103336591000698">
                <text:p>0.1033365910006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1.560073944998">
                <text:p>141.560073944998</text:p>
              </table:table-cell>
              <table:table-cell office:value-type="float" office:value="0.102786926003319">
                <text:p>0.1027869260033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1.762565317">
                <text:p>141.762565317</text:p>
              </table:table-cell>
              <table:table-cell office:value-type="float" office:value="0.102328224002122">
                <text:p>0.1023282240021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1.965180677998">
                <text:p>141.965180677998</text:p>
              </table:table-cell>
              <table:table-cell office:value-type="float" office:value="0.10284254599901">
                <text:p>0.102842545999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2.168360563999">
                <text:p>142.168360563999</text:p>
              </table:table-cell>
              <table:table-cell office:value-type="float" office:value="0.101965781999752">
                <text:p>0.1019657819997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.370677927">
                <text:p>142.370677927</text:p>
              </table:table-cell>
              <table:table-cell office:value-type="float" office:value="0.103080322001915">
                <text:p>0.1030803220019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.573614076999">
                <text:p>142.573614076999</text:p>
              </table:table-cell>
              <table:table-cell office:value-type="float" office:value="0.102958137998939">
                <text:p>0.1029581379989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2.776304917999">
                <text:p>142.776304917999</text:p>
              </table:table-cell>
              <table:table-cell office:value-type="float" office:value="0.103128311999171">
                <text:p>0.1031283119991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2.979878958999">
                <text:p>142.979878958999</text:p>
              </table:table-cell>
              <table:table-cell office:value-type="float" office:value="0.108036377001554">
                <text:p>0.1080363770015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182839065001">
                <text:p>143.182839065001</text:p>
              </table:table-cell>
              <table:table-cell office:value-type="float" office:value="0.103071899000497">
                <text:p>0.1030718990004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384907557">
                <text:p>143.384907557</text:p>
              </table:table-cell>
              <table:table-cell office:value-type="float" office:value="0.10335744600161">
                <text:p>0.103357446001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587395359998">
                <text:p>143.587395359998</text:p>
              </table:table-cell>
              <table:table-cell office:value-type="float" office:value="0.103432217998488">
                <text:p>0.1034322179984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791535084001">
                <text:p>143.791535084001</text:p>
              </table:table-cell>
              <table:table-cell office:value-type="float" office:value="0.103012925999792">
                <text:p>0.1030129259997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993953920999">
                <text:p>143.993953920999</text:p>
              </table:table-cell>
              <table:table-cell office:value-type="float" office:value="0.101771531997656">
                <text:p>0.1017715319976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4.196184412001">
                <text:p>144.196184412001</text:p>
              </table:table-cell>
              <table:table-cell office:value-type="float" office:value="0.103023765001126">
                <text:p>0.1030237650011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.397825398999">
                <text:p>144.397825398999</text:p>
              </table:table-cell>
              <table:table-cell office:value-type="float" office:value="0.102939012998831">
                <text:p>0.1029390129988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4.600670606">
                <text:p>144.600670606</text:p>
              </table:table-cell>
              <table:table-cell office:value-type="float" office:value="0.103165718999662">
                <text:p>0.1031657189996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4.802593548">
                <text:p>144.802593548</text:p>
              </table:table-cell>
              <table:table-cell office:value-type="float" office:value="0.103839513998537">
                <text:p>0.1038395139985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5.004274381001">
                <text:p>145.004274381001</text:p>
              </table:table-cell>
              <table:table-cell office:value-type="float" office:value="0.103532945999177">
                <text:p>0.1035329459991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5.206008775">
                <text:p>145.206008775</text:p>
              </table:table-cell>
              <table:table-cell office:value-type="float" office:value="0.103263869001239">
                <text:p>0.1032638690012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5.408484058">
                <text:p>145.408484058</text:p>
              </table:table-cell>
              <table:table-cell office:value-type="float" office:value="0.102952730001562">
                <text:p>0.1029527300015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5.611377492001">
                <text:p>145.611377492001</text:p>
              </table:table-cell>
              <table:table-cell office:value-type="float" office:value="0.101688368002215">
                <text:p>0.1016883680022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5.815149466998">
                <text:p>145.815149466998</text:p>
              </table:table-cell>
              <table:table-cell office:value-type="float" office:value="0.103365880000638">
                <text:p>0.1033658800006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6.016383442999">
                <text:p>146.016383442999</text:p>
              </table:table-cell>
              <table:table-cell office:value-type="float" office:value="0.102956377999362">
                <text:p>0.1029563779993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.217681091999">
                <text:p>146.217681091999</text:p>
              </table:table-cell>
              <table:table-cell office:value-type="float" office:value="0.102710202001617">
                <text:p>0.1027102020016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6.419261956999">
                <text:p>146.419261956999</text:p>
              </table:table-cell>
              <table:table-cell office:value-type="float" office:value="0.102893657000095">
                <text:p>0.1028936570000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6.620771741">
                <text:p>146.620771741</text:p>
              </table:table-cell>
              <table:table-cell office:value-type="float" office:value="0.102885666998191">
                <text:p>0.1028856669981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.826379796999">
                <text:p>146.826379796999</text:p>
              </table:table-cell>
              <table:table-cell office:value-type="float" office:value="0.105472141000064">
                <text:p>0.1054721410000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7.028166314001">
                <text:p>147.028166314001</text:p>
              </table:table-cell>
              <table:table-cell office:value-type="float" office:value="0.103546241000004">
                <text:p>0.1035462410000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7.230361990001">
                <text:p>147.230361990001</text:p>
              </table:table-cell>
              <table:table-cell office:value-type="float" office:value="0.103273804998025">
                <text:p>0.1032738049980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.432301199999">
                <text:p>147.432301199999</text:p>
              </table:table-cell>
              <table:table-cell office:value-type="float" office:value="0.103429587998107">
                <text:p>0.1034295879981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7.634284880998">
                <text:p>147.634284880998</text:p>
              </table:table-cell>
              <table:table-cell office:value-type="float" office:value="0.104309831000137">
                <text:p>0.104309831000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7.836708841001">
                <text:p>147.836708841001</text:p>
              </table:table-cell>
              <table:table-cell office:value-type="float" office:value="0.104409660998499">
                <text:p>0.1044096609984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8.252805756001">
                <text:p>148.252805756001</text:p>
              </table:table-cell>
              <table:table-cell office:value-type="float" office:value="0.42345046400078">
                <text:p>0.423450464000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8.455433559">
                <text:p>148.455433559</text:p>
              </table:table-cell>
              <table:table-cell office:value-type="float" office:value="0.102951282999129">
                <text:p>0.1029512829991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8.657283682001">
                <text:p>148.657283682001</text:p>
              </table:table-cell>
              <table:table-cell office:value-type="float" office:value="0.102919922002911">
                <text:p>0.1029199220029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8.859198802998">
                <text:p>148.859198802998</text:p>
              </table:table-cell>
              <table:table-cell office:value-type="float" office:value="0.103850874998898">
                <text:p>0.1038508749988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.062031907">
                <text:p>149.062031907</text:p>
              </table:table-cell>
              <table:table-cell office:value-type="float" office:value="0.101842872001725">
                <text:p>0.1018428720017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.264041908998">
                <text:p>149.264041908998</text:p>
              </table:table-cell>
              <table:table-cell office:value-type="float" office:value="0.105261821001477">
                <text:p>0.1052618210014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.466631736999">
                <text:p>149.466631736999</text:p>
              </table:table-cell>
              <table:table-cell office:value-type="float" office:value="0.102780736000568">
                <text:p>0.1027807360005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.668706681001">
                <text:p>149.668706681001</text:p>
              </table:table-cell>
              <table:table-cell office:value-type="float" office:value="0.102629452998372">
                <text:p>0.1026294529983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.872692960998">
                <text:p>149.872692960998</text:p>
              </table:table-cell>
              <table:table-cell office:value-type="float" office:value="0.102878256999247">
                <text:p>0.1028782569992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.075299833999">
                <text:p>150.075299833999</text:p>
              </table:table-cell>
              <table:table-cell office:value-type="float" office:value="0.103145844001119">
                <text:p>0.1031458440011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.278309296999">
                <text:p>150.278309296999</text:p>
              </table:table-cell>
              <table:table-cell office:value-type="float" office:value="0.102877886998613">
                <text:p>0.1028778869986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.480195942">
                <text:p>150.480195942</text:p>
              </table:table-cell>
              <table:table-cell office:value-type="float" office:value="0.102742803999718">
                <text:p>0.1027428039997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.682823996001">
                <text:p>150.682823996001</text:p>
              </table:table-cell>
              <table:table-cell office:value-type="float" office:value="0.103163973999472">
                <text:p>0.1031639739994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.885798504001">
                <text:p>150.885798504001</text:p>
              </table:table-cell>
              <table:table-cell office:value-type="float" office:value="0.102878043999226">
                <text:p>0.1028780439992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.089038029">
                <text:p>151.089038029</text:p>
              </table:table-cell>
              <table:table-cell office:value-type="float" office:value="0.107155123998382">
                <text:p>0.1071551239983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.290463296999">
                <text:p>151.290463296999</text:p>
              </table:table-cell>
              <table:table-cell office:value-type="float" office:value="0.103551341999264">
                <text:p>0.1035513419992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.492685085999">
                <text:p>151.492685085999</text:p>
              </table:table-cell>
              <table:table-cell office:value-type="float" office:value="0.103192873000808">
                <text:p>0.1031928730008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.695067178">
                <text:p>151.695067178</text:p>
              </table:table-cell>
              <table:table-cell office:value-type="float" office:value="0.103057658998296">
                <text:p>0.1030576589982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.896575243998">
                <text:p>151.896575243998</text:p>
              </table:table-cell>
              <table:table-cell office:value-type="float" office:value="0.103700482999557">
                <text:p>0.1037004829995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2.099295060998">
                <text:p>152.099295060998</text:p>
              </table:table-cell>
              <table:table-cell office:value-type="float" office:value="0.102758139000798">
                <text:p>0.1027581390007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2.301577886999">
                <text:p>152.301577886999</text:p>
              </table:table-cell>
              <table:table-cell office:value-type="float" office:value="0.103046285999881">
                <text:p>0.1030462859998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2.503174934998">
                <text:p>152.503174934998</text:p>
              </table:table-cell>
              <table:table-cell office:value-type="float" office:value="0.102926224000839">
                <text:p>0.1029262240008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.705642894998">
                <text:p>152.705642894998</text:p>
              </table:table-cell>
              <table:table-cell office:value-type="float" office:value="0.102945692997309">
                <text:p>0.1029456929973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.907714550998">
                <text:p>152.907714550998</text:p>
              </table:table-cell>
              <table:table-cell office:value-type="float" office:value="0.102925500999845">
                <text:p>0.1029255009998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3.109356015">
                <text:p>153.109356015</text:p>
              </table:table-cell>
              <table:table-cell office:value-type="float" office:value="0.102652734000003">
                <text:p>0.1026527340000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.311987235">
                <text:p>153.311987235</text:p>
              </table:table-cell>
              <table:table-cell office:value-type="float" office:value="0.105613219999213">
                <text:p>0.1056132199992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3.514740246999">
                <text:p>153.514740246999</text:p>
              </table:table-cell>
              <table:table-cell office:value-type="float" office:value="0.105383073998382">
                <text:p>0.1053830739983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3.718286881001">
                <text:p>153.718286881001</text:p>
              </table:table-cell>
              <table:table-cell office:value-type="float" office:value="0.103216728002735">
                <text:p>0.1032167280027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.920606708001">
                <text:p>153.920606708001</text:p>
              </table:table-cell>
              <table:table-cell office:value-type="float" office:value="0.10331427899655">
                <text:p>0.103314278996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4.123042648">
                <text:p>154.123042648</text:p>
              </table:table-cell>
              <table:table-cell office:value-type="float" office:value="0.10301390099994">
                <text:p>0.103013900999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4.324848291999">
                <text:p>154.324848291999</text:p>
              </table:table-cell>
              <table:table-cell office:value-type="float" office:value="0.102975049998349">
                <text:p>0.1029750499983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4.527212879999">
                <text:p>154.527212879999</text:p>
              </table:table-cell>
              <table:table-cell office:value-type="float" office:value="0.102913769002043">
                <text:p>0.102913769002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.728744896998">
                <text:p>154.728744896998</text:p>
              </table:table-cell>
              <table:table-cell office:value-type="float" office:value="0.103077981999377">
                <text:p>0.1030779819993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.932011194">
                <text:p>154.932011194</text:p>
              </table:table-cell>
              <table:table-cell office:value-type="float" office:value="0.103965652000625">
                <text:p>0.103965652000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5.134282704999">
                <text:p>155.134282704999</text:p>
              </table:table-cell>
              <table:table-cell office:value-type="float" office:value="0.104026833996613">
                <text:p>0.1040268339966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5.336539896001">
                <text:p>155.336539896001</text:p>
              </table:table-cell>
              <table:table-cell office:value-type="float" office:value="0.104050015001121">
                <text:p>0.1040500150011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5.538780256">
                <text:p>155.538780256</text:p>
              </table:table-cell>
              <table:table-cell office:value-type="float" office:value="0.103080420001788">
                <text:p>0.1030804200017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5.741694083001">
                <text:p>155.741694083001</text:p>
              </table:table-cell>
              <table:table-cell office:value-type="float" office:value="0.103271296000457">
                <text:p>0.1032712960004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5.944402290999">
                <text:p>155.944402290999</text:p>
              </table:table-cell>
              <table:table-cell office:value-type="float" office:value="0.103111258002173">
                <text:p>0.1031112580021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.146432062">
                <text:p>156.146432062</text:p>
              </table:table-cell>
              <table:table-cell office:value-type="float" office:value="0.108246269999654">
                <text:p>0.1082462699996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6.348377490001">
                <text:p>156.348377490001</text:p>
              </table:table-cell>
              <table:table-cell office:value-type="float" office:value="0.103194011000596">
                <text:p>0.103194011000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.550307147998">
                <text:p>156.550307147998</text:p>
              </table:table-cell>
              <table:table-cell office:value-type="float" office:value="0.102338888998929">
                <text:p>0.1023388889989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6.753704721999">
                <text:p>156.753704721999</text:p>
              </table:table-cell>
              <table:table-cell office:value-type="float" office:value="0.10347363800247">
                <text:p>0.103473638002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6.956175869">
                <text:p>156.956175869</text:p>
              </table:table-cell>
              <table:table-cell office:value-type="float" office:value="0.103456734999781">
                <text:p>0.1034567349997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.158530613">
                <text:p>157.158530613</text:p>
              </table:table-cell>
              <table:table-cell office:value-type="float" office:value="0.103647679999995">
                <text:p>0.1036476799999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.364321674999">
                <text:p>157.364321674999</text:p>
              </table:table-cell>
              <table:table-cell office:value-type="float" office:value="0.103047674998379">
                <text:p>0.1030476749983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.567284785">
                <text:p>157.567284785</text:p>
              </table:table-cell>
              <table:table-cell office:value-type="float" office:value="0.102984832999937">
                <text:p>0.1029848329999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.769207336998">
                <text:p>157.769207336998</text:p>
              </table:table-cell>
              <table:table-cell office:value-type="float" office:value="0.103076653998869">
                <text:p>0.1030766539988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.972199483">
                <text:p>157.972199483</text:p>
              </table:table-cell>
              <table:table-cell office:value-type="float" office:value="0.10332495900002">
                <text:p>0.10332495900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8.175261839999">
                <text:p>158.175261839999</text:p>
              </table:table-cell>
              <table:table-cell office:value-type="float" office:value="0.102695293000579">
                <text:p>0.1026952930005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8.376776058001">
                <text:p>158.376776058001</text:p>
              </table:table-cell>
              <table:table-cell office:value-type="float" office:value="0.103183835999516">
                <text:p>0.1031838359995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8.578287836001">
                <text:p>158.578287836001</text:p>
              </table:table-cell>
              <table:table-cell office:value-type="float" office:value="0.10307487299724">
                <text:p>0.103074872997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8.780516231">
                <text:p>158.780516231</text:p>
              </table:table-cell>
              <table:table-cell office:value-type="float" office:value="0.102930267999909">
                <text:p>0.1029302679999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8.982061405">
                <text:p>158.982061405</text:p>
              </table:table-cell>
              <table:table-cell office:value-type="float" office:value="0.103222015000938">
                <text:p>0.1032220150009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9.183982828999">
                <text:p>159.183982828999</text:p>
              </table:table-cell>
              <table:table-cell office:value-type="float" office:value="0.102950958000292">
                <text:p>0.1029509580002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9.388244243">
                <text:p>159.388244243</text:p>
              </table:table-cell>
              <table:table-cell office:value-type="float" office:value="0.10347537099733">
                <text:p>0.103475370997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9.59070429">
                <text:p>159.59070429</text:p>
              </table:table-cell>
              <table:table-cell office:value-type="float" office:value="0.108629482001561">
                <text:p>0.1086294820015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.792755065999">
                <text:p>159.792755065999</text:p>
              </table:table-cell>
              <table:table-cell office:value-type="float" office:value="0.103875930002687">
                <text:p>0.1038759300026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9.995026714001">
                <text:p>159.995026714001</text:p>
              </table:table-cell>
              <table:table-cell office:value-type="float" office:value="0.103269433002424">
                <text:p>0.1032694330024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.197111218">
                <text:p>160.197111218</text:p>
              </table:table-cell>
              <table:table-cell office:value-type="float" office:value="0.103578460999415">
                <text:p>0.1035784609994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.398717028998">
                <text:p>160.398717028998</text:p>
              </table:table-cell>
              <table:table-cell office:value-type="float" office:value="0.102918384000077">
                <text:p>0.1029183840000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.600761630998">
                <text:p>160.600761630998</text:p>
              </table:table-cell>
              <table:table-cell office:value-type="float" office:value="0.102804100999492">
                <text:p>0.10280410099949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.803061938001">
                <text:p>160.803061938001</text:p>
              </table:table-cell>
              <table:table-cell office:value-type="float" office:value="0.103730873001041">
                <text:p>0.1037308730010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1.00562769">
                <text:p>161.00562769</text:p>
              </table:table-cell>
              <table:table-cell office:value-type="float" office:value="0.103020735001337">
                <text:p>0.1030207350013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1.207965574999">
                <text:p>161.207965574999</text:p>
              </table:table-cell>
              <table:table-cell office:value-type="float" office:value="0.102993143998901">
                <text:p>0.1029931439989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1.414995169002">
                <text:p>161.414995169002</text:p>
              </table:table-cell>
              <table:table-cell office:value-type="float" office:value="0.109529839999595">
                <text:p>0.1095298399995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1.617109418999">
                <text:p>161.617109418999</text:p>
              </table:table-cell>
              <table:table-cell office:value-type="float" office:value="0.159561989999929">
                <text:p>0.1595619899999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.818573069999">
                <text:p>161.818573069999</text:p>
              </table:table-cell>
              <table:table-cell office:value-type="float" office:value="0.102870038997935">
                <text:p>0.1028700389979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2.020928931001">
                <text:p>162.020928931001</text:p>
              </table:table-cell>
              <table:table-cell office:value-type="float" office:value="0.104276324000239">
                <text:p>0.1042763240002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2.448426011">
                <text:p>162.448426011</text:p>
              </table:table-cell>
              <table:table-cell office:value-type="float" office:value="0.404696551999223">
                <text:p>0.4046965519992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2.651062549001">
                <text:p>162.651062549001</text:p>
              </table:table-cell>
              <table:table-cell office:value-type="float" office:value="0.103212738002185">
                <text:p>0.1032127380021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.852601717001">
                <text:p>162.852601717001</text:p>
              </table:table-cell>
              <table:table-cell office:value-type="float" office:value="0.103065331000835">
                <text:p>0.1030653310008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3.054459480998">
                <text:p>163.054459480998</text:p>
              </table:table-cell>
              <table:table-cell office:value-type="float" office:value="0.103568403999816">
                <text:p>0.1035684039998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3.257044383001">
                <text:p>163.257044383001</text:p>
              </table:table-cell>
              <table:table-cell office:value-type="float" office:value="0.102861155999562">
                <text:p>0.1028611559995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.460092867001">
                <text:p>163.460092867001</text:p>
              </table:table-cell>
              <table:table-cell office:value-type="float" office:value="0.102893837000011">
                <text:p>0.1028938370000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3.662252508999">
                <text:p>163.662252508999</text:p>
              </table:table-cell>
              <table:table-cell office:value-type="float" office:value="0.102967777998856">
                <text:p>0.1029677779988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.864501749998">
                <text:p>163.864501749998</text:p>
              </table:table-cell>
              <table:table-cell office:value-type="float" office:value="0.105827217998012">
                <text:p>0.1058272179980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4.067307092999">
                <text:p>164.067307092999</text:p>
              </table:table-cell>
              <table:table-cell office:value-type="float" office:value="0.103071388999524">
                <text:p>0.1030713889995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4.268784252999">
                <text:p>164.268784252999</text:p>
              </table:table-cell>
              <table:table-cell office:value-type="float" office:value="0.103208022999752">
                <text:p>0.1032080229997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.470419156998">
                <text:p>164.470419156998</text:p>
              </table:table-cell>
              <table:table-cell office:value-type="float" office:value="0.102879114001553">
                <text:p>0.1028791140015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.672098362">
                <text:p>164.672098362</text:p>
              </table:table-cell>
              <table:table-cell office:value-type="float" office:value="0.102845962999709">
                <text:p>0.1028459629997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.87522546">
                <text:p>164.87522546</text:p>
              </table:table-cell>
              <table:table-cell office:value-type="float" office:value="0.103117747999931">
                <text:p>0.1031177479999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.077772212">
                <text:p>165.077772212</text:p>
              </table:table-cell>
              <table:table-cell office:value-type="float" office:value="0.105140978997952">
                <text:p>0.1051409789979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5.278828106999">
                <text:p>165.278828106999</text:p>
              </table:table-cell>
              <table:table-cell office:value-type="float" office:value="0.103128507998917">
                <text:p>0.1031285079989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.480405664999">
                <text:p>165.480405664999</text:p>
              </table:table-cell>
              <table:table-cell office:value-type="float" office:value="0.103032855997299">
                <text:p>0.1030328559972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5.682504365999">
                <text:p>165.682504365999</text:p>
              </table:table-cell>
              <table:table-cell office:value-type="float" office:value="0.103086046998214">
                <text:p>0.1030860469982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5.884371707001">
                <text:p>165.884371707001</text:p>
              </table:table-cell>
              <table:table-cell office:value-type="float" office:value="0.106159413000569">
                <text:p>0.1061594130005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6.086705599999">
                <text:p>166.086705599999</text:p>
              </table:table-cell>
              <table:table-cell office:value-type="float" office:value="0.103619148001599">
                <text:p>0.1036191480015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6.289587766001">
                <text:p>166.289587766001</text:p>
              </table:table-cell>
              <table:table-cell office:value-type="float" office:value="0.102840357998502">
                <text:p>0.1028403579985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6.491572819999">
                <text:p>166.491572819999</text:p>
              </table:table-cell>
              <table:table-cell office:value-type="float" office:value="0.102901559999736">
                <text:p>0.1029015599997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6.693946702999">
                <text:p>166.693946702999</text:p>
              </table:table-cell>
              <table:table-cell office:value-type="float" office:value="0.103486185002112">
                <text:p>0.1034861850021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6.895552473001">
                <text:p>166.895552473001</text:p>
              </table:table-cell>
              <table:table-cell office:value-type="float" office:value="0.10377833000166">
                <text:p>0.103778330001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7.097922892001">
                <text:p>167.097922892001</text:p>
              </table:table-cell>
              <table:table-cell office:value-type="float" office:value="0.102637621002941">
                <text:p>0.1026376210029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7.299569993">
                <text:p>167.299569993</text:p>
              </table:table-cell>
              <table:table-cell office:value-type="float" office:value="0.103144424003403">
                <text:p>0.1031444240034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7.501203033">
                <text:p>167.501203033</text:p>
              </table:table-cell>
              <table:table-cell office:value-type="float" office:value="0.102987878999556">
                <text:p>0.1029878789995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7.703931340999">
                <text:p>167.703931340999</text:p>
              </table:table-cell>
              <table:table-cell office:value-type="float" office:value="0.103774609997345">
                <text:p>0.1037746099973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7.905419473002">
                <text:p>167.905419473002</text:p>
              </table:table-cell>
              <table:table-cell office:value-type="float" office:value="0.103807477997179">
                <text:p>0.1038074779971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8.114839664999">
                <text:p>168.114839664999</text:p>
              </table:table-cell>
              <table:table-cell office:value-type="float" office:value="0.105581282998173">
                <text:p>0.1055812829981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8.315770533001">
                <text:p>168.315770533001</text:p>
              </table:table-cell>
              <table:table-cell office:value-type="float" office:value="0.10287735500242">
                <text:p>0.102877355002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8.518511746999">
                <text:p>168.518511746999</text:p>
              </table:table-cell>
              <table:table-cell office:value-type="float" office:value="0.102805523001734">
                <text:p>0.1028055230017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8.722073700999">
                <text:p>168.722073700999</text:p>
              </table:table-cell>
              <table:table-cell office:value-type="float" office:value="0.103089230000478">
                <text:p>0.1030892300004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8.924188714002">
                <text:p>168.924188714002</text:p>
              </table:table-cell>
              <table:table-cell office:value-type="float" office:value="0.10356954999952">
                <text:p>0.103569549999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9.125409994998">
                <text:p>169.125409994998</text:p>
              </table:table-cell>
              <table:table-cell office:value-type="float" office:value="0.101874337000481">
                <text:p>0.1018743370004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9.327676572">
                <text:p>169.327676572</text:p>
              </table:table-cell>
              <table:table-cell office:value-type="float" office:value="0.102964685000188">
                <text:p>0.1029646850001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.529597261">
                <text:p>169.529597261</text:p>
              </table:table-cell>
              <table:table-cell office:value-type="float" office:value="0.10281415099962">
                <text:p>0.102814150999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9.731883447999">
                <text:p>169.731883447999</text:p>
              </table:table-cell>
              <table:table-cell office:value-type="float" office:value="0.103102908000437">
                <text:p>0.1031029080004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9.934952421001">
                <text:p>169.934952421001</text:p>
              </table:table-cell>
              <table:table-cell office:value-type="float" office:value="0.104118020997703">
                <text:p>0.1041180209977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.137514751001">
                <text:p>170.137514751001</text:p>
              </table:table-cell>
              <table:table-cell office:value-type="float" office:value="0.104550862000906">
                <text:p>0.1045508620009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.339163228">
                <text:p>170.339163228</text:p>
              </table:table-cell>
              <table:table-cell office:value-type="float" office:value="0.103096555998491">
                <text:p>0.1030965559984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.541177414998">
                <text:p>170.541177414998</text:p>
              </table:table-cell>
              <table:table-cell office:value-type="float" office:value="0.102818657996977">
                <text:p>0.1028186579969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.743094567999">
                <text:p>170.743094567999</text:p>
              </table:table-cell>
              <table:table-cell office:value-type="float" office:value="0.103266080001049">
                <text:p>0.1032660800010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.945591111999">
                <text:p>170.945591111999</text:p>
              </table:table-cell>
              <table:table-cell office:value-type="float" office:value="0.102760275000037">
                <text:p>0.1027602750000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1.147561423">
                <text:p>171.147561423</text:p>
              </table:table-cell>
              <table:table-cell office:value-type="float" office:value="0.103144565000548">
                <text:p>0.1031445650005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1.350306753">
                <text:p>171.350306753</text:p>
              </table:table-cell>
              <table:table-cell office:value-type="float" office:value="0.103357669999241">
                <text:p>0.1033576699992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.552836467999">
                <text:p>171.552836467999</text:p>
              </table:table-cell>
              <table:table-cell office:value-type="float" office:value="0.103417171001638">
                <text:p>0.1034171710016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1.755993438001">
                <text:p>171.755993438001</text:p>
              </table:table-cell>
              <table:table-cell office:value-type="float" office:value="0.103211495999858">
                <text:p>0.1032114959998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1.959976104001">
                <text:p>171.959976104001</text:p>
              </table:table-cell>
              <table:table-cell office:value-type="float" office:value="0.10363116499866">
                <text:p>0.103631164998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2.162263119">
                <text:p>172.162263119</text:p>
              </table:table-cell>
              <table:table-cell office:value-type="float" office:value="0.102891836999333">
                <text:p>0.102891836999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2.364405978999">
                <text:p>172.364405978999</text:p>
              </table:table-cell>
              <table:table-cell office:value-type="float" office:value="0.103211843997997">
                <text:p>0.1032118439979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2.566231972">
                <text:p>172.566231972</text:p>
              </table:table-cell>
              <table:table-cell office:value-type="float" office:value="0.103675065998686">
                <text:p>0.1036750659986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2.768356830999">
                <text:p>172.768356830999</text:p>
              </table:table-cell>
              <table:table-cell office:value-type="float" office:value="0.103051750000304">
                <text:p>0.1030517500003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2.969959503">
                <text:p>172.969959503</text:p>
              </table:table-cell>
              <table:table-cell office:value-type="float" office:value="0.10318215100051">
                <text:p>0.103182151000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3.172721524999">
                <text:p>173.172721524999</text:p>
              </table:table-cell>
              <table:table-cell office:value-type="float" office:value="0.103101299002446">
                <text:p>0.1031012990024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3.374430309999">
                <text:p>173.374430309999</text:p>
              </table:table-cell>
              <table:table-cell office:value-type="float" office:value="0.102816460999748">
                <text:p>0.1028164609997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3.576724620001">
                <text:p>173.576724620001</text:p>
              </table:table-cell>
              <table:table-cell office:value-type="float" office:value="0.102704630000517">
                <text:p>0.1027046300005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3.779237483999">
                <text:p>173.779237483999</text:p>
              </table:table-cell>
              <table:table-cell office:value-type="float" office:value="0.10298016500019">
                <text:p>0.102980165000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3.981068707999">
                <text:p>173.981068707999</text:p>
              </table:table-cell>
              <table:table-cell office:value-type="float" office:value="0.10278844899949">
                <text:p>0.102788448999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4.183099137001">
                <text:p>174.183099137001</text:p>
              </table:table-cell>
              <table:table-cell office:value-type="float" office:value="0.102943293000862">
                <text:p>0.1029432930008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4.385425203">
                <text:p>174.385425203</text:p>
              </table:table-cell>
              <table:table-cell office:value-type="float" office:value="0.102979622999555">
                <text:p>0.1029796229995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4.586810286">
                <text:p>174.586810286</text:p>
              </table:table-cell>
              <table:table-cell office:value-type="float" office:value="0.102821419997781">
                <text:p>0.1028214199977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4.789558121">
                <text:p>174.789558121</text:p>
              </table:table-cell>
              <table:table-cell office:value-type="float" office:value="0.103403352997702">
                <text:p>0.1034033529977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4.992787706">
                <text:p>174.992787706</text:p>
              </table:table-cell>
              <table:table-cell office:value-type="float" office:value="0.103090704000351">
                <text:p>0.1030907040003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5.195752332998">
                <text:p>175.195752332998</text:p>
              </table:table-cell>
              <table:table-cell office:value-type="float" office:value="0.10302430199954">
                <text:p>0.103024301999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5.397395717999">
                <text:p>175.397395717999</text:p>
              </table:table-cell>
              <table:table-cell office:value-type="float" office:value="0.103515064998646">
                <text:p>0.1035150649986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5.599694578999">
                <text:p>175.599694578999</text:p>
              </table:table-cell>
              <table:table-cell office:value-type="float" office:value="0.103009881997423">
                <text:p>0.1030098819974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5.802474119999">
                <text:p>175.802474119999</text:p>
              </table:table-cell>
              <table:table-cell office:value-type="float" office:value="0.102824225999939">
                <text:p>0.1028242259999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6.004915959998">
                <text:p>176.004915959998</text:p>
              </table:table-cell>
              <table:table-cell office:value-type="float" office:value="0.103763658000389">
                <text:p>0.1037636580003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6.207611087">
                <text:p>176.207611087</text:p>
              </table:table-cell>
              <table:table-cell office:value-type="float" office:value="0.10443581599975">
                <text:p>0.104435815999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.409385809999">
                <text:p>176.409385809999</text:p>
              </table:table-cell>
              <table:table-cell office:value-type="float" office:value="0.102772894002555">
                <text:p>0.1027728940025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6.611437120999">
                <text:p>176.611437120999</text:p>
              </table:table-cell>
              <table:table-cell office:value-type="float" office:value="0.102941988003295">
                <text:p>0.1029419880032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6.813788726999">
                <text:p>176.813788726999</text:p>
              </table:table-cell>
              <table:table-cell office:value-type="float" office:value="0.102843143999053">
                <text:p>0.1028431439990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7.015773101">
                <text:p>177.015773101</text:p>
              </table:table-cell>
              <table:table-cell office:value-type="float" office:value="0.103030708000006">
                <text:p>0.1030307080000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7.218208227001">
                <text:p>177.218208227001</text:p>
              </table:table-cell>
              <table:table-cell office:value-type="float" office:value="0.102715950000857">
                <text:p>0.1027159500008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7.420623882001">
                <text:p>177.420623882001</text:p>
              </table:table-cell>
              <table:table-cell office:value-type="float" office:value="0.10265193899977">
                <text:p>0.102651938999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7.945226085001">
                <text:p>177.945226085001</text:p>
              </table:table-cell>
              <table:table-cell office:value-type="float" office:value="0.436339474999841">
                <text:p>0.4363394749998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8.147254365998">
                <text:p>178.147254365998</text:p>
              </table:table-cell>
              <table:table-cell office:value-type="float" office:value="0.10313989900169">
                <text:p>0.1031398990016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8.350443365998">
                <text:p>178.350443365998</text:p>
              </table:table-cell>
              <table:table-cell office:value-type="float" office:value="0.10348145700118">
                <text:p>0.103481457001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8.552785004998">
                <text:p>178.552785004998</text:p>
              </table:table-cell>
              <table:table-cell office:value-type="float" office:value="0.106602725998528">
                <text:p>0.1066027259985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8.755302777001">
                <text:p>178.755302777001</text:p>
              </table:table-cell>
              <table:table-cell office:value-type="float" office:value="0.104762298000423">
                <text:p>0.1047622980004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8.958379740001">
                <text:p>178.958379740001</text:p>
              </table:table-cell>
              <table:table-cell office:value-type="float" office:value="0.101767211999686">
                <text:p>0.1017672119996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9.16095034">
                <text:p>179.16095034</text:p>
              </table:table-cell>
              <table:table-cell office:value-type="float" office:value="0.103126366000652">
                <text:p>0.1031263660006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9.362150186">
                <text:p>179.362150186</text:p>
              </table:table-cell>
              <table:table-cell office:value-type="float" office:value="0.102661854001781">
                <text:p>0.10266185400178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.563949186999">
                <text:p>179.563949186999</text:p>
              </table:table-cell>
              <table:table-cell office:value-type="float" office:value="0.10162691900041">
                <text:p>0.101626919000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9.767105930001">
                <text:p>179.767105930001</text:p>
              </table:table-cell>
              <table:table-cell office:value-type="float" office:value="0.10196461599844">
                <text:p>0.101964615998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9.969899651998">
                <text:p>179.969899651998</text:p>
              </table:table-cell>
              <table:table-cell office:value-type="float" office:value="0.102099007999641">
                <text:p>0.1020990079996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.17256621">
                <text:p>180.17256621</text:p>
              </table:table-cell>
              <table:table-cell office:value-type="float" office:value="0.103239866999502">
                <text:p>0.1032398669995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.374458939001">
                <text:p>180.374458939001</text:p>
              </table:table-cell>
              <table:table-cell office:value-type="float" office:value="0.103122493997944">
                <text:p>0.1031224939979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.578295756">
                <text:p>180.578295756</text:p>
              </table:table-cell>
              <table:table-cell office:value-type="float" office:value="0.103553895001824">
                <text:p>0.1035538950018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.780469881">
                <text:p>180.780469881</text:p>
              </table:table-cell>
              <table:table-cell office:value-type="float" office:value="0.104318293000688">
                <text:p>0.1043182930006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.983717128998">
                <text:p>180.983717128998</text:p>
              </table:table-cell>
              <table:table-cell office:value-type="float" office:value="0.10399917399991">
                <text:p>0.103999173999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1.186647408998">
                <text:p>181.186647408998</text:p>
              </table:table-cell>
              <table:table-cell office:value-type="float" office:value="0.104235999002412">
                <text:p>0.1042359990024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1.388397809998">
                <text:p>181.388397809998</text:p>
              </table:table-cell>
              <table:table-cell office:value-type="float" office:value="0.103071990000899">
                <text:p>0.1030719900008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1.589922964999">
                <text:p>181.589922964999</text:p>
              </table:table-cell>
              <table:table-cell office:value-type="float" office:value="0.103271115000098">
                <text:p>0.1032711150000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1.791941101001">
                <text:p>181.791941101001</text:p>
              </table:table-cell>
              <table:table-cell office:value-type="float" office:value="0.103495998999279">
                <text:p>0.1034959989992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1.995115982998">
                <text:p>181.995115982998</text:p>
              </table:table-cell>
              <table:table-cell office:value-type="float" office:value="0.102821361997485">
                <text:p>0.1028213619974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2.198349925999">
                <text:p>182.198349925999</text:p>
              </table:table-cell>
              <table:table-cell office:value-type="float" office:value="0.103203640999709">
                <text:p>0.1032036409997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2.400568904999">
                <text:p>182.400568904999</text:p>
              </table:table-cell>
              <table:table-cell office:value-type="float" office:value="0.103009206999559">
                <text:p>0.1030092069995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2.602195407999">
                <text:p>182.602195407999</text:p>
              </table:table-cell>
              <table:table-cell office:value-type="float" office:value="0.101892669001245">
                <text:p>0.1018926690012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2.803947062999">
                <text:p>182.803947062999</text:p>
              </table:table-cell>
              <table:table-cell office:value-type="float" office:value="0.103060736000771">
                <text:p>0.1030607360007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3.006764180998">
                <text:p>183.006764180998</text:p>
              </table:table-cell>
              <table:table-cell office:value-type="float" office:value="0.102735797001515">
                <text:p>0.1027357970015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3.208555385001">
                <text:p>183.208555385001</text:p>
              </table:table-cell>
              <table:table-cell office:value-type="float" office:value="0.102897270997346">
                <text:p>0.1028972709973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3.411440845">
                <text:p>183.411440845</text:p>
              </table:table-cell>
              <table:table-cell office:value-type="float" office:value="0.103090616001282">
                <text:p>0.1030906160012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3.613509074999">
                <text:p>183.613509074999</text:p>
              </table:table-cell>
              <table:table-cell office:value-type="float" office:value="0.103062226000475">
                <text:p>0.1030622260004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3.815675465001">
                <text:p>183.815675465001</text:p>
              </table:table-cell>
              <table:table-cell office:value-type="float" office:value="0.102935590002744">
                <text:p>0.1029355900027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4.018269084001">
                <text:p>184.018269084001</text:p>
              </table:table-cell>
              <table:table-cell office:value-type="float" office:value="0.103051153000706">
                <text:p>0.1030511530007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4.219563440001">
                <text:p>184.219563440001</text:p>
              </table:table-cell>
              <table:table-cell office:value-type="float" office:value="0.102962740002113">
                <text:p>0.102962740002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4.421019830999">
                <text:p>184.421019830999</text:p>
              </table:table-cell>
              <table:table-cell office:value-type="float" office:value="0.102843677999772">
                <text:p>0.1028436779997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4.623653629998">
                <text:p>184.623653629998</text:p>
              </table:table-cell>
              <table:table-cell office:value-type="float" office:value="0.102986911002517">
                <text:p>0.1029869110025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4.826768449999">
                <text:p>184.826768449999</text:p>
              </table:table-cell>
              <table:table-cell office:value-type="float" office:value="0.103243276000285">
                <text:p>0.10324327600028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5.029330073001">
                <text:p>185.029330073001</text:p>
              </table:table-cell>
              <table:table-cell office:value-type="float" office:value="0.103431429997727">
                <text:p>0.1034314299977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5.232419290001">
                <text:p>185.232419290001</text:p>
              </table:table-cell>
              <table:table-cell office:value-type="float" office:value="0.102965018999384">
                <text:p>0.1029650189993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5.434259045">
                <text:p>185.434259045</text:p>
              </table:table-cell>
              <table:table-cell office:value-type="float" office:value="0.101645875998656">
                <text:p>0.1016458759986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5.637173168001">
                <text:p>185.637173168001</text:p>
              </table:table-cell>
              <table:table-cell office:value-type="float" office:value="0.102954857997247">
                <text:p>0.1029548579972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5.840571348999">
                <text:p>185.840571348999</text:p>
              </table:table-cell>
              <table:table-cell office:value-type="float" office:value="0.102212447996862">
                <text:p>0.1022124479968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6.043245541001">
                <text:p>186.043245541001</text:p>
              </table:table-cell>
              <table:table-cell office:value-type="float" office:value="0.103248054001597">
                <text:p>0.1032480540015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6.245260226999">
                <text:p>186.245260226999</text:p>
              </table:table-cell>
              <table:table-cell office:value-type="float" office:value="0.103063819002273">
                <text:p>0.1030638190022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6.447620440998">
                <text:p>186.447620440998</text:p>
              </table:table-cell>
              <table:table-cell office:value-type="float" office:value="0.103089360000013">
                <text:p>0.1030893600000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6.649960125">
                <text:p>186.649960125</text:p>
              </table:table-cell>
              <table:table-cell office:value-type="float" office:value="0.103196272000787">
                <text:p>0.1031962720007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6.853336051001">
                <text:p>186.853336051001</text:p>
              </table:table-cell>
              <table:table-cell office:value-type="float" office:value="0.103967199000181">
                <text:p>0.1039671990001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7.054767958001">
                <text:p>187.054767958001</text:p>
              </table:table-cell>
              <table:table-cell office:value-type="float" office:value="0.103207039999688">
                <text:p>0.10320703999968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7.256032791">
                <text:p>187.256032791</text:p>
              </table:table-cell>
              <table:table-cell office:value-type="float" office:value="0.101678391998576">
                <text:p>0.1016783919985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7.457663042002">
                <text:p>187.457663042002</text:p>
              </table:table-cell>
              <table:table-cell office:value-type="float" office:value="0.103170278998732">
                <text:p>0.1031702789987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7.659739604998">
                <text:p>187.659739604998</text:p>
              </table:table-cell>
              <table:table-cell office:value-type="float" office:value="0.10301794499901">
                <text:p>0.103017944999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7.861624779998">
                <text:p>187.861624779998</text:p>
              </table:table-cell>
              <table:table-cell office:value-type="float" office:value="0.102929710999888">
                <text:p>0.1029297109998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8.064039076999">
                <text:p>188.064039076999</text:p>
              </table:table-cell>
              <table:table-cell office:value-type="float" office:value="0.103068374999566">
                <text:p>0.10306837499956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8.266223478">
                <text:p>188.266223478</text:p>
              </table:table-cell>
              <table:table-cell office:value-type="float" office:value="0.10277007699915">
                <text:p>0.102770076999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8.471064984999">
                <text:p>188.471064984999</text:p>
              </table:table-cell>
              <table:table-cell office:value-type="float" office:value="0.105336921002163">
                <text:p>0.1053369210021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8.672588229998">
                <text:p>188.672588229998</text:p>
              </table:table-cell>
              <table:table-cell office:value-type="float" office:value="0.102883259998634">
                <text:p>0.1028832599986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8.875169966999">
                <text:p>188.875169966999</text:p>
              </table:table-cell>
              <table:table-cell office:value-type="float" office:value="0.103032861003157">
                <text:p>0.1030328610031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9.077729343">
                <text:p>189.077729343</text:p>
              </table:table-cell>
              <table:table-cell office:value-type="float" office:value="0.102882568000496">
                <text:p>0.10288256800049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9.279605751999">
                <text:p>189.279605751999</text:p>
              </table:table-cell>
              <table:table-cell office:value-type="float" office:value="0.102756684998894">
                <text:p>0.1027566849988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9.481494002001">
                <text:p>189.481494002001</text:p>
              </table:table-cell>
              <table:table-cell office:value-type="float" office:value="0.10266527299973">
                <text:p>0.102665272999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9.683504673998">
                <text:p>189.683504673998</text:p>
              </table:table-cell>
              <table:table-cell office:value-type="float" office:value="0.10290289799741">
                <text:p>0.102902897997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9.887091281998">
                <text:p>189.887091281998</text:p>
              </table:table-cell>
              <table:table-cell office:value-type="float" office:value="0.103368888001569">
                <text:p>0.1033688880015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.090037924001">
                <text:p>190.090037924001</text:p>
              </table:table-cell>
              <table:table-cell office:value-type="float" office:value="0.103096900998935">
                <text:p>0.1030969009989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.292954003999">
                <text:p>190.292954003999</text:p>
              </table:table-cell>
              <table:table-cell office:value-type="float" office:value="0.102588557998388">
                <text:p>0.1025885579983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.494228643998">
                <text:p>190.494228643998</text:p>
              </table:table-cell>
              <table:table-cell office:value-type="float" office:value="0.102979888000846">
                <text:p>0.1029798880008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.695686799001">
                <text:p>190.695686799001</text:p>
              </table:table-cell>
              <table:table-cell office:value-type="float" office:value="0.104928216002008">
                <text:p>0.1049282160020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.898652085998">
                <text:p>190.898652085998</text:p>
              </table:table-cell>
              <table:table-cell office:value-type="float" office:value="0.103249822997896">
                <text:p>0.1032498229978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1.100856605">
                <text:p>191.100856605</text:p>
              </table:table-cell>
              <table:table-cell office:value-type="float" office:value="0.102895102998446">
                <text:p>0.1028951029984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1.302765985998">
                <text:p>191.302765985998</text:p>
              </table:table-cell>
              <table:table-cell office:value-type="float" office:value="0.1029168640016">
                <text:p>0.10291686400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1.506007591001">
                <text:p>191.506007591001</text:p>
              </table:table-cell>
              <table:table-cell office:value-type="float" office:value="0.102757761000248">
                <text:p>0.1027577610002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1.708426683999">
                <text:p>191.708426683999</text:p>
              </table:table-cell>
              <table:table-cell office:value-type="float" office:value="0.102370530999906">
                <text:p>0.10237053099990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1.911526030999">
                <text:p>191.911526030999</text:p>
              </table:table-cell>
              <table:table-cell office:value-type="float" office:value="0.101364284000738">
                <text:p>0.1013642840007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2.113471248998">
                <text:p>192.113471248998</text:p>
              </table:table-cell>
              <table:table-cell office:value-type="float" office:value="0.103036304997659">
                <text:p>0.10303630499765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2.315481458001">
                <text:p>192.315481458001</text:p>
              </table:table-cell>
              <table:table-cell office:value-type="float" office:value="0.103357762000087">
                <text:p>0.1033577620000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2.517383474999">
                <text:p>192.517383474999</text:p>
              </table:table-cell>
              <table:table-cell office:value-type="float" office:value="0.103054195002187">
                <text:p>0.1030541950021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2.719487916998">
                <text:p>192.719487916998</text:p>
              </table:table-cell>
              <table:table-cell office:value-type="float" office:value="0.103063264999946">
                <text:p>0.1030632649999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2.920769834">
                <text:p>192.920769834</text:p>
              </table:table-cell>
              <table:table-cell office:value-type="float" office:value="0.102593292001984">
                <text:p>0.1025932920019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3.122006941001">
                <text:p>193.122006941001</text:p>
              </table:table-cell>
              <table:table-cell office:value-type="float" office:value="0.102729815000203">
                <text:p>0.1027298150002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3.32377816">
                <text:p>193.32377816</text:p>
              </table:table-cell>
              <table:table-cell office:value-type="float" office:value="0.103200536999793">
                <text:p>0.1032005369997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3.52678702">
                <text:p>193.52678702</text:p>
              </table:table-cell>
              <table:table-cell office:value-type="float" office:value="0.103112314998725">
                <text:p>0.1031123149987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3.729642266">
                <text:p>193.729642266</text:p>
              </table:table-cell>
              <table:table-cell office:value-type="float" office:value="0.103032913000789">
                <text:p>0.1030329130007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3.932327522998">
                <text:p>193.932327522998</text:p>
              </table:table-cell>
              <table:table-cell office:value-type="float" office:value="0.104194809002365">
                <text:p>0.1041948090023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4.133020461999">
                <text:p>194.133020461999</text:p>
              </table:table-cell>
              <table:table-cell office:value-type="float" office:value="0.102218429998175">
                <text:p>0.1022184299981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4.334344825998">
                <text:p>194.334344825998</text:p>
              </table:table-cell>
              <table:table-cell office:value-type="float" office:value="0.103291947001708">
                <text:p>0.1032919470017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4.834393632998">
                <text:p>194.834393632998</text:p>
              </table:table-cell>
              <table:table-cell office:value-type="float" office:value="0.435862674999953">
                <text:p>0.4358626749999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5.037173768">
                <text:p>195.037173768</text:p>
              </table:table-cell>
              <table:table-cell office:value-type="float" office:value="0.104334150000795">
                <text:p>0.1043341500007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5.239418380999">
                <text:p>195.239418380999</text:p>
              </table:table-cell>
              <table:table-cell office:value-type="float" office:value="0.10312200000044">
                <text:p>0.103122000000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5.441527949999">
                <text:p>195.441527949999</text:p>
              </table:table-cell>
              <table:table-cell office:value-type="float" office:value="0.103065368999523">
                <text:p>0.1030653689995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5.644082579998">
                <text:p>195.644082579998</text:p>
              </table:table-cell>
              <table:table-cell office:value-type="float" office:value="0.103509929998836">
                <text:p>0.1035099299988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5.846466903">
                <text:p>195.846466903</text:p>
              </table:table-cell>
              <table:table-cell office:value-type="float" office:value="0.104396089998772">
                <text:p>0.1043960899987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6.048452154999">
                <text:p>196.048452154999</text:p>
              </table:table-cell>
              <table:table-cell office:value-type="float" office:value="0.102830620999157">
                <text:p>0.1028306209991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.250050106999">
                <text:p>196.250050106999</text:p>
              </table:table-cell>
              <table:table-cell office:value-type="float" office:value="0.102688637998654">
                <text:p>0.1026886379986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6.452226463">
                <text:p>196.452226463</text:p>
              </table:table-cell>
              <table:table-cell office:value-type="float" office:value="0.10287842300022">
                <text:p>0.102878423000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6.653923927999">
                <text:p>196.653923927999</text:p>
              </table:table-cell>
              <table:table-cell office:value-type="float" office:value="0.103102737000881">
                <text:p>0.1031027370008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6.857539486999">
                <text:p>196.857539486999</text:p>
              </table:table-cell>
              <table:table-cell office:value-type="float" office:value="0.103102364999359">
                <text:p>0.1031023649993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7.059515723999">
                <text:p>197.059515723999</text:p>
              </table:table-cell>
              <table:table-cell office:value-type="float" office:value="0.103280089999316">
                <text:p>0.1032800899993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7.261547733">
                <text:p>197.261547733</text:p>
              </table:table-cell>
              <table:table-cell office:value-type="float" office:value="0.10400751799898">
                <text:p>0.104007517998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7.463100379999">
                <text:p>197.463100379999</text:p>
              </table:table-cell>
              <table:table-cell office:value-type="float" office:value="0.103277310001431">
                <text:p>0.1032773100014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7.666197274">
                <text:p>197.666197274</text:p>
              </table:table-cell>
              <table:table-cell office:value-type="float" office:value="0.102605983000103">
                <text:p>0.1026059830001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7.868544448">
                <text:p>197.868544448</text:p>
              </table:table-cell>
              <table:table-cell office:value-type="float" office:value="0.103302028997859">
                <text:p>0.1033020289978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8.071430393">
                <text:p>198.071430393</text:p>
              </table:table-cell>
              <table:table-cell office:value-type="float" office:value="0.103395349997299">
                <text:p>0.1033953499972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8.273530929">
                <text:p>198.273530929</text:p>
              </table:table-cell>
              <table:table-cell office:value-type="float" office:value="0.10242822699729">
                <text:p>0.102428226997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8.475528463001">
                <text:p>198.475528463001</text:p>
              </table:table-cell>
              <table:table-cell office:value-type="float" office:value="0.103006891000405">
                <text:p>0.1030068910004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8.676941422">
                <text:p>198.676941422</text:p>
              </table:table-cell>
              <table:table-cell office:value-type="float" office:value="0.102896937998594">
                <text:p>0.1028969379985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8.878688556">
                <text:p>198.878688556</text:p>
              </table:table-cell>
              <table:table-cell office:value-type="float" office:value="0.101929312000721">
                <text:p>0.1019293120007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9.081459173998">
                <text:p>199.081459173998</text:p>
              </table:table-cell>
              <table:table-cell office:value-type="float" office:value="0.103070111003035">
                <text:p>0.1030701110030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9.283163886001">
                <text:p>199.283163886001</text:p>
              </table:table-cell>
              <table:table-cell office:value-type="float" office:value="0.104091714998503">
                <text:p>0.1040917149985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9.484643773001">
                <text:p>199.484643773001</text:p>
              </table:table-cell>
              <table:table-cell office:value-type="float" office:value="0.103017818997614">
                <text:p>0.1030178189976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9.686397636">
                <text:p>199.686397636</text:p>
              </table:table-cell>
              <table:table-cell office:value-type="float" office:value="0.103586523000558">
                <text:p>0.1035865230005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9.888714799999">
                <text:p>199.888714799999</text:p>
              </table:table-cell>
              <table:table-cell office:value-type="float" office:value="0.10285117300009">
                <text:p>0.1028511730000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.089747521">
                <text:p>200.089747521</text:p>
              </table:table-cell>
              <table:table-cell office:value-type="float" office:value="0.102949876003549">
                <text:p>0.1029498760035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.291576492">
                <text:p>200.291576492</text:p>
              </table:table-cell>
              <table:table-cell office:value-type="float" office:value="0.102861502997257">
                <text:p>0.1028615029972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.493786642001">
                <text:p>200.493786642001</text:p>
              </table:table-cell>
              <table:table-cell office:value-type="float" office:value="0.102618216998962">
                <text:p>0.1026182169989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.69671801">
                <text:p>200.69671801</text:p>
              </table:table-cell>
              <table:table-cell office:value-type="float" office:value="0.103233091998845">
                <text:p>0.1032330919988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.899232574">
                <text:p>200.899232574</text:p>
              </table:table-cell>
              <table:table-cell office:value-type="float" office:value="0.103231271001277">
                <text:p>0.1032312710012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1.101558582999">
                <text:p>201.101558582999</text:p>
              </table:table-cell>
              <table:table-cell office:value-type="float" office:value="0.10342599499927">
                <text:p>0.103425994999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1.303317408001">
                <text:p>201.303317408001</text:p>
              </table:table-cell>
              <table:table-cell office:value-type="float" office:value="0.1032747820027">
                <text:p>0.10327478200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1.505201855998">
                <text:p>201.505201855998</text:p>
              </table:table-cell>
              <table:table-cell office:value-type="float" office:value="0.102675256999646">
                <text:p>0.1026752569996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1.707086383998">
                <text:p>201.707086383998</text:p>
              </table:table-cell>
              <table:table-cell office:value-type="float" office:value="0.102041920999909">
                <text:p>0.10204192099990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1.909240274999">
                <text:p>201.909240274999</text:p>
              </table:table-cell>
              <table:table-cell office:value-type="float" office:value="0.1030528040028">
                <text:p>0.10305280400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2.110898112998">
                <text:p>202.110898112998</text:p>
              </table:table-cell>
              <table:table-cell office:value-type="float" office:value="0.103030713002227">
                <text:p>0.1030307130022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2.312529471001">
                <text:p>202.312529471001</text:p>
              </table:table-cell>
              <table:table-cell office:value-type="float" office:value="0.10300134299905">
                <text:p>0.103001342999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2.514554628">
                <text:p>202.514554628</text:p>
              </table:table-cell>
              <table:table-cell office:value-type="float" office:value="0.103558176000661">
                <text:p>0.1035581760006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2.716616956001">
                <text:p>202.716616956001</text:p>
              </table:table-cell>
              <table:table-cell office:value-type="float" office:value="0.103330640002241">
                <text:p>0.1033306400022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2.919013158">
                <text:p>202.919013158</text:p>
              </table:table-cell>
              <table:table-cell office:value-type="float" office:value="0.103205604998948">
                <text:p>0.10320560499894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3.120850286999">
                <text:p>203.120850286999</text:p>
              </table:table-cell>
              <table:table-cell office:value-type="float" office:value="0.103050621000875">
                <text:p>0.1030506210008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3.322899819999">
                <text:p>203.322899819999</text:p>
              </table:table-cell>
              <table:table-cell office:value-type="float" office:value="0.104754953001247">
                <text:p>0.10475495300124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3.525082276999">
                <text:p>203.525082276999</text:p>
              </table:table-cell>
              <table:table-cell office:value-type="float" office:value="0.103054371000326">
                <text:p>0.1030543710003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3.72834252">
                <text:p>203.72834252</text:p>
              </table:table-cell>
              <table:table-cell office:value-type="float" office:value="0.103223534999415">
                <text:p>0.1032235349994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3.930902212">
                <text:p>203.930902212</text:p>
              </table:table-cell>
              <table:table-cell office:value-type="float" office:value="0.103298175999953">
                <text:p>0.1032981759999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4.133020713001">
                <text:p>204.133020713001</text:p>
              </table:table-cell>
              <table:table-cell office:value-type="float" office:value="0.102773882001202">
                <text:p>0.1027738820012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4.335781080001">
                <text:p>204.335781080001</text:p>
              </table:table-cell>
              <table:table-cell office:value-type="float" office:value="0.102605938001943">
                <text:p>0.1026059380019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4.537675045998">
                <text:p>204.537675045998</text:p>
              </table:table-cell>
              <table:table-cell office:value-type="float" office:value="0.102794642996741">
                <text:p>0.10279464299674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4.740410771999">
                <text:p>204.740410771999</text:p>
              </table:table-cell>
              <table:table-cell office:value-type="float" office:value="0.103657842999382">
                <text:p>0.1036578429993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4.942979149">
                <text:p>204.942979149</text:p>
              </table:table-cell>
              <table:table-cell office:value-type="float" office:value="0.103158269997948">
                <text:p>0.10315826999794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5.149385681001">
                <text:p>205.149385681001</text:p>
              </table:table-cell>
              <table:table-cell office:value-type="float" office:value="0.108371196998633">
                <text:p>0.1083711969986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5.351877346999">
                <text:p>205.351877346999</text:p>
              </table:table-cell>
              <table:table-cell office:value-type="float" office:value="0.10276358000192">
                <text:p>0.102763580001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5.553855230999">
                <text:p>205.553855230999</text:p>
              </table:table-cell>
              <table:table-cell office:value-type="float" office:value="0.103254371999356">
                <text:p>0.10325437199935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5.755971016999">
                <text:p>205.755971016999</text:p>
              </table:table-cell>
              <table:table-cell office:value-type="float" office:value="0.103515808001248">
                <text:p>0.1035158080012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5.958258983999">
                <text:p>205.958258983999</text:p>
              </table:table-cell>
              <table:table-cell office:value-type="float" office:value="0.104429749000701">
                <text:p>0.10442974900070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6.158889819999">
                <text:p>206.158889819999</text:p>
              </table:table-cell>
              <table:table-cell office:value-type="float" office:value="0.102656665003451">
                <text:p>0.1026566650034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6.361066294001">
                <text:p>206.361066294001</text:p>
              </table:table-cell>
              <table:table-cell office:value-type="float" office:value="0.102970913001627">
                <text:p>0.1029709130016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6.562620973">
                <text:p>206.562620973</text:p>
              </table:table-cell>
              <table:table-cell office:value-type="float" office:value="0.102810270000191">
                <text:p>0.1028102700001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6.765185585999">
                <text:p>206.765185585999</text:p>
              </table:table-cell>
              <table:table-cell office:value-type="float" office:value="0.10338334199696">
                <text:p>0.103383341996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6.967175630998">
                <text:p>206.967175630998</text:p>
              </table:table-cell>
              <table:table-cell office:value-type="float" office:value="0.103921213998547">
                <text:p>0.1039212139985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7.169406082001">
                <text:p>207.169406082001</text:p>
              </table:table-cell>
              <table:table-cell office:value-type="float" office:value="0.10312270400027">
                <text:p>0.103122704000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7.371387158">
                <text:p>207.371387158</text:p>
              </table:table-cell>
              <table:table-cell office:value-type="float" office:value="0.104428737002308">
                <text:p>0.10442873700230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7.572920732">
                <text:p>207.572920732</text:p>
              </table:table-cell>
              <table:table-cell office:value-type="float" office:value="0.102955480000674">
                <text:p>0.1029554800006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7.775423138999">
                <text:p>207.775423138999</text:p>
              </table:table-cell>
              <table:table-cell office:value-type="float" office:value="0.103511232999153">
                <text:p>0.1035112329991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7.977120152998">
                <text:p>207.977120152998</text:p>
              </table:table-cell>
              <table:table-cell office:value-type="float" office:value="0.103210533998208">
                <text:p>0.1032105339982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8.179299308998">
                <text:p>208.179299308998</text:p>
              </table:table-cell>
              <table:table-cell office:value-type="float" office:value="0.102773364000313">
                <text:p>0.1027733640003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8.380762337001">
                <text:p>208.380762337001</text:p>
              </table:table-cell>
              <table:table-cell office:value-type="float" office:value="0.103125911999086">
                <text:p>0.10312591199908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8.583357003001">
                <text:p>208.583357003001</text:p>
              </table:table-cell>
              <table:table-cell office:value-type="float" office:value="0.103140792998602">
                <text:p>0.1031407929986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8.786714065998">
                <text:p>208.786714065998</text:p>
              </table:table-cell>
              <table:table-cell office:value-type="float" office:value="0.103058770000644">
                <text:p>0.1030587700006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8.988962858999">
                <text:p>208.988962858999</text:p>
              </table:table-cell>
              <table:table-cell office:value-type="float" office:value="0.102968967003108">
                <text:p>0.10296896700310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9.191545981001">
                <text:p>209.191545981001</text:p>
              </table:table-cell>
              <table:table-cell office:value-type="float" office:value="0.103124491000926">
                <text:p>0.10312449100092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9.393041645999">
                <text:p>209.393041645999</text:p>
              </table:table-cell>
              <table:table-cell office:value-type="float" office:value="0.104198617002112">
                <text:p>0.1041986170021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9.596053328001">
                <text:p>209.596053328001</text:p>
              </table:table-cell>
              <table:table-cell office:value-type="float" office:value="0.102630747998774">
                <text:p>0.1026307479987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9.797989941999">
                <text:p>209.797989941999</text:p>
              </table:table-cell>
              <table:table-cell office:value-type="float" office:value="0.103039547000662">
                <text:p>0.1030395470006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.000926387998">
                <text:p>210.000926387998</text:p>
              </table:table-cell>
              <table:table-cell office:value-type="float" office:value="0.10327494199737">
                <text:p>0.103274941997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.202314046001">
                <text:p>210.202314046001</text:p>
              </table:table-cell>
              <table:table-cell office:value-type="float" office:value="0.102932234000036">
                <text:p>0.10293223400003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.404245758">
                <text:p>210.404245758</text:p>
              </table:table-cell>
              <table:table-cell office:value-type="float" office:value="0.102692958000262">
                <text:p>0.1026929580002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.606300571999">
                <text:p>210.606300571999</text:p>
              </table:table-cell>
              <table:table-cell office:value-type="float" office:value="0.103356883999368">
                <text:p>0.10335688399936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.808809356">
                <text:p>210.808809356</text:p>
              </table:table-cell>
              <table:table-cell office:value-type="float" office:value="0.103684850000718">
                <text:p>0.1036848500007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1.012026745">
                <text:p>211.012026745</text:p>
              </table:table-cell>
              <table:table-cell office:value-type="float" office:value="0.102016699001979">
                <text:p>0.1020166990019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1.214264019">
                <text:p>211.214264019</text:p>
              </table:table-cell>
              <table:table-cell office:value-type="float" office:value="0.10297254300167">
                <text:p>0.102972543001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1.416598387001">
                <text:p>211.416598387001</text:p>
              </table:table-cell>
              <table:table-cell office:value-type="float" office:value="0.103113646000566">
                <text:p>0.10311364600056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1.620963362999">
                <text:p>211.620963362999</text:p>
              </table:table-cell>
              <table:table-cell office:value-type="float" office:value="0.107958093998604">
                <text:p>0.10795809399860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1.822318563998">
                <text:p>211.822318563998</text:p>
              </table:table-cell>
              <table:table-cell office:value-type="float" office:value="0.102809257001354">
                <text:p>0.1028092570013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2.025467027001">
                <text:p>212.025467027001</text:p>
              </table:table-cell>
              <table:table-cell office:value-type="float" office:value="0.103059342000051">
                <text:p>0.1030593420000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2.229296916001">
                <text:p>212.229296916001</text:p>
              </table:table-cell>
              <table:table-cell office:value-type="float" office:value="0.101902754999173">
                <text:p>0.1019027549991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2.431103927">
                <text:p>212.431103927</text:p>
              </table:table-cell>
              <table:table-cell office:value-type="float" office:value="0.102747274999274">
                <text:p>0.1027472749992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2.633864560001">
                <text:p>212.633864560001</text:p>
              </table:table-cell>
              <table:table-cell office:value-type="float" office:value="0.102914289000182">
                <text:p>0.1029142890001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2.836496208001">
                <text:p>212.836496208001</text:p>
              </table:table-cell>
              <table:table-cell office:value-type="float" office:value="0.103073270998721">
                <text:p>0.1030732709987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3.304268106">
                <text:p>213.304268106</text:p>
              </table:table-cell>
              <table:table-cell office:value-type="float" office:value="0.42896664699947">
                <text:p>0.428966646999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3.507468585998">
                <text:p>213.507468585998</text:p>
              </table:table-cell>
              <table:table-cell office:value-type="float" office:value="0.103326117001416">
                <text:p>0.1033261170014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3.709701832999">
                <text:p>213.709701832999</text:p>
              </table:table-cell>
              <table:table-cell office:value-type="float" office:value="0.103262554999674">
                <text:p>0.1032625549996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3.911761241001">
                <text:p>213.911761241001</text:p>
              </table:table-cell>
              <table:table-cell office:value-type="float" office:value="0.102788562002388">
                <text:p>0.1027885620023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4.113785898">
                <text:p>214.113785898</text:p>
              </table:table-cell>
              <table:table-cell office:value-type="float" office:value="0.103051437999966">
                <text:p>0.1030514379999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4.315390315001">
                <text:p>214.315390315001</text:p>
              </table:table-cell>
              <table:table-cell office:value-type="float" office:value="0.103034157000366">
                <text:p>0.10303415700036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4.516722355998">
                <text:p>214.516722355998</text:p>
              </table:table-cell>
              <table:table-cell office:value-type="float" office:value="0.102660548000131">
                <text:p>0.10266054800013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4.719330006999">
                <text:p>214.719330006999</text:p>
              </table:table-cell>
              <table:table-cell office:value-type="float" office:value="0.10339388599823">
                <text:p>0.1033938859982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4.921537073998">
                <text:p>214.921537073998</text:p>
              </table:table-cell>
              <table:table-cell office:value-type="float" office:value="0.103422604999651">
                <text:p>0.1034226049996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5.124058589001">
                <text:p>215.124058589001</text:p>
              </table:table-cell>
              <table:table-cell office:value-type="float" office:value="0.103152687999682">
                <text:p>0.1031526879996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5.325899248001">
                <text:p>215.325899248001</text:p>
              </table:table-cell>
              <table:table-cell office:value-type="float" office:value="0.102949252999679">
                <text:p>0.10294925299967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5.528199558001">
                <text:p>215.528199558001</text:p>
              </table:table-cell>
              <table:table-cell office:value-type="float" office:value="0.102910372999759">
                <text:p>0.1029103729997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5.729524014001">
                <text:p>215.729524014001</text:p>
              </table:table-cell>
              <table:table-cell office:value-type="float" office:value="0.104034539999702">
                <text:p>0.10403453999970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5.932441014">
                <text:p>215.932441014</text:p>
              </table:table-cell>
              <table:table-cell office:value-type="float" office:value="0.102934790997097">
                <text:p>0.1029347909970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6.135549539998">
                <text:p>216.135549539998</text:p>
              </table:table-cell>
              <table:table-cell office:value-type="float" office:value="0.103497895001055">
                <text:p>0.1034978950010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6.337488656001">
                <text:p>216.337488656001</text:p>
              </table:table-cell>
              <table:table-cell office:value-type="float" office:value="0.103757921002398">
                <text:p>0.1037579210023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6.539026213999">
                <text:p>216.539026213999</text:p>
              </table:table-cell>
              <table:table-cell office:value-type="float" office:value="0.103146506000485">
                <text:p>0.1031465060004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6.741529013998">
                <text:p>216.741529013998</text:p>
              </table:table-cell>
              <table:table-cell office:value-type="float" office:value="0.103060214001744">
                <text:p>0.1030602140017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6.942795129999">
                <text:p>216.942795129999</text:p>
              </table:table-cell>
              <table:table-cell office:value-type="float" office:value="0.103085292998003">
                <text:p>0.1030852929980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7.144633221">
                <text:p>217.144633221</text:p>
              </table:table-cell>
              <table:table-cell office:value-type="float" office:value="0.102789835000294">
                <text:p>0.10278983500029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7.346373549">
                <text:p>217.346373549</text:p>
              </table:table-cell>
              <table:table-cell office:value-type="float" office:value="0.102927308998915">
                <text:p>0.1029273089989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7.547753698">
                <text:p>217.547753698</text:p>
              </table:table-cell>
              <table:table-cell office:value-type="float" office:value="0.102892016999249">
                <text:p>0.1028920169992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7.750145860999">
                <text:p>217.750145860999</text:p>
              </table:table-cell>
              <table:table-cell office:value-type="float" office:value="0.107152421001956">
                <text:p>0.1071524210019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7.952357416001">
                <text:p>217.952357416001</text:p>
              </table:table-cell>
              <table:table-cell office:value-type="float" office:value="0.102861654999288">
                <text:p>0.1028616549992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8.154592372">
                <text:p>218.154592372</text:p>
              </table:table-cell>
              <table:table-cell office:value-type="float" office:value="0.103402507997089">
                <text:p>0.1034025079970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8.356190852999">
                <text:p>218.356190852999</text:p>
              </table:table-cell>
              <table:table-cell office:value-type="float" office:value="0.102804654001375">
                <text:p>0.10280465400137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8.557812333998">
                <text:p>218.557812333998</text:p>
              </table:table-cell>
              <table:table-cell office:value-type="float" office:value="0.103008057998522">
                <text:p>0.10300805799852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8.758996934001">
                <text:p>218.758996934001</text:p>
              </table:table-cell>
              <table:table-cell office:value-type="float" office:value="0.102226940001856">
                <text:p>0.1022269400018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8.961476060998">
                <text:p>218.961476060998</text:p>
              </table:table-cell>
              <table:table-cell office:value-type="float" office:value="0.10268853800153">
                <text:p>0.102688538001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9.164074341999">
                <text:p>219.164074341999</text:p>
              </table:table-cell>
              <table:table-cell office:value-type="float" office:value="0.103016517001379">
                <text:p>0.10301651700137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9.365885943">
                <text:p>219.365885943</text:p>
              </table:table-cell>
              <table:table-cell office:value-type="float" office:value="0.103179351001018">
                <text:p>0.1031793510010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9.567779547">
                <text:p>219.567779547</text:p>
              </table:table-cell>
              <table:table-cell office:value-type="float" office:value="0.104166843997518">
                <text:p>0.1041668439975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9.770009608001">
                <text:p>219.770009608001</text:p>
              </table:table-cell>
              <table:table-cell office:value-type="float" office:value="0.105973116998939">
                <text:p>0.10597311699893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9.972480901">
                <text:p>219.972480901</text:p>
              </table:table-cell>
              <table:table-cell office:value-type="float" office:value="0.103141567997227">
                <text:p>0.1031415679972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.175544458998">
                <text:p>220.175544458998</text:p>
              </table:table-cell>
              <table:table-cell office:value-type="float" office:value="0.103193259001273">
                <text:p>0.10319325900127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.378087704001">
                <text:p>220.378087704001</text:p>
              </table:table-cell>
              <table:table-cell office:value-type="float" office:value="0.183880115000648">
                <text:p>0.18388011500064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.57985599">
                <text:p>220.57985599</text:p>
              </table:table-cell>
              <table:table-cell office:value-type="float" office:value="0.108530376997805">
                <text:p>0.1085303769978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.782111216999">
                <text:p>220.782111216999</text:p>
              </table:table-cell>
              <table:table-cell office:value-type="float" office:value="0.102849579998292">
                <text:p>0.1028495799982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.984150466">
                <text:p>220.984150466</text:p>
              </table:table-cell>
              <table:table-cell office:value-type="float" office:value="0.102520100001129">
                <text:p>0.1025201000011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1.185755664999">
                <text:p>221.185755664999</text:p>
              </table:table-cell>
              <table:table-cell office:value-type="float" office:value="0.10347109400027">
                <text:p>0.103471094000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1.387630558998">
                <text:p>221.387630558998</text:p>
              </table:table-cell>
              <table:table-cell office:value-type="float" office:value="0.102782796999236">
                <text:p>0.10278279699923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1.588904240001">
                <text:p>221.588904240001</text:p>
              </table:table-cell>
              <table:table-cell office:value-type="float" office:value="0.102708545000496">
                <text:p>0.1027085450004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1.791068440001">
                <text:p>221.791068440001</text:p>
              </table:table-cell>
              <table:table-cell office:value-type="float" office:value="0.103099293002742">
                <text:p>0.1030992930027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1.993283538999">
                <text:p>221.993283538999</text:p>
              </table:table-cell>
              <table:table-cell office:value-type="float" office:value="0.103721087001759">
                <text:p>0.1037210870017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2.197296991999">
                <text:p>222.197296991999</text:p>
              </table:table-cell>
              <table:table-cell office:value-type="float" office:value="0.104836604001321">
                <text:p>0.1048366040013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2.400354050998">
                <text:p>222.400354050998</text:p>
              </table:table-cell>
              <table:table-cell office:value-type="float" office:value="0.101807511000516">
                <text:p>0.1018075110005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2.601993085998">
                <text:p>222.601993085998</text:p>
              </table:table-cell>
              <table:table-cell office:value-type="float" office:value="0.102992050000466">
                <text:p>0.10299205000046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2.804552802001">
                <text:p>222.804552802001</text:p>
              </table:table-cell>
              <table:table-cell office:value-type="float" office:value="0.103048940000008">
                <text:p>0.10304894000000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3.007047484">
                <text:p>223.007047484</text:p>
              </table:table-cell>
              <table:table-cell office:value-type="float" office:value="0.10308915999849">
                <text:p>0.1030891599984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3.209008703001">
                <text:p>223.209008703001</text:p>
              </table:table-cell>
              <table:table-cell office:value-type="float" office:value="0.103114710000227">
                <text:p>0.1031147100002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3.411160666001">
                <text:p>223.411160666001</text:p>
              </table:table-cell>
              <table:table-cell office:value-type="float" office:value="0.102947817002132">
                <text:p>0.1029478170021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3.612504749999">
                <text:p>223.612504749999</text:p>
              </table:table-cell>
              <table:table-cell office:value-type="float" office:value="0.102800622997165">
                <text:p>0.1028006229971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3.814634281">
                <text:p>223.814634281</text:p>
              </table:table-cell>
              <table:table-cell office:value-type="float" office:value="0.102798961997905">
                <text:p>0.1027989619979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4.017449096998">
                <text:p>224.017449096998</text:p>
              </table:table-cell>
              <table:table-cell office:value-type="float" office:value="0.102712088999397">
                <text:p>0.1027120889993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4.219184295998">
                <text:p>224.219184295998</text:p>
              </table:table-cell>
              <table:table-cell office:value-type="float" office:value="0.102985655998054">
                <text:p>0.1029856559980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4.421686774">
                <text:p>224.421686774</text:p>
              </table:table-cell>
              <table:table-cell office:value-type="float" office:value="0.107887213998765">
                <text:p>0.1078872139987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4.623077665001">
                <text:p>224.623077665001</text:p>
              </table:table-cell>
              <table:table-cell office:value-type="float" office:value="0.102929854001559">
                <text:p>0.10292985400155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4.825118140001">
                <text:p>224.825118140001</text:p>
              </table:table-cell>
              <table:table-cell office:value-type="float" office:value="0.103237109997281">
                <text:p>0.10323710999728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5.026993329">
                <text:p>225.026993329</text:p>
              </table:table-cell>
              <table:table-cell office:value-type="float" office:value="0.102885111002252">
                <text:p>0.10288511100225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5.229431800999">
                <text:p>225.229431800999</text:p>
              </table:table-cell>
              <table:table-cell office:value-type="float" office:value="0.102914531998977">
                <text:p>0.10291453199897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5.431376311">
                <text:p>225.431376311</text:p>
              </table:table-cell>
              <table:table-cell office:value-type="float" office:value="0.102644414997485">
                <text:p>0.1026444149974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5.634693345">
                <text:p>225.634693345</text:p>
              </table:table-cell>
              <table:table-cell office:value-type="float" office:value="0.102867780999077">
                <text:p>0.1028677809990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5.837648477002">
                <text:p>225.837648477002</text:p>
              </table:table-cell>
              <table:table-cell office:value-type="float" office:value="0.103675647998898">
                <text:p>0.1036756479988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6.039236674998">
                <text:p>226.039236674998</text:p>
              </table:table-cell>
              <table:table-cell office:value-type="float" office:value="0.103202546997636">
                <text:p>0.10320254699763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6.241364336001">
                <text:p>226.241364336001</text:p>
              </table:table-cell>
              <table:table-cell office:value-type="float" office:value="0.102866638000705">
                <text:p>0.1028666380007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6.443626299999">
                <text:p>226.443626299999</text:p>
              </table:table-cell>
              <table:table-cell office:value-type="float" office:value="0.111709300999792">
                <text:p>0.11170930099979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6.646884848">
                <text:p>226.646884848</text:p>
              </table:table-cell>
              <table:table-cell office:value-type="float" office:value="0.103017563000321">
                <text:p>0.10301756300032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6.849848366001">
                <text:p>226.849848366001</text:p>
              </table:table-cell>
              <table:table-cell office:value-type="float" office:value="0.102807125000254">
                <text:p>0.10280712500025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7.052119526001">
                <text:p>227.052119526001</text:p>
              </table:table-cell>
              <table:table-cell office:value-type="float" office:value="0.103328278000845">
                <text:p>0.1033282780008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7.254114290001">
                <text:p>227.254114290001</text:p>
              </table:table-cell>
              <table:table-cell office:value-type="float" office:value="0.102930177999951">
                <text:p>0.10293017799995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7.454992565999">
                <text:p>227.454992565999</text:p>
              </table:table-cell>
              <table:table-cell office:value-type="float" office:value="0.103212974998314">
                <text:p>0.10321297499831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7.656430177001">
                <text:p>227.656430177001</text:p>
              </table:table-cell>
              <table:table-cell office:value-type="float" office:value="0.102968549002981">
                <text:p>0.10296854900298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7.858164661">
                <text:p>227.858164661</text:p>
              </table:table-cell>
              <table:table-cell office:value-type="float" office:value="0.103209292003157">
                <text:p>0.10320929200315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8.060706963999">
                <text:p>228.060706963999</text:p>
              </table:table-cell>
              <table:table-cell office:value-type="float" office:value="0.103003857999283">
                <text:p>0.10300385799928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8.263251816999">
                <text:p>228.263251816999</text:p>
              </table:table-cell>
              <table:table-cell office:value-type="float" office:value="0.102895796000666">
                <text:p>0.1028957960006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8.465450610998">
                <text:p>228.465450610998</text:p>
              </table:table-cell>
              <table:table-cell office:value-type="float" office:value="0.101848700000119">
                <text:p>0.1018487000001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8.669334586">
                <text:p>228.669334586</text:p>
              </table:table-cell>
              <table:table-cell office:value-type="float" office:value="0.102960047002853">
                <text:p>0.1029600470028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8.871705122001">
                <text:p>228.871705122001</text:p>
              </table:table-cell>
              <table:table-cell office:value-type="float" office:value="0.103192601000046">
                <text:p>0.1031926010000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9.073101992999">
                <text:p>229.073101992999</text:p>
              </table:table-cell>
              <table:table-cell office:value-type="float" office:value="0.102928733998851">
                <text:p>0.10292873399885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9.275806865">
                <text:p>229.275806865</text:p>
              </table:table-cell>
              <table:table-cell office:value-type="float" office:value="0.102851222000027">
                <text:p>0.10285122200002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9.478947868">
                <text:p>229.478947868</text:p>
              </table:table-cell>
              <table:table-cell office:value-type="float" office:value="0.103705092999007">
                <text:p>0.1037050929990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9.681927517999">
                <text:p>229.681927517999</text:p>
              </table:table-cell>
              <table:table-cell office:value-type="float" office:value="0.10322748100225">
                <text:p>0.103227481002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9.884946443999">
                <text:p>229.884946443999</text:p>
              </table:table-cell>
              <table:table-cell office:value-type="float" office:value="0.103322410999681">
                <text:p>0.1033224109996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.086807012998">
                <text:p>230.086807012998</text:p>
              </table:table-cell>
              <table:table-cell office:value-type="float" office:value="0.103044075000071">
                <text:p>0.1030440750000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.289437340001">
                <text:p>230.289437340001</text:p>
              </table:table-cell>
              <table:table-cell office:value-type="float" office:value="0.102948032999848">
                <text:p>0.10294803299984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.492522266999">
                <text:p>230.492522266999</text:p>
              </table:table-cell>
              <table:table-cell office:value-type="float" office:value="0.103173338000488">
                <text:p>0.1031733380004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.694323394">
                <text:p>230.694323394</text:p>
              </table:table-cell>
              <table:table-cell office:value-type="float" office:value="0.104664104001131">
                <text:p>0.1046641040011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.896002325">
                <text:p>230.896002325</text:p>
              </table:table-cell>
              <table:table-cell office:value-type="float" office:value="0.103202066002268">
                <text:p>0.10320206600226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1.097526341">
                <text:p>231.097526341</text:p>
              </table:table-cell>
              <table:table-cell office:value-type="float" office:value="0.103380930999265">
                <text:p>0.10338093099926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1.298879823">
                <text:p>231.298879823</text:p>
              </table:table-cell>
              <table:table-cell office:value-type="float" office:value="0.103786310999567">
                <text:p>0.1037863109995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1.500198714999">
                <text:p>231.500198714999</text:p>
              </table:table-cell>
              <table:table-cell office:value-type="float" office:value="0.102959241001372">
                <text:p>0.1029592410013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1.702167031999">
                <text:p>231.702167031999</text:p>
              </table:table-cell>
              <table:table-cell office:value-type="float" office:value="0.103258137998637">
                <text:p>0.10325813799863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1.904886763001">
                <text:p>231.904886763001</text:p>
              </table:table-cell>
              <table:table-cell office:value-type="float" office:value="0.103240835000179">
                <text:p>0.10324083500017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2.106761824001">
                <text:p>232.106761824001</text:p>
              </table:table-cell>
              <table:table-cell office:value-type="float" office:value="0.10300289999941">
                <text:p>0.103002899999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2.309627417999">
                <text:p>232.309627417999</text:p>
              </table:table-cell>
              <table:table-cell office:value-type="float" office:value="0.103680875999999">
                <text:p>0.10368087599999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2.511223702">
                <text:p>232.511223702</text:p>
              </table:table-cell>
              <table:table-cell office:value-type="float" office:value="0.10287759700077">
                <text:p>0.102877597000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2.712913758001">
                <text:p>232.712913758001</text:p>
              </table:table-cell>
              <table:table-cell office:value-type="float" office:value="0.10446842500096">
                <text:p>0.1044684250009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2.915010451001">
                <text:p>232.915010451001</text:p>
              </table:table-cell>
              <table:table-cell office:value-type="float" office:value="0.102994597997167">
                <text:p>0.1029945979971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3.533418456002">
                <text:p>233.533418456002</text:p>
              </table:table-cell>
              <table:table-cell office:value-type="float" office:value="0.519432602999586">
                <text:p>0.5194326029995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3.735761562999">
                <text:p>233.735761562999</text:p>
              </table:table-cell>
              <table:table-cell office:value-type="float" office:value="0.103289073998894">
                <text:p>0.10328907399889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3.938797714">
                <text:p>233.938797714</text:p>
              </table:table-cell>
              <table:table-cell office:value-type="float" office:value="0.103294651999022">
                <text:p>0.10329465199902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4.141757942998">
                <text:p>234.141757942998</text:p>
              </table:table-cell>
              <table:table-cell office:value-type="float" office:value="0.103825444999529">
                <text:p>0.10382544499952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4.344325541999">
                <text:p>234.344325541999</text:p>
              </table:table-cell>
              <table:table-cell office:value-type="float" office:value="0.103226180999627">
                <text:p>0.1032261809996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4.545471147001">
                <text:p>234.545471147001</text:p>
              </table:table-cell>
              <table:table-cell office:value-type="float" office:value="0.103173259998584">
                <text:p>0.1031732599985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4.747420721">
                <text:p>234.747420721</text:p>
              </table:table-cell>
              <table:table-cell office:value-type="float" office:value="0.103133988999616">
                <text:p>0.10313398899961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4.949556995998">
                <text:p>234.949556995998</text:p>
              </table:table-cell>
              <table:table-cell office:value-type="float" office:value="0.102669775998947">
                <text:p>0.10266977599894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5.152338927001">
                <text:p>235.152338927001</text:p>
              </table:table-cell>
              <table:table-cell office:value-type="float" office:value="0.103216529001656">
                <text:p>0.1032165290016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5.353756364999">
                <text:p>235.353756364999</text:p>
              </table:table-cell>
              <table:table-cell office:value-type="float" office:value="0.103138447000674">
                <text:p>0.1031384470006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5.555570632001">
                <text:p>235.555570632001</text:p>
              </table:table-cell>
              <table:table-cell office:value-type="float" office:value="0.102923700997053">
                <text:p>0.10292370099705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5.758057884999">
                <text:p>235.758057884999</text:p>
              </table:table-cell>
              <table:table-cell office:value-type="float" office:value="0.10316217700165">
                <text:p>0.1031621770016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5.960369649998">
                <text:p>235.960369649998</text:p>
              </table:table-cell>
              <table:table-cell office:value-type="float" office:value="0.103005721997761">
                <text:p>0.10300572199776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6.163182277">
                <text:p>236.163182277</text:p>
              </table:table-cell>
              <table:table-cell office:value-type="float" office:value="0.102718714999355">
                <text:p>0.1027187149993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6.366057526">
                <text:p>236.366057526</text:p>
              </table:table-cell>
              <table:table-cell office:value-type="float" office:value="0.102924459999485">
                <text:p>0.10292445999948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6.568059574001">
                <text:p>236.568059574001</text:p>
              </table:table-cell>
              <table:table-cell office:value-type="float" office:value="0.102886109001702">
                <text:p>0.1028861090017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6.770801548999">
                <text:p>236.770801548999</text:p>
              </table:table-cell>
              <table:table-cell office:value-type="float" office:value="0.102996289999282">
                <text:p>0.10299628999928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6.974265927001">
                <text:p>236.974265927001</text:p>
              </table:table-cell>
              <table:table-cell office:value-type="float" office:value="0.102896266998869">
                <text:p>0.1028962669988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7.176366174001">
                <text:p>237.176366174001</text:p>
              </table:table-cell>
              <table:table-cell office:value-type="float" office:value="0.103138122001837">
                <text:p>0.1031381220018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7.379786811001">
                <text:p>237.379786811001</text:p>
              </table:table-cell>
              <table:table-cell office:value-type="float" office:value="0.104251618999115">
                <text:p>0.1042516189991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7.581668822">
                <text:p>237.581668822</text:p>
              </table:table-cell>
              <table:table-cell office:value-type="float" office:value="0.102867777000938">
                <text:p>0.10286777700093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7.784315820998">
                <text:p>237.784315820998</text:p>
              </table:table-cell>
              <table:table-cell office:value-type="float" office:value="0.103012978997867">
                <text:p>0.1030129789978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7.986781812">
                <text:p>237.986781812</text:p>
              </table:table-cell>
              <table:table-cell office:value-type="float" office:value="0.103431068000646">
                <text:p>0.1034310680006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8.188881343998">
                <text:p>238.188881343998</text:p>
              </table:table-cell>
              <table:table-cell office:value-type="float" office:value="0.102749401998153">
                <text:p>0.10274940199815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8.391751244999">
                <text:p>238.391751244999</text:p>
              </table:table-cell>
              <table:table-cell office:value-type="float" office:value="0.102872925002885">
                <text:p>0.1028729250028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8.594500962001">
                <text:p>238.594500962001</text:p>
              </table:table-cell>
              <table:table-cell office:value-type="float" office:value="0.102787932002684">
                <text:p>0.1027879320026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8.795995748998">
                <text:p>238.795995748998</text:p>
              </table:table-cell>
              <table:table-cell office:value-type="float" office:value="0.103054696999607">
                <text:p>0.1030546969996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8.997852452001">
                <text:p>238.997852452001</text:p>
              </table:table-cell>
              <table:table-cell office:value-type="float" office:value="0.102869831996941">
                <text:p>0.1028698319969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9.200883221998">
                <text:p>239.200883221998</text:p>
              </table:table-cell>
              <table:table-cell office:value-type="float" office:value="0.104586793000635">
                <text:p>0.10458679300063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9.401153537001">
                <text:p>239.401153537001</text:p>
              </table:table-cell>
              <table:table-cell office:value-type="float" office:value="0.102712739000708">
                <text:p>0.1027127390007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9.603194433999">
                <text:p>239.603194433999</text:p>
              </table:table-cell>
              <table:table-cell office:value-type="float" office:value="0.102772059999552">
                <text:p>0.1027720599995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9.806577210999">
                <text:p>239.806577210999</text:p>
              </table:table-cell>
              <table:table-cell office:value-type="float" office:value="0.102993513999536">
                <text:p>0.10299351399953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.008204034999">
                <text:p>240.008204034999</text:p>
              </table:table-cell>
              <table:table-cell office:value-type="float" office:value="0.102984363002179">
                <text:p>0.10298436300217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.209687743998">
                <text:p>240.209687743998</text:p>
              </table:table-cell>
              <table:table-cell office:value-type="float" office:value="0.103044454001065">
                <text:p>0.1030444540010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.412629058999">
                <text:p>240.412629058999</text:p>
              </table:table-cell>
              <table:table-cell office:value-type="float" office:value="0.102755697997054">
                <text:p>0.10275569799705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.613965324999">
                <text:p>240.613965324999</text:p>
              </table:table-cell>
              <table:table-cell office:value-type="float" office:value="0.102979502997187">
                <text:p>0.1029795029971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.815198877001">
                <text:p>240.815198877001</text:p>
              </table:table-cell>
              <table:table-cell office:value-type="float" office:value="0.103048282999225">
                <text:p>0.1030482829992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1.018983208">
                <text:p>241.018983208</text:p>
              </table:table-cell>
              <table:table-cell office:value-type="float" office:value="0.106356440999662">
                <text:p>0.10635644099966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1.221593281">
                <text:p>241.221593281</text:p>
              </table:table-cell>
              <table:table-cell office:value-type="float" office:value="0.102725155000371">
                <text:p>0.10272515500037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1.424325166001">
                <text:p>241.424325166001</text:p>
              </table:table-cell>
              <table:table-cell office:value-type="float" office:value="0.102849037997657">
                <text:p>0.10284903799765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1.627391670001">
                <text:p>241.627391670001</text:p>
              </table:table-cell>
              <table:table-cell office:value-type="float" office:value="0.103131913998368">
                <text:p>0.1031319139983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1.830219895">
                <text:p>241.830219895</text:p>
              </table:table-cell>
              <table:table-cell office:value-type="float" office:value="0.103320637001161">
                <text:p>0.10332063700116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2.031910192">
                <text:p>242.031910192</text:p>
              </table:table-cell>
              <table:table-cell office:value-type="float" office:value="0.103137113001139">
                <text:p>0.1031371130011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2.234637993999">
                <text:p>242.234637993999</text:p>
              </table:table-cell>
              <table:table-cell office:value-type="float" office:value="0.102819194999029">
                <text:p>0.10281919499902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2.437458008">
                <text:p>242.437458008</text:p>
              </table:table-cell>
              <table:table-cell office:value-type="float" office:value="0.102668881001591">
                <text:p>0.1026688810015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2.639941613001">
                <text:p>242.639941613001</text:p>
              </table:table-cell>
              <table:table-cell office:value-type="float" office:value="0.103314916999807">
                <text:p>0.10331491699980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2.842566650001">
                <text:p>242.842566650001</text:p>
              </table:table-cell>
              <table:table-cell office:value-type="float" office:value="0.102097425999091">
                <text:p>0.1020974259990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3.044143201001">
                <text:p>243.044143201001</text:p>
              </table:table-cell>
              <table:table-cell office:value-type="float" office:value="0.103306993998558">
                <text:p>0.10330699399855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3.245431414001">
                <text:p>243.245431414001</text:p>
              </table:table-cell>
              <table:table-cell office:value-type="float" office:value="0.102726880999398">
                <text:p>0.1027268809993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3.447414203998">
                <text:p>243.447414203998</text:p>
              </table:table-cell>
              <table:table-cell office:value-type="float" office:value="0.102864024000155">
                <text:p>0.1028640240001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3.649667901002">
                <text:p>243.649667901002</text:p>
              </table:table-cell>
              <table:table-cell office:value-type="float" office:value="0.103005567001674">
                <text:p>0.1030055670016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3.852479558002">
                <text:p>243.852479558002</text:p>
              </table:table-cell>
              <table:table-cell office:value-type="float" office:value="0.103331123002135">
                <text:p>0.10333112300213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4.054590667001">
                <text:p>244.054590667001</text:p>
              </table:table-cell>
              <table:table-cell office:value-type="float" office:value="0.103865916000359">
                <text:p>0.10386591600035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4.25644565">
                <text:p>244.25644565</text:p>
              </table:table-cell>
              <table:table-cell office:value-type="float" office:value="0.103683901998011">
                <text:p>0.1036839019980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4.458184589999">
                <text:p>244.458184589999</text:p>
              </table:table-cell>
              <table:table-cell office:value-type="float" office:value="0.103422104999481">
                <text:p>0.10342210499948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4.660531685">
                <text:p>244.660531685</text:p>
              </table:table-cell>
              <table:table-cell office:value-type="float" office:value="0.10275374000048">
                <text:p>0.102753740000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4.866949533">
                <text:p>244.866949533</text:p>
              </table:table-cell>
              <table:table-cell office:value-type="float" office:value="0.103117906000989">
                <text:p>0.10311790600098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5.068684040001">
                <text:p>245.068684040001</text:p>
              </table:table-cell>
              <table:table-cell office:value-type="float" office:value="0.102956603001076">
                <text:p>0.1029566030010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5.270196560999">
                <text:p>245.270196560999</text:p>
              </table:table-cell>
              <table:table-cell office:value-type="float" office:value="0.103215939001529">
                <text:p>0.1032159390015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5.471968188001">
                <text:p>245.471968188001</text:p>
              </table:table-cell>
              <table:table-cell office:value-type="float" office:value="0.102993373999198">
                <text:p>0.1029933739991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5.674415121001">
                <text:p>245.674415121001</text:p>
              </table:table-cell>
              <table:table-cell office:value-type="float" office:value="0.10298006299854">
                <text:p>0.1029800629985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5.876773239001">
                <text:p>245.876773239001</text:p>
              </table:table-cell>
              <table:table-cell office:value-type="float" office:value="0.103065742998297">
                <text:p>0.10306574299829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6.079145207001">
                <text:p>246.079145207001</text:p>
              </table:table-cell>
              <table:table-cell office:value-type="float" office:value="0.102771335998114">
                <text:p>0.1027713359981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6.282758623998">
                <text:p>246.282758623998</text:p>
              </table:table-cell>
              <table:table-cell office:value-type="float" office:value="0.103013542000554">
                <text:p>0.10301354200055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6.484896766">
                <text:p>246.484896766</text:p>
              </table:table-cell>
              <table:table-cell office:value-type="float" office:value="0.102986870999302">
                <text:p>0.1029868709993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6.687406637">
                <text:p>246.687406637</text:p>
              </table:table-cell>
              <table:table-cell office:value-type="float" office:value="0.102955571001075">
                <text:p>0.10295557100107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6.890416506001">
                <text:p>246.890416506001</text:p>
              </table:table-cell>
              <table:table-cell office:value-type="float" office:value="0.103924231996643">
                <text:p>0.1039242319966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7.091555720999">
                <text:p>247.091555720999</text:p>
              </table:table-cell>
              <table:table-cell office:value-type="float" office:value="0.102789634998771">
                <text:p>0.10278963499877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7.29544844">
                <text:p>247.29544844</text:p>
              </table:table-cell>
              <table:table-cell office:value-type="float" office:value="0.102967088998412">
                <text:p>0.1029670889984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7.497940246998">
                <text:p>247.497940246998</text:p>
              </table:table-cell>
              <table:table-cell office:value-type="float" office:value="0.10327070600033">
                <text:p>0.103270706000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7.700350720999">
                <text:p>247.700350720999</text:p>
              </table:table-cell>
              <table:table-cell office:value-type="float" office:value="0.103598233999946">
                <text:p>0.1035982339999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7.903084900001">
                <text:p>247.903084900001</text:p>
              </table:table-cell>
              <table:table-cell office:value-type="float" office:value="0.103322524999385">
                <text:p>0.10332252499938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8.105011999">
                <text:p>248.105011999</text:p>
              </table:table-cell>
              <table:table-cell office:value-type="float" office:value="0.10210090700275">
                <text:p>0.1021009070027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8.308153417001">
                <text:p>248.308153417001</text:p>
              </table:table-cell>
              <table:table-cell office:value-type="float" office:value="0.102659058997233">
                <text:p>0.1026590589972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8.510004774998">
                <text:p>248.510004774998</text:p>
              </table:table-cell>
              <table:table-cell office:value-type="float" office:value="0.102973616998497">
                <text:p>0.10297361699849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8.712281642001">
                <text:p>248.712281642001</text:p>
              </table:table-cell>
              <table:table-cell office:value-type="float" office:value="0.103421708001406">
                <text:p>0.10342170800140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8.914545595999">
                <text:p>248.914545595999</text:p>
              </table:table-cell>
              <table:table-cell office:value-type="float" office:value="0.102379510997707">
                <text:p>0.10237951099770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9.116646195002">
                <text:p>249.116646195002</text:p>
              </table:table-cell>
              <table:table-cell office:value-type="float" office:value="0.102711419000116">
                <text:p>0.1027114190001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9.319449342001">
                <text:p>249.319449342001</text:p>
              </table:table-cell>
              <table:table-cell office:value-type="float" office:value="0.102680947999033">
                <text:p>0.10268094799903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9.521046788999">
                <text:p>249.521046788999</text:p>
              </table:table-cell>
              <table:table-cell office:value-type="float" office:value="0.102871363000304">
                <text:p>0.10287136300030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9.723614499999">
                <text:p>249.723614499999</text:p>
              </table:table-cell>
              <table:table-cell office:value-type="float" office:value="0.102985015000741">
                <text:p>0.10298501500074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9.926374601">
                <text:p>249.926374601</text:p>
              </table:table-cell>
              <table:table-cell office:value-type="float" office:value="0.103146356999787">
                <text:p>0.1031463569997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0.128822844999">
                <text:p>250.128822844999</text:p>
              </table:table-cell>
              <table:table-cell office:value-type="float" office:value="0.103571817002376">
                <text:p>0.1035718170023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0.330333937">
                <text:p>250.330333937</text:p>
              </table:table-cell>
              <table:table-cell office:value-type="float" office:value="0.103000283997972">
                <text:p>0.1030002839979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0.532027272999">
                <text:p>250.532027272999</text:p>
              </table:table-cell>
              <table:table-cell office:value-type="float" office:value="0.102786598999955">
                <text:p>0.1027865989999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0.734762173001">
                <text:p>250.734762173001</text:p>
              </table:table-cell>
              <table:table-cell office:value-type="float" office:value="0.103141927000252">
                <text:p>0.10314192700025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0.936447544998">
                <text:p>250.936447544998</text:p>
              </table:table-cell>
              <table:table-cell office:value-type="float" office:value="0.103020053000364">
                <text:p>0.1030200530003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1.139187842">
                <text:p>251.139187842</text:p>
              </table:table-cell>
              <table:table-cell office:value-type="float" office:value="0.103326948999893">
                <text:p>0.10332694899989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1.340528516001">
                <text:p>251.340528516001</text:p>
              </table:table-cell>
              <table:table-cell office:value-type="float" office:value="0.103108314000565">
                <text:p>0.10310831400056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1.541998123001">
                <text:p>251.541998123001</text:p>
              </table:table-cell>
              <table:table-cell office:value-type="float" office:value="0.103653307000059">
                <text:p>0.10365330700005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1.744410902">
                <text:p>251.744410902</text:p>
              </table:table-cell>
              <table:table-cell office:value-type="float" office:value="0.103123474000313">
                <text:p>0.1031234740003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1.947052043">
                <text:p>251.947052043</text:p>
              </table:table-cell>
              <table:table-cell office:value-type="float" office:value="0.103162854000402">
                <text:p>0.10316285400040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2.149694854001">
                <text:p>252.149694854001</text:p>
              </table:table-cell>
              <table:table-cell office:value-type="float" office:value="0.102655171998777">
                <text:p>0.10265517199877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2.351769520999">
                <text:p>252.351769520999</text:p>
              </table:table-cell>
              <table:table-cell office:value-type="float" office:value="0.101670897998702">
                <text:p>0.1016708979987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2.555092017999">
                <text:p>252.555092017999</text:p>
              </table:table-cell>
              <table:table-cell office:value-type="float" office:value="0.10310537300029">
                <text:p>0.1031053730002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2.757521472999">
                <text:p>252.757521472999</text:p>
              </table:table-cell>
              <table:table-cell office:value-type="float" office:value="0.103780127999926">
                <text:p>0.1037801279999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2.959475404001">
                <text:p>252.959475404001</text:p>
              </table:table-cell>
              <table:table-cell office:value-type="float" office:value="0.103228452997428">
                <text:p>0.10322845299742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3.161812533999">
                <text:p>253.161812533999</text:p>
              </table:table-cell>
              <table:table-cell office:value-type="float" office:value="0.103141720999702">
                <text:p>0.10314172099970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3.363958089001">
                <text:p>253.363958089001</text:p>
              </table:table-cell>
              <table:table-cell office:value-type="float" office:value="0.103115000998514">
                <text:p>0.10311500099851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3.565787356998">
                <text:p>253.565787356998</text:p>
              </table:table-cell>
              <table:table-cell office:value-type="float" office:value="0.102645570001187">
                <text:p>0.10264557000118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3.767924721">
                <text:p>253.767924721</text:p>
              </table:table-cell>
              <table:table-cell office:value-type="float" office:value="0.103099888998258">
                <text:p>0.10309988899825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3.970311927998">
                <text:p>253.970311927998</text:p>
              </table:table-cell>
              <table:table-cell office:value-type="float" office:value="0.103369864002161">
                <text:p>0.10336986400216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4.172494139999">
                <text:p>254.172494139999</text:p>
              </table:table-cell>
              <table:table-cell office:value-type="float" office:value="0.103368554999179">
                <text:p>0.10336855499917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4.374645061998">
                <text:p>254.374645061998</text:p>
              </table:table-cell>
              <table:table-cell office:value-type="float" office:value="0.102815022000868">
                <text:p>0.10281502200086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4.576742091998">
                <text:p>254.576742091998</text:p>
              </table:table-cell>
              <table:table-cell office:value-type="float" office:value="0.102926994000882">
                <text:p>0.10292699400088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4.779409265">
                <text:p>254.779409265</text:p>
              </table:table-cell>
              <table:table-cell office:value-type="float" office:value="0.102154355001403">
                <text:p>0.10215435500140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4.981926981">
                <text:p>254.981926981</text:p>
              </table:table-cell>
              <table:table-cell office:value-type="float" office:value="0.103212759000598">
                <text:p>0.1032127590005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5.184164391001">
                <text:p>255.184164391001</text:p>
              </table:table-cell>
              <table:table-cell office:value-type="float" office:value="0.103165177999472">
                <text:p>0.10316517799947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5.740199712">
                <text:p>255.740199712</text:p>
              </table:table-cell>
              <table:table-cell office:value-type="float" office:value="0.598047875999328">
                <text:p>0.59804787599932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5.942616562999">
                <text:p>255.942616562999</text:p>
              </table:table-cell>
              <table:table-cell office:value-type="float" office:value="0.103209766999498">
                <text:p>0.1032097669994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6.145307399001">
                <text:p>256.145307399001</text:p>
              </table:table-cell>
              <table:table-cell office:value-type="float" office:value="0.102969412000675">
                <text:p>0.10296941200067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6.347279499001">
                <text:p>256.347279499001</text:p>
              </table:table-cell>
              <table:table-cell office:value-type="float" office:value="0.10301651300324">
                <text:p>0.1030165130032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6.548735536999">
                <text:p>256.548735536999</text:p>
              </table:table-cell>
              <table:table-cell office:value-type="float" office:value="0.103228627001954">
                <text:p>0.10322862700195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6.751010472999">
                <text:p>256.751010472999</text:p>
              </table:table-cell>
              <table:table-cell office:value-type="float" office:value="0.104224709997652">
                <text:p>0.10422470999765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6.952588069998">
                <text:p>256.952588069998</text:p>
              </table:table-cell>
              <table:table-cell office:value-type="float" office:value="0.103099431998999">
                <text:p>0.1030994319989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7.155270891999">
                <text:p>257.155270891999</text:p>
              </table:table-cell>
              <table:table-cell office:value-type="float" office:value="0.102871397000854">
                <text:p>0.10287139700085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7.356982942001">
                <text:p>257.356982942001</text:p>
              </table:table-cell>
              <table:table-cell office:value-type="float" office:value="0.102725384000223">
                <text:p>0.10272538400022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7.560454852999">
                <text:p>257.560454852999</text:p>
              </table:table-cell>
              <table:table-cell office:value-type="float" office:value="0.10307706200183">
                <text:p>0.1030770620018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7.761881555998">
                <text:p>257.761881555998</text:p>
              </table:table-cell>
              <table:table-cell office:value-type="float" office:value="0.105278302999068">
                <text:p>0.10527830299906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7.963949599998">
                <text:p>257.963949599998</text:p>
              </table:table-cell>
              <table:table-cell office:value-type="float" office:value="0.103109700998175">
                <text:p>0.1031097009981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8.167055029">
                <text:p>258.167055029</text:p>
              </table:table-cell>
              <table:table-cell office:value-type="float" office:value="0.103149212001881">
                <text:p>0.1031492120018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8.369389479998">
                <text:p>258.369389479998</text:p>
              </table:table-cell>
              <table:table-cell office:value-type="float" office:value="0.103335966003215">
                <text:p>0.10333596600321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8.570669075998">
                <text:p>258.570669075998</text:p>
              </table:table-cell>
              <table:table-cell office:value-type="float" office:value="0.102886165997916">
                <text:p>0.10288616599791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8.773968908001">
                <text:p>258.773968908001</text:p>
              </table:table-cell>
              <table:table-cell office:value-type="float" office:value="0.103022007999243">
                <text:p>0.10302200799924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8.976590782">
                <text:p>258.976590782</text:p>
              </table:table-cell>
              <table:table-cell office:value-type="float" office:value="0.103740243997891">
                <text:p>0.10374024399789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9.178674122999">
                <text:p>259.178674122999</text:p>
              </table:table-cell>
              <table:table-cell office:value-type="float" office:value="0.102820272000827">
                <text:p>0.1028202720008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9.380719812998">
                <text:p>259.380719812998</text:p>
              </table:table-cell>
              <table:table-cell office:value-type="float" office:value="0.102938405001623">
                <text:p>0.1029384050016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9.582770083001">
                <text:p>259.582770083001</text:p>
              </table:table-cell>
              <table:table-cell office:value-type="float" office:value="0.103644901002554">
                <text:p>0.10364490100255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9.785310363">
                <text:p>259.785310363</text:p>
              </table:table-cell>
              <table:table-cell office:value-type="float" office:value="0.104900928999996">
                <text:p>0.10490092899999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9.988162679001">
                <text:p>259.988162679001</text:p>
              </table:table-cell>
              <table:table-cell office:value-type="float" office:value="0.102811619999557">
                <text:p>0.10281161999955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0.190739457001">
                <text:p>260.190739457001</text:p>
              </table:table-cell>
              <table:table-cell office:value-type="float" office:value="0.103369732998544">
                <text:p>0.1033697329985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0.392583198998">
                <text:p>260.392583198998</text:p>
              </table:table-cell>
              <table:table-cell office:value-type="float" office:value="0.103119077000883">
                <text:p>0.10311907700088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0.595494316">
                <text:p>260.595494316</text:p>
              </table:table-cell>
              <table:table-cell office:value-type="float" office:value="0.103009864000342">
                <text:p>0.10300986400034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0.797622343001">
                <text:p>260.797622343001</text:p>
              </table:table-cell>
              <table:table-cell office:value-type="float" office:value="0.103056754000136">
                <text:p>0.10305675400013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0.999897969999">
                <text:p>260.999897969999</text:p>
              </table:table-cell>
              <table:table-cell office:value-type="float" office:value="0.102925261002383">
                <text:p>0.10292526100238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1.202949397">
                <text:p>261.202949397</text:p>
              </table:table-cell>
              <table:table-cell office:value-type="float" office:value="0.102795886999957">
                <text:p>0.10279588699995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1.405281825999">
                <text:p>261.405281825999</text:p>
              </table:table-cell>
              <table:table-cell office:value-type="float" office:value="0.103425862002041">
                <text:p>0.10342586200204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1.607782109">
                <text:p>261.607782109</text:p>
              </table:table-cell>
              <table:table-cell office:value-type="float" office:value="0.103609985999356">
                <text:p>0.10360998599935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1.811269644">
                <text:p>261.811269644</text:p>
              </table:table-cell>
              <table:table-cell office:value-type="float" office:value="0.103031421000196">
                <text:p>0.10303142100019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2.013554458001">
                <text:p>262.013554458001</text:p>
              </table:table-cell>
              <table:table-cell office:value-type="float" office:value="0.102809915999387">
                <text:p>0.10280991599938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2.216344693999">
                <text:p>262.216344693999</text:p>
              </table:table-cell>
              <table:table-cell office:value-type="float" office:value="0.102947119998134">
                <text:p>0.1029471199981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2.418706911001">
                <text:p>262.418706911001</text:p>
              </table:table-cell>
              <table:table-cell office:value-type="float" office:value="0.103031710998039">
                <text:p>0.10303171099803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2.620504864">
                <text:p>262.620504864</text:p>
              </table:table-cell>
              <table:table-cell office:value-type="float" office:value="0.102873928000918">
                <text:p>0.10287392800091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2.822736105001">
                <text:p>262.822736105001</text:p>
              </table:table-cell>
              <table:table-cell office:value-type="float" office:value="0.103412839001976">
                <text:p>0.10341283900197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3.024317718999">
                <text:p>263.024317718999</text:p>
              </table:table-cell>
              <table:table-cell office:value-type="float" office:value="0.103119731000334">
                <text:p>0.10311973100033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3.225968194998">
                <text:p>263.225968194998</text:p>
              </table:table-cell>
              <table:table-cell office:value-type="float" office:value="0.101758060001885">
                <text:p>0.10175806000188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3.427291642998">
                <text:p>263.427291642998</text:p>
              </table:table-cell>
              <table:table-cell office:value-type="float" office:value="0.102671771001042">
                <text:p>0.1026717710010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3.630798072998">
                <text:p>263.630798072998</text:p>
              </table:table-cell>
              <table:table-cell office:value-type="float" office:value="0.107063573002961">
                <text:p>0.10706357300296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3.834075494">
                <text:p>263.834075494</text:p>
              </table:table-cell>
              <table:table-cell office:value-type="float" office:value="0.102776932002598">
                <text:p>0.10277693200259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4.037361303999">
                <text:p>264.037361303999</text:p>
              </table:table-cell>
              <table:table-cell office:value-type="float" office:value="0.103075328999694">
                <text:p>0.10307532899969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4.239952329001">
                <text:p>264.239952329001</text:p>
              </table:table-cell>
              <table:table-cell office:value-type="float" office:value="0.103122409000207">
                <text:p>0.10312240900020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4.441287873">
                <text:p>264.441287873</text:p>
              </table:table-cell>
              <table:table-cell office:value-type="float" office:value="0.102910224999505">
                <text:p>0.10291022499950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4.643588580999">
                <text:p>264.643588580999</text:p>
              </table:table-cell>
              <table:table-cell office:value-type="float" office:value="0.103166321001481">
                <text:p>0.10316632100148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4.845918036001">
                <text:p>264.845918036001</text:p>
              </table:table-cell>
              <table:table-cell office:value-type="float" office:value="0.102995605000615">
                <text:p>0.1029956050006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5.047692587999">
                <text:p>265.047692587999</text:p>
              </table:table-cell>
              <table:table-cell office:value-type="float" office:value="0.103182778999326">
                <text:p>0.1031827789993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5.250067772999">
                <text:p>265.250067772999</text:p>
              </table:table-cell>
              <table:table-cell office:value-type="float" office:value="0.103127448001032">
                <text:p>0.10312744800103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5.453322369001">
                <text:p>265.453322369001</text:p>
              </table:table-cell>
              <table:table-cell office:value-type="float" office:value="0.103120556999784">
                <text:p>0.10312055699978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5.654781502999">
                <text:p>265.654781502999</text:p>
              </table:table-cell>
              <table:table-cell office:value-type="float" office:value="0.102658697000152">
                <text:p>0.10265869700015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5.857504444">
                <text:p>265.857504444</text:p>
              </table:table-cell>
              <table:table-cell office:value-type="float" office:value="0.102927640997223">
                <text:p>0.10292764099722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6.059916956001">
                <text:p>266.059916956001</text:p>
              </table:table-cell>
              <table:table-cell office:value-type="float" office:value="0.102887369997916">
                <text:p>0.10288736999791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6.261453447998">
                <text:p>266.261453447998</text:p>
              </table:table-cell>
              <table:table-cell office:value-type="float" office:value="0.103185297000891">
                <text:p>0.10318529700089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6.463553802998">
                <text:p>266.463553802998</text:p>
              </table:table-cell>
              <table:table-cell office:value-type="float" office:value="0.102922920999845">
                <text:p>0.10292292099984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6.665525634999">
                <text:p>266.665525634999</text:p>
              </table:table-cell>
              <table:table-cell office:value-type="float" office:value="0.101999020000221">
                <text:p>0.1019990200002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6.867796252001">
                <text:p>266.867796252001</text:p>
              </table:table-cell>
              <table:table-cell office:value-type="float" office:value="0.102830496998649">
                <text:p>0.10283049699864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7.069409421998">
                <text:p>267.069409421998</text:p>
              </table:table-cell>
              <table:table-cell office:value-type="float" office:value="0.102819636998902">
                <text:p>0.1028196369989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7.270960571001">
                <text:p>267.270960571001</text:p>
              </table:table-cell>
              <table:table-cell office:value-type="float" office:value="0.103962953002338">
                <text:p>0.10396295300233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7.473359659001">
                <text:p>267.473359659001</text:p>
              </table:table-cell>
              <table:table-cell office:value-type="float" office:value="0.102859856997384">
                <text:p>0.1028598569973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7.674993090001">
                <text:p>267.674993090001</text:p>
              </table:table-cell>
              <table:table-cell office:value-type="float" office:value="0.105467107998265">
                <text:p>0.10546710799826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7.877284582999">
                <text:p>267.877284582999</text:p>
              </table:table-cell>
              <table:table-cell office:value-type="float" office:value="0.103316805998475">
                <text:p>0.10331680599847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8.079324058999">
                <text:p>268.079324058999</text:p>
              </table:table-cell>
              <table:table-cell office:value-type="float" office:value="0.102020856000308">
                <text:p>0.10202085600030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8.281565969999">
                <text:p>268.281565969999</text:p>
              </table:table-cell>
              <table:table-cell office:value-type="float" office:value="0.103095000999019">
                <text:p>0.10309500099901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8.482993001999">
                <text:p>268.482993001999</text:p>
              </table:table-cell>
              <table:table-cell office:value-type="float" office:value="0.103026739998313">
                <text:p>0.10302673999831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8.684394333999">
                <text:p>268.684394333999</text:p>
              </table:table-cell>
              <table:table-cell office:value-type="float" office:value="0.103168462999747">
                <text:p>0.10316846299974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8.885992726999">
                <text:p>268.885992726999</text:p>
              </table:table-cell>
              <table:table-cell office:value-type="float" office:value="0.103018867997889">
                <text:p>0.1030188679978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9.088844758">
                <text:p>269.088844758</text:p>
              </table:table-cell>
              <table:table-cell office:value-type="float" office:value="0.10330677499951">
                <text:p>0.1033067749995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9.290952121999">
                <text:p>269.290952121999</text:p>
              </table:table-cell>
              <table:table-cell office:value-type="float" office:value="0.102917606000119">
                <text:p>0.1029176060001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9.493027346001">
                <text:p>269.493027346001</text:p>
              </table:table-cell>
              <table:table-cell office:value-type="float" office:value="0.103384575999371">
                <text:p>0.10338457599937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9.694333561998">
                <text:p>269.694333561998</text:p>
              </table:table-cell>
              <table:table-cell office:value-type="float" office:value="0.103104210000311">
                <text:p>0.1031042100003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9.896738678999">
                <text:p>269.896738678999</text:p>
              </table:table-cell>
              <table:table-cell office:value-type="float" office:value="0.10273339899868">
                <text:p>0.102733398998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70.098741296999">
                <text:p>270.098741296999</text:p>
              </table:table-cell>
              <table:table-cell office:value-type="float" office:value="0.104658552998444">
                <text:p>0.10465855299844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70.301005152">
                <text:p>270.301005152</text:p>
              </table:table-cell>
              <table:table-cell office:value-type="float" office:value="0.10311640800137">
                <text:p>0.1031164080013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70.502723913">
                <text:p>270.502723913</text:p>
              </table:table-cell>
              <table:table-cell office:value-type="float" office:value="0.103403824999987">
                <text:p>0.10340382499998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70.705166660999">
                <text:p>270.705166660999</text:p>
              </table:table-cell>
              <table:table-cell office:value-type="float" office:value="0.103509897999174">
                <text:p>0.10350989799917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70.907081133999">
                <text:p>270.907081133999</text:p>
              </table:table-cell>
              <table:table-cell office:value-type="float" office:value="0.102131772997382">
                <text:p>0.10213177299738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71.108676768999">
                <text:p>271.108676768999</text:p>
              </table:table-cell>
              <table:table-cell office:value-type="float" office:value="0.102938032003294">
                <text:p>0.10293803200329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71.310479689">
                <text:p>271.310479689</text:p>
              </table:table-cell>
              <table:table-cell office:value-type="float" office:value="0.102839970000787">
                <text:p>0.1028399700007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71.512341059999">
                <text:p>271.512341059999</text:p>
              </table:table-cell>
              <table:table-cell office:value-type="float" office:value="0.102954141999362">
                <text:p>0.10295414199936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71.713693188998">
                <text:p>271.713693188998</text:p>
              </table:table-cell>
              <table:table-cell office:value-type="float" office:value="0.10326933000033">
                <text:p>0.103269330000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1.916465557999">
                <text:p>271.916465557999</text:p>
              </table:table-cell>
              <table:table-cell office:value-type="float" office:value="0.102719784998044">
                <text:p>0.10271978499804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72.118500809">
                <text:p>272.118500809</text:p>
              </table:table-cell>
              <table:table-cell office:value-type="float" office:value="0.103045801999542">
                <text:p>0.10304580199954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2.321046073001">
                <text:p>272.321046073001</text:p>
              </table:table-cell>
              <table:table-cell office:value-type="float" office:value="0.102938850002829">
                <text:p>0.1029388500028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72.522906189999">
                <text:p>272.522906189999</text:p>
              </table:table-cell>
              <table:table-cell office:value-type="float" office:value="0.104670591001195">
                <text:p>0.1046705910011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72.725108465002">
                <text:p>272.725108465002</text:p>
              </table:table-cell>
              <table:table-cell office:value-type="float" office:value="0.103043201997934">
                <text:p>0.10304320199793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72.926663232">
                <text:p>272.926663232</text:p>
              </table:table-cell>
              <table:table-cell office:value-type="float" office:value="0.103240854998148">
                <text:p>0.10324085499814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3.128437113999">
                <text:p>273.128437113999</text:p>
              </table:table-cell>
              <table:table-cell office:value-type="float" office:value="0.103241565000644">
                <text:p>0.10324156500064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73.330417040001">
                <text:p>273.330417040001</text:p>
              </table:table-cell>
              <table:table-cell office:value-type="float" office:value="0.102811804998055">
                <text:p>0.10281180499805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73.532802496">
                <text:p>273.532802496</text:p>
              </table:table-cell>
              <table:table-cell office:value-type="float" office:value="0.103031280999858">
                <text:p>0.10303128099985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3.735166410999">
                <text:p>273.735166410999</text:p>
              </table:table-cell>
              <table:table-cell office:value-type="float" office:value="0.103570982999372">
                <text:p>0.10357098299937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3.937043301001">
                <text:p>273.937043301001</text:p>
              </table:table-cell>
              <table:table-cell office:value-type="float" office:value="0.103830896998261">
                <text:p>0.1038308969982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74.138231416">
                <text:p>274.138231416</text:p>
              </table:table-cell>
              <table:table-cell office:value-type="float" office:value="0.102869334001298">
                <text:p>0.10286933400129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4.339576014001">
                <text:p>274.339576014001</text:p>
              </table:table-cell>
              <table:table-cell office:value-type="float" office:value="0.103226322997216">
                <text:p>0.10322632299721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4.541869444001">
                <text:p>274.541869444001</text:p>
              </table:table-cell>
              <table:table-cell office:value-type="float" office:value="0.106923867999285">
                <text:p>0.1069238679992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4.745819381998">
                <text:p>274.745819381998</text:p>
              </table:table-cell>
              <table:table-cell office:value-type="float" office:value="0.103134081000462">
                <text:p>0.1031340810004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4.948362044001">
                <text:p>274.948362044001</text:p>
              </table:table-cell>
              <table:table-cell office:value-type="float" office:value="0.10316456000146">
                <text:p>0.103164560001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5.150121878">
                <text:p>275.150121878</text:p>
              </table:table-cell>
              <table:table-cell office:value-type="float" office:value="0.104025240001647">
                <text:p>0.10402524000164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75.352164258999">
                <text:p>275.352164258999</text:p>
              </table:table-cell>
              <table:table-cell office:value-type="float" office:value="0.10299013599797">
                <text:p>0.1029901359979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75.553880102001">
                <text:p>275.553880102001</text:p>
              </table:table-cell>
              <table:table-cell office:value-type="float" office:value="0.102702369000326">
                <text:p>0.10270236900032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5.756657339">
                <text:p>275.756657339</text:p>
              </table:table-cell>
              <table:table-cell office:value-type="float" office:value="0.102877051998803">
                <text:p>0.10287705199880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5.959360211">
                <text:p>275.959360211</text:p>
              </table:table-cell>
              <table:table-cell office:value-type="float" office:value="0.102674177000154">
                <text:p>0.10267417700015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6.161848487998">
                <text:p>276.161848487998</text:p>
              </table:table-cell>
              <table:table-cell office:value-type="float" office:value="0.102929813001538">
                <text:p>0.10292981300153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6.363316322">
                <text:p>276.363316322</text:p>
              </table:table-cell>
              <table:table-cell office:value-type="float" office:value="0.103444053998828">
                <text:p>0.1034440539988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6.565530543001">
                <text:p>276.565530543001</text:p>
              </table:table-cell>
              <table:table-cell office:value-type="float" office:value="0.103838622999319">
                <text:p>0.1038386229993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6.767416335999">
                <text:p>276.767416335999</text:p>
              </table:table-cell>
              <table:table-cell office:value-type="float" office:value="0.102902681999694">
                <text:p>0.10290268199969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6.969600291999">
                <text:p>276.969600291999</text:p>
              </table:table-cell>
              <table:table-cell office:value-type="float" office:value="0.102862058996834">
                <text:p>0.10286205899683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7.172839392999">
                <text:p>277.172839392999</text:p>
              </table:table-cell>
              <table:table-cell office:value-type="float" office:value="0.103278479000437">
                <text:p>0.10327847900043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7.375595142999">
                <text:p>277.375595142999</text:p>
              </table:table-cell>
              <table:table-cell office:value-type="float" office:value="0.10287862900077">
                <text:p>0.102878629000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7.577752708999">
                <text:p>277.577752708999</text:p>
              </table:table-cell>
              <table:table-cell office:value-type="float" office:value="0.103469724002935">
                <text:p>0.10346972400293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7.780554849">
                <text:p>277.780554849</text:p>
              </table:table-cell>
              <table:table-cell office:value-type="float" office:value="0.101879134999763">
                <text:p>0.10187913499976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7.982484206001">
                <text:p>277.982484206001</text:p>
              </table:table-cell>
              <table:table-cell office:value-type="float" office:value="0.103124074001244">
                <text:p>0.10312407400124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8.184873423001">
                <text:p>278.184873423001</text:p>
              </table:table-cell>
              <table:table-cell office:value-type="float" office:value="0.102999489998183">
                <text:p>0.10299948999818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8.386599615998">
                <text:p>278.386599615998</text:p>
              </table:table-cell>
              <table:table-cell office:value-type="float" office:value="0.101938126001187">
                <text:p>0.10193812600118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8.588528512999">
                <text:p>278.588528512999</text:p>
              </table:table-cell>
              <table:table-cell office:value-type="float" office:value="0.102966800001013">
                <text:p>0.10296680000101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8.793663262">
                <text:p>278.793663262</text:p>
              </table:table-cell>
              <table:table-cell office:value-type="float" office:value="0.105742712999927">
                <text:p>0.10574271299992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8.997023499">
                <text:p>278.997023499</text:p>
              </table:table-cell>
              <table:table-cell office:value-type="float" office:value="0.103062359998148">
                <text:p>0.10306235999814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9.199566616">
                <text:p>279.199566616</text:p>
              </table:table-cell>
              <table:table-cell office:value-type="float" office:value="0.10301489899939">
                <text:p>0.103014898999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9.40153626">
                <text:p>279.40153626</text:p>
              </table:table-cell>
              <table:table-cell office:value-type="float" office:value="0.102877935001743">
                <text:p>0.1028779350017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80.129213756001">
                <text:p>280.129213756001</text:p>
              </table:table-cell>
              <table:table-cell office:value-type="float" office:value="0.706206152000959">
                <text:p>0.70620615200095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80.332029507001">
                <text:p>280.332029507001</text:p>
              </table:table-cell>
              <table:table-cell office:value-type="float" office:value="0.102991977000784">
                <text:p>0.1029919770007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80.534864796999">
                <text:p>280.534864796999</text:p>
              </table:table-cell>
              <table:table-cell office:value-type="float" office:value="0.102628057997208">
                <text:p>0.10262805799720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80.736193872999">
                <text:p>280.736193872999</text:p>
              </table:table-cell>
              <table:table-cell office:value-type="float" office:value="0.103503078000358">
                <text:p>0.10350307800035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80.939270895">
                <text:p>280.939270895</text:p>
              </table:table-cell>
              <table:table-cell office:value-type="float" office:value="0.102065093000419">
                <text:p>0.10206509300041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81.141639972">
                <text:p>281.141639972</text:p>
              </table:table-cell>
              <table:table-cell office:value-type="float" office:value="0.101889589997882">
                <text:p>0.10188958999788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1.344230162998">
                <text:p>281.344230162998</text:p>
              </table:table-cell>
              <table:table-cell office:value-type="float" office:value="0.103228820000368">
                <text:p>0.10322882000036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81.545939764001">
                <text:p>281.545939764001</text:p>
              </table:table-cell>
              <table:table-cell office:value-type="float" office:value="0.102782819998538">
                <text:p>0.1027828199985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81.748158717001">
                <text:p>281.748158717001</text:p>
              </table:table-cell>
              <table:table-cell office:value-type="float" office:value="0.104329975001747">
                <text:p>0.1043299750017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81.951378408001">
                <text:p>281.951378408001</text:p>
              </table:table-cell>
              <table:table-cell office:value-type="float" office:value="0.103414023000369">
                <text:p>0.10341402300036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82.152767947999">
                <text:p>282.152767947999</text:p>
              </table:table-cell>
              <table:table-cell office:value-type="float" office:value="0.103228947999014">
                <text:p>0.10322894799901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82.355375586001">
                <text:p>282.355375586001</text:p>
              </table:table-cell>
              <table:table-cell office:value-type="float" office:value="0.103620457000943">
                <text:p>0.1036204570009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2.557593636">
                <text:p>282.557593636</text:p>
              </table:table-cell>
              <table:table-cell office:value-type="float" office:value="0.102802769000846">
                <text:p>0.10280276900084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2.760216993">
                <text:p>282.760216993</text:p>
              </table:table-cell>
              <table:table-cell office:value-type="float" office:value="0.103223147998506">
                <text:p>0.10322314799850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2.962730685998">
                <text:p>282.962730685998</text:p>
              </table:table-cell>
              <table:table-cell office:value-type="float" office:value="0.103536374001123">
                <text:p>0.10353637400112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3.164560113">
                <text:p>283.164560113</text:p>
              </table:table-cell>
              <table:table-cell office:value-type="float" office:value="0.101780312998017">
                <text:p>0.10178031299801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3.366799609001">
                <text:p>283.366799609001</text:p>
              </table:table-cell>
              <table:table-cell office:value-type="float" office:value="0.102733685002022">
                <text:p>0.1027336850020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3.572974794999">
                <text:p>283.572974794999</text:p>
              </table:table-cell>
              <table:table-cell office:value-type="float" office:value="0.103946022998571">
                <text:p>0.10394602299857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3.774452883001">
                <text:p>283.774452883001</text:p>
              </table:table-cell>
              <table:table-cell office:value-type="float" office:value="0.10291530899849">
                <text:p>0.1029153089984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3.977039983001">
                <text:p>283.977039983001</text:p>
              </table:table-cell>
              <table:table-cell office:value-type="float" office:value="0.101614307001">
                <text:p>0.10161430700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4.179902150001">
                <text:p>284.179902150001</text:p>
              </table:table-cell>
              <table:table-cell office:value-type="float" office:value="0.103430578998086">
                <text:p>0.10343057899808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4.381942947999">
                <text:p>284.381942947999</text:p>
              </table:table-cell>
              <table:table-cell office:value-type="float" office:value="0.103382588000386">
                <text:p>0.1033825880003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4.583924234001">
                <text:p>284.583924234001</text:p>
              </table:table-cell>
              <table:table-cell office:value-type="float" office:value="0.10303243999806">
                <text:p>0.1030324399980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4.785906630001">
                <text:p>284.785906630001</text:p>
              </table:table-cell>
              <table:table-cell office:value-type="float" office:value="0.10398485100086">
                <text:p>0.1039848510008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4.986931361">
                <text:p>284.986931361</text:p>
              </table:table-cell>
              <table:table-cell office:value-type="float" office:value="0.10337958600212">
                <text:p>0.1033795860021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5.189111418">
                <text:p>285.189111418</text:p>
              </table:table-cell>
              <table:table-cell office:value-type="float" office:value="0.103533069999685">
                <text:p>0.1035330699996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5.391392218">
                <text:p>285.391392218</text:p>
              </table:table-cell>
              <table:table-cell office:value-type="float" office:value="0.103119089999382">
                <text:p>0.1031190899993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5.594470775999">
                <text:p>285.594470775999</text:p>
              </table:table-cell>
              <table:table-cell office:value-type="float" office:value="0.102734081003291">
                <text:p>0.10273408100329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5.798149826998">
                <text:p>285.798149826998</text:p>
              </table:table-cell>
              <table:table-cell office:value-type="float" office:value="0.106078856999375">
                <text:p>0.10607885699937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6.000855023001">
                <text:p>286.000855023001</text:p>
              </table:table-cell>
              <table:table-cell office:value-type="float" office:value="0.103652930996759">
                <text:p>0.10365293099675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6.202692508999">
                <text:p>286.202692508999</text:p>
              </table:table-cell>
              <table:table-cell office:value-type="float" office:value="0.102541244999884">
                <text:p>0.1025412449998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6.403912481001">
                <text:p>286.403912481001</text:p>
              </table:table-cell>
              <table:table-cell office:value-type="float" office:value="0.103304222000588">
                <text:p>0.10330422200058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6.606255528001">
                <text:p>286.606255528001</text:p>
              </table:table-cell>
              <table:table-cell office:value-type="float" office:value="0.102833081997233">
                <text:p>0.1028330819972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6.808578704">
                <text:p>286.808578704</text:p>
              </table:table-cell>
              <table:table-cell office:value-type="float" office:value="0.103181578000658">
                <text:p>0.1031815780006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7.011164174">
                <text:p>287.011164174</text:p>
              </table:table-cell>
              <table:table-cell office:value-type="float" office:value="0.103502285001014">
                <text:p>0.10350228500101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7.213156229998">
                <text:p>287.213156229998</text:p>
              </table:table-cell>
              <table:table-cell office:value-type="float" office:value="0.103019824997318">
                <text:p>0.10301982499731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7.414415339001">
                <text:p>287.414415339001</text:p>
              </table:table-cell>
              <table:table-cell office:value-type="float" office:value="0.102851390001888">
                <text:p>0.10285139000188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7.619071016001">
                <text:p>287.619071016001</text:p>
              </table:table-cell>
              <table:table-cell office:value-type="float" office:value="0.110974375998921">
                <text:p>0.11097437599892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7.821069510999">
                <text:p>287.821069510999</text:p>
              </table:table-cell>
              <table:table-cell office:value-type="float" office:value="0.102825328001927">
                <text:p>0.10282532800192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8.023552504001">
                <text:p>288.023552504001</text:p>
              </table:table-cell>
              <table:table-cell office:value-type="float" office:value="0.102785097002197">
                <text:p>0.10278509700219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8.225726970999">
                <text:p>288.225726970999</text:p>
              </table:table-cell>
              <table:table-cell office:value-type="float" office:value="0.103118294999149">
                <text:p>0.10311829499914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8.427939448">
                <text:p>288.427939448</text:p>
              </table:table-cell>
              <table:table-cell office:value-type="float" office:value="0.102912449998257">
                <text:p>0.1029124499982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8.629973742001">
                <text:p>288.629973742001</text:p>
              </table:table-cell>
              <table:table-cell office:value-type="float" office:value="0.102731615999801">
                <text:p>0.10273161599980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8.832441612998">
                <text:p>288.832441612998</text:p>
              </table:table-cell>
              <table:table-cell office:value-type="float" office:value="0.103162143997906">
                <text:p>0.1031621439979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9.035092146998">
                <text:p>289.035092146998</text:p>
              </table:table-cell>
              <table:table-cell office:value-type="float" office:value="0.102752253998915">
                <text:p>0.10275225399891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9.237713781">
                <text:p>289.237713781</text:p>
              </table:table-cell>
              <table:table-cell office:value-type="float" office:value="0.103056301999459">
                <text:p>0.10305630199945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9.439414903001">
                <text:p>289.439414903001</text:p>
              </table:table-cell>
              <table:table-cell office:value-type="float" office:value="0.103003270000045">
                <text:p>0.10300327000004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9.642058306999">
                <text:p>289.642058306999</text:p>
              </table:table-cell>
              <table:table-cell office:value-type="float" office:value="0.10334275799687">
                <text:p>0.103342757996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9.844431032001">
                <text:p>289.844431032001</text:p>
              </table:table-cell>
              <table:table-cell office:value-type="float" office:value="0.104042572002072">
                <text:p>0.1040425720020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0.047084592999">
                <text:p>290.047084592999</text:p>
              </table:table-cell>
              <table:table-cell office:value-type="float" office:value="0.103124851000757">
                <text:p>0.10312485100075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90.248859143001">
                <text:p>290.248859143001</text:p>
              </table:table-cell>
              <table:table-cell office:value-type="float" office:value="0.104462850998971">
                <text:p>0.10446285099897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90.450502980999">
                <text:p>290.450502980999</text:p>
              </table:table-cell>
              <table:table-cell office:value-type="float" office:value="0.103045219999331">
                <text:p>0.10304521999933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90.652274821001">
                <text:p>290.652274821001</text:p>
              </table:table-cell>
              <table:table-cell office:value-type="float" office:value="0.10323023300225">
                <text:p>0.1032302330022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90.853269741001">
                <text:p>290.853269741001</text:p>
              </table:table-cell>
              <table:table-cell office:value-type="float" office:value="0.103279833001579">
                <text:p>0.10327983300157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91.056193664001">
                <text:p>291.056193664001</text:p>
              </table:table-cell>
              <table:table-cell office:value-type="float" office:value="0.10298772600072">
                <text:p>0.1029877260007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91.257763255999">
                <text:p>291.257763255999</text:p>
              </table:table-cell>
              <table:table-cell office:value-type="float" office:value="0.102862373001699">
                <text:p>0.1028623730016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91.459591334999">
                <text:p>291.459591334999</text:p>
              </table:table-cell>
              <table:table-cell office:value-type="float" office:value="0.103046927997639">
                <text:p>0.10304692799763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91.661427152998">
                <text:p>291.661427152998</text:p>
              </table:table-cell>
              <table:table-cell office:value-type="float" office:value="0.102375932998257">
                <text:p>0.10237593299825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91.863947974001">
                <text:p>291.863947974001</text:p>
              </table:table-cell>
              <table:table-cell office:value-type="float" office:value="0.103554446999624">
                <text:p>0.10355444699962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92.066572167001">
                <text:p>292.066572167001</text:p>
              </table:table-cell>
              <table:table-cell office:value-type="float" office:value="0.103216300001804">
                <text:p>0.10321630000180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92.269071646999">
                <text:p>292.269071646999</text:p>
              </table:table-cell>
              <table:table-cell office:value-type="float" office:value="0.102878831999988">
                <text:p>0.10287883199998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92.470790588999">
                <text:p>292.470790588999</text:p>
              </table:table-cell>
              <table:table-cell office:value-type="float" office:value="0.102879922000284">
                <text:p>0.10287992200028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92.672788986998">
                <text:p>292.672788986998</text:p>
              </table:table-cell>
              <table:table-cell office:value-type="float" office:value="0.102812540000741">
                <text:p>0.10281254000074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92.874823194001">
                <text:p>292.874823194001</text:p>
              </table:table-cell>
              <table:table-cell office:value-type="float" office:value="0.102887930002908">
                <text:p>0.10288793000290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93.077539775">
                <text:p>293.077539775</text:p>
              </table:table-cell>
              <table:table-cell office:value-type="float" office:value="0.102909641002043">
                <text:p>0.10290964100204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93.279563601001">
                <text:p>293.279563601001</text:p>
              </table:table-cell>
              <table:table-cell office:value-type="float" office:value="0.102787158000865">
                <text:p>0.10278715800086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93.481208076999">
                <text:p>293.481208076999</text:p>
              </table:table-cell>
              <table:table-cell office:value-type="float" office:value="0.103498415002832">
                <text:p>0.1034984150028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93.683820806">
                <text:p>293.683820806</text:p>
              </table:table-cell>
              <table:table-cell office:value-type="float" office:value="0.102015249998658">
                <text:p>0.10201524999865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93.88722284">
                <text:p>293.88722284</text:p>
              </table:table-cell>
              <table:table-cell office:value-type="float" office:value="0.103192986000067">
                <text:p>0.1031929860000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94.088635257998">
                <text:p>294.088635257998</text:p>
              </table:table-cell>
              <table:table-cell office:value-type="float" office:value="0.102728034999018">
                <text:p>0.1027280349990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94.290628989998">
                <text:p>294.290628989998</text:p>
              </table:table-cell>
              <table:table-cell office:value-type="float" office:value="0.102839947998291">
                <text:p>0.10283994799829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94.492637921001">
                <text:p>294.492637921001</text:p>
              </table:table-cell>
              <table:table-cell office:value-type="float" office:value="0.103781798999989">
                <text:p>0.10378179899998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94.695104702998">
                <text:p>294.695104702998</text:p>
              </table:table-cell>
              <table:table-cell office:value-type="float" office:value="0.103020102000301">
                <text:p>0.10302010200030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94.897940089999">
                <text:p>294.897940089999</text:p>
              </table:table-cell>
              <table:table-cell office:value-type="float" office:value="0.103481309997733">
                <text:p>0.10348130999773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95.099516179002">
                <text:p>295.099516179002</text:p>
              </table:table-cell>
              <table:table-cell office:value-type="float" office:value="0.102195651001239">
                <text:p>0.10219565100123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95.302187392001">
                <text:p>295.302187392001</text:p>
              </table:table-cell>
              <table:table-cell office:value-type="float" office:value="0.102868236001086">
                <text:p>0.1028682360010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5.504166188999">
                <text:p>295.504166188999</text:p>
              </table:table-cell>
              <table:table-cell office:value-type="float" office:value="0.102735513002699">
                <text:p>0.10273551300269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95.709273947999">
                <text:p>295.709273947999</text:p>
              </table:table-cell>
              <table:table-cell office:value-type="float" office:value="0.107880550000118">
                <text:p>0.10788055000011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95.911022247001">
                <text:p>295.911022247001</text:p>
              </table:table-cell>
              <table:table-cell office:value-type="float" office:value="0.102938756997901">
                <text:p>0.10293875699790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96.113771167999">
                <text:p>296.113771167999</text:p>
              </table:table-cell>
              <table:table-cell office:value-type="float" office:value="0.103127169997606">
                <text:p>0.1031271699976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96.315612969">
                <text:p>296.315612969</text:p>
              </table:table-cell>
              <table:table-cell office:value-type="float" office:value="0.102797813000507">
                <text:p>0.1027978130005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6.517589463001">
                <text:p>296.517589463001</text:p>
              </table:table-cell>
              <table:table-cell office:value-type="float" office:value="0.10196525399806">
                <text:p>0.1019652539980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6.721581991998">
                <text:p>296.721581991998</text:p>
              </table:table-cell>
              <table:table-cell office:value-type="float" office:value="0.103085470000224">
                <text:p>0.10308547000022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6.923601833998">
                <text:p>296.923601833998</text:p>
              </table:table-cell>
              <table:table-cell office:value-type="float" office:value="0.102057264000905">
                <text:p>0.10205726400090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7.125270716999">
                <text:p>297.125270716999</text:p>
              </table:table-cell>
              <table:table-cell office:value-type="float" office:value="0.10192970099888">
                <text:p>0.101929700998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7.328161138001">
                <text:p>297.328161138001</text:p>
              </table:table-cell>
              <table:table-cell office:value-type="float" office:value="0.102961234999384">
                <text:p>0.10296123499938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7.530638519998">
                <text:p>297.530638519998</text:p>
              </table:table-cell>
              <table:table-cell office:value-type="float" office:value="0.102670509000745">
                <text:p>0.10267050900074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7.733389247001">
                <text:p>297.733389247001</text:p>
              </table:table-cell>
              <table:table-cell office:value-type="float" office:value="0.102605557000061">
                <text:p>0.1026055570000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7.935525808">
                <text:p>297.935525808</text:p>
              </table:table-cell>
              <table:table-cell office:value-type="float" office:value="0.105069641002046">
                <text:p>0.10506964100204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8.136893521001">
                <text:p>298.136893521001</text:p>
              </table:table-cell>
              <table:table-cell office:value-type="float" office:value="0.102361029999884">
                <text:p>0.10236102999988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8.338450007999">
                <text:p>298.338450007999</text:p>
              </table:table-cell>
              <table:table-cell office:value-type="float" office:value="0.103132747000927">
                <text:p>0.10313274700092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8.540123597999">
                <text:p>298.540123597999</text:p>
              </table:table-cell>
              <table:table-cell office:value-type="float" office:value="0.103122766999149">
                <text:p>0.10312276699914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8.742214346999">
                <text:p>298.742214346999</text:p>
              </table:table-cell>
              <table:table-cell office:value-type="float" office:value="0.102982812997652">
                <text:p>0.10298281299765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8.944615979999">
                <text:p>298.944615979999</text:p>
              </table:table-cell>
              <table:table-cell office:value-type="float" office:value="0.103093413999886">
                <text:p>0.1030934139998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9.145855956998">
                <text:p>299.145855956998</text:p>
              </table:table-cell>
              <table:table-cell office:value-type="float" office:value="0.102887789998931">
                <text:p>0.10288778999893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9.348190328001">
                <text:p>299.348190328001</text:p>
              </table:table-cell>
              <table:table-cell office:value-type="float" office:value="0.102856809000514">
                <text:p>0.10285680900051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9.551244986">
                <text:p>299.551244986</text:p>
              </table:table-cell>
              <table:table-cell office:value-type="float" office:value="0.10318076600015">
                <text:p>0.103180766000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9.752944972999">
                <text:p>299.752944972999</text:p>
              </table:table-cell>
              <table:table-cell office:value-type="float" office:value="0.103401361000579">
                <text:p>0.10340136100057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9.955570397">
                <text:p>299.955570397</text:p>
              </table:table-cell>
              <table:table-cell office:value-type="float" office:value="0.103452100996947">
                <text:p>0.10345210099694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00.157009145001">
                <text:p>300.157009145001</text:p>
              </table:table-cell>
              <table:table-cell office:value-type="float" office:value="0.104641257999901">
                <text:p>0.104641257999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